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4.466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style:text-position=""/>
    </style:style>
    <style:style style:name="ce11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style:text-position="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/>
    </style:style>
    <style:style style:name="ce13" style:family="table-cell" style:parent-style-name="Default">
      <style:table-cell-properties fo:background-color="transparent" fo:border="none"/>
      <style:text-properties style:text-position="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  <style:style style:name="ce15" style:family="table-cell" style:parent-style-name="Default">
      <style:table-cell-properties fo:border="none"/>
      <style:text-properties style:text-position=""/>
    </style:style>
    <style:style style:name="ce1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text-position=""/>
    </style:style>
    <style:style style:name="ce17" style:family="table-cell" style:parent-style-name="Default" style:data-style-name="N144">
      <style:text-properties style:text-position=""/>
    </style:style>
    <style:style style:name="ce2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  <style:text-properties style:text-position="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-bottom="none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44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44">
      <style:table-cell-properties fo:border-bottom="0.06pt solid #000000" fo:border-left="none" fo:border-right="0.06pt solid #000000" fo:border-top="none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7" style:family="table-cell" style:parent-style-name="Default" style:data-style-name="N144">
      <style:table-cell-properties fo:border-bottom="none" fo:border-left="0.06pt solid #000000" fo:border-right="0.06pt solid #000000" fo:border-top="none"/>
    </style:style>
    <style:style style:name="ce38" style:family="table-cell" style:parent-style-name="Default" style:data-style-name="N144">
      <style:table-cell-properties fo:border-bottom="0.06pt solid #000000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</style:style>
    <style:style style:name="ce40" style:family="table-cell" style:parent-style-name="Default" style:data-style-name="N144">
      <style:table-cell-properties fo:border="none"/>
    </style:style>
    <style:style style:name="ce41" style:family="table-cell" style:parent-style-name="Default" style:data-style-name="N144">
      <style:table-cell-properties fo:border-bottom="0.06pt solid #000000" fo:border-left="none" fo:border-right="none" fo:border-top="none"/>
    </style:style>
    <style:style style:name="ce42" style:family="table-cell" style:parent-style-name="Default" style:data-style-name="N144"/>
    <style:style style:name="ce43" style:family="table-cell" style:parent-style-name="Default" style:data-style-name="N138"/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vera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1-1-n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1-1-t</text:p>
          </table:table-cell>
          <table:covered-table-cell table:style-name="ce4"/>
          <table:covered-table-cell table:style-name="ce6"/>
          <table:table-cell table:style-name="ce12" office:value-type="string" calcext:value-type="string" table:number-columns-spanned="3" table:number-rows-spanned="1">
            <text:p>5-all-t</text:p>
          </table:table-cell>
          <table:covered-table-cell table:number-columns-repeated="2" table:style-name="ce15"/>
          <table:table-cell table:style-name="ce1" office:value-type="string" calcext:value-type="string" table:number-columns-spanned="3" table:number-rows-spanned="1">
            <text:p>5-50-t</text:p>
          </table:table-cell>
          <table:covered-table-cell table:style-name="ce4"/>
          <table:covered-table-cell table:style-name="ce6"/>
          <table:table-cell table:style-name="ce1" office:value-type="string" calcext:value-type="string" table:number-columns-spanned="3" table:number-rows-spanned="1">
            <text:p>5-50-t-nbc</text:p>
          </table:table-cell>
          <table:covered-table-cell table:style-name="ce4"/>
          <table:covered-table-cell table:style-name="ce6"/>
          <table:table-cell table:number-columns-repeated="14"/>
        </table:table-row>
        <table:table-row table:style-name="ro2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7" office:value-type="string" calcext:value-type="string">
            <text:p>F1</text:p>
          </table:table-cell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ctedIn</text:p>
          </table:table-cell>
          <table:table-cell table:style-name="ce2"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8" table:formula="of:=(2*[.B3]*[.C3])/([.B3]+[.C3])" office:value-type="float" office:value="0.0801835267278504" calcext:value-type="float">
            <text:p>0.0801835267</text:p>
          </table:table-cell>
          <table:table-cell table:style-name="ce2"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style-name="ce10" table:formula="of:=(2*[.E3]*[.F3])/([.E3]+[.F3])" office:value-type="float" office:value="0.532152004342443" calcext:value-type="float">
            <text:p>0.5321520043</text:p>
          </table:table-cell>
          <table:table-cell table:style-name="ce13" office:value-type="float" office:value="0.53154113" calcext:value-type="float">
            <text:p>0.53154113</text:p>
          </table:table-cell>
          <table:table-cell table:style-name="ce13" office:value-type="float" office:value="0.7549793" calcext:value-type="float">
            <text:p>0.7549793</text:p>
          </table:table-cell>
          <table:table-cell table:style-name="ce8" table:formula="of:=(2*[.H3]*[.I3])/([.H3]+[.I3])" office:value-type="float" office:value="0.623857252307465" calcext:value-type="float">
            <text:p>0.6238572523</text:p>
          </table:table-cell>
          <table:table-cell table:style-name="ce2"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style-name="ce10" table:formula="of:=(2*[.K3]*[.L3])/([.K3]+[.L3])" office:value-type="float" office:value="0.620498518344952" calcext:value-type="float">
            <text:p>0.6204985183</text:p>
          </table:table-cell>
          <table:table-cell table:style-name="ce2"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style-name="ce8" table:formula="of:=(2*[.N3]*[.O3])/([.N3]+[.O3])" office:value-type="float" office:value="0.572955181213429" calcext:value-type="float">
            <text:p>0.5729551812</text:p>
          </table:table-cell>
          <table:table-cell table:formula="of:=[.R3]+[.T3]" office:value-type="float" office:value="3971" calcext:value-type="float">
            <text:p>3971</text:p>
          </table:table-cell>
          <table:table-cell office:value-type="float" office:value="2183" calcext:value-type="float">
            <text:p>2183</text:p>
          </table:table-cell>
          <table:table-cell office:value-type="float" office:value="1462" calcext:value-type="float">
            <text:p>1462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actedIn</text:p>
          </table:table-cell>
          <table:table-cell table:formula="of:=[.T3]+[.R3]" office:value-type="float" office:value="3971" calcext:value-type="float">
            <text:p>3971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created</text:p>
          </table:table-cell>
          <table:table-cell table:style-name="ce2"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8" table:formula="of:=(2*[.B4]*[.C4])/([.B4]+[.C4])" office:value-type="float" office:value="0.149516293891408" calcext:value-type="float">
            <text:p>0.1495162939</text:p>
          </table:table-cell>
          <table:table-cell table:style-name="ce2"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style-name="ce10" table:formula="of:=(2*[.E4]*[.F4])/([.E4]+[.F4])" office:value-type="float" office:value="0.219301182110593" calcext:value-type="float">
            <text:p>0.2193011821</text:p>
          </table:table-cell>
          <table:table-cell table:style-name="ce13" office:value-type="float" office:value="0.08992532" calcext:value-type="float">
            <text:p>0.08992532</text:p>
          </table:table-cell>
          <table:table-cell table:style-name="ce13" office:value-type="float" office:value="0.9434084" calcext:value-type="float">
            <text:p>0.9434084</text:p>
          </table:table-cell>
          <table:table-cell table:style-name="ce8" table:formula="of:=(2*[.H4]*[.I4])/([.H4]+[.I4])" office:value-type="float" office:value="0.164199233255812" calcext:value-type="float">
            <text:p>0.1641992333</text:p>
          </table:table-cell>
          <table:table-cell table:style-name="ce2"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style-name="ce8" table:formula="of:=(2*[.K4]*[.L4])/([.K4]+[.L4])" office:value-type="float" office:value="0.165051757806208" calcext:value-type="float">
            <text:p>0.1650517578</text:p>
          </table:table-cell>
          <table:table-cell table:style-name="ce2"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style-name="ce10" table:formula="of:=(2*[.N4]*[.O4])/([.N4]+[.O4])" office:value-type="float" office:value="0.434152933983536" calcext:value-type="float">
            <text:p>0.434152934</text:p>
          </table:table-cell>
          <table:table-cell table:formula="of:=[.R4]+[.T4]" office:value-type="float" office:value="8665" calcext:value-type="float">
            <text:p>8665</text:p>
          </table:table-cell>
          <table:table-cell office:value-type="float" office:value="6600" calcext:value-type="float">
            <text:p>6600</text:p>
          </table:table-cell>
          <table:table-cell office:value-type="float" office:value="15100" calcext:value-type="float">
            <text:p>15100</text:p>
          </table:table-cell>
          <table:table-cell office:value-type="float" office:value="2065" calcext:value-type="float">
            <text:p>2065</text:p>
          </table:table-cell>
          <table:table-cell office:value-type="string" calcext:value-type="string">
            <text:p>created</text:p>
          </table:table-cell>
          <table:table-cell table:formula="of:=[.T4]+[.R4]" office:value-type="float" office:value="8665" calcext:value-type="float">
            <text:p>8665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dealsWith</text:p>
          </table:table-cell>
          <table:table-cell table:style-name="ce2"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8" table:formula="of:=(2*[.B5]*[.C5])/([.B5]+[.C5])" office:value-type="float" office:value="0.00668651030178796" calcext:value-type="float">
            <text:p>0.0066865103</text:p>
          </table:table-cell>
          <table:table-cell table:style-name="ce2"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style-name="ce10" table:formula="of:=(2*[.E5]*[.F5])/([.E5]+[.F5])" office:value-type="float" office:value="0.0211683536536257" calcext:value-type="float">
            <text:p>0.0211683537</text:p>
          </table:table-cell>
          <table:table-cell table:style-name="ce13" office:value-type="float" office:value="0.00620251" calcext:value-type="float">
            <text:p>0.00620251</text:p>
          </table:table-cell>
          <table:table-cell table:style-name="ce13" office:value-type="float" office:value="1" calcext:value-type="float">
            <text:p>1</text:p>
          </table:table-cell>
          <table:table-cell table:style-name="ce8" table:formula="of:=(2*[.H5]*[.I5])/([.H5]+[.I5])" office:value-type="float" office:value="0.0123285520327315" calcext:value-type="float">
            <text:p>0.012328552</text:p>
          </table:table-cell>
          <table:table-cell table:style-name="ce2"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style-name="ce8" table:formula="of:=(2*[.K5]*[.L5])/([.K5]+[.L5])" office:value-type="float" office:value="0.0211165857580394" calcext:value-type="float">
            <text:p>0.0211165858</text:p>
          </table:table-cell>
          <table:table-cell table:style-name="ce2"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style-name="ce10" table:formula="of:=(2*[.N5]*[.O5])/([.N5]+[.O5])" office:value-type="float" office:value="0.469563136790698" calcext:value-type="float">
            <text:p>0.4695631368</text:p>
          </table:table-cell>
          <table:table-cell table:formula="of:=[.R5]+[.T5]"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ealsWith</text:p>
          </table:table-cell>
          <table:table-cell table:formula="of:=[.T5]+[.R5]" office:value-type="float" office:value="111" calcext:value-type="float">
            <text:p>11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diedIn</text:p>
          </table:table-cell>
          <table:table-cell table:style-name="ce2"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8" table:formula="of:=(2*[.B6]*[.C6])/([.B6]+[.C6])" office:value-type="float" office:value="0.106517995844172" calcext:value-type="float">
            <text:p>0.1065179958</text:p>
          </table:table-cell>
          <table:table-cell table:style-name="ce2"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style-name="ce10" table:formula="of:=(2*[.E6]*[.F6])/([.E6]+[.F6])" office:value-type="float" office:value="0.141830225459053" calcext:value-type="float">
            <text:p>0.1418302255</text:p>
          </table:table-cell>
          <table:table-cell table:style-name="ce13" office:value-type="float" office:value="0.11039529" calcext:value-type="float">
            <text:p>0.11039529</text:p>
          </table:table-cell>
          <table:table-cell table:style-name="ce13" office:value-type="float" office:value="0.54679479" calcext:value-type="float">
            <text:p>0.54679479</text:p>
          </table:table-cell>
          <table:table-cell table:style-name="ce8" table:formula="of:=(2*[.H6]*[.I6])/([.H6]+[.I6])" office:value-type="float" office:value="0.183702010269355" calcext:value-type="float">
            <text:p>0.1837020103</text:p>
          </table:table-cell>
          <table:table-cell table:style-name="ce2"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style-name="ce10" table:formula="of:=(2*[.K6]*[.L6])/([.K6]+[.L6])" office:value-type="float" office:value="0.190640622921492" calcext:value-type="float">
            <text:p>0.1906406229</text:p>
          </table:table-cell>
          <table:table-cell table:style-name="ce2"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style-name="ce10" table:formula="of:=(2*[.N6]*[.O6])/([.N6]+[.O6])" office:value-type="float" office:value="0.383705923955174" calcext:value-type="float">
            <text:p>0.383705924</text:p>
          </table:table-cell>
          <table:table-cell table:formula="of:=[.R6]+[.T6]" office:value-type="float" office:value="11729" calcext:value-type="float">
            <text:p>11729</text:p>
          </table:table-cell>
          <table:table-cell office:value-type="float" office:value="4472" calcext:value-type="float">
            <text:p>4472</text:p>
          </table:table-cell>
          <table:table-cell office:value-type="float" office:value="7101" calcext:value-type="float">
            <text:p>7101</text:p>
          </table:table-cell>
          <table:table-cell office:value-type="float" office:value="7257" calcext:value-type="float">
            <text:p>7257</text:p>
          </table:table-cell>
          <table:table-cell office:value-type="string" calcext:value-type="string">
            <text:p>diedIn</text:p>
          </table:table-cell>
          <table:table-cell table:formula="of:=[.T6]+[.R6]" office:value-type="float" office:value="11729" calcext:value-type="float">
            <text:p>11729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directed</text:p>
          </table:table-cell>
          <table:table-cell table:style-name="ce2"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8" table:formula="of:=(2*[.B7]*[.C7])/([.B7]+[.C7])" office:value-type="float" office:value="0.0690836289158947" calcext:value-type="float">
            <text:p>0.0690836289</text:p>
          </table:table-cell>
          <table:table-cell table:style-name="ce2"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style-name="ce10" table:formula="of:=(2*[.E7]*[.F7])/([.E7]+[.F7])" office:value-type="float" office:value="0.109258418782606" calcext:value-type="float">
            <text:p>0.1092584188</text:p>
          </table:table-cell>
          <table:table-cell table:style-name="ce13" office:value-type="float" office:value="0.05676705" calcext:value-type="float">
            <text:p>0.05676705</text:p>
          </table:table-cell>
          <table:table-cell table:style-name="ce13" office:value-type="float" office:value="0.92845171" calcext:value-type="float">
            <text:p>0.92845171</text:p>
          </table:table-cell>
          <table:table-cell table:style-name="ce8" table:formula="of:=(2*[.H7]*[.I7])/([.H7]+[.I7])" office:value-type="float" office:value="0.106992409775379" calcext:value-type="float">
            <text:p>0.1069924098</text:p>
          </table:table-cell>
          <table:table-cell table:style-name="ce2"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style-name="ce10" table:formula="of:=(2*[.K7]*[.L7])/([.K7]+[.L7])" office:value-type="float" office:value="0.144473059316138" calcext:value-type="float">
            <text:p>0.1444730593</text:p>
          </table:table-cell>
          <table:table-cell table:style-name="ce2"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style-name="ce10" table:formula="of:=(2*[.N7]*[.O7])/([.N7]+[.O7])" office:value-type="float" office:value="0.529290303238322" calcext:value-type="float">
            <text:p>0.5292903032</text:p>
          </table:table-cell>
          <table:table-cell table:formula="of:=[.R7]+[.T7]" office:value-type="float" office:value="2036" calcext:value-type="float">
            <text:p>2036</text:p>
          </table:table-cell>
          <table:table-cell office:value-type="float" office:value="1436" calcext:value-type="float">
            <text:p>1436</text:p>
          </table:table-cell>
          <table:table-cell office:value-type="float" office:value="1972" calcext:value-type="float">
            <text:p>19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directed</text:p>
          </table:table-cell>
          <table:table-cell table:formula="of:=[.T7]+[.R7]" office:value-type="float" office:value="2036" calcext:value-type="float">
            <text:p>203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graduatedFrom</text:p>
          </table:table-cell>
          <table:table-cell table:style-name="ce2"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8" table:formula="of:=(2*[.B8]*[.C8])/([.B8]+[.C8])" office:value-type="float" office:value="0.224755657817857" calcext:value-type="float">
            <text:p>0.2247556578</text:p>
          </table:table-cell>
          <table:table-cell table:style-name="ce2"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style-name="ce10" table:formula="of:=(2*[.E8]*[.F8])/([.E8]+[.F8])" office:value-type="float" office:value="0.276849127804737" calcext:value-type="float">
            <text:p>0.2768491278</text:p>
          </table:table-cell>
          <table:table-cell table:style-name="ce13" office:value-type="float" office:value="0.16782058" calcext:value-type="float">
            <text:p>0.16782058</text:p>
          </table:table-cell>
          <table:table-cell table:style-name="ce13" office:value-type="float" office:value="0.77404002" calcext:value-type="float">
            <text:p>0.77404002</text:p>
          </table:table-cell>
          <table:table-cell table:style-name="ce8" table:formula="of:=(2*[.H8]*[.I8])/([.H8]+[.I8])" office:value-type="float" office:value="0.27583666861022" calcext:value-type="float">
            <text:p>0.2758366686</text:p>
          </table:table-cell>
          <table:table-cell table:style-name="ce2"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style-name="ce10" table:formula="of:=(2*[.K8]*[.L8])/([.K8]+[.L8])" office:value-type="float" office:value="0.279838662803922" calcext:value-type="float">
            <text:p>0.2798386628</text:p>
          </table:table-cell>
          <table:table-cell table:style-name="ce2"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style-name="ce10" table:formula="of:=(2*[.N8]*[.O8])/([.N8]+[.O8])" office:value-type="float" office:value="0.518024698303157" calcext:value-type="float">
            <text:p>0.5180246983</text:p>
          </table:table-cell>
          <table:table-cell table:formula="of:=[.R8]+[.T8]" office:value-type="float" office:value="10474" calcext:value-type="float">
            <text:p>10474</text:p>
          </table:table-cell>
          <table:table-cell office:value-type="float" office:value="6499" calcext:value-type="float">
            <text:p>6499</text:p>
          </table:table-cell>
          <table:table-cell office:value-type="float" office:value="8132" calcext:value-type="float">
            <text:p>8132</text:p>
          </table:table-cell>
          <table:table-cell office:value-type="float" office:value="3975" calcext:value-type="float">
            <text:p>3975</text:p>
          </table:table-cell>
          <table:table-cell office:value-type="string" calcext:value-type="string">
            <text:p>graduatedFrom</text:p>
          </table:table-cell>
          <table:table-cell table:formula="of:=[.T8]+[.R8]" office:value-type="float" office:value="10474" calcext:value-type="float">
            <text:p>10474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ppenedIn</text:p>
          </table:table-cell>
          <table:table-cell table:style-name="ce2"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8" table:formula="of:=(2*[.B9]*[.C9])/([.B9]+[.C9])" office:value-type="float" office:value="0.220896145325905" calcext:value-type="float">
            <text:p>0.2208961453</text:p>
          </table:table-cell>
          <table:table-cell table:style-name="ce2"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style-name="ce10" table:formula="of:=(2*[.E9]*[.F9])/([.E9]+[.F9])" office:value-type="float" office:value="0.712595238568414" calcext:value-type="float">
            <text:p>0.7125952386</text:p>
          </table:table-cell>
          <table:table-cell table:style-name="ce13" office:value-type="float" office:value="0.76412141" calcext:value-type="float">
            <text:p>0.76412141</text:p>
          </table:table-cell>
          <table:table-cell table:style-name="ce13" office:value-type="float" office:value="0.67313236" calcext:value-type="float">
            <text:p>0.67313236</text:p>
          </table:table-cell>
          <table:table-cell table:style-name="ce8" table:formula="of:=(2*[.H9]*[.I9])/([.H9]+[.I9])" office:value-type="float" office:value="0.715746736973009" calcext:value-type="float">
            <text:p>0.715746737</text:p>
          </table:table-cell>
          <table:table-cell table:style-name="ce2"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style-name="ce10" table:formula="of:=(2*[.K9]*[.L9])/([.K9]+[.L9])" office:value-type="float" office:value="0.715746736973009" calcext:value-type="float">
            <text:p>0.715746737</text:p>
          </table:table-cell>
          <table:table-cell table:style-name="ce2"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style-name="ce8" table:formula="of:=(2*[.N9]*[.O9])/([.N9]+[.O9])" office:value-type="float" office:value="0.685476758093899" calcext:value-type="float">
            <text:p>0.6854767581</text:p>
          </table:table-cell>
          <table:table-cell table:formula="of:=[.R9]+[.T9]" office:value-type="float" office:value="1792" calcext:value-type="float">
            <text:p>1792</text:p>
          </table:table-cell>
          <table:table-cell office:value-type="float" office:value="939" calcext:value-type="float">
            <text:p>939</text:p>
          </table:table-cell>
          <table:table-cell office:value-type="float" office:value="8" calcext:value-type="float">
            <text:p>8</text:p>
          </table:table-cell>
          <table:table-cell office:value-type="float" office:value="853" calcext:value-type="float">
            <text:p>853</text:p>
          </table:table-cell>
          <table:table-cell office:value-type="string" calcext:value-type="string">
            <text:p>happenedIn</text:p>
          </table:table-cell>
          <table:table-cell table:formula="of:=[.T9]+[.R9]" office:value-type="float" office:value="1792" calcext:value-type="float">
            <text:p>1792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AcademicAdvisor</text:p>
          </table:table-cell>
          <table:table-cell table:style-name="ce2"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8" table:formula="of:=(2*[.B10]*[.C10])/([.B10]+[.C10])" office:value-type="float" office:value="0.0528105614326406" calcext:value-type="float">
            <text:p>0.0528105614</text:p>
          </table:table-cell>
          <table:table-cell table:style-name="ce2"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style-name="ce10" table:formula="of:=(2*[.E10]*[.F10])/([.E10]+[.F10])" office:value-type="float" office:value="0.0779004315569588" calcext:value-type="float">
            <text:p>0.0779004316</text:p>
          </table:table-cell>
          <table:table-cell table:style-name="ce13" office:value-type="float" office:value="0.02463347" calcext:value-type="float">
            <text:p>0.02463347</text:p>
          </table:table-cell>
          <table:table-cell table:style-name="ce13" office:value-type="float" office:value="0.56649631" calcext:value-type="float">
            <text:p>0.56649631</text:p>
          </table:table-cell>
          <table:table-cell table:style-name="ce8" table:formula="of:=(2*[.H10]*[.I10])/([.H10]+[.I10])" office:value-type="float" office:value="0.0472138955932679" calcext:value-type="float">
            <text:p>0.0472138956</text:p>
          </table:table-cell>
          <table:table-cell table:style-name="ce2"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style-name="ce8" table:formula="of:=(2*[.K10]*[.L10])/([.K10]+[.L10])" office:value-type="float" office:value="0.0729617658928463" calcext:value-type="float">
            <text:p>0.0729617659</text:p>
          </table:table-cell>
          <table:table-cell table:style-name="ce2"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style-name="ce8" table:formula="of:=(2*[.N10]*[.O10])/([.N10]+[.O10])" office:value-type="float" office:value="0.0253338850683588" calcext:value-type="float">
            <text:p>0.0253338851</text:p>
          </table:table-cell>
          <table:table-cell table:formula="of:=[.R10]+[.T10]" office:value-type="float" office:value="628" calcext:value-type="float">
            <text:p>6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hasAcademicAdvisor</text:p>
          </table:table-cell>
          <table:table-cell table:formula="of:=[.T10]+[.R10]" office:value-type="float" office:value="628" calcext:value-type="float">
            <text:p>628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Capital</text:p>
          </table:table-cell>
          <table:table-cell table:style-name="ce2"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8" table:formula="of:=(2*[.B11]*[.C11])/([.B11]+[.C11])" office:value-type="float" office:value="0.0917398183751588" calcext:value-type="float">
            <text:p>0.0917398184</text:p>
          </table:table-cell>
          <table:table-cell table:style-name="ce2"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style-name="ce10" table:formula="of:=(2*[.E11]*[.F11])/([.E11]+[.F11])" office:value-type="float" office:value="0.161576664253879" calcext:value-type="float">
            <text:p>0.1615766643</text:p>
          </table:table-cell>
          <table:table-cell table:style-name="ce13" office:value-type="float" office:value="0.00637651" calcext:value-type="float">
            <text:p>0.00637651</text:p>
          </table:table-cell>
          <table:table-cell table:style-name="ce13" office:value-type="float" office:value="0.45816088" calcext:value-type="float">
            <text:p>0.45816088</text:p>
          </table:table-cell>
          <table:table-cell table:style-name="ce8" table:formula="of:=(2*[.H11]*[.I11])/([.H11]+[.I11])" office:value-type="float" office:value="0.0125779646410327" calcext:value-type="float">
            <text:p>0.0125779646</text:p>
          </table:table-cell>
          <table:table-cell table:style-name="ce2"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style-name="ce8" table:formula="of:=(2*[.K11]*[.L11])/([.K11]+[.L11])" office:value-type="float" office:value="0.0125779646410327" calcext:value-type="float">
            <text:p>0.0125779646</text:p>
          </table:table-cell>
          <table:table-cell table:style-name="ce2"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style-name="ce10" table:formula="of:=(2*[.N11]*[.O11])/([.N11]+[.O11])" office:value-type="float" office:value="0.291929014670711" calcext:value-type="float">
            <text:p>0.2919290147</text:p>
          </table:table-cell>
          <table:table-cell table:formula="of:=[.R11]+[.T11]" office:value-type="float" office:value="363" calcext:value-type="float">
            <text:p>363</text:p>
          </table:table-cell>
          <table:table-cell office:value-type="float" office:value="147" calcext:value-type="float">
            <text:p>147</text:p>
          </table:table-cell>
          <table:table-cell office:value-type="float" office:value="443" calcext:value-type="float">
            <text:p>44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hasCapital</text:p>
          </table:table-cell>
          <table:table-cell table:formula="of:=[.T11]+[.R11]" office:value-type="float" office:value="363" calcext:value-type="float">
            <text:p>36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Child</text:p>
          </table:table-cell>
          <table:table-cell table:style-name="ce2"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8" table:formula="of:=(2*[.B12]*[.C12])/([.B12]+[.C12])" office:value-type="float" office:value="0.0543936048467216" calcext:value-type="float">
            <text:p>0.0543936048</text:p>
          </table:table-cell>
          <table:table-cell table:style-name="ce2"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style-name="ce10" table:formula="of:=(2*[.E12]*[.F12])/([.E12]+[.F12])" office:value-type="float" office:value="0.0860406588303845" calcext:value-type="float">
            <text:p>0.0860406588</text:p>
          </table:table-cell>
          <table:table-cell table:style-name="ce13" office:value-type="float" office:value="0.03838224" calcext:value-type="float">
            <text:p>0.03838224</text:p>
          </table:table-cell>
          <table:table-cell table:style-name="ce13" office:value-type="float" office:value="0.9547959" calcext:value-type="float">
            <text:p>0.9547959</text:p>
          </table:table-cell>
          <table:table-cell table:style-name="ce8" table:formula="of:=(2*[.H12]*[.I12])/([.H12]+[.I12])" office:value-type="float" office:value="0.07379784936631" calcext:value-type="float">
            <text:p>0.0737978494</text:p>
          </table:table-cell>
          <table:table-cell table:style-name="ce2"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style-name="ce8" table:formula="of:=(2*[.K12]*[.L12])/([.K12]+[.L12])" office:value-type="float" office:value="0.067756250795914" calcext:value-type="float">
            <text:p>0.0677562508</text:p>
          </table:table-cell>
          <table:table-cell table:style-name="ce2"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style-name="ce10" table:formula="of:=(2*[.N12]*[.O12])/([.N12]+[.O12])" office:value-type="float" office:value="0.432223267112096" calcext:value-type="float">
            <text:p>0.4322232671</text:p>
          </table:table-cell>
          <table:table-cell table:formula="of:=[.R12]+[.T12]" office:value-type="float" office:value="2113" calcext:value-type="float">
            <text:p>2113</text:p>
          </table:table-cell>
          <table:table-cell office:value-type="float" office:value="1445" calcext:value-type="float">
            <text:p>1445</text:p>
          </table:table-cell>
          <table:table-cell office:value-type="float" office:value="3125" calcext:value-type="float">
            <text:p>3125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hasChild</text:p>
          </table:table-cell>
          <table:table-cell table:formula="of:=[.T12]+[.R12]" office:value-type="float" office:value="2113" calcext:value-type="float">
            <text:p>211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asWonPrize</text:p>
          </table:table-cell>
          <table:table-cell table:style-name="ce2"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8" table:formula="of:=(2*[.B13]*[.C13])/([.B13]+[.C13])" office:value-type="float" office:value="0.0201608491342159" calcext:value-type="float">
            <text:p>0.0201608491</text:p>
          </table:table-cell>
          <table:table-cell table:style-name="ce2"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style-name="ce10" table:formula="of:=(2*[.E13]*[.F13])/([.E13]+[.F13])" office:value-type="float" office:value="0.0207847124014415" calcext:value-type="float">
            <text:p>0.0207847124</text:p>
          </table:table-cell>
          <table:table-cell table:style-name="ce13" office:value-type="float" office:value="0.11474765" calcext:value-type="float">
            <text:p>0.11474765</text:p>
          </table:table-cell>
          <table:table-cell table:style-name="ce13" office:value-type="float" office:value="0.07321195" calcext:value-type="float">
            <text:p>0.07321195</text:p>
          </table:table-cell>
          <table:table-cell table:style-name="ce8" table:formula="of:=(2*[.H13]*[.I13])/([.H13]+[.I13])" office:value-type="float" office:value="0.0893904776815603" calcext:value-type="float">
            <text:p>0.0893904777</text:p>
          </table:table-cell>
          <table:table-cell table:style-name="ce2"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style-name="ce10" table:formula="of:=(2*[.K13]*[.L13])/([.K13]+[.L13])" office:value-type="float" office:value="0.0895092238275713" calcext:value-type="float">
            <text:p>0.0895092238</text:p>
          </table:table-cell>
          <table:table-cell table:style-name="ce2"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style-name="ce8" table:formula="of:=(2*[.N13]*[.O13])/([.N13]+[.O13])" office:value-type="float" office:value="0.0129136237142956" calcext:value-type="float">
            <text:p>0.0129136237</text:p>
          </table:table-cell>
          <table:table-cell table:formula="of:=[.R13]+[.T13]" office:value-type="float" office:value="8916" calcext:value-type="float">
            <text:p>8916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858" calcext:value-type="float">
            <text:p>8858</text:p>
          </table:table-cell>
          <table:table-cell office:value-type="string" calcext:value-type="string">
            <text:p>hasWonPrize</text:p>
          </table:table-cell>
          <table:table-cell table:formula="of:=[.T13]+[.R13]" office:value-type="float" office:value="8916" calcext:value-type="float">
            <text:p>891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holdsPoliticalPosition</text:p>
          </table:table-cell>
          <table:table-cell table:style-name="ce2"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8" table:formula="of:=(2*[.B14]*[.C14])/([.B14]+[.C14])" office:value-type="float" office:value="0.0580224531680706" calcext:value-type="float">
            <text:p>0.0580224532</text:p>
          </table:table-cell>
          <table:table-cell table:style-name="ce2"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style-name="ce10" table:formula="of:=(2*[.E14]*[.F14])/([.E14]+[.F14])" office:value-type="float" office:value="0.0812369560223839" calcext:value-type="float">
            <text:p>0.081236956</text:p>
          </table:table-cell>
          <table:table-cell table:style-name="ce13" office:value-type="float" office:value="0.0294257" calcext:value-type="float">
            <text:p>0.0294257</text:p>
          </table:table-cell>
          <table:table-cell table:style-name="ce13" office:value-type="float" office:value="0.86238307" calcext:value-type="float">
            <text:p>0.86238307</text:p>
          </table:table-cell>
          <table:table-cell table:style-name="ce8" table:formula="of:=(2*[.H14]*[.I14])/([.H14]+[.I14])" office:value-type="float" office:value="0.0569095670653676" calcext:value-type="float">
            <text:p>0.0569095671</text:p>
          </table:table-cell>
          <table:table-cell table:style-name="ce2"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style-name="ce8" table:formula="of:=(2*[.K14]*[.L14])/([.K14]+[.L14])" office:value-type="float" office:value="0.066947261318261" calcext:value-type="float">
            <text:p>0.0669472613</text:p>
          </table:table-cell>
          <table:table-cell table:style-name="ce2"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style-name="ce8" table:formula="of:=(2*[.N14]*[.O14])/([.N14]+[.O14])" office:value-type="float" office:value="0.0510895863228795" calcext:value-type="float">
            <text:p>0.0510895863</text:p>
          </table:table-cell>
          <table:table-cell table:formula="of:=[.R14]+[.T14]" office:value-type="float" office:value="1190" calcext:value-type="float">
            <text:p>1190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holdsPoliticalPosition</text:p>
          </table:table-cell>
          <table:table-cell table:formula="of:=[.T14]+[.R14]" office:value-type="float" office:value="1190" calcext:value-type="float">
            <text:p>1190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 office:value-type="string" calcext:value-type="string">
            <text:p>influences</text:p>
          </table:table-cell>
          <table:table-cell table:style-name="ce2"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8" table:formula="of:=(2*[.B15]*[.C15])/([.B15]+[.C15])" office:value-type="float" office:value="0.0300718172974052" calcext:value-type="float">
            <text:p>0.0300718173</text:p>
          </table:table-cell>
          <table:table-cell table:style-name="ce2"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style-name="ce10" table:formula="of:=(2*[.E15]*[.F15])/([.E15]+[.F15])" office:value-type="float" office:value="0.0636019224169085" calcext:value-type="float">
            <text:p>0.0636019224</text:p>
          </table:table-cell>
          <table:table-cell table:style-name="ce13" office:value-type="float" office:value="0.01937373" calcext:value-type="float">
            <text:p>0.01937373</text:p>
          </table:table-cell>
          <table:table-cell table:style-name="ce13" office:value-type="float" office:value="0.93790862" calcext:value-type="float">
            <text:p>0.93790862</text:p>
          </table:table-cell>
          <table:table-cell table:style-name="ce8" table:formula="of:=(2*[.H15]*[.I15])/([.H15]+[.I15])" office:value-type="float" office:value="0.0379632787934565" calcext:value-type="float">
            <text:p>0.0379632788</text:p>
          </table:table-cell>
          <table:table-cell table:style-name="ce2"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style-name="ce8" table:formula="of:=(2*[.K15]*[.L15])/([.K15]+[.L15])" office:value-type="float" office:value="0.0389845212382621" calcext:value-type="float">
            <text:p>0.0389845212</text:p>
          </table:table-cell>
          <table:table-cell table:style-name="ce2"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style-name="ce10" table:formula="of:=(2*[.N15]*[.O15])/([.N15]+[.O15])" office:value-type="float" office:value="0.290035358758958" calcext:value-type="float">
            <text:p>0.2900353588</text:p>
          </table:table-cell>
          <table:table-cell table:formula="of:=[.R15]+[.T15]" office:value-type="float" office:value="869" calcext:value-type="float">
            <text:p>869</text:p>
          </table:table-cell>
          <table:table-cell office:value-type="float" office:value="566" calcext:value-type="float">
            <text:p>566</text:p>
          </table:table-cell>
          <table:table-cell office:value-type="float" office:value="2477" calcext:value-type="float">
            <text:p>2477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influences</text:p>
          </table:table-cell>
          <table:table-cell table:formula="of:=[.T15]+[.R15]" office:value-type="float" office:value="869" calcext:value-type="float">
            <text:p>869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CitizenOf</text:p>
          </table:table-cell>
          <table:table-cell table:style-name="ce2"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8" table:formula="of:=(2*[.B16]*[.C16])/([.B16]+[.C16])" office:value-type="float" office:value="0.124519739630838" calcext:value-type="float">
            <text:p>0.1245197396</text:p>
          </table:table-cell>
          <table:table-cell table:style-name="ce2"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style-name="ce10" table:formula="of:=(2*[.E16]*[.F16])/([.E16]+[.F16])" office:value-type="float" office:value="0.151558211373141" calcext:value-type="float">
            <text:p>0.1515582114</text:p>
          </table:table-cell>
          <table:table-cell table:style-name="ce13" office:value-type="float" office:value="0.15894263" calcext:value-type="float">
            <text:p>0.15894263</text:p>
          </table:table-cell>
          <table:table-cell table:style-name="ce13" office:value-type="float" office:value="0.30127025" calcext:value-type="float">
            <text:p>0.30127025</text:p>
          </table:table-cell>
          <table:table-cell table:style-name="ce8" table:formula="of:=(2*[.H16]*[.I16])/([.H16]+[.I16])" office:value-type="float" office:value="0.208097982289229" calcext:value-type="float">
            <text:p>0.2080979823</text:p>
          </table:table-cell>
          <table:table-cell table:style-name="ce2"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style-name="ce10" table:formula="of:=(2*[.K16]*[.L16])/([.K16]+[.L16])" office:value-type="float" office:value="0.207272741414931" calcext:value-type="float">
            <text:p>0.2072727414</text:p>
          </table:table-cell>
          <table:table-cell table:style-name="ce2"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style-name="ce8" table:formula="of:=(2*[.N16]*[.O16])/([.N16]+[.O16])" office:value-type="float" office:value="0.046147810084882" calcext:value-type="float">
            <text:p>0.0461478101</text:p>
          </table:table-cell>
          <table:table-cell table:formula="of:=[.R16]+[.T16]" office:value-type="float" office:value="10974" calcext:value-type="float">
            <text:p>10974</text:p>
          </table:table-cell>
          <table:table-cell office:value-type="float" office:value="264" calcext:value-type="float">
            <text:p>264</text:p>
          </table:table-cell>
          <table:table-cell office:value-type="float" office:value="214" calcext:value-type="float">
            <text:p>214</text:p>
          </table:table-cell>
          <table:table-cell office:value-type="float" office:value="10710" calcext:value-type="float">
            <text:p>10710</text:p>
          </table:table-cell>
          <table:table-cell office:value-type="string" calcext:value-type="string">
            <text:p>isCitizenOf</text:p>
          </table:table-cell>
          <table:table-cell table:formula="of:=[.T16]+[.R16]" office:value-type="float" office:value="10974" calcext:value-type="float">
            <text:p>10974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KnownFor</text:p>
          </table:table-cell>
          <table:table-cell table:style-name="ce2"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8" table:formula="of:=(2*[.B17]*[.C17])/([.B17]+[.C17])" office:value-type="float" office:value="0.00422647675201496" calcext:value-type="float">
            <text:p>0.0042264768</text:p>
          </table:table-cell>
          <table:table-cell table:style-name="ce2"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style-name="ce10" table:formula="of:=(2*[.E17]*[.F17])/([.E17]+[.F17])" office:value-type="float" office:value="0.00517738086523574" calcext:value-type="float">
            <text:p>0.0051773809</text:p>
          </table:table-cell>
          <table:table-cell table:style-name="ce13" office:value-type="float" office:value="0.00150171" calcext:value-type="float">
            <text:p>0.00150171</text:p>
          </table:table-cell>
          <table:table-cell table:style-name="ce13" office:value-type="float" office:value="0.7876431" calcext:value-type="float">
            <text:p>0.7876431</text:p>
          </table:table-cell>
          <table:table-cell table:style-name="ce8" table:formula="of:=(2*[.H17]*[.I17])/([.H17]+[.I17])" office:value-type="float" office:value="0.00299770461571179" calcext:value-type="float">
            <text:p>0.0029977046</text:p>
          </table:table-cell>
          <table:table-cell table:style-name="ce2"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style-name="ce10" table:formula="of:=(2*[.K17]*[.L17])/([.K17]+[.L17])" office:value-type="float" office:value="0.00536681446484469" calcext:value-type="float">
            <text:p>0.0053668145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17]*[.O17])/([.N17]+[.O17])" office:value-type="string" office:string-value="" calcext:value-type="error">
            <text:p>#DIV/0!</text:p>
          </table:table-cell>
          <table:table-cell table:formula="of:=[.R17]+[.T17]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isKnownFor</text:p>
          </table:table-cell>
          <table:table-cell table:formula="of:=[.T17]+[.R17]" office:value-type="float" office:value="73" calcext:value-type="float">
            <text:p>73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LeaderOf</text:p>
          </table:table-cell>
          <table:table-cell table:style-name="ce2"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8" table:formula="of:=(2*[.B18]*[.C18])/([.B18]+[.C18])" office:value-type="float" office:value="0.0310901840770555" calcext:value-type="float">
            <text:p>0.0310901841</text:p>
          </table:table-cell>
          <table:table-cell table:style-name="ce2"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style-name="ce10" table:formula="of:=(2*[.E18]*[.F18])/([.E18]+[.F18])" office:value-type="float" office:value="0.0339418769954801" calcext:value-type="float">
            <text:p>0.033941877</text:p>
          </table:table-cell>
          <table:table-cell table:style-name="ce13" office:value-type="float" office:value="0.03779831" calcext:value-type="float">
            <text:p>0.03779831</text:p>
          </table:table-cell>
          <table:table-cell table:style-name="ce13" office:value-type="float" office:value="0.2339774" calcext:value-type="float">
            <text:p>0.2339774</text:p>
          </table:table-cell>
          <table:table-cell table:style-name="ce8" table:formula="of:=(2*[.H18]*[.I18])/([.H18]+[.I18])" office:value-type="float" office:value="0.0650827132284486" calcext:value-type="float">
            <text:p>0.0650827132</text:p>
          </table:table-cell>
          <table:table-cell table:style-name="ce2"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style-name="ce10" table:formula="of:=(2*[.K18]*[.L18])/([.K18]+[.L18])" office:value-type="float" office:value="0.129588752197806" calcext:value-type="float">
            <text:p>0.1295887522</text:p>
          </table:table-cell>
          <table:table-cell table:style-name="ce2"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style-name="ce8" table:formula="of:=(2*[.N18]*[.O18])/([.N18]+[.O18])" office:value-type="float" office:value="0.00151515891127167" calcext:value-type="float">
            <text:p>0.0015151589</text:p>
          </table:table-cell>
          <table:table-cell table:formula="of:=[.R18]+[.T18]" office:value-type="float" office:value="1397" calcext:value-type="float">
            <text:p>13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isLeaderOf</text:p>
          </table:table-cell>
          <table:table-cell table:formula="of:=[.T18]+[.R18]" office:value-type="float" office:value="1397" calcext:value-type="float">
            <text:p>1397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LocatedIn</text:p>
          </table:table-cell>
          <table:table-cell table:style-name="ce2"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8" table:formula="of:=(2*[.B19]*[.C19])/([.B19]+[.C19])" office:value-type="float" office:value="0.644456108655636" calcext:value-type="float">
            <text:p>0.6444561087</text:p>
          </table:table-cell>
          <table:table-cell table:style-name="ce2"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style-name="ce10" table:formula="of:=(2*[.E19]*[.F19])/([.E19]+[.F19])" office:value-type="float" office:value="0.680638971834075" calcext:value-type="float">
            <text:p>0.6806389718</text:p>
          </table:table-cell>
          <table:table-cell table:style-name="ce13" office:value-type="float" office:value="0.98014754" calcext:value-type="float">
            <text:p>0.98014754</text:p>
          </table:table-cell>
          <table:table-cell table:style-name="ce13" office:value-type="float" office:value="0.56178423" calcext:value-type="float">
            <text:p>0.56178423</text:p>
          </table:table-cell>
          <table:table-cell table:style-name="ce8" table:formula="of:=(2*[.H19]*[.I19])/([.H19]+[.I19])" office:value-type="float" office:value="0.714209852547878" calcext:value-type="float">
            <text:p>0.7142098525</text:p>
          </table:table-cell>
          <table:table-cell table:style-name="ce2"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style-name="ce10" table:formula="of:=(2*[.K19]*[.L19])/([.K19]+[.L19])" office:value-type="float" office:value="0.713921278915638" calcext:value-type="float">
            <text:p>0.7139212789</text:p>
          </table:table-cell>
          <table:table-cell table:style-name="ce2"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style-name="ce8" table:formula="of:=(2*[.N19]*[.O19])/([.N19]+[.O19])" office:value-type="float" office:value="0.707509255684002" calcext:value-type="float">
            <text:p>0.7075092557</text:p>
          </table:table-cell>
          <table:table-cell table:formula="of:=[.R19]+[.T19]" office:value-type="float" office:value="216772" calcext:value-type="float">
            <text:p>216772</text:p>
          </table:table-cell>
          <table:table-cell office:value-type="float" office:value="119182" calcext:value-type="float">
            <text:p>119182</text:p>
          </table:table-cell>
          <table:table-cell office:value-type="float" office:value="1002" calcext:value-type="float">
            <text:p>1002</text:p>
          </table:table-cell>
          <table:table-cell office:value-type="float" office:value="97590" calcext:value-type="float">
            <text:p>97590</text:p>
          </table:table-cell>
          <table:table-cell office:value-type="string" calcext:value-type="string">
            <text:p>isLocatedIn</text:p>
          </table:table-cell>
          <table:table-cell table:formula="of:=[.T19]+[.R19]" office:value-type="float" office:value="216772" calcext:value-type="float">
            <text:p>216772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MarriedTo</text:p>
          </table:table-cell>
          <table:table-cell table:style-name="ce2"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8" table:formula="of:=(2*[.B20]*[.C20])/([.B20]+[.C20])" office:value-type="float" office:value="0.0723677923736359" calcext:value-type="float">
            <text:p>0.0723677924</text:p>
          </table:table-cell>
          <table:table-cell table:style-name="ce2"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style-name="ce10" table:formula="of:=(2*[.E20]*[.F20])/([.E20]+[.F20])" office:value-type="float" office:value="0.116419632588865" calcext:value-type="float">
            <text:p>0.1164196326</text:p>
          </table:table-cell>
          <table:table-cell table:style-name="ce13" office:value-type="float" office:value="0.05142112" calcext:value-type="float">
            <text:p>0.05142112</text:p>
          </table:table-cell>
          <table:table-cell table:style-name="ce13" office:value-type="float" office:value="0.96163332" calcext:value-type="float">
            <text:p>0.96163332</text:p>
          </table:table-cell>
          <table:table-cell table:style-name="ce8" table:formula="of:=(2*[.H20]*[.I20])/([.H20]+[.I20])" office:value-type="float" office:value="0.0976221225459875" calcext:value-type="float">
            <text:p>0.0976221225</text:p>
          </table:table-cell>
          <table:table-cell table:style-name="ce2"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style-name="ce8" table:formula="of:=(2*[.K20]*[.L20])/([.K20]+[.L20])" office:value-type="float" office:value="0.100284912138674" calcext:value-type="float">
            <text:p>0.1002849121</text:p>
          </table:table-cell>
          <table:table-cell table:style-name="ce2"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style-name="ce10" table:formula="of:=(2*[.N20]*[.O20])/([.N20]+[.O20])" office:value-type="float" office:value="0.340732821631733" calcext:value-type="float">
            <text:p>0.3407328216</text:p>
          </table:table-cell>
          <table:table-cell table:formula="of:=[.R20]+[.T20]" office:value-type="float" office:value="3555" calcext:value-type="float">
            <text:p>3555</text:p>
          </table:table-cell>
          <table:table-cell office:value-type="float" office:value="2132" calcext:value-type="float">
            <text:p>2132</text:p>
          </table:table-cell>
          <table:table-cell office:value-type="float" office:value="6823" calcext:value-type="float">
            <text:p>6823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isMarriedTo</text:p>
          </table:table-cell>
          <table:table-cell table:formula="of:=[.T20]+[.R20]" office:value-type="float" office:value="3555" calcext:value-type="float">
            <text:p>3555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isPoliticianOf</text:p>
          </table:table-cell>
          <table:table-cell table:style-name="ce2"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8" table:formula="of:=(2*[.B21]*[.C21])/([.B21]+[.C21])" office:value-type="float" office:value="0.0305254417894681" calcext:value-type="float">
            <text:p>0.0305254418</text:p>
          </table:table-cell>
          <table:table-cell table:style-name="ce2"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style-name="ce10" table:formula="of:=(2*[.E21]*[.F21])/([.E21]+[.F21])" office:value-type="float" office:value="0.0366182709771432" calcext:value-type="float">
            <text:p>0.036618271</text:p>
          </table:table-cell>
          <table:table-cell table:style-name="ce13" office:value-type="float" office:value="0.01330264" calcext:value-type="float">
            <text:p>0.01330264</text:p>
          </table:table-cell>
          <table:table-cell table:style-name="ce13" office:value-type="float" office:value="0.4015052" calcext:value-type="float">
            <text:p>0.4015052</text:p>
          </table:table-cell>
          <table:table-cell table:style-name="ce8" table:formula="of:=(2*[.H21]*[.I21])/([.H21]+[.I21])" office:value-type="float" office:value="0.0257520645401881" calcext:value-type="float">
            <text:p>0.0257520645</text:p>
          </table:table-cell>
          <table:table-cell table:style-name="ce2"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style-name="ce10" table:formula="of:=(2*[.K21]*[.L21])/([.K21]+[.L21])" office:value-type="float" office:value="0.0527742092740375" calcext:value-type="float">
            <text:p>0.0527742093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8" table:formula="of:=(2*[.N21]*[.O21])/([.N21]+[.O21])" office:value-type="string" office:string-value="" calcext:value-type="error">
            <text:p>#DIV/0!</text:p>
          </table:table-cell>
          <table:table-cell table:formula="of:=[.R21]+[.T21]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isPoliticianOf</text:p>
          </table:table-cell>
          <table:table-cell table:formula="of:=[.T21]+[.R21]" office:value-type="float" office:value="170" calcext:value-type="float">
            <text:p>170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livesIn</text:p>
          </table:table-cell>
          <table:table-cell table:style-name="ce2"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8" table:formula="of:=(2*[.B22]*[.C22])/([.B22]+[.C22])" office:value-type="float" office:value="0.0635304722157488" calcext:value-type="float">
            <text:p>0.0635304722</text:p>
          </table:table-cell>
          <table:table-cell table:style-name="ce2"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style-name="ce10" table:formula="of:=(2*[.E22]*[.F22])/([.E22]+[.F22])" office:value-type="float" office:value="0.0787121966853059" calcext:value-type="float">
            <text:p>0.0787121967</text:p>
          </table:table-cell>
          <table:table-cell table:style-name="ce13" office:value-type="float" office:value="0.12814923" calcext:value-type="float">
            <text:p>0.12814923</text:p>
          </table:table-cell>
          <table:table-cell table:style-name="ce13" office:value-type="float" office:value="0.24291599" calcext:value-type="float">
            <text:p>0.24291599</text:p>
          </table:table-cell>
          <table:table-cell table:style-name="ce8" table:formula="of:=(2*[.H22]*[.I22])/([.H22]+[.I22])" office:value-type="float" office:value="0.167784504692667" calcext:value-type="float">
            <text:p>0.1677845047</text:p>
          </table:table-cell>
          <table:table-cell table:style-name="ce2"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style-name="ce10" table:formula="of:=(2*[.K22]*[.L22])/([.K22]+[.L22])" office:value-type="float" office:value="0.158378254951101" calcext:value-type="float">
            <text:p>0.158378255</text:p>
          </table:table-cell>
          <table:table-cell table:style-name="ce2"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style-name="ce8" table:formula="of:=(2*[.N22]*[.O22])/([.N22]+[.O22])" office:value-type="float" office:value="0.0190764529249295" calcext:value-type="float">
            <text:p>0.0190764529</text:p>
          </table:table-cell>
          <table:table-cell table:formula="of:=[.R22]+[.T22]" office:value-type="float" office:value="7661" calcext:value-type="float">
            <text:p>7661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587" calcext:value-type="float">
            <text:p>7587</text:p>
          </table:table-cell>
          <table:table-cell office:value-type="string" calcext:value-type="string">
            <text:p>livesIn</text:p>
          </table:table-cell>
          <table:table-cell table:formula="of:=[.T22]+[.R22]" office:value-type="float" office:value="7661" calcext:value-type="float">
            <text:p>766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participatedIn</text:p>
          </table:table-cell>
          <table:table-cell table:style-name="ce2"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8" table:formula="of:=(2*[.B23]*[.C23])/([.B23]+[.C23])" office:value-type="float" office:value="0.0430878939534193" calcext:value-type="float">
            <text:p>0.043087894</text:p>
          </table:table-cell>
          <table:table-cell table:style-name="ce2"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style-name="ce10" table:formula="of:=(2*[.E23]*[.F23])/([.E23]+[.F23])" office:value-type="float" office:value="0.0493560673152561" calcext:value-type="float">
            <text:p>0.0493560673</text:p>
          </table:table-cell>
          <table:table-cell table:style-name="ce13" office:value-type="float" office:value="0.02340663" calcext:value-type="float">
            <text:p>0.02340663</text:p>
          </table:table-cell>
          <table:table-cell table:style-name="ce13" office:value-type="float" office:value="0.71510601" calcext:value-type="float">
            <text:p>0.71510601</text:p>
          </table:table-cell>
          <table:table-cell table:style-name="ce8" table:formula="of:=(2*[.H23]*[.I23])/([.H23]+[.I23])" office:value-type="float" office:value="0.0453295472013757" calcext:value-type="float">
            <text:p>0.0453295472</text:p>
          </table:table-cell>
          <table:table-cell table:style-name="ce2"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style-name="ce8" table:formula="of:=(2*[.K23]*[.L23])/([.K23]+[.L23])" office:value-type="float" office:value="0.0449676635345278" calcext:value-type="float">
            <text:p>0.0449676635</text:p>
          </table:table-cell>
          <table:table-cell table:style-name="ce2"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style-name="ce8" table:formula="of:=(2*[.N23]*[.O23])/([.N23]+[.O23])" office:value-type="float" office:value="0.0144454930569013" calcext:value-type="float">
            <text:p>0.0144454931</text:p>
          </table:table-cell>
          <table:table-cell table:formula="of:=[.R23]+[.T23]"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articipatedIn</text:p>
          </table:table-cell>
          <table:table-cell table:formula="of:=[.T23]+[.R23]" office:value-type="float" office:value="346" calcext:value-type="float">
            <text:p>346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playsFor</text:p>
          </table:table-cell>
          <table:table-cell table:style-name="ce2"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8" table:formula="of:=(2*[.B24]*[.C24])/([.B24]+[.C24])" office:value-type="float" office:value="0.520985253522364" calcext:value-type="float">
            <text:p>0.5209852535</text:p>
          </table:table-cell>
          <table:table-cell table:style-name="ce2"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style-name="ce10" table:formula="of:=(2*[.E24]*[.F24])/([.E24]+[.F24])" office:value-type="float" office:value="0.564994077978183" calcext:value-type="float">
            <text:p>0.564994078</text:p>
          </table:table-cell>
          <table:table-cell table:style-name="ce13" office:value-type="float" office:value="0.49785165" calcext:value-type="float">
            <text:p>0.49785165</text:p>
          </table:table-cell>
          <table:table-cell table:style-name="ce13" office:value-type="float" office:value="0.6090176" calcext:value-type="float">
            <text:p>0.6090176</text:p>
          </table:table-cell>
          <table:table-cell table:style-name="ce8" table:formula="of:=(2*[.H24]*[.I24])/([.H24]+[.I24])" office:value-type="float" office:value="0.547852272595051" calcext:value-type="float">
            <text:p>0.5478522726</text:p>
          </table:table-cell>
          <table:table-cell table:style-name="ce2"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style-name="ce8" table:formula="of:=(2*[.K24]*[.L24])/([.K24]+[.L24])" office:value-type="float" office:value="0.552464762197263" calcext:value-type="float">
            <text:p>0.5524647622</text:p>
          </table:table-cell>
          <table:table-cell table:style-name="ce2"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style-name="ce10" table:formula="of:=(2*[.N24]*[.O24])/([.N24]+[.O24])" office:value-type="float" office:value="0.714632647557214" calcext:value-type="float">
            <text:p>0.7146326476</text:p>
          </table:table-cell>
          <table:table-cell table:formula="of:=[.R24]+[.T24]" office:value-type="float" office:value="42751" calcext:value-type="float">
            <text:p>42751</text:p>
          </table:table-cell>
          <table:table-cell office:value-type="float" office:value="25836" calcext:value-type="float">
            <text:p>25836</text:p>
          </table:table-cell>
          <table:table-cell office:value-type="float" office:value="3718" calcext:value-type="float">
            <text:p>3718</text:p>
          </table:table-cell>
          <table:table-cell office:value-type="float" office:value="16915" calcext:value-type="float">
            <text:p>16915</text:p>
          </table:table-cell>
          <table:table-cell office:value-type="string" calcext:value-type="string">
            <text:p>playsFor</text:p>
          </table:table-cell>
          <table:table-cell table:formula="of:=[.T24]+[.R24]" office:value-type="float" office:value="42751" calcext:value-type="float">
            <text:p>4275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wasBornIn</text:p>
          </table:table-cell>
          <table:table-cell table:style-name="ce2"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8" table:formula="of:=(2*[.B25]*[.C25])/([.B25]+[.C25])" office:value-type="float" office:value="0.128020865520982" calcext:value-type="float">
            <text:p>0.1280208655</text:p>
          </table:table-cell>
          <table:table-cell table:style-name="ce2"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style-name="ce10" table:formula="of:=(2*[.E25]*[.F25])/([.E25]+[.F25])" office:value-type="float" office:value="0.141280825325322" calcext:value-type="float">
            <text:p>0.1412808253</text:p>
          </table:table-cell>
          <table:table-cell table:style-name="ce13" office:value-type="float" office:value="0.47958445" calcext:value-type="float">
            <text:p>0.47958445</text:p>
          </table:table-cell>
          <table:table-cell table:style-name="ce13" office:value-type="float" office:value="0.39222715" calcext:value-type="float">
            <text:p>0.39222715</text:p>
          </table:table-cell>
          <table:table-cell table:style-name="ce8" table:formula="of:=(2*[.H25]*[.I25])/([.H25]+[.I25])" office:value-type="float" office:value="0.43152911020642" calcext:value-type="float">
            <text:p>0.4315291102</text:p>
          </table:table-cell>
          <table:table-cell table:style-name="ce2"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style-name="ce10" table:formula="of:=(2*[.K25]*[.L25])/([.K25]+[.L25])" office:value-type="float" office:value="0.422145484283054" calcext:value-type="float">
            <text:p>0.4221454843</text:p>
          </table:table-cell>
          <table:table-cell table:style-name="ce2"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style-name="ce8" table:formula="of:=(2*[.N25]*[.O25])/([.N25]+[.O25])" office:value-type="float" office:value="0.369486463708034" calcext:value-type="float">
            <text:p>0.3694864637</text:p>
          </table:table-cell>
          <table:table-cell table:formula="of:=[.R25]+[.T25]" office:value-type="float" office:value="47141" calcext:value-type="float">
            <text:p>47141</text:p>
          </table:table-cell>
          <table:table-cell office:value-type="float" office:value="13471" calcext:value-type="float">
            <text:p>13471</text:p>
          </table:table-cell>
          <table:table-cell office:value-type="float" office:value="12270" calcext:value-type="float">
            <text:p>12270</text:p>
          </table:table-cell>
          <table:table-cell office:value-type="float" office:value="33670" calcext:value-type="float">
            <text:p>33670</text:p>
          </table:table-cell>
          <table:table-cell office:value-type="string" calcext:value-type="string">
            <text:p>wasBornIn</text:p>
          </table:table-cell>
          <table:table-cell table:formula="of:=[.T25]+[.R25]" office:value-type="float" office:value="47141" calcext:value-type="float">
            <text:p>47141</text:p>
          </table:table-cell>
          <table:table-cell table:number-columns-repeated="2"/>
          <table:table-cell table:style-name="ce17" table:number-columns-repeated="6"/>
        </table:table-row>
        <table:table-row table:style-name="ro2">
          <table:table-cell office:value-type="string" calcext:value-type="string">
            <text:p>worksAt</text:p>
          </table:table-cell>
          <table:table-cell table:style-name="ce2"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8" table:formula="of:=(2*[.B26]*[.C26])/([.B26]+[.C26])" office:value-type="float" office:value="0.0781456950333658" calcext:value-type="float">
            <text:p>0.078145695</text:p>
          </table:table-cell>
          <table:table-cell table:style-name="ce2"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style-name="ce10" table:formula="of:=(2*[.E26]*[.F26])/([.E26]+[.F26])" office:value-type="float" office:value="0.105948416902994" calcext:value-type="float">
            <text:p>0.1059484169</text:p>
          </table:table-cell>
          <table:table-cell table:style-name="ce13" office:value-type="float" office:value="0.04011454" calcext:value-type="float">
            <text:p>0.04011454</text:p>
          </table:table-cell>
          <table:table-cell table:style-name="ce13" office:value-type="float" office:value="0.68896714" calcext:value-type="float">
            <text:p>0.68896714</text:p>
          </table:table-cell>
          <table:table-cell table:style-name="ce8" table:formula="of:=(2*[.H26]*[.I26])/([.H26]+[.I26])" office:value-type="float" office:value="0.0758148247428617" calcext:value-type="float">
            <text:p>0.0758148247</text:p>
          </table:table-cell>
          <table:table-cell table:style-name="ce2"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style-name="ce8" table:formula="of:=(2*[.K26]*[.L26])/([.K26]+[.L26])" office:value-type="float" office:value="0.0981489108212846" calcext:value-type="float">
            <text:p>0.0981489108</text:p>
          </table:table-cell>
          <table:table-cell table:style-name="ce2"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style-name="ce10" table:formula="of:=(2*[.N26]*[.O26])/([.N26]+[.O26])" office:value-type="float" office:value="0.183581960613648" calcext:value-type="float">
            <text:p>0.1835819606</text:p>
          </table:table-cell>
          <table:table-cell table:formula="of:=[.R26]+[.T26]" office:value-type="float" office:value="1981" calcext:value-type="float">
            <text:p>1981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1758" calcext:value-type="float">
            <text:p>1758</text:p>
          </table:table-cell>
          <table:table-cell office:value-type="string" calcext:value-type="string">
            <text:p>worksAt</text:p>
          </table:table-cell>
          <table:table-cell table:formula="of:=[.T26]+[.R26]" office:value-type="float" office:value="1981" calcext:value-type="float">
            <text:p>1981</text:p>
          </table:table-cell>
          <table:table-cell table:number-columns-repeated="2"/>
          <table:table-cell table:style-name="ce17" table:number-columns-repeated="6"/>
        </table:table-row>
        <table:table-row table:style-name="ro3">
          <table:table-cell/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style-name="ce2"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8" office:value-type="string" calcext:value-type="string">
            <text:p>Fl</text:p>
          </table:table-cell>
          <table:table-cell table:formula="of:=[.R27]+[.T27]" office:value-type="float" office:value="385678" calcext:value-type="float">
            <text:p>385678</text:p>
          </table:table-cell>
          <table:table-cell office:value-type="float" office:value="185616" calcext:value-type="float">
            <text:p>185616</text:p>
          </table:table-cell>
          <table:table-cell office:value-type="float" office:value="64273" calcext:value-type="float">
            <text:p>64273</text:p>
          </table:table-cell>
          <table:table-cell office:value-type="float" office:value="200062" calcext:value-type="float">
            <text:p>200062</text:p>
          </table:table-cell>
          <table:table-cell table:number-columns-repeated="4"/>
          <table:table-cell table:style-name="ce17" table:number-columns-repeated="6"/>
        </table:table-row>
        <table:table-row table:style-name="ro3">
          <table:table-cell office:value-type="string" calcext:value-type="string">
            <text:p>Macro-average</text:p>
          </table:table-cell>
          <table:table-cell table:style-name="ce2"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8" table:formula="of:=(2*[.B28]*[.C28])/([.B28]+[.C28])" office:value-type="float" office:value="0.185672530483015" calcext:value-type="float">
            <text:p>0.1856725305</text:p>
          </table:table-cell>
          <table:table-cell table:style-name="ce2"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style-name="ce10" table:formula="of:=(2*[.E28]*[.F28])/([.E28]+[.F28])" office:value-type="float" office:value="0.281602497440218" calcext:value-type="float">
            <text:p>0.2816024974</text:p>
          </table:table-cell>
          <table:table-cell table:style-name="ce13" office:value-type="float" office:value="0.18216388" calcext:value-type="float">
            <text:p>0.18216388</text:p>
          </table:table-cell>
          <table:table-cell table:style-name="ce13" office:value-type="float" office:value="0.64040878" calcext:value-type="float">
            <text:p>0.64040878</text:p>
          </table:table-cell>
          <table:table-cell table:style-name="ce16" table:formula="of:=(2*[.H28]*[.I28])/([.H28]+[.I28])" office:value-type="float" office:value="0.283645090151346" calcext:value-type="float">
            <text:p>0.2836450902</text:p>
          </table:table-cell>
          <table:table-cell table:style-name="ce2"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style-name="ce10" table:formula="of:=(2*[.K28]*[.L28])/([.K28]+[.L28])" office:value-type="float" office:value="0.289808378672318" calcext:value-type="float">
            <text:p>0.2898083787</text:p>
          </table:table-cell>
          <table:table-cell table:style-name="ce2"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style-name="ce10" table:formula="of:=(2*[.N28]*[.O28])/([.N28]+[.O28])" office:value-type="float" office:value="0.385622143616747" calcext:value-type="float">
            <text:p>0.3856221436</text:p>
          </table:table-cell>
          <table:table-cell table:number-columns-repeated="8"/>
          <table:table-cell table:style-name="ce17" table:number-columns-repeated="6"/>
        </table:table-row>
        <table:table-row table:style-name="ro3">
          <table:table-cell office:value-type="string" calcext:value-type="string">
            <text:p>Micro-average</text:p>
          </table:table-cell>
          <table:table-cell table:style-name="ce3" office:value-type="float" office:value="0.22569929" calcext:value-type="float">
            <text:p>0.22569929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9" table:formula="of:=(2*[.B29]*[.C29])/([.B29]+[.C29])" office:value-type="float" office:value="0.29734778097602" calcext:value-type="float">
            <text:p>0.297347781</text:p>
          </table:table-cell>
          <table:table-cell table:style-name="ce3" office:value-type="float" office:value="0.35227297" calcext:value-type="float">
            <text:p>0.35227297</text:p>
          </table:table-cell>
          <table:table-cell table:style-name="ce5" office:value-type="float" office:value="0.4356432" calcext:value-type="float">
            <text:p>0.4356432</text:p>
          </table:table-cell>
          <table:table-cell table:style-name="ce11" table:formula="of:=(2*[.E29]*[.F29])/([.E29]+[.F29])" office:value-type="float" office:value="0.389547339596556" calcext:value-type="float">
            <text:p>0.3895473396</text:p>
          </table:table-cell>
          <table:table-cell table:style-name="ce14" office:value-type="float" office:value="0.24868009" calcext:value-type="float">
            <text:p>0.24868009</text:p>
          </table:table-cell>
          <table:table-cell table:style-name="ce14" office:value-type="float" office:value="0.54688626" calcext:value-type="float">
            <text:p>0.54688626</text:p>
          </table:table-cell>
          <table:table-cell table:style-name="ce9" table:formula="of:=(2*[.H29]*[.I29])/([.H29]+[.I29])" office:value-type="float" office:value="0.341894109414164" calcext:value-type="float">
            <text:p>0.3418941094</text:p>
          </table:table-cell>
          <table:table-cell table:style-name="ce3" office:value-type="float" office:value="0.27398419" calcext:value-type="float">
            <text:p>0.27398419</text:p>
          </table:table-cell>
          <table:table-cell table:style-name="ce5" office:value-type="float" office:value="0.54258215" calcext:value-type="float">
            <text:p>0.54258215</text:p>
          </table:table-cell>
          <table:table-cell table:style-name="ce9" table:formula="of:=(2*[.K29]*[.L29])/([.K29]+[.L29])" office:value-type="float" office:value="0.364107418084876" calcext:value-type="float">
            <text:p>0.3641074181</text:p>
          </table:table-cell>
          <table:table-cell table:style-name="ce3" office:value-type="float" office:value="0.7427938" calcext:value-type="float">
            <text:p>0.7427938</text:p>
          </table:table-cell>
          <table:table-cell table:style-name="ce5" office:value-type="float" office:value="0.48127194" calcext:value-type="float">
            <text:p>0.48127194</text:p>
          </table:table-cell>
          <table:table-cell table:style-name="ce11" table:formula="of:=(2*[.N29]*[.O29])/([.N29]+[.O29])" office:value-type="float" office:value="0.584095774375602" calcext:value-type="float">
            <text:p>0.5840957744</text:p>
          </table:table-cell>
          <table:table-cell table:number-columns-repeated="14"/>
        </table:table-row>
        <table:table-row table:style-name="ro3">
          <table:table-cell table:number-columns-repeated="30"/>
        </table:table-row>
        <table:table-row table:style-name="ro4" table:number-rows-repeated="1048545">
          <table:table-cell table:number-columns-repeated="30"/>
        </table:table-row>
        <table:table-row table:style-name="ro4">
          <table:table-cell table:number-columns-repeated="30"/>
        </table:table-row>
      </table:table>
      <table:table table:name="信心值分析" table:style-name="ta1">
        <office:forms form:automatic-focus="false" form:apply-design-mode="false"/>
        <table:shapes>
          <draw:frame draw:z-index="0" draw:style-name="gr1" draw:text-style-name="P1" svg:width="15.99cm" svg:height="9.004cm" svg:x="39.364cm" svg:y="0.344cm">
            <draw:object draw:notify-on-update-of-ranges="信心值分析.C5:信心值分析.C8 信心值分析.D3:信心值分析.D3 信心值分析.F5:信心值分析.F8 信心值分析.G3:信心值分析.G3 信心值分析.I5:信心值分析.I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7" table:default-cell-style-name="Default"/>
        <table:table-column table:style-name="co2" table:default-cell-style-name="ce33"/>
        <table:table-column table:style-name="co2" table:number-columns-repeated="2" table:default-cell-style-name="Default"/>
        <table:table-column table:style-name="co2" table:default-cell-style-name="ce34"/>
        <table:table-column table:style-name="co2" table:default-cell-style-name="Default"/>
        <table:table-column table:style-name="co2" table:default-cell-style-name="ce34"/>
        <table:table-column table:style-name="co2" table:default-cell-style-name="ce30"/>
        <table:table-column table:style-name="co2" table:number-columns-repeated="2" table:default-cell-style-name="Default"/>
        <table:table-row table:style-name="ro3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6" office:value-type="string" calcext:value-type="string" table:number-columns-spanned="3" table:number-rows-spanned="1">
            <text:p>Macro F1, Degree=1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Micro F1, Degree=1</text:p>
          </table:table-cell>
          <table:covered-table-cell table:style-name="Default"/>
          <table:covered-table-cell/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onfidenc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E5]*[.D5])/([.D5]+[.E5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table:style-name="Default" office:value-type="float" office:value="0.4356432" calcext:value-type="float">
            <text:p>0.4356432</text:p>
          </table:table-cell>
          <table:table-cell table:formula="of:=(2*[.H5]*[.G5])/([.G5]+[.H5])" office:value-type="float" office:value="0.29734778097602" calcext:value-type="float">
            <text:p>0.297347781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E6]*[.D6])/([.D6]+[.E6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table:style-name="Default" office:value-type="float" office:value="0.40975633" calcext:value-type="float">
            <text:p>0.40975633</text:p>
          </table:table-cell>
          <table:table-cell table:formula="of:=(2*[.H6]*[.G6])/([.G6]+[.H6])" office:value-type="float" office:value="0.296545243967195" calcext:value-type="float">
            <text:p>0.296545244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E7]*[.D7])/([.D7]+[.E7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table:style-name="Default" office:value-type="float" office:value="0.3190226" calcext:value-type="float">
            <text:p>0.3190226</text:p>
          </table:table-cell>
          <table:table-cell table:formula="of:=(2*[.H7]*[.G7])/([.G7]+[.H7])" office:value-type="float" office:value="0.269363509871708" calcext:value-type="float">
            <text:p>0.2693635099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E8]*[.D8])/([.D8]+[.E8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H8]*[.G8])/([.G8]+[.H8])" office:value-type="float" office:value="0.187962377165069" calcext:value-type="float">
            <text:p>0.1879623772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3">
          <table:table-cell table:number-columns-repeated="2"/>
          <table:table-cell table:style-name="ce26" office:value-type="string" calcext:value-type="string" table:number-columns-spanned="3" table:number-rows-spanned="1">
            <text:p>D=1, c&gt;0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1, c&gt;0.7</text:p>
          </table:table-cell>
          <table:covered-table-cell/>
          <table:covered-table-cell table:style-name="Default"/>
          <table:table-cell table:style-name="ce26" office:value-type="string" calcext:value-type="string" table:number-columns-spanned="3" table:number-rows-spanned="1">
            <text:p>D=1, c&gt;0.8</text:p>
          </table:table-cell>
          <table:covered-table-cell/>
          <table:covered-table-cell table:style-name="Default"/>
          <table:table-cell table:style-name="ce26" office:value-type="string" calcext:value-type="string" table:number-columns-spanned="3" table:number-rows-spanned="1">
            <text:p>D=1, c&gt;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 Scor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style-name="ce27" table:formula="of:=(2*[.D14]*[.C14])/([.C14]+[.D14])" office:value-type="float" office:value="0.0801835267278504" calcext:value-type="float">
            <text:p>0.0801835267</text:p>
          </table:table-cell>
          <table:table-cell office:value-type="float" office:value="0.03861053" calcext:value-type="float">
            <text:p>0.03861053</text:p>
          </table:table-cell>
          <table:table-cell office:value-type="float" office:value="0.41587942" calcext:value-type="float">
            <text:p>0.41587942</text:p>
          </table:table-cell>
          <table:table-cell table:style-name="ce30" table:formula="of:=(2*[.G14]*[.F14])/([.F14]+[.G14])" office:value-type="float" office:value="0.0706608576154109" calcext:value-type="float">
            <text:p>0.0706608576</text:p>
          </table:table-cell>
          <table:table-cell office:value-type="float" office:value="0.04899639" calcext:value-type="float">
            <text:p>0.04899639</text:p>
          </table:table-cell>
          <table:table-cell office:value-type="float" office:value="0.31957199" calcext:value-type="float">
            <text:p>0.31957199</text:p>
          </table:table-cell>
          <table:table-cell table:style-name="ce30" table:formula="of:=(2*[.J14]*[.I14])/([.I14]+[.J14])" office:value-type="float" office:value="0.0849659097457905" calcext:value-type="float">
            <text:p>0.0849659097</text:p>
          </table:table-cell>
          <table:table-cell office:value-type="float" office:value="0.08331929" calcext:value-type="float">
            <text:p>0.08331929</text:p>
          </table:table-cell>
          <table:table-cell table:style-name="ce28" office:value-type="float" office:value="0.10324101" calcext:value-type="float">
            <text:p>0.10324101</text:p>
          </table:table-cell>
          <table:table-cell table:formula="of:=(2*[.M14]*[.L14])/([.L14]+[.M14])" office:value-type="float" office:value="0.0922164860592838" calcext:value-type="float">
            <text:p>0.092216486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actedIn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style-name="ce28" table:formula="of:=(2*[.D15]*[.C15])/([.C15]+[.D15])" office:value-type="float" office:value="0.149516293891408" calcext:value-type="float">
            <text:p>0.1495162939</text:p>
          </table:table-cell>
          <table:table-cell office:value-type="float" office:value="0.08327202" calcext:value-type="float">
            <text:p>0.08327202</text:p>
          </table:table-cell>
          <table:table-cell office:value-type="float" office:value="0.78138" calcext:value-type="float">
            <text:p>0.78138</text:p>
          </table:table-cell>
          <table:table-cell table:style-name="ce28" table:formula="of:=(2*[.G15]*[.F15])/([.F15]+[.G15])" office:value-type="float" office:value="0.150504687394589" calcext:value-type="float">
            <text:p>0.1505046874</text:p>
          </table:table-cell>
          <table:table-cell office:value-type="float" office:value="0.10049202" calcext:value-type="float">
            <text:p>0.10049202</text:p>
          </table:table-cell>
          <table:table-cell office:value-type="float" office:value="0.66823401" calcext:value-type="float">
            <text:p>0.66823401</text:p>
          </table:table-cell>
          <table:table-cell table:style-name="ce28" table:formula="of:=(2*[.J15]*[.I15])/([.I15]+[.J15])" office:value-type="float" office:value="0.174710320392299" calcext:value-type="float">
            <text:p>0.1747103204</text:p>
          </table:table-cell>
          <table:table-cell office:value-type="float" office:value="0.15638695" calcext:value-type="float">
            <text:p>0.15638695</text:p>
          </table:table-cell>
          <table:table-cell table:style-name="ce28" office:value-type="float" office:value="0.22079877" calcext:value-type="float">
            <text:p>0.22079877</text:p>
          </table:table-cell>
          <table:table-cell table:formula="of:=(2*[.M15]*[.L15])/([.L15]+[.M15])" office:value-type="float" office:value="0.183093072580009" calcext:value-type="float">
            <text:p>0.183093072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reated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style-name="ce28" table:formula="of:=(2*[.D16]*[.C16])/([.C16]+[.D16])" office:value-type="float" office:value="0.00668651030178796" calcext:value-type="float">
            <text:p>0.0066865103</text:p>
          </table:table-cell>
          <table:table-cell office:value-type="float" office:value="0.00907773" calcext:value-type="float">
            <text:p>0.00907773</text:p>
          </table:table-cell>
          <table:table-cell office:value-type="float" office:value="1" calcext:value-type="float">
            <text:p>1</text:p>
          </table:table-cell>
          <table:table-cell table:style-name="ce28" table:formula="of:=(2*[.G16]*[.F16])/([.F16]+[.G16])" office:value-type="float" office:value="0.0179921322810285" calcext:value-type="float">
            <text:p>0.0179921323</text:p>
          </table:table-cell>
          <table:table-cell office:value-type="float" office:value="0.0127594" calcext:value-type="float">
            <text:p>0.0127594</text:p>
          </table:table-cell>
          <table:table-cell office:value-type="float" office:value="0.89346949" calcext:value-type="float">
            <text:p>0.89346949</text:p>
          </table:table-cell>
          <table:table-cell table:style-name="ce28" table:formula="of:=(2*[.J16]*[.I16])/([.I16]+[.J16])" office:value-type="float" office:value="0.0251595038218347" calcext:value-type="float">
            <text:p>0.0251595038</text:p>
          </table:table-cell>
          <table:table-cell office:value-type="float" office:value="0.01143685" calcext:value-type="float">
            <text:p>0.01143685</text:p>
          </table:table-cell>
          <table:table-cell table:style-name="ce28" office:value-type="float" office:value="0.58050838" calcext:value-type="float">
            <text:p>0.58050838</text:p>
          </table:table-cell>
          <table:table-cell table:formula="of:=(2*[.M16]*[.L16])/([.L16]+[.M16])" office:value-type="float" office:value="0.0224317620256962" calcext:value-type="float">
            <text:p>0.022431762</text:p>
          </table:table-cell>
          <table:table-cell/>
          <table:table-cell office:value-type="string" calcext:value-type="string">
            <text:p>dealsWith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style-name="ce28" table:formula="of:=(2*[.D17]*[.C17])/([.C17]+[.D17])" office:value-type="float" office:value="0.106517995844172" calcext:value-type="float">
            <text:p>0.1065179958</text:p>
          </table:table-cell>
          <table:table-cell office:value-type="float" office:value="0.06222738" calcext:value-type="float">
            <text:p>0.06222738</text:p>
          </table:table-cell>
          <table:table-cell office:value-type="float" office:value="0.36862439" calcext:value-type="float">
            <text:p>0.36862439</text:p>
          </table:table-cell>
          <table:table-cell table:style-name="ce28" table:formula="of:=(2*[.G17]*[.F17])/([.F17]+[.G17])" office:value-type="float" office:value="0.106479915325859" calcext:value-type="float">
            <text:p>0.1064799153</text:p>
          </table:table-cell>
          <table:table-cell office:value-type="float" office:value="0.06027962" calcext:value-type="float">
            <text:p>0.06027962</text:p>
          </table:table-cell>
          <table:table-cell office:value-type="float" office:value="0.34794197" calcext:value-type="float">
            <text:p>0.34794197</text:p>
          </table:table-cell>
          <table:table-cell table:style-name="ce28" table:formula="of:=(2*[.J17]*[.I17])/([.I17]+[.J17])" office:value-type="float" office:value="0.102756984184258" calcext:value-type="float">
            <text:p>0.1027569842</text:p>
          </table:table-cell>
          <table:table-cell office:value-type="float" office:value="0.11909184" calcext:value-type="float">
            <text:p>0.11909184</text:p>
          </table:table-cell>
          <table:table-cell table:style-name="ce28" office:value-type="float" office:value="0.21794946" calcext:value-type="float">
            <text:p>0.21794946</text:p>
          </table:table-cell>
          <table:table-cell table:formula="of:=(2*[.M17]*[.L17])/([.L17]+[.M17])" office:value-type="float" office:value="0.154022680415762" calcext:value-type="float">
            <text:p>0.1540226804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diedIn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style-name="ce28" table:formula="of:=(2*[.D18]*[.C18])/([.C18]+[.D18])" office:value-type="float" office:value="0.0690836289158947" calcext:value-type="float">
            <text:p>0.0690836289</text:p>
          </table:table-cell>
          <table:table-cell office:value-type="float" office:value="0.03386647" calcext:value-type="float">
            <text:p>0.03386647</text:p>
          </table:table-cell>
          <table:table-cell office:value-type="float" office:value="0.2358154" calcext:value-type="float">
            <text:p>0.2358154</text:p>
          </table:table-cell>
          <table:table-cell table:style-name="ce28" table:formula="of:=(2*[.G18]*[.F18])/([.F18]+[.G18])" office:value-type="float" office:value="0.0592270824111239" calcext:value-type="float">
            <text:p>0.0592270824</text:p>
          </table:table-cell>
          <table:table-cell office:value-type="float" office:value="0.02580529" calcext:value-type="float">
            <text:p>0.02580529</text:p>
          </table:table-cell>
          <table:table-cell office:value-type="float" office:value="0.14032369" calcext:value-type="float">
            <text:p>0.14032369</text:p>
          </table:table-cell>
          <table:table-cell table:style-name="ce28" table:formula="of:=(2*[.J18]*[.I18])/([.I18]+[.J18])" office:value-type="float" office:value="0.0435937608756774" calcext:value-type="float">
            <text:p>0.0435937609</text:p>
          </table:table-cell>
          <table:table-cell office:value-type="float" office:value="0.16931488" calcext:value-type="float">
            <text:p>0.16931488</text:p>
          </table:table-cell>
          <table:table-cell table:style-name="ce28" office:value-type="float" office:value="0.01449107" calcext:value-type="float">
            <text:p>0.01449107</text:p>
          </table:table-cell>
          <table:table-cell table:formula="of:=(2*[.M18]*[.L18])/([.L18]+[.M18])" office:value-type="float" office:value="0.0266972182143353" calcext:value-type="float">
            <text:p>0.0266972182</text:p>
          </table:table-cell>
          <table:table-cell/>
          <table:table-cell office:value-type="string" calcext:value-type="string">
            <text:p>directed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style-name="ce28" table:formula="of:=(2*[.D19]*[.C19])/([.C19]+[.D19])" office:value-type="float" office:value="0.224755657817857" calcext:value-type="float">
            <text:p>0.2247556578</text:p>
          </table:table-cell>
          <table:table-cell office:value-type="float" office:value="0.13331069" calcext:value-type="float">
            <text:p>0.13331069</text:p>
          </table:table-cell>
          <table:table-cell office:value-type="float" office:value="0.40140307" calcext:value-type="float">
            <text:p>0.40140307</text:p>
          </table:table-cell>
          <table:table-cell table:style-name="ce28" table:formula="of:=(2*[.G19]*[.F19])/([.F19]+[.G19])" office:value-type="float" office:value="0.200149404159034" calcext:value-type="float">
            <text:p>0.2001494042</text:p>
          </table:table-cell>
          <table:table-cell office:value-type="float" office:value="0.10224734" calcext:value-type="float">
            <text:p>0.10224734</text:p>
          </table:table-cell>
          <table:table-cell office:value-type="float" office:value="0.23255655" calcext:value-type="float">
            <text:p>0.23255655</text:p>
          </table:table-cell>
          <table:table-cell table:style-name="ce28" table:formula="of:=(2*[.J19]*[.I19])/([.I19]+[.J19])" office:value-type="float" office:value="0.142043084607392" calcext:value-type="float">
            <text:p>0.1420430846</text:p>
          </table:table-cell>
          <table:table-cell office:value-type="float" office:value="0.11294623" calcext:value-type="float">
            <text:p>0.11294623</text:p>
          </table:table-cell>
          <table:table-cell table:style-name="ce28" office:value-type="float" office:value="0.07360421" calcext:value-type="float">
            <text:p>0.07360421</text:p>
          </table:table-cell>
          <table:table-cell table:formula="of:=(2*[.M19]*[.L19])/([.L19]+[.M19])" office:value-type="float" office:value="0.0891267587643138" calcext:value-type="float">
            <text:p>0.0891267588</text:p>
          </table:table-cell>
          <table:table-cell/>
          <table:table-cell office:value-type="string" calcext:value-type="string">
            <text:p>graduatedFrom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style-name="ce28" table:formula="of:=(2*[.D20]*[.C20])/([.C20]+[.D20])" office:value-type="float" office:value="0.220896145325905" calcext:value-type="float">
            <text:p>0.2208961453</text:p>
          </table:table-cell>
          <table:table-cell office:value-type="float" office:value="0.09851492" calcext:value-type="float">
            <text:p>0.09851492</text:p>
          </table:table-cell>
          <table:table-cell office:value-type="float" office:value="0.37783698" calcext:value-type="float">
            <text:p>0.37783698</text:p>
          </table:table-cell>
          <table:table-cell table:style-name="ce28" table:formula="of:=(2*[.G20]*[.F20])/([.F20]+[.G20])" office:value-type="float" office:value="0.156281857415669" calcext:value-type="float">
            <text:p>0.1562818574</text:p>
          </table:table-cell>
          <table:table-cell office:value-type="float" office:value="0.06381309" calcext:value-type="float">
            <text:p>0.06381309</text:p>
          </table:table-cell>
          <table:table-cell office:value-type="float" office:value="0.13741037" calcext:value-type="float">
            <text:p>0.13741037</text:p>
          </table:table-cell>
          <table:table-cell table:style-name="ce28" table:formula="of:=(2*[.J20]*[.I20])/([.I20]+[.J20])" office:value-type="float" office:value="0.0871526640854232" calcext:value-type="float">
            <text:p>0.0871526641</text:p>
          </table:table-cell>
          <table:table-cell office:value-type="float" office:value="0.30097403" calcext:value-type="float">
            <text:p>0.30097403</text:p>
          </table:table-cell>
          <table:table-cell table:style-name="ce28" office:value-type="float" office:value="0.01394165" calcext:value-type="float">
            <text:p>0.01394165</text:p>
          </table:table-cell>
          <table:table-cell table:formula="of:=(2*[.M20]*[.L20])/([.L20]+[.M20])" office:value-type="float" office:value="0.0266488768380761" calcext:value-type="float">
            <text:p>0.0266488768</text:p>
          </table:table-cell>
          <table:table-cell/>
          <table:table-cell office:value-type="string" calcext:value-type="string">
            <text:p>happenedIn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style-name="ce28" table:formula="of:=(2*[.D21]*[.C21])/([.C21]+[.D21])" office:value-type="float" office:value="0.0528105614326406" calcext:value-type="float">
            <text:p>0.0528105614</text:p>
          </table:table-cell>
          <table:table-cell office:value-type="float" office:value="0.0277738" calcext:value-type="float">
            <text:p>0.0277738</text:p>
          </table:table-cell>
          <table:table-cell office:value-type="float" office:value="0.42515376" calcext:value-type="float">
            <text:p>0.42515376</text:p>
          </table:table-cell>
          <table:table-cell table:style-name="ce28" table:formula="of:=(2*[.G21]*[.F21])/([.F21]+[.G21])" office:value-type="float" office:value="0.0521413865806179" calcext:value-type="float">
            <text:p>0.0521413866</text:p>
          </table:table-cell>
          <table:table-cell office:value-type="float" office:value="0.02882646" calcext:value-type="float">
            <text:p>0.02882646</text:p>
          </table:table-cell>
          <table:table-cell office:value-type="float" office:value="0.32539609" calcext:value-type="float">
            <text:p>0.32539609</text:p>
          </table:table-cell>
          <table:table-cell table:style-name="ce28" table:formula="of:=(2*[.J21]*[.I21])/([.I21]+[.J21])" office:value-type="float" office:value="0.0529611532215631" calcext:value-type="float">
            <text:p>0.0529611532</text:p>
          </table:table-cell>
          <table:table-cell office:value-type="float" office:value="0.04679199" calcext:value-type="float">
            <text:p>0.04679199</text:p>
          </table:table-cell>
          <table:table-cell table:style-name="ce28" office:value-type="float" office:value="0.24257604" calcext:value-type="float">
            <text:p>0.24257604</text:p>
          </table:table-cell>
          <table:table-cell table:formula="of:=(2*[.M21]*[.L21])/([.L21]+[.M21])" office:value-type="float" office:value="0.078451068958237" calcext:value-type="float">
            <text:p>0.07845106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asAcademicAdvisor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style-name="ce28" table:formula="of:=(2*[.D22]*[.C22])/([.C22]+[.D22])" office:value-type="float" office:value="0.0917398183751588" calcext:value-type="float">
            <text:p>0.0917398184</text:p>
          </table:table-cell>
          <table:table-cell office:value-type="float" office:value="0.02324309" calcext:value-type="float">
            <text:p>0.02324309</text:p>
          </table:table-cell>
          <table:table-cell office:value-type="float" office:value="0.06277954" calcext:value-type="float">
            <text:p>0.06277954</text:p>
          </table:table-cell>
          <table:table-cell table:style-name="ce28" table:formula="of:=(2*[.G22]*[.F22])/([.F22]+[.G22])" office:value-type="float" office:value="0.0339257355507173" calcext:value-type="float">
            <text:p>0.0339257356</text:p>
          </table:table-cell>
          <table:table-cell office:value-type="float" office:value="0.11166667" calcext:value-type="float">
            <text:p>0.11166667</text:p>
          </table:table-cell>
          <table:table-cell office:value-type="float" office:value="0.01132214" calcext:value-type="float">
            <text:p>0.01132214</text:p>
          </table:table-cell>
          <table:table-cell table:style-name="ce28" table:formula="of:=(2*[.J22]*[.I22])/([.I22]+[.J22])" office:value-type="float" office:value="0.0205596862198081" calcext:value-type="float">
            <text:p>0.0205596862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formula="of:=(2*[.M22]*[.L22])/([.L22]+[.M22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hasCapital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style-name="ce28" table:formula="of:=(2*[.D23]*[.C23])/([.C23]+[.D23])" office:value-type="float" office:value="0.0543936048467216" calcext:value-type="float">
            <text:p>0.0543936048</text:p>
          </table:table-cell>
          <table:table-cell office:value-type="float" office:value="0.02917307" calcext:value-type="float">
            <text:p>0.02917307</text:p>
          </table:table-cell>
          <table:table-cell office:value-type="float" office:value="0.60115888" calcext:value-type="float">
            <text:p>0.60115888</text:p>
          </table:table-cell>
          <table:table-cell table:style-name="ce28" table:formula="of:=(2*[.G23]*[.F23])/([.F23]+[.G23])" office:value-type="float" office:value="0.0556457596266907" calcext:value-type="float">
            <text:p>0.0556457596</text:p>
          </table:table-cell>
          <table:table-cell office:value-type="float" office:value="0.0297198" calcext:value-type="float">
            <text:p>0.0297198</text:p>
          </table:table-cell>
          <table:table-cell office:value-type="float" office:value="0.52885852" calcext:value-type="float">
            <text:p>0.52885852</text:p>
          </table:table-cell>
          <table:table-cell table:style-name="ce28" table:formula="of:=(2*[.J23]*[.I23])/([.I23]+[.J23])" office:value-type="float" office:value="0.0562770479265862" calcext:value-type="float">
            <text:p>0.0562770479</text:p>
          </table:table-cell>
          <table:table-cell office:value-type="float" office:value="0.03374298" calcext:value-type="float">
            <text:p>0.03374298</text:p>
          </table:table-cell>
          <table:table-cell table:style-name="ce28" office:value-type="float" office:value="0.1872002" calcext:value-type="float">
            <text:p>0.1872002</text:p>
          </table:table-cell>
          <table:table-cell table:formula="of:=(2*[.M23]*[.L23])/([.L23]+[.M23])" office:value-type="float" office:value="0.0571793399967901" calcext:value-type="float">
            <text:p>0.05717934</text:p>
          </table:table-cell>
          <table:table-cell/>
          <table:table-cell office:value-type="string" calcext:value-type="string">
            <text:p>hasChild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28" table:formula="of:=(2*[.D24]*[.C24])/([.C24]+[.D2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28" table:formula="of:=(2*[.G24]*[.F24])/([.F24]+[.G2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style-name="ce28" table:formula="of:=(2*[.J24]*[.I24])/([.I24]+[.J24])" office:value-type="float" office:value="0.0201608491342159" calcext:value-type="float">
            <text:p>0.0201608491</text:p>
          </table:table-cell>
          <table:table-cell office:value-type="float" office:value="0.11932103" calcext:value-type="float">
            <text:p>0.11932103</text:p>
          </table:table-cell>
          <table:table-cell table:style-name="ce28" office:value-type="float" office:value="0.00077467" calcext:value-type="float">
            <text:p>0.00077467</text:p>
          </table:table-cell>
          <table:table-cell table:formula="of:=(2*[.M24]*[.L24])/([.L24]+[.M24])" office:value-type="float" office:value="0.00153934607667219" calcext:value-type="float">
            <text:p>0.0015393461</text:p>
          </table:table-cell>
          <table:table-cell/>
          <table:table-cell office:value-type="string" calcext:value-type="string">
            <text:p>hasWonPrize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28" table:formula="of:=(2*[.D25]*[.C25])/([.C25]+[.D25])" office:value-type="float" office:value="0.0580224531680706" calcext:value-type="float">
            <text:p>0.0580224532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style-name="ce28" table:formula="of:=(2*[.G25]*[.F25])/([.F25]+[.G25])" office:value-type="float" office:value="0.0580224531680706" calcext:value-type="float">
            <text:p>0.0580224532</text:p>
          </table:table-cell>
          <table:table-cell office:value-type="float" office:value="0.03496807" calcext:value-type="float">
            <text:p>0.03496807</text:p>
          </table:table-cell>
          <table:table-cell office:value-type="float" office:value="0.7282614" calcext:value-type="float">
            <text:p>0.7282614</text:p>
          </table:table-cell>
          <table:table-cell table:style-name="ce28" table:formula="of:=(2*[.J25]*[.I25])/([.I25]+[.J25])" office:value-type="float" office:value="0.0667319505194106" calcext:value-type="float">
            <text:p>0.0667319505</text:p>
          </table:table-cell>
          <table:table-cell office:value-type="float" office:value="0.04367151" calcext:value-type="float">
            <text:p>0.04367151</text:p>
          </table:table-cell>
          <table:table-cell table:style-name="ce28" office:value-type="float" office:value="0.48188891" calcext:value-type="float">
            <text:p>0.48188891</text:p>
          </table:table-cell>
          <table:table-cell table:formula="of:=(2*[.M25]*[.L25])/([.L25]+[.M25])" office:value-type="float" office:value="0.0800852406349554" calcext:value-type="float">
            <text:p>0.080085240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oldsPoliticalPosition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style-name="ce28" table:formula="of:=(2*[.D26]*[.C26])/([.C26]+[.D26])" office:value-type="float" office:value="0.0300718172974052" calcext:value-type="float">
            <text:p>0.0300718173</text:p>
          </table:table-cell>
          <table:table-cell office:value-type="float" office:value="0.01533381" calcext:value-type="float">
            <text:p>0.01533381</text:p>
          </table:table-cell>
          <table:table-cell office:value-type="float" office:value="0.79043791" calcext:value-type="float">
            <text:p>0.79043791</text:p>
          </table:table-cell>
          <table:table-cell table:style-name="ce28" table:formula="of:=(2*[.G26]*[.F26])/([.F26]+[.G26])" office:value-type="float" office:value="0.030084016174549" calcext:value-type="float">
            <text:p>0.0300840162</text:p>
          </table:table-cell>
          <table:table-cell office:value-type="float" office:value="0.01947283" calcext:value-type="float">
            <text:p>0.01947283</text:p>
          </table:table-cell>
          <table:table-cell office:value-type="float" office:value="0.70977799" calcext:value-type="float">
            <text:p>0.70977799</text:p>
          </table:table-cell>
          <table:table-cell table:style-name="ce28" table:formula="of:=(2*[.J26]*[.I26])/([.I26]+[.J26])" office:value-type="float" office:value="0.0379057129809239" calcext:value-type="float">
            <text:p>0.037905713</text:p>
          </table:table-cell>
          <table:table-cell office:value-type="float" office:value="0.06164703" calcext:value-type="float">
            <text:p>0.06164703</text:p>
          </table:table-cell>
          <table:table-cell table:style-name="ce28" office:value-type="float" office:value="0.37148212" calcext:value-type="float">
            <text:p>0.37148212</text:p>
          </table:table-cell>
          <table:table-cell table:formula="of:=(2*[.M26]*[.L26])/([.L26]+[.M26])" office:value-type="float" office:value="0.105745685304735" calcext:value-type="float">
            <text:p>0.105745685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nfluences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style-name="ce28" table:formula="of:=(2*[.D27]*[.C27])/([.C27]+[.D27])" office:value-type="float" office:value="0.124519739630838" calcext:value-type="float">
            <text:p>0.1245197396</text:p>
          </table:table-cell>
          <table:table-cell office:value-type="float" office:value="0.11586579" calcext:value-type="float">
            <text:p>0.11586579</text:p>
          </table:table-cell>
          <table:table-cell office:value-type="float" office:value="0.11969249" calcext:value-type="float">
            <text:p>0.11969249</text:p>
          </table:table-cell>
          <table:table-cell table:style-name="ce28" table:formula="of:=(2*[.G27]*[.F27])/([.F27]+[.G27])" office:value-type="float" office:value="0.117748057176484" calcext:value-type="float">
            <text:p>0.1177480572</text:p>
          </table:table-cell>
          <table:table-cell office:value-type="float" office:value="0.11312627" calcext:value-type="float">
            <text:p>0.11312627</text:p>
          </table:table-cell>
          <table:table-cell office:value-type="float" office:value="0.07896429" calcext:value-type="float">
            <text:p>0.07896429</text:p>
          </table:table-cell>
          <table:table-cell table:style-name="ce28" table:formula="of:=(2*[.J27]*[.I27])/([.I27]+[.J27])" office:value-type="float" office:value="0.0930075438470094" calcext:value-type="float">
            <text:p>0.0930075438</text:p>
          </table:table-cell>
          <table:table-cell office:value-type="float" office:value="0.13681844" calcext:value-type="float">
            <text:p>0.13681844</text:p>
          </table:table-cell>
          <table:table-cell table:style-name="ce28" office:value-type="float" office:value="0.02930968" calcext:value-type="float">
            <text:p>0.02930968</text:p>
          </table:table-cell>
          <table:table-cell table:formula="of:=(2*[.M27]*[.L27])/([.L27]+[.M27])" office:value-type="float" office:value="0.048277253658191" calcext:value-type="float">
            <text:p>0.0482772537</text:p>
          </table:table-cell>
          <table:table-cell/>
          <table:table-cell office:value-type="string" calcext:value-type="string">
            <text:p>isCitizenOf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style-name="ce28" table:formula="of:=(2*[.D28]*[.C28])/([.C28]+[.D28])" office:value-type="float" office:value="0.00422647675201496" calcext:value-type="float">
            <text:p>0.0042264768</text:p>
          </table:table-cell>
          <table:table-cell office:value-type="float" office:value="0.00222123" calcext:value-type="float">
            <text:p>0.00222123</text:p>
          </table:table-cell>
          <table:table-cell office:value-type="float" office:value="0.44639731" calcext:value-type="float">
            <text:p>0.44639731</text:p>
          </table:table-cell>
          <table:table-cell table:style-name="ce28" table:formula="of:=(2*[.G28]*[.F28])/([.F28]+[.G28])" office:value-type="float" office:value="0.00442046419611325" calcext:value-type="float">
            <text:p>0.0044204642</text:p>
          </table:table-cell>
          <table:table-cell office:value-type="float" office:value="0.0023598" calcext:value-type="float">
            <text:p>0.0023598</text:p>
          </table:table-cell>
          <table:table-cell office:value-type="float" office:value="0.40676768" calcext:value-type="float">
            <text:p>0.40676768</text:p>
          </table:table-cell>
          <table:table-cell table:style-name="ce28" table:formula="of:=(2*[.J28]*[.I28])/([.I28]+[.J28])" office:value-type="float" office:value="0.00469237789289539" calcext:value-type="float">
            <text:p>0.0046923779</text:p>
          </table:table-cell>
          <table:table-cell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formula="of:=(2*[.M28]*[.L28])/([.L28]+[.M28])" office:value-type="string" office:string-value="#DIV/0!" calcext:value-type="error">
            <text:p>#DIV/0!</text:p>
          </table:table-cell>
          <table:table-cell/>
          <table:table-cell office:value-type="string" calcext:value-type="string">
            <text:p>isKnownFor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style-name="ce28" table:formula="of:=(2*[.D29]*[.C29])/([.C29]+[.D29])" office:value-type="float" office:value="0.0310901840770555" calcext:value-type="float">
            <text:p>0.0310901841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28" table:formula="of:=(2*[.G29]*[.F29])/([.F29]+[.G29])" office:value-type="float" office:value="0.0186918154992116" calcext:value-type="float">
            <text:p>0.0186918155</text:p>
          </table:table-cell>
          <table:table-cell office:value-type="float" office:value="0.04189795" calcext:value-type="float">
            <text:p>0.04189795</text:p>
          </table:table-cell>
          <table:table-cell office:value-type="float" office:value="0.01202918" calcext:value-type="float">
            <text:p>0.01202918</text:p>
          </table:table-cell>
          <table:table-cell table:style-name="ce28" table:formula="of:=(2*[.J29]*[.I29])/([.I29]+[.J29])" office:value-type="float" office:value="0.0186918154992116" calcext:value-type="float">
            <text:p>0.0186918155</text:p>
          </table:table-cell>
          <table:table-cell office:value-type="float" office:value="0.0264402" calcext:value-type="float">
            <text:p>0.0264402</text:p>
          </table:table-cell>
          <table:table-cell table:style-name="ce28" office:value-type="float" office:value="0.00558706" calcext:value-type="float">
            <text:p>0.00558706</text:p>
          </table:table-cell>
          <table:table-cell table:formula="of:=(2*[.M29]*[.L29])/([.L29]+[.M29])" office:value-type="float" office:value="0.00922482808782269" calcext:value-type="float">
            <text:p>0.0092248281</text:p>
          </table:table-cell>
          <table:table-cell/>
          <table:table-cell office:value-type="string" calcext:value-type="string">
            <text:p>isLeaderOf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style-name="ce28" table:formula="of:=(2*[.D30]*[.C30])/([.C30]+[.D30])" office:value-type="float" office:value="0.644456108655636" calcext:value-type="float">
            <text:p>0.6444561087</text:p>
          </table:table-cell>
          <table:table-cell office:value-type="float" office:value="0.86807404" calcext:value-type="float">
            <text:p>0.86807404</text:p>
          </table:table-cell>
          <table:table-cell office:value-type="float" office:value="0.50474551" calcext:value-type="float">
            <text:p>0.50474551</text:p>
          </table:table-cell>
          <table:table-cell table:style-name="ce28" table:formula="of:=(2*[.G30]*[.F30])/([.F30]+[.G30])" office:value-type="float" office:value="0.638330761005786" calcext:value-type="float">
            <text:p>0.638330761</text:p>
          </table:table-cell>
          <table:table-cell office:value-type="float" office:value="0.88058231" calcext:value-type="float">
            <text:p>0.88058231</text:p>
          </table:table-cell>
          <table:table-cell office:value-type="float" office:value="0.40006827" calcext:value-type="float">
            <text:p>0.40006827</text:p>
          </table:table-cell>
          <table:table-cell table:style-name="ce28" table:formula="of:=(2*[.J30]*[.I30])/([.I30]+[.J30])" office:value-type="float" office:value="0.550178240428866" calcext:value-type="float">
            <text:p>0.5501782404</text:p>
          </table:table-cell>
          <table:table-cell office:value-type="float" office:value="0.9066145" calcext:value-type="float">
            <text:p>0.9066145</text:p>
          </table:table-cell>
          <table:table-cell table:style-name="ce28" office:value-type="float" office:value="0.18533391" calcext:value-type="float">
            <text:p>0.18533391</text:p>
          </table:table-cell>
          <table:table-cell table:formula="of:=(2*[.M30]*[.L30])/([.L30]+[.M30])" office:value-type="float" office:value="0.307755217387413" calcext:value-type="float">
            <text:p>0.3077552174</text:p>
          </table:table-cell>
          <table:table-cell/>
          <table:table-cell office:value-type="string" calcext:value-type="string">
            <text:p>isLocatedIn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style-name="ce28" table:formula="of:=(2*[.D31]*[.C31])/([.C31]+[.D31])" office:value-type="float" office:value="0.0723677923736359" calcext:value-type="float">
            <text:p>0.0723677924</text:p>
          </table:table-cell>
          <table:table-cell office:value-type="float" office:value="0.03840337" calcext:value-type="float">
            <text:p>0.03840337</text:p>
          </table:table-cell>
          <table:table-cell office:value-type="float" office:value="0.61423406" calcext:value-type="float">
            <text:p>0.61423406</text:p>
          </table:table-cell>
          <table:table-cell table:style-name="ce28" table:formula="of:=(2*[.G31]*[.F31])/([.F31]+[.G31])" office:value-type="float" office:value="0.0722871744355275" calcext:value-type="float">
            <text:p>0.0722871744</text:p>
          </table:table-cell>
          <table:table-cell office:value-type="float" office:value="0.04054028" calcext:value-type="float">
            <text:p>0.04054028</text:p>
          </table:table-cell>
          <table:table-cell office:value-type="float" office:value="0.55314167" calcext:value-type="float">
            <text:p>0.55314167</text:p>
          </table:table-cell>
          <table:table-cell table:style-name="ce28" table:formula="of:=(2*[.J31]*[.I31])/([.I31]+[.J31])" office:value-type="float" office:value="0.0755438772611079" calcext:value-type="float">
            <text:p>0.0755438773</text:p>
          </table:table-cell>
          <table:table-cell office:value-type="float" office:value="0.09348704" calcext:value-type="float">
            <text:p>0.09348704</text:p>
          </table:table-cell>
          <table:table-cell table:style-name="ce28" office:value-type="float" office:value="0.29146161" calcext:value-type="float">
            <text:p>0.29146161</text:p>
          </table:table-cell>
          <table:table-cell table:formula="of:=(2*[.M31]*[.L31])/([.L31]+[.M31])" office:value-type="float" office:value="0.141566326794675" calcext:value-type="float">
            <text:p>0.1415663268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isMarriedTo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style-name="ce28" table:formula="of:=(2*[.D32]*[.C32])/([.C32]+[.D32])" office:value-type="float" office:value="0.0305254417894681" calcext:value-type="float">
            <text:p>0.0305254418</text:p>
          </table:table-cell>
          <table:table-cell office:value-type="float" office:value="0.01688297" calcext:value-type="float">
            <text:p>0.01688297</text:p>
          </table:table-cell>
          <table:table-cell office:value-type="float" office:value="0.20351213" calcext:value-type="float">
            <text:p>0.20351213</text:p>
          </table:table-cell>
          <table:table-cell table:style-name="ce28" table:formula="of:=(2*[.G32]*[.F32])/([.F32]+[.G32])" office:value-type="float" office:value="0.0311793609333973" calcext:value-type="float">
            <text:p>0.0311793609</text:p>
          </table:table-cell>
          <table:table-cell office:value-type="float" office:value="0.01423608" calcext:value-type="float">
            <text:p>0.01423608</text:p>
          </table:table-cell>
          <table:table-cell office:value-type="float" office:value="0.15270024" calcext:value-type="float">
            <text:p>0.15270024</text:p>
          </table:table-cell>
          <table:table-cell table:style-name="ce28" table:formula="of:=(2*[.J32]*[.I32])/([.I32]+[.J32])" office:value-type="float" office:value="0.026044096726934" calcext:value-type="float">
            <text:p>0.0260440967</text:p>
          </table:table-cell>
          <table:table-cell office:value-type="float" office:value="0.01176383" calcext:value-type="float">
            <text:p>0.01176383</text:p>
          </table:table-cell>
          <table:table-cell table:style-name="ce28" office:value-type="float" office:value="0.07197592" calcext:value-type="float">
            <text:p>0.07197592</text:p>
          </table:table-cell>
          <table:table-cell table:formula="of:=(2*[.M32]*[.L32])/([.L32]+[.M32])" office:value-type="float" office:value="0.02022247467836" calcext:value-type="float">
            <text:p>0.0202224747</text:p>
          </table:table-cell>
          <table:table-cell/>
          <table:table-cell office:value-type="string" calcext:value-type="string">
            <text:p>isPoliticianOf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style-name="ce28" table:formula="of:=(2*[.D33]*[.C33])/([.C33]+[.D33])" office:value-type="float" office:value="0.0635304722157488" calcext:value-type="float">
            <text:p>0.0635304722</text:p>
          </table:table-cell>
          <table:table-cell office:value-type="float" office:value="0.07407362" calcext:value-type="float">
            <text:p>0.07407362</text:p>
          </table:table-cell>
          <table:table-cell office:value-type="float" office:value="0.05474813" calcext:value-type="float">
            <text:p>0.05474813</text:p>
          </table:table-cell>
          <table:table-cell table:style-name="ce28" table:formula="of:=(2*[.G33]*[.F33])/([.F33]+[.G33])" office:value-type="float" office:value="0.0629612961682418" calcext:value-type="float">
            <text:p>0.0629612962</text:p>
          </table:table-cell>
          <table:table-cell office:value-type="float" office:value="0.07086641" calcext:value-type="float">
            <text:p>0.07086641</text:p>
          </table:table-cell>
          <table:table-cell office:value-type="float" office:value="0.04664477" calcext:value-type="float">
            <text:p>0.04664477</text:p>
          </table:table-cell>
          <table:table-cell table:style-name="ce28" table:formula="of:=(2*[.J33]*[.I33])/([.I33]+[.J33])" office:value-type="float" office:value="0.056259283502654" calcext:value-type="float">
            <text:p>0.0562592835</text:p>
          </table:table-cell>
          <table:table-cell office:value-type="float" office:value="0.06432726" calcext:value-type="float">
            <text:p>0.06432726</text:p>
          </table:table-cell>
          <table:table-cell table:style-name="ce28" office:value-type="float" office:value="0.00804881" calcext:value-type="float">
            <text:p>0.00804881</text:p>
          </table:table-cell>
          <table:table-cell table:formula="of:=(2*[.M33]*[.L33])/([.L33]+[.M33])" office:value-type="float" office:value="0.0143074332043892" calcext:value-type="float">
            <text:p>0.0143074332</text:p>
          </table:table-cell>
          <table:table-cell/>
          <table:table-cell office:value-type="string" calcext:value-type="string">
            <text:p>livesIn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style-name="ce28" table:formula="of:=(2*[.D34]*[.C34])/([.C34]+[.D34])" office:value-type="float" office:value="0.0430878939534193" calcext:value-type="float">
            <text:p>0.043087894</text:p>
          </table:table-cell>
          <table:table-cell office:value-type="float" office:value="0.02168924" calcext:value-type="float">
            <text:p>0.02168924</text:p>
          </table:table-cell>
          <table:table-cell office:value-type="float" office:value="0.61489818" calcext:value-type="float">
            <text:p>0.61489818</text:p>
          </table:table-cell>
          <table:table-cell table:style-name="ce28" table:formula="of:=(2*[.G34]*[.F34])/([.F34]+[.G34])" office:value-type="float" office:value="0.0419005270370665" calcext:value-type="float">
            <text:p>0.041900527</text:p>
          </table:table-cell>
          <table:table-cell office:value-type="float" office:value="0.02195927" calcext:value-type="float">
            <text:p>0.02195927</text:p>
          </table:table-cell>
          <table:table-cell office:value-type="float" office:value="0.59167277" calcext:value-type="float">
            <text:p>0.59167277</text:p>
          </table:table-cell>
          <table:table-cell table:style-name="ce28" table:formula="of:=(2*[.J34]*[.I34])/([.I34]+[.J34])" office:value-type="float" office:value="0.0423468830215512" calcext:value-type="float">
            <text:p>0.042346883</text:p>
          </table:table-cell>
          <table:table-cell office:value-type="float" office:value="0.02663348" calcext:value-type="float">
            <text:p>0.02663348</text:p>
          </table:table-cell>
          <table:table-cell table:style-name="ce28" office:value-type="float" office:value="0.45518991" calcext:value-type="float">
            <text:p>0.45518991</text:p>
          </table:table-cell>
          <table:table-cell table:formula="of:=(2*[.M34]*[.L34])/([.L34]+[.M34])" office:value-type="float" office:value="0.0503225522703944" calcext:value-type="float">
            <text:p>0.0503225523</text:p>
          </table:table-cell>
          <table:table-cell/>
          <table:table-cell office:value-type="string" calcext:value-type="string">
            <text:p>participatedIn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style-name="ce28" table:formula="of:=(2*[.D35]*[.C35])/([.C35]+[.D35])" office:value-type="float" office:value="0.520985253522364" calcext:value-type="float">
            <text:p>0.5209852535</text:p>
          </table:table-cell>
          <table:table-cell office:value-type="float" office:value="0.53242005" calcext:value-type="float">
            <text:p>0.53242005</text:p>
          </table:table-cell>
          <table:table-cell office:value-type="float" office:value="0.42749561" calcext:value-type="float">
            <text:p>0.42749561</text:p>
          </table:table-cell>
          <table:table-cell table:style-name="ce28" table:formula="of:=(2*[.G35]*[.F35])/([.F35]+[.G35])" office:value-type="float" office:value="0.47422340010784" calcext:value-type="float">
            <text:p>0.4742234001</text:p>
          </table:table-cell>
          <table:table-cell office:value-type="float" office:value="0.49661011" calcext:value-type="float">
            <text:p>0.49661011</text:p>
          </table:table-cell>
          <table:table-cell office:value-type="float" office:value="0.27622656" calcext:value-type="float">
            <text:p>0.27622656</text:p>
          </table:table-cell>
          <table:table-cell table:style-name="ce28" table:formula="of:=(2*[.J35]*[.I35])/([.I35]+[.J35])" office:value-type="float" office:value="0.354995842385485" calcext:value-type="float">
            <text:p>0.3549958424</text:p>
          </table:table-cell>
          <table:table-cell office:value-type="float" office:value="0.54316247" calcext:value-type="float">
            <text:p>0.54316247</text:p>
          </table:table-cell>
          <table:table-cell table:style-name="ce28" office:value-type="float" office:value="0.01207845" calcext:value-type="float">
            <text:p>0.01207845</text:p>
          </table:table-cell>
          <table:table-cell table:formula="of:=(2*[.M35]*[.L35])/([.L35]+[.M35])" office:value-type="float" office:value="0.0236314021515975" calcext:value-type="float">
            <text:p>0.0236314022</text:p>
          </table:table-cell>
          <table:table-cell/>
          <table:table-cell office:value-type="string" calcext:value-type="string">
            <text:p>playsFor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style-name="ce28" table:formula="of:=(2*[.D36]*[.C36])/([.C36]+[.D36])" office:value-type="float" office:value="0.128020865520982" calcext:value-type="float">
            <text:p>0.1280208655</text:p>
          </table:table-cell>
          <table:table-cell office:value-type="float" office:value="0.28650427" calcext:value-type="float">
            <text:p>0.28650427</text:p>
          </table:table-cell>
          <table:table-cell office:value-type="float" office:value="0.0822642" calcext:value-type="float">
            <text:p>0.0822642</text:p>
          </table:table-cell>
          <table:table-cell table:style-name="ce28" table:formula="of:=(2*[.G36]*[.F36])/([.F36]+[.G36])" office:value-type="float" office:value="0.127825703581079" calcext:value-type="float">
            <text:p>0.1278257036</text:p>
          </table:table-cell>
          <table:table-cell office:value-type="float" office:value="0.31943243" calcext:value-type="float">
            <text:p>0.31943243</text:p>
          </table:table-cell>
          <table:table-cell office:value-type="float" office:value="0.07357083" calcext:value-type="float">
            <text:p>0.07357083</text:p>
          </table:table-cell>
          <table:table-cell table:style-name="ce28" table:formula="of:=(2*[.J36]*[.I36])/([.I36]+[.J36])" office:value-type="float" office:value="0.119596509219882" calcext:value-type="float">
            <text:p>0.1195965092</text:p>
          </table:table-cell>
          <table:table-cell office:value-type="float" office:value="0.30729522" calcext:value-type="float">
            <text:p>0.30729522</text:p>
          </table:table-cell>
          <table:table-cell table:style-name="ce28" office:value-type="float" office:value="0.03133388" calcext:value-type="float">
            <text:p>0.03133388</text:p>
          </table:table-cell>
          <table:table-cell table:formula="of:=(2*[.M36]*[.L36])/([.L36]+[.M36])" office:value-type="float" office:value="0.0568690141990373" calcext:value-type="float">
            <text:p>0.0568690142</text:p>
          </table:table-cell>
          <table:table-cell/>
          <table:table-cell office:value-type="string" calcext:value-type="string">
            <text:p>wasBornIn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style-name="ce28" table:formula="of:=(2*[.D37]*[.C37])/([.C37]+[.D37])" office:value-type="float" office:value="0.0781456950333658" calcext:value-type="float">
            <text:p>0.078145695</text:p>
          </table:table-cell>
          <table:table-cell office:value-type="float" office:value="0.04488376" calcext:value-type="float">
            <text:p>0.04488376</text:p>
          </table:table-cell>
          <table:table-cell office:value-type="float" office:value="0.35065997" calcext:value-type="float">
            <text:p>0.35065997</text:p>
          </table:table-cell>
          <table:table-cell table:style-name="ce28" table:formula="of:=(2*[.G37]*[.F37])/([.F37]+[.G37])" office:value-type="float" office:value="0.0795812788390664" calcext:value-type="float">
            <text:p>0.0795812788</text:p>
          </table:table-cell>
          <table:table-cell office:value-type="float" office:value="0.04348096" calcext:value-type="float">
            <text:p>0.04348096</text:p>
          </table:table-cell>
          <table:table-cell office:value-type="float" office:value="0.17789845" calcext:value-type="float">
            <text:p>0.17789845</text:p>
          </table:table-cell>
          <table:table-cell table:style-name="ce28" table:formula="of:=(2*[.J37]*[.I37])/([.I37]+[.J37])" office:value-type="float" office:value="0.0698817960397672" calcext:value-type="float">
            <text:p>0.069881796</text:p>
          </table:table-cell>
          <table:table-cell office:value-type="float" office:value="0.0404392" calcext:value-type="float">
            <text:p>0.0404392</text:p>
          </table:table-cell>
          <table:table-cell table:style-name="ce30" office:value-type="float" office:value="0.05238266" calcext:value-type="float">
            <text:p>0.05238266</text:p>
          </table:table-cell>
          <table:table-cell table:formula="of:=(2*[.M37]*[.L37])/([.L37]+[.M37])" office:value-type="float" office:value="0.0456425429154727" calcext:value-type="float">
            <text:p>0.0456425429</text:p>
          </table:table-cell>
          <table:table-cell/>
          <table:table-cell office:value-type="string" calcext:value-type="string">
            <text:p>worksAt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style-name="ce28" table:formula="of:=(2*[.D38]*[.C38])/([.C38]+[.D38])" office:value-type="float" office:value="0.185672530483015" calcext:value-type="float">
            <text:p>0.1856725305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style-name="ce28" table:formula="of:=(2*[.G38]*[.F38])/([.F38]+[.G38])" office:value-type="float" office:value="0.178326191357075" calcext:value-type="float">
            <text:p>0.1783261914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style-name="ce28" table:formula="of:=(2*[.J38]*[.I38])/([.I38]+[.J38])" office:value-type="float" office:value="0.17207765570244" calcext:value-type="float">
            <text:p>0.1720776557</text:p>
          </table:table-cell>
          <table:table-cell office:value-type="float" office:value="0.14231776" calcext:value-type="float">
            <text:p>0.14231776</text:p>
          </table:table-cell>
          <table:table-cell table:style-name="ce28" office:value-type="float" office:value="0.1521316" calcext:value-type="float">
            <text:p>0.1521316</text:p>
          </table:table-cell>
          <table:table-cell table:formula="of:=(2*[.M38]*[.L38])/([.L38]+[.M38])" office:value-type="float" office:value="0.147061134975576" calcext:value-type="float">
            <text:p>0.147061135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style-name="ce29" table:formula="of:=(2*[.D39]*[.C39])/([.C39]+[.D39])" office:value-type="float" office:value="0.29734778097602" calcext:value-type="float">
            <text:p>0.297347781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style-name="ce29" table:formula="of:=(2*[.G39]*[.F39])/([.F39]+[.G39])" office:value-type="float" office:value="0.296545243967195" calcext:value-type="float">
            <text:p>0.296545244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style-name="ce29" table:formula="of:=(2*[.J39]*[.I39])/([.I39]+[.J39])" office:value-type="float" office:value="0.269363509871708" calcext:value-type="float">
            <text:p>0.2693635099</text:p>
          </table:table-cell>
          <table:table-cell office:value-type="float" office:value="0.32128456" calcext:value-type="float">
            <text:p>0.32128456</text:p>
          </table:table-cell>
          <table:table-cell table:style-name="Default" office:value-type="float" office:value="0.13283879" calcext:value-type="float">
            <text:p>0.13283879</text:p>
          </table:table-cell>
          <table:table-cell table:formula="of:=(2*[.M39]*[.L39])/([.L39]+[.M39])" office:value-type="float" office:value="0.187962377165069" calcext:value-type="float">
            <text:p>0.1879623772</text:p>
          </table:table-cell>
          <table:table-cell table:number-columns-repeated="2"/>
        </table:table-row>
        <table:table-row table:style-name="ro4" table:number-rows-repeated="2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  <table:table-row table:style-name="ro4">
          <table:table-cell table:number-columns-repeated="7"/>
          <table:table-cell table:style-name="ce31" office:value-type="string" calcext:value-type="string">
            <text:p>Property</text:p>
          </table:table-cell>
          <table:table-cell table:style-name="ce26" office:value-type="string" calcext:value-type="string" table:number-columns-spanned="3" table:number-rows-spanned="1">
            <text:p>Confidence &gt; 0.8</text:p>
          </table:table-cell>
          <table:covered-table-cell/>
          <table:covered-table-cell table:style-name="Default"/>
          <table:table-cell table:style-name="ce36" office:value-type="string" calcext:value-type="string" table:number-columns-spanned="3" table:number-rows-spanned="1">
            <text:p>Confidence &gt; 0.9</text:p>
          </table:table-cell>
          <table:covered-table-cell table:number-columns-repeated="2"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ce32"/>
          <table:table-cell table:style-name="ce27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 table:style-name="ce27" office:value-type="string" calcext:value-type="string">
            <text:p>F1 Score</text:p>
          </table:table-cell>
          <table:table-cell table:style-name="ce27" office:value-type="string" calcext:value-type="string">
            <text:p>Precision</text:p>
          </table:table-cell>
          <table:table-cell table:style-name="ce27" office:value-type="string" calcext:value-type="string">
            <text:p>Recall</text:p>
          </table:table-cell>
          <table:table-cell table:style-name="ce39" office:value-type="string" calcext:value-type="string">
            <text:p>F1 Score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actedIn</text:p>
          </table:table-cell>
          <table:table-cell table:style-name="ce34" office:value-type="float" office:value="0.04899639" calcext:value-type="float">
            <text:p>0.0490</text:p>
          </table:table-cell>
          <table:table-cell table:style-name="ce34" office:value-type="float" office:value="0.31957199" calcext:value-type="float">
            <text:p>0.3196</text:p>
          </table:table-cell>
          <table:table-cell table:formula="of:=(2*[.J44]*[.I44])/([.I44]+[.J44])" office:value-type="float" office:value="0.0849659097457905" calcext:value-type="float">
            <text:p>0.0850</text:p>
          </table:table-cell>
          <table:table-cell table:style-name="ce37" office:value-type="float" office:value="0.08331929" calcext:value-type="float">
            <text:p>0.0833</text:p>
          </table:table-cell>
          <table:table-cell office:value-type="float" office:value="0.10324101" calcext:value-type="float">
            <text:p>0.1032</text:p>
          </table:table-cell>
          <table:table-cell table:style-name="ce40" table:formula="of:=(2*[.M44]*[.L44])/([.L44]+[.M44])" office:value-type="float" office:value="0.0922164860592838" calcext:value-type="float">
            <text:p>0.092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created</text:p>
          </table:table-cell>
          <table:table-cell table:style-name="ce34" office:value-type="float" office:value="0.10049202" calcext:value-type="float">
            <text:p>0.1005</text:p>
          </table:table-cell>
          <table:table-cell table:style-name="ce34" office:value-type="float" office:value="0.66823401" calcext:value-type="float">
            <text:p>0.6682</text:p>
          </table:table-cell>
          <table:table-cell table:formula="of:=(2*[.J45]*[.I45])/([.I45]+[.J45])" office:value-type="float" office:value="0.174710320392299" calcext:value-type="float">
            <text:p>0.1747</text:p>
          </table:table-cell>
          <table:table-cell table:style-name="ce37" office:value-type="float" office:value="0.15638695" calcext:value-type="float">
            <text:p>0.1564</text:p>
          </table:table-cell>
          <table:table-cell office:value-type="float" office:value="0.22079877" calcext:value-type="float">
            <text:p>0.2208</text:p>
          </table:table-cell>
          <table:table-cell table:style-name="ce40" table:formula="of:=(2*[.M45]*[.L45])/([.L45]+[.M45])" office:value-type="float" office:value="0.183093072580009" calcext:value-type="float">
            <text:p>0.183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ealsWith</text:p>
          </table:table-cell>
          <table:table-cell table:style-name="ce34" office:value-type="float" office:value="0.0127594" calcext:value-type="float">
            <text:p>0.0128</text:p>
          </table:table-cell>
          <table:table-cell table:style-name="ce34" office:value-type="float" office:value="0.89346949" calcext:value-type="float">
            <text:p>0.8935</text:p>
          </table:table-cell>
          <table:table-cell table:formula="of:=(2*[.J46]*[.I46])/([.I46]+[.J46])" office:value-type="float" office:value="0.0251595038218347" calcext:value-type="float">
            <text:p>0.0252</text:p>
          </table:table-cell>
          <table:table-cell table:style-name="ce37" office:value-type="float" office:value="0.01143685" calcext:value-type="float">
            <text:p>0.0114</text:p>
          </table:table-cell>
          <table:table-cell office:value-type="float" office:value="0.58050838" calcext:value-type="float">
            <text:p>0.5805</text:p>
          </table:table-cell>
          <table:table-cell table:style-name="ce40" table:formula="of:=(2*[.M46]*[.L46])/([.L46]+[.M46])" office:value-type="float" office:value="0.0224317620256962" calcext:value-type="float">
            <text:p>0.0224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iedIn</text:p>
          </table:table-cell>
          <table:table-cell table:style-name="ce34" office:value-type="float" office:value="0.06027962" calcext:value-type="float">
            <text:p>0.0603</text:p>
          </table:table-cell>
          <table:table-cell table:style-name="ce34" office:value-type="float" office:value="0.34794197" calcext:value-type="float">
            <text:p>0.3479</text:p>
          </table:table-cell>
          <table:table-cell table:formula="of:=(2*[.J47]*[.I47])/([.I47]+[.J47])" office:value-type="float" office:value="0.102756984184258" calcext:value-type="float">
            <text:p>0.1028</text:p>
          </table:table-cell>
          <table:table-cell table:style-name="ce37" office:value-type="float" office:value="0.11909184" calcext:value-type="float">
            <text:p>0.1191</text:p>
          </table:table-cell>
          <table:table-cell office:value-type="float" office:value="0.21794946" calcext:value-type="float">
            <text:p>0.2179</text:p>
          </table:table-cell>
          <table:table-cell table:style-name="ce40" table:formula="of:=(2*[.M47]*[.L47])/([.L47]+[.M47])" office:value-type="float" office:value="0.154022680415762" calcext:value-type="float">
            <text:p>0.1540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directed</text:p>
          </table:table-cell>
          <table:table-cell table:style-name="ce34" office:value-type="float" office:value="0.02580529" calcext:value-type="float">
            <text:p>0.0258</text:p>
          </table:table-cell>
          <table:table-cell table:style-name="ce34" office:value-type="float" office:value="0.14032369" calcext:value-type="float">
            <text:p>0.1403</text:p>
          </table:table-cell>
          <table:table-cell table:formula="of:=(2*[.J48]*[.I48])/([.I48]+[.J48])" office:value-type="float" office:value="0.0435937608756774" calcext:value-type="float">
            <text:p>0.0436</text:p>
          </table:table-cell>
          <table:table-cell table:style-name="ce37" office:value-type="float" office:value="0.16931488" calcext:value-type="float">
            <text:p>0.1693</text:p>
          </table:table-cell>
          <table:table-cell office:value-type="float" office:value="0.01449107" calcext:value-type="float">
            <text:p>0.0145</text:p>
          </table:table-cell>
          <table:table-cell table:style-name="ce40" table:formula="of:=(2*[.M48]*[.L48])/([.L48]+[.M48])" office:value-type="float" office:value="0.0266972182143353" calcext:value-type="float">
            <text:p>0.026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graduatedFrom</text:p>
          </table:table-cell>
          <table:table-cell table:style-name="ce34" office:value-type="float" office:value="0.10224734" calcext:value-type="float">
            <text:p>0.1022</text:p>
          </table:table-cell>
          <table:table-cell table:style-name="ce34" office:value-type="float" office:value="0.23255655" calcext:value-type="float">
            <text:p>0.2326</text:p>
          </table:table-cell>
          <table:table-cell table:formula="of:=(2*[.J49]*[.I49])/([.I49]+[.J49])" office:value-type="float" office:value="0.142043084607392" calcext:value-type="float">
            <text:p>0.1420</text:p>
          </table:table-cell>
          <table:table-cell table:style-name="ce37" office:value-type="float" office:value="0.11294623" calcext:value-type="float">
            <text:p>0.1129</text:p>
          </table:table-cell>
          <table:table-cell office:value-type="float" office:value="0.07360421" calcext:value-type="float">
            <text:p>0.0736</text:p>
          </table:table-cell>
          <table:table-cell table:style-name="ce40" table:formula="of:=(2*[.M49]*[.L49])/([.L49]+[.M49])" office:value-type="float" office:value="0.0891267587643138" calcext:value-type="float">
            <text:p>0.089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ppenedIn</text:p>
          </table:table-cell>
          <table:table-cell table:style-name="ce34" office:value-type="float" office:value="0.06381309" calcext:value-type="float">
            <text:p>0.0638</text:p>
          </table:table-cell>
          <table:table-cell table:style-name="ce34" office:value-type="float" office:value="0.13741037" calcext:value-type="float">
            <text:p>0.1374</text:p>
          </table:table-cell>
          <table:table-cell table:formula="of:=(2*[.J50]*[.I50])/([.I50]+[.J50])" office:value-type="float" office:value="0.0871526640854232" calcext:value-type="float">
            <text:p>0.0872</text:p>
          </table:table-cell>
          <table:table-cell table:style-name="ce37" office:value-type="float" office:value="0.30097403" calcext:value-type="float">
            <text:p>0.3010</text:p>
          </table:table-cell>
          <table:table-cell office:value-type="float" office:value="0.01394165" calcext:value-type="float">
            <text:p>0.0139</text:p>
          </table:table-cell>
          <table:table-cell table:style-name="ce40" table:formula="of:=(2*[.M50]*[.L50])/([.L50]+[.M50])" office:value-type="float" office:value="0.0266488768380761" calcext:value-type="float">
            <text:p>0.026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AcademicAdvisor</text:p>
          </table:table-cell>
          <table:table-cell table:style-name="ce34" office:value-type="float" office:value="0.02882646" calcext:value-type="float">
            <text:p>0.0288</text:p>
          </table:table-cell>
          <table:table-cell table:style-name="ce34" office:value-type="float" office:value="0.32539609" calcext:value-type="float">
            <text:p>0.3254</text:p>
          </table:table-cell>
          <table:table-cell table:formula="of:=(2*[.J51]*[.I51])/([.I51]+[.J51])" office:value-type="float" office:value="0.0529611532215631" calcext:value-type="float">
            <text:p>0.0530</text:p>
          </table:table-cell>
          <table:table-cell table:style-name="ce37" office:value-type="float" office:value="0.04679199" calcext:value-type="float">
            <text:p>0.0468</text:p>
          </table:table-cell>
          <table:table-cell office:value-type="float" office:value="0.24257604" calcext:value-type="float">
            <text:p>0.2426</text:p>
          </table:table-cell>
          <table:table-cell table:style-name="ce40" table:formula="of:=(2*[.M51]*[.L51])/([.L51]+[.M51])" office:value-type="float" office:value="0.078451068958237" calcext:value-type="float">
            <text:p>0.0785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Capital</text:p>
          </table:table-cell>
          <table:table-cell table:style-name="ce34" office:value-type="float" office:value="0.11166667" calcext:value-type="float">
            <text:p>0.1117</text:p>
          </table:table-cell>
          <table:table-cell table:style-name="ce34" office:value-type="float" office:value="0.01132214" calcext:value-type="float">
            <text:p>0.0113</text:p>
          </table:table-cell>
          <table:table-cell table:formula="of:=(2*[.J52]*[.I52])/([.I52]+[.J52])" office:value-type="float" office:value="0.0205596862198081" calcext:value-type="float">
            <text:p>0.0206</text:p>
          </table:table-cell>
          <table:table-cell table:style-name="ce37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40" office:value-type="string" calcext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Child</text:p>
          </table:table-cell>
          <table:table-cell table:style-name="ce34" office:value-type="float" office:value="0.0297198" calcext:value-type="float">
            <text:p>0.0297</text:p>
          </table:table-cell>
          <table:table-cell table:style-name="ce34" office:value-type="float" office:value="0.52885852" calcext:value-type="float">
            <text:p>0.5289</text:p>
          </table:table-cell>
          <table:table-cell table:formula="of:=(2*[.J53]*[.I53])/([.I53]+[.J53])" office:value-type="float" office:value="0.0562770479265862" calcext:value-type="float">
            <text:p>0.0563</text:p>
          </table:table-cell>
          <table:table-cell table:style-name="ce37" office:value-type="float" office:value="0.03374298" calcext:value-type="float">
            <text:p>0.0337</text:p>
          </table:table-cell>
          <table:table-cell office:value-type="float" office:value="0.1872002" calcext:value-type="float">
            <text:p>0.1872</text:p>
          </table:table-cell>
          <table:table-cell table:style-name="ce40" table:formula="of:=(2*[.M53]*[.L53])/([.L53]+[.M53])" office:value-type="float" office:value="0.0571793399967901" calcext:value-type="float">
            <text:p>0.057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asWonPrize</text:p>
          </table:table-cell>
          <table:table-cell table:style-name="ce34" office:value-type="float" office:value="0.12120602" calcext:value-type="float">
            <text:p>0.1212</text:p>
          </table:table-cell>
          <table:table-cell table:style-name="ce34" office:value-type="float" office:value="0.01099484" calcext:value-type="float">
            <text:p>0.0110</text:p>
          </table:table-cell>
          <table:table-cell table:formula="of:=(2*[.J54]*[.I54])/([.I54]+[.J54])" office:value-type="float" office:value="0.0201608491342159" calcext:value-type="float">
            <text:p>0.0202</text:p>
          </table:table-cell>
          <table:table-cell table:style-name="ce37" office:value-type="float" office:value="0.11932103" calcext:value-type="float">
            <text:p>0.1193</text:p>
          </table:table-cell>
          <table:table-cell office:value-type="float" office:value="0.00077467" calcext:value-type="float">
            <text:p>0.0008</text:p>
          </table:table-cell>
          <table:table-cell table:style-name="ce40" table:formula="of:=(2*[.M54]*[.L54])/([.L54]+[.M54])" office:value-type="float" office:value="0.00153934607667219" calcext:value-type="float">
            <text:p>0.0015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34" office:value-type="float" office:value="0.03496807" calcext:value-type="float">
            <text:p>0.0350</text:p>
          </table:table-cell>
          <table:table-cell table:style-name="ce34" office:value-type="float" office:value="0.7282614" calcext:value-type="float">
            <text:p>0.7283</text:p>
          </table:table-cell>
          <table:table-cell table:formula="of:=(2*[.J55]*[.I55])/([.I55]+[.J55])" office:value-type="float" office:value="0.0667319505194106" calcext:value-type="float">
            <text:p>0.0667</text:p>
          </table:table-cell>
          <table:table-cell table:style-name="ce37" office:value-type="float" office:value="0.04367151" calcext:value-type="float">
            <text:p>0.0437</text:p>
          </table:table-cell>
          <table:table-cell office:value-type="float" office:value="0.48188891" calcext:value-type="float">
            <text:p>0.4819</text:p>
          </table:table-cell>
          <table:table-cell table:style-name="ce40" table:formula="of:=(2*[.M55]*[.L55])/([.L55]+[.M55])" office:value-type="float" office:value="0.0800852406349554" calcext:value-type="float">
            <text:p>0.080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nfluences</text:p>
          </table:table-cell>
          <table:table-cell table:style-name="ce34" office:value-type="float" office:value="0.01947283" calcext:value-type="float">
            <text:p>0.0195</text:p>
          </table:table-cell>
          <table:table-cell table:style-name="ce34" office:value-type="float" office:value="0.70977799" calcext:value-type="float">
            <text:p>0.7098</text:p>
          </table:table-cell>
          <table:table-cell table:formula="of:=(2*[.J56]*[.I56])/([.I56]+[.J56])" office:value-type="float" office:value="0.0379057129809239" calcext:value-type="float">
            <text:p>0.0379</text:p>
          </table:table-cell>
          <table:table-cell table:style-name="ce37" office:value-type="float" office:value="0.06164703" calcext:value-type="float">
            <text:p>0.0616</text:p>
          </table:table-cell>
          <table:table-cell office:value-type="float" office:value="0.37148212" calcext:value-type="float">
            <text:p>0.3715</text:p>
          </table:table-cell>
          <table:table-cell table:style-name="ce40" table:formula="of:=(2*[.M56]*[.L56])/([.L56]+[.M56])" office:value-type="float" office:value="0.105745685304735" calcext:value-type="float">
            <text:p>0.1057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CitizenOf</text:p>
          </table:table-cell>
          <table:table-cell table:style-name="ce34" office:value-type="float" office:value="0.11312627" calcext:value-type="float">
            <text:p>0.1131</text:p>
          </table:table-cell>
          <table:table-cell table:style-name="ce34" office:value-type="float" office:value="0.07896429" calcext:value-type="float">
            <text:p>0.0790</text:p>
          </table:table-cell>
          <table:table-cell table:formula="of:=(2*[.J57]*[.I57])/([.I57]+[.J57])" office:value-type="float" office:value="0.0930075438470094" calcext:value-type="float">
            <text:p>0.0930</text:p>
          </table:table-cell>
          <table:table-cell table:style-name="ce37" office:value-type="float" office:value="0.13681844" calcext:value-type="float">
            <text:p>0.1368</text:p>
          </table:table-cell>
          <table:table-cell office:value-type="float" office:value="0.02930968" calcext:value-type="float">
            <text:p>0.0293</text:p>
          </table:table-cell>
          <table:table-cell table:style-name="ce40" table:formula="of:=(2*[.M57]*[.L57])/([.L57]+[.M57])" office:value-type="float" office:value="0.048277253658191" calcext:value-type="float">
            <text:p>0.048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KnownFor</text:p>
          </table:table-cell>
          <table:table-cell table:style-name="ce34" office:value-type="float" office:value="0.0023598" calcext:value-type="float">
            <text:p>0.0024</text:p>
          </table:table-cell>
          <table:table-cell table:style-name="ce34" office:value-type="float" office:value="0.40676768" calcext:value-type="float">
            <text:p>0.4068</text:p>
          </table:table-cell>
          <table:table-cell table:formula="of:=(2*[.J58]*[.I58])/([.I58]+[.J58])" office:value-type="float" office:value="0.00469237789289539" calcext:value-type="float">
            <text:p>0.0047</text:p>
          </table:table-cell>
          <table:table-cell table:style-name="ce37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40" office:value-type="string" calcext:value-type="string">
            <text:p>--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LeaderOf</text:p>
          </table:table-cell>
          <table:table-cell table:style-name="ce34" office:value-type="float" office:value="0.04189795" calcext:value-type="float">
            <text:p>0.0419</text:p>
          </table:table-cell>
          <table:table-cell table:style-name="ce34" office:value-type="float" office:value="0.01202918" calcext:value-type="float">
            <text:p>0.0120</text:p>
          </table:table-cell>
          <table:table-cell table:formula="of:=(2*[.J59]*[.I59])/([.I59]+[.J59])" office:value-type="float" office:value="0.0186918154992116" calcext:value-type="float">
            <text:p>0.0187</text:p>
          </table:table-cell>
          <table:table-cell table:style-name="ce37" office:value-type="float" office:value="0.0264402" calcext:value-type="float">
            <text:p>0.0264</text:p>
          </table:table-cell>
          <table:table-cell office:value-type="float" office:value="0.00558706" calcext:value-type="float">
            <text:p>0.0056</text:p>
          </table:table-cell>
          <table:table-cell table:style-name="ce40" table:formula="of:=(2*[.M59]*[.L59])/([.L59]+[.M59])" office:value-type="float" office:value="0.00922482808782269" calcext:value-type="float">
            <text:p>0.009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LocatedIn</text:p>
          </table:table-cell>
          <table:table-cell table:style-name="ce34" office:value-type="float" office:value="0.88058231" calcext:value-type="float">
            <text:p>0.8806</text:p>
          </table:table-cell>
          <table:table-cell table:style-name="ce34" office:value-type="float" office:value="0.40006827" calcext:value-type="float">
            <text:p>0.4001</text:p>
          </table:table-cell>
          <table:table-cell table:formula="of:=(2*[.J60]*[.I60])/([.I60]+[.J60])" office:value-type="float" office:value="0.550178240428866" calcext:value-type="float">
            <text:p>0.5502</text:p>
          </table:table-cell>
          <table:table-cell table:style-name="ce37" office:value-type="float" office:value="0.9066145" calcext:value-type="float">
            <text:p>0.9066</text:p>
          </table:table-cell>
          <table:table-cell office:value-type="float" office:value="0.18533391" calcext:value-type="float">
            <text:p>0.1853</text:p>
          </table:table-cell>
          <table:table-cell table:style-name="ce40" table:formula="of:=(2*[.M60]*[.L60])/([.L60]+[.M60])" office:value-type="float" office:value="0.307755217387413" calcext:value-type="float">
            <text:p>0.3078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MarriedTo</text:p>
          </table:table-cell>
          <table:table-cell table:style-name="ce34" office:value-type="float" office:value="0.04054028" calcext:value-type="float">
            <text:p>0.0405</text:p>
          </table:table-cell>
          <table:table-cell table:style-name="ce34" office:value-type="float" office:value="0.55314167" calcext:value-type="float">
            <text:p>0.5531</text:p>
          </table:table-cell>
          <table:table-cell table:formula="of:=(2*[.J61]*[.I61])/([.I61]+[.J61])" office:value-type="float" office:value="0.0755438772611079" calcext:value-type="float">
            <text:p>0.0755</text:p>
          </table:table-cell>
          <table:table-cell table:style-name="ce37" office:value-type="float" office:value="0.09348704" calcext:value-type="float">
            <text:p>0.0935</text:p>
          </table:table-cell>
          <table:table-cell office:value-type="float" office:value="0.29146161" calcext:value-type="float">
            <text:p>0.2915</text:p>
          </table:table-cell>
          <table:table-cell table:style-name="ce40" table:formula="of:=(2*[.M61]*[.L61])/([.L61]+[.M61])" office:value-type="float" office:value="0.141566326794675" calcext:value-type="float">
            <text:p>0.141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isPoliticianOf</text:p>
          </table:table-cell>
          <table:table-cell table:style-name="ce34" office:value-type="float" office:value="0.01423608" calcext:value-type="float">
            <text:p>0.0142</text:p>
          </table:table-cell>
          <table:table-cell table:style-name="ce34" office:value-type="float" office:value="0.15270024" calcext:value-type="float">
            <text:p>0.1527</text:p>
          </table:table-cell>
          <table:table-cell table:formula="of:=(2*[.J62]*[.I62])/([.I62]+[.J62])" office:value-type="float" office:value="0.026044096726934" calcext:value-type="float">
            <text:p>0.0260</text:p>
          </table:table-cell>
          <table:table-cell table:style-name="ce37" office:value-type="float" office:value="0.01176383" calcext:value-type="float">
            <text:p>0.0118</text:p>
          </table:table-cell>
          <table:table-cell office:value-type="float" office:value="0.07197592" calcext:value-type="float">
            <text:p>0.0720</text:p>
          </table:table-cell>
          <table:table-cell table:style-name="ce40" table:formula="of:=(2*[.M62]*[.L62])/([.L62]+[.M62])" office:value-type="float" office:value="0.02022247467836" calcext:value-type="float">
            <text:p>0.0202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livesIn</text:p>
          </table:table-cell>
          <table:table-cell table:style-name="ce34" office:value-type="float" office:value="0.07086641" calcext:value-type="float">
            <text:p>0.0709</text:p>
          </table:table-cell>
          <table:table-cell table:style-name="ce34" office:value-type="float" office:value="0.04664477" calcext:value-type="float">
            <text:p>0.0466</text:p>
          </table:table-cell>
          <table:table-cell table:formula="of:=(2*[.J63]*[.I63])/([.I63]+[.J63])" office:value-type="float" office:value="0.056259283502654" calcext:value-type="float">
            <text:p>0.0563</text:p>
          </table:table-cell>
          <table:table-cell table:style-name="ce37" office:value-type="float" office:value="0.06432726" calcext:value-type="float">
            <text:p>0.0643</text:p>
          </table:table-cell>
          <table:table-cell office:value-type="float" office:value="0.00804881" calcext:value-type="float">
            <text:p>0.0080</text:p>
          </table:table-cell>
          <table:table-cell table:style-name="ce40" table:formula="of:=(2*[.M63]*[.L63])/([.L63]+[.M63])" office:value-type="float" office:value="0.0143074332043892" calcext:value-type="float">
            <text:p>0.014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participatedIn</text:p>
          </table:table-cell>
          <table:table-cell table:style-name="ce34" office:value-type="float" office:value="0.02195927" calcext:value-type="float">
            <text:p>0.0220</text:p>
          </table:table-cell>
          <table:table-cell table:style-name="ce34" office:value-type="float" office:value="0.59167277" calcext:value-type="float">
            <text:p>0.5917</text:p>
          </table:table-cell>
          <table:table-cell table:formula="of:=(2*[.J64]*[.I64])/([.I64]+[.J64])" office:value-type="float" office:value="0.0423468830215512" calcext:value-type="float">
            <text:p>0.0423</text:p>
          </table:table-cell>
          <table:table-cell table:style-name="ce37" office:value-type="float" office:value="0.02663348" calcext:value-type="float">
            <text:p>0.0266</text:p>
          </table:table-cell>
          <table:table-cell office:value-type="float" office:value="0.45518991" calcext:value-type="float">
            <text:p>0.4552</text:p>
          </table:table-cell>
          <table:table-cell table:style-name="ce40" table:formula="of:=(2*[.M64]*[.L64])/([.L64]+[.M64])" office:value-type="float" office:value="0.0503225522703944" calcext:value-type="float">
            <text:p>0.0503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playsFor</text:p>
          </table:table-cell>
          <table:table-cell table:style-name="ce34" office:value-type="float" office:value="0.49661011" calcext:value-type="float">
            <text:p>0.4966</text:p>
          </table:table-cell>
          <table:table-cell table:style-name="ce34" office:value-type="float" office:value="0.27622656" calcext:value-type="float">
            <text:p>0.2762</text:p>
          </table:table-cell>
          <table:table-cell table:formula="of:=(2*[.J65]*[.I65])/([.I65]+[.J65])" office:value-type="float" office:value="0.354995842385485" calcext:value-type="float">
            <text:p>0.3550</text:p>
          </table:table-cell>
          <table:table-cell table:style-name="ce37" office:value-type="float" office:value="0.54316247" calcext:value-type="float">
            <text:p>0.5432</text:p>
          </table:table-cell>
          <table:table-cell office:value-type="float" office:value="0.01207845" calcext:value-type="float">
            <text:p>0.0121</text:p>
          </table:table-cell>
          <table:table-cell table:style-name="ce40" table:formula="of:=(2*[.M65]*[.L65])/([.L65]+[.M65])" office:value-type="float" office:value="0.0236314021515975" calcext:value-type="float">
            <text:p>0.023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wasBornIn</text:p>
          </table:table-cell>
          <table:table-cell table:style-name="ce34" office:value-type="float" office:value="0.31943243" calcext:value-type="float">
            <text:p>0.3194</text:p>
          </table:table-cell>
          <table:table-cell table:style-name="ce34" office:value-type="float" office:value="0.07357083" calcext:value-type="float">
            <text:p>0.0736</text:p>
          </table:table-cell>
          <table:table-cell table:formula="of:=(2*[.J66]*[.I66])/([.I66]+[.J66])" office:value-type="float" office:value="0.119596509219882" calcext:value-type="float">
            <text:p>0.1196</text:p>
          </table:table-cell>
          <table:table-cell table:style-name="ce37" office:value-type="float" office:value="0.30729522" calcext:value-type="float">
            <text:p>0.3073</text:p>
          </table:table-cell>
          <table:table-cell office:value-type="float" office:value="0.03133388" calcext:value-type="float">
            <text:p>0.0313</text:p>
          </table:table-cell>
          <table:table-cell table:style-name="ce40" table:formula="of:=(2*[.M66]*[.L66])/([.L66]+[.M66])" office:value-type="float" office:value="0.0568690141990373" calcext:value-type="float">
            <text:p>0.0569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ce32" office:value-type="string" calcext:value-type="string">
            <text:p>worksAt</text:p>
          </table:table-cell>
          <table:table-cell table:style-name="ce35" office:value-type="float" office:value="0.04348096" calcext:value-type="float">
            <text:p>0.0435</text:p>
          </table:table-cell>
          <table:table-cell table:style-name="ce35" office:value-type="float" office:value="0.17789845" calcext:value-type="float">
            <text:p>0.1779</text:p>
          </table:table-cell>
          <table:table-cell table:style-name="ce35" table:formula="of:=(2*[.J67]*[.I67])/([.I67]+[.J67])" office:value-type="float" office:value="0.0698817960397672" calcext:value-type="float">
            <text:p>0.0699</text:p>
          </table:table-cell>
          <table:table-cell table:style-name="ce38" office:value-type="float" office:value="0.0404392" calcext:value-type="float">
            <text:p>0.0404</text:p>
          </table:table-cell>
          <table:table-cell table:style-name="ce35" office:value-type="float" office:value="0.05238266" calcext:value-type="float">
            <text:p>0.0524</text:p>
          </table:table-cell>
          <table:table-cell table:style-name="ce41" table:formula="of:=(2*[.M67]*[.L67])/([.L67]+[.M67])" office:value-type="float" office:value="0.0456425429154727" calcext:value-type="float">
            <text:p>0.0456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Macro Average</text:p>
          </table:table-cell>
          <table:table-cell table:style-name="ce34" office:value-type="float" office:value="0.11688937" calcext:value-type="float">
            <text:p>0.1169</text:p>
          </table:table-cell>
          <table:table-cell table:style-name="ce34" office:value-type="float" office:value="0.32599182" calcext:value-type="float">
            <text:p>0.3260</text:p>
          </table:table-cell>
          <table:table-cell table:formula="of:=(2*[.J68]*[.I68])/([.I68]+[.J68])" office:value-type="float" office:value="0.17207765570244" calcext:value-type="float">
            <text:p>0.1721</text:p>
          </table:table-cell>
          <table:table-cell table:style-name="ce37" office:value-type="float" office:value="0.14231776" calcext:value-type="float">
            <text:p>0.1423</text:p>
          </table:table-cell>
          <table:table-cell office:value-type="float" office:value="0.1521316" calcext:value-type="float">
            <text:p>0.1521</text:p>
          </table:table-cell>
          <table:table-cell table:style-name="ce40" table:formula="of:=(2*[.M68]*[.L68])/([.L68]+[.M68])" office:value-type="float" office:value="0.147061134975576" calcext:value-type="float">
            <text:p>0.1471</text:p>
          </table:table-cell>
          <table:table-cell table:number-columns-repeated="2"/>
        </table:table-row>
        <table:table-row table:style-name="ro4">
          <table:table-cell table:number-columns-repeated="7"/>
          <table:table-cell office:value-type="string" calcext:value-type="string">
            <text:p>Micro Average</text:p>
          </table:table-cell>
          <table:table-cell table:style-name="ce34" office:value-type="float" office:value="0.23308195" calcext:value-type="float">
            <text:p>0.2331</text:p>
          </table:table-cell>
          <table:table-cell table:style-name="ce34" office:value-type="float" office:value="0.3190226" calcext:value-type="float">
            <text:p>0.3190</text:p>
          </table:table-cell>
          <table:table-cell table:formula="of:=(2*[.J69]*[.I69])/([.I69]+[.J69])" office:value-type="float" office:value="0.269363509871708" calcext:value-type="float">
            <text:p>0.2694</text:p>
          </table:table-cell>
          <table:table-cell table:style-name="ce37" office:value-type="float" office:value="0.32128456" calcext:value-type="float">
            <text:p>0.3213</text:p>
          </table:table-cell>
          <table:table-cell office:value-type="float" office:value="0.13283879" calcext:value-type="float">
            <text:p>0.1328</text:p>
          </table:table-cell>
          <table:table-cell table:style-name="ce40" table:formula="of:=(2*[.M69]*[.L69])/([.L69]+[.M69])" office:value-type="float" office:value="0.187962377165069" calcext:value-type="float">
            <text:p>0.1880</text:p>
          </table:table-cell>
          <table:table-cell table:number-columns-repeated="2"/>
        </table:table-row>
        <table:table-row table:style-name="ro4">
          <table:table-cell table:number-columns-repeated="7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可信賴度" table:style-name="ta1">
        <office:forms form:automatic-focus="false" form:apply-design-mode="false"/>
        <table:shapes>
          <draw:frame draw:z-index="0" draw:style-name="gr1" draw:text-style-name="P1" svg:width="15.991cm" svg:height="8.991cm" svg:x="29.657cm" svg:y="2.964cm">
            <draw:object draw:notify-on-update-of-ranges="可信賴度.M4:可信賴度.M6 可信賴度.N3:可信賴度.N3 可信賴度.N4:可信賴度.N6 可信賴度.O3:可信賴度.O3 可信賴度.O4:可信賴度.O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2" table:default-cell-style-name="ce43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table:number-columns-repeated="2"/>
          <table:table-cell table:style-name="ce26" office:value-type="string" calcext:value-type="string" table:number-columns-spanned="3" table:number-rows-spanned="1">
            <text:p>D=1, c&gt;0, r&gt;0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1, c&gt;0, r&gt;0.3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1, c&gt;0, r&gt;0.5</text:p>
          </table:table-cell>
          <table:covered-table-cell table:number-columns-repeated="2"/>
          <table:table-cell table:number-columns-repeated="4"/>
        </table:table-row>
        <table:table-row table:style-name="ro4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43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43"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style-name="ce42" office:value-type="float" office:value="0.04346684" calcext:value-type="float">
            <text:p>0.0435</text:p>
          </table:table-cell>
          <table:table-cell table:style-name="ce42" office:value-type="float" office:value="0.51633265" calcext:value-type="float">
            <text:p>0.5163</text:p>
          </table:table-cell>
          <table:table-cell table:style-name="ce42" table:formula="of:=(2*[.D3]*[.C3])/([.C3]+[.D3])" office:value-type="float" office:value="0.0801835267278504" calcext:value-type="float">
            <text:p>0.0802</text:p>
          </table:table-cell>
          <table:table-cell table:style-name="ce42" office:value-type="float" office:value="0.40384852" calcext:value-type="float">
            <text:p>0.4038</text:p>
          </table:table-cell>
          <table:table-cell table:style-name="ce42" office:value-type="float" office:value="0.33800896" calcext:value-type="float">
            <text:p>0.3380</text:p>
          </table:table-cell>
          <table:table-cell table:style-name="ce42" table:formula="of:=(2*[.G3]*[.F3])/([.F3]+[.G3])" office:value-type="float" office:value="0.368007122453599" calcext:value-type="float">
            <text:p>0.3680</text:p>
          </table:table-cell>
          <table:table-cell table:style-name="ce42" office:value-type="float" office:value="0.51089827" calcext:value-type="float">
            <text:p>0.5109</text:p>
          </table:table-cell>
          <table:table-cell table:style-name="ce42" office:value-type="float" office:value="0.17728277" calcext:value-type="float">
            <text:p>0.1773</text:p>
          </table:table-cell>
          <table:table-cell table:style-name="ce42" table:formula="of:=(2*[.J3]*[.I3])/([.I3]+[.J3])" office:value-type="float" office:value="0.263225678213419" calcext:value-type="float">
            <text:p>0.2632</text:p>
          </table:table-cell>
          <table:table-cell office:value-type="string" calcext:value-type="string">
            <text:p>actedIn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Macro F1, Degree=1</text:p>
          </table:table-cell>
          <table:table-cell office:value-type="string" calcext:value-type="string">
            <text:p>Micro F1, Degree=1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table:style-name="ce42" office:value-type="float" office:value="0.08228679" calcext:value-type="float">
            <text:p>0.0823</text:p>
          </table:table-cell>
          <table:table-cell table:style-name="ce42" office:value-type="float" office:value="0.81709385" calcext:value-type="float">
            <text:p>0.8171</text:p>
          </table:table-cell>
          <table:table-cell table:style-name="ce42" table:formula="of:=(2*[.D4]*[.C4])/([.C4]+[.D4])" office:value-type="float" office:value="0.149516293891408" calcext:value-type="float">
            <text:p>0.1495</text:p>
          </table:table-cell>
          <table:table-cell table:style-name="ce42" office:value-type="float" office:value="0.31221626" calcext:value-type="float">
            <text:p>0.3122</text:p>
          </table:table-cell>
          <table:table-cell table:style-name="ce42" office:value-type="float" office:value="0.58575841" calcext:value-type="float">
            <text:p>0.5858</text:p>
          </table:table-cell>
          <table:table-cell table:style-name="ce42" table:formula="of:=(2*[.G4]*[.F4])/([.F4]+[.G4])" office:value-type="float" office:value="0.407323961674212" calcext:value-type="float">
            <text:p>0.4073</text:p>
          </table:table-cell>
          <table:table-cell table:style-name="ce42" office:value-type="float" office:value="0.47899765" calcext:value-type="float">
            <text:p>0.4790</text:p>
          </table:table-cell>
          <table:table-cell table:style-name="ce42" office:value-type="float" office:value="0.44849535" calcext:value-type="float">
            <text:p>0.4485</text:p>
          </table:table-cell>
          <table:table-cell table:style-name="ce42" table:formula="of:=(2*[.J4]*[.I4])/([.I4]+[.J4])" office:value-type="float" office:value="0.463244938098568" calcext:value-type="float">
            <text:p>0.4632</text:p>
          </table:table-cell>
          <table:table-cell office:value-type="string" calcext:value-type="string">
            <text:p>created</text:p>
          </table:table-cell>
          <table:table-cell office:value-type="float" office:value="0" calcext:value-type="float">
            <text:p>0</text:p>
          </table:table-cell>
          <table:table-cell table:formula="of:=[.E27]" office:value-type="float" office:value="0.185672530483015" calcext:value-type="float">
            <text:p>0.1856725305</text:p>
          </table:table-cell>
          <table:table-cell table:formula="of:=[.E28]" office:value-type="float" office:value="0.29734778097602" calcext:value-type="float">
            <text:p>0.297347781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table:style-name="ce42" office:value-type="float" office:value="0.00335447" calcext:value-type="float">
            <text:p>0.0034</text:p>
          </table:table-cell>
          <table:table-cell table:style-name="ce42" office:value-type="float" office:value="1" calcext:value-type="float">
            <text:p>1.0000</text:p>
          </table:table-cell>
          <table:table-cell table:style-name="ce42" table:formula="of:=(2*[.D5]*[.C5])/([.C5]+[.D5])" office:value-type="float" office:value="0.00668651030178796" calcext:value-type="float">
            <text:p>0.0067</text:p>
          </table:table-cell>
          <table:table-cell table:style-name="ce42" office:value-type="float" office:value="0.24990621" calcext:value-type="float">
            <text:p>0.2499</text:p>
          </table:table-cell>
          <table:table-cell table:style-name="ce42" office:value-type="float" office:value="0.73091353" calcext:value-type="float">
            <text:p>0.7309</text:p>
          </table:table-cell>
          <table:table-cell table:style-name="ce42" table:formula="of:=(2*[.G5]*[.F5])/([.F5]+[.G5])" office:value-type="float" office:value="0.37246360910318" calcext:value-type="float">
            <text:p>0.3725</text:p>
          </table:table-cell>
          <table:table-cell table:style-name="ce42" office:value-type="float" office:value="0.025" calcext:value-type="float">
            <text:p>0.0250</text:p>
          </table:table-cell>
          <table:table-cell table:style-name="ce42" office:value-type="float" office:value="0.0037037" calcext:value-type="float">
            <text:p>0.0037</text:p>
          </table:table-cell>
          <table:table-cell table:style-name="ce42" table:formula="of:=(2*[.J5]*[.I5])/([.I5]+[.J5])" office:value-type="float" office:value="0.00645160728407836" calcext:value-type="float">
            <text:p>0.0065</text:p>
          </table:table-cell>
          <table:table-cell office:value-type="string" calcext:value-type="string">
            <text:p>dealsWith</text:p>
          </table:table-cell>
          <table:table-cell office:value-type="float" office:value="0.3" calcext:value-type="float">
            <text:p>0.3</text:p>
          </table:table-cell>
          <table:table-cell table:formula="of:=[.H27]" office:value-type="float" office:value="0.234027692720838" calcext:value-type="float">
            <text:p>0.2340276927</text:p>
          </table:table-cell>
          <table:table-cell table:formula="of:=[.H28]" office:value-type="float" office:value="0.502740209493378" calcext:value-type="float">
            <text:p>0.5027402095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table:style-name="ce42" office:value-type="float" office:value="0.06224856" calcext:value-type="float">
            <text:p>0.0622</text:p>
          </table:table-cell>
          <table:table-cell table:style-name="ce42" office:value-type="float" office:value="0.36879393" calcext:value-type="float">
            <text:p>0.3688</text:p>
          </table:table-cell>
          <table:table-cell table:style-name="ce42" table:formula="of:=(2*[.D6]*[.C6])/([.C6]+[.D6])" office:value-type="float" office:value="0.106517995844172" calcext:value-type="float">
            <text:p>0.1065</text:p>
          </table:table-cell>
          <table:table-cell table:style-name="ce42" office:value-type="float" office:value="0.37369508" calcext:value-type="float">
            <text:p>0.3737</text:p>
          </table:table-cell>
          <table:table-cell table:style-name="ce42" office:value-type="float" office:value="0.11302702" calcext:value-type="float">
            <text:p>0.1130</text:p>
          </table:table-cell>
          <table:table-cell table:style-name="ce42" table:formula="of:=(2*[.G6]*[.F6])/([.F6]+[.G6])" office:value-type="float" office:value="0.173559578581131" calcext:value-type="float">
            <text:p>0.1736</text:p>
          </table:table-cell>
          <table:table-cell table:style-name="ce42" office:value-type="float" office:value="0.40036362" calcext:value-type="float">
            <text:p>0.4004</text:p>
          </table:table-cell>
          <table:table-cell table:style-name="ce42" office:value-type="float" office:value="0.01450976" calcext:value-type="float">
            <text:p>0.0145</text:p>
          </table:table-cell>
          <table:table-cell table:style-name="ce42" table:formula="of:=(2*[.J6]*[.I6])/([.I6]+[.J6])" office:value-type="float" office:value="0.0280045928178434" calcext:value-type="float">
            <text:p>0.0280</text:p>
          </table:table-cell>
          <table:table-cell office:value-type="string" calcext:value-type="string">
            <text:p>diedIn</text:p>
          </table:table-cell>
          <table:table-cell office:value-type="float" office:value="0.5" calcext:value-type="float">
            <text:p>0.5</text:p>
          </table:table-cell>
          <table:table-cell table:formula="of:=[.K27]" office:value-type="float" office:value="0.142077548897816" calcext:value-type="float">
            <text:p>0.1420775489</text:p>
          </table:table-cell>
          <table:table-cell table:formula="of:=[.K28]" office:value-type="float" office:value="0.500425332130628" calcext:value-type="float">
            <text:p>0.5004253321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table:style-name="ce42" office:value-type="float" office:value="0.03927418" calcext:value-type="float">
            <text:p>0.0393</text:p>
          </table:table-cell>
          <table:table-cell table:style-name="ce42" office:value-type="float" office:value="0.28666455" calcext:value-type="float">
            <text:p>0.2867</text:p>
          </table:table-cell>
          <table:table-cell table:style-name="ce42" table:formula="of:=(2*[.D7]*[.C7])/([.C7]+[.D7])" office:value-type="float" office:value="0.0690836289158947" calcext:value-type="float">
            <text:p>0.0691</text:p>
          </table:table-cell>
          <table:table-cell table:style-name="ce42" office:value-type="float" office:value="0.55063436" calcext:value-type="float">
            <text:p>0.5506</text:p>
          </table:table-cell>
          <table:table-cell table:style-name="ce42" office:value-type="float" office:value="0.13050419" calcext:value-type="float">
            <text:p>0.1305</text:p>
          </table:table-cell>
          <table:table-cell table:style-name="ce42" table:formula="of:=(2*[.G7]*[.F7])/([.F7]+[.G7])" office:value-type="float" office:value="0.21099992398894" calcext:value-type="float">
            <text:p>0.2110</text:p>
          </table:table-cell>
          <table:table-cell table:style-name="ce42" office:value-type="float" office:value="0.61398804" calcext:value-type="float">
            <text:p>0.6140</text:p>
          </table:table-cell>
          <table:table-cell table:style-name="ce42" office:value-type="float" office:value="0.11333053" calcext:value-type="float">
            <text:p>0.1133</text:p>
          </table:table-cell>
          <table:table-cell table:style-name="ce42" table:formula="of:=(2*[.J7]*[.I7])/([.I7]+[.J7])" office:value-type="float" office:value="0.19134281140893" calcext:value-type="float">
            <text:p>0.1913</text:p>
          </table:table-cell>
          <table:table-cell office:value-type="string" calcext:value-type="string">
            <text:p>directe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table:style-name="ce42" office:value-type="float" office:value="0.14718304" calcext:value-type="float">
            <text:p>0.1472</text:p>
          </table:table-cell>
          <table:table-cell table:style-name="ce42" office:value-type="float" office:value="0.47521937" calcext:value-type="float">
            <text:p>0.4752</text:p>
          </table:table-cell>
          <table:table-cell table:style-name="ce42" table:formula="of:=(2*[.D8]*[.C8])/([.C8]+[.D8])" office:value-type="float" office:value="0.224755657817857" calcext:value-type="float">
            <text:p>0.2248</text:p>
          </table:table-cell>
          <table:table-cell table:style-name="ce42" office:value-type="float" office:value="0.38688894" calcext:value-type="float">
            <text:p>0.3869</text:p>
          </table:table-cell>
          <table:table-cell table:style-name="ce42" office:value-type="float" office:value="0.23072801" calcext:value-type="float">
            <text:p>0.2307</text:p>
          </table:table-cell>
          <table:table-cell table:style-name="ce42" table:formula="of:=(2*[.G8]*[.F8])/([.F8]+[.G8])" office:value-type="float" office:value="0.289066273900706" calcext:value-type="float">
            <text:p>0.2891</text:p>
          </table:table-cell>
          <table:table-cell table:style-name="ce42" office:value-type="float" office:value="0.49648842" calcext:value-type="float">
            <text:p>0.4965</text:p>
          </table:table-cell>
          <table:table-cell table:style-name="ce42" office:value-type="float" office:value="0.05206862" calcext:value-type="float">
            <text:p>0.0521</text:p>
          </table:table-cell>
          <table:table-cell table:style-name="ce42" table:formula="of:=(2*[.J8]*[.I8])/([.I8]+[.J8])" office:value-type="float" office:value="0.0942526118172885" calcext:value-type="float">
            <text:p>0.0943</text:p>
          </table:table-cell>
          <table:table-cell office:value-type="string" calcext:value-type="string">
            <text:p>graduatedFrom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style-name="ce42" office:value-type="float" office:value="0.13234375" calcext:value-type="float">
            <text:p>0.1323</text:p>
          </table:table-cell>
          <table:table-cell table:style-name="ce42" office:value-type="float" office:value="0.66757981" calcext:value-type="float">
            <text:p>0.6676</text:p>
          </table:table-cell>
          <table:table-cell table:style-name="ce42" table:formula="of:=(2*[.D9]*[.C9])/([.C9]+[.D9])" office:value-type="float" office:value="0.220896145325905" calcext:value-type="float">
            <text:p>0.2209</text:p>
          </table:table-cell>
          <table:table-cell table:style-name="ce42" office:value-type="float" office:value="0.50545238" calcext:value-type="float">
            <text:p>0.5055</text:p>
          </table:table-cell>
          <table:table-cell table:style-name="ce42" office:value-type="float" office:value="0.30980854" calcext:value-type="float">
            <text:p>0.3098</text:p>
          </table:table-cell>
          <table:table-cell table:style-name="ce42" table:formula="of:=(2*[.G9]*[.F9])/([.F9]+[.G9])" office:value-type="float" office:value="0.384155452679678" calcext:value-type="float">
            <text:p>0.3842</text:p>
          </table:table-cell>
          <table:table-cell table:style-name="ce42" office:value-type="float" office:value="0.77435185" calcext:value-type="float">
            <text:p>0.7744</text:p>
          </table:table-cell>
          <table:table-cell table:style-name="ce42" office:value-type="float" office:value="0.18328757" calcext:value-type="float">
            <text:p>0.1833</text:p>
          </table:table-cell>
          <table:table-cell table:style-name="ce42" table:formula="of:=(2*[.J9]*[.I9])/([.I9]+[.J9])" office:value-type="float" office:value="0.296414424776926" calcext:value-type="float">
            <text:p>0.2964</text:p>
          </table:table-cell>
          <table:table-cell office:value-type="string" calcext:value-type="string">
            <text:p>happen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table:style-name="ce42" office:value-type="float" office:value="0.02812044" calcext:value-type="float">
            <text:p>0.0281</text:p>
          </table:table-cell>
          <table:table-cell table:style-name="ce42" office:value-type="float" office:value="0.43292079" calcext:value-type="float">
            <text:p>0.4329</text:p>
          </table:table-cell>
          <table:table-cell table:style-name="ce42" table:formula="of:=(2*[.D10]*[.C10])/([.C10]+[.D10])" office:value-type="float" office:value="0.0528105614326406" calcext:value-type="float">
            <text:p>0.0528</text:p>
          </table:table-cell>
          <table:table-cell table:style-name="ce42" office:value-type="float" office:value="0.32722222" calcext:value-type="float">
            <text:p>0.3272</text:p>
          </table:table-cell>
          <table:table-cell table:style-name="ce42" office:value-type="float" office:value="0.05132198" calcext:value-type="float">
            <text:p>0.0513</text:p>
          </table:table-cell>
          <table:table-cell table:style-name="ce42" table:formula="of:=(2*[.G10]*[.F10])/([.F10]+[.G10])" office:value-type="float" office:value="0.0887277746186342" calcext:value-type="float">
            <text:p>0.0887</text:p>
          </table:table-cell>
          <table:table-cell table:style-name="ce42" office:value-type="float" office:value="0.03333333" calcext:value-type="float">
            <text:p>0.0333</text:p>
          </table:table-cell>
          <table:table-cell table:style-name="ce42" office:value-type="float" office:value="0.00142857" calcext:value-type="float">
            <text:p>0.0014</text:p>
          </table:table-cell>
          <table:table-cell table:style-name="ce42" table:formula="of:=(2*[.J10]*[.I10])/([.I10]+[.J10])" office:value-type="float" office:value="0.00273972338900348" calcext:value-type="float">
            <text:p>0.0027</text:p>
          </table:table-cell>
          <table:table-cell office:value-type="string" calcext:value-type="string">
            <text:p>hasAcademicAdvis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table:style-name="ce42" office:value-type="float" office:value="0.05295147" calcext:value-type="float">
            <text:p>0.0530</text:p>
          </table:table-cell>
          <table:table-cell table:style-name="ce42" office:value-type="float" office:value="0.34298641" calcext:value-type="float">
            <text:p>0.3430</text:p>
          </table:table-cell>
          <table:table-cell table:style-name="ce42" table:formula="of:=(2*[.D11]*[.C11])/([.C11]+[.D11])" office:value-type="float" office:value="0.0917398183751588" calcext:value-type="float">
            <text:p>0.0917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hasCapital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table:style-name="ce42" office:value-type="float" office:value="0.02842344" calcext:value-type="float">
            <text:p>0.0284</text:p>
          </table:table-cell>
          <table:table-cell table:style-name="ce42" office:value-type="float" office:value="0.63019974" calcext:value-type="float">
            <text:p>0.6302</text:p>
          </table:table-cell>
          <table:table-cell table:style-name="ce42" table:formula="of:=(2*[.D12]*[.C12])/([.C12]+[.D12])" office:value-type="float" office:value="0.0543936048467216" calcext:value-type="float">
            <text:p>0.0544</text:p>
          </table:table-cell>
          <table:table-cell table:style-name="ce42" office:value-type="float" office:value="0.28864875" calcext:value-type="float">
            <text:p>0.2886</text:p>
          </table:table-cell>
          <table:table-cell table:style-name="ce42" office:value-type="float" office:value="0.24316721" calcext:value-type="float">
            <text:p>0.2432</text:p>
          </table:table-cell>
          <table:table-cell table:style-name="ce42" table:formula="of:=(2*[.G12]*[.F12])/([.F12]+[.G12])" office:value-type="float" office:value="0.263963162021266" calcext:value-type="float">
            <text:p>0.2640</text:p>
          </table:table-cell>
          <table:table-cell table:style-name="ce42" office:value-type="float" office:value="0.36071844" calcext:value-type="float">
            <text:p>0.3607</text:p>
          </table:table-cell>
          <table:table-cell table:style-name="ce42" office:value-type="float" office:value="0.02667146" calcext:value-type="float">
            <text:p>0.0267</text:p>
          </table:table-cell>
          <table:table-cell table:style-name="ce42" table:formula="of:=(2*[.J12]*[.I12])/([.I12]+[.J12])" office:value-type="float" office:value="0.0496703060339074" calcext:value-type="float">
            <text:p>0.0497</text:p>
          </table:table-cell>
          <table:table-cell office:value-type="string" calcext:value-type="string">
            <text:p>hasChild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table:style-name="ce42" office:value-type="float" office:value="0.12120602" calcext:value-type="float">
            <text:p>0.1212</text:p>
          </table:table-cell>
          <table:table-cell table:style-name="ce42" office:value-type="float" office:value="0.01099484" calcext:value-type="float">
            <text:p>0.0110</text:p>
          </table:table-cell>
          <table:table-cell table:style-name="ce42" table:formula="of:=(2*[.D13]*[.C13])/([.C13]+[.D13])" office:value-type="float" office:value="0.0201608491342159" calcext:value-type="float">
            <text:p>0.0202</text:p>
          </table:table-cell>
          <table:table-cell table:style-name="ce42" office:value-type="float" office:value="0.36969697" calcext:value-type="float">
            <text:p>0.3697</text:p>
          </table:table-cell>
          <table:table-cell table:style-name="ce42" office:value-type="float" office:value="0.00272355" calcext:value-type="float">
            <text:p>0.0027</text:p>
          </table:table-cell>
          <table:table-cell table:style-name="ce42" table:formula="of:=(2*[.G13]*[.F13])/([.F13]+[.G13])" office:value-type="float" office:value="0.00540726479112107" calcext:value-type="float">
            <text:p>0.0054</text:p>
          </table:table-cell>
          <table:table-cell table:style-name="ce42" office:value-type="float" office:value="0.51666667" calcext:value-type="float">
            <text:p>0.5167</text:p>
          </table:table-cell>
          <table:table-cell table:style-name="ce42" office:value-type="float" office:value="0.00077413" calcext:value-type="float">
            <text:p>0.0008</text:p>
          </table:table-cell>
          <table:table-cell table:style-name="ce42" table:formula="of:=(2*[.J13]*[.I13])/([.I13]+[.J13])" office:value-type="float" office:value="0.00154594368765316" calcext:value-type="float">
            <text:p>0.0015</text:p>
          </table:table-cell>
          <table:table-cell office:value-type="string" calcext:value-type="string">
            <text:p>hasWonPrize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table:style-name="ce42" office:value-type="float" office:value="0.03016289" calcext:value-type="float">
            <text:p>0.0302</text:p>
          </table:table-cell>
          <table:table-cell table:style-name="ce42" office:value-type="float" office:value="0.75982481" calcext:value-type="float">
            <text:p>0.7598</text:p>
          </table:table-cell>
          <table:table-cell table:style-name="ce42" table:formula="of:=(2*[.D14]*[.C14])/([.C14]+[.D14])" office:value-type="float" office:value="0.0580224531680706" calcext:value-type="float">
            <text:p>0.0580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holdsPoliticalPositio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table:style-name="ce42" office:value-type="float" office:value="0.0153143" calcext:value-type="float">
            <text:p>0.0153</text:p>
          </table:table-cell>
          <table:table-cell table:style-name="ce42" office:value-type="float" office:value="0.82712489" calcext:value-type="float">
            <text:p>0.8271</text:p>
          </table:table-cell>
          <table:table-cell table:style-name="ce42" table:formula="of:=(2*[.D15]*[.C15])/([.C15]+[.D15])" office:value-type="float" office:value="0.0300718172974052" calcext:value-type="float">
            <text:p>0.0301</text:p>
          </table:table-cell>
          <table:table-cell table:style-name="ce42" office:value-type="float" office:value="0.21374208" calcext:value-type="float">
            <text:p>0.2137</text:p>
          </table:table-cell>
          <table:table-cell table:style-name="ce42" office:value-type="float" office:value="0.28999722" calcext:value-type="float">
            <text:p>0.2900</text:p>
          </table:table-cell>
          <table:table-cell table:style-name="ce42" table:formula="of:=(2*[.G15]*[.F15])/([.F15]+[.G15])" office:value-type="float" office:value="0.24609796772663" calcext:value-type="float">
            <text:p>0.2461</text:p>
          </table:table-cell>
          <table:table-cell table:style-name="ce42" office:value-type="float" office:value="0.1952381" calcext:value-type="float">
            <text:p>0.1952</text:p>
          </table:table-cell>
          <table:table-cell table:style-name="ce42" office:value-type="float" office:value="0.01027693" calcext:value-type="float">
            <text:p>0.0103</text:p>
          </table:table-cell>
          <table:table-cell table:style-name="ce42" table:formula="of:=(2*[.J15]*[.I15])/([.I15]+[.J15])" office:value-type="float" office:value="0.0195260491364841" calcext:value-type="float">
            <text:p>0.0195</text:p>
          </table:table-cell>
          <table:table-cell office:value-type="string" calcext:value-type="string">
            <text:p>influences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table:style-name="ce42" office:value-type="float" office:value="0.11992498" calcext:value-type="float">
            <text:p>0.1199</text:p>
          </table:table-cell>
          <table:table-cell table:style-name="ce42" office:value-type="float" office:value="0.12948061" calcext:value-type="float">
            <text:p>0.1295</text:p>
          </table:table-cell>
          <table:table-cell table:style-name="ce42" table:formula="of:=(2*[.D16]*[.C16])/([.C16]+[.D16])" office:value-type="float" office:value="0.124519739630838" calcext:value-type="float">
            <text:p>0.1245</text:p>
          </table:table-cell>
          <table:table-cell table:style-name="ce42" office:value-type="float" office:value="0.36398014" calcext:value-type="float">
            <text:p>0.3640</text:p>
          </table:table-cell>
          <table:table-cell table:style-name="ce42" office:value-type="float" office:value="0.01183069" calcext:value-type="float">
            <text:p>0.0118</text:p>
          </table:table-cell>
          <table:table-cell table:style-name="ce42" table:formula="of:=(2*[.G16]*[.F16])/([.F16]+[.G16])" office:value-type="float" office:value="0.022916509364547" calcext:value-type="float">
            <text:p>0.0229</text:p>
          </table:table-cell>
          <table:table-cell table:style-name="ce42" office:value-type="float" office:value="0.50430242" calcext:value-type="float">
            <text:p>0.5043</text:p>
          </table:table-cell>
          <table:table-cell table:style-name="ce42" office:value-type="float" office:value="0.00388056" calcext:value-type="float">
            <text:p>0.0039</text:p>
          </table:table-cell>
          <table:table-cell table:style-name="ce42" table:formula="of:=(2*[.J16]*[.I16])/([.I16]+[.J16])" office:value-type="float" office:value="0.0077018549458512" calcext:value-type="float">
            <text:p>0.0077</text:p>
          </table:table-cell>
          <table:table-cell office:value-type="string" calcext:value-type="string">
            <text:p>isCitizen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style-name="ce42" office:value-type="float" office:value="0.00212329" calcext:value-type="float">
            <text:p>0.0021</text:p>
          </table:table-cell>
          <table:table-cell table:style-name="ce42" office:value-type="float" office:value="0.44639731" calcext:value-type="float">
            <text:p>0.4464</text:p>
          </table:table-cell>
          <table:table-cell table:style-name="ce42" table:formula="of:=(2*[.D17]*[.C17])/([.C17]+[.D17])" office:value-type="float" office:value="0.00422647675201496" calcext:value-type="float">
            <text:p>0.0042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isKnownF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style-name="ce42" office:value-type="float" office:value="0.04677461" calcext:value-type="float">
            <text:p>0.0468</text:p>
          </table:table-cell>
          <table:table-cell table:style-name="ce42" office:value-type="float" office:value="0.02328296" calcext:value-type="float">
            <text:p>0.0233</text:p>
          </table:table-cell>
          <table:table-cell table:style-name="ce42" table:formula="of:=(2*[.D18]*[.C18])/([.C18]+[.D18])" office:value-type="float" office:value="0.0310901840770555" calcext:value-type="float">
            <text:p>0.0311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isLeader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table:style-name="ce42" office:value-type="float" office:value="0.84517473" calcext:value-type="float">
            <text:p>0.8452</text:p>
          </table:table-cell>
          <table:table-cell table:style-name="ce42" office:value-type="float" office:value="0.52077778" calcext:value-type="float">
            <text:p>0.5208</text:p>
          </table:table-cell>
          <table:table-cell table:style-name="ce42" table:formula="of:=(2*[.D19]*[.C19])/([.C19]+[.D19])" office:value-type="float" office:value="0.644456108655636" calcext:value-type="float">
            <text:p>0.6445</text:p>
          </table:table-cell>
          <table:table-cell table:style-name="ce42" office:value-type="float" office:value="0.85266928" calcext:value-type="float">
            <text:p>0.8527</text:p>
          </table:table-cell>
          <table:table-cell table:style-name="ce42" office:value-type="float" office:value="0.52062131" calcext:value-type="float">
            <text:p>0.5206</text:p>
          </table:table-cell>
          <table:table-cell table:style-name="ce42" table:formula="of:=(2*[.G19]*[.F19])/([.F19]+[.G19])" office:value-type="float" office:value="0.646502351043353" calcext:value-type="float">
            <text:p>0.6465</text:p>
          </table:table-cell>
          <table:table-cell table:style-name="ce42" office:value-type="float" office:value="0.86647063" calcext:value-type="float">
            <text:p>0.8665</text:p>
          </table:table-cell>
          <table:table-cell table:style-name="ce42" office:value-type="float" office:value="0.51878131" calcext:value-type="float">
            <text:p>0.5188</text:p>
          </table:table-cell>
          <table:table-cell table:style-name="ce42" table:formula="of:=(2*[.J19]*[.I19])/([.I19]+[.J19])" office:value-type="float" office:value="0.648992079387271" calcext:value-type="float">
            <text:p>0.6490</text:p>
          </table:table-cell>
          <table:table-cell office:value-type="string" calcext:value-type="string">
            <text:p>isLocat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table:style-name="ce42" office:value-type="float" office:value="0.03827487" calcext:value-type="float">
            <text:p>0.0383</text:p>
          </table:table-cell>
          <table:table-cell table:style-name="ce42" office:value-type="float" office:value="0.6623392" calcext:value-type="float">
            <text:p>0.6623</text:p>
          </table:table-cell>
          <table:table-cell table:style-name="ce42" table:formula="of:=(2*[.D20]*[.C20])/([.C20]+[.D20])" office:value-type="float" office:value="0.0723677923736359" calcext:value-type="float">
            <text:p>0.0724</text:p>
          </table:table-cell>
          <table:table-cell table:style-name="ce42" office:value-type="float" office:value="0.33068987" calcext:value-type="float">
            <text:p>0.3307</text:p>
          </table:table-cell>
          <table:table-cell table:style-name="ce42" office:value-type="float" office:value="0.21131245" calcext:value-type="float">
            <text:p>0.2113</text:p>
          </table:table-cell>
          <table:table-cell table:style-name="ce42" table:formula="of:=(2*[.G20]*[.F20])/([.F20]+[.G20])" office:value-type="float" office:value="0.257854566452341" calcext:value-type="float">
            <text:p>0.2579</text:p>
          </table:table-cell>
          <table:table-cell table:style-name="ce42" office:value-type="float" office:value="0.5033371" calcext:value-type="float">
            <text:p>0.5033</text:p>
          </table:table-cell>
          <table:table-cell table:style-name="ce42" office:value-type="float" office:value="0.05225825" calcext:value-type="float">
            <text:p>0.0523</text:p>
          </table:table-cell>
          <table:table-cell table:style-name="ce42" table:formula="of:=(2*[.J20]*[.I20])/([.I20]+[.J20])" office:value-type="float" office:value="0.0946858752726242" calcext:value-type="float">
            <text:p>0.0947</text:p>
          </table:table-cell>
          <table:table-cell office:value-type="string" calcext:value-type="string">
            <text:p>isMarriedTo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style-name="ce42" office:value-type="float" office:value="0.01632025" calcext:value-type="float">
            <text:p>0.0163</text:p>
          </table:table-cell>
          <table:table-cell table:style-name="ce42" office:value-type="float" office:value="0.23554096" calcext:value-type="float">
            <text:p>0.2355</text:p>
          </table:table-cell>
          <table:table-cell table:style-name="ce42" table:formula="of:=(2*[.D21]*[.C21])/([.C21]+[.D21])" office:value-type="float" office:value="0.0305254417894681" calcext:value-type="float">
            <text:p>0.0305</text:p>
          </table:table-cell>
          <table:table-cell table:style-name="ce42" office:value-type="float" office:value="0.10818182" calcext:value-type="float">
            <text:p>0.1082</text:p>
          </table:table-cell>
          <table:table-cell table:style-name="ce42" office:value-type="float" office:value="0.01906586" calcext:value-type="float">
            <text:p>0.0191</text:p>
          </table:table-cell>
          <table:table-cell table:style-name="ce42" table:formula="of:=(2*[.G21]*[.F21])/([.F21]+[.G21])" office:value-type="float" office:value="0.0324183424745378" calcext:value-type="float">
            <text:p>0.0324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isPoliticianOf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table:style-name="ce42" office:value-type="float" office:value="0.07468026" calcext:value-type="float">
            <text:p>0.0747</text:p>
          </table:table-cell>
          <table:table-cell table:style-name="ce42" office:value-type="float" office:value="0.05527752" calcext:value-type="float">
            <text:p>0.0553</text:p>
          </table:table-cell>
          <table:table-cell table:style-name="ce42" table:formula="of:=(2*[.D22]*[.C22])/([.C22]+[.D22])" office:value-type="float" office:value="0.0635304722157488" calcext:value-type="float">
            <text:p>0.0635</text:p>
          </table:table-cell>
          <table:table-cell table:style-name="ce42" office:value-type="float" office:value="0.39830675" calcext:value-type="float">
            <text:p>0.3983</text:p>
          </table:table-cell>
          <table:table-cell table:style-name="ce42" office:value-type="float" office:value="0.01098978" calcext:value-type="float">
            <text:p>0.0110</text:p>
          </table:table-cell>
          <table:table-cell table:style-name="ce42" table:formula="of:=(2*[.G22]*[.F22])/([.F22]+[.G22])" office:value-type="float" office:value="0.0213893997831597" calcext:value-type="float">
            <text:p>0.0214</text:p>
          </table:table-cell>
          <table:table-cell table:style-name="ce42" office:value-type="float" office:value="0.45" calcext:value-type="float">
            <text:p>0.4500</text:p>
          </table:table-cell>
          <table:table-cell table:style-name="ce42" office:value-type="float" office:value="0.00130651" calcext:value-type="float">
            <text:p>0.0013</text:p>
          </table:table-cell>
          <table:table-cell table:style-name="ce42" table:formula="of:=(2*[.J22]*[.I22])/([.I22]+[.J22])" office:value-type="float" office:value="0.00260545543648373" calcext:value-type="float">
            <text:p>0.0026</text:p>
          </table:table-cell>
          <table:table-cell office:value-type="string" calcext:value-type="string">
            <text:p>lives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table:style-name="ce42" office:value-type="float" office:value="0.02227683" calcext:value-type="float">
            <text:p>0.0223</text:p>
          </table:table-cell>
          <table:table-cell table:style-name="ce42" office:value-type="float" office:value="0.65485327" calcext:value-type="float">
            <text:p>0.6549</text:p>
          </table:table-cell>
          <table:table-cell table:style-name="ce42" table:formula="of:=(2*[.D23]*[.C23])/([.C23]+[.D23])" office:value-type="float" office:value="0.0430878939534193" calcext:value-type="float">
            <text:p>0.0431</text:p>
          </table:table-cell>
          <table:table-cell table:style-name="ce42" office:value-type="float" office:value="0.1" calcext:value-type="float">
            <text:p>0.1000</text:p>
          </table:table-cell>
          <table:table-cell table:style-name="ce42" office:value-type="float" office:value="0.01136364" calcext:value-type="float">
            <text:p>0.0114</text:p>
          </table:table-cell>
          <table:table-cell table:style-name="ce42" table:formula="of:=(2*[.G23]*[.F23])/([.F23]+[.G23])" office:value-type="float" office:value="0.0204081691295292" calcext:value-type="float">
            <text:p>0.0204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office:value-type="string" calcext:value-type="string">
            <text:p>participated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table:style-name="ce42" office:value-type="float" office:value="0.52387168" calcext:value-type="float">
            <text:p>0.5239</text:p>
          </table:table-cell>
          <table:table-cell table:style-name="ce42" office:value-type="float" office:value="0.51813046" calcext:value-type="float">
            <text:p>0.5181</text:p>
          </table:table-cell>
          <table:table-cell table:style-name="ce42" table:formula="of:=(2*[.D24]*[.C24])/([.C24]+[.D24])" office:value-type="float" office:value="0.520985253522364" calcext:value-type="float">
            <text:p>0.5210</text:p>
          </table:table-cell>
          <table:table-cell table:style-name="ce42" office:value-type="float" office:value="0.60129016" calcext:value-type="float">
            <text:p>0.6013</text:p>
          </table:table-cell>
          <table:table-cell table:style-name="ce42" office:value-type="float" office:value="0.51565406" calcext:value-type="float">
            <text:p>0.5157</text:p>
          </table:table-cell>
          <table:table-cell table:style-name="ce42" table:formula="of:=(2*[.G24]*[.F24])/([.F24]+[.G24])" office:value-type="float" office:value="0.555189250618172" calcext:value-type="float">
            <text:p>0.5552</text:p>
          </table:table-cell>
          <table:table-cell table:style-name="ce42" office:value-type="float" office:value="0.66830867" calcext:value-type="float">
            <text:p>0.6683</text:p>
          </table:table-cell>
          <table:table-cell table:style-name="ce42" office:value-type="float" office:value="0.49711479" calcext:value-type="float">
            <text:p>0.4971</text:p>
          </table:table-cell>
          <table:table-cell table:style-name="ce42" table:formula="of:=(2*[.J24]*[.I24])/([.I24]+[.J24])" office:value-type="float" office:value="0.570138040883834" calcext:value-type="float">
            <text:p>0.5701</text:p>
          </table:table-cell>
          <table:table-cell office:value-type="string" calcext:value-type="string">
            <text:p>playsFor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table:style-name="ce42" office:value-type="float" office:value="0.28617774" calcext:value-type="float">
            <text:p>0.2862</text:p>
          </table:table-cell>
          <table:table-cell table:style-name="ce42" office:value-type="float" office:value="0.082453" calcext:value-type="float">
            <text:p>0.0825</text:p>
          </table:table-cell>
          <table:table-cell table:style-name="ce42" table:formula="of:=(2*[.D25]*[.C25])/([.C25]+[.D25])" office:value-type="float" office:value="0.128020865520982" calcext:value-type="float">
            <text:p>0.1280</text:p>
          </table:table-cell>
          <table:table-cell table:style-name="ce42" office:value-type="float" office:value="0.39510348" calcext:value-type="float">
            <text:p>0.3951</text:p>
          </table:table-cell>
          <table:table-cell table:style-name="ce42" office:value-type="float" office:value="0.05884024" calcext:value-type="float">
            <text:p>0.0588</text:p>
          </table:table-cell>
          <table:table-cell table:style-name="ce42" table:formula="of:=(2*[.G25]*[.F25])/([.F25]+[.G25])" office:value-type="float" office:value="0.102426721920661" calcext:value-type="float">
            <text:p>0.1024</text:p>
          </table:table-cell>
          <table:table-cell table:style-name="ce42" office:value-type="float" office:value="0.48408971" calcext:value-type="float">
            <text:p>0.4841</text:p>
          </table:table-cell>
          <table:table-cell table:style-name="ce42" office:value-type="float" office:value="0.00826263" calcext:value-type="float">
            <text:p>0.0083</text:p>
          </table:table-cell>
          <table:table-cell table:style-name="ce42" table:formula="of:=(2*[.J25]*[.I25])/([.I25]+[.J25])" office:value-type="float" office:value="0.0162479339918941" calcext:value-type="float">
            <text:p>0.0162</text:p>
          </table:table-cell>
          <table:table-cell office:value-type="string" calcext:value-type="string">
            <text:p>wasBornIn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table:style-name="ce42" office:value-type="float" office:value="0.04388619" calcext:value-type="float">
            <text:p>0.0439</text:p>
          </table:table-cell>
          <table:table-cell table:style-name="ce42" office:value-type="float" office:value="0.35625107" calcext:value-type="float">
            <text:p>0.3563</text:p>
          </table:table-cell>
          <table:table-cell table:style-name="ce42" table:formula="of:=(2*[.D26]*[.C26])/([.C26]+[.D26])" office:value-type="float" office:value="0.0781456950333658" calcext:value-type="float">
            <text:p>0.0781</text:p>
          </table:table-cell>
          <table:table-cell table:style-name="ce42" office:value-type="float" office:value="0.35156825" calcext:value-type="float">
            <text:p>0.3516</text:p>
          </table:table-cell>
          <table:table-cell table:style-name="ce42" office:value-type="float" office:value="0.10954922" calcext:value-type="float">
            <text:p>0.1095</text:p>
          </table:table-cell>
          <table:table-cell table:style-name="ce42" table:formula="of:=(2*[.G26]*[.F26])/([.F26]+[.G26])" office:value-type="float" office:value="0.167046490623159" calcext:value-type="float">
            <text:p>0.1670</text:p>
          </table:table-cell>
          <table:table-cell table:style-name="ce42" office:value-type="float" office:value="0.49507576" calcext:value-type="float">
            <text:p>0.4951</text:p>
          </table:table-cell>
          <table:table-cell table:style-name="ce42" office:value-type="float" office:value="0.02712129" calcext:value-type="float">
            <text:p>0.0271</text:p>
          </table:table-cell>
          <table:table-cell table:style-name="ce42" table:formula="of:=(2*[.J26]*[.I26])/([.I26]+[.J26])" office:value-type="float" office:value="0.051425389166524" calcext:value-type="float">
            <text:p>0.0514</text:p>
          </table:table-cell>
          <table:table-cell office:value-type="string" calcext:value-type="string">
            <text:p>worksAt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Macro Average</text:p>
          </table:table-cell>
          <table:table-cell table:style-name="ce42" office:value-type="float" office:value="0.11690923" calcext:value-type="float">
            <text:p>0.1169</text:p>
          </table:table-cell>
          <table:table-cell table:style-name="ce42" office:value-type="float" office:value="0.45085499" calcext:value-type="float">
            <text:p>0.4509</text:p>
          </table:table-cell>
          <table:table-cell table:style-name="ce42" table:formula="of:=(2*[.D27]*[.C27])/([.C27]+[.D27])" office:value-type="float" office:value="0.185672530483015" calcext:value-type="float">
            <text:p>0.1857</text:p>
          </table:table-cell>
          <table:table-cell table:style-name="ce42" office:value-type="float" office:value="0.31182256" calcext:value-type="float">
            <text:p>0.3118</text:p>
          </table:table-cell>
          <table:table-cell table:style-name="ce42" office:value-type="float" office:value="0.18729941" calcext:value-type="float">
            <text:p>0.1873</text:p>
          </table:table-cell>
          <table:table-cell table:style-name="ce42" table:formula="of:=(2*[.G27]*[.F27])/([.F27]+[.G27])" office:value-type="float" office:value="0.234027692720838" calcext:value-type="float">
            <text:p>0.2340</text:p>
          </table:table-cell>
          <table:table-cell table:style-name="ce42" office:value-type="float" office:value="0.34906786" calcext:value-type="float">
            <text:p>0.3491</text:p>
          </table:table-cell>
          <table:table-cell table:style-name="ce42" office:value-type="float" office:value="0.08918978" calcext:value-type="float">
            <text:p>0.0892</text:p>
          </table:table-cell>
          <table:table-cell table:style-name="ce42" table:formula="of:=(2*[.J27]*[.I27])/([.I27]+[.J27])" office:value-type="float" office:value="0.142077548897816" calcext:value-type="float">
            <text:p>0.14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table:style-name="ce42" office:value-type="float" office:value="0.22569929" calcext:value-type="float">
            <text:p>0.2257</text:p>
          </table:table-cell>
          <table:table-cell table:style-name="ce42" office:value-type="float" office:value="0.4356432" calcext:value-type="float">
            <text:p>0.4356</text:p>
          </table:table-cell>
          <table:table-cell table:style-name="ce42" table:formula="of:=(2*[.D28]*[.C28])/([.C28]+[.D28])" office:value-type="float" office:value="0.29734778097602" calcext:value-type="float">
            <text:p>0.2973</text:p>
          </table:table-cell>
          <table:table-cell table:style-name="ce42" office:value-type="float" office:value="0.70458413" calcext:value-type="float">
            <text:p>0.7046</text:p>
          </table:table-cell>
          <table:table-cell table:style-name="ce42" office:value-type="float" office:value="0.39078973" calcext:value-type="float">
            <text:p>0.3908</text:p>
          </table:table-cell>
          <table:table-cell table:style-name="ce42" table:formula="of:=(2*[.G28]*[.F28])/([.F28]+[.G28])" office:value-type="float" office:value="0.502740209493378" calcext:value-type="float">
            <text:p>0.5027</text:p>
          </table:table-cell>
          <table:table-cell table:style-name="ce42" office:value-type="float" office:value="0.80144518" calcext:value-type="float">
            <text:p>0.8014</text:p>
          </table:table-cell>
          <table:table-cell table:style-name="ce42" office:value-type="float" office:value="0.36378793" calcext:value-type="float">
            <text:p>0.3638</text:p>
          </table:table-cell>
          <table:table-cell table:style-name="ce42" table:formula="of:=(2*[.J28]*[.I28])/([.I28]+[.J28])" office:value-type="float" office:value="0.500425332130628" calcext:value-type="float">
            <text:p>0.5004</text:p>
          </table:table-cell>
          <table:table-cell table:number-columns-repeated="4"/>
        </table:table-row>
        <table:table-row table:style-name="ro4" table:number-rows-repeated="1048547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Degree" table:style-name="ta1">
        <office:forms form:automatic-focus="false" form:apply-design-mode="false"/>
        <table:shapes>
          <draw:frame draw:z-index="0" draw:style-name="gr1" draw:text-style-name="P1" svg:width="15.989cm" svg:height="8.991cm" svg:x="17.08cm" svg:y="26.2cm">
            <draw:object draw:notify-on-update-of-ranges="Degree.C64:Degree.C68 Degree.D63:Degree.D63 Degree.D64:Degree.D68 Degree.E63:Degree.E63 Degree.E64:Degree.E68 Degree.F63:Degree.F63 Degree.F64:Degree.F68 Degree.G63:Degree.G63 Degree.G64:Degree.G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7" table:default-cell-style-name="Default"/>
        <table:table-row table:style-name="ro4">
          <table:table-cell table:number-columns-repeated="17"/>
        </table:table-row>
        <table:table-row table:style-name="ro3">
          <table:table-cell table:number-columns-repeated="2"/>
          <table:table-cell table:style-name="ce26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2,c&gt;0,r&gt;0,on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3,c&gt;0,r&gt;0,on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4,c&gt;0,r&gt;0,one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D=5,c&gt;0,r&gt;0,on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4]*[.D4])/([.C4]+[.D4])" office:value-type="float" office:value="0.0801835267278504" calcext:value-type="float">
            <text:p>0.0801835267</text:p>
          </table:table-cell>
          <table:table-cell office:value-type="float" office:value="0.04147504" calcext:value-type="float">
            <text:p>0.04147504</text:p>
          </table:table-cell>
          <table:table-cell office:value-type="float" office:value="0.57266049" calcext:value-type="float">
            <text:p>0.57266049</text:p>
          </table:table-cell>
          <table:table-cell table:formula="of:=(2*[.F4]*[.G4])/([.F4]+[.G4])" office:value-type="float" office:value="0.0773481277957314" calcext:value-type="float">
            <text:p>0.0773481278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I4]*[.J4])/([.I4]+[.J4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L4]*[.M4])/([.L4]+[.M4])" office:value-type="float" office:value="0.075514177586634" calcext:value-type="float">
            <text:p>0.0755141776</text:p>
          </table:table-cell>
          <table:table-cell office:value-type="float" office:value="0.04040358" calcext:value-type="float">
            <text:p>0.04040358</text:p>
          </table:table-cell>
          <table:table-cell office:value-type="float" office:value="0.57643175" calcext:value-type="float">
            <text:p>0.57643175</text:p>
          </table:table-cell>
          <table:table-cell table:formula="of:=(2*[.O4]*[.P4])/([.O4]+[.P4])" office:value-type="float" office:value="0.075514177586634" calcext:value-type="float">
            <text:p>0.0755141776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5]*[.D5])/([.C5]+[.D5])" office:value-type="float" office:value="0.149516293891408" calcext:value-type="float">
            <text:p>0.1495162939</text:p>
          </table:table-cell>
          <table:table-cell office:value-type="float" office:value="0.0755486" calcext:value-type="float">
            <text:p>0.0755486</text:p>
          </table:table-cell>
          <table:table-cell office:value-type="float" office:value="0.86492727" calcext:value-type="float">
            <text:p>0.86492727</text:p>
          </table:table-cell>
          <table:table-cell table:formula="of:=(2*[.F5]*[.G5])/([.F5]+[.G5])" office:value-type="float" office:value="0.138959534071453" calcext:value-type="float">
            <text:p>0.1389595341</text:p>
          </table:table-cell>
          <table:table-cell office:value-type="float" office:value="0.06692492" calcext:value-type="float">
            <text:p>0.06692492</text:p>
          </table:table-cell>
          <table:table-cell office:value-type="float" office:value="0.89601981" calcext:value-type="float">
            <text:p>0.89601981</text:p>
          </table:table-cell>
          <table:table-cell table:formula="of:=(2*[.I5]*[.J5])/([.I5]+[.J5])" office:value-type="float" office:value="0.124547239804023" calcext:value-type="float">
            <text:p>0.1245472398</text:p>
          </table:table-cell>
          <table:table-cell office:value-type="float" office:value="0.06646517" calcext:value-type="float">
            <text:p>0.06646517</text:p>
          </table:table-cell>
          <table:table-cell office:value-type="float" office:value="0.89955574" calcext:value-type="float">
            <text:p>0.89955574</text:p>
          </table:table-cell>
          <table:table-cell table:formula="of:=(2*[.L5]*[.M5])/([.L5]+[.M5])" office:value-type="float" office:value="0.12378432923067" calcext:value-type="float">
            <text:p>0.1237843292</text:p>
          </table:table-cell>
          <table:table-cell office:value-type="float" office:value="0.06590714" calcext:value-type="float">
            <text:p>0.06590714</text:p>
          </table:table-cell>
          <table:table-cell office:value-type="float" office:value="0.90071844" calcext:value-type="float">
            <text:p>0.90071844</text:p>
          </table:table-cell>
          <table:table-cell table:formula="of:=(2*[.O5]*[.P5])/([.O5]+[.P5])" office:value-type="float" office:value="0.122826826754702" calcext:value-type="float">
            <text:p>0.1228268268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0668651030178796" calcext:value-type="float">
            <text:p>0.0066865103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0667230565782545" calcext:value-type="float">
            <text:p>0.0066723057</text:p>
          </table:table-cell>
          <table:table-cell office:value-type="float" office:value="0.00334732" calcext:value-type="float">
            <text:p>0.00334732</text:p>
          </table:table-cell>
          <table:table-cell office:value-type="float" office:value="1" calcext:value-type="float">
            <text:p>1</text:p>
          </table:table-cell>
          <table:table-cell table:formula="of:=(2*[.O6]*[.P6])/([.O6]+[.P6])" office:value-type="float" office:value="0.00667230565782545" calcext:value-type="float">
            <text:p>0.0066723057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7]*[.D7])/([.C7]+[.D7])" office:value-type="float" office:value="0.106517995844172" calcext:value-type="float">
            <text:p>0.1065179958</text:p>
          </table:table-cell>
          <table:table-cell office:value-type="float" office:value="0.04875934" calcext:value-type="float">
            <text:p>0.04875934</text:p>
          </table:table-cell>
          <table:table-cell office:value-type="float" office:value="0.46849537" calcext:value-type="float">
            <text:p>0.46849537</text:p>
          </table:table-cell>
          <table:table-cell table:formula="of:=(2*[.F7]*[.G7])/([.F7]+[.G7])" office:value-type="float" office:value="0.0883260204020406" calcext:value-type="float">
            <text:p>0.0883260204</text:p>
          </table:table-cell>
          <table:table-cell office:value-type="float" office:value="0.05048028" calcext:value-type="float">
            <text:p>0.05048028</text:p>
          </table:table-cell>
          <table:table-cell office:value-type="float" office:value="0.51689713" calcext:value-type="float">
            <text:p>0.51689713</text:p>
          </table:table-cell>
          <table:table-cell table:formula="of:=(2*[.I7]*[.J7])/([.I7]+[.J7])" office:value-type="float" office:value="0.0919779723115744" calcext:value-type="float">
            <text:p>0.0919779723</text:p>
          </table:table-cell>
          <table:table-cell office:value-type="float" office:value="0.05407647" calcext:value-type="float">
            <text:p>0.05407647</text:p>
          </table:table-cell>
          <table:table-cell office:value-type="float" office:value="0.56466354" calcext:value-type="float">
            <text:p>0.56466354</text:p>
          </table:table-cell>
          <table:table-cell table:formula="of:=(2*[.L7]*[.M7])/([.L7]+[.M7])" office:value-type="float" office:value="0.0987006189591774" calcext:value-type="float">
            <text:p>0.098700619</text:p>
          </table:table-cell>
          <table:table-cell office:value-type="float" office:value="0.05425296" calcext:value-type="float">
            <text:p>0.05425296</text:p>
          </table:table-cell>
          <table:table-cell office:value-type="float" office:value="0.57404773" calcext:value-type="float">
            <text:p>0.57404773</text:p>
          </table:table-cell>
          <table:table-cell table:formula="of:=(2*[.O7]*[.P7])/([.O7]+[.P7])" office:value-type="float" office:value="0.0991365727571644" calcext:value-type="float">
            <text:p>0.099136572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8]*[.D8])/([.C8]+[.D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F8]*[.G8])/([.F8]+[.G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I8]*[.J8])/([.I8]+[.J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L8]*[.M8])/([.L8]+[.M8])" office:value-type="float" office:value="0.0690836289158947" calcext:value-type="float">
            <text:p>0.0690836289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O8]*[.P8])/([.O8]+[.P8])" office:value-type="float" office:value="0.0690836289158947" calcext:value-type="float">
            <text:p>0.0690836289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9]*[.D9])/([.C9]+[.D9])" office:value-type="float" office:value="0.224755657817857" calcext:value-type="float">
            <text:p>0.2247556578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F9]*[.G9])/([.F9]+[.G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I9]*[.J9])/([.I9]+[.J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L9]*[.M9])/([.L9]+[.M9])" office:value-type="float" office:value="0.224247431748098" calcext:value-type="float">
            <text:p>0.2242474317</text:p>
          </table:table-cell>
          <table:table-cell office:value-type="float" office:value="0.14673852" calcext:value-type="float">
            <text:p>0.14673852</text:p>
          </table:table-cell>
          <table:table-cell office:value-type="float" office:value="0.47531305" calcext:value-type="float">
            <text:p>0.47531305</text:p>
          </table:table-cell>
          <table:table-cell table:formula="of:=(2*[.O9]*[.P9])/([.O9]+[.P9])" office:value-type="float" office:value="0.224247431748098" calcext:value-type="float">
            <text:p>0.2242474317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10]*[.D10])/([.C10]+[.D10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10]*[.P10])/([.O10]+[.P10])" office:value-type="float" office:value="0.220085944201396" calcext:value-type="float">
            <text:p>0.2200859442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11]*[.D11])/([.C11]+[.D11])" office:value-type="float" office:value="0.0528105614326406" calcext:value-type="float">
            <text:p>0.0528105614</text:p>
          </table:table-cell>
          <table:table-cell office:value-type="float" office:value="0.01599196" calcext:value-type="float">
            <text:p>0.01599196</text:p>
          </table:table-cell>
          <table:table-cell office:value-type="float" office:value="0.58920683" calcext:value-type="float">
            <text:p>0.58920683</text:p>
          </table:table-cell>
          <table:table-cell table:formula="of:=(2*[.F11]*[.G11])/([.F11]+[.G11])" office:value-type="float" office:value="0.0311387670060834" calcext:value-type="float">
            <text:p>0.031138767</text:p>
          </table:table-cell>
          <table:table-cell office:value-type="float" office:value="0.01437229" calcext:value-type="float">
            <text:p>0.01437229</text:p>
          </table:table-cell>
          <table:table-cell office:value-type="float" office:value="0.67045995" calcext:value-type="float">
            <text:p>0.67045995</text:p>
          </table:table-cell>
          <table:table-cell table:formula="of:=(2*[.I11]*[.J11])/([.I11]+[.J11])" office:value-type="float" office:value="0.0281413294291913" calcext:value-type="float">
            <text:p>0.0281413294</text:p>
          </table:table-cell>
          <table:table-cell office:value-type="float" office:value="0.01419003" calcext:value-type="float">
            <text:p>0.01419003</text:p>
          </table:table-cell>
          <table:table-cell office:value-type="float" office:value="0.67045995" calcext:value-type="float">
            <text:p>0.67045995</text:p>
          </table:table-cell>
          <table:table-cell table:formula="of:=(2*[.L11]*[.M11])/([.L11]+[.M11])" office:value-type="float" office:value="0.0277918559328622" calcext:value-type="float">
            <text:p>0.0277918559</text:p>
          </table:table-cell>
          <table:table-cell office:value-type="float" office:value="0.01303704" calcext:value-type="float">
            <text:p>0.01303704</text:p>
          </table:table-cell>
          <table:table-cell office:value-type="float" office:value="0.68924446" calcext:value-type="float">
            <text:p>0.68924446</text:p>
          </table:table-cell>
          <table:table-cell table:formula="of:=(2*[.O11]*[.P11])/([.O11]+[.P11])" office:value-type="float" office:value="0.0255900450027472" calcext:value-type="float">
            <text:p>0.025590045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12]*[.D12])/([.C12]+[.D12])" office:value-type="float" office:value="0.0917398183751588" calcext:value-type="float">
            <text:p>0.0917398184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F12]*[.G12])/([.F12]+[.G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I12]*[.J12])/([.I12]+[.J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L12]*[.M12])/([.L12]+[.M12])" office:value-type="float" office:value="0.0887247702158897" calcext:value-type="float">
            <text:p>0.0887247702</text:p>
          </table:table-cell>
          <table:table-cell office:value-type="float" office:value="0.05081598" calcext:value-type="float">
            <text:p>0.05081598</text:p>
          </table:table-cell>
          <table:table-cell office:value-type="float" office:value="0.34931199" calcext:value-type="float">
            <text:p>0.34931199</text:p>
          </table:table-cell>
          <table:table-cell table:formula="of:=(2*[.O12]*[.P12])/([.O12]+[.P12])" office:value-type="float" office:value="0.0887247702158897" calcext:value-type="float">
            <text:p>0.088724770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13]*[.D13])/([.C13]+[.D13])" office:value-type="float" office:value="0.0543936048467216" calcext:value-type="float">
            <text:p>0.0543936048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F13]*[.G13])/([.F13]+[.G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I13]*[.J13])/([.I13]+[.J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L13]*[.M13])/([.L13]+[.M13])" office:value-type="float" office:value="0.0543192852809711" calcext:value-type="float">
            <text:p>0.0543192853</text:p>
          </table:table-cell>
          <table:table-cell office:value-type="float" office:value="0.02838178" calcext:value-type="float">
            <text:p>0.02838178</text:p>
          </table:table-cell>
          <table:table-cell office:value-type="float" office:value="0.63073025" calcext:value-type="float">
            <text:p>0.63073025</text:p>
          </table:table-cell>
          <table:table-cell table:formula="of:=(2*[.O13]*[.P13])/([.O13]+[.P13])" office:value-type="float" office:value="0.0543192852809711" calcext:value-type="float">
            <text:p>0.0543192853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F14]*[.G14])/([.F14]+[.G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I14]*[.J14])/([.I14]+[.J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L14]*[.M14])/([.L14]+[.M14])" office:value-type="float" office:value="0.0201608491342159" calcext:value-type="float">
            <text:p>0.0201608491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O14]*[.P14])/([.O14]+[.P14])" office:value-type="float" office:value="0.0201608491342159" calcext:value-type="float">
            <text:p>0.0201608491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15]*[.D15])/([.C15]+[.D15])" office:value-type="float" office:value="0.0580224531680706" calcext:value-type="float">
            <text:p>0.0580224532</text:p>
          </table:table-cell>
          <table:table-cell office:value-type="float" office:value="0.0180402" calcext:value-type="float">
            <text:p>0.0180402</text:p>
          </table:table-cell>
          <table:table-cell office:value-type="float" office:value="0.87158983" calcext:value-type="float">
            <text:p>0.87158983</text:p>
          </table:table-cell>
          <table:table-cell table:formula="of:=(2*[.F15]*[.G15])/([.F15]+[.G15])" office:value-type="float" office:value="0.0353487502016226" calcext:value-type="float">
            <text:p>0.0353487502</text:p>
          </table:table-cell>
          <table:table-cell office:value-type="float" office:value="0.01747278" calcext:value-type="float">
            <text:p>0.01747278</text:p>
          </table:table-cell>
          <table:table-cell office:value-type="float" office:value="0.87913699" calcext:value-type="float">
            <text:p>0.87913699</text:p>
          </table:table-cell>
          <table:table-cell table:formula="of:=(2*[.I15]*[.J15])/([.I15]+[.J15])" office:value-type="float" office:value="0.0342645546147288" calcext:value-type="float">
            <text:p>0.0342645546</text:p>
          </table:table-cell>
          <table:table-cell office:value-type="float" office:value="0.01528252" calcext:value-type="float">
            <text:p>0.01528252</text:p>
          </table:table-cell>
          <table:table-cell office:value-type="float" office:value="0.88427717" calcext:value-type="float">
            <text:p>0.88427717</text:p>
          </table:table-cell>
          <table:table-cell table:formula="of:=(2*[.L15]*[.M15])/([.L15]+[.M15])" office:value-type="float" office:value="0.0300457739187233" calcext:value-type="float">
            <text:p>0.0300457739</text:p>
          </table:table-cell>
          <table:table-cell office:value-type="float" office:value="0.01525539" calcext:value-type="float">
            <text:p>0.01525539</text:p>
          </table:table-cell>
          <table:table-cell office:value-type="float" office:value="0.89104672" calcext:value-type="float">
            <text:p>0.89104672</text:p>
          </table:table-cell>
          <table:table-cell table:formula="of:=(2*[.O15]*[.P15])/([.O15]+[.P15])" office:value-type="float" office:value="0.0299972052847164" calcext:value-type="float">
            <text:p>0.0299972053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16]*[.D16])/([.C16]+[.D16])" office:value-type="float" office:value="0.0300718172974052" calcext:value-type="float">
            <text:p>0.0300718173</text:p>
          </table:table-cell>
          <table:table-cell office:value-type="float" office:value="0.01228102" calcext:value-type="float">
            <text:p>0.01228102</text:p>
          </table:table-cell>
          <table:table-cell office:value-type="float" office:value="0.87769424" calcext:value-type="float">
            <text:p>0.87769424</text:p>
          </table:table-cell>
          <table:table-cell table:formula="of:=(2*[.F16]*[.G16])/([.F16]+[.G16])" office:value-type="float" office:value="0.0242231014721124" calcext:value-type="float">
            <text:p>0.0242231015</text:p>
          </table:table-cell>
          <table:table-cell office:value-type="float" office:value="0.01227407" calcext:value-type="float">
            <text:p>0.01227407</text:p>
          </table:table-cell>
          <table:table-cell office:value-type="float" office:value="0.87769424" calcext:value-type="float">
            <text:p>0.87769424</text:p>
          </table:table-cell>
          <table:table-cell table:formula="of:=(2*[.I16]*[.J16])/([.I16]+[.J16])" office:value-type="float" office:value="0.0242095823397505" calcext:value-type="float">
            <text:p>0.0242095823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L16]*[.M16])/([.L16]+[.M16])" office:value-type="float" office:value="0.0240114785218061" calcext:value-type="float">
            <text:p>0.0240114785</text:p>
          </table:table-cell>
          <table:table-cell office:value-type="float" office:value="0.01217224" calcext:value-type="float">
            <text:p>0.01217224</text:p>
          </table:table-cell>
          <table:table-cell office:value-type="float" office:value="0.87769424" calcext:value-type="float">
            <text:p>0.87769424</text:p>
          </table:table-cell>
          <table:table-cell table:formula="of:=(2*[.O16]*[.P16])/([.O16]+[.P16])" office:value-type="float" office:value="0.0240114785218061" calcext:value-type="float">
            <text:p>0.0240114785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17]*[.D17])/([.C17]+[.D17])" office:value-type="float" office:value="0.124519739630838" calcext:value-type="float">
            <text:p>0.1245197396</text:p>
          </table:table-cell>
          <table:table-cell office:value-type="float" office:value="0.08501606" calcext:value-type="float">
            <text:p>0.08501606</text:p>
          </table:table-cell>
          <table:table-cell office:value-type="float" office:value="0.20849927" calcext:value-type="float">
            <text:p>0.20849927</text:p>
          </table:table-cell>
          <table:table-cell table:formula="of:=(2*[.F17]*[.G17])/([.F17]+[.G17])" office:value-type="float" office:value="0.12078269607435" calcext:value-type="float">
            <text:p>0.1207826961</text:p>
          </table:table-cell>
          <table:table-cell office:value-type="float" office:value="0.08524664" calcext:value-type="float">
            <text:p>0.08524664</text:p>
          </table:table-cell>
          <table:table-cell office:value-type="float" office:value="0.23118944" calcext:value-type="float">
            <text:p>0.23118944</text:p>
          </table:table-cell>
          <table:table-cell table:formula="of:=(2*[.I17]*[.J17])/([.I17]+[.J17])" office:value-type="float" office:value="0.12456305844442" calcext:value-type="float">
            <text:p>0.1245630584</text:p>
          </table:table-cell>
          <table:table-cell office:value-type="float" office:value="0.08515242" calcext:value-type="float">
            <text:p>0.08515242</text:p>
          </table:table-cell>
          <table:table-cell office:value-type="float" office:value="0.2346672" calcext:value-type="float">
            <text:p>0.2346672</text:p>
          </table:table-cell>
          <table:table-cell table:formula="of:=(2*[.L17]*[.M17])/([.L17]+[.M17])" office:value-type="float" office:value="0.124960938760568" calcext:value-type="float">
            <text:p>0.1249609388</text:p>
          </table:table-cell>
          <table:table-cell office:value-type="float" office:value="0.08512846" calcext:value-type="float">
            <text:p>0.08512846</text:p>
          </table:table-cell>
          <table:table-cell office:value-type="float" office:value="0.23475644" calcext:value-type="float">
            <text:p>0.23475644</text:p>
          </table:table-cell>
          <table:table-cell table:formula="of:=(2*[.O17]*[.P17])/([.O17]+[.P17])" office:value-type="float" office:value="0.124947780981737" calcext:value-type="float">
            <text:p>0.124947781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18]*[.D18])/([.C18]+[.D18])" office:value-type="float" office:value="0.00422647675201496" calcext:value-type="float">
            <text:p>0.0042264768</text:p>
          </table:table-cell>
          <table:table-cell office:value-type="float" office:value="0.00134511" calcext:value-type="float">
            <text:p>0.00134511</text:p>
          </table:table-cell>
          <table:table-cell office:value-type="float" office:value="0.77989899" calcext:value-type="float">
            <text:p>0.77989899</text:p>
          </table:table-cell>
          <table:table-cell table:formula="of:=(2*[.F18]*[.G18])/([.F18]+[.G18])" office:value-type="float" office:value="0.00268558810348494" calcext:value-type="float">
            <text:p>0.0026855881</text:p>
          </table:table-cell>
          <table:table-cell office:value-type="float" office:value="0.00095138" calcext:value-type="float">
            <text:p>0.00095138</text:p>
          </table:table-cell>
          <table:table-cell office:value-type="float" office:value="0.77989899" calcext:value-type="float">
            <text:p>0.77989899</text:p>
          </table:table-cell>
          <table:table-cell table:formula="of:=(2*[.I18]*[.J18])/([.I18]+[.J18])" office:value-type="float" office:value="0.00190044169693151" calcext:value-type="float">
            <text:p>0.0019004417</text:p>
          </table:table-cell>
          <table:table-cell office:value-type="float" office:value="0.00092703" calcext:value-type="float">
            <text:p>0.00092703</text:p>
          </table:table-cell>
          <table:table-cell office:value-type="float" office:value="0.85397306" calcext:value-type="float">
            <text:p>0.85397306</text:p>
          </table:table-cell>
          <table:table-cell table:formula="of:=(2*[.L18]*[.M18])/([.L18]+[.M18])" office:value-type="float" office:value="0.00185204950864328" calcext:value-type="float">
            <text:p>0.0018520495</text:p>
          </table:table-cell>
          <table:table-cell office:value-type="float" office:value="0.00088606" calcext:value-type="float">
            <text:p>0.00088606</text:p>
          </table:table-cell>
          <table:table-cell office:value-type="float" office:value="0.87138047" calcext:value-type="float">
            <text:p>0.87138047</text:p>
          </table:table-cell>
          <table:table-cell table:formula="of:=(2*[.O18]*[.P18])/([.O18]+[.P18])" office:value-type="float" office:value="0.00177031985681762" calcext:value-type="float">
            <text:p>0.0017703199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19]*[.D19])/([.C19]+[.D19])" office:value-type="float" office:value="0.0310901840770555" calcext:value-type="float">
            <text:p>0.0310901841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F19]*[.G19])/([.F19]+[.G19])" office:value-type="float" office:value="0.0375632789484951" calcext:value-type="float">
            <text:p>0.0375632789</text:p>
          </table:table-cell>
          <table:table-cell office:value-type="float" office:value="0.0506267" calcext:value-type="float">
            <text:p>0.0506267</text:p>
          </table:table-cell>
          <table:table-cell office:value-type="float" office:value="0.02985871" calcext:value-type="float">
            <text:p>0.02985871</text:p>
          </table:table-cell>
          <table:table-cell table:formula="of:=(2*[.I19]*[.J19])/([.I19]+[.J19])" office:value-type="float" office:value="0.0375632789484951" calcext:value-type="float">
            <text:p>0.0375632789</text:p>
          </table:table-cell>
          <table:table-cell office:value-type="float" office:value="0.01339859" calcext:value-type="float">
            <text:p>0.01339859</text:p>
          </table:table-cell>
          <table:table-cell office:value-type="float" office:value="0.10481995" calcext:value-type="float">
            <text:p>0.10481995</text:p>
          </table:table-cell>
          <table:table-cell table:formula="of:=(2*[.L19]*[.M19])/([.L19]+[.M19])" office:value-type="float" office:value="0.0237600554679579" calcext:value-type="float">
            <text:p>0.0237600555</text:p>
          </table:table-cell>
          <table:table-cell office:value-type="float" office:value="0.01817783" calcext:value-type="float">
            <text:p>0.01817783</text:p>
          </table:table-cell>
          <table:table-cell office:value-type="float" office:value="0.32982206" calcext:value-type="float">
            <text:p>0.32982206</text:p>
          </table:table-cell>
          <table:table-cell table:formula="of:=(2*[.O19]*[.P19])/([.O19]+[.P19])" office:value-type="float" office:value="0.0344566162761132" calcext:value-type="float">
            <text:p>0.0344566163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20]*[.D20])/([.C20]+[.D20])" office:value-type="float" office:value="0.644456108655636" calcext:value-type="float">
            <text:p>0.6444561087</text:p>
          </table:table-cell>
          <table:table-cell office:value-type="float" office:value="0.83403325" calcext:value-type="float">
            <text:p>0.83403325</text:p>
          </table:table-cell>
          <table:table-cell office:value-type="float" office:value="0.53847097" calcext:value-type="float">
            <text:p>0.53847097</text:p>
          </table:table-cell>
          <table:table-cell table:formula="of:=(2*[.F20]*[.G20])/([.F20]+[.G20])" office:value-type="float" office:value="0.654428141779779" calcext:value-type="float">
            <text:p>0.6544281418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I20]*[.J20])/([.I20]+[.J20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L20]*[.M20])/([.L20]+[.M20])" office:value-type="float" office:value="0.654389950586249" calcext:value-type="float">
            <text:p>0.6543899506</text:p>
          </table:table-cell>
          <table:table-cell office:value-type="float" office:value="0.8339092" calcext:value-type="float">
            <text:p>0.8339092</text:p>
          </table:table-cell>
          <table:table-cell office:value-type="float" office:value="0.53847097" calcext:value-type="float">
            <text:p>0.53847097</text:p>
          </table:table-cell>
          <table:table-cell table:formula="of:=(2*[.O20]*[.P20])/([.O20]+[.P20])" office:value-type="float" office:value="0.654389950586249" calcext:value-type="float">
            <text:p>0.6543899506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21]*[.D21])/([.C21]+[.D21])" office:value-type="float" office:value="0.0723677923736359" calcext:value-type="float">
            <text:p>0.0723677924</text:p>
          </table:table-cell>
          <table:table-cell office:value-type="float" office:value="0.03651069" calcext:value-type="float">
            <text:p>0.03651069</text:p>
          </table:table-cell>
          <table:table-cell office:value-type="float" office:value="0.95024316" calcext:value-type="float">
            <text:p>0.95024316</text:p>
          </table:table-cell>
          <table:table-cell table:formula="of:=(2*[.F21]*[.G21])/([.F21]+[.G21])" office:value-type="float" office:value="0.0703195299200108" calcext:value-type="float">
            <text:p>0.0703195299</text:p>
          </table:table-cell>
          <table:table-cell office:value-type="float" office:value="0.03323717" calcext:value-type="float">
            <text:p>0.03323717</text:p>
          </table:table-cell>
          <table:table-cell office:value-type="float" office:value="0.95199169" calcext:value-type="float">
            <text:p>0.95199169</text:p>
          </table:table-cell>
          <table:table-cell table:formula="of:=(2*[.I21]*[.J21])/([.I21]+[.J21])" office:value-type="float" office:value="0.0642317961313421" calcext:value-type="float">
            <text:p>0.0642317961</text:p>
          </table:table-cell>
          <table:table-cell office:value-type="float" office:value="0.03217778" calcext:value-type="float">
            <text:p>0.03217778</text:p>
          </table:table-cell>
          <table:table-cell office:value-type="float" office:value="0.95447095" calcext:value-type="float">
            <text:p>0.95447095</text:p>
          </table:table-cell>
          <table:table-cell table:formula="of:=(2*[.L21]*[.M21])/([.L21]+[.M21])" office:value-type="float" office:value="0.0622567187523588" calcext:value-type="float">
            <text:p>0.0622567188</text:p>
          </table:table-cell>
          <table:table-cell office:value-type="float" office:value="0.02911868" calcext:value-type="float">
            <text:p>0.02911868</text:p>
          </table:table-cell>
          <table:table-cell office:value-type="float" office:value="0.95844821" calcext:value-type="float">
            <text:p>0.95844821</text:p>
          </table:table-cell>
          <table:table-cell table:formula="of:=(2*[.O21]*[.P21])/([.O21]+[.P21])" office:value-type="float" office:value="0.0565202155037069" calcext:value-type="float">
            <text:p>0.0565202155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22]*[.D22])/([.C22]+[.D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F22]*[.G22])/([.F22]+[.G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I22]*[.J22])/([.I22]+[.J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L22]*[.M22])/([.L22]+[.M22])" office:value-type="float" office:value="0.0305254417894681" calcext:value-type="float">
            <text:p>0.0305254418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O22]*[.P22])/([.O22]+[.P22])" office:value-type="float" office:value="0.0305254417894681" calcext:value-type="float">
            <text:p>0.0305254418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23]*[.D23])/([.C23]+[.D23])" office:value-type="float" office:value="0.0635304722157488" calcext:value-type="float">
            <text:p>0.0635304722</text:p>
          </table:table-cell>
          <table:table-cell office:value-type="float" office:value="0.07305633" calcext:value-type="float">
            <text:p>0.07305633</text:p>
          </table:table-cell>
          <table:table-cell office:value-type="float" office:value="0.11382073" calcext:value-type="float">
            <text:p>0.11382073</text:p>
          </table:table-cell>
          <table:table-cell table:formula="of:=(2*[.F23]*[.G23])/([.F23]+[.G23])" office:value-type="float" office:value="0.088992461800511" calcext:value-type="float">
            <text:p>0.0889924618</text:p>
          </table:table-cell>
          <table:table-cell office:value-type="float" office:value="0.06448603" calcext:value-type="float">
            <text:p>0.06448603</text:p>
          </table:table-cell>
          <table:table-cell office:value-type="float" office:value="0.23043668" calcext:value-type="float">
            <text:p>0.23043668</text:p>
          </table:table-cell>
          <table:table-cell table:formula="of:=(2*[.I23]*[.J23])/([.I23]+[.J23])" office:value-type="float" office:value="0.100771803294364" calcext:value-type="float">
            <text:p>0.1007718033</text:p>
          </table:table-cell>
          <table:table-cell office:value-type="float" office:value="0.06032312" calcext:value-type="float">
            <text:p>0.06032312</text:p>
          </table:table-cell>
          <table:table-cell office:value-type="float" office:value="0.33672957" calcext:value-type="float">
            <text:p>0.33672957</text:p>
          </table:table-cell>
          <table:table-cell table:formula="of:=(2*[.L23]*[.M23])/([.L23]+[.M23])" office:value-type="float" office:value="0.102316789535708" calcext:value-type="float">
            <text:p>0.1023167895</text:p>
          </table:table-cell>
          <table:table-cell office:value-type="float" office:value="0.06734327" calcext:value-type="float">
            <text:p>0.06734327</text:p>
          </table:table-cell>
          <table:table-cell office:value-type="float" office:value="0.44261966" calcext:value-type="float">
            <text:p>0.44261966</text:p>
          </table:table-cell>
          <table:table-cell table:formula="of:=(2*[.O23]*[.P23])/([.O23]+[.P23])" office:value-type="float" office:value="0.116900478513951" calcext:value-type="float">
            <text:p>0.1169004785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24]*[.D24])/([.C24]+[.D24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24]*[.G24])/([.F24]+[.G24])" office:value-type="float" office:value="0.0395147999700115" calcext:value-type="float">
            <text:p>0.0395148</text:p>
          </table:table-cell>
          <table:table-cell office:value-type="float" office:value="0.02022151" calcext:value-type="float">
            <text:p>0.02022151</text:p>
          </table:table-cell>
          <table:table-cell office:value-type="float" office:value="0.71118444" calcext:value-type="float">
            <text:p>0.71118444</text:p>
          </table:table-cell>
          <table:table-cell table:formula="of:=(2*[.I24]*[.J24])/([.I24]+[.J24])" office:value-type="float" office:value="0.0393248735953116" calcext:value-type="float">
            <text:p>0.0393248736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L24]*[.M24])/([.L24]+[.M24])" office:value-type="float" office:value="0.0393204901237503" calcext:value-type="float">
            <text:p>0.0393204901</text:p>
          </table:table-cell>
          <table:table-cell office:value-type="float" office:value="0.02021604" calcext:value-type="float">
            <text:p>0.02021604</text:p>
          </table:table-cell>
          <table:table-cell office:value-type="float" office:value="0.71510601" calcext:value-type="float">
            <text:p>0.71510601</text:p>
          </table:table-cell>
          <table:table-cell table:formula="of:=(2*[.O24]*[.P24])/([.O24]+[.P24])" office:value-type="float" office:value="0.0393204901237503" calcext:value-type="float">
            <text:p>0.0393204901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25]*[.D25])/([.C25]+[.D25])" office:value-type="float" office:value="0.520985253522364" calcext:value-type="float">
            <text:p>0.5209852535</text:p>
          </table:table-cell>
          <table:table-cell office:value-type="float" office:value="0.47445271" calcext:value-type="float">
            <text:p>0.47445271</text:p>
          </table:table-cell>
          <table:table-cell office:value-type="float" office:value="0.52598424" calcext:value-type="float">
            <text:p>0.52598424</text:p>
          </table:table-cell>
          <table:table-cell table:formula="of:=(2*[.F25]*[.G25])/([.F25]+[.G25])" office:value-type="float" office:value="0.498891305614592" calcext:value-type="float">
            <text:p>0.4988913056</text:p>
          </table:table-cell>
          <table:table-cell office:value-type="float" office:value="0.4400252" calcext:value-type="float">
            <text:p>0.4400252</text:p>
          </table:table-cell>
          <table:table-cell office:value-type="float" office:value="0.52810872" calcext:value-type="float">
            <text:p>0.52810872</text:p>
          </table:table-cell>
          <table:table-cell table:formula="of:=(2*[.I25]*[.J25])/([.I25]+[.J25])" office:value-type="float" office:value="0.480059918032299" calcext:value-type="float">
            <text:p>0.480059918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L25]*[.M25])/([.L25]+[.M25])" office:value-type="float" office:value="0.479467046942307" calcext:value-type="float">
            <text:p>0.4794670469</text:p>
          </table:table-cell>
          <table:table-cell office:value-type="float" office:value="0.43875492" calcext:value-type="float">
            <text:p>0.43875492</text:p>
          </table:table-cell>
          <table:table-cell office:value-type="float" office:value="0.52850731" calcext:value-type="float">
            <text:p>0.52850731</text:p>
          </table:table-cell>
          <table:table-cell table:formula="of:=(2*[.O25]*[.P25])/([.O25]+[.P25])" office:value-type="float" office:value="0.479467046942307" calcext:value-type="float">
            <text:p>0.4794670469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26]*[.D26])/([.C26]+[.D26])" office:value-type="float" office:value="0.128020865520982" calcext:value-type="float">
            <text:p>0.1280208655</text:p>
          </table:table-cell>
          <table:table-cell office:value-type="float" office:value="0.27797225" calcext:value-type="float">
            <text:p>0.27797225</text:p>
          </table:table-cell>
          <table:table-cell office:value-type="float" office:value="0.08844743" calcext:value-type="float">
            <text:p>0.08844743</text:p>
          </table:table-cell>
          <table:table-cell table:formula="of:=(2*[.F26]*[.G26])/([.F26]+[.G26])" office:value-type="float" office:value="0.134195472927751" calcext:value-type="float">
            <text:p>0.1341954729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I26]*[.J26])/([.I26]+[.J26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L26]*[.M26])/([.L26]+[.M26])" office:value-type="float" office:value="0.139372672389568" calcext:value-type="float">
            <text:p>0.1393726724</text:p>
          </table:table-cell>
          <table:table-cell office:value-type="float" office:value="0.28216201" calcext:value-type="float">
            <text:p>0.28216201</text:p>
          </table:table-cell>
          <table:table-cell office:value-type="float" office:value="0.09254159" calcext:value-type="float">
            <text:p>0.09254159</text:p>
          </table:table-cell>
          <table:table-cell table:formula="of:=(2*[.O26]*[.P26])/([.O26]+[.P26])" office:value-type="float" office:value="0.139372672389568" calcext:value-type="float">
            <text:p>0.1393726724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27]*[.D27])/([.C27]+[.D27])" office:value-type="float" office:value="0.0781456950333658" calcext:value-type="float">
            <text:p>0.078145695</text:p>
          </table:table-cell>
          <table:table-cell office:value-type="float" office:value="0.0445048" calcext:value-type="float">
            <text:p>0.0445048</text:p>
          </table:table-cell>
          <table:table-cell office:value-type="float" office:value="0.67894825" calcext:value-type="float">
            <text:p>0.67894825</text:p>
          </table:table-cell>
          <table:table-cell table:formula="of:=(2*[.F27]*[.G27])/([.F27]+[.G27])" office:value-type="float" office:value="0.0835339793690828" calcext:value-type="float">
            <text:p>0.0835339794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I27]*[.J27])/([.I27]+[.J27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L27]*[.M27])/([.L27]+[.M27])" office:value-type="float" office:value="0.0829639760430839" calcext:value-type="float">
            <text:p>0.082963976</text:p>
          </table:table-cell>
          <table:table-cell office:value-type="float" office:value="0.04417267" calcext:value-type="float">
            <text:p>0.04417267</text:p>
          </table:table-cell>
          <table:table-cell office:value-type="float" office:value="0.68100585" calcext:value-type="float">
            <text:p>0.68100585</text:p>
          </table:table-cell>
          <table:table-cell table:formula="of:=(2*[.O27]*[.P27])/([.O27]+[.P27])" office:value-type="float" office:value="0.0829639760430839" calcext:value-type="float">
            <text:p>0.082963976</text:p>
          </table:table-cell>
        </table:table-row>
        <table:table-row table:style-name="ro3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28]*[.D28])/([.C28]+[.D28])" office:value-type="float" office:value="0.185672530483015" calcext:value-type="float">
            <text:p>0.1856725305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F28]*[.G28])/([.F28]+[.G28])" office:value-type="float" office:value="0.182123125206486" calcext:value-type="float">
            <text:p>0.1821231252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I28]*[.J28])/([.I28]+[.J28])" office:value-type="float" office:value="0.179900595116636" calcext:value-type="float">
            <text:p>0.1799005951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L28]*[.M28])/([.L28]+[.M28])" office:value-type="float" office:value="0.178123517590092" calcext:value-type="float">
            <text:p>0.1781235176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O28]*[.P28])/([.O28]+[.P28])" office:value-type="float" office:value="0.179374805663029" calcext:value-type="float">
            <text:p>0.1793748057</text:p>
          </table:table-cell>
        </table:table-row>
        <table:table-row table:style-name="ro3">
          <table:table-cell/>
          <table:table-cell office:value-type="string" calcext:value-type="string">
            <text:p>micro avg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29]*[.D29])/([.C29]+[.D29])" office:value-type="float" office:value="0.29734778097602" calcext:value-type="float">
            <text:p>0.297347781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F29]*[.G29])/([.F29]+[.G29])" office:value-type="float" office:value="0.261129726226152" calcext:value-type="float">
            <text:p>0.2611297262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I29]*[.J29])/([.I29]+[.J29])" office:value-type="float" office:value="0.248820529666203" calcext:value-type="float">
            <text:p>0.2488205297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L29]*[.M29])/([.L29]+[.M29])" office:value-type="float" office:value="0.242902617223711" calcext:value-type="float">
            <text:p>0.2429026172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O29]*[.P29])/([.O29]+[.P29])" office:value-type="float" office:value="0.237310356689061" calcext:value-type="float">
            <text:p>0.2373103567</text:p>
          </table:table-cell>
        </table:table-row>
        <table:table-row table:style-name="ro3" table:number-rows-repeated="2">
          <table:table-cell table:number-columns-repeated="17"/>
        </table:table-row>
        <table:table-row table:style-name="ro3">
          <table:table-cell table:number-columns-repeated="2"/>
          <table:table-cell table:style-name="ce26" office:value-type="string" calcext:value-type="string" table:number-columns-spanned="3" table:number-rows-spanned="1">
            <text:p>D=1,c&gt;0,r&gt;0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2,c&gt;0,r&gt;0,all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3,c&gt;0,r&gt;0,all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4,c&gt;0,r&gt;0,all</text:p>
          </table:table-cell>
          <table:covered-table-cell table:number-columns-repeated="2"/>
          <table:table-cell table:style-name="ce44" office:value-type="string" calcext:value-type="string" table:number-columns-spanned="3" table:number-rows-spanned="1">
            <text:p>D=5,c&gt;0,r&gt;0,all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C34]*[.D34])/([.C34]+[.D34])" office:value-type="float" office:value="0.0801835267278504" calcext:value-type="float">
            <text:p>0.0801835267</text:p>
          </table:table-cell>
          <table:table-cell office:value-type="float" office:value="0.03734928" calcext:value-type="float">
            <text:p>0.03734928</text:p>
          </table:table-cell>
          <table:table-cell office:value-type="float" office:value="0.66907784" calcext:value-type="float">
            <text:p>0.66907784</text:p>
          </table:table-cell>
          <table:table-cell table:formula="of:=(2*[.F34]*[.G34])/([.F34]+[.G34])" office:value-type="float" office:value="0.0707491965709221" calcext:value-type="float">
            <text:p>0.0707491966</text:p>
          </table:table-cell>
          <table:table-cell office:value-type="float" office:value="0.03246099" calcext:value-type="float">
            <text:p>0.03246099</text:p>
          </table:table-cell>
          <table:table-cell office:value-type="float" office:value="0.72702003" calcext:value-type="float">
            <text:p>0.72702003</text:p>
          </table:table-cell>
          <table:table-cell table:formula="of:=(2*[.I34]*[.J34])/([.I34]+[.J34])" office:value-type="float" office:value="0.0621471486506133" calcext:value-type="float">
            <text:p>0.0621471487</text:p>
          </table:table-cell>
          <table:table-cell office:value-type="float" office:value="0.03150322" calcext:value-type="float">
            <text:p>0.03150322</text:p>
          </table:table-cell>
          <table:table-cell office:value-type="float" office:value="0.77405511" calcext:value-type="float">
            <text:p>0.77405511</text:p>
          </table:table-cell>
          <table:table-cell table:formula="of:=(2*[.L34]*[.M34])/([.L34]+[.M34])" office:value-type="float" office:value="0.0605424275668634" calcext:value-type="float">
            <text:p>0.0605424276</text:p>
          </table:table-cell>
          <table:table-cell office:value-type="float" office:value="0.02808748" calcext:value-type="float">
            <text:p>0.02808748</text:p>
          </table:table-cell>
          <table:table-cell office:value-type="float" office:value="0.7975619" calcext:value-type="float">
            <text:p>0.7975619</text:p>
          </table:table-cell>
          <table:table-cell table:formula="of:=(2*[.O34]*[.P34])/([.O34]+[.P34])" office:value-type="float" office:value="0.0542639635119983" calcext:value-type="float">
            <text:p>0.0542639635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C35]*[.D35])/([.C35]+[.D35])" office:value-type="float" office:value="0.149516293891408" calcext:value-type="float">
            <text:p>0.1495162939</text:p>
          </table:table-cell>
          <table:table-cell office:value-type="float" office:value="0.07294975" calcext:value-type="float">
            <text:p>0.07294975</text:p>
          </table:table-cell>
          <table:table-cell office:value-type="float" office:value="0.8852609" calcext:value-type="float">
            <text:p>0.8852609</text:p>
          </table:table-cell>
          <table:table-cell table:formula="of:=(2*[.F35]*[.G35])/([.F35]+[.G35])" office:value-type="float" office:value="0.134791992428335" calcext:value-type="float">
            <text:p>0.1347919924</text:p>
          </table:table-cell>
          <table:table-cell office:value-type="float" office:value="0.06218568" calcext:value-type="float">
            <text:p>0.06218568</text:p>
          </table:table-cell>
          <table:table-cell office:value-type="float" office:value="0.92628697" calcext:value-type="float">
            <text:p>0.92628697</text:p>
          </table:table-cell>
          <table:table-cell table:formula="of:=(2*[.I35]*[.J35])/([.I35]+[.J35])" office:value-type="float" office:value="0.116547048832539" calcext:value-type="float">
            <text:p>0.1165470488</text:p>
          </table:table-cell>
          <table:table-cell office:value-type="float" office:value="0.06051846" calcext:value-type="float">
            <text:p>0.06051846</text:p>
          </table:table-cell>
          <table:table-cell office:value-type="float" office:value="0.93905472" calcext:value-type="float">
            <text:p>0.93905472</text:p>
          </table:table-cell>
          <table:table-cell table:formula="of:=(2*[.L35]*[.M35])/([.L35]+[.M35])" office:value-type="float" office:value="0.113708824220616" calcext:value-type="float">
            <text:p>0.1137088242</text:p>
          </table:table-cell>
          <table:table-cell office:value-type="float" office:value="0.05583113" calcext:value-type="float">
            <text:p>0.05583113</text:p>
          </table:table-cell>
          <table:table-cell office:value-type="float" office:value="0.95001754" calcext:value-type="float">
            <text:p>0.95001754</text:p>
          </table:table-cell>
          <table:table-cell table:formula="of:=(2*[.O35]*[.P35])/([.O35]+[.P35])" office:value-type="float" office:value="0.10546427978678" calcext:value-type="float">
            <text:p>0.1054642798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C36]*[.D36])/([.C36]+[.D36])" office:value-type="float" office:value="0.00668651030178796" calcext:value-type="float">
            <text:p>0.0066865103</text:p>
          </table:table-cell>
          <table:table-cell office:value-type="float" office:value="0.00216588" calcext:value-type="float">
            <text:p>0.00216588</text:p>
          </table:table-cell>
          <table:table-cell office:value-type="float" office:value="1" calcext:value-type="float">
            <text:p>1</text:p>
          </table:table-cell>
          <table:table-cell table:formula="of:=(2*[.F36]*[.G36])/([.F36]+[.G36])" office:value-type="float" office:value="0.00432239820417754" calcext:value-type="float">
            <text:p>0.0043223982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I36]*[.J36])/([.I36]+[.J36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L36]*[.M36])/([.L36]+[.M36])" office:value-type="float" office:value="0.0043191522746895" calcext:value-type="float">
            <text:p>0.0043191523</text:p>
          </table:table-cell>
          <table:table-cell office:value-type="float" office:value="0.00216425" calcext:value-type="float">
            <text:p>0.00216425</text:p>
          </table:table-cell>
          <table:table-cell office:value-type="float" office:value="1" calcext:value-type="float">
            <text:p>1</text:p>
          </table:table-cell>
          <table:table-cell table:formula="of:=(2*[.O36]*[.P36])/([.O36]+[.P36])" office:value-type="float" office:value="0.0043191522746895" calcext:value-type="float">
            <text:p>0.0043191523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C37]*[.D37])/([.C37]+[.D37])" office:value-type="float" office:value="0.106517995844172" calcext:value-type="float">
            <text:p>0.1065179958</text:p>
          </table:table-cell>
          <table:table-cell office:value-type="float" office:value="0.0490173" calcext:value-type="float">
            <text:p>0.0490173</text:p>
          </table:table-cell>
          <table:table-cell office:value-type="float" office:value="0.47199931" calcext:value-type="float">
            <text:p>0.47199931</text:p>
          </table:table-cell>
          <table:table-cell table:formula="of:=(2*[.F37]*[.G37])/([.F37]+[.G37])" office:value-type="float" office:value="0.0888114940445488" calcext:value-type="float">
            <text:p>0.088811494</text:p>
          </table:table-cell>
          <table:table-cell office:value-type="float" office:value="0.05237929" calcext:value-type="float">
            <text:p>0.05237929</text:p>
          </table:table-cell>
          <table:table-cell office:value-type="float" office:value="0.55366375" calcext:value-type="float">
            <text:p>0.55366375</text:p>
          </table:table-cell>
          <table:table-cell table:formula="of:=(2*[.I37]*[.J37])/([.I37]+[.J37])" office:value-type="float" office:value="0.0957044705067069" calcext:value-type="float">
            <text:p>0.0957044705</text:p>
          </table:table-cell>
          <table:table-cell office:value-type="float" office:value="0.05466005" calcext:value-type="float">
            <text:p>0.05466005</text:p>
          </table:table-cell>
          <table:table-cell office:value-type="float" office:value="0.62598522" calcext:value-type="float">
            <text:p>0.62598522</text:p>
          </table:table-cell>
          <table:table-cell table:formula="of:=(2*[.L37]*[.M37])/([.L37]+[.M37])" office:value-type="float" office:value="0.100541015805372" calcext:value-type="float">
            <text:p>0.1005410158</text:p>
          </table:table-cell>
          <table:table-cell office:value-type="float" office:value="0.05507079" calcext:value-type="float">
            <text:p>0.05507079</text:p>
          </table:table-cell>
          <table:table-cell office:value-type="float" office:value="0.64684916" calcext:value-type="float">
            <text:p>0.64684916</text:p>
          </table:table-cell>
          <table:table-cell table:formula="of:=(2*[.O37]*[.P37])/([.O37]+[.P37])" office:value-type="float" office:value="0.101500161812003" calcext:value-type="float">
            <text:p>0.101500161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C38]*[.D38])/([.C38]+[.D38])" office:value-type="float" office:value="0.0690836289158947" calcext:value-type="float">
            <text:p>0.0690836289</text:p>
          </table:table-cell>
          <table:table-cell office:value-type="float" office:value="0.04818871" calcext:value-type="float">
            <text:p>0.04818871</text:p>
          </table:table-cell>
          <table:table-cell office:value-type="float" office:value="0.90674389" calcext:value-type="float">
            <text:p>0.90674389</text:p>
          </table:table-cell>
          <table:table-cell table:formula="of:=(2*[.F38]*[.G38])/([.F38]+[.G38])" office:value-type="float" office:value="0.091513931683727" calcext:value-type="float">
            <text:p>0.0915139317</text:p>
          </table:table-cell>
          <table:table-cell office:value-type="float" office:value="0.03553924" calcext:value-type="float">
            <text:p>0.03553924</text:p>
          </table:table-cell>
          <table:table-cell office:value-type="float" office:value="0.92201755" calcext:value-type="float">
            <text:p>0.92201755</text:p>
          </table:table-cell>
          <table:table-cell table:formula="of:=(2*[.I38]*[.J38])/([.I38]+[.J38])" office:value-type="float" office:value="0.0684404378640812" calcext:value-type="float">
            <text:p>0.0684404379</text:p>
          </table:table-cell>
          <table:table-cell office:value-type="float" office:value="0.03117306" calcext:value-type="float">
            <text:p>0.03117306</text:p>
          </table:table-cell>
          <table:table-cell office:value-type="float" office:value="0.9342516" calcext:value-type="float">
            <text:p>0.9342516</text:p>
          </table:table-cell>
          <table:table-cell table:formula="of:=(2*[.L38]*[.M38])/([.L38]+[.M38])" office:value-type="float" office:value="0.0603329962213644" calcext:value-type="float">
            <text:p>0.0603329962</text:p>
          </table:table-cell>
          <table:table-cell office:value-type="float" office:value="0.02895369" calcext:value-type="float">
            <text:p>0.02895369</text:p>
          </table:table-cell>
          <table:table-cell office:value-type="float" office:value="0.94029186" calcext:value-type="float">
            <text:p>0.94029186</text:p>
          </table:table-cell>
          <table:table-cell table:formula="of:=(2*[.O38]*[.P38])/([.O38]+[.P38])" office:value-type="float" office:value="0.0561775476275613" calcext:value-type="float">
            <text:p>0.0561775476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C39]*[.D39])/([.C39]+[.D39])" office:value-type="float" office:value="0.224755657817857" calcext:value-type="float">
            <text:p>0.2247556578</text:p>
          </table:table-cell>
          <table:table-cell office:value-type="float" office:value="0.13358978" calcext:value-type="float">
            <text:p>0.13358978</text:p>
          </table:table-cell>
          <table:table-cell office:value-type="float" office:value="0.63348076" calcext:value-type="float">
            <text:p>0.63348076</text:p>
          </table:table-cell>
          <table:table-cell table:formula="of:=(2*[.F39]*[.G39])/([.F39]+[.G39])" office:value-type="float" office:value="0.220648691221104" calcext:value-type="float">
            <text:p>0.2206486912</text:p>
          </table:table-cell>
          <table:table-cell office:value-type="float" office:value="0.11930404" calcext:value-type="float">
            <text:p>0.11930404</text:p>
          </table:table-cell>
          <table:table-cell office:value-type="float" office:value="0.68277217" calcext:value-type="float">
            <text:p>0.68277217</text:p>
          </table:table-cell>
          <table:table-cell table:formula="of:=(2*[.I39]*[.J39])/([.I39]+[.J39])" office:value-type="float" office:value="0.203116554923295" calcext:value-type="float">
            <text:p>0.2031165549</text:p>
          </table:table-cell>
          <table:table-cell office:value-type="float" office:value="0.11698284" calcext:value-type="float">
            <text:p>0.11698284</text:p>
          </table:table-cell>
          <table:table-cell office:value-type="float" office:value="0.68773753" calcext:value-type="float">
            <text:p>0.68773753</text:p>
          </table:table-cell>
          <table:table-cell table:formula="of:=(2*[.L39]*[.M39])/([.L39]+[.M39])" office:value-type="float" office:value="0.199953903078122" calcext:value-type="float">
            <text:p>0.1999539031</text:p>
          </table:table-cell>
          <table:table-cell office:value-type="float" office:value="0.11298864" calcext:value-type="float">
            <text:p>0.11298864</text:p>
          </table:table-cell>
          <table:table-cell office:value-type="float" office:value="0.78572966" calcext:value-type="float">
            <text:p>0.78572966</text:p>
          </table:table-cell>
          <table:table-cell table:formula="of:=(2*[.O39]*[.P39])/([.O39]+[.P39])" office:value-type="float" office:value="0.197566969963919" calcext:value-type="float">
            <text:p>0.19756697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C40]*[.D40])/([.C40]+[.D40])" office:value-type="float" office:value="0.220896145325905" calcext:value-type="float">
            <text:p>0.2208961453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F40]*[.G40])/([.F40]+[.G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I40]*[.J40])/([.I40]+[.J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L40]*[.M40])/([.L40]+[.M40])" office:value-type="float" office:value="0.220085944201396" calcext:value-type="float">
            <text:p>0.2200859442</text:p>
          </table:table-cell>
          <table:table-cell office:value-type="float" office:value="0.13154836" calcext:value-type="float">
            <text:p>0.13154836</text:p>
          </table:table-cell>
          <table:table-cell office:value-type="float" office:value="0.67313236" calcext:value-type="float">
            <text:p>0.67313236</text:p>
          </table:table-cell>
          <table:table-cell table:formula="of:=(2*[.O40]*[.P40])/([.O40]+[.P40])" office:value-type="float" office:value="0.220085944201396" calcext:value-type="float">
            <text:p>0.2200859442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C41]*[.D41])/([.C41]+[.D41])" office:value-type="float" office:value="0.0528105614326406" calcext:value-type="float">
            <text:p>0.0528105614</text:p>
          </table:table-cell>
          <table:table-cell office:value-type="float" office:value="0.01581288" calcext:value-type="float">
            <text:p>0.01581288</text:p>
          </table:table-cell>
          <table:table-cell office:value-type="float" office:value="0.58920683" calcext:value-type="float">
            <text:p>0.58920683</text:p>
          </table:table-cell>
          <table:table-cell table:formula="of:=(2*[.F41]*[.G41])/([.F41]+[.G41])" office:value-type="float" office:value="0.0307991847008436" calcext:value-type="float">
            <text:p>0.0307991847</text:p>
          </table:table-cell>
          <table:table-cell office:value-type="float" office:value="0.0142263" calcext:value-type="float">
            <text:p>0.0142263</text:p>
          </table:table-cell>
          <table:table-cell office:value-type="float" office:value="0.67045995" calcext:value-type="float">
            <text:p>0.67045995</text:p>
          </table:table-cell>
          <table:table-cell table:formula="of:=(2*[.I41]*[.J41])/([.I41]+[.J41])" office:value-type="float" office:value="0.0278614164858284" calcext:value-type="float">
            <text:p>0.0278614165</text:p>
          </table:table-cell>
          <table:table-cell office:value-type="float" office:value="0.01404112" calcext:value-type="float">
            <text:p>0.01404112</text:p>
          </table:table-cell>
          <table:table-cell office:value-type="float" office:value="0.67045995" calcext:value-type="float">
            <text:p>0.67045995</text:p>
          </table:table-cell>
          <table:table-cell table:formula="of:=(2*[.L41]*[.M41])/([.L41]+[.M41])" office:value-type="float" office:value="0.0275061910805895" calcext:value-type="float">
            <text:p>0.0275061911</text:p>
          </table:table-cell>
          <table:table-cell office:value-type="float" office:value="0.01292023" calcext:value-type="float">
            <text:p>0.01292023</text:p>
          </table:table-cell>
          <table:table-cell office:value-type="float" office:value="0.68924446" calcext:value-type="float">
            <text:p>0.68924446</text:p>
          </table:table-cell>
          <table:table-cell table:formula="of:=(2*[.O41]*[.P41])/([.O41]+[.P41])" office:value-type="float" office:value="0.0253649808264377" calcext:value-type="float">
            <text:p>0.0253649808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C42]*[.D42])/([.C42]+[.D42])" office:value-type="float" office:value="0.0917398183751588" calcext:value-type="float">
            <text:p>0.0917398184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F42]*[.G42])/([.F42]+[.G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I42]*[.J42])/([.I42]+[.J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L42]*[.M42])/([.L42]+[.M42])" office:value-type="float" office:value="0.0115709382477708" calcext:value-type="float">
            <text:p>0.0115709382</text:p>
          </table:table-cell>
          <table:table-cell office:value-type="float" office:value="0.00585946" calcext:value-type="float">
            <text:p>0.00585946</text:p>
          </table:table-cell>
          <table:table-cell office:value-type="float" office:value="0.45816088" calcext:value-type="float">
            <text:p>0.45816088</text:p>
          </table:table-cell>
          <table:table-cell table:formula="of:=(2*[.O42]*[.P42])/([.O42]+[.P42])" office:value-type="float" office:value="0.0115709382477708" calcext:value-type="float">
            <text:p>0.0115709382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C43]*[.D43])/([.C43]+[.D43])" office:value-type="float" office:value="0.0543936048467216" calcext:value-type="float">
            <text:p>0.0543936048</text:p>
          </table:table-cell>
          <table:table-cell office:value-type="float" office:value="0.02192565" calcext:value-type="float">
            <text:p>0.02192565</text:p>
          </table:table-cell>
          <table:table-cell office:value-type="float" office:value="0.94530553" calcext:value-type="float">
            <text:p>0.94530553</text:p>
          </table:table-cell>
          <table:table-cell table:formula="of:=(2*[.F43]*[.G43])/([.F43]+[.G43])" office:value-type="float" office:value="0.0428572581662318" calcext:value-type="float">
            <text:p>0.0428572582</text:p>
          </table:table-cell>
          <table:table-cell office:value-type="float" office:value="0.02122596" calcext:value-type="float">
            <text:p>0.02122596</text:p>
          </table:table-cell>
          <table:table-cell office:value-type="float" office:value="0.9640666" calcext:value-type="float">
            <text:p>0.9640666</text:p>
          </table:table-cell>
          <table:table-cell table:formula="of:=(2*[.I43]*[.J43])/([.I43]+[.J43])" office:value-type="float" office:value="0.0415373868020195" calcext:value-type="float">
            <text:p>0.0415373868</text:p>
          </table:table-cell>
          <table:table-cell office:value-type="float" office:value="0.02031922" calcext:value-type="float">
            <text:p>0.02031922</text:p>
          </table:table-cell>
          <table:table-cell office:value-type="float" office:value="0.96718867" calcext:value-type="float">
            <text:p>0.96718867</text:p>
          </table:table-cell>
          <table:table-cell table:formula="of:=(2*[.L43]*[.M43])/([.L43]+[.M43])" office:value-type="float" office:value="0.0398022528553922" calcext:value-type="float">
            <text:p>0.0398022529</text:p>
          </table:table-cell>
          <table:table-cell office:value-type="float" office:value="0.01822775" calcext:value-type="float">
            <text:p>0.01822775</text:p>
          </table:table-cell>
          <table:table-cell office:value-type="float" office:value="0.97241921" calcext:value-type="float">
            <text:p>0.97241921</text:p>
          </table:table-cell>
          <table:table-cell table:formula="of:=(2*[.O43]*[.P43])/([.O43]+[.P43])" office:value-type="float" office:value="0.0357847244695073" calcext:value-type="float">
            <text:p>0.0357847245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C44]*[.D44])/([.C44]+[.D44])" office:value-type="float" office:value="0.0201608491342159" calcext:value-type="float">
            <text:p>0.0201608491</text:p>
          </table:table-cell>
          <table:table-cell office:value-type="float" office:value="0.11602087" calcext:value-type="float">
            <text:p>0.11602087</text:p>
          </table:table-cell>
          <table:table-cell office:value-type="float" office:value="0.01110156" calcext:value-type="float">
            <text:p>0.01110156</text:p>
          </table:table-cell>
          <table:table-cell table:formula="of:=(2*[.F44]*[.G44])/([.F44]+[.G44])" office:value-type="float" office:value="0.0202641288332389" calcext:value-type="float">
            <text:p>0.0202641288</text:p>
          </table:table-cell>
          <table:table-cell office:value-type="float" office:value="0.12381941" calcext:value-type="float">
            <text:p>0.12381941</text:p>
          </table:table-cell>
          <table:table-cell office:value-type="float" office:value="0.01275894" calcext:value-type="float">
            <text:p>0.01275894</text:p>
          </table:table-cell>
          <table:table-cell table:formula="of:=(2*[.I44]*[.J44])/([.I44]+[.J44])" office:value-type="float" office:value="0.0231340387847034" calcext:value-type="float">
            <text:p>0.0231340388</text:p>
          </table:table-cell>
          <table:table-cell office:value-type="float" office:value="0.14456414" calcext:value-type="float">
            <text:p>0.14456414</text:p>
          </table:table-cell>
          <table:table-cell office:value-type="float" office:value="0.01859552" calcext:value-type="float">
            <text:p>0.01859552</text:p>
          </table:table-cell>
          <table:table-cell table:formula="of:=(2*[.L44]*[.M44])/([.L44]+[.M44])" office:value-type="float" office:value="0.0329523284940996" calcext:value-type="float">
            <text:p>0.0329523285</text:p>
          </table:table-cell>
          <table:table-cell office:value-type="float" office:value="0.09693382" calcext:value-type="float">
            <text:p>0.09693382</text:p>
          </table:table-cell>
          <table:table-cell office:value-type="float" office:value="0.07378178" calcext:value-type="float">
            <text:p>0.07378178</text:p>
          </table:table-cell>
          <table:table-cell table:formula="of:=(2*[.O44]*[.P44])/([.O44]+[.P44])" office:value-type="float" office:value="0.0837878879469668" calcext:value-type="float">
            <text:p>0.0837878879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C45]*[.D45])/([.C45]+[.D45])" office:value-type="float" office:value="0.0580224531680706" calcext:value-type="float">
            <text:p>0.0580224532</text:p>
          </table:table-cell>
          <table:table-cell office:value-type="float" office:value="0.01797188" calcext:value-type="float">
            <text:p>0.01797188</text:p>
          </table:table-cell>
          <table:table-cell office:value-type="float" office:value="0.87328486" calcext:value-type="float">
            <text:p>0.87328486</text:p>
          </table:table-cell>
          <table:table-cell table:formula="of:=(2*[.F45]*[.G45])/([.F45]+[.G45])" office:value-type="float" office:value="0.0352189666688788" calcext:value-type="float">
            <text:p>0.0352189667</text:p>
          </table:table-cell>
          <table:table-cell office:value-type="float" office:value="0.01741634" calcext:value-type="float">
            <text:p>0.01741634</text:p>
          </table:table-cell>
          <table:table-cell office:value-type="float" office:value="0.88083202" calcext:value-type="float">
            <text:p>0.88083202</text:p>
          </table:table-cell>
          <table:table-cell table:formula="of:=(2*[.I45]*[.J45])/([.I45]+[.J45])" office:value-type="float" office:value="0.0341573013129839" calcext:value-type="float">
            <text:p>0.0341573013</text:p>
          </table:table-cell>
          <table:table-cell office:value-type="float" office:value="0.01525631" calcext:value-type="float">
            <text:p>0.01525631</text:p>
          </table:table-cell>
          <table:table-cell office:value-type="float" office:value="0.88768161" calcext:value-type="float">
            <text:p>0.88768161</text:p>
          </table:table-cell>
          <table:table-cell table:formula="of:=(2*[.L45]*[.M45])/([.L45]+[.M45])" office:value-type="float" office:value="0.0299970696179403" calcext:value-type="float">
            <text:p>0.0299970696</text:p>
          </table:table-cell>
          <table:table-cell office:value-type="float" office:value="0.01514724" calcext:value-type="float">
            <text:p>0.01514724</text:p>
          </table:table-cell>
          <table:table-cell office:value-type="float" office:value="0.89445116" calcext:value-type="float">
            <text:p>0.89445116</text:p>
          </table:table-cell>
          <table:table-cell table:formula="of:=(2*[.O45]*[.P45])/([.O45]+[.P45])" office:value-type="float" office:value="0.0297899960879404" calcext:value-type="float">
            <text:p>0.029789996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C46]*[.D46])/([.C46]+[.D46])" office:value-type="float" office:value="0.0300718172974052" calcext:value-type="float">
            <text:p>0.0300718173</text:p>
          </table:table-cell>
          <table:table-cell office:value-type="float" office:value="0.01084427" calcext:value-type="float">
            <text:p>0.01084427</text:p>
          </table:table-cell>
          <table:table-cell office:value-type="float" office:value="0.9184042" calcext:value-type="float">
            <text:p>0.9184042</text:p>
          </table:table-cell>
          <table:table-cell table:formula="of:=(2*[.F46]*[.G46])/([.F46]+[.G46])" office:value-type="float" office:value="0.0214354361303043" calcext:value-type="float">
            <text:p>0.0214354361</text:p>
          </table:table-cell>
          <table:table-cell office:value-type="float" office:value="0.0103914" calcext:value-type="float">
            <text:p>0.0103914</text:p>
          </table:table-cell>
          <table:table-cell office:value-type="float" office:value="0.94257492" calcext:value-type="float">
            <text:p>0.94257492</text:p>
          </table:table-cell>
          <table:table-cell table:formula="of:=(2*[.I46]*[.J46])/([.I46]+[.J46])" office:value-type="float" office:value="0.0205561787822428" calcext:value-type="float">
            <text:p>0.0205561788</text:p>
          </table:table-cell>
          <table:table-cell office:value-type="float" office:value="0.00942718" calcext:value-type="float">
            <text:p>0.00942718</text:p>
          </table:table-cell>
          <table:table-cell office:value-type="float" office:value="0.94760246" calcext:value-type="float">
            <text:p>0.94760246</text:p>
          </table:table-cell>
          <table:table-cell table:formula="of:=(2*[.L46]*[.M46])/([.L46]+[.M46])" office:value-type="float" office:value="0.0186686359240928" calcext:value-type="float">
            <text:p>0.0186686359</text:p>
          </table:table-cell>
          <table:table-cell office:value-type="float" office:value="0.00816085" calcext:value-type="float">
            <text:p>0.00816085</text:p>
          </table:table-cell>
          <table:table-cell office:value-type="float" office:value="0.9559357" calcext:value-type="float">
            <text:p>0.9559357</text:p>
          </table:table-cell>
          <table:table-cell table:formula="of:=(2*[.O46]*[.P46])/([.O46]+[.P46])" office:value-type="float" office:value="0.0161835406575099" calcext:value-type="float">
            <text:p>0.0161835407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C47]*[.D47])/([.C47]+[.D47])" office:value-type="float" office:value="0.124519739630838" calcext:value-type="float">
            <text:p>0.1245197396</text:p>
          </table:table-cell>
          <table:table-cell office:value-type="float" office:value="0.08710549" calcext:value-type="float">
            <text:p>0.08710549</text:p>
          </table:table-cell>
          <table:table-cell office:value-type="float" office:value="0.23608605" calcext:value-type="float">
            <text:p>0.23608605</text:p>
          </table:table-cell>
          <table:table-cell table:formula="of:=(2*[.F47]*[.G47])/([.F47]+[.G47])" office:value-type="float" office:value="0.127258226297721" calcext:value-type="float">
            <text:p>0.1272582263</text:p>
          </table:table-cell>
          <table:table-cell office:value-type="float" office:value="0.08987411" calcext:value-type="float">
            <text:p>0.08987411</text:p>
          </table:table-cell>
          <table:table-cell office:value-type="float" office:value="0.30502467" calcext:value-type="float">
            <text:p>0.30502467</text:p>
          </table:table-cell>
          <table:table-cell table:formula="of:=(2*[.I47]*[.J47])/([.I47]+[.J47])" office:value-type="float" office:value="0.138839733788459" calcext:value-type="float">
            <text:p>0.1388397338</text:p>
          </table:table-cell>
          <table:table-cell office:value-type="float" office:value="0.08763594" calcext:value-type="float">
            <text:p>0.08763594</text:p>
          </table:table-cell>
          <table:table-cell office:value-type="float" office:value="0.33937211" calcext:value-type="float">
            <text:p>0.33937211</text:p>
          </table:table-cell>
          <table:table-cell table:formula="of:=(2*[.L47]*[.M47])/([.L47]+[.M47])" office:value-type="float" office:value="0.13930038962794" calcext:value-type="float">
            <text:p>0.1393003896</text:p>
          </table:table-cell>
          <table:table-cell office:value-type="float" office:value="0.08785729" calcext:value-type="float">
            <text:p>0.08785729</text:p>
          </table:table-cell>
          <table:table-cell office:value-type="float" office:value="0.39014472" calcext:value-type="float">
            <text:p>0.39014472</text:p>
          </table:table-cell>
          <table:table-cell table:formula="of:=(2*[.O47]*[.P47])/([.O47]+[.P47])" office:value-type="float" office:value="0.143418048836275" calcext:value-type="float">
            <text:p>0.143418048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C48]*[.D48])/([.C48]+[.D48])" office:value-type="float" office:value="0.00422647675201496" calcext:value-type="float">
            <text:p>0.0042264768</text:p>
          </table:table-cell>
          <table:table-cell office:value-type="float" office:value="0.00132743" calcext:value-type="float">
            <text:p>0.00132743</text:p>
          </table:table-cell>
          <table:table-cell office:value-type="float" office:value="0.77989899" calcext:value-type="float">
            <text:p>0.77989899</text:p>
          </table:table-cell>
          <table:table-cell table:formula="of:=(2*[.F48]*[.G48])/([.F48]+[.G48])" office:value-type="float" office:value="0.00265034896360955" calcext:value-type="float">
            <text:p>0.002650349</text:p>
          </table:table-cell>
          <table:table-cell office:value-type="float" office:value="0.00094384" calcext:value-type="float">
            <text:p>0.00094384</text:p>
          </table:table-cell>
          <table:table-cell office:value-type="float" office:value="0.77989899" calcext:value-type="float">
            <text:p>0.77989899</text:p>
          </table:table-cell>
          <table:table-cell table:formula="of:=(2*[.I48]*[.J48])/([.I48]+[.J48])" office:value-type="float" office:value="0.00188539827591578" calcext:value-type="float">
            <text:p>0.0018853983</text:p>
          </table:table-cell>
          <table:table-cell office:value-type="float" office:value="0.00087414" calcext:value-type="float">
            <text:p>0.00087414</text:p>
          </table:table-cell>
          <table:table-cell office:value-type="float" office:value="0.8873064" calcext:value-type="float">
            <text:p>0.8873064</text:p>
          </table:table-cell>
          <table:table-cell table:formula="of:=(2*[.L48]*[.M48])/([.L48]+[.M48])" office:value-type="float" office:value="0.00174655935716853" calcext:value-type="float">
            <text:p>0.0017465594</text:p>
          </table:table-cell>
          <table:table-cell office:value-type="float" office:value="0.00079513" calcext:value-type="float">
            <text:p>0.00079513</text:p>
          </table:table-cell>
          <table:table-cell office:value-type="float" office:value="0.93804714" calcext:value-type="float">
            <text:p>0.93804714</text:p>
          </table:table-cell>
          <table:table-cell table:formula="of:=(2*[.O48]*[.P48])/([.O48]+[.P48])" office:value-type="float" office:value="0.0015889131673379" calcext:value-type="float">
            <text:p>0.0015889132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C49]*[.D49])/([.C49]+[.D49])" office:value-type="float" office:value="0.0310901840770555" calcext:value-type="float">
            <text:p>0.0310901841</text:p>
          </table:table-cell>
          <table:table-cell office:value-type="float" office:value="0.02518178" calcext:value-type="float">
            <text:p>0.02518178</text:p>
          </table:table-cell>
          <table:table-cell office:value-type="float" office:value="0.0899519" calcext:value-type="float">
            <text:p>0.0899519</text:p>
          </table:table-cell>
          <table:table-cell table:formula="of:=(2*[.F49]*[.G49])/([.F49]+[.G49])" office:value-type="float" office:value="0.0393481552293299" calcext:value-type="float">
            <text:p>0.0393481552</text:p>
          </table:table-cell>
          <table:table-cell office:value-type="float" office:value="0.03325449" calcext:value-type="float">
            <text:p>0.03325449</text:p>
          </table:table-cell>
          <table:table-cell office:value-type="float" office:value="0.16032133" calcext:value-type="float">
            <text:p>0.16032133</text:p>
          </table:table-cell>
          <table:table-cell table:formula="of:=(2*[.I49]*[.J49])/([.I49]+[.J49])" office:value-type="float" office:value="0.0550833680081706" calcext:value-type="float">
            <text:p>0.055083368</text:p>
          </table:table-cell>
          <table:table-cell office:value-type="float" office:value="0.01991501" calcext:value-type="float">
            <text:p>0.01991501</text:p>
          </table:table-cell>
          <table:table-cell office:value-type="float" office:value="0.22684952" calcext:value-type="float">
            <text:p>0.22684952</text:p>
          </table:table-cell>
          <table:table-cell table:formula="of:=(2*[.L49]*[.M49])/([.L49]+[.M49])" office:value-type="float" office:value="0.0366155578299296" calcext:value-type="float">
            <text:p>0.0366155578</text:p>
          </table:table-cell>
          <table:table-cell office:value-type="float" office:value="0.01930836" calcext:value-type="float">
            <text:p>0.01930836</text:p>
          </table:table-cell>
          <table:table-cell office:value-type="float" office:value="0.469555" calcext:value-type="float">
            <text:p>0.469555</text:p>
          </table:table-cell>
          <table:table-cell table:formula="of:=(2*[.O49]*[.P49])/([.O49]+[.P49])" office:value-type="float" office:value="0.037091497222455" calcext:value-type="float">
            <text:p>0.0370914972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C50]*[.D50])/([.C50]+[.D50])" office:value-type="float" office:value="0.644456108655636" calcext:value-type="float">
            <text:p>0.6444561087</text:p>
          </table:table-cell>
          <table:table-cell office:value-type="float" office:value="0.82866527" calcext:value-type="float">
            <text:p>0.82866527</text:p>
          </table:table-cell>
          <table:table-cell office:value-type="float" office:value="0.54012728" calcext:value-type="float">
            <text:p>0.54012728</text:p>
          </table:table-cell>
          <table:table-cell table:formula="of:=(2*[.F50]*[.G50])/([.F50]+[.G50])" office:value-type="float" office:value="0.653984737593093" calcext:value-type="float">
            <text:p>0.6539847376</text:p>
          </table:table-cell>
          <table:table-cell office:value-type="float" office:value="0.81141336" calcext:value-type="float">
            <text:p>0.81141336</text:p>
          </table:table-cell>
          <table:table-cell office:value-type="float" office:value="0.54628117" calcext:value-type="float">
            <text:p>0.54628117</text:p>
          </table:table-cell>
          <table:table-cell table:formula="of:=(2*[.I50]*[.J50])/([.I50]+[.J50])" office:value-type="float" office:value="0.652959601530443" calcext:value-type="float">
            <text:p>0.6529596015</text:p>
          </table:table-cell>
          <table:table-cell office:value-type="float" office:value="0.7939456" calcext:value-type="float">
            <text:p>0.7939456</text:p>
          </table:table-cell>
          <table:table-cell office:value-type="float" office:value="0.56067703" calcext:value-type="float">
            <text:p>0.56067703</text:p>
          </table:table-cell>
          <table:table-cell table:formula="of:=(2*[.L50]*[.M50])/([.L50]+[.M50])" office:value-type="float" office:value="0.657226671297479" calcext:value-type="float">
            <text:p>0.6572266713</text:p>
          </table:table-cell>
          <table:table-cell office:value-type="float" office:value="0.77085313" calcext:value-type="float">
            <text:p>0.77085313</text:p>
          </table:table-cell>
          <table:table-cell office:value-type="float" office:value="0.56178423" calcext:value-type="float">
            <text:p>0.56178423</text:p>
          </table:table-cell>
          <table:table-cell table:formula="of:=(2*[.O50]*[.P50])/([.O50]+[.P50])" office:value-type="float" office:value="0.649918942809978" calcext:value-type="float">
            <text:p>0.6499189428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C51]*[.D51])/([.C51]+[.D51])" office:value-type="float" office:value="0.0723677923736359" calcext:value-type="float">
            <text:p>0.0723677924</text:p>
          </table:table-cell>
          <table:table-cell office:value-type="float" office:value="0.03491987" calcext:value-type="float">
            <text:p>0.03491987</text:p>
          </table:table-cell>
          <table:table-cell office:value-type="float" office:value="0.95608261" calcext:value-type="float">
            <text:p>0.95608261</text:p>
          </table:table-cell>
          <table:table-cell table:formula="of:=(2*[.F51]*[.G51])/([.F51]+[.G51])" office:value-type="float" office:value="0.0673788030287486" calcext:value-type="float">
            <text:p>0.067378803</text:p>
          </table:table-cell>
          <table:table-cell office:value-type="float" office:value="0.0314973" calcext:value-type="float">
            <text:p>0.0314973</text:p>
          </table:table-cell>
          <table:table-cell office:value-type="float" office:value="0.96003839" calcext:value-type="float">
            <text:p>0.96003839</text:p>
          </table:table-cell>
          <table:table-cell table:formula="of:=(2*[.I51]*[.J51])/([.I51]+[.J51])" office:value-type="float" office:value="0.0609935022739262" calcext:value-type="float">
            <text:p>0.0609935023</text:p>
          </table:table-cell>
          <table:table-cell office:value-type="float" office:value="0.0299213" calcext:value-type="float">
            <text:p>0.0299213</text:p>
          </table:table-cell>
          <table:table-cell office:value-type="float" office:value="0.96309779" calcext:value-type="float">
            <text:p>0.96309779</text:p>
          </table:table-cell>
          <table:table-cell table:formula="of:=(2*[.L51]*[.M51])/([.L51]+[.M51])" office:value-type="float" office:value="0.0580394439424664" calcext:value-type="float">
            <text:p>0.0580394439</text:p>
          </table:table-cell>
          <table:table-cell office:value-type="float" office:value="0.02744828" calcext:value-type="float">
            <text:p>0.02744828</text:p>
          </table:table-cell>
          <table:table-cell office:value-type="float" office:value="0.96646594" calcext:value-type="float">
            <text:p>0.96646594</text:p>
          </table:table-cell>
          <table:table-cell table:formula="of:=(2*[.O51]*[.P51])/([.O51]+[.P51])" office:value-type="float" office:value="0.0533805175492573" calcext:value-type="float">
            <text:p>0.0533805175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C52]*[.D52])/([.C52]+[.D52])" office:value-type="float" office:value="0.0305254417894681" calcext:value-type="float">
            <text:p>0.0305254418</text:p>
          </table:table-cell>
          <table:table-cell office:value-type="float" office:value="0.00515938" calcext:value-type="float">
            <text:p>0.00515938</text:p>
          </table:table-cell>
          <table:table-cell office:value-type="float" office:value="0.49598613" calcext:value-type="float">
            <text:p>0.49598613</text:p>
          </table:table-cell>
          <table:table-cell table:formula="of:=(2*[.F52]*[.G52])/([.F52]+[.G52])" office:value-type="float" office:value="0.0102125265749638" calcext:value-type="float">
            <text:p>0.0102125266</text:p>
          </table:table-cell>
          <table:table-cell office:value-type="float" office:value="0.0044214" calcext:value-type="float">
            <text:p>0.0044214</text:p>
          </table:table-cell>
          <table:table-cell office:value-type="float" office:value="0.59974457" calcext:value-type="float">
            <text:p>0.59974457</text:p>
          </table:table-cell>
          <table:table-cell table:formula="of:=(2*[.I52]*[.J52])/([.I52]+[.J52])" office:value-type="float" office:value="0.00877808672937339" calcext:value-type="float">
            <text:p>0.0087780867</text:p>
          </table:table-cell>
          <table:table-cell office:value-type="float" office:value="0.00411013" calcext:value-type="float">
            <text:p>0.00411013</text:p>
          </table:table-cell>
          <table:table-cell office:value-type="float" office:value="0.64870462" calcext:value-type="float">
            <text:p>0.64870462</text:p>
          </table:table-cell>
          <table:table-cell table:formula="of:=(2*[.L52]*[.M52])/([.L52]+[.M52])" office:value-type="float" office:value="0.00816850513809806" calcext:value-type="float">
            <text:p>0.0081685051</text:p>
          </table:table-cell>
          <table:table-cell office:value-type="float" office:value="0.00369108" calcext:value-type="float">
            <text:p>0.00369108</text:p>
          </table:table-cell>
          <table:table-cell office:value-type="float" office:value="0.7024813" calcext:value-type="float">
            <text:p>0.7024813</text:p>
          </table:table-cell>
          <table:table-cell table:formula="of:=(2*[.O52]*[.P52])/([.O52]+[.P52])" office:value-type="float" office:value="0.00734357431765881" calcext:value-type="float">
            <text:p>0.0073435743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C53]*[.D53])/([.C53]+[.D53])" office:value-type="float" office:value="0.0635304722157488" calcext:value-type="float">
            <text:p>0.0635304722</text:p>
          </table:table-cell>
          <table:table-cell office:value-type="float" office:value="0.0729438" calcext:value-type="float">
            <text:p>0.0729438</text:p>
          </table:table-cell>
          <table:table-cell office:value-type="float" office:value="0.11407632" calcext:value-type="float">
            <text:p>0.11407632</text:p>
          </table:table-cell>
          <table:table-cell table:formula="of:=(2*[.F53]*[.G53])/([.F53]+[.G53])" office:value-type="float" office:value="0.088986792124997" calcext:value-type="float">
            <text:p>0.0889867921</text:p>
          </table:table-cell>
          <table:table-cell office:value-type="float" office:value="0.06453981" calcext:value-type="float">
            <text:p>0.06453981</text:p>
          </table:table-cell>
          <table:table-cell office:value-type="float" office:value="0.23108567" calcext:value-type="float">
            <text:p>0.23108567</text:p>
          </table:table-cell>
          <table:table-cell table:formula="of:=(2*[.I53]*[.J53])/([.I53]+[.J53])" office:value-type="float" office:value="0.100899457215411" calcext:value-type="float">
            <text:p>0.1008994572</text:p>
          </table:table-cell>
          <table:table-cell office:value-type="float" office:value="0.06032428" calcext:value-type="float">
            <text:p>0.06032428</text:p>
          </table:table-cell>
          <table:table-cell office:value-type="float" office:value="0.33725076" calcext:value-type="float">
            <text:p>0.33725076</text:p>
          </table:table-cell>
          <table:table-cell table:formula="of:=(2*[.L53]*[.M53])/([.L53]+[.M53])" office:value-type="float" office:value="0.102342487478353" calcext:value-type="float">
            <text:p>0.1023424875</text:p>
          </table:table-cell>
          <table:table-cell office:value-type="float" office:value="0.06734495" calcext:value-type="float">
            <text:p>0.06734495</text:p>
          </table:table-cell>
          <table:table-cell office:value-type="float" office:value="0.44379567" calcext:value-type="float">
            <text:p>0.44379567</text:p>
          </table:table-cell>
          <table:table-cell table:formula="of:=(2*[.O53]*[.P53])/([.O53]+[.P53])" office:value-type="float" office:value="0.116943932988016" calcext:value-type="float">
            <text:p>0.116943933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C54]*[.D54])/([.C54]+[.D54])" office:value-type="float" office:value="0.0430878939534193" calcext:value-type="float">
            <text:p>0.043087894</text:p>
          </table:table-cell>
          <table:table-cell office:value-type="float" office:value="0.02033027" calcext:value-type="float">
            <text:p>0.02033027</text:p>
          </table:table-cell>
          <table:table-cell office:value-type="float" office:value="0.70115954" calcext:value-type="float">
            <text:p>0.70115954</text:p>
          </table:table-cell>
          <table:table-cell table:formula="of:=(2*[.F54]*[.G54])/([.F54]+[.G54])" office:value-type="float" office:value="0.0395147999700115" calcext:value-type="float">
            <text:p>0.0395148</text:p>
          </table:table-cell>
          <table:table-cell office:value-type="float" office:value="0.020214" calcext:value-type="float">
            <text:p>0.020214</text:p>
          </table:table-cell>
          <table:table-cell office:value-type="float" office:value="0.71118444" calcext:value-type="float">
            <text:p>0.71118444</text:p>
          </table:table-cell>
          <table:table-cell table:formula="of:=(2*[.I54]*[.J54])/([.I54]+[.J54])" office:value-type="float" office:value="0.0393106724979069" calcext:value-type="float">
            <text:p>0.0393106725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L54]*[.M54])/([.L54]+[.M54])" office:value-type="float" office:value="0.0393063980033197" calcext:value-type="float">
            <text:p>0.039306398</text:p>
          </table:table-cell>
          <table:table-cell office:value-type="float" office:value="0.02020859" calcext:value-type="float">
            <text:p>0.02020859</text:p>
          </table:table-cell>
          <table:table-cell office:value-type="float" office:value="0.71510601" calcext:value-type="float">
            <text:p>0.71510601</text:p>
          </table:table-cell>
          <table:table-cell table:formula="of:=(2*[.O54]*[.P54])/([.O54]+[.P54])" office:value-type="float" office:value="0.0393063980033197" calcext:value-type="float">
            <text:p>0.039306398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C55]*[.D55])/([.C55]+[.D55])" office:value-type="float" office:value="0.520985253522364" calcext:value-type="float">
            <text:p>0.5209852535</text:p>
          </table:table-cell>
          <table:table-cell office:value-type="float" office:value="0.45256802" calcext:value-type="float">
            <text:p>0.45256802</text:p>
          </table:table-cell>
          <table:table-cell office:value-type="float" office:value="0.53105812" calcext:value-type="float">
            <text:p>0.53105812</text:p>
          </table:table-cell>
          <table:table-cell table:formula="of:=(2*[.F55]*[.G55])/([.F55]+[.G55])" office:value-type="float" office:value="0.488681445316861" calcext:value-type="float">
            <text:p>0.4886814453</text:p>
          </table:table-cell>
          <table:table-cell office:value-type="float" office:value="0.42175351" calcext:value-type="float">
            <text:p>0.42175351</text:p>
          </table:table-cell>
          <table:table-cell office:value-type="float" office:value="0.58656195" calcext:value-type="float">
            <text:p>0.58656195</text:p>
          </table:table-cell>
          <table:table-cell table:formula="of:=(2*[.I55]*[.J55])/([.I55]+[.J55])" office:value-type="float" office:value="0.490688819241043" calcext:value-type="float">
            <text:p>0.4906888192</text:p>
          </table:table-cell>
          <table:table-cell office:value-type="float" office:value="0.41429228" calcext:value-type="float">
            <text:p>0.41429228</text:p>
          </table:table-cell>
          <table:table-cell office:value-type="float" office:value="0.58710165" calcext:value-type="float">
            <text:p>0.58710165</text:p>
          </table:table-cell>
          <table:table-cell table:formula="of:=(2*[.L55]*[.M55])/([.L55]+[.M55])" office:value-type="float" office:value="0.485786210368305" calcext:value-type="float">
            <text:p>0.4857862104</text:p>
          </table:table-cell>
          <table:table-cell office:value-type="float" office:value="0.38285718" calcext:value-type="float">
            <text:p>0.38285718</text:p>
          </table:table-cell>
          <table:table-cell office:value-type="float" office:value="0.6095533" calcext:value-type="float">
            <text:p>0.6095533</text:p>
          </table:table-cell>
          <table:table-cell table:formula="of:=(2*[.O55]*[.P55])/([.O55]+[.P55])" office:value-type="float" office:value="0.470313166176347" calcext:value-type="float">
            <text:p>0.4703131662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C56]*[.D56])/([.C56]+[.D56])" office:value-type="float" office:value="0.128020865520982" calcext:value-type="float">
            <text:p>0.1280208655</text:p>
          </table:table-cell>
          <table:table-cell office:value-type="float" office:value="0.24586755" calcext:value-type="float">
            <text:p>0.24586755</text:p>
          </table:table-cell>
          <table:table-cell office:value-type="float" office:value="0.19160636" calcext:value-type="float">
            <text:p>0.19160636</text:p>
          </table:table-cell>
          <table:table-cell table:formula="of:=(2*[.F56]*[.G56])/([.F56]+[.G56])" office:value-type="float" office:value="0.215371866622254" calcext:value-type="float">
            <text:p>0.2153718666</text:p>
          </table:table-cell>
          <table:table-cell office:value-type="float" office:value="0.24213837" calcext:value-type="float">
            <text:p>0.24213837</text:p>
          </table:table-cell>
          <table:table-cell office:value-type="float" office:value="0.27542419" calcext:value-type="float">
            <text:p>0.27542419</text:p>
          </table:table-cell>
          <table:table-cell table:formula="of:=(2*[.I56]*[.J56])/([.I56]+[.J56])" office:value-type="float" office:value="0.257710930346933" calcext:value-type="float">
            <text:p>0.2577109303</text:p>
          </table:table-cell>
          <table:table-cell office:value-type="float" office:value="0.24160648" calcext:value-type="float">
            <text:p>0.24160648</text:p>
          </table:table-cell>
          <table:table-cell office:value-type="float" office:value="0.34336006" calcext:value-type="float">
            <text:p>0.34336006</text:p>
          </table:table-cell>
          <table:table-cell table:formula="of:=(2*[.L56]*[.M56])/([.L56]+[.M56])" office:value-type="float" office:value="0.283633369762273" calcext:value-type="float">
            <text:p>0.2836333698</text:p>
          </table:table-cell>
          <table:table-cell office:value-type="float" office:value="0.25226525" calcext:value-type="float">
            <text:p>0.25226525</text:p>
          </table:table-cell>
          <table:table-cell office:value-type="float" office:value="0.39620268" calcext:value-type="float">
            <text:p>0.39620268</text:p>
          </table:table-cell>
          <table:table-cell table:formula="of:=(2*[.O56]*[.P56])/([.O56]+[.P56])" office:value-type="float" office:value="0.308259401882434" calcext:value-type="float">
            <text:p>0.3082594019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C57]*[.D57])/([.C57]+[.D57])" office:value-type="float" office:value="0.0781456950333658" calcext:value-type="float">
            <text:p>0.078145695</text:p>
          </table:table-cell>
          <table:table-cell office:value-type="float" office:value="0.03553974" calcext:value-type="float">
            <text:p>0.03553974</text:p>
          </table:table-cell>
          <table:table-cell office:value-type="float" office:value="0.73677417" calcext:value-type="float">
            <text:p>0.73677417</text:p>
          </table:table-cell>
          <table:table-cell table:formula="of:=(2*[.F57]*[.G57])/([.F57]+[.G57])" office:value-type="float" office:value="0.0678085998490324" calcext:value-type="float">
            <text:p>0.0678085998</text:p>
          </table:table-cell>
          <table:table-cell office:value-type="float" office:value="0.02508721" calcext:value-type="float">
            <text:p>0.02508721</text:p>
          </table:table-cell>
          <table:table-cell office:value-type="float" office:value="0.81214503" calcext:value-type="float">
            <text:p>0.81214503</text:p>
          </table:table-cell>
          <table:table-cell table:formula="of:=(2*[.I57]*[.J57])/([.I57]+[.J57])" office:value-type="float" office:value="0.0486709707167185" calcext:value-type="float">
            <text:p>0.0486709707</text:p>
          </table:table-cell>
          <table:table-cell office:value-type="float" office:value="0.02339128" calcext:value-type="float">
            <text:p>0.02339128</text:p>
          </table:table-cell>
          <table:table-cell office:value-type="float" office:value="0.83044871" calcext:value-type="float">
            <text:p>0.83044871</text:p>
          </table:table-cell>
          <table:table-cell table:formula="of:=(2*[.L57]*[.M57])/([.L57]+[.M57])" office:value-type="float" office:value="0.0455009334975018" calcext:value-type="float">
            <text:p>0.0455009335</text:p>
          </table:table-cell>
          <table:table-cell office:value-type="float" office:value="0.02095881" calcext:value-type="float">
            <text:p>0.02095881</text:p>
          </table:table-cell>
          <table:table-cell office:value-type="float" office:value="0.86501083" calcext:value-type="float">
            <text:p>0.86501083</text:p>
          </table:table-cell>
          <table:table-cell table:formula="of:=(2*[.O57]*[.P57])/([.O57]+[.P57])" office:value-type="float" office:value="0.0409260020104353" calcext:value-type="float">
            <text:p>0.040926002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C58]*[.D58])/([.C58]+[.D58])" office:value-type="float" office:value="0.185672530483015" calcext:value-type="float">
            <text:p>0.1856725305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F58]*[.G58])/([.F58]+[.G58])" office:value-type="float" office:value="0.175883935783645" calcext:value-type="float">
            <text:p>0.1758839358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I58]*[.J58])/([.I58]+[.J58])" office:value-type="float" office:value="0.171360569243962" calcext:value-type="float">
            <text:p>0.1713605692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L58]*[.M58])/([.L58]+[.M58])" office:value-type="float" office:value="0.169785953385656" calcext:value-type="float">
            <text:p>0.1697859534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O58]*[.P58])/([.O58]+[.P58])" office:value-type="float" office:value="0.16387184154466" calcext:value-type="float">
            <text:p>0.1638718415</text:p>
          </table:table-cell>
        </table:table-row>
        <table:table-row table:style-name="ro3">
          <table:table-cell/>
          <table:table-cell office:value-type="string" calcext:value-type="string">
            <text:p>micro avg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C59]*[.D59])/([.C59]+[.D59])" office:value-type="float" office:value="0.29734778097602" calcext:value-type="float">
            <text:p>0.297347781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F59]*[.G59])/([.F59]+[.G59])" office:value-type="float" office:value="0.236742443029321" calcext:value-type="float">
            <text:p>0.236742443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I59]*[.J59])/([.I59]+[.J59])" office:value-type="float" office:value="0.222043149726248" calcext:value-type="float">
            <text:p>0.2220431497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L59]*[.M59])/([.L59]+[.M59])" office:value-type="float" office:value="0.215905401115364" calcext:value-type="float">
            <text:p>0.2159054011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O59]*[.P59])/([.O59]+[.P59])" office:value-type="float" office:value="0.205080464014341" calcext:value-type="float">
            <text:p>0.205080464</text:p>
          </table:table-cell>
        </table:table-row>
        <table:table-row table:style-name="ro4">
          <table:table-cell table:number-columns-repeated="17"/>
        </table:table-row>
        <table:table-row table:style-name="ro3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4">
          <table:table-cell table:number-columns-repeated="2"/>
          <table:table-cell office:value-type="string" calcext:value-type="string">
            <text:p>Degree</text:p>
          </table:table-cell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  <table:table-cell office:value-type="string" calcext:value-type="string">
            <text:p>Macro Recall</text:p>
          </table:table-cell>
          <table:table-cell office:value-type="string" calcext:value-type="string">
            <text:p>Micro Recall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float" office:value="1" calcext:value-type="float">
            <text:p>1</text:p>
          </table:table-cell>
          <table:table-cell table:formula="of:=[.E58]" office:value-type="float" office:value="0.185672530483015" calcext:value-type="float">
            <text:p>0.1856725305</text:p>
          </table:table-cell>
          <table:table-cell table:formula="of:=[.E59]" office:value-type="float" office:value="0.29734778097602" calcext:value-type="float">
            <text:p>0.297347781</text:p>
          </table:table-cell>
          <table:table-cell table:formula="of:=[.D58]" office:value-type="float" office:value="0.45085499" calcext:value-type="float">
            <text:p>0.45085499</text:p>
          </table:table-cell>
          <table:table-cell table:formula="of:=[.D59]" office:value-type="float" office:value="0.4356432" calcext:value-type="float">
            <text:p>0.435643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2</text:p>
          </table:table-cell>
          <table:table-cell table:formula="of:=[.H58]" office:value-type="float" office:value="0.175883935783645" calcext:value-type="float">
            <text:p>0.1758839358</text:p>
          </table:table-cell>
          <table:table-cell table:formula="of:=[.H59]" office:value-type="float" office:value="0.236742443029321" calcext:value-type="float">
            <text:p>0.236742443</text:p>
          </table:table-cell>
          <table:table-cell table:formula="of:=[.G58]" office:value-type="float" office:value="0.60033193" calcext:value-type="float">
            <text:p>0.60033193</text:p>
          </table:table-cell>
          <table:table-cell table:formula="of:=[.G59]" office:value-type="float" office:value="0.48699692" calcext:value-type="float">
            <text:p>0.48699692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3</text:p>
          </table:table-cell>
          <table:table-cell table:formula="of:=[.K58]" office:value-type="float" office:value="0.171360569243962" calcext:value-type="float">
            <text:p>0.1713605692</text:p>
          </table:table-cell>
          <table:table-cell table:formula="of:=[.K59]" office:value-type="float" office:value="0.222043149726248" calcext:value-type="float">
            <text:p>0.2220431497</text:p>
          </table:table-cell>
          <table:table-cell table:formula="of:=[.J58]" office:value-type="float" office:value="0.64089402" calcext:value-type="float">
            <text:p>0.64089402</text:p>
          </table:table-cell>
          <table:table-cell table:formula="of:=[.J59]" office:value-type="float" office:value="0.51763129" calcext:value-type="float">
            <text:p>0.51763129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4</text:p>
          </table:table-cell>
          <table:table-cell table:formula="of:=[.N58]" office:value-type="float" office:value="0.169785953385656" calcext:value-type="float">
            <text:p>0.1697859534</text:p>
          </table:table-cell>
          <table:table-cell table:formula="of:=[.N59]" office:value-type="float" office:value="0.215905401115364" calcext:value-type="float">
            <text:p>0.2159054011</text:p>
          </table:table-cell>
          <table:table-cell table:formula="of:=[.M58]" office:value-type="float" office:value="0.66763251" calcext:value-type="float">
            <text:p>0.66763251</text:p>
          </table:table-cell>
          <table:table-cell table:formula="of:=[.M59]" office:value-type="float" office:value="0.54091755" calcext:value-type="float">
            <text:p>0.54091755</text:p>
          </table:table-cell>
          <table:table-cell table:number-columns-repeated="10"/>
        </table:table-row>
        <table:table-row table:style-name="ro4">
          <table:table-cell table:number-columns-repeated="2"/>
          <table:table-cell office:value-type="string" calcext:value-type="string">
            <text:p>≦5</text:p>
          </table:table-cell>
          <table:table-cell table:formula="of:=[.Q58]" office:value-type="float" office:value="0.16387184154466" calcext:value-type="float">
            <text:p>0.1638718415</text:p>
          </table:table-cell>
          <table:table-cell table:formula="of:=[.Q59]" office:value-type="float" office:value="0.205080464014341" calcext:value-type="float">
            <text:p>0.205080464</text:p>
          </table:table-cell>
          <table:table-cell table:formula="of:=[.P58]" office:value-type="float" office:value="0.70398844" calcext:value-type="float">
            <text:p>0.70398844</text:p>
          </table:table-cell>
          <table:table-cell table:formula="of:=[.P59]" office:value-type="float" office:value="0.56034827" calcext:value-type="float">
            <text:p>0.56034827</text:p>
          </table:table-cell>
          <table:table-cell table:number-columns-repeated="10"/>
        </table:table-row>
        <table:table-row table:style-name="ro4">
          <table:table-cell table:number-columns-repeated="17"/>
        </table:table-row>
        <table:table-row table:style-name="ro5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5" table:number-rows-repeated="4">
          <table:table-cell table:number-columns-repeated="17"/>
        </table:table-row>
        <table:table-row table:style-name="ro4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Typed" table:style-name="ta1">
        <office:forms form:automatic-focus="false" form:apply-design-mode="false"/>
        <table:shapes>
          <draw:frame draw:z-index="0" draw:style-name="gr1" draw:text-style-name="P1" svg:width="15.999cm" svg:height="8.999cm" svg:x="14.776cm" svg:y="13.151cm">
            <draw:object draw:notify-on-update-of-ranges="Typed.B34:Typed.B38 Typed.E33:Typed.E33 Typed.E34:Typed.E38 Typed.F33:Typed.F33 Typed.F34:Typed.F38 Typed.C33:Typed.C33 Typed.C34:Typed.C38 Typed.D33:Typed.D33 Typed.D34:Typed.D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4">
          <table:table-cell table:number-columns-repeated="20"/>
        </table:table-row>
        <table:table-row table:style-name="ro3">
          <table:table-cell table:number-columns-repeated="20"/>
        </table:table-row>
        <table:table-row table:style-name="ro3">
          <table:table-cell table:number-columns-repeated="2"/>
          <table:table-cell table:style-name="ce26" office:value-type="string" calcext:value-type="string" table:number-columns-spanned="3" table:number-rows-spanned="1">
            <text:p>D=1,c&gt;0,r&gt;0,no-typ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1,c&gt;0,r&gt;0,typ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2,c&gt;0,r&gt;0,all,typ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3,c&gt;0,r&gt;0,all,typ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4,c&gt;0,r&gt;0,all,typ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5,c&gt;0,r&gt;0,all,type</text:p>
          </table:table-cell>
          <table:covered-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04346684" calcext:value-type="float">
            <text:p>0.04346684</text:p>
          </table:table-cell>
          <table:table-cell office:value-type="float" office:value="0.51633265" calcext:value-type="float">
            <text:p>0.51633265</text:p>
          </table:table-cell>
          <table:table-cell table:formula="of:=(2*[.D5]*[.C5])/([.D5]+[.C5])" office:value-type="float" office:value="0.0801835267278504" calcext:value-type="float">
            <text:p>0.0801835267</text:p>
          </table:table-cell>
          <table:table-cell office:value-type="float" office:value="0.54897134" calcext:value-type="float">
            <text:p>0.54897134</text:p>
          </table:table-cell>
          <table:table-cell office:value-type="float" office:value="0.51633265" calcext:value-type="float">
            <text:p>0.51633265</text:p>
          </table:table-cell>
          <table:table-cell table:formula="of:=(2*[.G5]*[.F5])/([.G5]+[.F5])" office:value-type="float" office:value="0.532152004342443" calcext:value-type="float">
            <text:p>0.5321520043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J5]*[.I5])/([.J5]+[.I5])" office:value-type="float" office:value="0.591499102995417" calcext:value-type="float">
            <text:p>0.591499103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M5]*[.L5])/([.M5]+[.L5])" office:value-type="float" office:value="0.609829670605616" calcext:value-type="float">
            <text:p>0.609829670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P5]*[.O5])/([.P5]+[.O5])" office:value-type="float" office:value="0.62804111251773" calcext:value-type="float">
            <text:p>0.6280411125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S5]*[.R5])/([.S5]+[.R5])" office:value-type="float" office:value="0.634191982409881" calcext:value-type="float">
            <text:p>0.6341919824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228679" calcext:value-type="float">
            <text:p>0.08228679</text:p>
          </table:table-cell>
          <table:table-cell office:value-type="float" office:value="0.81709385" calcext:value-type="float">
            <text:p>0.81709385</text:p>
          </table:table-cell>
          <table:table-cell table:formula="of:=(2*[.D6]*[.C6])/([.D6]+[.C6])" office:value-type="float" office:value="0.149516293891408" calcext:value-type="float">
            <text:p>0.1495162939</text:p>
          </table:table-cell>
          <table:table-cell office:value-type="float" office:value="0.12664595" calcext:value-type="float">
            <text:p>0.12664595</text:p>
          </table:table-cell>
          <table:table-cell office:value-type="float" office:value="0.81709385" calcext:value-type="float">
            <text:p>0.81709385</text:p>
          </table:table-cell>
          <table:table-cell table:formula="of:=(2*[.G6]*[.F6])/([.G6]+[.F6])" office:value-type="float" office:value="0.219301182110593" calcext:value-type="float">
            <text:p>0.2193011821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J6]*[.I6])/([.J6]+[.I6])" office:value-type="float" office:value="0.191238672210053" calcext:value-type="float">
            <text:p>0.1912386722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M6]*[.L6])/([.M6]+[.L6])" office:value-type="float" office:value="0.167368273964597" calcext:value-type="float">
            <text:p>0.16736827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P6]*[.O6])/([.P6]+[.O6])" office:value-type="float" office:value="0.163882452616008" calcext:value-type="float">
            <text:p>0.16388245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S6]*[.R6])/([.S6]+[.R6])" office:value-type="float" office:value="0.156201032485626" calcext:value-type="float">
            <text:p>0.156201032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335447" calcext:value-type="float">
            <text:p>0.00335447</text:p>
          </table:table-cell>
          <table:table-cell office:value-type="float" office:value="1" calcext:value-type="float">
            <text:p>1</text:p>
          </table:table-cell>
          <table:table-cell table:formula="of:=(2*[.D7]*[.C7])/([.D7]+[.C7])" office:value-type="float" office:value="0.00668651030178796" calcext:value-type="float">
            <text:p>0.0066865103</text:p>
          </table:table-cell>
          <table:table-cell office:value-type="float" office:value="0.0106974" calcext:value-type="float">
            <text:p>0.0106974</text:p>
          </table:table-cell>
          <table:table-cell office:value-type="float" office:value="1" calcext:value-type="float">
            <text:p>1</text:p>
          </table:table-cell>
          <table:table-cell table:formula="of:=(2*[.G7]*[.F7])/([.G7]+[.F7])" office:value-type="float" office:value="0.0211683536536257" calcext:value-type="float">
            <text:p>0.0211683537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J7]*[.I7])/([.J7]+[.I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M7]*[.L7])/([.M7]+[.L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P7]*[.O7])/([.P7]+[.O7])" office:value-type="float" office:value="0.00978970512576572" calcext:value-type="float">
            <text:p>0.009789705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S7]*[.R7])/([.S7]+[.R7])" office:value-type="float" office:value="0.00978970512576572" calcext:value-type="float">
            <text:p>0.009789705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6224856" calcext:value-type="float">
            <text:p>0.06224856</text:p>
          </table:table-cell>
          <table:table-cell office:value-type="float" office:value="0.36879393" calcext:value-type="float">
            <text:p>0.36879393</text:p>
          </table:table-cell>
          <table:table-cell table:formula="of:=(2*[.D8]*[.C8])/([.D8]+[.C8])" office:value-type="float" office:value="0.106517995844172" calcext:value-type="float">
            <text:p>0.1065179958</text:p>
          </table:table-cell>
          <table:table-cell office:value-type="float" office:value="0.08779766" calcext:value-type="float">
            <text:p>0.08779766</text:p>
          </table:table-cell>
          <table:table-cell office:value-type="float" office:value="0.36879393" calcext:value-type="float">
            <text:p>0.36879393</text:p>
          </table:table-cell>
          <table:table-cell table:formula="of:=(2*[.G8]*[.F8])/([.G8]+[.F8])" office:value-type="float" office:value="0.141830225459053" calcext:value-type="float">
            <text:p>0.1418302255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J8]*[.I8])/([.J8]+[.I8])" office:value-type="float" office:value="0.164308078645468" calcext:value-type="float">
            <text:p>0.1643080786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M8]*[.L8])/([.M8]+[.L8])" office:value-type="float" office:value="0.18088075083025" calcext:value-type="float">
            <text:p>0.1808807508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P8]*[.O8])/([.P8]+[.O8])" office:value-type="float" office:value="0.192898131059913" calcext:value-type="float">
            <text:p>0.1928981311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S8]*[.R8])/([.S8]+[.R8])" office:value-type="float" office:value="0.19352421796584" calcext:value-type="float">
            <text:p>0.193524218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3927418" calcext:value-type="float">
            <text:p>0.03927418</text:p>
          </table:table-cell>
          <table:table-cell office:value-type="float" office:value="0.28666455" calcext:value-type="float">
            <text:p>0.28666455</text:p>
          </table:table-cell>
          <table:table-cell table:formula="of:=(2*[.D9]*[.C9])/([.D9]+[.C9])" office:value-type="float" office:value="0.0690836289158947" calcext:value-type="float">
            <text:p>0.0690836289</text:p>
          </table:table-cell>
          <table:table-cell office:value-type="float" office:value="0.06749083" calcext:value-type="float">
            <text:p>0.06749083</text:p>
          </table:table-cell>
          <table:table-cell office:value-type="float" office:value="0.28666455" calcext:value-type="float">
            <text:p>0.28666455</text:p>
          </table:table-cell>
          <table:table-cell table:formula="of:=(2*[.G9]*[.F9])/([.G9]+[.F9])" office:value-type="float" office:value="0.109258418782606" calcext:value-type="float">
            <text:p>0.1092584188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J9]*[.I9])/([.J9]+[.I9])" office:value-type="float" office:value="0.151395812903751" calcext:value-type="float">
            <text:p>0.1513958129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M9]*[.L9])/([.M9]+[.L9])" office:value-type="float" office:value="0.110594506852958" calcext:value-type="float">
            <text:p>0.1105945069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P9]*[.O9])/([.P9]+[.O9])" office:value-type="float" office:value="0.0978863544050884" calcext:value-type="float">
            <text:p>0.0978863544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S9]*[.R9])/([.S9]+[.R9])" office:value-type="float" office:value="0.088005668400789" calcext:value-type="float">
            <text:p>0.0880056684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4718304" calcext:value-type="float">
            <text:p>0.14718304</text:p>
          </table:table-cell>
          <table:table-cell office:value-type="float" office:value="0.47521937" calcext:value-type="float">
            <text:p>0.47521937</text:p>
          </table:table-cell>
          <table:table-cell table:formula="of:=(2*[.D10]*[.C10])/([.D10]+[.C10])" office:value-type="float" office:value="0.224755657817857" calcext:value-type="float">
            <text:p>0.2247556578</text:p>
          </table:table-cell>
          <table:table-cell office:value-type="float" office:value="0.19531784" calcext:value-type="float">
            <text:p>0.19531784</text:p>
          </table:table-cell>
          <table:table-cell office:value-type="float" office:value="0.47521937" calcext:value-type="float">
            <text:p>0.47521937</text:p>
          </table:table-cell>
          <table:table-cell table:formula="of:=(2*[.G10]*[.F10])/([.G10]+[.F10])" office:value-type="float" office:value="0.276849127804737" calcext:value-type="float">
            <text:p>0.2768491278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J10]*[.I10])/([.J10]+[.I10])" office:value-type="float" office:value="0.290042151646407" calcext:value-type="float">
            <text:p>0.2900421516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M10]*[.L10])/([.M10]+[.L10])" office:value-type="float" office:value="0.265620455599265" calcext:value-type="float">
            <text:p>0.265620455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P10]*[.O10])/([.P10]+[.O10])" office:value-type="float" office:value="0.263473886995034" calcext:value-type="float">
            <text:p>0.263473887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S10]*[.R10])/([.S10]+[.R10])" office:value-type="float" office:value="0.266163204971187" calcext:value-type="float">
            <text:p>0.266163205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13234375" calcext:value-type="float">
            <text:p>0.13234375</text:p>
          </table:table-cell>
          <table:table-cell office:value-type="float" office:value="0.66757981" calcext:value-type="float">
            <text:p>0.66757981</text:p>
          </table:table-cell>
          <table:table-cell table:formula="of:=(2*[.D11]*[.C11])/([.D11]+[.C11])" office:value-type="float" office:value="0.220896145325905" calcext:value-type="float">
            <text:p>0.2208961453</text:p>
          </table:table-cell>
          <table:table-cell office:value-type="float" office:value="0.76412048" calcext:value-type="float">
            <text:p>0.76412048</text:p>
          </table:table-cell>
          <table:table-cell office:value-type="float" office:value="0.66757981" calcext:value-type="float">
            <text:p>0.66757981</text:p>
          </table:table-cell>
          <table:table-cell table:formula="of:=(2*[.G11]*[.F11])/([.G11]+[.F11])" office:value-type="float" office:value="0.712595238568414" calcext:value-type="float">
            <text:p>0.7125952386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J11]*[.I11])/([.J11]+[.I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M11]*[.L11])/([.M11]+[.L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P11]*[.O11])/([.P11]+[.O11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S11]*[.R11])/([.S11]+[.R11])" office:value-type="float" office:value="0.715746736973009" calcext:value-type="float">
            <text:p>0.715746737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812044" calcext:value-type="float">
            <text:p>0.02812044</text:p>
          </table:table-cell>
          <table:table-cell office:value-type="float" office:value="0.43292079" calcext:value-type="float">
            <text:p>0.43292079</text:p>
          </table:table-cell>
          <table:table-cell table:formula="of:=(2*[.D12]*[.C12])/([.D12]+[.C12])" office:value-type="float" office:value="0.0528105614326406" calcext:value-type="float">
            <text:p>0.0528105614</text:p>
          </table:table-cell>
          <table:table-cell office:value-type="float" office:value="0.04280106" calcext:value-type="float">
            <text:p>0.04280106</text:p>
          </table:table-cell>
          <table:table-cell office:value-type="float" office:value="0.43292079" calcext:value-type="float">
            <text:p>0.43292079</text:p>
          </table:table-cell>
          <table:table-cell table:formula="of:=(2*[.G12]*[.F12])/([.G12]+[.F12])" office:value-type="float" office:value="0.0779004315569588" calcext:value-type="float">
            <text:p>0.077900431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J12]*[.I12])/([.J12]+[.I12])" office:value-type="float" office:value="0.0494353778275367" calcext:value-type="float">
            <text:p>0.0494353778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M12]*[.L12])/([.M12]+[.L12])" office:value-type="float" office:value="0.0428107132714188" calcext:value-type="float">
            <text:p>0.0428107133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P12]*[.O12])/([.P12]+[.O12])" office:value-type="float" office:value="0.0422399716827529" calcext:value-type="float">
            <text:p>0.0422399717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S12]*[.R12])/([.S12]+[.R12])" office:value-type="float" office:value="0.039125996029656" calcext:value-type="float">
            <text:p>0.039125996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5295147" calcext:value-type="float">
            <text:p>0.05295147</text:p>
          </table:table-cell>
          <table:table-cell office:value-type="float" office:value="0.34298641" calcext:value-type="float">
            <text:p>0.34298641</text:p>
          </table:table-cell>
          <table:table-cell table:formula="of:=(2*[.D13]*[.C13])/([.D13]+[.C13])" office:value-type="float" office:value="0.0917398183751588" calcext:value-type="float">
            <text:p>0.0917398184</text:p>
          </table:table-cell>
          <table:table-cell office:value-type="float" office:value="0.10568079" calcext:value-type="float">
            <text:p>0.10568079</text:p>
          </table:table-cell>
          <table:table-cell office:value-type="float" office:value="0.34298641" calcext:value-type="float">
            <text:p>0.34298641</text:p>
          </table:table-cell>
          <table:table-cell table:formula="of:=(2*[.G13]*[.F13])/([.G13]+[.F13])" office:value-type="float" office:value="0.161576664253879" calcext:value-type="float">
            <text:p>0.1615766643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J13]*[.I13])/([.J13]+[.I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M13]*[.L13])/([.M13]+[.L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P13]*[.O13])/([.P13]+[.O13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S13]*[.R13])/([.S13]+[.R13])" office:value-type="float" office:value="0.0125779646410327" calcext:value-type="float">
            <text:p>0.0125779646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2842344" calcext:value-type="float">
            <text:p>0.02842344</text:p>
          </table:table-cell>
          <table:table-cell office:value-type="float" office:value="0.63019974" calcext:value-type="float">
            <text:p>0.63019974</text:p>
          </table:table-cell>
          <table:table-cell table:formula="of:=(2*[.D14]*[.C14])/([.D14]+[.C14])" office:value-type="float" office:value="0.0543936048467216" calcext:value-type="float">
            <text:p>0.0543936048</text:p>
          </table:table-cell>
          <table:table-cell office:value-type="float" office:value="0.04617226" calcext:value-type="float">
            <text:p>0.04617226</text:p>
          </table:table-cell>
          <table:table-cell office:value-type="float" office:value="0.63019974" calcext:value-type="float">
            <text:p>0.63019974</text:p>
          </table:table-cell>
          <table:table-cell table:formula="of:=(2*[.G14]*[.F14])/([.G14]+[.F14])" office:value-type="float" office:value="0.0860406588303845" calcext:value-type="float">
            <text:p>0.0860406588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J14]*[.I14])/([.J14]+[.I14])" office:value-type="float" office:value="0.0688844324840742" calcext:value-type="float">
            <text:p>0.0688844325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M14]*[.L14])/([.M14]+[.L14])" office:value-type="float" office:value="0.0670613311815764" calcext:value-type="float">
            <text:p>0.0670613312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P14]*[.O14])/([.P14]+[.O14])" office:value-type="float" office:value="0.0648016220335848" calcext:value-type="float">
            <text:p>0.064801622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S14]*[.R14])/([.S14]+[.R14])" office:value-type="float" office:value="0.0624833711242671" calcext:value-type="float">
            <text:p>0.0624833711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2120602" calcext:value-type="float">
            <text:p>0.12120602</text:p>
          </table:table-cell>
          <table:table-cell office:value-type="float" office:value="0.01099484" calcext:value-type="float">
            <text:p>0.01099484</text:p>
          </table:table-cell>
          <table:table-cell table:formula="of:=(2*[.D15]*[.C15])/([.D15]+[.C15])" office:value-type="float" office:value="0.0201608491342159" calcext:value-type="float">
            <text:p>0.0201608491</text:p>
          </table:table-cell>
          <table:table-cell office:value-type="float" office:value="0.18965206" calcext:value-type="float">
            <text:p>0.18965206</text:p>
          </table:table-cell>
          <table:table-cell office:value-type="float" office:value="0.01099484" calcext:value-type="float">
            <text:p>0.01099484</text:p>
          </table:table-cell>
          <table:table-cell table:formula="of:=(2*[.G15]*[.F15])/([.G15]+[.F15])" office:value-type="float" office:value="0.0207847124014415" calcext:value-type="float">
            <text:p>0.0207847124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J15]*[.I15])/([.J15]+[.I15])" office:value-type="float" office:value="0.0209010446558029" calcext:value-type="float">
            <text:p>0.0209010447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M15]*[.L15])/([.M15]+[.L15])" office:value-type="float" office:value="0.0238707900202246" calcext:value-type="float">
            <text:p>0.02387079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P15]*[.O15])/([.P15]+[.O15])" office:value-type="float" office:value="0.0339783790479127" calcext:value-type="float">
            <text:p>0.033978379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S15]*[.R15])/([.S15]+[.R15])" office:value-type="float" office:value="0.0896443674588904" calcext:value-type="float">
            <text:p>0.0896443675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016289" calcext:value-type="float">
            <text:p>0.03016289</text:p>
          </table:table-cell>
          <table:table-cell office:value-type="float" office:value="0.75982481" calcext:value-type="float">
            <text:p>0.75982481</text:p>
          </table:table-cell>
          <table:table-cell table:formula="of:=(2*[.D16]*[.C16])/([.D16]+[.C16])" office:value-type="float" office:value="0.0580224531680706" calcext:value-type="float">
            <text:p>0.0580224532</text:p>
          </table:table-cell>
          <table:table-cell office:value-type="float" office:value="0.04291248" calcext:value-type="float">
            <text:p>0.04291248</text:p>
          </table:table-cell>
          <table:table-cell office:value-type="float" office:value="0.75982481" calcext:value-type="float">
            <text:p>0.75982481</text:p>
          </table:table-cell>
          <table:table-cell table:formula="of:=(2*[.G16]*[.F16])/([.G16]+[.F16])" office:value-type="float" office:value="0.0812369560223839" calcext:value-type="float">
            <text:p>0.081236956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J16]*[.I16])/([.J16]+[.I16])" office:value-type="float" office:value="0.0549181265992718" calcext:value-type="float">
            <text:p>0.054918126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M16]*[.L16])/([.M16]+[.L16])" office:value-type="float" office:value="0.053436169007243" calcext:value-type="float">
            <text:p>0.053436169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P16]*[.O16])/([.P16]+[.O16])" office:value-type="float" office:value="0.047647293463832" calcext:value-type="float">
            <text:p>0.0476472935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S16]*[.R16])/([.S16]+[.R16])" office:value-type="float" office:value="0.0471599810423728" calcext:value-type="float">
            <text:p>0.04715998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53143" calcext:value-type="float">
            <text:p>0.0153143</text:p>
          </table:table-cell>
          <table:table-cell office:value-type="float" office:value="0.82712489" calcext:value-type="float">
            <text:p>0.82712489</text:p>
          </table:table-cell>
          <table:table-cell table:formula="of:=(2*[.D17]*[.C17])/([.D17]+[.C17])" office:value-type="float" office:value="0.0300718172974052" calcext:value-type="float">
            <text:p>0.0300718173</text:p>
          </table:table-cell>
          <table:table-cell office:value-type="float" office:value="0.03307252" calcext:value-type="float">
            <text:p>0.03307252</text:p>
          </table:table-cell>
          <table:table-cell office:value-type="float" office:value="0.82712489" calcext:value-type="float">
            <text:p>0.82712489</text:p>
          </table:table-cell>
          <table:table-cell table:formula="of:=(2*[.G17]*[.F17])/([.G17]+[.F17])" office:value-type="float" office:value="0.0636019224169085" calcext:value-type="float">
            <text:p>0.0636019224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J17]*[.I17])/([.J17]+[.I17])" office:value-type="float" office:value="0.0382543490451716" calcext:value-type="float">
            <text:p>0.038254349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M17]*[.L17])/([.M17]+[.L17])" office:value-type="float" office:value="0.036016912299031" calcext:value-type="float">
            <text:p>0.0360169123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P17]*[.O17])/([.P17]+[.O17])" office:value-type="float" office:value="0.0328316529986388" calcext:value-type="float">
            <text:p>0.032831653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S17]*[.R17])/([.S17]+[.R17])" office:value-type="float" office:value="0.03058632127303" calcext:value-type="float">
            <text:p>0.0305863213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1992498" calcext:value-type="float">
            <text:p>0.11992498</text:p>
          </table:table-cell>
          <table:table-cell office:value-type="float" office:value="0.12948061" calcext:value-type="float">
            <text:p>0.12948061</text:p>
          </table:table-cell>
          <table:table-cell table:formula="of:=(2*[.D18]*[.C18])/([.D18]+[.C18])" office:value-type="float" office:value="0.124519739630838" calcext:value-type="float">
            <text:p>0.1245197396</text:p>
          </table:table-cell>
          <table:table-cell office:value-type="float" office:value="0.18271229" calcext:value-type="float">
            <text:p>0.18271229</text:p>
          </table:table-cell>
          <table:table-cell office:value-type="float" office:value="0.12948061" calcext:value-type="float">
            <text:p>0.12948061</text:p>
          </table:table-cell>
          <table:table-cell table:formula="of:=(2*[.G18]*[.F18])/([.G18]+[.F18])" office:value-type="float" office:value="0.151558211373141" calcext:value-type="float">
            <text:p>0.1515582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J18]*[.I18])/([.J18]+[.I18])" office:value-type="float" office:value="0.19541991953412" calcext:value-type="float">
            <text:p>0.1954199195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M18]*[.L18])/([.M18]+[.L18])" office:value-type="float" office:value="0.21137736898525" calcext:value-type="float">
            <text:p>0.211377369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P18]*[.O18])/([.P18]+[.O18])" office:value-type="float" office:value="0.209283981721876" calcext:value-type="float">
            <text:p>0.2092839817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S18]*[.R18])/([.S18]+[.R18])" office:value-type="float" office:value="0.21601776375758" calcext:value-type="float">
            <text:p>0.216017763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12329" calcext:value-type="float">
            <text:p>0.00212329</text:p>
          </table:table-cell>
          <table:table-cell office:value-type="float" office:value="0.44639731" calcext:value-type="float">
            <text:p>0.44639731</text:p>
          </table:table-cell>
          <table:table-cell table:formula="of:=(2*[.D19]*[.C19])/([.D19]+[.C19])" office:value-type="float" office:value="0.00422647675201496" calcext:value-type="float">
            <text:p>0.0042264768</text:p>
          </table:table-cell>
          <table:table-cell office:value-type="float" office:value="0.00260379" calcext:value-type="float">
            <text:p>0.00260379</text:p>
          </table:table-cell>
          <table:table-cell office:value-type="float" office:value="0.44639731" calcext:value-type="float">
            <text:p>0.44639731</text:p>
          </table:table-cell>
          <table:table-cell table:formula="of:=(2*[.G19]*[.F19])/([.G19]+[.F19])" office:value-type="float" office:value="0.00517738086523574" calcext:value-type="float">
            <text:p>0.0051773809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J19]*[.I19])/([.J19]+[.I19])" office:value-type="float" office:value="0.00325527209402203" calcext:value-type="float">
            <text:p>0.0032552721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M19]*[.L19])/([.M19]+[.L19])" office:value-type="float" office:value="0.00224508389693289" calcext:value-type="float">
            <text:p>0.0022450839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P19]*[.O19])/([.P19]+[.O19])" office:value-type="float" office:value="0.00211294122934027" calcext:value-type="float">
            <text:p>0.002112941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S19]*[.R19])/([.S19]+[.R19])" office:value-type="float" office:value="0.00194146879735496" calcext:value-type="float">
            <text:p>0.0019414688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4677461" calcext:value-type="float">
            <text:p>0.04677461</text:p>
          </table:table-cell>
          <table:table-cell office:value-type="float" office:value="0.02328296" calcext:value-type="float">
            <text:p>0.02328296</text:p>
          </table:table-cell>
          <table:table-cell table:formula="of:=(2*[.D20]*[.C20])/([.D20]+[.C20])" office:value-type="float" office:value="0.0310901840770555" calcext:value-type="float">
            <text:p>0.0310901841</text:p>
          </table:table-cell>
          <table:table-cell office:value-type="float" office:value="0.06260018" calcext:value-type="float">
            <text:p>0.06260018</text:p>
          </table:table-cell>
          <table:table-cell office:value-type="float" office:value="0.02328296" calcext:value-type="float">
            <text:p>0.02328296</text:p>
          </table:table-cell>
          <table:table-cell table:formula="of:=(2*[.G20]*[.F20])/([.G20]+[.F20])" office:value-type="float" office:value="0.0339418769954801" calcext:value-type="float">
            <text:p>0.033941877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J20]*[.I20])/([.J20]+[.I20])" office:value-type="float" office:value="0.0540525701118926" calcext:value-type="float">
            <text:p>0.0540525701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M20]*[.L20])/([.M20]+[.L20])" office:value-type="float" office:value="0.0769831745476444" calcext:value-type="float">
            <text:p>0.0769831745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P20]*[.O20])/([.P20]+[.O20])" office:value-type="float" office:value="0.0623312158336158" calcext:value-type="float">
            <text:p>0.0623312158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S20]*[.R20])/([.S20]+[.R20])" office:value-type="float" office:value="0.0548269608542883" calcext:value-type="float">
            <text:p>0.0548269609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84517473" calcext:value-type="float">
            <text:p>0.84517473</text:p>
          </table:table-cell>
          <table:table-cell office:value-type="float" office:value="0.52077778" calcext:value-type="float">
            <text:p>0.52077778</text:p>
          </table:table-cell>
          <table:table-cell table:formula="of:=(2*[.D21]*[.C21])/([.D21]+[.C21])" office:value-type="float" office:value="0.644456108655636" calcext:value-type="float">
            <text:p>0.6444561087</text:p>
          </table:table-cell>
          <table:table-cell office:value-type="float" office:value="0.98211516" calcext:value-type="float">
            <text:p>0.98211516</text:p>
          </table:table-cell>
          <table:table-cell office:value-type="float" office:value="0.52077778" calcext:value-type="float">
            <text:p>0.52077778</text:p>
          </table:table-cell>
          <table:table-cell table:formula="of:=(2*[.G21]*[.F21])/([.G21]+[.F21])" office:value-type="float" office:value="0.680638971834075" calcext:value-type="float">
            <text:p>0.6806389718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J21]*[.I21])/([.J21]+[.I21])" office:value-type="float" office:value="0.696814489805968" calcext:value-type="float">
            <text:p>0.6968144898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M21]*[.L21])/([.M21]+[.L21])" office:value-type="float" office:value="0.701700686551361" calcext:value-type="float">
            <text:p>0.701700686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P21]*[.O21])/([.P21]+[.O21])" office:value-type="float" office:value="0.713421279680694" calcext:value-type="float">
            <text:p>0.7134212797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S21]*[.R21])/([.S21]+[.R21])" office:value-type="float" office:value="0.714209852547878" calcext:value-type="float">
            <text:p>0.7142098525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3827487" calcext:value-type="float">
            <text:p>0.03827487</text:p>
          </table:table-cell>
          <table:table-cell office:value-type="float" office:value="0.6623392" calcext:value-type="float">
            <text:p>0.6623392</text:p>
          </table:table-cell>
          <table:table-cell table:formula="of:=(2*[.D22]*[.C22])/([.D22]+[.C22])" office:value-type="float" office:value="0.0723677923736359" calcext:value-type="float">
            <text:p>0.0723677924</text:p>
          </table:table-cell>
          <table:table-cell office:value-type="float" office:value="0.06381852" calcext:value-type="float">
            <text:p>0.06381852</text:p>
          </table:table-cell>
          <table:table-cell office:value-type="float" office:value="0.6623392" calcext:value-type="float">
            <text:p>0.6623392</text:p>
          </table:table-cell>
          <table:table-cell table:formula="of:=(2*[.G22]*[.F22])/([.G22]+[.F22])" office:value-type="float" office:value="0.116419632588865" calcext:value-type="float">
            <text:p>0.116419632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J22]*[.I22])/([.J22]+[.I22])" office:value-type="float" office:value="0.105505641909658" calcext:value-type="float">
            <text:p>0.1055056419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M22]*[.L22])/([.M22]+[.L22])" office:value-type="float" office:value="0.0930661233421192" calcext:value-type="float">
            <text:p>0.0930661233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P22]*[.O22])/([.P22]+[.O22])" office:value-type="float" office:value="0.0906070205192506" calcext:value-type="float">
            <text:p>0.0906070205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S22]*[.R22])/([.S22]+[.R22])" office:value-type="float" office:value="0.088707713440832" calcext:value-type="float">
            <text:p>0.0887077134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32025" calcext:value-type="float">
            <text:p>0.01632025</text:p>
          </table:table-cell>
          <table:table-cell office:value-type="float" office:value="0.23554096" calcext:value-type="float">
            <text:p>0.23554096</text:p>
          </table:table-cell>
          <table:table-cell table:formula="of:=(2*[.D23]*[.C23])/([.D23]+[.C23])" office:value-type="float" office:value="0.0305254417894681" calcext:value-type="float">
            <text:p>0.0305254418</text:p>
          </table:table-cell>
          <table:table-cell office:value-type="float" office:value="0.0198523" calcext:value-type="float">
            <text:p>0.0198523</text:p>
          </table:table-cell>
          <table:table-cell office:value-type="float" office:value="0.23554096" calcext:value-type="float">
            <text:p>0.23554096</text:p>
          </table:table-cell>
          <table:table-cell table:formula="of:=(2*[.G23]*[.F23])/([.G23]+[.F23])" office:value-type="float" office:value="0.0366182709771432" calcext:value-type="float">
            <text:p>0.036618271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J23]*[.I23])/([.J23]+[.I23])" office:value-type="float" office:value="0.0243219845343982" calcext:value-type="float">
            <text:p>0.0243219845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M23]*[.L23])/([.M23]+[.L23])" office:value-type="float" office:value="0.0167176088496885" calcext:value-type="float">
            <text:p>0.016717608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P23]*[.O23])/([.P23]+[.O23])" office:value-type="float" office:value="0.0149295233583721" calcext:value-type="float">
            <text:p>0.0149295234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S23]*[.R23])/([.S23]+[.R23])" office:value-type="float" office:value="0.0127604029348531" calcext:value-type="float">
            <text:p>0.0127604029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07468026" calcext:value-type="float">
            <text:p>0.07468026</text:p>
          </table:table-cell>
          <table:table-cell office:value-type="float" office:value="0.05527752" calcext:value-type="float">
            <text:p>0.05527752</text:p>
          </table:table-cell>
          <table:table-cell table:formula="of:=(2*[.D24]*[.C24])/([.D24]+[.C24])" office:value-type="float" office:value="0.0635304722157488" calcext:value-type="float">
            <text:p>0.0635304722</text:p>
          </table:table-cell>
          <table:table-cell office:value-type="float" office:value="0.13664028" calcext:value-type="float">
            <text:p>0.13664028</text:p>
          </table:table-cell>
          <table:table-cell office:value-type="float" office:value="0.05527752" calcext:value-type="float">
            <text:p>0.05527752</text:p>
          </table:table-cell>
          <table:table-cell table:formula="of:=(2*[.G24]*[.F24])/([.G24]+[.F24])" office:value-type="float" office:value="0.0787121966853059" calcext:value-type="float">
            <text:p>0.0787121967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J24]*[.I24])/([.J24]+[.I24])" office:value-type="float" office:value="0.116781425450337" calcext:value-type="float">
            <text:p>0.1167814255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M24]*[.L24])/([.M24]+[.L24])" office:value-type="float" office:value="0.147536905375669" calcext:value-type="float">
            <text:p>0.1475369054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P24]*[.O24])/([.P24]+[.O24])" office:value-type="float" office:value="0.163036992398469" calcext:value-type="float">
            <text:p>0.1630369924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S24]*[.R24])/([.S24]+[.R24])" office:value-type="float" office:value="0.182412823505048" calcext:value-type="float">
            <text:p>0.1824128235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227683" calcext:value-type="float">
            <text:p>0.02227683</text:p>
          </table:table-cell>
          <table:table-cell office:value-type="float" office:value="0.65485327" calcext:value-type="float">
            <text:p>0.65485327</text:p>
          </table:table-cell>
          <table:table-cell table:formula="of:=(2*[.D25]*[.C25])/([.D25]+[.C25])" office:value-type="float" office:value="0.0430878939534193" calcext:value-type="float">
            <text:p>0.043087894</text:p>
          </table:table-cell>
          <table:table-cell office:value-type="float" office:value="0.02564444" calcext:value-type="float">
            <text:p>0.02564444</text:p>
          </table:table-cell>
          <table:table-cell office:value-type="float" office:value="0.65485327" calcext:value-type="float">
            <text:p>0.65485327</text:p>
          </table:table-cell>
          <table:table-cell table:formula="of:=(2*[.G25]*[.F25])/([.G25]+[.F25])" office:value-type="float" office:value="0.0493560673152561" calcext:value-type="float">
            <text:p>0.0493560673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J25]*[.I25])/([.J25]+[.I25])" office:value-type="float" office:value="0.0451119523068178" calcext:value-type="float">
            <text:p>0.0451119523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M25]*[.L25])/([.M25]+[.L25])" office:value-type="float" office:value="0.0451331495081856" calcext:value-type="float">
            <text:p>0.0451331495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P25]*[.O25])/([.P25]+[.O25])" office:value-type="float" office:value="0.0451471193652256" calcext:value-type="float">
            <text:p>0.0451471194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S25]*[.R25])/([.S25]+[.R25])" office:value-type="float" office:value="0.0451471193652256" calcext:value-type="float">
            <text:p>0.0451471194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2387168" calcext:value-type="float">
            <text:p>0.52387168</text:p>
          </table:table-cell>
          <table:table-cell office:value-type="float" office:value="0.51813046" calcext:value-type="float">
            <text:p>0.51813046</text:p>
          </table:table-cell>
          <table:table-cell table:formula="of:=(2*[.D26]*[.C26])/([.D26]+[.C26])" office:value-type="float" office:value="0.520985253522364" calcext:value-type="float">
            <text:p>0.5209852535</text:p>
          </table:table-cell>
          <table:table-cell office:value-type="float" office:value="0.6211781" calcext:value-type="float">
            <text:p>0.6211781</text:p>
          </table:table-cell>
          <table:table-cell office:value-type="float" office:value="0.51813046" calcext:value-type="float">
            <text:p>0.51813046</text:p>
          </table:table-cell>
          <table:table-cell table:formula="of:=(2*[.G26]*[.F26])/([.G26]+[.F26])" office:value-type="float" office:value="0.564994077978183" calcext:value-type="float">
            <text:p>0.56499407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J26]*[.I26])/([.J26]+[.I26])" office:value-type="float" office:value="0.539832688797805" calcext:value-type="float">
            <text:p>0.5398326888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M26]*[.L26])/([.M26]+[.L26])" office:value-type="float" office:value="0.54748530963659" calcext:value-type="float">
            <text:p>0.5474853096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P26]*[.O26])/([.P26]+[.O26])" office:value-type="float" office:value="0.544652335907047" calcext:value-type="float">
            <text:p>0.5446523359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S26]*[.R26])/([.S26]+[.R26])" office:value-type="float" office:value="0.539903161184246" calcext:value-type="float">
            <text:p>0.5399031612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28617774" calcext:value-type="float">
            <text:p>0.28617774</text:p>
          </table:table-cell>
          <table:table-cell office:value-type="float" office:value="0.082453" calcext:value-type="float">
            <text:p>0.082453</text:p>
          </table:table-cell>
          <table:table-cell table:formula="of:=(2*[.D27]*[.C27])/([.D27]+[.C27])" office:value-type="float" office:value="0.128020865520982" calcext:value-type="float">
            <text:p>0.1280208655</text:p>
          </table:table-cell>
          <table:table-cell office:value-type="float" office:value="0.4930769" calcext:value-type="float">
            <text:p>0.4930769</text:p>
          </table:table-cell>
          <table:table-cell office:value-type="float" office:value="0.082453" calcext:value-type="float">
            <text:p>0.082453</text:p>
          </table:table-cell>
          <table:table-cell table:formula="of:=(2*[.G27]*[.F27])/([.G27]+[.F27])" office:value-type="float" office:value="0.141280825325322" calcext:value-type="float">
            <text:p>0.1412808253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J27]*[.I27])/([.J27]+[.I27])" office:value-type="float" office:value="0.273973321966022" calcext:value-type="float">
            <text:p>0.273973322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M27]*[.L27])/([.M27]+[.L27])" office:value-type="float" office:value="0.349714044431079" calcext:value-type="float">
            <text:p>0.3497140444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P27]*[.O27])/([.P27]+[.O27])" office:value-type="float" office:value="0.398639208187873" calcext:value-type="float">
            <text:p>0.398639208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S27]*[.R27])/([.S27]+[.R27])" office:value-type="float" office:value="0.433695317049068" calcext:value-type="float">
            <text:p>0.433695317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88619" calcext:value-type="float">
            <text:p>0.04388619</text:p>
          </table:table-cell>
          <table:table-cell office:value-type="float" office:value="0.35625107" calcext:value-type="float">
            <text:p>0.35625107</text:p>
          </table:table-cell>
          <table:table-cell table:formula="of:=(2*[.D28]*[.C28])/([.D28]+[.C28])" office:value-type="float" office:value="0.0781456950333658" calcext:value-type="float">
            <text:p>0.078145695</text:p>
          </table:table-cell>
          <table:table-cell office:value-type="float" office:value="0.06222736" calcext:value-type="float">
            <text:p>0.06222736</text:p>
          </table:table-cell>
          <table:table-cell office:value-type="float" office:value="0.35625107" calcext:value-type="float">
            <text:p>0.35625107</text:p>
          </table:table-cell>
          <table:table-cell table:formula="of:=(2*[.G28]*[.F28])/([.G28]+[.F28])" office:value-type="float" office:value="0.105948416902994" calcext:value-type="float">
            <text:p>0.1059484169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J28]*[.I28])/([.J28]+[.I28])" office:value-type="float" office:value="0.0970802536256672" calcext:value-type="float">
            <text:p>0.097080253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M28]*[.L28])/([.M28]+[.L28])" office:value-type="float" office:value="0.0654299705331658" calcext:value-type="float">
            <text:p>0.0654299705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P28]*[.O28])/([.P28]+[.O28])" office:value-type="float" office:value="0.0639447791127523" calcext:value-type="float">
            <text:p>0.0639447791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S28]*[.R28])/([.S28]+[.R28])" office:value-type="float" office:value="0.0587415156616356" calcext:value-type="float">
            <text:p>0.0587415157</text:p>
          </table:table-cell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D29]*[.C29])/([.D29]+[.C29])" office:value-type="float" office:value="0.185672530483015" calcext:value-type="float">
            <text:p>0.1856725305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G29]*[.F29])/([.G29]+[.F29])" office:value-type="float" office:value="0.281602497440218" calcext:value-type="float">
            <text:p>0.2816024974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J29]*[.I29])/([.J29]+[.I29])" office:value-type="float" office:value="0.288241575913689" calcext:value-type="float">
            <text:p>0.2882415759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M29]*[.L29])/([.M29]+[.L29])" office:value-type="float" office:value="0.286195772679576" calcext:value-type="float">
            <text:p>0.2861957727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P29]*[.O29])/([.P29]+[.O29])" office:value-type="float" office:value="0.286984478647957" calcext:value-type="float">
            <text:p>0.2869844786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S29]*[.R29])/([.S29]+[.R29])" office:value-type="float" office:value="0.283409971178877" calcext:value-type="float">
            <text:p>0.2834099712</text:p>
          </table:table-cell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D30]*[.C30])/([.D30]+[.C30])" office:value-type="float" office:value="0.29734778097602" calcext:value-type="float">
            <text:p>0.297347781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G30]*[.F30])/([.G30]+[.F30])" office:value-type="float" office:value="0.389547339596556" calcext:value-type="float">
            <text:p>0.389547339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J30]*[.I30])/([.J30]+[.I30])" office:value-type="float" office:value="0.33418350974853" calcext:value-type="float">
            <text:p>0.334183509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M30]*[.L30])/([.M30]+[.L30])" office:value-type="float" office:value="0.317404726321842" calcext:value-type="float">
            <text:p>0.3174047263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P30]*[.O30])/([.P30]+[.O30])" office:value-type="float" office:value="0.314806640826162" calcext:value-type="float">
            <text:p>0.3148066408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S30]*[.R30])/([.S30]+[.R30])" office:value-type="float" office:value="0.305547641215588" calcext:value-type="float">
            <text:p>0.3055476412</text:p>
          </table:table-cell>
        </table:table-row>
        <table:table-row table:style-name="ro4">
          <table:table-cell table:number-columns-repeated="20"/>
        </table:table-row>
        <table:table-row table:style-name="ro5">
          <table:table-cell table:number-columns-repeated="20"/>
        </table:table-row>
        <table:table-row table:style-name="ro4">
          <table:table-cell table:number-columns-repeated="2"/>
          <table:table-cell table:formula="of:=[Degree.D63]" office:value-type="string" office:string-value="Macro F1" calcext:value-type="string">
            <text:p>Macro F1</text:p>
          </table:table-cell>
          <table:table-cell table:formula="of:=[Degree.E63]" office:value-type="string" office:string-value="Micro F1" calcext:value-type="string">
            <text:p>Micro F1</text:p>
          </table:table-cell>
          <table:table-cell office:value-type="string" calcext:value-type="string">
            <text:p>Macro F1 (Type)</text:p>
          </table:table-cell>
          <table:table-cell office:value-type="string" calcext:value-type="string">
            <text:p>Micro F1 (Type)</text:p>
          </table:table-cell>
          <table:table-cell table:number-columns-repeated="14"/>
        </table:table-row>
        <table:table-row table:style-name="ro4">
          <table:table-cell/>
          <table:table-cell table:formula="of:=[Degree.C64]" office:value-type="float" office:value="1" calcext:value-type="float">
            <text:p>1</text:p>
          </table:table-cell>
          <table:table-cell table:formula="of:=[Degree.D64]" office:value-type="float" office:value="0.185672530483015" calcext:value-type="float">
            <text:p>0.1856725305</text:p>
          </table:table-cell>
          <table:table-cell table:formula="of:=[Degree.E64]" office:value-type="float" office:value="0.29734778097602" calcext:value-type="float">
            <text:p>0.297347781</text:p>
          </table:table-cell>
          <table:table-cell table:formula="of:=[.H29]" office:value-type="float" office:value="0.281602497440218" calcext:value-type="float">
            <text:p>0.2816024974</text:p>
          </table:table-cell>
          <table:table-cell table:formula="of:=[.H30]" office:value-type="float" office:value="0.389547339596556" calcext:value-type="float">
            <text:p>0.3895473396</text:p>
          </table:table-cell>
          <table:table-cell table:number-columns-repeated="14"/>
        </table:table-row>
        <table:table-row table:style-name="ro4">
          <table:table-cell/>
          <table:table-cell table:formula="of:=[Degree.C65]" office:value-type="string" office:string-value="≦2" calcext:value-type="string">
            <text:p>≦2</text:p>
          </table:table-cell>
          <table:table-cell table:formula="of:=[Degree.D65]" office:value-type="float" office:value="0.175883935783645" calcext:value-type="float">
            <text:p>0.1758839358</text:p>
          </table:table-cell>
          <table:table-cell table:formula="of:=[Degree.E65]" office:value-type="float" office:value="0.236742443029321" calcext:value-type="float">
            <text:p>0.236742443</text:p>
          </table:table-cell>
          <table:table-cell table:formula="of:=[.K29]" office:value-type="float" office:value="0.288241575913689" calcext:value-type="float">
            <text:p>0.2882415759</text:p>
          </table:table-cell>
          <table:table-cell table:formula="of:=[.K30]" office:value-type="float" office:value="0.33418350974853" calcext:value-type="float">
            <text:p>0.3341835097</text:p>
          </table:table-cell>
          <table:table-cell table:number-columns-repeated="14"/>
        </table:table-row>
        <table:table-row table:style-name="ro4">
          <table:table-cell/>
          <table:table-cell table:formula="of:=[Degree.C66]" office:value-type="string" office:string-value="≦3" calcext:value-type="string">
            <text:p>≦3</text:p>
          </table:table-cell>
          <table:table-cell table:formula="of:=[Degree.D66]" office:value-type="float" office:value="0.171360569243962" calcext:value-type="float">
            <text:p>0.1713605692</text:p>
          </table:table-cell>
          <table:table-cell table:formula="of:=[Degree.E66]" office:value-type="float" office:value="0.222043149726248" calcext:value-type="float">
            <text:p>0.2220431497</text:p>
          </table:table-cell>
          <table:table-cell table:formula="of:=[.N29]" office:value-type="float" office:value="0.286195772679576" calcext:value-type="float">
            <text:p>0.2861957727</text:p>
          </table:table-cell>
          <table:table-cell table:formula="of:=[.N30]" office:value-type="float" office:value="0.317404726321842" calcext:value-type="float">
            <text:p>0.3174047263</text:p>
          </table:table-cell>
          <table:table-cell table:number-columns-repeated="14"/>
        </table:table-row>
        <table:table-row table:style-name="ro4">
          <table:table-cell/>
          <table:table-cell table:formula="of:=[Degree.C67]" office:value-type="string" office:string-value="≦4" calcext:value-type="string">
            <text:p>≦4</text:p>
          </table:table-cell>
          <table:table-cell table:formula="of:=[Degree.D67]" office:value-type="float" office:value="0.169785953385656" calcext:value-type="float">
            <text:p>0.1697859534</text:p>
          </table:table-cell>
          <table:table-cell table:formula="of:=[Degree.E67]" office:value-type="float" office:value="0.215905401115364" calcext:value-type="float">
            <text:p>0.2159054011</text:p>
          </table:table-cell>
          <table:table-cell table:formula="of:=[.Q29]" office:value-type="float" office:value="0.286984478647957" calcext:value-type="float">
            <text:p>0.2869844786</text:p>
          </table:table-cell>
          <table:table-cell table:formula="of:=[.Q30]" office:value-type="float" office:value="0.314806640826162" calcext:value-type="float">
            <text:p>0.3148066408</text:p>
          </table:table-cell>
          <table:table-cell table:number-columns-repeated="14"/>
        </table:table-row>
        <table:table-row table:style-name="ro4">
          <table:table-cell/>
          <table:table-cell table:formula="of:=[Degree.C68]" office:value-type="string" office:string-value="≦5" calcext:value-type="string">
            <text:p>≦5</text:p>
          </table:table-cell>
          <table:table-cell table:formula="of:=[Degree.D68]" office:value-type="float" office:value="0.16387184154466" calcext:value-type="float">
            <text:p>0.1638718415</text:p>
          </table:table-cell>
          <table:table-cell table:formula="of:=[Degree.E68]" office:value-type="float" office:value="0.205080464014341" calcext:value-type="float">
            <text:p>0.205080464</text:p>
          </table:table-cell>
          <table:table-cell table:formula="of:=[.T29]" office:value-type="float" office:value="0.283409971178877" calcext:value-type="float">
            <text:p>0.2834099712</text:p>
          </table:table-cell>
          <table:table-cell table:formula="of:=[.T30]" office:value-type="float" office:value="0.305547641215588" calcext:value-type="float">
            <text:p>0.3055476412</text:p>
          </table:table-cell>
          <table:table-cell table:number-columns-repeated="14"/>
        </table:table-row>
        <table:table-row table:style-name="ro4" table:number-rows-repeated="3">
          <table:table-cell table:number-columns-repeated="20"/>
        </table:table-row>
        <table:table-row table:style-name="ro5" table:number-rows-repeated="2">
          <table:table-cell table:number-columns-repeated="20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number-columns-repeated="18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number-columns-repeated="18"/>
        </table:table-row>
        <table:table-row table:style-name="ro4">
          <table:table-cell table:number-columns-repeated="20"/>
        </table:table-row>
        <table:table-row table:style-name="ro5" table:number-rows-repeated="10">
          <table:table-cell table:number-columns-repeated="20"/>
        </table:table-row>
        <table:table-row table:style-name="ro4">
          <table:table-cell table:number-columns-repeated="2"/>
          <table:table-cell table:style-name="ce26" office:value-type="string" calcext:value-type="string" table:number-columns-spanned="3" table:number-rows-spanned="1">
            <text:p>without typ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with type</text:p>
          </table:table-cell>
          <table:covered-table-cell table:number-columns-repeated="2"/>
          <table:table-cell table:number-columns-repeated="12"/>
        </table:table-row>
        <table:table-row table:style-name="ro4">
          <table:table-cell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43"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table:style-name="ce43" office:value-type="string" calcext:value-type="string">
            <text:p>F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table:style-name="ce42" office:value-type="float" office:value="0.03734928" calcext:value-type="float">
            <text:p>0.0373</text:p>
          </table:table-cell>
          <table:table-cell table:style-name="ce42" office:value-type="float" office:value="0.66907784" calcext:value-type="float">
            <text:p>0.6691</text:p>
          </table:table-cell>
          <table:table-cell table:style-name="ce42" table:formula="of:=(2*[.C59]*[.D59])/([.C59]+[.D59])" office:value-type="float" office:value="0.0707491965709221" calcext:value-type="float">
            <text:p>0.0707</text:p>
          </table:table-cell>
          <table:table-cell table:style-name="ce42" office:value-type="float" office:value="0.53004146" calcext:value-type="float">
            <text:p>0.5300</text:p>
          </table:table-cell>
          <table:table-cell table:style-name="ce42" office:value-type="float" office:value="0.66907784" calcext:value-type="float">
            <text:p>0.6691</text:p>
          </table:table-cell>
          <table:table-cell table:style-name="ce42" table:formula="of:=(2*[.G59]*[.F59])/([.G59]+[.F59])" office:value-type="float" office:value="0.591499102995417" calcext:value-type="float">
            <text:p>0.5915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table:style-name="ce42" office:value-type="float" office:value="0.07294975" calcext:value-type="float">
            <text:p>0.0729</text:p>
          </table:table-cell>
          <table:table-cell table:style-name="ce42" office:value-type="float" office:value="0.8852609" calcext:value-type="float">
            <text:p>0.8853</text:p>
          </table:table-cell>
          <table:table-cell table:style-name="ce42" table:formula="of:=(2*[.C60]*[.D60])/([.C60]+[.D60])" office:value-type="float" office:value="0.134791992428335" calcext:value-type="float">
            <text:p>0.1348</text:p>
          </table:table-cell>
          <table:table-cell table:style-name="ce42" office:value-type="float" office:value="0.10719808" calcext:value-type="float">
            <text:p>0.1072</text:p>
          </table:table-cell>
          <table:table-cell table:style-name="ce42" office:value-type="float" office:value="0.8852609" calcext:value-type="float">
            <text:p>0.8853</text:p>
          </table:table-cell>
          <table:table-cell table:style-name="ce42" table:formula="of:=(2*[.G60]*[.F60])/([.G60]+[.F60])" office:value-type="float" office:value="0.191238672210053" calcext:value-type="float">
            <text:p>0.1912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table:style-name="ce42" office:value-type="float" office:value="0.00216588" calcext:value-type="float">
            <text:p>0.0022</text:p>
          </table:table-cell>
          <table:table-cell table:style-name="ce42" office:value-type="float" office:value="1" calcext:value-type="float">
            <text:p>1.0000</text:p>
          </table:table-cell>
          <table:table-cell table:style-name="ce42" table:formula="of:=(2*[.C61]*[.D61])/([.C61]+[.D61])" office:value-type="float" office:value="0.00432239820417754" calcext:value-type="float">
            <text:p>0.0043</text:p>
          </table:table-cell>
          <table:table-cell table:style-name="ce42" office:value-type="float" office:value="0.00491893" calcext:value-type="float">
            <text:p>0.0049</text:p>
          </table:table-cell>
          <table:table-cell table:style-name="ce42" office:value-type="float" office:value="1" calcext:value-type="float">
            <text:p>1.0000</text:p>
          </table:table-cell>
          <table:table-cell table:style-name="ce42" table:formula="of:=(2*[.G61]*[.F61])/([.G61]+[.F61])" office:value-type="float" office:value="0.00978970512576572" calcext:value-type="float">
            <text:p>0.009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table:style-name="ce42" office:value-type="float" office:value="0.0490173" calcext:value-type="float">
            <text:p>0.0490</text:p>
          </table:table-cell>
          <table:table-cell table:style-name="ce42" office:value-type="float" office:value="0.47199931" calcext:value-type="float">
            <text:p>0.4720</text:p>
          </table:table-cell>
          <table:table-cell table:style-name="ce42" table:formula="of:=(2*[.C62]*[.D62])/([.C62]+[.D62])" office:value-type="float" office:value="0.0888114940445488" calcext:value-type="float">
            <text:p>0.0888</text:p>
          </table:table-cell>
          <table:table-cell table:style-name="ce42" office:value-type="float" office:value="0.09946677" calcext:value-type="float">
            <text:p>0.0995</text:p>
          </table:table-cell>
          <table:table-cell table:style-name="ce42" office:value-type="float" office:value="0.47199931" calcext:value-type="float">
            <text:p>0.4720</text:p>
          </table:table-cell>
          <table:table-cell table:style-name="ce42" table:formula="of:=(2*[.G62]*[.F62])/([.G62]+[.F62])" office:value-type="float" office:value="0.164308078645468" calcext:value-type="float">
            <text:p>0.164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table:style-name="ce42" office:value-type="float" office:value="0.04818871" calcext:value-type="float">
            <text:p>0.0482</text:p>
          </table:table-cell>
          <table:table-cell table:style-name="ce42" office:value-type="float" office:value="0.90674389" calcext:value-type="float">
            <text:p>0.9067</text:p>
          </table:table-cell>
          <table:table-cell table:style-name="ce42" table:formula="of:=(2*[.C63]*[.D63])/([.C63]+[.D63])" office:value-type="float" office:value="0.091513931683727" calcext:value-type="float">
            <text:p>0.0915</text:p>
          </table:table-cell>
          <table:table-cell table:style-name="ce42" office:value-type="float" office:value="0.08259304" calcext:value-type="float">
            <text:p>0.0826</text:p>
          </table:table-cell>
          <table:table-cell table:style-name="ce42" office:value-type="float" office:value="0.90674389" calcext:value-type="float">
            <text:p>0.9067</text:p>
          </table:table-cell>
          <table:table-cell table:style-name="ce42" table:formula="of:=(2*[.G63]*[.F63])/([.G63]+[.F63])" office:value-type="float" office:value="0.151395812903751" calcext:value-type="float">
            <text:p>0.151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table:style-name="ce42" office:value-type="float" office:value="0.13358978" calcext:value-type="float">
            <text:p>0.1336</text:p>
          </table:table-cell>
          <table:table-cell table:style-name="ce42" office:value-type="float" office:value="0.63348076" calcext:value-type="float">
            <text:p>0.6335</text:p>
          </table:table-cell>
          <table:table-cell table:style-name="ce42" table:formula="of:=(2*[.C64]*[.D64])/([.C64]+[.D64])" office:value-type="float" office:value="0.220648691221104" calcext:value-type="float">
            <text:p>0.2206</text:p>
          </table:table-cell>
          <table:table-cell table:style-name="ce42" office:value-type="float" office:value="0.18807706" calcext:value-type="float">
            <text:p>0.1881</text:p>
          </table:table-cell>
          <table:table-cell table:style-name="ce42" office:value-type="float" office:value="0.63348076" calcext:value-type="float">
            <text:p>0.6335</text:p>
          </table:table-cell>
          <table:table-cell table:style-name="ce42" table:formula="of:=(2*[.G64]*[.F64])/([.G64]+[.F64])" office:value-type="float" office:value="0.290042151646407" calcext:value-type="float">
            <text:p>0.290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table:style-name="ce42" office:value-type="float" office:value="0.13154836" calcext:value-type="float">
            <text:p>0.1315</text:p>
          </table:table-cell>
          <table:table-cell table:style-name="ce42" office:value-type="float" office:value="0.67313236" calcext:value-type="float">
            <text:p>0.6731</text:p>
          </table:table-cell>
          <table:table-cell table:style-name="ce42" table:formula="of:=(2*[.C65]*[.D65])/([.C65]+[.D65])" office:value-type="float" office:value="0.220085944201396" calcext:value-type="float">
            <text:p>0.2201</text:p>
          </table:table-cell>
          <table:table-cell table:style-name="ce42" office:value-type="float" office:value="0.76412141" calcext:value-type="float">
            <text:p>0.7641</text:p>
          </table:table-cell>
          <table:table-cell table:style-name="ce42" office:value-type="float" office:value="0.67313236" calcext:value-type="float">
            <text:p>0.6731</text:p>
          </table:table-cell>
          <table:table-cell table:style-name="ce42" table:formula="of:=(2*[.G65]*[.F65])/([.G65]+[.F65])" office:value-type="float" office:value="0.715746736973009" calcext:value-type="float">
            <text:p>0.7157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table:style-name="ce42" office:value-type="float" office:value="0.01581288" calcext:value-type="float">
            <text:p>0.0158</text:p>
          </table:table-cell>
          <table:table-cell table:style-name="ce42" office:value-type="float" office:value="0.58920683" calcext:value-type="float">
            <text:p>0.5892</text:p>
          </table:table-cell>
          <table:table-cell table:style-name="ce42" table:formula="of:=(2*[.C66]*[.D66])/([.C66]+[.D66])" office:value-type="float" office:value="0.0307991847008436" calcext:value-type="float">
            <text:p>0.0308</text:p>
          </table:table-cell>
          <table:table-cell table:style-name="ce42" office:value-type="float" office:value="0.02580002" calcext:value-type="float">
            <text:p>0.0258</text:p>
          </table:table-cell>
          <table:table-cell table:style-name="ce42" office:value-type="float" office:value="0.58920683" calcext:value-type="float">
            <text:p>0.5892</text:p>
          </table:table-cell>
          <table:table-cell table:style-name="ce42" table:formula="of:=(2*[.G66]*[.F66])/([.G66]+[.F66])" office:value-type="float" office:value="0.0494353778275367" calcext:value-type="float">
            <text:p>0.049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table:style-name="ce42" office:value-type="float" office:value="0.00585946" calcext:value-type="float">
            <text:p>0.0059</text:p>
          </table:table-cell>
          <table:table-cell table:style-name="ce42" office:value-type="float" office:value="0.45816088" calcext:value-type="float">
            <text:p>0.4582</text:p>
          </table:table-cell>
          <table:table-cell table:style-name="ce42" table:formula="of:=(2*[.C67]*[.D67])/([.C67]+[.D67])" office:value-type="float" office:value="0.0115709382477708" calcext:value-type="float">
            <text:p>0.0116</text:p>
          </table:table-cell>
          <table:table-cell table:style-name="ce42" office:value-type="float" office:value="0.00637651" calcext:value-type="float">
            <text:p>0.0064</text:p>
          </table:table-cell>
          <table:table-cell table:style-name="ce42" office:value-type="float" office:value="0.45816088" calcext:value-type="float">
            <text:p>0.4582</text:p>
          </table:table-cell>
          <table:table-cell table:style-name="ce42" table:formula="of:=(2*[.G67]*[.F67])/([.G67]+[.F67])" office:value-type="float" office:value="0.0125779646410327" calcext:value-type="float">
            <text:p>0.0126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table:style-name="ce42" office:value-type="float" office:value="0.02192565" calcext:value-type="float">
            <text:p>0.0219</text:p>
          </table:table-cell>
          <table:table-cell table:style-name="ce42" office:value-type="float" office:value="0.94530553" calcext:value-type="float">
            <text:p>0.9453</text:p>
          </table:table-cell>
          <table:table-cell table:style-name="ce42" table:formula="of:=(2*[.C68]*[.D68])/([.C68]+[.D68])" office:value-type="float" office:value="0.0428572581662318" calcext:value-type="float">
            <text:p>0.0429</text:p>
          </table:table-cell>
          <table:table-cell table:style-name="ce42" office:value-type="float" office:value="0.03574457" calcext:value-type="float">
            <text:p>0.0357</text:p>
          </table:table-cell>
          <table:table-cell table:style-name="ce42" office:value-type="float" office:value="0.94530553" calcext:value-type="float">
            <text:p>0.9453</text:p>
          </table:table-cell>
          <table:table-cell table:style-name="ce42" table:formula="of:=(2*[.G68]*[.F68])/([.G68]+[.F68])" office:value-type="float" office:value="0.0688844324840742" calcext:value-type="float">
            <text:p>0.068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table:style-name="ce42" office:value-type="float" office:value="0.11602087" calcext:value-type="float">
            <text:p>0.1160</text:p>
          </table:table-cell>
          <table:table-cell table:style-name="ce42" office:value-type="float" office:value="0.01110156" calcext:value-type="float">
            <text:p>0.0111</text:p>
          </table:table-cell>
          <table:table-cell table:style-name="ce42" table:formula="of:=(2*[.C69]*[.D69])/([.C69]+[.D69])" office:value-type="float" office:value="0.0202641288332389" calcext:value-type="float">
            <text:p>0.0203</text:p>
          </table:table-cell>
          <table:table-cell table:style-name="ce42" office:value-type="float" office:value="0.17820336" calcext:value-type="float">
            <text:p>0.1782</text:p>
          </table:table-cell>
          <table:table-cell table:style-name="ce42" office:value-type="float" office:value="0.01110156" calcext:value-type="float">
            <text:p>0.0111</text:p>
          </table:table-cell>
          <table:table-cell table:style-name="ce42" table:formula="of:=(2*[.G69]*[.F69])/([.G69]+[.F69])" office:value-type="float" office:value="0.0209010446558029" calcext:value-type="float">
            <text:p>0.020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table:style-name="ce42" office:value-type="float" office:value="0.01797188" calcext:value-type="float">
            <text:p>0.0180</text:p>
          </table:table-cell>
          <table:table-cell table:style-name="ce42" office:value-type="float" office:value="0.87328486" calcext:value-type="float">
            <text:p>0.8733</text:p>
          </table:table-cell>
          <table:table-cell table:style-name="ce42" table:formula="of:=(2*[.C70]*[.D70])/([.C70]+[.D70])" office:value-type="float" office:value="0.0352189666688788" calcext:value-type="float">
            <text:p>0.0352</text:p>
          </table:table-cell>
          <table:table-cell table:style-name="ce42" office:value-type="float" office:value="0.0283505" calcext:value-type="float">
            <text:p>0.0284</text:p>
          </table:table-cell>
          <table:table-cell table:style-name="ce42" office:value-type="float" office:value="0.87328486" calcext:value-type="float">
            <text:p>0.8733</text:p>
          </table:table-cell>
          <table:table-cell table:style-name="ce42" table:formula="of:=(2*[.G70]*[.F70])/([.G70]+[.F70])" office:value-type="float" office:value="0.0549181265992718" calcext:value-type="float">
            <text:p>0.0549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table:style-name="ce42" office:value-type="float" office:value="0.01084427" calcext:value-type="float">
            <text:p>0.0108</text:p>
          </table:table-cell>
          <table:table-cell table:style-name="ce42" office:value-type="float" office:value="0.9184042" calcext:value-type="float">
            <text:p>0.9184</text:p>
          </table:table-cell>
          <table:table-cell table:style-name="ce42" table:formula="of:=(2*[.C71]*[.D71])/([.C71]+[.D71])" office:value-type="float" office:value="0.0214354361303043" calcext:value-type="float">
            <text:p>0.0214</text:p>
          </table:table-cell>
          <table:table-cell table:style-name="ce42" office:value-type="float" office:value="0.019534" calcext:value-type="float">
            <text:p>0.0195</text:p>
          </table:table-cell>
          <table:table-cell table:style-name="ce42" office:value-type="float" office:value="0.9184042" calcext:value-type="float">
            <text:p>0.9184</text:p>
          </table:table-cell>
          <table:table-cell table:style-name="ce42" table:formula="of:=(2*[.G71]*[.F71])/([.G71]+[.F71])" office:value-type="float" office:value="0.0382543490451716" calcext:value-type="float">
            <text:p>0.038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table:style-name="ce42" office:value-type="float" office:value="0.08710549" calcext:value-type="float">
            <text:p>0.0871</text:p>
          </table:table-cell>
          <table:table-cell table:style-name="ce42" office:value-type="float" office:value="0.23608605" calcext:value-type="float">
            <text:p>0.2361</text:p>
          </table:table-cell>
          <table:table-cell table:style-name="ce42" table:formula="of:=(2*[.C72]*[.D72])/([.C72]+[.D72])" office:value-type="float" office:value="0.127258226297721" calcext:value-type="float">
            <text:p>0.1273</text:p>
          </table:table-cell>
          <table:table-cell table:style-name="ce42" office:value-type="float" office:value="0.1667048" calcext:value-type="float">
            <text:p>0.1667</text:p>
          </table:table-cell>
          <table:table-cell table:style-name="ce42" office:value-type="float" office:value="0.23608605" calcext:value-type="float">
            <text:p>0.2361</text:p>
          </table:table-cell>
          <table:table-cell table:style-name="ce42" table:formula="of:=(2*[.G72]*[.F72])/([.G72]+[.F72])" office:value-type="float" office:value="0.19541991953412" calcext:value-type="float">
            <text:p>0.1954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style-name="ce42" office:value-type="float" office:value="0.00132743" calcext:value-type="float">
            <text:p>0.0013</text:p>
          </table:table-cell>
          <table:table-cell table:style-name="ce42" office:value-type="float" office:value="0.77989899" calcext:value-type="float">
            <text:p>0.7799</text:p>
          </table:table-cell>
          <table:table-cell table:style-name="ce42" table:formula="of:=(2*[.C73]*[.D73])/([.C73]+[.D73])" office:value-type="float" office:value="0.00265034896360955" calcext:value-type="float">
            <text:p>0.0027</text:p>
          </table:table-cell>
          <table:table-cell table:style-name="ce42" office:value-type="float" office:value="0.00163104" calcext:value-type="float">
            <text:p>0.0016</text:p>
          </table:table-cell>
          <table:table-cell table:style-name="ce42" office:value-type="float" office:value="0.77989899" calcext:value-type="float">
            <text:p>0.7799</text:p>
          </table:table-cell>
          <table:table-cell table:style-name="ce42" table:formula="of:=(2*[.G73]*[.F73])/([.G73]+[.F73])" office:value-type="float" office:value="0.00325527209402203" calcext:value-type="float">
            <text:p>0.003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style-name="ce42" office:value-type="float" office:value="0.02518178" calcext:value-type="float">
            <text:p>0.0252</text:p>
          </table:table-cell>
          <table:table-cell table:style-name="ce42" office:value-type="float" office:value="0.0899519" calcext:value-type="float">
            <text:p>0.0900</text:p>
          </table:table-cell>
          <table:table-cell table:style-name="ce42" table:formula="of:=(2*[.C74]*[.D74])/([.C74]+[.D74])" office:value-type="float" office:value="0.0393481552293299" calcext:value-type="float">
            <text:p>0.0393</text:p>
          </table:table-cell>
          <table:table-cell table:style-name="ce42" office:value-type="float" office:value="0.03863396" calcext:value-type="float">
            <text:p>0.0386</text:p>
          </table:table-cell>
          <table:table-cell table:style-name="ce42" office:value-type="float" office:value="0.0899519" calcext:value-type="float">
            <text:p>0.0900</text:p>
          </table:table-cell>
          <table:table-cell table:style-name="ce42" table:formula="of:=(2*[.G74]*[.F74])/([.G74]+[.F74])" office:value-type="float" office:value="0.0540525701118926" calcext:value-type="float">
            <text:p>0.054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table:style-name="ce42" office:value-type="float" office:value="0.82866527" calcext:value-type="float">
            <text:p>0.8287</text:p>
          </table:table-cell>
          <table:table-cell table:style-name="ce42" office:value-type="float" office:value="0.54012728" calcext:value-type="float">
            <text:p>0.5401</text:p>
          </table:table-cell>
          <table:table-cell table:style-name="ce42" table:formula="of:=(2*[.C75]*[.D75])/([.C75]+[.D75])" office:value-type="float" office:value="0.653984737593093" calcext:value-type="float">
            <text:p>0.6540</text:p>
          </table:table-cell>
          <table:table-cell table:style-name="ce42" office:value-type="float" office:value="0.9815576" calcext:value-type="float">
            <text:p>0.9816</text:p>
          </table:table-cell>
          <table:table-cell table:style-name="ce42" office:value-type="float" office:value="0.54012728" calcext:value-type="float">
            <text:p>0.5401</text:p>
          </table:table-cell>
          <table:table-cell table:style-name="ce42" table:formula="of:=(2*[.G75]*[.F75])/([.G75]+[.F75])" office:value-type="float" office:value="0.696814489805968" calcext:value-type="float">
            <text:p>0.6968</text:p>
          </table:table-cell>
          <table:table-cell office:value-type="string" calcext:value-type="string">
            <text:p>*</text:p>
          </table:table-cell>
          <table:table-cell table:number-columns-repeated="11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table:style-name="ce42" office:value-type="float" office:value="0.03491987" calcext:value-type="float">
            <text:p>0.0349</text:p>
          </table:table-cell>
          <table:table-cell table:style-name="ce42" office:value-type="float" office:value="0.95608261" calcext:value-type="float">
            <text:p>0.9561</text:p>
          </table:table-cell>
          <table:table-cell table:style-name="ce42" table:formula="of:=(2*[.C76]*[.D76])/([.C76]+[.D76])" office:value-type="float" office:value="0.0673788030287486" calcext:value-type="float">
            <text:p>0.0674</text:p>
          </table:table-cell>
          <table:table-cell table:style-name="ce42" office:value-type="float" office:value="0.05583349" calcext:value-type="float">
            <text:p>0.0558</text:p>
          </table:table-cell>
          <table:table-cell table:style-name="ce42" office:value-type="float" office:value="0.95608261" calcext:value-type="float">
            <text:p>0.9561</text:p>
          </table:table-cell>
          <table:table-cell table:style-name="ce42" table:formula="of:=(2*[.G76]*[.F76])/([.G76]+[.F76])" office:value-type="float" office:value="0.105505641909658" calcext:value-type="float">
            <text:p>0.1055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style-name="ce42" office:value-type="float" office:value="0.00515938" calcext:value-type="float">
            <text:p>0.0052</text:p>
          </table:table-cell>
          <table:table-cell table:style-name="ce42" office:value-type="float" office:value="0.49598613" calcext:value-type="float">
            <text:p>0.4960</text:p>
          </table:table-cell>
          <table:table-cell table:style-name="ce42" table:formula="of:=(2*[.C77]*[.D77])/([.C77]+[.D77])" office:value-type="float" office:value="0.0102125265749638" calcext:value-type="float">
            <text:p>0.0102</text:p>
          </table:table-cell>
          <table:table-cell table:style-name="ce42" office:value-type="float" office:value="0.01246666" calcext:value-type="float">
            <text:p>0.0125</text:p>
          </table:table-cell>
          <table:table-cell table:style-name="ce42" office:value-type="float" office:value="0.49598613" calcext:value-type="float">
            <text:p>0.4960</text:p>
          </table:table-cell>
          <table:table-cell table:style-name="ce42" table:formula="of:=(2*[.G77]*[.F77])/([.G77]+[.F77])" office:value-type="float" office:value="0.0243219845343982" calcext:value-type="float">
            <text:p>0.0243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table:style-name="ce42" office:value-type="float" office:value="0.0729438" calcext:value-type="float">
            <text:p>0.0729</text:p>
          </table:table-cell>
          <table:table-cell table:style-name="ce42" office:value-type="float" office:value="0.11407632" calcext:value-type="float">
            <text:p>0.1141</text:p>
          </table:table-cell>
          <table:table-cell table:style-name="ce42" table:formula="of:=(2*[.C78]*[.D78])/([.C78]+[.D78])" office:value-type="float" office:value="0.088986792124997" calcext:value-type="float">
            <text:p>0.0890</text:p>
          </table:table-cell>
          <table:table-cell table:style-name="ce42" office:value-type="float" office:value="0.11961794" calcext:value-type="float">
            <text:p>0.1196</text:p>
          </table:table-cell>
          <table:table-cell table:style-name="ce42" office:value-type="float" office:value="0.11407632" calcext:value-type="float">
            <text:p>0.1141</text:p>
          </table:table-cell>
          <table:table-cell table:style-name="ce42" table:formula="of:=(2*[.G78]*[.F78])/([.G78]+[.F78])" office:value-type="float" office:value="0.116781425450337" calcext:value-type="float">
            <text:p>0.116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table:style-name="ce42" office:value-type="float" office:value="0.02033027" calcext:value-type="float">
            <text:p>0.0203</text:p>
          </table:table-cell>
          <table:table-cell table:style-name="ce42" office:value-type="float" office:value="0.70115954" calcext:value-type="float">
            <text:p>0.7012</text:p>
          </table:table-cell>
          <table:table-cell table:style-name="ce42" table:formula="of:=(2*[.C79]*[.D79])/([.C79]+[.D79])" office:value-type="float" office:value="0.0395147999700115" calcext:value-type="float">
            <text:p>0.0395</text:p>
          </table:table-cell>
          <table:table-cell table:style-name="ce42" office:value-type="float" office:value="0.02330571" calcext:value-type="float">
            <text:p>0.0233</text:p>
          </table:table-cell>
          <table:table-cell table:style-name="ce42" office:value-type="float" office:value="0.70115954" calcext:value-type="float">
            <text:p>0.7012</text:p>
          </table:table-cell>
          <table:table-cell table:style-name="ce42" table:formula="of:=(2*[.G79]*[.F79])/([.G79]+[.F79])" office:value-type="float" office:value="0.0451119523068178" calcext:value-type="float">
            <text:p>0.045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table:style-name="ce42" office:value-type="float" office:value="0.45256802" calcext:value-type="float">
            <text:p>0.4526</text:p>
          </table:table-cell>
          <table:table-cell table:style-name="ce42" office:value-type="float" office:value="0.53105812" calcext:value-type="float">
            <text:p>0.5311</text:p>
          </table:table-cell>
          <table:table-cell table:style-name="ce42" table:formula="of:=(2*[.C80]*[.D80])/([.C80]+[.D80])" office:value-type="float" office:value="0.488681445316861" calcext:value-type="float">
            <text:p>0.4887</text:p>
          </table:table-cell>
          <table:table-cell table:style-name="ce42" office:value-type="float" office:value="0.54890209" calcext:value-type="float">
            <text:p>0.5489</text:p>
          </table:table-cell>
          <table:table-cell table:style-name="ce42" office:value-type="float" office:value="0.53105812" calcext:value-type="float">
            <text:p>0.5311</text:p>
          </table:table-cell>
          <table:table-cell table:style-name="ce42" table:formula="of:=(2*[.G80]*[.F80])/([.G80]+[.F80])" office:value-type="float" office:value="0.539832688797805" calcext:value-type="float">
            <text:p>0.5398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table:style-name="ce42" office:value-type="float" office:value="0.24586755" calcext:value-type="float">
            <text:p>0.2459</text:p>
          </table:table-cell>
          <table:table-cell table:style-name="ce42" office:value-type="float" office:value="0.19160636" calcext:value-type="float">
            <text:p>0.1916</text:p>
          </table:table-cell>
          <table:table-cell table:style-name="ce42" table:formula="of:=(2*[.C81]*[.D81])/([.C81]+[.D81])" office:value-type="float" office:value="0.215371866622254" calcext:value-type="float">
            <text:p>0.2154</text:p>
          </table:table-cell>
          <table:table-cell table:style-name="ce42" office:value-type="float" office:value="0.48055035" calcext:value-type="float">
            <text:p>0.4806</text:p>
          </table:table-cell>
          <table:table-cell table:style-name="ce42" office:value-type="float" office:value="0.19160636" calcext:value-type="float">
            <text:p>0.1916</text:p>
          </table:table-cell>
          <table:table-cell table:style-name="ce42" table:formula="of:=(2*[.G81]*[.F81])/([.G81]+[.F81])" office:value-type="float" office:value="0.273973321966022" calcext:value-type="float">
            <text:p>0.2740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table:style-name="ce42" office:value-type="float" office:value="0.03553974" calcext:value-type="float">
            <text:p>0.0355</text:p>
          </table:table-cell>
          <table:table-cell table:style-name="ce42" office:value-type="float" office:value="0.73677417" calcext:value-type="float">
            <text:p>0.7368</text:p>
          </table:table-cell>
          <table:table-cell table:style-name="ce42" table:formula="of:=(2*[.C82]*[.D82])/([.C82]+[.D82])" office:value-type="float" office:value="0.0678085998490324" calcext:value-type="float">
            <text:p>0.0678</text:p>
          </table:table-cell>
          <table:table-cell table:style-name="ce42" office:value-type="float" office:value="0.05196359" calcext:value-type="float">
            <text:p>0.0520</text:p>
          </table:table-cell>
          <table:table-cell table:style-name="ce42" office:value-type="float" office:value="0.73677417" calcext:value-type="float">
            <text:p>0.7368</text:p>
          </table:table-cell>
          <table:table-cell table:style-name="ce42" table:formula="of:=(2*[.G82]*[.F82])/([.G82]+[.F82])" office:value-type="float" office:value="0.0970802536256672" calcext:value-type="float">
            <text:p>0.0971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Macro Average</text:p>
          </table:table-cell>
          <table:table-cell table:style-name="ce42" office:value-type="float" office:value="0.10303553" calcext:value-type="float">
            <text:p>0.1030</text:p>
          </table:table-cell>
          <table:table-cell table:style-name="ce42" office:value-type="float" office:value="0.60033193" calcext:value-type="float">
            <text:p>0.6003</text:p>
          </table:table-cell>
          <table:table-cell table:style-name="ce42" table:formula="of:=(2*[.C83]*[.D83])/([.C83]+[.D83])" office:value-type="float" office:value="0.175883935783645" calcext:value-type="float">
            <text:p>0.1759</text:p>
          </table:table-cell>
          <table:table-cell table:style-name="ce42" office:value-type="float" office:value="0.18964971" calcext:value-type="float">
            <text:p>0.1896</text:p>
          </table:table-cell>
          <table:table-cell table:style-name="ce42" office:value-type="float" office:value="0.60033193" calcext:value-type="float">
            <text:p>0.6003</text:p>
          </table:table-cell>
          <table:table-cell table:style-name="ce42" table:formula="of:=(2*[.G83]*[.F83])/([.G83]+[.F83])" office:value-type="float" office:value="0.288241575913689" calcext:value-type="float">
            <text:p>0.2882</text:p>
          </table:table-cell>
          <table:table-cell table:number-columns-repeated="12"/>
        </table:table-row>
        <table:table-row table:style-name="ro4">
          <table:table-cell/>
          <table:table-cell office:value-type="string" calcext:value-type="string">
            <text:p>Micro Average</text:p>
          </table:table-cell>
          <table:table-cell table:style-name="ce42" office:value-type="float" office:value="0.15638199" calcext:value-type="float">
            <text:p>0.1564</text:p>
          </table:table-cell>
          <table:table-cell table:style-name="ce42" office:value-type="float" office:value="0.48699692" calcext:value-type="float">
            <text:p>0.4870</text:p>
          </table:table-cell>
          <table:table-cell table:style-name="ce42" table:formula="of:=(2*[.C84]*[.D84])/([.C84]+[.D84])" office:value-type="float" office:value="0.236742443029321" calcext:value-type="float">
            <text:p>0.2367</text:p>
          </table:table-cell>
          <table:table-cell table:style-name="ce42" office:value-type="float" office:value="0.25436654" calcext:value-type="float">
            <text:p>0.2544</text:p>
          </table:table-cell>
          <table:table-cell table:style-name="ce42" office:value-type="float" office:value="0.48699692" calcext:value-type="float">
            <text:p>0.4870</text:p>
          </table:table-cell>
          <table:table-cell table:style-name="ce42" table:formula="of:=(2*[.G84]*[.F84])/([.G84]+[.F84])" office:value-type="float" office:value="0.33418350974853" calcext:value-type="float">
            <text:p>0.3342</text:p>
          </table:table-cell>
          <table:table-cell table:number-columns-repeated="12"/>
        </table:table-row>
        <table:table-row table:style-name="ro4">
          <table:table-cell table:number-columns-repeated="20"/>
        </table:table-row>
      </table:table>
      <table:table table:name="nol" table:style-name="ta1">
        <office:forms form:automatic-focus="false" form:apply-design-mode="false"/>
        <table:shapes>
          <draw:frame draw:z-index="0" draw:style-name="gr1" draw:text-style-name="P1" svg:width="15.988cm" svg:height="8.99cm" svg:x="33.69cm" svg:y="8.439cm">
            <draw:object draw:notify-on-update-of-ranges="nol.P9:nol.P12 nol.T8:nol.T8 nol.T9:nol.T12 nol.S8:nol.S8 nol.S9:nol.S12 nol.R8:nol.R8 nol.R9:nol.R12 nol.Q8:nol.Q8 nol.Q9:nol.Q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89cm" svg:height="8.99cm" svg:x="33.665cm" svg:y="18.026cm">
            <draw:object draw:notify-on-update-of-ranges="nol.P14:nol.P17 nol.T8:nol.T8 nol.T14:nol.T17 nol.S8:nol.S8 nol.S14:nol.S17 nol.R8:nol.R8 nol.R14:nol.R17 nol.Q8:nol.Q8 nol.Q14:nol.Q1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0" table:default-cell-style-name="Default"/>
        <table:table-row table:style-name="ro4">
          <table:table-cell table:number-columns-repeated="20"/>
        </table:table-row>
        <table:table-row table:style-name="ro5">
          <table:table-cell table:number-columns-repeated="2"/>
          <table:table-cell table:style-name="ce26" office:value-type="string" calcext:value-type="string" table:number-columns-spanned="3" table:number-rows-spanned="1">
            <text:p>D=2,c&gt;0,r&gt;0,type,on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2,c&gt;0,r&gt;0,type,0.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2,c&gt;0,r&gt;0,type,0.7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2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066692" calcext:value-type="float">
            <text:p>0.53066692</text:p>
          </table:table-cell>
          <table:table-cell office:value-type="float" office:value="0.65742025" calcext:value-type="float">
            <text:p>0.65742025</text:p>
          </table:table-cell>
          <table:table-cell table:formula="of:=(2*[.C4]*[.D4])/([.C4]+[.D4])" office:value-type="float" office:value="0.587282125457394" calcext:value-type="float">
            <text:p>0.5872821255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F4]*[.G4])/([.F4]+[.G4])" office:value-type="float" office:value="0.586959576275732" calcext:value-type="float">
            <text:p>0.5869595763</text:p>
          </table:table-cell>
          <table:table-cell office:value-type="float" office:value="0.53180317" calcext:value-type="float">
            <text:p>0.53180317</text:p>
          </table:table-cell>
          <table:table-cell office:value-type="float" office:value="0.65064355" calcext:value-type="float">
            <text:p>0.65064355</text:p>
          </table:table-cell>
          <table:table-cell table:formula="of:=(2*[.I4]*[.J4])/([.I4]+[.J4])" office:value-type="float" office:value="0.585251405543336" calcext:value-type="float">
            <text:p>0.5852514055</text:p>
          </table:table-cell>
          <table:table-cell office:value-type="float" office:value="0.53004146" calcext:value-type="float">
            <text:p>0.53004146</text:p>
          </table:table-cell>
          <table:table-cell office:value-type="float" office:value="0.66907784" calcext:value-type="float">
            <text:p>0.66907784</text:p>
          </table:table-cell>
          <table:table-cell table:formula="of:=(2*[.L4]*[.M4])/([.L4]+[.M4])" office:value-type="float" office:value="0.591499102995417" calcext:value-type="float">
            <text:p>0.59149910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10788512" calcext:value-type="float">
            <text:p>0.10788512</text:p>
          </table:table-cell>
          <table:table-cell office:value-type="float" office:value="0.88356776" calcext:value-type="float">
            <text:p>0.88356776</text:p>
          </table:table-cell>
          <table:table-cell table:formula="of:=(2*[.C5]*[.D5])/([.C5]+[.D5])" office:value-type="float" office:value="0.192291163278947" calcext:value-type="float">
            <text:p>0.1922911633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F5]*[.G5])/([.F5]+[.G5])" office:value-type="float" office:value="0.192065189284693" calcext:value-type="float">
            <text:p>0.1920651893</text:p>
          </table:table-cell>
          <table:table-cell office:value-type="float" office:value="0.10819077" calcext:value-type="float">
            <text:p>0.10819077</text:p>
          </table:table-cell>
          <table:table-cell office:value-type="float" office:value="0.88396062" calcext:value-type="float">
            <text:p>0.88396062</text:p>
          </table:table-cell>
          <table:table-cell table:formula="of:=(2*[.I5]*[.J5])/([.I5]+[.J5])" office:value-type="float" office:value="0.192785861293764" calcext:value-type="float">
            <text:p>0.1927858613</text:p>
          </table:table-cell>
          <table:table-cell office:value-type="float" office:value="0.10719808" calcext:value-type="float">
            <text:p>0.10719808</text:p>
          </table:table-cell>
          <table:table-cell office:value-type="float" office:value="0.8852609" calcext:value-type="float">
            <text:p>0.8852609</text:p>
          </table:table-cell>
          <table:table-cell table:formula="of:=(2*[.L5]*[.M5])/([.L5]+[.M5])" office:value-type="float" office:value="0.191238672210053" calcext:value-type="float">
            <text:p>0.19123867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62" calcext:value-type="float">
            <text:p>0.0062062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123358413017133" calcext:value-type="float">
            <text:p>0.012335841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9492818" calcext:value-type="float">
            <text:p>0.09492818</text:p>
          </table:table-cell>
          <table:table-cell office:value-type="float" office:value="0.42282816" calcext:value-type="float">
            <text:p>0.42282816</text:p>
          </table:table-cell>
          <table:table-cell table:formula="of:=(2*[.C7]*[.D7])/([.C7]+[.D7])" office:value-type="float" office:value="0.15504709293004" calcext:value-type="float">
            <text:p>0.1550470929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F7]*[.G7])/([.F7]+[.G7])" office:value-type="float" office:value="0.157047678014473" calcext:value-type="float">
            <text:p>0.157047678</text:p>
          </table:table-cell>
          <table:table-cell office:value-type="float" office:value="0.09242062" calcext:value-type="float">
            <text:p>0.09242062</text:p>
          </table:table-cell>
          <table:table-cell office:value-type="float" office:value="0.40287214" calcext:value-type="float">
            <text:p>0.40287214</text:p>
          </table:table-cell>
          <table:table-cell table:formula="of:=(2*[.I7]*[.J7])/([.I7]+[.J7])" office:value-type="float" office:value="0.15035024117666" calcext:value-type="float">
            <text:p>0.1503502412</text:p>
          </table:table-cell>
          <table:table-cell office:value-type="float" office:value="0.09946677" calcext:value-type="float">
            <text:p>0.09946677</text:p>
          </table:table-cell>
          <table:table-cell office:value-type="float" office:value="0.47199931" calcext:value-type="float">
            <text:p>0.47199931</text:p>
          </table:table-cell>
          <table:table-cell table:formula="of:=(2*[.L7]*[.M7])/([.L7]+[.M7])" office:value-type="float" office:value="0.164308078645468" calcext:value-type="float">
            <text:p>0.164308078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8620273" calcext:value-type="float">
            <text:p>0.08620273</text:p>
          </table:table-cell>
          <table:table-cell office:value-type="float" office:value="0.9023925" calcext:value-type="float">
            <text:p>0.9023925</text:p>
          </table:table-cell>
          <table:table-cell table:formula="of:=(2*[.C8]*[.D8])/([.C8]+[.D8])" office:value-type="float" office:value="0.157372187667798" calcext:value-type="float">
            <text:p>0.1573721877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F8]*[.G8])/([.F8]+[.G8])" office:value-type="float" office:value="0.178141178879121" calcext:value-type="float">
            <text:p>0.1781411789</text:p>
          </table:table-cell>
          <table:table-cell office:value-type="float" office:value="0.1037862" calcext:value-type="float">
            <text:p>0.1037862</text:p>
          </table:table-cell>
          <table:table-cell office:value-type="float" office:value="0.89618007" calcext:value-type="float">
            <text:p>0.89618007</text:p>
          </table:table-cell>
          <table:table-cell table:formula="of:=(2*[.I8]*[.J8])/([.I8]+[.J8])" office:value-type="float" office:value="0.186028522704139" calcext:value-type="float">
            <text:p>0.1860285227</text:p>
          </table:table-cell>
          <table:table-cell office:value-type="float" office:value="0.08259304" calcext:value-type="float">
            <text:p>0.08259304</text:p>
          </table:table-cell>
          <table:table-cell office:value-type="float" office:value="0.90674389" calcext:value-type="float">
            <text:p>0.90674389</text:p>
          </table:table-cell>
          <table:table-cell table:formula="of:=(2*[.L8]*[.M8])/([.L8]+[.M8])" office:value-type="float" office:value="0.151395812903751" calcext:value-type="float">
            <text:p>0.1513958129</text:p>
          </table:table-cell>
          <table:table-cell table:number-columns-repeated="2"/>
          <table:table-cell office:value-type="string" calcext:value-type="string">
            <text:p>Degree≦2</text:p>
          </table:table-cell>
          <table:table-cell office:value-type="string" calcext:value-type="string">
            <text:p>Degree≦3</text:p>
          </table:table-cell>
          <table:table-cell office:value-type="string" calcext:value-type="string">
            <text:p>Degree≦4</text:p>
          </table:table-cell>
          <table:table-cell office:value-type="string" calcext:value-type="string">
            <text:p>Degree≦5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9380284" calcext:value-type="float">
            <text:p>0.19380284</text:p>
          </table:table-cell>
          <table:table-cell office:value-type="float" office:value="0.62880015" calcext:value-type="float">
            <text:p>0.62880015</text:p>
          </table:table-cell>
          <table:table-cell table:formula="of:=(2*[.C9]*[.D9])/([.C9]+[.D9])" office:value-type="float" office:value="0.296286924175722" calcext:value-type="float">
            <text:p>0.2962869242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F9]*[.G9])/([.F9]+[.G9])" office:value-type="float" office:value="0.301779965606584" calcext:value-type="float">
            <text:p>0.3017799656</text:p>
          </table:table-cell>
          <table:table-cell office:value-type="float" office:value="0.19871143" calcext:value-type="float">
            <text:p>0.19871143</text:p>
          </table:table-cell>
          <table:table-cell office:value-type="float" office:value="0.62822278" calcext:value-type="float">
            <text:p>0.62822278</text:p>
          </table:table-cell>
          <table:table-cell table:formula="of:=(2*[.I9]*[.J9])/([.I9]+[.J9])" office:value-type="float" office:value="0.301922560374846" calcext:value-type="float">
            <text:p>0.3019225604</text:p>
          </table:table-cell>
          <table:table-cell office:value-type="float" office:value="0.18807706" calcext:value-type="float">
            <text:p>0.18807706</text:p>
          </table:table-cell>
          <table:table-cell office:value-type="float" office:value="0.63348076" calcext:value-type="float">
            <text:p>0.63348076</text:p>
          </table:table-cell>
          <table:table-cell table:formula="of:=(2*[.L9]*[.M9])/([.L9]+[.M9])" office:value-type="float" office:value="0.290042151646407" calcext:value-type="float">
            <text:p>0.2900421516</text:p>
          </table:table-cell>
          <table:table-cell/>
          <table:table-cell office:value-type="string" calcext:value-type="string">
            <text:p>one</text:p>
          </table:table-cell>
          <table:table-cell table:formula="of:=[.E28]" office:value-type="float" office:value="0.287979714503626" calcext:value-type="float">
            <text:p>0.2879797145</text:p>
          </table:table-cell>
          <table:table-cell table:formula="of:=[.E57]" office:value-type="float" office:value="0.285867724884005" calcext:value-type="float">
            <text:p>0.2858677249</text:p>
          </table:table-cell>
          <table:table-cell table:formula="of:=[.E86]" office:value-type="float" office:value="0.286756359914146" calcext:value-type="float">
            <text:p>0.2867563599</text:p>
          </table:table-cell>
          <table:table-cell table:formula="of:=[.E115]" office:value-type="float" office:value="0.283645090151346" calcext:value-type="float">
            <text:p>0.2836450902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10]*[.D10])/([.C10]+[.D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715746736973009" calcext:value-type="float">
            <text:p>0.71574673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8]" office:value-type="float" office:value="0.289676317669088" calcext:value-type="float">
            <text:p>0.2896763177</text:p>
          </table:table-cell>
          <table:table-cell table:formula="of:=[.H57]" office:value-type="float" office:value="0.289773541970371" calcext:value-type="float">
            <text:p>0.289773542</text:p>
          </table:table-cell>
          <table:table-cell table:formula="of:=[.H86]" office:value-type="float" office:value="0.291563100932582" calcext:value-type="float">
            <text:p>0.2915631009</text:p>
          </table:table-cell>
          <table:table-cell table:formula="of:=[.H115]" office:value-type="float" office:value="0.289808378672318" calcext:value-type="float">
            <text:p>0.2898083787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94785" calcext:value-type="float">
            <text:p>0.0294785</text:p>
          </table:table-cell>
          <table:table-cell office:value-type="float" office:value="0.53456021" calcext:value-type="float">
            <text:p>0.53456021</text:p>
          </table:table-cell>
          <table:table-cell table:formula="of:=(2*[.C11]*[.D11])/([.C11]+[.D11])" office:value-type="float" office:value="0.0558757151631845" calcext:value-type="float">
            <text:p>0.0558757152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F11]*[.G11])/([.F11]+[.G11])" office:value-type="float" office:value="0.074549555532669" calcext:value-type="float">
            <text:p>0.0745495555</text:p>
          </table:table-cell>
          <table:table-cell office:value-type="float" office:value="0.04369622" calcext:value-type="float">
            <text:p>0.04369622</text:p>
          </table:table-cell>
          <table:table-cell office:value-type="float" office:value="0.4776625" calcext:value-type="float">
            <text:p>0.4776625</text:p>
          </table:table-cell>
          <table:table-cell table:formula="of:=(2*[.I11]*[.J11])/([.I11]+[.J11])" office:value-type="float" office:value="0.0800678875602196" calcext:value-type="float">
            <text:p>0.0800678876</text:p>
          </table:table-cell>
          <table:table-cell office:value-type="float" office:value="0.02580002" calcext:value-type="float">
            <text:p>0.02580002</text:p>
          </table:table-cell>
          <table:table-cell office:value-type="float" office:value="0.58920683" calcext:value-type="float">
            <text:p>0.58920683</text:p>
          </table:table-cell>
          <table:table-cell table:formula="of:=(2*[.L11]*[.M11])/([.L11]+[.M11])" office:value-type="float" office:value="0.0494353778275367" calcext:value-type="float">
            <text:p>0.0494353778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8]" office:value-type="float" office:value="0.288550157887458" calcext:value-type="float">
            <text:p>0.2885501579</text:p>
          </table:table-cell>
          <table:table-cell table:formula="of:=[.K57]" office:value-type="float" office:value="0.288161265796735" calcext:value-type="float">
            <text:p>0.2881612658</text:p>
          </table:table-cell>
          <table:table-cell table:formula="of:=[.K86]" office:value-type="float" office:value="0.289465663831115" calcext:value-type="float">
            <text:p>0.2894656638</text:p>
          </table:table-cell>
          <table:table-cell table:formula="of:=[.K115]" office:value-type="float" office:value="0.286376281517909" calcext:value-type="float">
            <text:p>0.2863762815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2]*[.D12])/([.C12]+[.D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2]*[.G12])/([.F12]+[.G12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12]*[.J12])/([.I12]+[.J12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2]*[.M12])/([.L12]+[.M12])" office:value-type="float" office:value="0.0125779646410327" calcext:value-type="float">
            <text:p>0.0125779646</text:p>
          </table:table-cell>
          <table:table-cell/>
          <table:table-cell office:value-type="string" calcext:value-type="string">
            <text:p>all</text:p>
          </table:table-cell>
          <table:table-cell table:formula="of:=[.N28]" office:value-type="float" office:value="0.288241575913689" calcext:value-type="float">
            <text:p>0.2882415759</text:p>
          </table:table-cell>
          <table:table-cell table:formula="of:=[.N57]" office:value-type="float" office:value="0.286195772679576" calcext:value-type="float">
            <text:p>0.2861957727</text:p>
          </table:table-cell>
          <table:table-cell table:formula="of:=[.N86]" office:value-type="float" office:value="0.286984478647957" calcext:value-type="float">
            <text:p>0.2869844786</text:p>
          </table:table-cell>
          <table:table-cell table:formula="of:=[.N115]" office:value-type="float" office:value="0.283409971178877" calcext:value-type="float">
            <text:p>0.2834099712</text:p>
          </table:table-cell>
        </table:table-row>
        <table:table-row table:style-name="ro5">
          <table:table-cell/>
          <table:table-cell office:value-type="string" calcext:value-type="string">
            <text:p>hasChild</text:p>
          </table:table-cell>
          <table:table-cell office:value-type="float" office:value="0.04083455" calcext:value-type="float">
            <text:p>0.04083455</text:p>
          </table:table-cell>
          <table:table-cell office:value-type="float" office:value="0.93236024" calcext:value-type="float">
            <text:p>0.93236024</text:p>
          </table:table-cell>
          <table:table-cell table:formula="of:=(2*[.C13]*[.D13])/([.C13]+[.D13])" office:value-type="float" office:value="0.0782423235913378" calcext:value-type="float">
            <text:p>0.0782423236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F13]*[.G13])/([.F13]+[.G13])" office:value-type="float" office:value="0.0715810242658069" calcext:value-type="float">
            <text:p>0.0715810243</text:p>
          </table:table-cell>
          <table:table-cell office:value-type="float" office:value="0.04088264" calcext:value-type="float">
            <text:p>0.04088264</text:p>
          </table:table-cell>
          <table:table-cell office:value-type="float" office:value="0.89691815" calcext:value-type="float">
            <text:p>0.89691815</text:p>
          </table:table-cell>
          <table:table-cell table:formula="of:=(2*[.I13]*[.J13])/([.I13]+[.J13])" office:value-type="float" office:value="0.0782007910996023" calcext:value-type="float">
            <text:p>0.0782007911</text:p>
          </table:table-cell>
          <table:table-cell office:value-type="float" office:value="0.03574457" calcext:value-type="float">
            <text:p>0.03574457</text:p>
          </table:table-cell>
          <table:table-cell office:value-type="float" office:value="0.94530553" calcext:value-type="float">
            <text:p>0.94530553</text:p>
          </table:table-cell>
          <table:table-cell table:formula="of:=(2*[.L13]*[.M13])/([.L13]+[.M13])" office:value-type="float" office:value="0.0688844324840742" calcext:value-type="float">
            <text:p>0.06888443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F14]*[.G14])/([.F14]+[.G14])" office:value-type="float" office:value="0.0207139729218942" calcext:value-type="float">
            <text:p>0.0207139729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I14]*[.J14])/([.I14]+[.J14])" office:value-type="float" office:value="0.0207139729218942" calcext:value-type="float">
            <text:p>0.0207139729</text:p>
          </table:table-cell>
          <table:table-cell office:value-type="float" office:value="0.17820336" calcext:value-type="float">
            <text:p>0.17820336</text:p>
          </table:table-cell>
          <table:table-cell office:value-type="float" office:value="0.01110156" calcext:value-type="float">
            <text:p>0.01110156</text:p>
          </table:table-cell>
          <table:table-cell table:formula="of:=(2*[.L14]*[.M14])/([.L14]+[.M14])" office:value-type="float" office:value="0.0209010446558029" calcext:value-type="float">
            <text:p>0.0209010447</text:p>
          </table:table-cell>
          <table:table-cell/>
          <table:table-cell office:value-type="string" calcext:value-type="string">
            <text:p>one</text:p>
          </table:table-cell>
          <table:table-cell table:formula="of:=[.E29]" office:value-type="float" office:value="0.35040975898926" calcext:value-type="float">
            <text:p>0.350409759</text:p>
          </table:table-cell>
          <table:table-cell table:formula="of:=[.E58]" office:value-type="float" office:value="0.343145490522649" calcext:value-type="float">
            <text:p>0.3431454905</text:p>
          </table:table-cell>
          <table:table-cell table:formula="of:=[.E87]" office:value-type="float" office:value="0.344597010980254" calcext:value-type="float">
            <text:p>0.344597011</text:p>
          </table:table-cell>
          <table:table-cell table:formula="of:=[.E116]" office:value-type="float" office:value="0.341894109414164" calcext:value-type="float">
            <text:p>0.3418941094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221847" calcext:value-type="float">
            <text:p>0.03221847</text:p>
          </table:table-cell>
          <table:table-cell office:value-type="float" office:value="0.85302505" calcext:value-type="float">
            <text:p>0.85302505</text:p>
          </table:table-cell>
          <table:table-cell table:formula="of:=(2*[.C15]*[.D15])/([.C15]+[.D15])" office:value-type="float" office:value="0.0620917552328957" calcext:value-type="float">
            <text:p>0.0620917552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F15]*[.G15])/([.F15]+[.G15])" office:value-type="float" office:value="0.0673925039892419" calcext:value-type="float">
            <text:p>0.067392504</text:p>
          </table:table-cell>
          <table:table-cell office:value-type="float" office:value="0.03738557" calcext:value-type="float">
            <text:p>0.03738557</text:p>
          </table:table-cell>
          <table:table-cell office:value-type="float" office:value="0.84728204" calcext:value-type="float">
            <text:p>0.84728204</text:p>
          </table:table-cell>
          <table:table-cell table:formula="of:=(2*[.I15]*[.J15])/([.I15]+[.J15])" office:value-type="float" office:value="0.0716113524630178" calcext:value-type="float">
            <text:p>0.0716113525</text:p>
          </table:table-cell>
          <table:table-cell office:value-type="float" office:value="0.0283505" calcext:value-type="float">
            <text:p>0.0283505</text:p>
          </table:table-cell>
          <table:table-cell office:value-type="float" office:value="0.87328486" calcext:value-type="float">
            <text:p>0.87328486</text:p>
          </table:table-cell>
          <table:table-cell table:formula="of:=(2*[.L15]*[.M15])/([.L15]+[.M15])" office:value-type="float" office:value="0.0549181265992718" calcext:value-type="float">
            <text:p>0.05491812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H29]" office:value-type="float" office:value="0.360283583676866" calcext:value-type="float">
            <text:p>0.3602835837</text:p>
          </table:table-cell>
          <table:table-cell table:formula="of:=[.H58]" office:value-type="float" office:value="0.359199937012893" calcext:value-type="float">
            <text:p>0.359199937</text:p>
          </table:table-cell>
          <table:table-cell table:formula="of:=[.H87]" office:value-type="float" office:value="0.362755985025703" calcext:value-type="float">
            <text:p>0.362755985</text:p>
          </table:table-cell>
          <table:table-cell table:formula="of:=[.H116]" office:value-type="float" office:value="0.364107418084876" calcext:value-type="float">
            <text:p>0.3641074181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236257" calcext:value-type="float">
            <text:p>0.02236257</text:p>
          </table:table-cell>
          <table:table-cell office:value-type="float" office:value="0.89953884" calcext:value-type="float">
            <text:p>0.89953884</text:p>
          </table:table-cell>
          <table:table-cell table:formula="of:=(2*[.C16]*[.D16])/([.C16]+[.D16])" office:value-type="float" office:value="0.0436402419152799" calcext:value-type="float">
            <text:p>0.0436402419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F16]*[.G16])/([.F16]+[.G16])" office:value-type="float" office:value="0.0458519206716642" calcext:value-type="float">
            <text:p>0.0458519207</text:p>
          </table:table-cell>
          <table:table-cell office:value-type="float" office:value="0.02485211" calcext:value-type="float">
            <text:p>0.02485211</text:p>
          </table:table-cell>
          <table:table-cell office:value-type="float" office:value="0.8837641" calcext:value-type="float">
            <text:p>0.8837641</text:p>
          </table:table-cell>
          <table:table-cell table:formula="of:=(2*[.I16]*[.J16])/([.I16]+[.J16])" office:value-type="float" office:value="0.0483447298992189" calcext:value-type="float">
            <text:p>0.0483447299</text:p>
          </table:table-cell>
          <table:table-cell office:value-type="float" office:value="0.019534" calcext:value-type="float">
            <text:p>0.019534</text:p>
          </table:table-cell>
          <table:table-cell office:value-type="float" office:value="0.9184042" calcext:value-type="float">
            <text:p>0.9184042</text:p>
          </table:table-cell>
          <table:table-cell table:formula="of:=(2*[.L16]*[.M16])/([.L16]+[.M16])" office:value-type="float" office:value="0.0382543490451716" calcext:value-type="float">
            <text:p>0.038254349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K29]" office:value-type="float" office:value="0.365726133554161" calcext:value-type="float">
            <text:p>0.3657261336</text:p>
          </table:table-cell>
          <table:table-cell table:formula="of:=[.K58]" office:value-type="float" office:value="0.366070874633421" calcext:value-type="float">
            <text:p>0.3660708746</text:p>
          </table:table-cell>
          <table:table-cell table:formula="of:=[.K87]" office:value-type="float" office:value="0.371104244748622" calcext:value-type="float">
            <text:p>0.3711042447</text:p>
          </table:table-cell>
          <table:table-cell table:formula="of:=[.K116]" office:value-type="float" office:value="0.372718530058476" calcext:value-type="float">
            <text:p>0.3727185301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914213" calcext:value-type="float">
            <text:p>0.16914213</text:p>
          </table:table-cell>
          <table:table-cell office:value-type="float" office:value="0.22368473" calcext:value-type="float">
            <text:p>0.22368473</text:p>
          </table:table-cell>
          <table:table-cell table:formula="of:=(2*[.C17]*[.D17])/([.C17]+[.D17])" office:value-type="float" office:value="0.192626907847772" calcext:value-type="float">
            <text:p>0.1926269078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F17]*[.G17])/([.F17]+[.G17])" office:value-type="float" office:value="0.194313069169702" calcext:value-type="float">
            <text:p>0.1943130692</text:p>
          </table:table-cell>
          <table:table-cell office:value-type="float" office:value="0.16978108" calcext:value-type="float">
            <text:p>0.16978108</text:p>
          </table:table-cell>
          <table:table-cell office:value-type="float" office:value="0.226876" calcext:value-type="float">
            <text:p>0.226876</text:p>
          </table:table-cell>
          <table:table-cell table:formula="of:=(2*[.I17]*[.J17])/([.I17]+[.J17])" office:value-type="float" office:value="0.194219411417439" calcext:value-type="float">
            <text:p>0.1942194114</text:p>
          </table:table-cell>
          <table:table-cell office:value-type="float" office:value="0.1667048" calcext:value-type="float">
            <text:p>0.1667048</text:p>
          </table:table-cell>
          <table:table-cell office:value-type="float" office:value="0.23608605" calcext:value-type="float">
            <text:p>0.23608605</text:p>
          </table:table-cell>
          <table:table-cell table:formula="of:=(2*[.L17]*[.M17])/([.L17]+[.M17])" office:value-type="float" office:value="0.19541991953412" calcext:value-type="float">
            <text:p>0.1954199195</text:p>
          </table:table-cell>
          <table:table-cell/>
          <table:table-cell office:value-type="string" calcext:value-type="string">
            <text:p>all</text:p>
          </table:table-cell>
          <table:table-cell table:formula="of:=[.N29]" office:value-type="float" office:value="0.33418350974853" calcext:value-type="float">
            <text:p>0.3341835097</text:p>
          </table:table-cell>
          <table:table-cell table:formula="of:=[.N58]" office:value-type="float" office:value="0.317404726321842" calcext:value-type="float">
            <text:p>0.3174047263</text:p>
          </table:table-cell>
          <table:table-cell table:formula="of:=[.N87]" office:value-type="float" office:value="0.314806640826162" calcext:value-type="float">
            <text:p>0.3148066408</text:p>
          </table:table-cell>
          <table:table-cell table:formula="of:=[.N116]" office:value-type="float" office:value="0.305547641215588" calcext:value-type="float">
            <text:p>0.3055476412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07332" calcext:value-type="float">
            <text:p>0.00207332</text:p>
          </table:table-cell>
          <table:table-cell office:value-type="float" office:value="0.69505051" calcext:value-type="float">
            <text:p>0.69505051</text:p>
          </table:table-cell>
          <table:table-cell table:formula="of:=(2*[.C18]*[.D18])/([.C18]+[.D18])" office:value-type="float" office:value="0.00413430745408086" calcext:value-type="float">
            <text:p>0.0041343075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F18]*[.G18])/([.F18]+[.G18])" office:value-type="float" office:value="0.00538188892691668" calcext:value-type="float">
            <text:p>0.0053818889</text:p>
          </table:table-cell>
          <table:table-cell office:value-type="float" office:value="0.00270879" calcext:value-type="float">
            <text:p>0.00270879</text:p>
          </table:table-cell>
          <table:table-cell office:value-type="float" office:value="0.49343434" calcext:value-type="float">
            <text:p>0.49343434</text:p>
          </table:table-cell>
          <table:table-cell table:formula="of:=(2*[.I18]*[.J18])/([.I18]+[.J18])" office:value-type="float" office:value="0.00538800166737611" calcext:value-type="float">
            <text:p>0.0053880017</text:p>
          </table:table-cell>
          <table:table-cell office:value-type="float" office:value="0.00163104" calcext:value-type="float">
            <text:p>0.00163104</text:p>
          </table:table-cell>
          <table:table-cell office:value-type="float" office:value="0.77989899" calcext:value-type="float">
            <text:p>0.77989899</text:p>
          </table:table-cell>
          <table:table-cell table:formula="of:=(2*[.L18]*[.M18])/([.L18]+[.M18])" office:value-type="float" office:value="0.00325527209402203" calcext:value-type="float">
            <text:p>0.003255272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5671732" calcext:value-type="float">
            <text:p>0.05671732</text:p>
          </table:table-cell>
          <table:table-cell office:value-type="float" office:value="0.06202978" calcext:value-type="float">
            <text:p>0.06202978</text:p>
          </table:table-cell>
          <table:table-cell table:formula="of:=(2*[.C19]*[.D19])/([.C19]+[.D19])" office:value-type="float" office:value="0.0592547166505894" calcext:value-type="float">
            <text:p>0.0592547167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F19]*[.G19])/([.F19]+[.G19])" office:value-type="float" office:value="0.0704777166335139" calcext:value-type="float">
            <text:p>0.0704777166</text:p>
          </table:table-cell>
          <table:table-cell office:value-type="float" office:value="0.0804431" calcext:value-type="float">
            <text:p>0.0804431</text:p>
          </table:table-cell>
          <table:table-cell office:value-type="float" office:value="0.04772849" calcext:value-type="float">
            <text:p>0.04772849</text:p>
          </table:table-cell>
          <table:table-cell table:formula="of:=(2*[.I19]*[.J19])/([.I19]+[.J19])" office:value-type="float" office:value="0.0599107445560908" calcext:value-type="float">
            <text:p>0.0599107446</text:p>
          </table:table-cell>
          <table:table-cell office:value-type="float" office:value="0.03863396" calcext:value-type="float">
            <text:p>0.03863396</text:p>
          </table:table-cell>
          <table:table-cell office:value-type="float" office:value="0.0899519" calcext:value-type="float">
            <text:p>0.0899519</text:p>
          </table:table-cell>
          <table:table-cell table:formula="of:=(2*[.L19]*[.M19])/([.L19]+[.M19])" office:value-type="float" office:value="0.0540525701118926" calcext:value-type="float">
            <text:p>0.054052570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C20]*[.D20])/([.C20]+[.D20])" office:value-type="float" office:value="0.696814489805968" calcext:value-type="float">
            <text:p>0.6968144898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F20]*[.G20])/([.F20]+[.G20])" office:value-type="float" office:value="0.696793556637865" calcext:value-type="float">
            <text:p>0.6967935566</text:p>
          </table:table-cell>
          <table:table-cell office:value-type="float" office:value="0.9815893" calcext:value-type="float">
            <text:p>0.9815893</text:p>
          </table:table-cell>
          <table:table-cell office:value-type="float" office:value="0.54009026" calcext:value-type="float">
            <text:p>0.54009026</text:p>
          </table:table-cell>
          <table:table-cell table:formula="of:=(2*[.I20]*[.J20])/([.I20]+[.J20])" office:value-type="float" office:value="0.696791669134621" calcext:value-type="float">
            <text:p>0.6967916691</text:p>
          </table:table-cell>
          <table:table-cell office:value-type="float" office:value="0.9815576" calcext:value-type="float">
            <text:p>0.9815576</text:p>
          </table:table-cell>
          <table:table-cell office:value-type="float" office:value="0.54012728" calcext:value-type="float">
            <text:p>0.54012728</text:p>
          </table:table-cell>
          <table:table-cell table:formula="of:=(2*[.L20]*[.M20])/([.L20]+[.M20])" office:value-type="float" office:value="0.696814489805968" calcext:value-type="float">
            <text:p>0.696814489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765511" calcext:value-type="float">
            <text:p>0.05765511</text:p>
          </table:table-cell>
          <table:table-cell office:value-type="float" office:value="0.95284974" calcext:value-type="float">
            <text:p>0.95284974</text:p>
          </table:table-cell>
          <table:table-cell table:formula="of:=(2*[.C21]*[.D21])/([.C21]+[.D21])" office:value-type="float" office:value="0.108731109154343" calcext:value-type="float">
            <text:p>0.1087311092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F21]*[.G21])/([.F21]+[.G21])" office:value-type="float" office:value="0.107752860159254" calcext:value-type="float">
            <text:p>0.1077528602</text:p>
          </table:table-cell>
          <table:table-cell office:value-type="float" office:value="0.05857196" calcext:value-type="float">
            <text:p>0.05857196</text:p>
          </table:table-cell>
          <table:table-cell office:value-type="float" office:value="0.95202494" calcext:value-type="float">
            <text:p>0.95202494</text:p>
          </table:table-cell>
          <table:table-cell table:formula="of:=(2*[.I21]*[.J21])/([.I21]+[.J21])" office:value-type="float" office:value="0.110354517621581" calcext:value-type="float">
            <text:p>0.1103545176</text:p>
          </table:table-cell>
          <table:table-cell office:value-type="float" office:value="0.05583349" calcext:value-type="float">
            <text:p>0.05583349</text:p>
          </table:table-cell>
          <table:table-cell office:value-type="float" office:value="0.95608261" calcext:value-type="float">
            <text:p>0.95608261</text:p>
          </table:table-cell>
          <table:table-cell table:formula="of:=(2*[.L21]*[.M21])/([.L21]+[.M21])" office:value-type="float" office:value="0.105505641909658" calcext:value-type="float">
            <text:p>0.105505641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642094" calcext:value-type="float">
            <text:p>0.01642094</text:p>
          </table:table-cell>
          <table:table-cell office:value-type="float" office:value="0.31205072" calcext:value-type="float">
            <text:p>0.31205072</text:p>
          </table:table-cell>
          <table:table-cell table:formula="of:=(2*[.C22]*[.D22])/([.C22]+[.D22])" office:value-type="float" office:value="0.031200050257467" calcext:value-type="float">
            <text:p>0.0312000503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F22]*[.G22])/([.F22]+[.G22])" office:value-type="float" office:value="0.0430123578753972" calcext:value-type="float">
            <text:p>0.0430123579</text:p>
          </table:table-cell>
          <table:table-cell office:value-type="float" office:value="0.01976135" calcext:value-type="float">
            <text:p>0.01976135</text:p>
          </table:table-cell>
          <table:table-cell office:value-type="float" office:value="0.24294837" calcext:value-type="float">
            <text:p>0.24294837</text:p>
          </table:table-cell>
          <table:table-cell table:formula="of:=(2*[.I22]*[.J22])/([.I22]+[.J22])" office:value-type="float" office:value="0.0365497536330175" calcext:value-type="float">
            <text:p>0.0365497536</text:p>
          </table:table-cell>
          <table:table-cell office:value-type="float" office:value="0.01246666" calcext:value-type="float">
            <text:p>0.01246666</text:p>
          </table:table-cell>
          <table:table-cell office:value-type="float" office:value="0.49598613" calcext:value-type="float">
            <text:p>0.49598613</text:p>
          </table:table-cell>
          <table:table-cell table:formula="of:=(2*[.L22]*[.M22])/([.L22]+[.M22])" office:value-type="float" office:value="0.0243219845343982" calcext:value-type="float">
            <text:p>0.0243219845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livesIn</text:p>
          </table:table-cell>
          <table:table-cell office:value-type="float" office:value="0.12770537" calcext:value-type="float">
            <text:p>0.12770537</text:p>
          </table:table-cell>
          <table:table-cell office:value-type="float" office:value="0.0956097" calcext:value-type="float">
            <text:p>0.0956097</text:p>
          </table:table-cell>
          <table:table-cell table:formula="of:=(2*[.C23]*[.D23])/([.C23]+[.D23])" office:value-type="float" office:value="0.109351080642153" calcext:value-type="float">
            <text:p>0.1093510806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F23]*[.G23])/([.F23]+[.G23])" office:value-type="float" office:value="0.100124829318935" calcext:value-type="float">
            <text:p>0.1001248293</text:p>
          </table:table-cell>
          <table:table-cell office:value-type="float" office:value="0.13544209" calcext:value-type="float">
            <text:p>0.13544209</text:p>
          </table:table-cell>
          <table:table-cell office:value-type="float" office:value="0.07003639" calcext:value-type="float">
            <text:p>0.07003639</text:p>
          </table:table-cell>
          <table:table-cell table:formula="of:=(2*[.I23]*[.J23])/([.I23]+[.J23])" office:value-type="float" office:value="0.0923296204805009" calcext:value-type="float">
            <text:p>0.0923296205</text:p>
          </table:table-cell>
          <table:table-cell office:value-type="float" office:value="0.11961794" calcext:value-type="float">
            <text:p>0.11961794</text:p>
          </table:table-cell>
          <table:table-cell office:value-type="float" office:value="0.11407632" calcext:value-type="float">
            <text:p>0.11407632</text:p>
          </table:table-cell>
          <table:table-cell table:formula="of:=(2*[.L23]*[.M23])/([.L23]+[.M23])" office:value-type="float" office:value="0.116781425450337" calcext:value-type="float">
            <text:p>0.1167814255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participatedIn</text:p>
          </table:table-cell>
          <table:table-cell office:value-type="float" office:value="0.02337581" calcext:value-type="float">
            <text:p>0.02337581</text:p>
          </table:table-cell>
          <table:table-cell office:value-type="float" office:value="0.70115954" calcext:value-type="float">
            <text:p>0.70115954</text:p>
          </table:table-cell>
          <table:table-cell table:formula="of:=(2*[.C24]*[.D24])/([.C24]+[.D24])" office:value-type="float" office:value="0.0452432643534298" calcext:value-type="float">
            <text:p>0.0452432644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F24]*[.G24])/([.F24]+[.G24])" office:value-type="float" office:value="0.0449354815610067" calcext:value-type="float">
            <text:p>0.0449354816</text:p>
          </table:table-cell>
          <table:table-cell office:value-type="float" office:value="0.02336764" calcext:value-type="float">
            <text:p>0.02336764</text:p>
          </table:table-cell>
          <table:table-cell office:value-type="float" office:value="0.6846677" calcext:value-type="float">
            <text:p>0.6846677</text:p>
          </table:table-cell>
          <table:table-cell table:formula="of:=(2*[.I24]*[.J24])/([.I24]+[.J24])" office:value-type="float" office:value="0.0451928524732339" calcext:value-type="float">
            <text:p>0.0451928525</text:p>
          </table:table-cell>
          <table:table-cell office:value-type="float" office:value="0.02330571" calcext:value-type="float">
            <text:p>0.02330571</text:p>
          </table:table-cell>
          <table:table-cell office:value-type="float" office:value="0.70115954" calcext:value-type="float">
            <text:p>0.70115954</text:p>
          </table:table-cell>
          <table:table-cell table:formula="of:=(2*[.L24]*[.M24])/([.L24]+[.M24])" office:value-type="float" office:value="0.0451119523068178" calcext:value-type="float">
            <text:p>0.0451119523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playsFor</text:p>
          </table:table-cell>
          <table:table-cell office:value-type="float" office:value="0.5539387" calcext:value-type="float">
            <text:p>0.5539387</text:p>
          </table:table-cell>
          <table:table-cell office:value-type="float" office:value="0.53091776" calcext:value-type="float">
            <text:p>0.53091776</text:p>
          </table:table-cell>
          <table:table-cell table:formula="of:=(2*[.C25]*[.D25])/([.C25]+[.D25])" office:value-type="float" office:value="0.542183974792964" calcext:value-type="float">
            <text:p>0.5421839748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F25]*[.G25])/([.F25]+[.G25])" office:value-type="float" office:value="0.54458811770895" calcext:value-type="float">
            <text:p>0.5445881177</text:p>
          </table:table-cell>
          <table:table-cell office:value-type="float" office:value="0.55961815" calcext:value-type="float">
            <text:p>0.55961815</text:p>
          </table:table-cell>
          <table:table-cell office:value-type="float" office:value="0.53084842" calcext:value-type="float">
            <text:p>0.53084842</text:p>
          </table:table-cell>
          <table:table-cell table:formula="of:=(2*[.I25]*[.J25])/([.I25]+[.J25])" office:value-type="float" office:value="0.544853769759898" calcext:value-type="float">
            <text:p>0.5448537698</text:p>
          </table:table-cell>
          <table:table-cell office:value-type="float" office:value="0.54890209" calcext:value-type="float">
            <text:p>0.54890209</text:p>
          </table:table-cell>
          <table:table-cell office:value-type="float" office:value="0.53105812" calcext:value-type="float">
            <text:p>0.53105812</text:p>
          </table:table-cell>
          <table:table-cell table:formula="of:=(2*[.L25]*[.M25])/([.L25]+[.M25])" office:value-type="float" office:value="0.539832688797805" calcext:value-type="float">
            <text:p>0.5398326888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wasBornIn</text:p>
          </table:table-cell>
          <table:table-cell office:value-type="float" office:value="0.4809854" calcext:value-type="float">
            <text:p>0.4809854</text:p>
          </table:table-cell>
          <table:table-cell office:value-type="float" office:value="0.19010385" calcext:value-type="float">
            <text:p>0.19010385</text:p>
          </table:table-cell>
          <table:table-cell table:formula="of:=(2*[.C26]*[.D26])/([.C26]+[.D26])" office:value-type="float" office:value="0.272503773034034" calcext:value-type="float">
            <text:p>0.272503773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F26]*[.G26])/([.F26]+[.G26])" office:value-type="float" office:value="0.270569979083894" calcext:value-type="float">
            <text:p>0.2705699791</text:p>
          </table:table-cell>
          <table:table-cell office:value-type="float" office:value="0.48115715" calcext:value-type="float">
            <text:p>0.48115715</text:p>
          </table:table-cell>
          <table:table-cell office:value-type="float" office:value="0.18660621" calcext:value-type="float">
            <text:p>0.18660621</text:p>
          </table:table-cell>
          <table:table-cell table:formula="of:=(2*[.I26]*[.J26])/([.I26]+[.J26])" office:value-type="float" office:value="0.268918355076869" calcext:value-type="float">
            <text:p>0.2689183551</text:p>
          </table:table-cell>
          <table:table-cell office:value-type="float" office:value="0.48055035" calcext:value-type="float">
            <text:p>0.48055035</text:p>
          </table:table-cell>
          <table:table-cell office:value-type="float" office:value="0.19160636" calcext:value-type="float">
            <text:p>0.19160636</text:p>
          </table:table-cell>
          <table:table-cell table:formula="of:=(2*[.L26]*[.M26])/([.L26]+[.M26])" office:value-type="float" office:value="0.273973321966022" calcext:value-type="float">
            <text:p>0.27397332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524388" calcext:value-type="float">
            <text:p>0.05524388</text:p>
          </table:table-cell>
          <table:table-cell office:value-type="float" office:value="0.56680453" calcext:value-type="float">
            <text:p>0.56680453</text:p>
          </table:table-cell>
          <table:table-cell table:formula="of:=(2*[.C27]*[.D27])/([.C27]+[.D27])" office:value-type="float" office:value="0.100675384537279" calcext:value-type="float">
            <text:p>0.1006753845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F27]*[.G27])/([.F27]+[.G27])" office:value-type="float" office:value="0.102940552288076" calcext:value-type="float">
            <text:p>0.1029405523</text:p>
          </table:table-cell>
          <table:table-cell office:value-type="float" office:value="0.05326347" calcext:value-type="float">
            <text:p>0.05326347</text:p>
          </table:table-cell>
          <table:table-cell office:value-type="float" office:value="0.41638227" calcext:value-type="float">
            <text:p>0.41638227</text:p>
          </table:table-cell>
          <table:table-cell table:formula="of:=(2*[.I27]*[.J27])/([.I27]+[.J27])" office:value-type="float" office:value="0.0944455050169385" calcext:value-type="float">
            <text:p>0.094445505</text:p>
          </table:table-cell>
          <table:table-cell office:value-type="float" office:value="0.05196359" calcext:value-type="float">
            <text:p>0.05196359</text:p>
          </table:table-cell>
          <table:table-cell office:value-type="float" office:value="0.73677417" calcext:value-type="float">
            <text:p>0.73677417</text:p>
          </table:table-cell>
          <table:table-cell table:formula="of:=(2*[.L27]*[.M27])/([.L27]+[.M27])" office:value-type="float" office:value="0.0970802536256672" calcext:value-type="float">
            <text:p>0.097080253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C28]*[.D28])/([.C28]+[.D28])" office:value-type="float" office:value="0.287979714503626" calcext:value-type="float">
            <text:p>0.2879797145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F28]*[.G28])/([.F28]+[.G28])" office:value-type="float" office:value="0.289676317669088" calcext:value-type="float">
            <text:p>0.2896763177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I28]*[.J28])/([.I28]+[.J28])" office:value-type="float" office:value="0.288550157887458" calcext:value-type="float">
            <text:p>0.2885501579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L28]*[.M28])/([.L28]+[.M28])" office:value-type="float" office:value="0.288241575913689" calcext:value-type="float">
            <text:p>0.2882415759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C29]*[.D29])/([.C29]+[.D29])" office:value-type="float" office:value="0.35040975898926" calcext:value-type="float">
            <text:p>0.350409759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F29]*[.G29])/([.F29]+[.G29])" office:value-type="float" office:value="0.360283583676866" calcext:value-type="float">
            <text:p>0.3602835837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I29]*[.J29])/([.I29]+[.J29])" office:value-type="float" office:value="0.365726133554161" calcext:value-type="float">
            <text:p>0.3657261336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L29]*[.M29])/([.L29]+[.M29])" office:value-type="float" office:value="0.33418350974853" calcext:value-type="float">
            <text:p>0.3341835097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5">
          <table:table-cell table:number-columns-repeated="2"/>
          <table:table-cell table:style-name="ce26" office:value-type="string" calcext:value-type="string" table:number-columns-spanned="3" table:number-rows-spanned="1">
            <text:p>D=3,c&gt;0,r&gt;0,type,on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3,c&gt;0,r&gt;0,type,0.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3,c&gt;0,r&gt;0,type,0.7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3,c&gt;0,r&gt;0,type,all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2883641" calcext:value-type="float">
            <text:p>0.52883641</text:p>
          </table:table-cell>
          <table:table-cell office:value-type="float" office:value="0.69958798" calcext:value-type="float">
            <text:p>0.69958798</text:p>
          </table:table-cell>
          <table:table-cell table:formula="of:=(2*[.C33]*[.D33])/([.C33]+[.D33])" office:value-type="float" office:value="0.602344920589458" calcext:value-type="float">
            <text:p>0.6023449206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33]*[.G33])/([.F33]+[.G33])" office:value-type="float" office:value="0.60056919442579" calcext:value-type="float">
            <text:p>0.6005691944</text:p>
          </table:table-cell>
          <table:table-cell office:value-type="float" office:value="0.53337895" calcext:value-type="float">
            <text:p>0.53337895</text:p>
          </table:table-cell>
          <table:table-cell office:value-type="float" office:value="0.6844929" calcext:value-type="float">
            <text:p>0.6844929</text:p>
          </table:table-cell>
          <table:table-cell table:formula="of:=(2*[.I33]*[.J33])/([.I33]+[.J33])" office:value-type="float" office:value="0.599560790052673" calcext:value-type="float">
            <text:p>0.5995607901</text:p>
          </table:table-cell>
          <table:table-cell office:value-type="float" office:value="0.52517523" calcext:value-type="float">
            <text:p>0.52517523</text:p>
          </table:table-cell>
          <table:table-cell office:value-type="float" office:value="0.72702003" calcext:value-type="float">
            <text:p>0.72702003</text:p>
          </table:table-cell>
          <table:table-cell table:formula="of:=(2*[.L33]*[.M33])/([.L33]+[.M33])" office:value-type="float" office:value="0.609829670605616" calcext:value-type="float">
            <text:p>0.6098296706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created</text:p>
          </table:table-cell>
          <table:table-cell office:value-type="float" office:value="0.0955801" calcext:value-type="float">
            <text:p>0.0955801</text:p>
          </table:table-cell>
          <table:table-cell office:value-type="float" office:value="0.92203174" calcext:value-type="float">
            <text:p>0.92203174</text:p>
          </table:table-cell>
          <table:table-cell table:formula="of:=(2*[.C34]*[.D34])/([.C34]+[.D34])" office:value-type="float" office:value="0.173205307659105" calcext:value-type="float">
            <text:p>0.1732053077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34]*[.G34])/([.F34]+[.G34])" office:value-type="float" office:value="0.172991596194584" calcext:value-type="float">
            <text:p>0.1729915962</text:p>
          </table:table-cell>
          <table:table-cell office:value-type="float" office:value="0.09509832" calcext:value-type="float">
            <text:p>0.09509832</text:p>
          </table:table-cell>
          <table:table-cell office:value-type="float" office:value="0.91128166" calcext:value-type="float">
            <text:p>0.91128166</text:p>
          </table:table-cell>
          <table:table-cell table:formula="of:=(2*[.I34]*[.J34])/([.I34]+[.J34])" office:value-type="float" office:value="0.172223924630955" calcext:value-type="float">
            <text:p>0.1722239246</text:p>
          </table:table-cell>
          <table:table-cell office:value-type="float" office:value="0.09199533" calcext:value-type="float">
            <text:p>0.09199533</text:p>
          </table:table-cell>
          <table:table-cell office:value-type="float" office:value="0.92628697" calcext:value-type="float">
            <text:p>0.92628697</text:p>
          </table:table-cell>
          <table:table-cell table:formula="of:=(2*[.L34]*[.M34])/([.L34]+[.M34])" office:value-type="float" office:value="0.167368273964597" calcext:value-type="float">
            <text:p>0.16736827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342" calcext:value-type="float">
            <text:p>0.00620342</text:p>
          </table:table-cell>
          <table:table-cell office:value-type="float" office:value="1" calcext:value-type="float">
            <text:p>1</text:p>
          </table:table-cell>
          <table:table-cell table:formula="of:=(2*[.C35]*[.D35])/([.C35]+[.D35])" office:value-type="float" office:value="0.0123303496622979" calcext:value-type="float">
            <text:p>0.0123303497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35]*[.G35])/([.F35]+[.G35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35]*[.J35])/([.I35]+[.J35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35]*[.M35])/([.L35]+[.M35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0156854" calcext:value-type="float">
            <text:p>0.10156854</text:p>
          </table:table-cell>
          <table:table-cell office:value-type="float" office:value="0.47028127" calcext:value-type="float">
            <text:p>0.47028127</text:p>
          </table:table-cell>
          <table:table-cell table:formula="of:=(2*[.C36]*[.D36])/([.C36]+[.D36])" office:value-type="float" office:value="0.167057087885526" calcext:value-type="float">
            <text:p>0.1670570879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36]*[.G36])/([.F36]+[.G36])" office:value-type="float" office:value="0.173440180566277" calcext:value-type="float">
            <text:p>0.1734401806</text:p>
          </table:table-cell>
          <table:table-cell office:value-type="float" office:value="0.10104219" calcext:value-type="float">
            <text:p>0.10104219</text:p>
          </table:table-cell>
          <table:table-cell office:value-type="float" office:value="0.45486129" calcext:value-type="float">
            <text:p>0.45486129</text:p>
          </table:table-cell>
          <table:table-cell table:formula="of:=(2*[.I36]*[.J36])/([.I36]+[.J36])" office:value-type="float" office:value="0.165353096504541" calcext:value-type="float">
            <text:p>0.1653530965</text:p>
          </table:table-cell>
          <table:table-cell office:value-type="float" office:value="0.10809808" calcext:value-type="float">
            <text:p>0.10809808</text:p>
          </table:table-cell>
          <table:table-cell office:value-type="float" office:value="0.55366375" calcext:value-type="float">
            <text:p>0.55366375</text:p>
          </table:table-cell>
          <table:table-cell table:formula="of:=(2*[.L36]*[.M36])/([.L36]+[.M36])" office:value-type="float" office:value="0.18088075083025" calcext:value-type="float">
            <text:p>0.180880750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6774377" calcext:value-type="float">
            <text:p>0.06774377</text:p>
          </table:table-cell>
          <table:table-cell office:value-type="float" office:value="0.91423226" calcext:value-type="float">
            <text:p>0.91423226</text:p>
          </table:table-cell>
          <table:table-cell table:formula="of:=(2*[.C37]*[.D37])/([.C37]+[.D37])" office:value-type="float" office:value="0.126140634915539" calcext:value-type="float">
            <text:p>0.126140634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37]*[.G37])/([.F37]+[.G37])" office:value-type="float" office:value="0.160388447935655" calcext:value-type="float">
            <text:p>0.1603884479</text:p>
          </table:table-cell>
          <table:table-cell office:value-type="float" office:value="0.09802991" calcext:value-type="float">
            <text:p>0.09802991</text:p>
          </table:table-cell>
          <table:table-cell office:value-type="float" office:value="0.90678713" calcext:value-type="float">
            <text:p>0.90678713</text:p>
          </table:table-cell>
          <table:table-cell table:formula="of:=(2*[.I37]*[.J37])/([.I37]+[.J37])" office:value-type="float" office:value="0.176932231848015" calcext:value-type="float">
            <text:p>0.1769322318</text:p>
          </table:table-cell>
          <table:table-cell office:value-type="float" office:value="0.05882525" calcext:value-type="float">
            <text:p>0.05882525</text:p>
          </table:table-cell>
          <table:table-cell office:value-type="float" office:value="0.92201755" calcext:value-type="float">
            <text:p>0.92201755</text:p>
          </table:table-cell>
          <table:table-cell table:formula="of:=(2*[.L37]*[.M37])/([.L37]+[.M37])" office:value-type="float" office:value="0.110594506852958" calcext:value-type="float">
            <text:p>0.11059450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7043312" calcext:value-type="float">
            <text:p>0.17043312</text:p>
          </table:table-cell>
          <table:table-cell office:value-type="float" office:value="0.67233264" calcext:value-type="float">
            <text:p>0.67233264</text:p>
          </table:table-cell>
          <table:table-cell table:formula="of:=(2*[.C38]*[.D38])/([.C38]+[.D38])" office:value-type="float" office:value="0.27193261746428" calcext:value-type="float">
            <text:p>0.2719326175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38]*[.G38])/([.F38]+[.G38])" office:value-type="float" office:value="0.275941554133065" calcext:value-type="float">
            <text:p>0.2759415541</text:p>
          </table:table-cell>
          <table:table-cell office:value-type="float" office:value="0.17742791" calcext:value-type="float">
            <text:p>0.17742791</text:p>
          </table:table-cell>
          <table:table-cell office:value-type="float" office:value="0.67047359" calcext:value-type="float">
            <text:p>0.67047359</text:p>
          </table:table-cell>
          <table:table-cell table:formula="of:=(2*[.I38]*[.J38])/([.I38]+[.J38])" office:value-type="float" office:value="0.280600347525973" calcext:value-type="float">
            <text:p>0.2806003475</text:p>
          </table:table-cell>
          <table:table-cell office:value-type="float" office:value="0.16488255" calcext:value-type="float">
            <text:p>0.16488255</text:p>
          </table:table-cell>
          <table:table-cell office:value-type="float" office:value="0.68277217" calcext:value-type="float">
            <text:p>0.68277217</text:p>
          </table:table-cell>
          <table:table-cell table:formula="of:=(2*[.L38]*[.M38])/([.L38]+[.M38])" office:value-type="float" office:value="0.265620455599265" calcext:value-type="float">
            <text:p>0.265620455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39]*[.D39])/([.C39]+[.D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39]*[.G39])/([.F39]+[.G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39]*[.J39])/([.I39]+[.J39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39]*[.M39])/([.L39]+[.M39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660684" calcext:value-type="float">
            <text:p>0.02660684</text:p>
          </table:table-cell>
          <table:table-cell office:value-type="float" office:value="0.55353598" calcext:value-type="float">
            <text:p>0.55353598</text:p>
          </table:table-cell>
          <table:table-cell table:formula="of:=(2*[.C40]*[.D40])/([.C40]+[.D40])" office:value-type="float" office:value="0.0507731639395389" calcext:value-type="float">
            <text:p>0.0507731639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40]*[.G40])/([.F40]+[.G40])" office:value-type="float" office:value="0.0731152247994908" calcext:value-type="float">
            <text:p>0.0731152248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40]*[.J40])/([.I40]+[.J40])" office:value-type="float" office:value="0.0797049945081149" calcext:value-type="float">
            <text:p>0.0797049945</text:p>
          </table:table-cell>
          <table:table-cell office:value-type="float" office:value="0.02211129" calcext:value-type="float">
            <text:p>0.02211129</text:p>
          </table:table-cell>
          <table:table-cell office:value-type="float" office:value="0.67045995" calcext:value-type="float">
            <text:p>0.67045995</text:p>
          </table:table-cell>
          <table:table-cell table:formula="of:=(2*[.L40]*[.M40])/([.L40]+[.M40])" office:value-type="float" office:value="0.0428107132714188" calcext:value-type="float">
            <text:p>0.0428107133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41]*[.D41])/([.C41]+[.D41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41]*[.G41])/([.F41]+[.G41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41]*[.J41])/([.I41]+[.J41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41]*[.M41])/([.L41]+[.M41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hasChild</text:p>
          </table:table-cell>
          <table:table-cell office:value-type="float" office:value="0.03967779" calcext:value-type="float">
            <text:p>0.03967779</text:p>
          </table:table-cell>
          <table:table-cell office:value-type="float" office:value="0.95202156" calcext:value-type="float">
            <text:p>0.95202156</text:p>
          </table:table-cell>
          <table:table-cell table:formula="of:=(2*[.C42]*[.D42])/([.C42]+[.D42])" office:value-type="float" office:value="0.0761805713256793" calcext:value-type="float">
            <text:p>0.076180571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42]*[.G42])/([.F42]+[.G42])" office:value-type="float" office:value="0.0703098572498029" calcext:value-type="float">
            <text:p>0.0703098572</text:p>
          </table:table-cell>
          <table:table-cell office:value-type="float" office:value="0.03999205" calcext:value-type="float">
            <text:p>0.03999205</text:p>
          </table:table-cell>
          <table:table-cell office:value-type="float" office:value="0.92625481" calcext:value-type="float">
            <text:p>0.92625481</text:p>
          </table:table-cell>
          <table:table-cell table:formula="of:=(2*[.I42]*[.J42])/([.I42]+[.J42])" office:value-type="float" office:value="0.0766736332250756" calcext:value-type="float">
            <text:p>0.0766736332</text:p>
          </table:table-cell>
          <table:table-cell office:value-type="float" office:value="0.0347389" calcext:value-type="float">
            <text:p>0.0347389</text:p>
          </table:table-cell>
          <table:table-cell office:value-type="float" office:value="0.9640666" calcext:value-type="float">
            <text:p>0.9640666</text:p>
          </table:table-cell>
          <table:table-cell table:formula="of:=(2*[.L42]*[.M42])/([.L42]+[.M42])" office:value-type="float" office:value="0.0670613311815764" calcext:value-type="float">
            <text:p>0.06706133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C43]*[.D43])/([.C43]+[.D43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43]*[.G43])/([.F43]+[.G43])" office:value-type="float" office:value="0.0236862196158849" calcext:value-type="float">
            <text:p>0.0236862196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I43]*[.J43])/([.I43]+[.J43])" office:value-type="float" office:value="0.0236862196158849" calcext:value-type="float">
            <text:p>0.0236862196</text:p>
          </table:table-cell>
          <table:table-cell office:value-type="float" office:value="0.18491156" calcext:value-type="float">
            <text:p>0.18491156</text:p>
          </table:table-cell>
          <table:table-cell office:value-type="float" office:value="0.01275894" calcext:value-type="float">
            <text:p>0.01275894</text:p>
          </table:table-cell>
          <table:table-cell table:formula="of:=(2*[.L43]*[.M43])/([.L43]+[.M43])" office:value-type="float" office:value="0.0238707900202246" calcext:value-type="float">
            <text:p>0.0238707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138726" calcext:value-type="float">
            <text:p>0.03138726</text:p>
          </table:table-cell>
          <table:table-cell office:value-type="float" office:value="0.85720744" calcext:value-type="float">
            <text:p>0.85720744</text:p>
          </table:table-cell>
          <table:table-cell table:formula="of:=(2*[.C44]*[.D44])/([.C44]+[.D44])" office:value-type="float" office:value="0.0605571759390741" calcext:value-type="float">
            <text:p>0.0605571759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44]*[.G44])/([.F44]+[.G44])" office:value-type="float" office:value="0.0673081371835539" calcext:value-type="float">
            <text:p>0.0673081372</text:p>
          </table:table-cell>
          <table:table-cell office:value-type="float" office:value="0.03739804" calcext:value-type="float">
            <text:p>0.03739804</text:p>
          </table:table-cell>
          <table:table-cell office:value-type="float" office:value="0.84809836" calcext:value-type="float">
            <text:p>0.84809836</text:p>
          </table:table-cell>
          <table:table-cell table:formula="of:=(2*[.I44]*[.J44])/([.I44]+[.J44])" office:value-type="float" office:value="0.071637143620718" calcext:value-type="float">
            <text:p>0.0716371436</text:p>
          </table:table-cell>
          <table:table-cell office:value-type="float" office:value="0.02755387" calcext:value-type="float">
            <text:p>0.02755387</text:p>
          </table:table-cell>
          <table:table-cell office:value-type="float" office:value="0.88083202" calcext:value-type="float">
            <text:p>0.88083202</text:p>
          </table:table-cell>
          <table:table-cell table:formula="of:=(2*[.L44]*[.M44])/([.L44]+[.M44])" office:value-type="float" office:value="0.053436169007243" calcext:value-type="float">
            <text:p>0.0534361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106407" calcext:value-type="float">
            <text:p>0.02106407</text:p>
          </table:table-cell>
          <table:table-cell office:value-type="float" office:value="0.92072765" calcext:value-type="float">
            <text:p>0.92072765</text:p>
          </table:table-cell>
          <table:table-cell table:formula="of:=(2*[.C45]*[.D45])/([.C45]+[.D45])" office:value-type="float" office:value="0.041185903971497" calcext:value-type="float">
            <text:p>0.041185904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45]*[.G45])/([.F45]+[.G45])" office:value-type="float" office:value="0.0440425881046934" calcext:value-type="float">
            <text:p>0.0440425881</text:p>
          </table:table-cell>
          <table:table-cell office:value-type="float" office:value="0.02396604" calcext:value-type="float">
            <text:p>0.02396604</text:p>
          </table:table-cell>
          <table:table-cell office:value-type="float" office:value="0.90410091" calcext:value-type="float">
            <text:p>0.90410091</text:p>
          </table:table-cell>
          <table:table-cell table:formula="of:=(2*[.I45]*[.J45])/([.I45]+[.J45])" office:value-type="float" office:value="0.0466943006064302" calcext:value-type="float">
            <text:p>0.0466943006</text:p>
          </table:table-cell>
          <table:table-cell office:value-type="float" office:value="0.01835922" calcext:value-type="float">
            <text:p>0.01835922</text:p>
          </table:table-cell>
          <table:table-cell office:value-type="float" office:value="0.94257492" calcext:value-type="float">
            <text:p>0.94257492</text:p>
          </table:table-cell>
          <table:table-cell table:formula="of:=(2*[.L45]*[.M45])/([.L45]+[.M45])" office:value-type="float" office:value="0.036016912299031" calcext:value-type="float">
            <text:p>0.036016912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216673" calcext:value-type="float">
            <text:p>0.16216673</text:p>
          </table:table-cell>
          <table:table-cell office:value-type="float" office:value="0.27134051" calcext:value-type="float">
            <text:p>0.27134051</text:p>
          </table:table-cell>
          <table:table-cell table:formula="of:=(2*[.C46]*[.D46])/([.C46]+[.D46])" office:value-type="float" office:value="0.203006543665717" calcext:value-type="float">
            <text:p>0.2030065437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46]*[.G46])/([.F46]+[.G46])" office:value-type="float" office:value="0.20544165085581" calcext:value-type="float">
            <text:p>0.2054416509</text:p>
          </table:table-cell>
          <table:table-cell office:value-type="float" office:value="0.16268455" calcext:value-type="float">
            <text:p>0.16268455</text:p>
          </table:table-cell>
          <table:table-cell office:value-type="float" office:value="0.25953043" calcext:value-type="float">
            <text:p>0.25953043</text:p>
          </table:table-cell>
          <table:table-cell table:formula="of:=(2*[.I46]*[.J46])/([.I46]+[.J46])" office:value-type="float" office:value="0.200000441556368" calcext:value-type="float">
            <text:p>0.2000004416</text:p>
          </table:table-cell>
          <table:table-cell office:value-type="float" office:value="0.16172522" calcext:value-type="float">
            <text:p>0.16172522</text:p>
          </table:table-cell>
          <table:table-cell office:value-type="float" office:value="0.30502467" calcext:value-type="float">
            <text:p>0.30502467</text:p>
          </table:table-cell>
          <table:table-cell table:formula="of:=(2*[.L46]*[.M46])/([.L46]+[.M46])" office:value-type="float" office:value="0.21137736898525" calcext:value-type="float">
            <text:p>0.21137736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77323" calcext:value-type="float">
            <text:p>0.00177323</text:p>
          </table:table-cell>
          <table:table-cell office:value-type="float" office:value="0.75430976" calcext:value-type="float">
            <text:p>0.75430976</text:p>
          </table:table-cell>
          <table:table-cell table:formula="of:=(2*[.C47]*[.D47])/([.C47]+[.D47])" office:value-type="float" office:value="0.00353814254100545" calcext:value-type="float">
            <text:p>0.0035381425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47]*[.G47])/([.F47]+[.G47])" office:value-type="float" office:value="0.00538143393024559" calcext:value-type="float">
            <text:p>0.0053814339</text:p>
          </table:table-cell>
          <table:table-cell office:value-type="float" office:value="0.00270855" calcext:value-type="float">
            <text:p>0.00270855</text:p>
          </table:table-cell>
          <table:table-cell office:value-type="float" office:value="0.49343434" calcext:value-type="float">
            <text:p>0.49343434</text:p>
          </table:table-cell>
          <table:table-cell table:formula="of:=(2*[.I47]*[.J47])/([.I47]+[.J47])" office:value-type="float" office:value="0.00538752689414535" calcext:value-type="float">
            <text:p>0.0053875269</text:p>
          </table:table-cell>
          <table:table-cell office:value-type="float" office:value="0.00112416" calcext:value-type="float">
            <text:p>0.00112416</text:p>
          </table:table-cell>
          <table:table-cell office:value-type="float" office:value="0.77989899" calcext:value-type="float">
            <text:p>0.77989899</text:p>
          </table:table-cell>
          <table:table-cell table:formula="of:=(2*[.L47]*[.M47])/([.L47]+[.M47])" office:value-type="float" office:value="0.00224508389693289" calcext:value-type="float">
            <text:p>0.0022450839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isLeaderOf</text:p>
          </table:table-cell>
          <table:table-cell office:value-type="float" office:value="0.05352409" calcext:value-type="float">
            <text:p>0.05352409</text:p>
          </table:table-cell>
          <table:table-cell office:value-type="float" office:value="0.07977575" calcext:value-type="float">
            <text:p>0.07977575</text:p>
          </table:table-cell>
          <table:table-cell table:formula="of:=(2*[.C48]*[.D48])/([.C48]+[.D48])" office:value-type="float" office:value="0.0640649594600789" calcext:value-type="float">
            <text:p>0.0640649595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48]*[.G48])/([.F48]+[.G48])" office:value-type="float" office:value="0.096131282520011" calcext:value-type="float">
            <text:p>0.0961312825</text:p>
          </table:table-cell>
          <table:table-cell office:value-type="float" office:value="0.08020585" calcext:value-type="float">
            <text:p>0.08020585</text:p>
          </table:table-cell>
          <table:table-cell office:value-type="float" office:value="0.05486904" calcext:value-type="float">
            <text:p>0.05486904</text:p>
          </table:table-cell>
          <table:table-cell table:formula="of:=(2*[.I48]*[.J48])/([.I48]+[.J48])" office:value-type="float" office:value="0.0651611560355" calcext:value-type="float">
            <text:p>0.065161156</text:p>
          </table:table-cell>
          <table:table-cell office:value-type="float" office:value="0.05065284" calcext:value-type="float">
            <text:p>0.05065284</text:p>
          </table:table-cell>
          <table:table-cell office:value-type="float" office:value="0.16032133" calcext:value-type="float">
            <text:p>0.16032133</text:p>
          </table:table-cell>
          <table:table-cell table:formula="of:=(2*[.L48]*[.M48])/([.L48]+[.M48])" office:value-type="float" office:value="0.0769831745476444" calcext:value-type="float">
            <text:p>0.076983174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C49]*[.D49])/([.C49]+[.D49])" office:value-type="float" office:value="0.701700686551361" calcext:value-type="float">
            <text:p>0.70170068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49]*[.G49])/([.F49]+[.G49])" office:value-type="float" office:value="0.701671585772618" calcext:value-type="float">
            <text:p>0.7016715858</text:p>
          </table:table-cell>
          <table:table-cell office:value-type="float" office:value="0.9808303" calcext:value-type="float">
            <text:p>0.9808303</text:p>
          </table:table-cell>
          <table:table-cell office:value-type="float" office:value="0.54617933" calcext:value-type="float">
            <text:p>0.54617933</text:p>
          </table:table-cell>
          <table:table-cell table:formula="of:=(2*[.I49]*[.J49])/([.I49]+[.J49])" office:value-type="float" office:value="0.701644869256914" calcext:value-type="float">
            <text:p>0.7016448693</text:p>
          </table:table-cell>
          <table:table-cell office:value-type="float" office:value="0.98072008" calcext:value-type="float">
            <text:p>0.98072008</text:p>
          </table:table-cell>
          <table:table-cell office:value-type="float" office:value="0.54628117" calcext:value-type="float">
            <text:p>0.54628117</text:p>
          </table:table-cell>
          <table:table-cell table:formula="of:=(2*[.L49]*[.M49])/([.L49]+[.M49])" office:value-type="float" office:value="0.701700686551361" calcext:value-type="float">
            <text:p>0.701700686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35961" calcext:value-type="float">
            <text:p>0.0535961</text:p>
          </table:table-cell>
          <table:table-cell office:value-type="float" office:value="0.9574436" calcext:value-type="float">
            <text:p>0.9574436</text:p>
          </table:table-cell>
          <table:table-cell table:formula="of:=(2*[.C50]*[.D50])/([.C50]+[.D50])" office:value-type="float" office:value="0.101509847595421" calcext:value-type="float">
            <text:p>0.1015098476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50]*[.G50])/([.F50]+[.G50])" office:value-type="float" office:value="0.104532609344128" calcext:value-type="float">
            <text:p>0.1045326093</text:p>
          </table:table-cell>
          <table:table-cell office:value-type="float" office:value="0.05684528" calcext:value-type="float">
            <text:p>0.05684528</text:p>
          </table:table-cell>
          <table:table-cell office:value-type="float" office:value="0.95630123" calcext:value-type="float">
            <text:p>0.95630123</text:p>
          </table:table-cell>
          <table:table-cell table:formula="of:=(2*[.I50]*[.J50])/([.I50]+[.J50])" office:value-type="float" office:value="0.107311648704578" calcext:value-type="float">
            <text:p>0.1073116487</text:p>
          </table:table-cell>
          <table:table-cell office:value-type="float" office:value="0.04890341" calcext:value-type="float">
            <text:p>0.04890341</text:p>
          </table:table-cell>
          <table:table-cell office:value-type="float" office:value="0.96003839" calcext:value-type="float">
            <text:p>0.96003839</text:p>
          </table:table-cell>
          <table:table-cell table:formula="of:=(2*[.L50]*[.M50])/([.L50]+[.M50])" office:value-type="float" office:value="0.0930661233421192" calcext:value-type="float">
            <text:p>0.093066123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549687" calcext:value-type="float">
            <text:p>0.01549687</text:p>
          </table:table-cell>
          <table:table-cell office:value-type="float" office:value="0.36921182" calcext:value-type="float">
            <text:p>0.36921182</text:p>
          </table:table-cell>
          <table:table-cell table:formula="of:=(2*[.C51]*[.D51])/([.C51]+[.D51])" office:value-type="float" office:value="0.0297452473818743" calcext:value-type="float">
            <text:p>0.0297452474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51]*[.G51])/([.F51]+[.G51])" office:value-type="float" office:value="0.052148175746189" calcext:value-type="float">
            <text:p>0.0521481757</text:p>
          </table:table-cell>
          <table:table-cell office:value-type="float" office:value="0.0226454" calcext:value-type="float">
            <text:p>0.0226454</text:p>
          </table:table-cell>
          <table:table-cell office:value-type="float" office:value="0.2975187" calcext:value-type="float">
            <text:p>0.2975187</text:p>
          </table:table-cell>
          <table:table-cell table:formula="of:=(2*[.I51]*[.J51])/([.I51]+[.J51])" office:value-type="float" office:value="0.0420873543847046" calcext:value-type="float">
            <text:p>0.0420873544</text:p>
          </table:table-cell>
          <table:table-cell office:value-type="float" office:value="0.00847695" calcext:value-type="float">
            <text:p>0.00847695</text:p>
          </table:table-cell>
          <table:table-cell office:value-type="float" office:value="0.59974457" calcext:value-type="float">
            <text:p>0.59974457</text:p>
          </table:table-cell>
          <table:table-cell table:formula="of:=(2*[.L51]*[.M51])/([.L51]+[.M51])" office:value-type="float" office:value="0.0167176088496885" calcext:value-type="float">
            <text:p>0.01671760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105136" calcext:value-type="float">
            <text:p>0.12105136</text:p>
          </table:table-cell>
          <table:table-cell office:value-type="float" office:value="0.14952388" calcext:value-type="float">
            <text:p>0.14952388</text:p>
          </table:table-cell>
          <table:table-cell table:formula="of:=(2*[.C52]*[.D52])/([.C52]+[.D52])" office:value-type="float" office:value="0.133789544279638" calcext:value-type="float">
            <text:p>0.133789544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52]*[.G52])/([.F52]+[.G52])" office:value-type="float" office:value="0.121136297360743" calcext:value-type="float">
            <text:p>0.1211362974</text:p>
          </table:table-cell>
          <table:table-cell office:value-type="float" office:value="0.13729995" calcext:value-type="float">
            <text:p>0.13729995</text:p>
          </table:table-cell>
          <table:table-cell office:value-type="float" office:value="0.07881243" calcext:value-type="float">
            <text:p>0.07881243</text:p>
          </table:table-cell>
          <table:table-cell table:formula="of:=(2*[.I52]*[.J52])/([.I52]+[.J52])" office:value-type="float" office:value="0.100141812314301" calcext:value-type="float">
            <text:p>0.1001418123</text:p>
          </table:table-cell>
          <table:table-cell office:value-type="float" office:value="0.10835961" calcext:value-type="float">
            <text:p>0.10835961</text:p>
          </table:table-cell>
          <table:table-cell office:value-type="float" office:value="0.23108567" calcext:value-type="float">
            <text:p>0.23108567</text:p>
          </table:table-cell>
          <table:table-cell table:formula="of:=(2*[.L52]*[.M52])/([.L52]+[.M52])" office:value-type="float" office:value="0.147536905375669" calcext:value-type="float">
            <text:p>0.147536905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39163" calcext:value-type="float">
            <text:p>0.02339163</text:p>
          </table:table-cell>
          <table:table-cell office:value-type="float" office:value="0.71118444" calcext:value-type="float">
            <text:p>0.71118444</text:p>
          </table:table-cell>
          <table:table-cell table:formula="of:=(2*[.C53]*[.D53])/([.C53]+[.D53])" office:value-type="float" office:value="0.0452935072666802" calcext:value-type="float">
            <text:p>0.0452935073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53]*[.G53])/([.F53]+[.G53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53]*[.J53])/([.I53]+[.J53])" office:value-type="float" office:value="0.0452466580288467" calcext:value-type="float">
            <text:p>0.045246658</text:p>
          </table:table-cell>
          <table:table-cell office:value-type="float" office:value="0.0233061" calcext:value-type="float">
            <text:p>0.0233061</text:p>
          </table:table-cell>
          <table:table-cell office:value-type="float" office:value="0.71118444" calcext:value-type="float">
            <text:p>0.71118444</text:p>
          </table:table-cell>
          <table:table-cell table:formula="of:=(2*[.L53]*[.M53])/([.L53]+[.M53])" office:value-type="float" office:value="0.0451331495081856" calcext:value-type="float">
            <text:p>0.045133149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1976498" calcext:value-type="float">
            <text:p>0.51976498</text:p>
          </table:table-cell>
          <table:table-cell office:value-type="float" office:value="0.58614255" calcext:value-type="float">
            <text:p>0.58614255</text:p>
          </table:table-cell>
          <table:table-cell table:formula="of:=(2*[.C54]*[.D54])/([.C54]+[.D54])" office:value-type="float" office:value="0.550961744112365" calcext:value-type="float">
            <text:p>0.5509617441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54]*[.G54])/([.F54]+[.G54])" office:value-type="float" office:value="0.552928186191579" calcext:value-type="float">
            <text:p>0.5529281862</text:p>
          </table:table-cell>
          <table:table-cell office:value-type="float" office:value="0.52471762" calcext:value-type="float">
            <text:p>0.52471762</text:p>
          </table:table-cell>
          <table:table-cell office:value-type="float" office:value="0.58604972" calcext:value-type="float">
            <text:p>0.58604972</text:p>
          </table:table-cell>
          <table:table-cell table:formula="of:=(2*[.I54]*[.J54])/([.I54]+[.J54])" office:value-type="float" office:value="0.553690414196129" calcext:value-type="float">
            <text:p>0.5536904142</text:p>
          </table:table-cell>
          <table:table-cell office:value-type="float" office:value="0.51329003" calcext:value-type="float">
            <text:p>0.51329003</text:p>
          </table:table-cell>
          <table:table-cell office:value-type="float" office:value="0.58656195" calcext:value-type="float">
            <text:p>0.58656195</text:p>
          </table:table-cell>
          <table:table-cell table:formula="of:=(2*[.L54]*[.M54])/([.L54]+[.M54])" office:value-type="float" office:value="0.54748530963659" calcext:value-type="float">
            <text:p>0.547485309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931711" calcext:value-type="float">
            <text:p>0.47931711</text:p>
          </table:table-cell>
          <table:table-cell office:value-type="float" office:value="0.2738989" calcext:value-type="float">
            <text:p>0.2738989</text:p>
          </table:table-cell>
          <table:table-cell table:formula="of:=(2*[.C55]*[.D55])/([.C55]+[.D55])" office:value-type="float" office:value="0.348597022466846" calcext:value-type="float">
            <text:p>0.3485970225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55]*[.G55])/([.F55]+[.G55])" office:value-type="float" office:value="0.337931019047" calcext:value-type="float">
            <text:p>0.337931019</text:p>
          </table:table-cell>
          <table:table-cell office:value-type="float" office:value="0.47997541" calcext:value-type="float">
            <text:p>0.47997541</text:p>
          </table:table-cell>
          <table:table-cell office:value-type="float" office:value="0.25717024" calcext:value-type="float">
            <text:p>0.25717024</text:p>
          </table:table-cell>
          <table:table-cell table:formula="of:=(2*[.I55]*[.J55])/([.I55]+[.J55])" office:value-type="float" office:value="0.334900955825483" calcext:value-type="float">
            <text:p>0.3349009558</text:p>
          </table:table-cell>
          <table:table-cell office:value-type="float" office:value="0.47888247" calcext:value-type="float">
            <text:p>0.47888247</text:p>
          </table:table-cell>
          <table:table-cell office:value-type="float" office:value="0.27542419" calcext:value-type="float">
            <text:p>0.27542419</text:p>
          </table:table-cell>
          <table:table-cell table:formula="of:=(2*[.L55]*[.M55])/([.L55]+[.M55])" office:value-type="float" office:value="0.349714044431079" calcext:value-type="float">
            <text:p>0.349714044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329652" calcext:value-type="float">
            <text:p>0.04329652</text:p>
          </table:table-cell>
          <table:table-cell office:value-type="float" office:value="0.63891716" calcext:value-type="float">
            <text:p>0.63891716</text:p>
          </table:table-cell>
          <table:table-cell table:formula="of:=(2*[.C56]*[.D56])/([.C56]+[.D56])" office:value-type="float" office:value="0.0810974344468824" calcext:value-type="float">
            <text:p>0.0810974344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56]*[.G56])/([.F56]+[.G56])" office:value-type="float" office:value="0.0976978140429606" calcext:value-type="float">
            <text:p>0.097697814</text:p>
          </table:table-cell>
          <table:table-cell office:value-type="float" office:value="0.05225636" calcext:value-type="float">
            <text:p>0.05225636</text:p>
          </table:table-cell>
          <table:table-cell office:value-type="float" office:value="0.42262098" calcext:value-type="float">
            <text:p>0.42262098</text:p>
          </table:table-cell>
          <table:table-cell table:formula="of:=(2*[.I56]*[.J56])/([.I56]+[.J56])" office:value-type="float" office:value="0.0930119515680946" calcext:value-type="float">
            <text:p>0.0930119516</text:p>
          </table:table-cell>
          <table:table-cell office:value-type="float" office:value="0.03408813" calcext:value-type="float">
            <text:p>0.03408813</text:p>
          </table:table-cell>
          <table:table-cell office:value-type="float" office:value="0.81214503" calcext:value-type="float">
            <text:p>0.81214503</text:p>
          </table:table-cell>
          <table:table-cell table:formula="of:=(2*[.L56]*[.M56])/([.L56]+[.M56])" office:value-type="float" office:value="0.0654299705331658" calcext:value-type="float">
            <text:p>0.0654299705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Average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C57]*[.D57])/([.C57]+[.D57])" office:value-type="float" office:value="0.285867724884005" calcext:value-type="float">
            <text:p>0.2858677249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57]*[.G57])/([.F57]+[.G57])" office:value-type="float" office:value="0.289773541970371" calcext:value-type="float">
            <text:p>0.289773542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I57]*[.J57])/([.I57]+[.J57])" office:value-type="float" office:value="0.288161265796735" calcext:value-type="float">
            <text:p>0.2881612658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L57]*[.M57])/([.L57]+[.M57])" office:value-type="float" office:value="0.286195772679576" calcext:value-type="float">
            <text:p>0.2861957727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C58]*[.D58])/([.C58]+[.D58])" office:value-type="float" office:value="0.343145490522649" calcext:value-type="float">
            <text:p>0.3431454905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58]*[.G58])/([.F58]+[.G58])" office:value-type="float" office:value="0.359199937012893" calcext:value-type="float">
            <text:p>0.359199937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I58]*[.J58])/([.I58]+[.J58])" office:value-type="float" office:value="0.366070874633421" calcext:value-type="float">
            <text:p>0.3660708746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L58]*[.M58])/([.L58]+[.M58])" office:value-type="float" office:value="0.317404726321842" calcext:value-type="float">
            <text:p>0.3174047263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26" office:value-type="string" calcext:value-type="string" table:number-columns-spanned="3" table:number-rows-spanned="1">
            <text:p>D=4,c&gt;0,r&gt;0,type,on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4,c&gt;0,r&gt;0,type,0.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4,c&gt;0,r&gt;0,type,0.7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4,c&gt;0,r&gt;0,type,all</text:p>
          </table:table-cell>
          <table:covered-table-cell table:number-columns-repeated="2"/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152006" calcext:value-type="float">
            <text:p>0.53152006</text:p>
          </table:table-cell>
          <table:table-cell office:value-type="float" office:value="0.74633566" calcext:value-type="float">
            <text:p>0.74633566</text:p>
          </table:table-cell>
          <table:table-cell table:formula="of:=(2*[.C62]*[.D62])/([.C62]+[.D62])" office:value-type="float" office:value="0.620871931900637" calcext:value-type="float">
            <text:p>0.6208719319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F62]*[.G62])/([.F62]+[.G62])" office:value-type="float" office:value="0.619244375097285" calcext:value-type="float">
            <text:p>0.6192443751</text:p>
          </table:table-cell>
          <table:table-cell office:value-type="float" office:value="0.53568414" calcext:value-type="float">
            <text:p>0.53568414</text:p>
          </table:table-cell>
          <table:table-cell office:value-type="float" office:value="0.7294906" calcext:value-type="float">
            <text:p>0.7294906</text:p>
          </table:table-cell>
          <table:table-cell table:formula="of:=(2*[.I62]*[.J62])/([.I62]+[.J62])" office:value-type="float" office:value="0.617743197590372" calcext:value-type="float">
            <text:p>0.6177431976</text:p>
          </table:table-cell>
          <table:table-cell office:value-type="float" office:value="0.52837165" calcext:value-type="float">
            <text:p>0.52837165</text:p>
          </table:table-cell>
          <table:table-cell office:value-type="float" office:value="0.77405511" calcext:value-type="float">
            <text:p>0.77405511</text:p>
          </table:table-cell>
          <table:table-cell table:formula="of:=(2*[.L62]*[.M62])/([.L62]+[.M62])" office:value-type="float" office:value="0.62804111251773" calcext:value-type="float">
            <text:p>0.62804111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317983" calcext:value-type="float">
            <text:p>0.09317983</text:p>
          </table:table-cell>
          <table:table-cell office:value-type="float" office:value="0.93491253" calcext:value-type="float">
            <text:p>0.93491253</text:p>
          </table:table-cell>
          <table:table-cell table:formula="of:=(2*[.C63]*[.D63])/([.C63]+[.D63])" office:value-type="float" office:value="0.169469191678985" calcext:value-type="float">
            <text:p>0.1694691917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F63]*[.G63])/([.F63]+[.G63])" office:value-type="float" office:value="0.169261736804286" calcext:value-type="float">
            <text:p>0.1692617368</text:p>
          </table:table-cell>
          <table:table-cell office:value-type="float" office:value="0.09274229" calcext:value-type="float">
            <text:p>0.09274229</text:p>
          </table:table-cell>
          <table:table-cell office:value-type="float" office:value="0.92409804" calcext:value-type="float">
            <text:p>0.92409804</text:p>
          </table:table-cell>
          <table:table-cell table:formula="of:=(2*[.I63]*[.J63])/([.I63]+[.J63])" office:value-type="float" office:value="0.168567209394835" calcext:value-type="float">
            <text:p>0.1685672094</text:p>
          </table:table-cell>
          <table:table-cell office:value-type="float" office:value="0.08977492" calcext:value-type="float">
            <text:p>0.08977492</text:p>
          </table:table-cell>
          <table:table-cell office:value-type="float" office:value="0.93905472" calcext:value-type="float">
            <text:p>0.93905472</text:p>
          </table:table-cell>
          <table:table-cell table:formula="of:=(2*[.L63]*[.M63])/([.L63]+[.M63])" office:value-type="float" office:value="0.163882452616008" calcext:value-type="float">
            <text:p>0.163882452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258" calcext:value-type="float">
            <text:p>0.00620258</text:p>
          </table:table-cell>
          <table:table-cell office:value-type="float" office:value="1" calcext:value-type="float">
            <text:p>1</text:p>
          </table:table-cell>
          <table:table-cell table:formula="of:=(2*[.C64]*[.D64])/([.C64]+[.D64])" office:value-type="float" office:value="0.0123286903120443" calcext:value-type="float">
            <text:p>0.0123286903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4]*[.G64])/([.F64]+[.G64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64]*[.J64])/([.I64]+[.J64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64]*[.M64])/([.L64]+[.M64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0932424" calcext:value-type="float">
            <text:p>0.10932424</text:p>
          </table:table-cell>
          <table:table-cell office:value-type="float" office:value="0.52829616" calcext:value-type="float">
            <text:p>0.52829616</text:p>
          </table:table-cell>
          <table:table-cell table:formula="of:=(2*[.C65]*[.D65])/([.C65]+[.D65])" office:value-type="float" office:value="0.181159750180259" calcext:value-type="float">
            <text:p>0.1811597502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F65]*[.G65])/([.F65]+[.G65])" office:value-type="float" office:value="0.187514419093477" calcext:value-type="float">
            <text:p>0.1875144191</text:p>
          </table:table-cell>
          <table:table-cell office:value-type="float" office:value="0.10801079" calcext:value-type="float">
            <text:p>0.10801079</text:p>
          </table:table-cell>
          <table:table-cell office:value-type="float" office:value="0.49879062" calcext:value-type="float">
            <text:p>0.49879062</text:p>
          </table:table-cell>
          <table:table-cell table:formula="of:=(2*[.I65]*[.J65])/([.I65]+[.J65])" office:value-type="float" office:value="0.177569689268816" calcext:value-type="float">
            <text:p>0.1775696893</text:p>
          </table:table-cell>
          <table:table-cell office:value-type="float" office:value="0.11401618" calcext:value-type="float">
            <text:p>0.11401618</text:p>
          </table:table-cell>
          <table:table-cell office:value-type="float" office:value="0.62598522" calcext:value-type="float">
            <text:p>0.62598522</text:p>
          </table:table-cell>
          <table:table-cell table:formula="of:=(2*[.L65]*[.M65])/([.L65]+[.M65])" office:value-type="float" office:value="0.192898131059913" calcext:value-type="float">
            <text:p>0.192898131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5999983" calcext:value-type="float">
            <text:p>0.05999983</text:p>
          </table:table-cell>
          <table:table-cell office:value-type="float" office:value="0.92503377" calcext:value-type="float">
            <text:p>0.92503377</text:p>
          </table:table-cell>
          <table:table-cell table:formula="of:=(2*[.C66]*[.D66])/([.C66]+[.D66])" office:value-type="float" office:value="0.112690306085517" calcext:value-type="float">
            <text:p>0.1126903061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F66]*[.G66])/([.F66]+[.G66])" office:value-type="float" office:value="0.146116420625597" calcext:value-type="float">
            <text:p>0.1461164206</text:p>
          </table:table-cell>
          <table:table-cell office:value-type="float" office:value="0.0879077" calcext:value-type="float">
            <text:p>0.0879077</text:p>
          </table:table-cell>
          <table:table-cell office:value-type="float" office:value="0.90982867" calcext:value-type="float">
            <text:p>0.90982867</text:p>
          </table:table-cell>
          <table:table-cell table:formula="of:=(2*[.I66]*[.J66])/([.I66]+[.J66])" office:value-type="float" office:value="0.160324807591727" calcext:value-type="float">
            <text:p>0.1603248076</text:p>
          </table:table-cell>
          <table:table-cell office:value-type="float" office:value="0.05164894" calcext:value-type="float">
            <text:p>0.05164894</text:p>
          </table:table-cell>
          <table:table-cell office:value-type="float" office:value="0.9342516" calcext:value-type="float">
            <text:p>0.9342516</text:p>
          </table:table-cell>
          <table:table-cell table:formula="of:=(2*[.L66]*[.M66])/([.L66]+[.M66])" office:value-type="float" office:value="0.0978863544050884" calcext:value-type="float">
            <text:p>0.097886354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6907044" calcext:value-type="float">
            <text:p>0.16907044</text:p>
          </table:table-cell>
          <table:table-cell office:value-type="float" office:value="0.67566815" calcext:value-type="float">
            <text:p>0.67566815</text:p>
          </table:table-cell>
          <table:table-cell table:formula="of:=(2*[.C67]*[.D67])/([.C67]+[.D67])" office:value-type="float" office:value="0.270463579542367" calcext:value-type="float">
            <text:p>0.2704635795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F67]*[.G67])/([.F67]+[.G67])" office:value-type="float" office:value="0.273747364760626" calcext:value-type="float">
            <text:p>0.2737473648</text:p>
          </table:table-cell>
          <table:table-cell office:value-type="float" office:value="0.17620717" calcext:value-type="float">
            <text:p>0.17620717</text:p>
          </table:table-cell>
          <table:table-cell office:value-type="float" office:value="0.67333213" calcext:value-type="float">
            <text:p>0.67333213</text:p>
          </table:table-cell>
          <table:table-cell table:formula="of:=(2*[.I67]*[.J67])/([.I67]+[.J67])" office:value-type="float" office:value="0.279318329587277" calcext:value-type="float">
            <text:p>0.2793183296</text:p>
          </table:table-cell>
          <table:table-cell office:value-type="float" office:value="0.16295026" calcext:value-type="float">
            <text:p>0.16295026</text:p>
          </table:table-cell>
          <table:table-cell office:value-type="float" office:value="0.68773753" calcext:value-type="float">
            <text:p>0.68773753</text:p>
          </table:table-cell>
          <table:table-cell table:formula="of:=(2*[.L67]*[.M67])/([.L67]+[.M67])" office:value-type="float" office:value="0.263473886995034" calcext:value-type="float">
            <text:p>0.26347388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68]*[.D68])/([.C68]+[.D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68]*[.G68])/([.F68]+[.G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68]*[.J68])/([.I68]+[.J68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68]*[.M68])/([.L68]+[.M68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606417" calcext:value-type="float">
            <text:p>0.02606417</text:p>
          </table:table-cell>
          <table:table-cell office:value-type="float" office:value="0.55353598" calcext:value-type="float">
            <text:p>0.55353598</text:p>
          </table:table-cell>
          <table:table-cell table:formula="of:=(2*[.C69]*[.D69])/([.C69]+[.D69])" office:value-type="float" office:value="0.0497841689096754" calcext:value-type="float">
            <text:p>0.0497841689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F69]*[.G69])/([.F69]+[.G69])" office:value-type="float" office:value="0.0730610391359478" calcext:value-type="float">
            <text:p>0.0730610391</text:p>
          </table:table-cell>
          <table:table-cell office:value-type="float" office:value="0.04342977" calcext:value-type="float">
            <text:p>0.04342977</text:p>
          </table:table-cell>
          <table:table-cell office:value-type="float" office:value="0.48382802" calcext:value-type="float">
            <text:p>0.48382802</text:p>
          </table:table-cell>
          <table:table-cell table:formula="of:=(2*[.I69]*[.J69])/([.I69]+[.J69])" office:value-type="float" office:value="0.0797049945081149" calcext:value-type="float">
            <text:p>0.0797049945</text:p>
          </table:table-cell>
          <table:table-cell office:value-type="float" office:value="0.02180692" calcext:value-type="float">
            <text:p>0.02180692</text:p>
          </table:table-cell>
          <table:table-cell office:value-type="float" office:value="0.67045995" calcext:value-type="float">
            <text:p>0.67045995</text:p>
          </table:table-cell>
          <table:table-cell table:formula="of:=(2*[.L69]*[.M69])/([.L69]+[.M69])" office:value-type="float" office:value="0.0422399716827529" calcext:value-type="float">
            <text:p>0.04223997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70]*[.D70])/([.C70]+[.D70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70]*[.G70])/([.F70]+[.G70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70]*[.J70])/([.I70]+[.J70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70]*[.M70])/([.L70]+[.M70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872192" calcext:value-type="float">
            <text:p>0.03872192</text:p>
          </table:table-cell>
          <table:table-cell office:value-type="float" office:value="0.95330789" calcext:value-type="float">
            <text:p>0.95330789</text:p>
          </table:table-cell>
          <table:table-cell table:formula="of:=(2*[.C71]*[.D71])/([.C71]+[.D71])" office:value-type="float" office:value="0.074420972998682" calcext:value-type="float">
            <text:p>0.074420973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F71]*[.G71])/([.F71]+[.G71])" office:value-type="float" office:value="0.0680630590989784" calcext:value-type="float">
            <text:p>0.0680630591</text:p>
          </table:table-cell>
          <table:table-cell office:value-type="float" office:value="0.03926844" calcext:value-type="float">
            <text:p>0.03926844</text:p>
          </table:table-cell>
          <table:table-cell office:value-type="float" office:value="0.92720948" calcext:value-type="float">
            <text:p>0.92720948</text:p>
          </table:table-cell>
          <table:table-cell table:formula="of:=(2*[.I71]*[.J71])/([.I71]+[.J71])" office:value-type="float" office:value="0.0753458906393044" calcext:value-type="float">
            <text:p>0.0753458906</text:p>
          </table:table-cell>
          <table:table-cell office:value-type="float" office:value="0.03352386" calcext:value-type="float">
            <text:p>0.03352386</text:p>
          </table:table-cell>
          <table:table-cell office:value-type="float" office:value="0.96718867" calcext:value-type="float">
            <text:p>0.96718867</text:p>
          </table:table-cell>
          <table:table-cell table:formula="of:=(2*[.L71]*[.M71])/([.L71]+[.M71])" office:value-type="float" office:value="0.0648016220335848" calcext:value-type="float">
            <text:p>0.064801622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hasWonPrize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C72]*[.D72])/([.C72]+[.D72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F72]*[.G72])/([.F72]+[.G72])" office:value-type="float" office:value="0.0338034296104568" calcext:value-type="float">
            <text:p>0.03380342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72]*[.J72])/([.I72]+[.J72])" office:value-type="float" office:value="0.0338034296104568" calcext:value-type="float">
            <text:p>0.0338034296</text:p>
          </table:table-cell>
          <table:table-cell office:value-type="float" office:value="0.19667361" calcext:value-type="float">
            <text:p>0.19667361</text:p>
          </table:table-cell>
          <table:table-cell office:value-type="float" office:value="0.01859552" calcext:value-type="float">
            <text:p>0.01859552</text:p>
          </table:table-cell>
          <table:table-cell table:formula="of:=(2*[.L72]*[.M72])/([.L72]+[.M72])" office:value-type="float" office:value="0.0339783790479127" calcext:value-type="float">
            <text:p>0.03397837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2972157" calcext:value-type="float">
            <text:p>0.02972157</text:p>
          </table:table-cell>
          <table:table-cell office:value-type="float" office:value="0.85720744" calcext:value-type="float">
            <text:p>0.85720744</text:p>
          </table:table-cell>
          <table:table-cell table:formula="of:=(2*[.C73]*[.D73])/([.C73]+[.D73])" office:value-type="float" office:value="0.0574511615816486" calcext:value-type="float">
            <text:p>0.0574511616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F73]*[.G73])/([.F73]+[.G73])" office:value-type="float" office:value="0.0670421443762572" calcext:value-type="float">
            <text:p>0.0670421444</text:p>
          </table:table-cell>
          <table:table-cell office:value-type="float" office:value="0.03735574" calcext:value-type="float">
            <text:p>0.03735574</text:p>
          </table:table-cell>
          <table:table-cell office:value-type="float" office:value="0.84809836" calcext:value-type="float">
            <text:p>0.84809836</text:p>
          </table:table-cell>
          <table:table-cell table:formula="of:=(2*[.I73]*[.J73])/([.I73]+[.J73])" office:value-type="float" office:value="0.0715595350015013" calcext:value-type="float">
            <text:p>0.071559535</text:p>
          </table:table-cell>
          <table:table-cell office:value-type="float" office:value="0.02448066" calcext:value-type="float">
            <text:p>0.02448066</text:p>
          </table:table-cell>
          <table:table-cell office:value-type="float" office:value="0.88768161" calcext:value-type="float">
            <text:p>0.88768161</text:p>
          </table:table-cell>
          <table:table-cell table:formula="of:=(2*[.L73]*[.M73])/([.L73]+[.M73])" office:value-type="float" office:value="0.047647293463832" calcext:value-type="float">
            <text:p>0.047647293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8165" calcext:value-type="float">
            <text:p>0.0198165</text:p>
          </table:table-cell>
          <table:table-cell office:value-type="float" office:value="0.92669415" calcext:value-type="float">
            <text:p>0.92669415</text:p>
          </table:table-cell>
          <table:table-cell table:formula="of:=(2*[.C74]*[.D74])/([.C74]+[.D74])" office:value-type="float" office:value="0.0388032287295975" calcext:value-type="float">
            <text:p>0.0388032287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F74]*[.G74])/([.F74]+[.G74])" office:value-type="float" office:value="0.0398169228667831" calcext:value-type="float">
            <text:p>0.0398169229</text:p>
          </table:table-cell>
          <table:table-cell office:value-type="float" office:value="0.02322179" calcext:value-type="float">
            <text:p>0.02322179</text:p>
          </table:table-cell>
          <table:table-cell office:value-type="float" office:value="0.90836607" calcext:value-type="float">
            <text:p>0.90836607</text:p>
          </table:table-cell>
          <table:table-cell table:formula="of:=(2*[.I74]*[.J74])/([.I74]+[.J74])" office:value-type="float" office:value="0.0452858759251442" calcext:value-type="float">
            <text:p>0.0452858759</text:p>
          </table:table-cell>
          <table:table-cell office:value-type="float" office:value="0.01670522" calcext:value-type="float">
            <text:p>0.01670522</text:p>
          </table:table-cell>
          <table:table-cell office:value-type="float" office:value="0.94760246" calcext:value-type="float">
            <text:p>0.94760246</text:p>
          </table:table-cell>
          <table:table-cell table:formula="of:=(2*[.L74]*[.M74])/([.L74]+[.M74])" office:value-type="float" office:value="0.0328316529986388" calcext:value-type="float">
            <text:p>0.03283165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5932924" calcext:value-type="float">
            <text:p>0.15932924</text:p>
          </table:table-cell>
          <table:table-cell office:value-type="float" office:value="0.28241535" calcext:value-type="float">
            <text:p>0.28241535</text:p>
          </table:table-cell>
          <table:table-cell table:formula="of:=(2*[.C75]*[.D75])/([.C75]+[.D75])" office:value-type="float" office:value="0.203724161420218" calcext:value-type="float">
            <text:p>0.2037241614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F75]*[.G75])/([.F75]+[.G75])" office:value-type="float" office:value="0.206938470019911" calcext:value-type="float">
            <text:p>0.20693847</text:p>
          </table:table-cell>
          <table:table-cell office:value-type="float" office:value="0.16217135" calcext:value-type="float">
            <text:p>0.16217135</text:p>
          </table:table-cell>
          <table:table-cell office:value-type="float" office:value="0.26691441" calcext:value-type="float">
            <text:p>0.26691441</text:p>
          </table:table-cell>
          <table:table-cell table:formula="of:=(2*[.I75]*[.J75])/([.I75]+[.J75])" office:value-type="float" office:value="0.201758595783526" calcext:value-type="float">
            <text:p>0.2017585958</text:p>
          </table:table-cell>
          <table:table-cell office:value-type="float" office:value="0.15129108" calcext:value-type="float">
            <text:p>0.15129108</text:p>
          </table:table-cell>
          <table:table-cell office:value-type="float" office:value="0.33937211" calcext:value-type="float">
            <text:p>0.33937211</text:p>
          </table:table-cell>
          <table:table-cell table:formula="of:=(2*[.L75]*[.M75])/([.L75]+[.M75])" office:value-type="float" office:value="0.209283981721876" calcext:value-type="float">
            <text:p>0.20928398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61906" calcext:value-type="float">
            <text:p>0.00161906</text:p>
          </table:table-cell>
          <table:table-cell office:value-type="float" office:value="0.7876431" calcext:value-type="float">
            <text:p>0.7876431</text:p>
          </table:table-cell>
          <table:table-cell table:formula="of:=(2*[.C76]*[.D76])/([.C76]+[.D76])" office:value-type="float" office:value="0.00323147745353965" calcext:value-type="float">
            <text:p>0.0032314775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F76]*[.G76])/([.F76]+[.G76])" office:value-type="float" office:value="0.00537213607979407" calcext:value-type="float">
            <text:p>0.0053721361</text:p>
          </table:table-cell>
          <table:table-cell office:value-type="float" office:value="0.00270539" calcext:value-type="float">
            <text:p>0.00270539</text:p>
          </table:table-cell>
          <table:table-cell office:value-type="float" office:value="0.49343434" calcext:value-type="float">
            <text:p>0.49343434</text:p>
          </table:table-cell>
          <table:table-cell table:formula="of:=(2*[.I76]*[.J76])/([.I76]+[.J76])" office:value-type="float" office:value="0.00538127567043502" calcext:value-type="float">
            <text:p>0.0053812757</text:p>
          </table:table-cell>
          <table:table-cell office:value-type="float" office:value="0.00105773" calcext:value-type="float">
            <text:p>0.00105773</text:p>
          </table:table-cell>
          <table:table-cell office:value-type="float" office:value="0.8873064" calcext:value-type="float">
            <text:p>0.8873064</text:p>
          </table:table-cell>
          <table:table-cell table:formula="of:=(2*[.L76]*[.M76])/([.L76]+[.M76])" office:value-type="float" office:value="0.00211294122934027" calcext:value-type="float">
            <text:p>0.0021129412</text:p>
          </table:table-cell>
          <table:table-cell table:number-columns-repeated="6"/>
        </table:table-row>
        <table:table-row table:style-name="ro5">
          <table:table-cell/>
          <table:table-cell office:value-type="string" calcext:value-type="string">
            <text:p>isLeaderOf</text:p>
          </table:table-cell>
          <table:table-cell office:value-type="float" office:value="0.04204301" calcext:value-type="float">
            <text:p>0.04204301</text:p>
          </table:table-cell>
          <table:table-cell office:value-type="float" office:value="0.11489635" calcext:value-type="float">
            <text:p>0.11489635</text:p>
          </table:table-cell>
          <table:table-cell table:formula="of:=(2*[.C77]*[.D77])/([.C77]+[.D77])" office:value-type="float" office:value="0.0615599348947708" calcext:value-type="float">
            <text:p>0.0615599349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F77]*[.G77])/([.F77]+[.G77])" office:value-type="float" office:value="0.103289305162594" calcext:value-type="float">
            <text:p>0.1032893052</text:p>
          </table:table-cell>
          <table:table-cell office:value-type="float" office:value="0.08400214" calcext:value-type="float">
            <text:p>0.08400214</text:p>
          </table:table-cell>
          <table:table-cell office:value-type="float" office:value="0.05991765" calcext:value-type="float">
            <text:p>0.05991765</text:p>
          </table:table-cell>
          <table:table-cell table:formula="of:=(2*[.I77]*[.J77])/([.I77]+[.J77])" office:value-type="float" office:value="0.0699446660361442" calcext:value-type="float">
            <text:p>0.069944666</text:p>
          </table:table-cell>
          <table:table-cell office:value-type="float" office:value="0.0361292" calcext:value-type="float">
            <text:p>0.0361292</text:p>
          </table:table-cell>
          <table:table-cell office:value-type="float" office:value="0.22684952" calcext:value-type="float">
            <text:p>0.22684952</text:p>
          </table:table-cell>
          <table:table-cell table:formula="of:=(2*[.L77]*[.M77])/([.L77]+[.M77])" office:value-type="float" office:value="0.0623312158336158" calcext:value-type="float">
            <text:p>0.062331215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C78]*[.D78])/([.C78]+[.D78])" office:value-type="float" office:value="0.713421279680694" calcext:value-type="float">
            <text:p>0.7134212797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F78]*[.G78])/([.F78]+[.G78])" office:value-type="float" office:value="0.713291205106963" calcext:value-type="float">
            <text:p>0.7132912051</text:p>
          </table:table-cell>
          <table:table-cell office:value-type="float" office:value="0.98071574" calcext:value-type="float">
            <text:p>0.98071574</text:p>
          </table:table-cell>
          <table:table-cell office:value-type="float" office:value="0.56041389" calcext:value-type="float">
            <text:p>0.56041389</text:p>
          </table:table-cell>
          <table:table-cell table:formula="of:=(2*[.I78]*[.J78])/([.I78]+[.J78])" office:value-type="float" office:value="0.713251776020462" calcext:value-type="float">
            <text:p>0.713251776</text:p>
          </table:table-cell>
          <table:table-cell office:value-type="float" office:value="0.98055107" calcext:value-type="float">
            <text:p>0.98055107</text:p>
          </table:table-cell>
          <table:table-cell office:value-type="float" office:value="0.56067703" calcext:value-type="float">
            <text:p>0.56067703</text:p>
          </table:table-cell>
          <table:table-cell table:formula="of:=(2*[.L78]*[.M78])/([.L78]+[.M78])" office:value-type="float" office:value="0.713421279680694" calcext:value-type="float">
            <text:p>0.713421279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193845" calcext:value-type="float">
            <text:p>0.05193845</text:p>
          </table:table-cell>
          <table:table-cell office:value-type="float" office:value="0.96082351" calcext:value-type="float">
            <text:p>0.96082351</text:p>
          </table:table-cell>
          <table:table-cell table:formula="of:=(2*[.C79]*[.D79])/([.C79]+[.D79])" office:value-type="float" office:value="0.0985496805842895" calcext:value-type="float">
            <text:p>0.0985496806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F79]*[.G79])/([.F79]+[.G79])" office:value-type="float" office:value="0.101470071533384" calcext:value-type="float">
            <text:p>0.1014700715</text:p>
          </table:table-cell>
          <table:table-cell office:value-type="float" office:value="0.05498575" calcext:value-type="float">
            <text:p>0.05498575</text:p>
          </table:table-cell>
          <table:table-cell office:value-type="float" office:value="0.95746152" calcext:value-type="float">
            <text:p>0.95746152</text:p>
          </table:table-cell>
          <table:table-cell table:formula="of:=(2*[.I79]*[.J79])/([.I79]+[.J79])" office:value-type="float" office:value="0.10399897621007" calcext:value-type="float">
            <text:p>0.1039989762</text:p>
          </table:table-cell>
          <table:table-cell office:value-type="float" office:value="0.04753975" calcext:value-type="float">
            <text:p>0.04753975</text:p>
          </table:table-cell>
          <table:table-cell office:value-type="float" office:value="0.96309779" calcext:value-type="float">
            <text:p>0.96309779</text:p>
          </table:table-cell>
          <table:table-cell table:formula="of:=(2*[.L79]*[.M79])/([.L79]+[.M79])" office:value-type="float" office:value="0.0906070205192506" calcext:value-type="float">
            <text:p>0.09060702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444619" calcext:value-type="float">
            <text:p>0.01444619</text:p>
          </table:table-cell>
          <table:table-cell office:value-type="float" office:value="0.38429119" calcext:value-type="float">
            <text:p>0.38429119</text:p>
          </table:table-cell>
          <table:table-cell table:formula="of:=(2*[.C80]*[.D80])/([.C80]+[.D80])" office:value-type="float" office:value="0.027845613802579" calcext:value-type="float">
            <text:p>0.0278456138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80]*[.G80])/([.F80]+[.G80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80]*[.J80])/([.I80]+[.J80])" office:value-type="float" office:value="0.0420696857587822" calcext:value-type="float">
            <text:p>0.0420696858</text:p>
          </table:table-cell>
          <table:table-cell office:value-type="float" office:value="0.00755166" calcext:value-type="float">
            <text:p>0.00755166</text:p>
          </table:table-cell>
          <table:table-cell office:value-type="float" office:value="0.64870462" calcext:value-type="float">
            <text:p>0.64870462</text:p>
          </table:table-cell>
          <table:table-cell table:formula="of:=(2*[.L80]*[.M80])/([.L80]+[.M80])" office:value-type="float" office:value="0.0149295233583721" calcext:value-type="float">
            <text:p>0.014929523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297793" calcext:value-type="float">
            <text:p>0.12297793</text:p>
          </table:table-cell>
          <table:table-cell office:value-type="float" office:value="0.1961201" calcext:value-type="float">
            <text:p>0.1961201</text:p>
          </table:table-cell>
          <table:table-cell table:formula="of:=(2*[.C81]*[.D81])/([.C81]+[.D81])" office:value-type="float" office:value="0.151166360565705" calcext:value-type="float">
            <text:p>0.1511663606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F81]*[.G81])/([.F81]+[.G81])" office:value-type="float" office:value="0.143141057931232" calcext:value-type="float">
            <text:p>0.1431410579</text:p>
          </table:table-cell>
          <table:table-cell office:value-type="float" office:value="0.14190084" calcext:value-type="float">
            <text:p>0.14190084</text:p>
          </table:table-cell>
          <table:table-cell office:value-type="float" office:value="0.09554466" calcext:value-type="float">
            <text:p>0.09554466</text:p>
          </table:table-cell>
          <table:table-cell table:formula="of:=(2*[.I81]*[.J81])/([.I81]+[.J81])" office:value-type="float" office:value="0.114197721258263" calcext:value-type="float">
            <text:p>0.1141977213</text:p>
          </table:table-cell>
          <table:table-cell office:value-type="float" office:value="0.10750374" calcext:value-type="float">
            <text:p>0.10750374</text:p>
          </table:table-cell>
          <table:table-cell office:value-type="float" office:value="0.33725076" calcext:value-type="float">
            <text:p>0.33725076</text:p>
          </table:table-cell>
          <table:table-cell table:formula="of:=(2*[.L81]*[.M81])/([.L81]+[.M81])" office:value-type="float" office:value="0.163036992398469" calcext:value-type="float">
            <text:p>0.163036992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102" calcext:value-type="float">
            <text:p>0.0234102</text:p>
          </table:table-cell>
          <table:table-cell office:value-type="float" office:value="0.71510601" calcext:value-type="float">
            <text:p>0.71510601</text:p>
          </table:table-cell>
          <table:table-cell table:formula="of:=(2*[.C82]*[.D82])/([.C82]+[.D82])" office:value-type="float" office:value="0.0453362417469537" calcext:value-type="float">
            <text:p>0.0453362417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82]*[.G82])/([.F82]+[.G82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82]*[.J82])/([.I82]+[.J82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82]*[.M82])/([.L82]+[.M82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152767" calcext:value-type="float">
            <text:p>0.5152767</text:p>
          </table:table-cell>
          <table:table-cell office:value-type="float" office:value="0.58661215" calcext:value-type="float">
            <text:p>0.58661215</text:p>
          </table:table-cell>
          <table:table-cell table:formula="of:=(2*[.C83]*[.D83])/([.C83]+[.D83])" office:value-type="float" office:value="0.548635323484588" calcext:value-type="float">
            <text:p>0.5486353235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F83]*[.G83])/([.F83]+[.G83])" office:value-type="float" office:value="0.550621806794727" calcext:value-type="float">
            <text:p>0.5506218068</text:p>
          </table:table-cell>
          <table:table-cell office:value-type="float" office:value="0.52110928" calcext:value-type="float">
            <text:p>0.52110928</text:p>
          </table:table-cell>
          <table:table-cell office:value-type="float" office:value="0.58649621" calcext:value-type="float">
            <text:p>0.58649621</text:p>
          </table:table-cell>
          <table:table-cell table:formula="of:=(2*[.I83]*[.J83])/([.I83]+[.J83])" office:value-type="float" office:value="0.551872702826399" calcext:value-type="float">
            <text:p>0.5518727028</text:p>
          </table:table-cell>
          <table:table-cell office:value-type="float" office:value="0.50792756" calcext:value-type="float">
            <text:p>0.50792756</text:p>
          </table:table-cell>
          <table:table-cell office:value-type="float" office:value="0.58710165" calcext:value-type="float">
            <text:p>0.58710165</text:p>
          </table:table-cell>
          <table:table-cell table:formula="of:=(2*[.L83]*[.M83])/([.L83]+[.M83])" office:value-type="float" office:value="0.544652335907047" calcext:value-type="float">
            <text:p>0.544652335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582017" calcext:value-type="float">
            <text:p>0.47582017</text:p>
          </table:table-cell>
          <table:table-cell office:value-type="float" office:value="0.3389583" calcext:value-type="float">
            <text:p>0.3389583</text:p>
          </table:table-cell>
          <table:table-cell table:formula="of:=(2*[.C84]*[.D84])/([.C84]+[.D84])" office:value-type="float" office:value="0.395894594340253" calcext:value-type="float">
            <text:p>0.3958945943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F84]*[.G84])/([.F84]+[.G84])" office:value-type="float" office:value="0.382512413050211" calcext:value-type="float">
            <text:p>0.3825124131</text:p>
          </table:table-cell>
          <table:table-cell office:value-type="float" office:value="0.47445225" calcext:value-type="float">
            <text:p>0.47445225</text:p>
          </table:table-cell>
          <table:table-cell office:value-type="float" office:value="0.31662279" calcext:value-type="float">
            <text:p>0.31662279</text:p>
          </table:table-cell>
          <table:table-cell table:formula="of:=(2*[.I84]*[.J84])/([.I84]+[.J84])" office:value-type="float" office:value="0.379793034847307" calcext:value-type="float">
            <text:p>0.3797930348</text:p>
          </table:table-cell>
          <table:table-cell office:value-type="float" office:value="0.47513312" calcext:value-type="float">
            <text:p>0.47513312</text:p>
          </table:table-cell>
          <table:table-cell office:value-type="float" office:value="0.34336006" calcext:value-type="float">
            <text:p>0.34336006</text:p>
          </table:table-cell>
          <table:table-cell table:formula="of:=(2*[.L84]*[.M84])/([.L84]+[.M84])" office:value-type="float" office:value="0.398639208187873" calcext:value-type="float">
            <text:p>0.398639208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197784" calcext:value-type="float">
            <text:p>0.04197784</text:p>
          </table:table-cell>
          <table:table-cell office:value-type="float" office:value="0.65568651" calcext:value-type="float">
            <text:p>0.65568651</text:p>
          </table:table-cell>
          <table:table-cell table:formula="of:=(2*[.C85]*[.D85])/([.C85]+[.D85])" office:value-type="float" office:value="0.0789041418181634" calcext:value-type="float">
            <text:p>0.0789041418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F85]*[.G85])/([.F85]+[.G85])" office:value-type="float" office:value="0.0977194364336875" calcext:value-type="float">
            <text:p>0.0977194364</text:p>
          </table:table-cell>
          <table:table-cell office:value-type="float" office:value="0.05213951" calcext:value-type="float">
            <text:p>0.05213951</text:p>
          </table:table-cell>
          <table:table-cell office:value-type="float" office:value="0.42262098" calcext:value-type="float">
            <text:p>0.42262098</text:p>
          </table:table-cell>
          <table:table-cell table:formula="of:=(2*[.I85]*[.J85])/([.I85]+[.J85])" office:value-type="float" office:value="0.0928268096316094" calcext:value-type="float">
            <text:p>0.0928268096</text:p>
          </table:table-cell>
          <table:table-cell office:value-type="float" office:value="0.03325262" calcext:value-type="float">
            <text:p>0.03325262</text:p>
          </table:table-cell>
          <table:table-cell office:value-type="float" office:value="0.83044871" calcext:value-type="float">
            <text:p>0.83044871</text:p>
          </table:table-cell>
          <table:table-cell table:formula="of:=(2*[.L85]*[.M85])/([.L85]+[.M85])" office:value-type="float" office:value="0.0639447791127523" calcext:value-type="float">
            <text:p>0.063944779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C86]*[.D86])/([.C86]+[.D86])" office:value-type="float" office:value="0.286756359914146" calcext:value-type="float">
            <text:p>0.2867563599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F86]*[.G86])/([.F86]+[.G86])" office:value-type="float" office:value="0.291563100932582" calcext:value-type="float">
            <text:p>0.2915631009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I86]*[.J86])/([.I86]+[.J86])" office:value-type="float" office:value="0.289465663831115" calcext:value-type="float">
            <text:p>0.2894656638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L86]*[.M86])/([.L86]+[.M86])" office:value-type="float" office:value="0.286984478647957" calcext:value-type="float">
            <text:p>0.2869844786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C87]*[.D87])/([.C87]+[.D87])" office:value-type="float" office:value="0.344597010980254" calcext:value-type="float">
            <text:p>0.344597011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F87]*[.G87])/([.F87]+[.G87])" office:value-type="float" office:value="0.362755985025703" calcext:value-type="float">
            <text:p>0.362755985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I87]*[.J87])/([.I87]+[.J87])" office:value-type="float" office:value="0.371104244748622" calcext:value-type="float">
            <text:p>0.3711042447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L87]*[.M87])/([.L87]+[.M87])" office:value-type="float" office:value="0.314806640826162" calcext:value-type="float">
            <text:p>0.3148066408</text:p>
          </table:table-cell>
          <table:table-cell table:number-columns-repeated="6"/>
        </table:table-row>
        <table:table-row table:style-name="ro4">
          <table:table-cell table:number-columns-repeated="20"/>
        </table:table-row>
        <table:table-row table:style-name="ro3">
          <table:table-cell table:number-columns-repeated="2"/>
          <table:table-cell table:style-name="ce26" office:value-type="string" calcext:value-type="string" table:number-columns-spanned="3" table:number-rows-spanned="1">
            <text:p>D=5,c&gt;0,r&gt;0,type,on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5,c&gt;0,r&gt;0,type,0.7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5,c&gt;0,r&gt;0,type,all</text:p>
          </table:table-cell>
          <table:covered-table-cell table:number-columns-repeated="2"/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154113" calcext:value-type="float">
            <text:p>0.53154113</text:p>
          </table:table-cell>
          <table:table-cell office:value-type="float" office:value="0.7549793" calcext:value-type="float">
            <text:p>0.7549793</text:p>
          </table:table-cell>
          <table:table-cell table:formula="of:=(2*[.C91]*[.D91])/([.C91]+[.D91])" office:value-type="float" office:value="0.623857252307465" calcext:value-type="float">
            <text:p>0.6238572523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F91]*[.G91])/([.F91]+[.G91])" office:value-type="float" office:value="0.620498518344952" calcext:value-type="float">
            <text:p>0.6204985183</text:p>
          </table:table-cell>
          <table:table-cell office:value-type="float" office:value="0.53544902" calcext:value-type="float">
            <text:p>0.53544902</text:p>
          </table:table-cell>
          <table:table-cell office:value-type="float" office:value="0.73233041" calcext:value-type="float">
            <text:p>0.73233041</text:p>
          </table:table-cell>
          <table:table-cell table:formula="of:=(2*[.I91]*[.J91])/([.I91]+[.J91])" office:value-type="float" office:value="0.618602244320525" calcext:value-type="float">
            <text:p>0.6186022443</text:p>
          </table:table-cell>
          <table:table-cell office:value-type="float" office:value="0.52637175" calcext:value-type="float">
            <text:p>0.52637175</text:p>
          </table:table-cell>
          <table:table-cell office:value-type="float" office:value="0.7975619" calcext:value-type="float">
            <text:p>0.7975619</text:p>
          </table:table-cell>
          <table:table-cell table:formula="of:=(2*[.L91]*[.M91])/([.L91]+[.M91])" office:value-type="float" office:value="0.634191982409881" calcext:value-type="float">
            <text:p>0.634191982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8992532" calcext:value-type="float">
            <text:p>0.08992532</text:p>
          </table:table-cell>
          <table:table-cell office:value-type="float" office:value="0.9434084" calcext:value-type="float">
            <text:p>0.9434084</text:p>
          </table:table-cell>
          <table:table-cell table:formula="of:=(2*[.C92]*[.D92])/([.C92]+[.D92])" office:value-type="float" office:value="0.164199233255812" calcext:value-type="float">
            <text:p>0.1641992333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F92]*[.G92])/([.F92]+[.G92])" office:value-type="float" office:value="0.165051757806208" calcext:value-type="float">
            <text:p>0.1650517578</text:p>
          </table:table-cell>
          <table:table-cell office:value-type="float" office:value="0.09062546" calcext:value-type="float">
            <text:p>0.09062546</text:p>
          </table:table-cell>
          <table:table-cell office:value-type="float" office:value="0.9318936" calcext:value-type="float">
            <text:p>0.9318936</text:p>
          </table:table-cell>
          <table:table-cell table:formula="of:=(2*[.I92]*[.J92])/([.I92]+[.J92])" office:value-type="float" office:value="0.165186722624136" calcext:value-type="float">
            <text:p>0.1651867226</text:p>
          </table:table-cell>
          <table:table-cell office:value-type="float" office:value="0.08509624" calcext:value-type="float">
            <text:p>0.08509624</text:p>
          </table:table-cell>
          <table:table-cell office:value-type="float" office:value="0.95001754" calcext:value-type="float">
            <text:p>0.95001754</text:p>
          </table:table-cell>
          <table:table-cell table:formula="of:=(2*[.L92]*[.M92])/([.L92]+[.M92])" office:value-type="float" office:value="0.156201032485626" calcext:value-type="float">
            <text:p>0.15620103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0620251" calcext:value-type="float">
            <text:p>0.00620251</text:p>
          </table:table-cell>
          <table:table-cell office:value-type="float" office:value="1" calcext:value-type="float">
            <text:p>1</text:p>
          </table:table-cell>
          <table:table-cell table:formula="of:=(2*[.C93]*[.D93])/([.C93]+[.D93])" office:value-type="float" office:value="0.0123285520327315" calcext:value-type="float">
            <text:p>0.012328552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93]*[.G93])/([.F93]+[.G93])" office:value-type="float" office:value="0.0211165857580394" calcext:value-type="float">
            <text:p>0.0211165858</text:p>
          </table:table-cell>
          <table:table-cell office:value-type="float" office:value="0.01068437" calcext:value-type="float">
            <text:p>0.01068437</text:p>
          </table:table-cell>
          <table:table-cell office:value-type="float" office:value="1" calcext:value-type="float">
            <text:p>1</text:p>
          </table:table-cell>
          <table:table-cell table:formula="of:=(2*[.I93]*[.J93])/([.I93]+[.J93])" office:value-type="float" office:value="0.0211428420526578" calcext:value-type="float">
            <text:p>0.0211428421</text:p>
          </table:table-cell>
          <table:table-cell office:value-type="float" office:value="0.00491893" calcext:value-type="float">
            <text:p>0.00491893</text:p>
          </table:table-cell>
          <table:table-cell office:value-type="float" office:value="1" calcext:value-type="float">
            <text:p>1</text:p>
          </table:table-cell>
          <table:table-cell table:formula="of:=(2*[.L93]*[.M93])/([.L93]+[.M93])" office:value-type="float" office:value="0.00978970512576572" calcext:value-type="float">
            <text:p>0.009789705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1039529" calcext:value-type="float">
            <text:p>0.11039529</text:p>
          </table:table-cell>
          <table:table-cell office:value-type="float" office:value="0.54679479" calcext:value-type="float">
            <text:p>0.54679479</text:p>
          </table:table-cell>
          <table:table-cell table:formula="of:=(2*[.C94]*[.D94])/([.C94]+[.D94])" office:value-type="float" office:value="0.183702010269355" calcext:value-type="float">
            <text:p>0.1837020103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F94]*[.G94])/([.F94]+[.G94])" office:value-type="float" office:value="0.190640622921492" calcext:value-type="float">
            <text:p>0.1906406229</text:p>
          </table:table-cell>
          <table:table-cell office:value-type="float" office:value="0.10872777" calcext:value-type="float">
            <text:p>0.10872777</text:p>
          </table:table-cell>
          <table:table-cell office:value-type="float" office:value="0.50743776" calcext:value-type="float">
            <text:p>0.50743776</text:p>
          </table:table-cell>
          <table:table-cell table:formula="of:=(2*[.I94]*[.J94])/([.I94]+[.J94])" office:value-type="float" office:value="0.179083617542173" calcext:value-type="float">
            <text:p>0.1790836175</text:p>
          </table:table-cell>
          <table:table-cell office:value-type="float" office:value="0.11378288" calcext:value-type="float">
            <text:p>0.11378288</text:p>
          </table:table-cell>
          <table:table-cell office:value-type="float" office:value="0.64684916" calcext:value-type="float">
            <text:p>0.64684916</text:p>
          </table:table-cell>
          <table:table-cell table:formula="of:=(2*[.L94]*[.M94])/([.L94]+[.M94])" office:value-type="float" office:value="0.19352421796584" calcext:value-type="float">
            <text:p>0.19352421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5676705" calcext:value-type="float">
            <text:p>0.05676705</text:p>
          </table:table-cell>
          <table:table-cell office:value-type="float" office:value="0.92845171" calcext:value-type="float">
            <text:p>0.92845171</text:p>
          </table:table-cell>
          <table:table-cell table:formula="of:=(2*[.C95]*[.D95])/([.C95]+[.D95])" office:value-type="float" office:value="0.106992409775379" calcext:value-type="float">
            <text:p>0.1069924098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F95]*[.G95])/([.F95]+[.G95])" office:value-type="float" office:value="0.144473059316138" calcext:value-type="float">
            <text:p>0.1444730593</text:p>
          </table:table-cell>
          <table:table-cell office:value-type="float" office:value="0.08791582" calcext:value-type="float">
            <text:p>0.08791582</text:p>
          </table:table-cell>
          <table:table-cell office:value-type="float" office:value="0.91036631" calcext:value-type="float">
            <text:p>0.91036631</text:p>
          </table:table-cell>
          <table:table-cell table:formula="of:=(2*[.I95]*[.J95])/([.I95]+[.J95])" office:value-type="float" office:value="0.160346655997988" calcext:value-type="float">
            <text:p>0.160346656</text:p>
          </table:table-cell>
          <table:table-cell office:value-type="float" office:value="0.04616313" calcext:value-type="float">
            <text:p>0.04616313</text:p>
          </table:table-cell>
          <table:table-cell office:value-type="float" office:value="0.94029186" calcext:value-type="float">
            <text:p>0.94029186</text:p>
          </table:table-cell>
          <table:table-cell table:formula="of:=(2*[.L95]*[.M95])/([.L95]+[.M95])" office:value-type="float" office:value="0.088005668400789" calcext:value-type="float">
            <text:p>0.088005668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6782058" calcext:value-type="float">
            <text:p>0.16782058</text:p>
          </table:table-cell>
          <table:table-cell office:value-type="float" office:value="0.77404002" calcext:value-type="float">
            <text:p>0.77404002</text:p>
          </table:table-cell>
          <table:table-cell table:formula="of:=(2*[.C96]*[.D96])/([.C96]+[.D96])" office:value-type="float" office:value="0.27583666861022" calcext:value-type="float">
            <text:p>0.2758366686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F96]*[.G96])/([.F96]+[.G96])" office:value-type="float" office:value="0.279838662803922" calcext:value-type="float">
            <text:p>0.2798386628</text:p>
          </table:table-cell>
          <table:table-cell office:value-type="float" office:value="0.17558693" calcext:value-type="float">
            <text:p>0.17558693</text:p>
          </table:table-cell>
          <table:table-cell office:value-type="float" office:value="0.77103253" calcext:value-type="float">
            <text:p>0.77103253</text:p>
          </table:table-cell>
          <table:table-cell table:formula="of:=(2*[.I96]*[.J96])/([.I96]+[.J96])" office:value-type="float" office:value="0.28603518223222" calcext:value-type="float">
            <text:p>0.2860351822</text:p>
          </table:table-cell>
          <table:table-cell office:value-type="float" office:value="0.1602183" calcext:value-type="float">
            <text:p>0.1602183</text:p>
          </table:table-cell>
          <table:table-cell office:value-type="float" office:value="0.78572966" calcext:value-type="float">
            <text:p>0.78572966</text:p>
          </table:table-cell>
          <table:table-cell table:formula="of:=(2*[.L96]*[.M96])/([.L96]+[.M96])" office:value-type="float" office:value="0.266163204971187" calcext:value-type="float">
            <text:p>0.26616320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97]*[.D97])/([.C97]+[.D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97]*[.G97])/([.F97]+[.G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97]*[.J97])/([.I97]+[.J97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97]*[.M97])/([.L97]+[.M97])" office:value-type="float" office:value="0.715746736973009" calcext:value-type="float">
            <text:p>0.71574673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2463347" calcext:value-type="float">
            <text:p>0.02463347</text:p>
          </table:table-cell>
          <table:table-cell office:value-type="float" office:value="0.56649631" calcext:value-type="float">
            <text:p>0.56649631</text:p>
          </table:table-cell>
          <table:table-cell table:formula="of:=(2*[.C98]*[.D98])/([.C98]+[.D98])" office:value-type="float" office:value="0.0472138955932679" calcext:value-type="float">
            <text:p>0.0472138956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F98]*[.G98])/([.F98]+[.G98])" office:value-type="float" office:value="0.0729617658928463" calcext:value-type="float">
            <text:p>0.0729617659</text:p>
          </table:table-cell>
          <table:table-cell office:value-type="float" office:value="0.04340788" calcext:value-type="float">
            <text:p>0.04340788</text:p>
          </table:table-cell>
          <table:table-cell office:value-type="float" office:value="0.48382802" calcext:value-type="float">
            <text:p>0.48382802</text:p>
          </table:table-cell>
          <table:table-cell table:formula="of:=(2*[.I98]*[.J98])/([.I98]+[.J98])" office:value-type="float" office:value="0.0796681281862544" calcext:value-type="float">
            <text:p>0.0796681282</text:p>
          </table:table-cell>
          <table:table-cell office:value-type="float" office:value="0.02013448" calcext:value-type="float">
            <text:p>0.02013448</text:p>
          </table:table-cell>
          <table:table-cell office:value-type="float" office:value="0.68924446" calcext:value-type="float">
            <text:p>0.68924446</text:p>
          </table:table-cell>
          <table:table-cell table:formula="of:=(2*[.L98]*[.M98])/([.L98]+[.M98])" office:value-type="float" office:value="0.039125996029656" calcext:value-type="float">
            <text:p>0.03912599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99]*[.D99])/([.C99]+[.D99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99]*[.G99])/([.F99]+[.G99])" office:value-type="float" office:value="0.0125779646410327" calcext:value-type="float">
            <text:p>0.0125779646</text:p>
          </table:table-cell>
          <table:table-cell office:value-type="float" office:value="0.00628049" calcext:value-type="float">
            <text:p>0.00628049</text:p>
          </table:table-cell>
          <table:table-cell office:value-type="float" office:value="0.45384433" calcext:value-type="float">
            <text:p>0.45384433</text:p>
          </table:table-cell>
          <table:table-cell table:formula="of:=(2*[.I99]*[.J99])/([.I99]+[.J99])" office:value-type="float" office:value="0.0123895284593502" calcext:value-type="float">
            <text:p>0.0123895285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99]*[.M99])/([.L99]+[.M99])" office:value-type="float" office:value="0.0125779646410327" calcext:value-type="float">
            <text:p>0.0125779646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838224" calcext:value-type="float">
            <text:p>0.03838224</text:p>
          </table:table-cell>
          <table:table-cell office:value-type="float" office:value="0.9547959" calcext:value-type="float">
            <text:p>0.9547959</text:p>
          </table:table-cell>
          <table:table-cell table:formula="of:=(2*[.C100]*[.D100])/([.C100]+[.D100])" office:value-type="float" office:value="0.07379784936631" calcext:value-type="float">
            <text:p>0.0737978494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F100]*[.G100])/([.F100]+[.G100])" office:value-type="float" office:value="0.067756250795914" calcext:value-type="float">
            <text:p>0.0677562508</text:p>
          </table:table-cell>
          <table:table-cell office:value-type="float" office:value="0.03912728" calcext:value-type="float">
            <text:p>0.03912728</text:p>
          </table:table-cell>
          <table:table-cell office:value-type="float" office:value="0.92772362" calcext:value-type="float">
            <text:p>0.92772362</text:p>
          </table:table-cell>
          <table:table-cell table:formula="of:=(2*[.I100]*[.J100])/([.I100]+[.J100])" office:value-type="float" office:value="0.0750876931331472" calcext:value-type="float">
            <text:p>0.0750876931</text:p>
          </table:table-cell>
          <table:table-cell office:value-type="float" office:value="0.03227873" calcext:value-type="float">
            <text:p>0.03227873</text:p>
          </table:table-cell>
          <table:table-cell office:value-type="float" office:value="0.97241921" calcext:value-type="float">
            <text:p>0.97241921</text:p>
          </table:table-cell>
          <table:table-cell table:formula="of:=(2*[.L100]*[.M100])/([.L100]+[.M100])" office:value-type="float" office:value="0.0624833711242671" calcext:value-type="float">
            <text:p>0.062483371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1474765" calcext:value-type="float">
            <text:p>0.11474765</text:p>
          </table:table-cell>
          <table:table-cell office:value-type="float" office:value="0.07321195" calcext:value-type="float">
            <text:p>0.07321195</text:p>
          </table:table-cell>
          <table:table-cell table:formula="of:=(2*[.C101]*[.D101])/([.C101]+[.D101])" office:value-type="float" office:value="0.0893904776815603" calcext:value-type="float">
            <text:p>0.0893904777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F101]*[.G101])/([.F101]+[.G101])" office:value-type="float" office:value="0.0895092238275713" calcext:value-type="float">
            <text:p>0.0895092238</text:p>
          </table:table-cell>
          <table:table-cell office:value-type="float" office:value="0.11743636" calcext:value-type="float">
            <text:p>0.11743636</text:p>
          </table:table-cell>
          <table:table-cell office:value-type="float" office:value="0.07222633" calcext:value-type="float">
            <text:p>0.07222633</text:p>
          </table:table-cell>
          <table:table-cell table:formula="of:=(2*[.I101]*[.J101])/([.I101]+[.J101])" office:value-type="float" office:value="0.0894429715339248" calcext:value-type="float">
            <text:p>0.0894429715</text:p>
          </table:table-cell>
          <table:table-cell office:value-type="float" office:value="0.11419567" calcext:value-type="float">
            <text:p>0.11419567</text:p>
          </table:table-cell>
          <table:table-cell office:value-type="float" office:value="0.07378178" calcext:value-type="float">
            <text:p>0.07378178</text:p>
          </table:table-cell>
          <table:table-cell table:formula="of:=(2*[.L101]*[.M101])/([.L101]+[.M101])" office:value-type="float" office:value="0.0896443674588904" calcext:value-type="float">
            <text:p>0.089644367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294257" calcext:value-type="float">
            <text:p>0.0294257</text:p>
          </table:table-cell>
          <table:table-cell office:value-type="float" office:value="0.86238307" calcext:value-type="float">
            <text:p>0.86238307</text:p>
          </table:table-cell>
          <table:table-cell table:formula="of:=(2*[.C102]*[.D102])/([.C102]+[.D102])" office:value-type="float" office:value="0.0569095670653676" calcext:value-type="float">
            <text:p>0.0569095671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F102]*[.G102])/([.F102]+[.G102])" office:value-type="float" office:value="0.066947261318261" calcext:value-type="float">
            <text:p>0.0669472613</text:p>
          </table:table-cell>
          <table:table-cell office:value-type="float" office:value="0.03726823" calcext:value-type="float">
            <text:p>0.03726823</text:p>
          </table:table-cell>
          <table:table-cell office:value-type="float" office:value="0.84809836" calcext:value-type="float">
            <text:p>0.84809836</text:p>
          </table:table-cell>
          <table:table-cell table:formula="of:=(2*[.I102]*[.J102])/([.I102]+[.J102])" office:value-type="float" office:value="0.0713989551900819" calcext:value-type="float">
            <text:p>0.0713989552</text:p>
          </table:table-cell>
          <table:table-cell office:value-type="float" office:value="0.02421845" calcext:value-type="float">
            <text:p>0.02421845</text:p>
          </table:table-cell>
          <table:table-cell office:value-type="float" office:value="0.89445116" calcext:value-type="float">
            <text:p>0.89445116</text:p>
          </table:table-cell>
          <table:table-cell table:formula="of:=(2*[.L102]*[.M102])/([.L102]+[.M102])" office:value-type="float" office:value="0.0471599810423728" calcext:value-type="float">
            <text:p>0.047159981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37373" calcext:value-type="float">
            <text:p>0.01937373</text:p>
          </table:table-cell>
          <table:table-cell office:value-type="float" office:value="0.93790862" calcext:value-type="float">
            <text:p>0.93790862</text:p>
          </table:table-cell>
          <table:table-cell table:formula="of:=(2*[.C103]*[.D103])/([.C103]+[.D103])" office:value-type="float" office:value="0.0379632787934565" calcext:value-type="float">
            <text:p>0.0379632788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F103]*[.G103])/([.F103]+[.G103])" office:value-type="float" office:value="0.0389845212382621" calcext:value-type="float">
            <text:p>0.0389845212</text:p>
          </table:table-cell>
          <table:table-cell office:value-type="float" office:value="0.02312171" calcext:value-type="float">
            <text:p>0.02312171</text:p>
          </table:table-cell>
          <table:table-cell office:value-type="float" office:value="0.9105883" calcext:value-type="float">
            <text:p>0.9105883</text:p>
          </table:table-cell>
          <table:table-cell table:formula="of:=(2*[.I103]*[.J103])/([.I103]+[.J103])" office:value-type="float" office:value="0.0450982818573253" calcext:value-type="float">
            <text:p>0.0450982819</text:p>
          </table:table-cell>
          <table:table-cell office:value-type="float" office:value="0.0155418" calcext:value-type="float">
            <text:p>0.0155418</text:p>
          </table:table-cell>
          <table:table-cell office:value-type="float" office:value="0.9559357" calcext:value-type="float">
            <text:p>0.9559357</text:p>
          </table:table-cell>
          <table:table-cell table:formula="of:=(2*[.L103]*[.M103])/([.L103]+[.M103])" office:value-type="float" office:value="0.03058632127303" calcext:value-type="float">
            <text:p>0.0305863213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5894263" calcext:value-type="float">
            <text:p>0.15894263</text:p>
          </table:table-cell>
          <table:table-cell office:value-type="float" office:value="0.30127025" calcext:value-type="float">
            <text:p>0.30127025</text:p>
          </table:table-cell>
          <table:table-cell table:formula="of:=(2*[.C104]*[.D104])/([.C104]+[.D104])" office:value-type="float" office:value="0.208097982289229" calcext:value-type="float">
            <text:p>0.2080979823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F104]*[.G104])/([.F104]+[.G104])" office:value-type="float" office:value="0.207272741414931" calcext:value-type="float">
            <text:p>0.2072727414</text:p>
          </table:table-cell>
          <table:table-cell office:value-type="float" office:value="0.16162901" calcext:value-type="float">
            <text:p>0.16162901</text:p>
          </table:table-cell>
          <table:table-cell office:value-type="float" office:value="0.26718771" calcext:value-type="float">
            <text:p>0.26718771</text:p>
          </table:table-cell>
          <table:table-cell table:formula="of:=(2*[.I104]*[.J104])/([.I104]+[.J104])" office:value-type="float" office:value="0.2014160504351" calcext:value-type="float">
            <text:p>0.2014160504</text:p>
          </table:table-cell>
          <table:table-cell office:value-type="float" office:value="0.14935747" calcext:value-type="float">
            <text:p>0.14935747</text:p>
          </table:table-cell>
          <table:table-cell office:value-type="float" office:value="0.39014472" calcext:value-type="float">
            <text:p>0.39014472</text:p>
          </table:table-cell>
          <table:table-cell table:formula="of:=(2*[.L104]*[.M104])/([.L104]+[.M104])" office:value-type="float" office:value="0.21601776375758" calcext:value-type="float">
            <text:p>0.216017763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150171" calcext:value-type="float">
            <text:p>0.00150171</text:p>
          </table:table-cell>
          <table:table-cell office:value-type="float" office:value="0.7876431" calcext:value-type="float">
            <text:p>0.7876431</text:p>
          </table:table-cell>
          <table:table-cell table:formula="of:=(2*[.C105]*[.D105])/([.C105]+[.D105])" office:value-type="float" office:value="0.00299770461571179" calcext:value-type="float">
            <text:p>0.0029977046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F105]*[.G105])/([.F105]+[.G105])" office:value-type="float" office:value="0.00536681446484469" calcext:value-type="float">
            <text:p>0.0053668145</text:p>
          </table:table-cell>
          <table:table-cell office:value-type="float" office:value="0.00270339" calcext:value-type="float">
            <text:p>0.00270339</text:p>
          </table:table-cell>
          <table:table-cell office:value-type="float" office:value="0.49343434" calcext:value-type="float">
            <text:p>0.49343434</text:p>
          </table:table-cell>
          <table:table-cell table:formula="of:=(2*[.I105]*[.J105])/([.I105]+[.J105])" office:value-type="float" office:value="0.00537731915858365" calcext:value-type="float">
            <text:p>0.0053773192</text:p>
          </table:table-cell>
          <table:table-cell office:value-type="float" office:value="0.00097174" calcext:value-type="float">
            <text:p>0.00097174</text:p>
          </table:table-cell>
          <table:table-cell office:value-type="float" office:value="0.93804714" calcext:value-type="float">
            <text:p>0.93804714</text:p>
          </table:table-cell>
          <table:table-cell table:formula="of:=(2*[.L105]*[.M105])/([.L105]+[.M105])" office:value-type="float" office:value="0.00194146879735496" calcext:value-type="float">
            <text:p>0.0019414688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3779831" calcext:value-type="float">
            <text:p>0.03779831</text:p>
          </table:table-cell>
          <table:table-cell office:value-type="float" office:value="0.2339774" calcext:value-type="float">
            <text:p>0.2339774</text:p>
          </table:table-cell>
          <table:table-cell table:formula="of:=(2*[.C106]*[.D106])/([.C106]+[.D106])" office:value-type="float" office:value="0.0650827132284486" calcext:value-type="float">
            <text:p>0.065082713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F106]*[.G106])/([.F106]+[.G106])" office:value-type="float" office:value="0.129588752197806" calcext:value-type="float">
            <text:p>0.1295887522</text:p>
          </table:table-cell>
          <table:table-cell office:value-type="float" office:value="0.08015708" calcext:value-type="float">
            <text:p>0.08015708</text:p>
          </table:table-cell>
          <table:table-cell office:value-type="float" office:value="0.0613803" calcext:value-type="float">
            <text:p>0.0613803</text:p>
          </table:table-cell>
          <table:table-cell table:formula="of:=(2*[.I106]*[.J106])/([.I106]+[.J106])" office:value-type="float" office:value="0.0695231975824902" calcext:value-type="float">
            <text:p>0.0695231976</text:p>
          </table:table-cell>
          <table:table-cell office:value-type="float" office:value="0.02911316" calcext:value-type="float">
            <text:p>0.02911316</text:p>
          </table:table-cell>
          <table:table-cell office:value-type="float" office:value="0.469555" calcext:value-type="float">
            <text:p>0.469555</text:p>
          </table:table-cell>
          <table:table-cell table:formula="of:=(2*[.L106]*[.M106])/([.L106]+[.M106])" office:value-type="float" office:value="0.0548269608542883" calcext:value-type="float">
            <text:p>0.054826960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C107]*[.D107])/([.C107]+[.D107])" office:value-type="float" office:value="0.714209852547878" calcext:value-type="float">
            <text:p>0.7142098525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F107]*[.G107])/([.F107]+[.G107])" office:value-type="float" office:value="0.713921278915638" calcext:value-type="float">
            <text:p>0.7139212789</text:p>
          </table:table-cell>
          <table:table-cell office:value-type="float" office:value="0.98039013" calcext:value-type="float">
            <text:p>0.98039013</text:p>
          </table:table-cell>
          <table:table-cell office:value-type="float" office:value="0.56127133" calcext:value-type="float">
            <text:p>0.56127133</text:p>
          </table:table-cell>
          <table:table-cell table:formula="of:=(2*[.I107]*[.J107])/([.I107]+[.J107])" office:value-type="float" office:value="0.713859542397814" calcext:value-type="float">
            <text:p>0.7138595424</text:p>
          </table:table-cell>
          <table:table-cell office:value-type="float" office:value="0.98014754" calcext:value-type="float">
            <text:p>0.98014754</text:p>
          </table:table-cell>
          <table:table-cell office:value-type="float" office:value="0.56178423" calcext:value-type="float">
            <text:p>0.56178423</text:p>
          </table:table-cell>
          <table:table-cell table:formula="of:=(2*[.L107]*[.M107])/([.L107]+[.M107])" office:value-type="float" office:value="0.714209852547878" calcext:value-type="float">
            <text:p>0.714209852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142112" calcext:value-type="float">
            <text:p>0.05142112</text:p>
          </table:table-cell>
          <table:table-cell office:value-type="float" office:value="0.96163332" calcext:value-type="float">
            <text:p>0.96163332</text:p>
          </table:table-cell>
          <table:table-cell table:formula="of:=(2*[.C108]*[.D108])/([.C108]+[.D108])" office:value-type="float" office:value="0.0976221225459875" calcext:value-type="float">
            <text:p>0.097622122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F108]*[.G108])/([.F108]+[.G108])" office:value-type="float" office:value="0.100284912138674" calcext:value-type="float">
            <text:p>0.1002849121</text:p>
          </table:table-cell>
          <table:table-cell office:value-type="float" office:value="0.054799" calcext:value-type="float">
            <text:p>0.054799</text:p>
          </table:table-cell>
          <table:table-cell office:value-type="float" office:value="0.95832278" calcext:value-type="float">
            <text:p>0.95832278</text:p>
          </table:table-cell>
          <table:table-cell table:formula="of:=(2*[.I108]*[.J108])/([.I108]+[.J108])" office:value-type="float" office:value="0.103669926079805" calcext:value-type="float">
            <text:p>0.1036699261</text:p>
          </table:table-cell>
          <table:table-cell office:value-type="float" office:value="0.04648729" calcext:value-type="float">
            <text:p>0.04648729</text:p>
          </table:table-cell>
          <table:table-cell office:value-type="float" office:value="0.96646594" calcext:value-type="float">
            <text:p>0.96646594</text:p>
          </table:table-cell>
          <table:table-cell table:formula="of:=(2*[.L108]*[.M108])/([.L108]+[.M108])" office:value-type="float" office:value="0.088707713440832" calcext:value-type="float">
            <text:p>0.088707713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1330264" calcext:value-type="float">
            <text:p>0.01330264</text:p>
          </table:table-cell>
          <table:table-cell office:value-type="float" office:value="0.4015052" calcext:value-type="float">
            <text:p>0.4015052</text:p>
          </table:table-cell>
          <table:table-cell table:formula="of:=(2*[.C109]*[.D109])/([.C109]+[.D109])" office:value-type="float" office:value="0.0257520645401881" calcext:value-type="float">
            <text:p>0.0257520645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F109]*[.G109])/([.F109]+[.G109])" office:value-type="float" office:value="0.0527742092740375" calcext:value-type="float">
            <text:p>0.0527742093</text:p>
          </table:table-cell>
          <table:table-cell office:value-type="float" office:value="0.02263517" calcext:value-type="float">
            <text:p>0.02263517</text:p>
          </table:table-cell>
          <table:table-cell office:value-type="float" office:value="0.2975187" calcext:value-type="float">
            <text:p>0.2975187</text:p>
          </table:table-cell>
          <table:table-cell table:formula="of:=(2*[.I109]*[.J109])/([.I109]+[.J109])" office:value-type="float" office:value="0.0420696857587822" calcext:value-type="float">
            <text:p>0.0420696858</text:p>
          </table:table-cell>
          <table:table-cell office:value-type="float" office:value="0.00643868" calcext:value-type="float">
            <text:p>0.00643868</text:p>
          </table:table-cell>
          <table:table-cell office:value-type="float" office:value="0.7024813" calcext:value-type="float">
            <text:p>0.7024813</text:p>
          </table:table-cell>
          <table:table-cell table:formula="of:=(2*[.L109]*[.M109])/([.L109]+[.M109])" office:value-type="float" office:value="0.0127604029348531" calcext:value-type="float">
            <text:p>0.0127604029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2814923" calcext:value-type="float">
            <text:p>0.12814923</text:p>
          </table:table-cell>
          <table:table-cell office:value-type="float" office:value="0.24291599" calcext:value-type="float">
            <text:p>0.24291599</text:p>
          </table:table-cell>
          <table:table-cell table:formula="of:=(2*[.C110]*[.D110])/([.C110]+[.D110])" office:value-type="float" office:value="0.167784504692667" calcext:value-type="float">
            <text:p>0.1677845047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F110]*[.G110])/([.F110]+[.G110])" office:value-type="float" office:value="0.158378254951101" calcext:value-type="float">
            <text:p>0.158378255</text:p>
          </table:table-cell>
          <table:table-cell office:value-type="float" office:value="0.14241633" calcext:value-type="float">
            <text:p>0.14241633</text:p>
          </table:table-cell>
          <table:table-cell office:value-type="float" office:value="0.09646918" calcext:value-type="float">
            <text:p>0.09646918</text:p>
          </table:table-cell>
          <table:table-cell table:formula="of:=(2*[.I110]*[.J110])/([.I110]+[.J110])" office:value-type="float" office:value="0.115024026142979" calcext:value-type="float">
            <text:p>0.1150240261</text:p>
          </table:table-cell>
          <table:table-cell office:value-type="float" office:value="0.11479933" calcext:value-type="float">
            <text:p>0.11479933</text:p>
          </table:table-cell>
          <table:table-cell office:value-type="float" office:value="0.44379567" calcext:value-type="float">
            <text:p>0.44379567</text:p>
          </table:table-cell>
          <table:table-cell table:formula="of:=(2*[.L110]*[.M110])/([.L110]+[.M110])" office:value-type="float" office:value="0.182412823505048" calcext:value-type="float">
            <text:p>0.1824128235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0663" calcext:value-type="float">
            <text:p>0.02340663</text:p>
          </table:table-cell>
          <table:table-cell office:value-type="float" office:value="0.71510601" calcext:value-type="float">
            <text:p>0.71510601</text:p>
          </table:table-cell>
          <table:table-cell table:formula="of:=(2*[.C111]*[.D111])/([.C111]+[.D111])" office:value-type="float" office:value="0.0453295472013757" calcext:value-type="float">
            <text:p>0.0453295472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111]*[.G111])/([.F111]+[.G111])" office:value-type="float" office:value="0.0449676635345278" calcext:value-type="float">
            <text:p>0.0449676635</text:p>
          </table:table-cell>
          <table:table-cell office:value-type="float" office:value="0.02338488" calcext:value-type="float">
            <text:p>0.02338488</text:p>
          </table:table-cell>
          <table:table-cell office:value-type="float" office:value="0.6946926" calcext:value-type="float">
            <text:p>0.6946926</text:p>
          </table:table-cell>
          <table:table-cell table:formula="of:=(2*[.I111]*[.J111])/([.I111]+[.J111])" office:value-type="float" office:value="0.0452466580288467" calcext:value-type="float">
            <text:p>0.045246658</text:p>
          </table:table-cell>
          <table:table-cell office:value-type="float" office:value="0.02330936" calcext:value-type="float">
            <text:p>0.02330936</text:p>
          </table:table-cell>
          <table:table-cell office:value-type="float" office:value="0.71510601" calcext:value-type="float">
            <text:p>0.71510601</text:p>
          </table:table-cell>
          <table:table-cell table:formula="of:=(2*[.L111]*[.M111])/([.L111]+[.M111])" office:value-type="float" office:value="0.0451471193652256" calcext:value-type="float">
            <text:p>0.0451471194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49785165" calcext:value-type="float">
            <text:p>0.49785165</text:p>
          </table:table-cell>
          <table:table-cell office:value-type="float" office:value="0.6090176" calcext:value-type="float">
            <text:p>0.6090176</text:p>
          </table:table-cell>
          <table:table-cell table:formula="of:=(2*[.C112]*[.D112])/([.C112]+[.D112])" office:value-type="float" office:value="0.547852272595051" calcext:value-type="float">
            <text:p>0.5478522726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F112]*[.G112])/([.F112]+[.G112])" office:value-type="float" office:value="0.552464762197263" calcext:value-type="float">
            <text:p>0.5524647622</text:p>
          </table:table-cell>
          <table:table-cell office:value-type="float" office:value="0.50903117" calcext:value-type="float">
            <text:p>0.50903117</text:p>
          </table:table-cell>
          <table:table-cell office:value-type="float" office:value="0.60887806" calcext:value-type="float">
            <text:p>0.60887806</text:p>
          </table:table-cell>
          <table:table-cell table:formula="of:=(2*[.I112]*[.J112])/([.I112]+[.J112])" office:value-type="float" office:value="0.554495665572294" calcext:value-type="float">
            <text:p>0.5544956656</text:p>
          </table:table-cell>
          <table:table-cell office:value-type="float" office:value="0.48453782" calcext:value-type="float">
            <text:p>0.48453782</text:p>
          </table:table-cell>
          <table:table-cell office:value-type="float" office:value="0.6095533" calcext:value-type="float">
            <text:p>0.6095533</text:p>
          </table:table-cell>
          <table:table-cell table:formula="of:=(2*[.L112]*[.M112])/([.L112]+[.M112])" office:value-type="float" office:value="0.539903161184246" calcext:value-type="float">
            <text:p>0.5399031612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958445" calcext:value-type="float">
            <text:p>0.47958445</text:p>
          </table:table-cell>
          <table:table-cell office:value-type="float" office:value="0.39222715" calcext:value-type="float">
            <text:p>0.39222715</text:p>
          </table:table-cell>
          <table:table-cell table:formula="of:=(2*[.C113]*[.D113])/([.C113]+[.D113])" office:value-type="float" office:value="0.43152911020642" calcext:value-type="float">
            <text:p>0.4315291102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F113]*[.G113])/([.F113]+[.G113])" office:value-type="float" office:value="0.422145484283054" calcext:value-type="float">
            <text:p>0.4221454843</text:p>
          </table:table-cell>
          <table:table-cell office:value-type="float" office:value="0.47863397" calcext:value-type="float">
            <text:p>0.47863397</text:p>
          </table:table-cell>
          <table:table-cell office:value-type="float" office:value="0.36612041" calcext:value-type="float">
            <text:p>0.36612041</text:p>
          </table:table-cell>
          <table:table-cell table:formula="of:=(2*[.I113]*[.J113])/([.I113]+[.J113])" office:value-type="float" office:value="0.414884301248199" calcext:value-type="float">
            <text:p>0.4148843012</text:p>
          </table:table-cell>
          <table:table-cell office:value-type="float" office:value="0.47902547" calcext:value-type="float">
            <text:p>0.47902547</text:p>
          </table:table-cell>
          <table:table-cell office:value-type="float" office:value="0.39620268" calcext:value-type="float">
            <text:p>0.39620268</text:p>
          </table:table-cell>
          <table:table-cell table:formula="of:=(2*[.L113]*[.M113])/([.L113]+[.M113])" office:value-type="float" office:value="0.433695317049068" calcext:value-type="float">
            <text:p>0.43369531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4011454" calcext:value-type="float">
            <text:p>0.04011454</text:p>
          </table:table-cell>
          <table:table-cell office:value-type="float" office:value="0.68896714" calcext:value-type="float">
            <text:p>0.68896714</text:p>
          </table:table-cell>
          <table:table-cell table:formula="of:=(2*[.C114]*[.D114])/([.C114]+[.D114])" office:value-type="float" office:value="0.0758148247428617" calcext:value-type="float">
            <text:p>0.0758148247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F114]*[.G114])/([.F114]+[.G114])" office:value-type="float" office:value="0.0981489108212846" calcext:value-type="float">
            <text:p>0.0981489108</text:p>
          </table:table-cell>
          <table:table-cell office:value-type="float" office:value="0.05230974" calcext:value-type="float">
            <text:p>0.05230974</text:p>
          </table:table-cell>
          <table:table-cell office:value-type="float" office:value="0.4353456" calcext:value-type="float">
            <text:p>0.4353456</text:p>
          </table:table-cell>
          <table:table-cell table:formula="of:=(2*[.I114]*[.J114])/([.I114]+[.J114])" office:value-type="float" office:value="0.0933971732828518" calcext:value-type="float">
            <text:p>0.0933971733</text:p>
          </table:table-cell>
          <table:table-cell office:value-type="float" office:value="0.03040307" calcext:value-type="float">
            <text:p>0.03040307</text:p>
          </table:table-cell>
          <table:table-cell office:value-type="float" office:value="0.86501083" calcext:value-type="float">
            <text:p>0.86501083</text:p>
          </table:table-cell>
          <table:table-cell table:formula="of:=(2*[.L114]*[.M114])/([.L114]+[.M114])" office:value-type="float" office:value="0.0587415156616356" calcext:value-type="float">
            <text:p>0.0587415157</text:p>
          </table:table-cell>
          <table:table-cell table:number-columns-repeated="6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C115]*[.D115])/([.C115]+[.D115])" office:value-type="float" office:value="0.283645090151346" calcext:value-type="float">
            <text:p>0.2836450902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F115]*[.G115])/([.F115]+[.G115])" office:value-type="float" office:value="0.289808378672318" calcext:value-type="float">
            <text:p>0.2898083787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I115]*[.J115])/([.I115]+[.J115])" office:value-type="float" office:value="0.286376281517909" calcext:value-type="float">
            <text:p>0.2863762815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L115]*[.M115])/([.L115]+[.M115])" office:value-type="float" office:value="0.283409971178877" calcext:value-type="float">
            <text:p>0.2834099712</text:p>
          </table:table-cell>
          <table:table-cell table:number-columns-repeated="6"/>
        </table:table-row>
        <table:table-row table:style-name="ro4">
          <table:table-cell table:number-columns-repeated="2"/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C116]*[.D116])/([.C116]+[.D116])" office:value-type="float" office:value="0.341894109414164" calcext:value-type="float">
            <text:p>0.3418941094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F116]*[.G116])/([.F116]+[.G116])" office:value-type="float" office:value="0.364107418084876" calcext:value-type="float">
            <text:p>0.3641074181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I116]*[.J116])/([.I116]+[.J116])" office:value-type="float" office:value="0.372718530058476" calcext:value-type="float">
            <text:p>0.3727185301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L116]*[.M116])/([.L116]+[.M116])" office:value-type="float" office:value="0.305547641215588" calcext:value-type="float">
            <text:p>0.3055476412</text:p>
          </table:table-cell>
          <table:table-cell table:number-columns-repeated="6"/>
        </table:table-row>
        <table:table-row table:style-name="ro4" table:number-rows-repeated="1048459">
          <table:table-cell table:number-columns-repeated="20"/>
        </table:table-row>
        <table:table-row table:style-name="ro4">
          <table:table-cell table:number-columns-repeated="20"/>
        </table:table-row>
      </table:table>
      <table:table table:name="nbc" table:style-name="ta1">
        <office:forms form:automatic-focus="false" form:apply-design-mode="false"/>
        <table:shapes>
          <draw:frame draw:z-index="0" draw:style-name="gr1" draw:text-style-name="P1" svg:width="15.999cm" svg:height="8.999cm" svg:x="33.966cm" svg:y="2.059cm">
            <draw:object draw:notify-on-update-of-ranges="nbc.P38:nbc.P41 nbc.Q37:nbc.Q37 nbc.Q38:nbc.Q41 nbc.R37:nbc.R37 nbc.R38:nbc.R41 nbc.Q31:nbc.Q31 nbc.Q32:nbc.Q35 nbc.R31:nbc.R31 nbc.R32:nbc.R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4">
          <table:table-cell table:number-columns-repeated="18"/>
        </table:table-row>
        <table:table-row table:style-name="ro3">
          <table:table-cell table:number-columns-repeated="2"/>
          <table:table-cell table:style-name="ce26" office:value-type="string" calcext:value-type="string" table:number-columns-spanned="3" table:number-rows-spanned="1">
            <text:p>D=2,c&gt;0,r&gt;0,type,0.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3,c&gt;0,r&gt;0,type,0.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4,c&gt;0,r&gt;0,type,0.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042122" calcext:value-type="float">
            <text:p>0.53042122</text:p>
          </table:table-cell>
          <table:table-cell office:value-type="float" office:value="0.65698897" calcext:value-type="float">
            <text:p>0.65698897</text:p>
          </table:table-cell>
          <table:table-cell table:formula="of:=(2*[.C4]*[.D4])/([.C4]+[.D4])" office:value-type="float" office:value="0.586959576275732" calcext:value-type="float">
            <text:p>0.5869595763</text:p>
          </table:table-cell>
          <table:table-cell office:value-type="float" office:value="0.53085619" calcext:value-type="float">
            <text:p>0.53085619</text:p>
          </table:table-cell>
          <table:table-cell office:value-type="float" office:value="0.69135983" calcext:value-type="float">
            <text:p>0.69135983</text:p>
          </table:table-cell>
          <table:table-cell table:formula="of:=(2*[.F4]*[.G4])/([.F4]+[.G4])" office:value-type="float" office:value="0.60056919442579" calcext:value-type="float">
            <text:p>0.6005691944</text:p>
          </table:table-cell>
          <table:table-cell office:value-type="float" office:value="0.5337192" calcext:value-type="float">
            <text:p>0.5337192</text:p>
          </table:table-cell>
          <table:table-cell office:value-type="float" office:value="0.73740968" calcext:value-type="float">
            <text:p>0.73740968</text:p>
          </table:table-cell>
          <table:table-cell table:formula="of:=(2*[.I4]*[.J4])/([.I4]+[.J4])" office:value-type="float" office:value="0.619244375097285" calcext:value-type="float">
            <text:p>0.6192443751</text:p>
          </table:table-cell>
          <table:table-cell office:value-type="float" office:value="0.53320824" calcext:value-type="float">
            <text:p>0.53320824</text:p>
          </table:table-cell>
          <table:table-cell office:value-type="float" office:value="0.74196366" calcext:value-type="float">
            <text:p>0.74196366</text:p>
          </table:table-cell>
          <table:table-cell table:formula="of:=(2*[.L4]*[.M4])/([.L4]+[.M4])" office:value-type="float" office:value="0.620498518344952" calcext:value-type="float">
            <text:p>0.620498518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10773206" calcext:value-type="float">
            <text:p>0.10773206</text:p>
          </table:table-cell>
          <table:table-cell office:value-type="float" office:value="0.8842959" calcext:value-type="float">
            <text:p>0.8842959</text:p>
          </table:table-cell>
          <table:table-cell table:formula="of:=(2*[.C5]*[.D5])/([.C5]+[.D5])" office:value-type="float" office:value="0.192065189284693" calcext:value-type="float">
            <text:p>0.1920651893</text:p>
          </table:table-cell>
          <table:table-cell office:value-type="float" office:value="0.09545935" calcext:value-type="float">
            <text:p>0.09545935</text:p>
          </table:table-cell>
          <table:table-cell office:value-type="float" office:value="0.92115634" calcext:value-type="float">
            <text:p>0.92115634</text:p>
          </table:table-cell>
          <table:table-cell table:formula="of:=(2*[.F5]*[.G5])/([.F5]+[.G5])" office:value-type="float" office:value="0.172991596194584" calcext:value-type="float">
            <text:p>0.1729915962</text:p>
          </table:table-cell>
          <table:table-cell office:value-type="float" office:value="0.09306488" calcext:value-type="float">
            <text:p>0.09306488</text:p>
          </table:table-cell>
          <table:table-cell office:value-type="float" office:value="0.9338571" calcext:value-type="float">
            <text:p>0.9338571</text:p>
          </table:table-cell>
          <table:table-cell table:formula="of:=(2*[.I5]*[.J5])/([.I5]+[.J5])" office:value-type="float" office:value="0.169261736804286" calcext:value-type="float">
            <text:p>0.1692617368</text:p>
          </table:table-cell>
          <table:table-cell office:value-type="float" office:value="0.09044176" calcext:value-type="float">
            <text:p>0.09044176</text:p>
          </table:table-cell>
          <table:table-cell office:value-type="float" office:value="0.94288755" calcext:value-type="float">
            <text:p>0.94288755</text:p>
          </table:table-cell>
          <table:table-cell table:formula="of:=(2*[.L5]*[.M5])/([.L5]+[.M5])" office:value-type="float" office:value="0.165051757806208" calcext:value-type="float">
            <text:p>0.165051757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C6]*[.D6])/([.C6]+[.D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F6]*[.G6])/([.F6]+[.G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I6]*[.J6])/([.I6]+[.J6])" office:value-type="float" office:value="0.0211165857580394" calcext:value-type="float">
            <text:p>0.0211165858</text:p>
          </table:table-cell>
          <table:table-cell office:value-type="float" office:value="0.01067096" calcext:value-type="float">
            <text:p>0.01067096</text:p>
          </table:table-cell>
          <table:table-cell office:value-type="float" office:value="1" calcext:value-type="float">
            <text:p>1</text:p>
          </table:table-cell>
          <table:table-cell table:formula="of:=(2*[.L6]*[.M6])/([.L6]+[.M6])" office:value-type="float" office:value="0.0211165857580394" calcext:value-type="float">
            <text:p>0.021116585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09607888" calcext:value-type="float">
            <text:p>0.09607888</text:p>
          </table:table-cell>
          <table:table-cell office:value-type="float" office:value="0.4297616" calcext:value-type="float">
            <text:p>0.4297616</text:p>
          </table:table-cell>
          <table:table-cell table:formula="of:=(2*[.C7]*[.D7])/([.C7]+[.D7])" office:value-type="float" office:value="0.157047678014473" calcext:value-type="float">
            <text:p>0.157047678</text:p>
          </table:table-cell>
          <table:table-cell office:value-type="float" office:value="0.10530863" calcext:value-type="float">
            <text:p>0.10530863</text:p>
          </table:table-cell>
          <table:table-cell office:value-type="float" office:value="0.49129055" calcext:value-type="float">
            <text:p>0.49129055</text:p>
          </table:table-cell>
          <table:table-cell table:formula="of:=(2*[.F7]*[.G7])/([.F7]+[.G7])" office:value-type="float" office:value="0.173440180566277" calcext:value-type="float">
            <text:p>0.1734401806</text:p>
          </table:table-cell>
          <table:table-cell office:value-type="float" office:value="0.11305004" calcext:value-type="float">
            <text:p>0.11305004</text:p>
          </table:table-cell>
          <table:table-cell office:value-type="float" office:value="0.54938835" calcext:value-type="float">
            <text:p>0.54938835</text:p>
          </table:table-cell>
          <table:table-cell table:formula="of:=(2*[.I7]*[.J7])/([.I7]+[.J7])" office:value-type="float" office:value="0.187514419093477" calcext:value-type="float">
            <text:p>0.1875144191</text:p>
          </table:table-cell>
          <table:table-cell office:value-type="float" office:value="0.11450996" calcext:value-type="float">
            <text:p>0.11450996</text:p>
          </table:table-cell>
          <table:table-cell office:value-type="float" office:value="0.56880276" calcext:value-type="float">
            <text:p>0.56880276</text:p>
          </table:table-cell>
          <table:table-cell table:formula="of:=(2*[.L7]*[.M7])/([.L7]+[.M7])" office:value-type="float" office:value="0.190640622921492" calcext:value-type="float">
            <text:p>0.190640622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9886794" calcext:value-type="float">
            <text:p>0.09886794</text:p>
          </table:table-cell>
          <table:table-cell office:value-type="float" office:value="0.89883746" calcext:value-type="float">
            <text:p>0.89883746</text:p>
          </table:table-cell>
          <table:table-cell table:formula="of:=(2*[.C8]*[.D8])/([.C8]+[.D8])" office:value-type="float" office:value="0.178141178879121" calcext:value-type="float">
            <text:p>0.1781411789</text:p>
          </table:table-cell>
          <table:table-cell office:value-type="float" office:value="0.08793458" calcext:value-type="float">
            <text:p>0.08793458</text:p>
          </table:table-cell>
          <table:table-cell office:value-type="float" office:value="0.91104923" calcext:value-type="float">
            <text:p>0.91104923</text:p>
          </table:table-cell>
          <table:table-cell table:formula="of:=(2*[.F8]*[.G8])/([.F8]+[.G8])" office:value-type="float" office:value="0.160388447935655" calcext:value-type="float">
            <text:p>0.1603884479</text:p>
          </table:table-cell>
          <table:table-cell office:value-type="float" office:value="0.07937503" calcext:value-type="float">
            <text:p>0.07937503</text:p>
          </table:table-cell>
          <table:table-cell office:value-type="float" office:value="0.91802488" calcext:value-type="float">
            <text:p>0.91802488</text:p>
          </table:table-cell>
          <table:table-cell table:formula="of:=(2*[.I8]*[.J8])/([.I8]+[.J8])" office:value-type="float" office:value="0.146116420625597" calcext:value-type="float">
            <text:p>0.1461164206</text:p>
          </table:table-cell>
          <table:table-cell office:value-type="float" office:value="0.07840214" calcext:value-type="float">
            <text:p>0.07840214</text:p>
          </table:table-cell>
          <table:table-cell office:value-type="float" office:value="0.91856251" calcext:value-type="float">
            <text:p>0.91856251</text:p>
          </table:table-cell>
          <table:table-cell table:formula="of:=(2*[.L8]*[.M8])/([.L8]+[.M8])" office:value-type="float" office:value="0.144473059316138" calcext:value-type="float">
            <text:p>0.144473059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9854099" calcext:value-type="float">
            <text:p>0.19854099</text:p>
          </table:table-cell>
          <table:table-cell office:value-type="float" office:value="0.62869283" calcext:value-type="float">
            <text:p>0.62869283</text:p>
          </table:table-cell>
          <table:table-cell table:formula="of:=(2*[.C9]*[.D9])/([.C9]+[.D9])" office:value-type="float" office:value="0.301779965606584" calcext:value-type="float">
            <text:p>0.3017799656</text:p>
          </table:table-cell>
          <table:table-cell office:value-type="float" office:value="0.17327073" calcext:value-type="float">
            <text:p>0.17327073</text:p>
          </table:table-cell>
          <table:table-cell office:value-type="float" office:value="0.67723312" calcext:value-type="float">
            <text:p>0.67723312</text:p>
          </table:table-cell>
          <table:table-cell table:formula="of:=(2*[.F9]*[.G9])/([.F9]+[.G9])" office:value-type="float" office:value="0.275941554133065" calcext:value-type="float">
            <text:p>0.2759415541</text:p>
          </table:table-cell>
          <table:table-cell office:value-type="float" office:value="0.17130716" calcext:value-type="float">
            <text:p>0.17130716</text:p>
          </table:table-cell>
          <table:table-cell office:value-type="float" office:value="0.68094899" calcext:value-type="float">
            <text:p>0.68094899</text:p>
          </table:table-cell>
          <table:table-cell table:formula="of:=(2*[.I9]*[.J9])/([.I9]+[.J9])" office:value-type="float" office:value="0.273747364760626" calcext:value-type="float">
            <text:p>0.2737473648</text:p>
          </table:table-cell>
          <table:table-cell office:value-type="float" office:value="0.1705843" calcext:value-type="float">
            <text:p>0.1705843</text:p>
          </table:table-cell>
          <table:table-cell office:value-type="float" office:value="0.77834879" calcext:value-type="float">
            <text:p>0.77834879</text:p>
          </table:table-cell>
          <table:table-cell table:formula="of:=(2*[.L9]*[.M9])/([.L9]+[.M9])" office:value-type="float" office:value="0.279838662803922" calcext:value-type="float">
            <text:p>0.279838662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C10]*[.D10])/([.C10]+[.D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F10]*[.G10])/([.F10]+[.G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I10]*[.J10])/([.I10]+[.J10])" office:value-type="float" office:value="0.715746736973009" calcext:value-type="float">
            <text:p>0.715746737</text:p>
          </table:table-cell>
          <table:table-cell office:value-type="float" office:value="0.76412141" calcext:value-type="float">
            <text:p>0.76412141</text:p>
          </table:table-cell>
          <table:table-cell office:value-type="float" office:value="0.67313236" calcext:value-type="float">
            <text:p>0.67313236</text:p>
          </table:table-cell>
          <table:table-cell table:formula="of:=(2*[.L10]*[.M10])/([.L10]+[.M10])" office:value-type="float" office:value="0.715746736973009" calcext:value-type="float">
            <text:p>0.7157467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4028331" calcext:value-type="float">
            <text:p>0.04028331</text:p>
          </table:table-cell>
          <table:table-cell office:value-type="float" office:value="0.49909767" calcext:value-type="float">
            <text:p>0.49909767</text:p>
          </table:table-cell>
          <table:table-cell table:formula="of:=(2*[.C11]*[.D11])/([.C11]+[.D11])" office:value-type="float" office:value="0.074549555532669" calcext:value-type="float">
            <text:p>0.0745495555</text:p>
          </table:table-cell>
          <table:table-cell office:value-type="float" office:value="0.03938886" calcext:value-type="float">
            <text:p>0.03938886</text:p>
          </table:table-cell>
          <table:table-cell office:value-type="float" office:value="0.50859652" calcext:value-type="float">
            <text:p>0.50859652</text:p>
          </table:table-cell>
          <table:table-cell table:formula="of:=(2*[.F11]*[.G11])/([.F11]+[.G11])" office:value-type="float" office:value="0.0731152247994908" calcext:value-type="float">
            <text:p>0.0731152248</text:p>
          </table:table-cell>
          <table:table-cell office:value-type="float" office:value="0.03935741" calcext:value-type="float">
            <text:p>0.03935741</text:p>
          </table:table-cell>
          <table:table-cell office:value-type="float" office:value="0.50859652" calcext:value-type="float">
            <text:p>0.50859652</text:p>
          </table:table-cell>
          <table:table-cell table:formula="of:=(2*[.I11]*[.J11])/([.I11]+[.J11])" office:value-type="float" office:value="0.0730610391359478" calcext:value-type="float">
            <text:p>0.0730610391</text:p>
          </table:table-cell>
          <table:table-cell office:value-type="float" office:value="0.0392998" calcext:value-type="float">
            <text:p>0.0392998</text:p>
          </table:table-cell>
          <table:table-cell office:value-type="float" office:value="0.50859652" calcext:value-type="float">
            <text:p>0.50859652</text:p>
          </table:table-cell>
          <table:table-cell table:formula="of:=(2*[.L11]*[.M11])/([.L11]+[.M11])" office:value-type="float" office:value="0.0729617658928463" calcext:value-type="float">
            <text:p>0.072961765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C12]*[.D12])/([.C12]+[.D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F12]*[.G12])/([.F12]+[.G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I12]*[.J12])/([.I12]+[.J12])" office:value-type="float" office:value="0.0125779646410327" calcext:value-type="float">
            <text:p>0.0125779646</text:p>
          </table:table-cell>
          <table:table-cell office:value-type="float" office:value="0.00637651" calcext:value-type="float">
            <text:p>0.00637651</text:p>
          </table:table-cell>
          <table:table-cell office:value-type="float" office:value="0.45816088" calcext:value-type="float">
            <text:p>0.45816088</text:p>
          </table:table-cell>
          <table:table-cell table:formula="of:=(2*[.L12]*[.M12])/([.L12]+[.M12])" office:value-type="float" office:value="0.0125779646410327" calcext:value-type="float">
            <text:p>0.012577964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720847" calcext:value-type="float">
            <text:p>0.03720847</text:p>
          </table:table-cell>
          <table:table-cell office:value-type="float" office:value="0.93917473" calcext:value-type="float">
            <text:p>0.93917473</text:p>
          </table:table-cell>
          <table:table-cell table:formula="of:=(2*[.C13]*[.D13])/([.C13]+[.D13])" office:value-type="float" office:value="0.0715810242658069" calcext:value-type="float">
            <text:p>0.0715810243</text:p>
          </table:table-cell>
          <table:table-cell office:value-type="float" office:value="0.03649424" calcext:value-type="float">
            <text:p>0.03649424</text:p>
          </table:table-cell>
          <table:table-cell office:value-type="float" office:value="0.95791944" calcext:value-type="float">
            <text:p>0.95791944</text:p>
          </table:table-cell>
          <table:table-cell table:formula="of:=(2*[.F13]*[.G13])/([.F13]+[.G13])" office:value-type="float" office:value="0.0703098572498029" calcext:value-type="float">
            <text:p>0.0703098572</text:p>
          </table:table-cell>
          <table:table-cell office:value-type="float" office:value="0.0352825" calcext:value-type="float">
            <text:p>0.0352825</text:p>
          </table:table-cell>
          <table:table-cell office:value-type="float" office:value="0.95982878" calcext:value-type="float">
            <text:p>0.95982878</text:p>
          </table:table-cell>
          <table:table-cell table:formula="of:=(2*[.I13]*[.J13])/([.I13]+[.J13])" office:value-type="float" office:value="0.0680630590989784" calcext:value-type="float">
            <text:p>0.0680630591</text:p>
          </table:table-cell>
          <table:table-cell office:value-type="float" office:value="0.03511695" calcext:value-type="float">
            <text:p>0.03511695</text:p>
          </table:table-cell>
          <table:table-cell office:value-type="float" office:value="0.96034292" calcext:value-type="float">
            <text:p>0.96034292</text:p>
          </table:table-cell>
          <table:table-cell table:formula="of:=(2*[.L13]*[.M13])/([.L13]+[.M13])" office:value-type="float" office:value="0.067756250795914" calcext:value-type="float">
            <text:p>0.067756250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7852595" calcext:value-type="float">
            <text:p>0.17852595</text:p>
          </table:table-cell>
          <table:table-cell office:value-type="float" office:value="0.01099484" calcext:value-type="float">
            <text:p>0.01099484</text:p>
          </table:table-cell>
          <table:table-cell table:formula="of:=(2*[.C14]*[.D14])/([.C14]+[.D14])" office:value-type="float" office:value="0.0207139729218942" calcext:value-type="float">
            <text:p>0.0207139729</text:p>
          </table:table-cell>
          <table:table-cell office:value-type="float" office:value="0.18519525" calcext:value-type="float">
            <text:p>0.18519525</text:p>
          </table:table-cell>
          <table:table-cell office:value-type="float" office:value="0.01265221" calcext:value-type="float">
            <text:p>0.01265221</text:p>
          </table:table-cell>
          <table:table-cell table:formula="of:=(2*[.F14]*[.G14])/([.F14]+[.G14])" office:value-type="float" office:value="0.0236862196158849" calcext:value-type="float">
            <text:p>0.0236862196</text:p>
          </table:table-cell>
          <table:table-cell office:value-type="float" office:value="0.19689707" calcext:value-type="float">
            <text:p>0.19689707</text:p>
          </table:table-cell>
          <table:table-cell office:value-type="float" office:value="0.0184888" calcext:value-type="float">
            <text:p>0.0184888</text:p>
          </table:table-cell>
          <table:table-cell table:formula="of:=(2*[.I14]*[.J14])/([.I14]+[.J14])" office:value-type="float" office:value="0.0338034296104568" calcext:value-type="float">
            <text:p>0.0338034296</text:p>
          </table:table-cell>
          <table:table-cell office:value-type="float" office:value="0.11654968" calcext:value-type="float">
            <text:p>0.11654968</text:p>
          </table:table-cell>
          <table:table-cell office:value-type="float" office:value="0.07265312" calcext:value-type="float">
            <text:p>0.07265312</text:p>
          </table:table-cell>
          <table:table-cell table:formula="of:=(2*[.L14]*[.M14])/([.L14]+[.M14])" office:value-type="float" office:value="0.0895092238275713" calcext:value-type="float">
            <text:p>0.089509223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508467" calcext:value-type="float">
            <text:p>0.03508467</text:p>
          </table:table-cell>
          <table:table-cell office:value-type="float" office:value="0.85148844" calcext:value-type="float">
            <text:p>0.85148844</text:p>
          </table:table-cell>
          <table:table-cell table:formula="of:=(2*[.C15]*[.D15])/([.C15]+[.D15])" office:value-type="float" office:value="0.0673925039892419" calcext:value-type="float">
            <text:p>0.067392504</text:p>
          </table:table-cell>
          <table:table-cell office:value-type="float" office:value="0.03503482" calcext:value-type="float">
            <text:p>0.03503482</text:p>
          </table:table-cell>
          <table:table-cell office:value-type="float" office:value="0.85392941" calcext:value-type="float">
            <text:p>0.85392941</text:p>
          </table:table-cell>
          <table:table-cell table:formula="of:=(2*[.F15]*[.G15])/([.F15]+[.G15])" office:value-type="float" office:value="0.0673081371835539" calcext:value-type="float">
            <text:p>0.0673081372</text:p>
          </table:table-cell>
          <table:table-cell office:value-type="float" office:value="0.03489071" calcext:value-type="float">
            <text:p>0.03489071</text:p>
          </table:table-cell>
          <table:table-cell office:value-type="float" office:value="0.85392941" calcext:value-type="float">
            <text:p>0.85392941</text:p>
          </table:table-cell>
          <table:table-cell table:formula="of:=(2*[.I15]*[.J15])/([.I15]+[.J15])" office:value-type="float" office:value="0.0670421443762572" calcext:value-type="float">
            <text:p>0.0670421444</text:p>
          </table:table-cell>
          <table:table-cell office:value-type="float" office:value="0.03483779" calcext:value-type="float">
            <text:p>0.03483779</text:p>
          </table:table-cell>
          <table:table-cell office:value-type="float" office:value="0.85484685" calcext:value-type="float">
            <text:p>0.85484685</text:p>
          </table:table-cell>
          <table:table-cell table:formula="of:=(2*[.L15]*[.M15])/([.L15]+[.M15])" office:value-type="float" office:value="0.066947261318261" calcext:value-type="float">
            <text:p>0.066947261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2353442" calcext:value-type="float">
            <text:p>0.02353442</text:p>
          </table:table-cell>
          <table:table-cell office:value-type="float" office:value="0.88674601" calcext:value-type="float">
            <text:p>0.88674601</text:p>
          </table:table-cell>
          <table:table-cell table:formula="of:=(2*[.C16]*[.D16])/([.C16]+[.D16])" office:value-type="float" office:value="0.0458519206716642" calcext:value-type="float">
            <text:p>0.0458519207</text:p>
          </table:table-cell>
          <table:table-cell office:value-type="float" office:value="0.02256563" calcext:value-type="float">
            <text:p>0.02256563</text:p>
          </table:table-cell>
          <table:table-cell office:value-type="float" office:value="0.91290016" calcext:value-type="float">
            <text:p>0.91290016</text:p>
          </table:table-cell>
          <table:table-cell table:formula="of:=(2*[.F16]*[.G16])/([.F16]+[.G16])" office:value-type="float" office:value="0.0440425881046934" calcext:value-type="float">
            <text:p>0.0440425881</text:p>
          </table:table-cell>
          <table:table-cell office:value-type="float" office:value="0.02034873" calcext:value-type="float">
            <text:p>0.02034873</text:p>
          </table:table-cell>
          <table:table-cell office:value-type="float" office:value="0.92014724" calcext:value-type="float">
            <text:p>0.92014724</text:p>
          </table:table-cell>
          <table:table-cell table:formula="of:=(2*[.I16]*[.J16])/([.I16]+[.J16])" office:value-type="float" office:value="0.0398169228667831" calcext:value-type="float">
            <text:p>0.0398169229</text:p>
          </table:table-cell>
          <table:table-cell office:value-type="float" office:value="0.01991308" calcext:value-type="float">
            <text:p>0.01991308</text:p>
          </table:table-cell>
          <table:table-cell office:value-type="float" office:value="0.92236946" calcext:value-type="float">
            <text:p>0.92236946</text:p>
          </table:table-cell>
          <table:table-cell table:formula="of:=(2*[.L16]*[.M16])/([.L16]+[.M16])" office:value-type="float" office:value="0.0389845212382621" calcext:value-type="float">
            <text:p>0.038984521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813542" calcext:value-type="float">
            <text:p>0.16813542</text:p>
          </table:table-cell>
          <table:table-cell office:value-type="float" office:value="0.23014527" calcext:value-type="float">
            <text:p>0.23014527</text:p>
          </table:table-cell>
          <table:table-cell table:formula="of:=(2*[.C17]*[.D17])/([.C17]+[.D17])" office:value-type="float" office:value="0.194313069169702" calcext:value-type="float">
            <text:p>0.1943130692</text:p>
          </table:table-cell>
          <table:table-cell office:value-type="float" office:value="0.16431576" calcext:value-type="float">
            <text:p>0.16431576</text:p>
          </table:table-cell>
          <table:table-cell office:value-type="float" office:value="0.2740266" calcext:value-type="float">
            <text:p>0.2740266</text:p>
          </table:table-cell>
          <table:table-cell table:formula="of:=(2*[.F17]*[.G17])/([.F17]+[.G17])" office:value-type="float" office:value="0.20544165085581" calcext:value-type="float">
            <text:p>0.2054416509</text:p>
          </table:table-cell>
          <table:table-cell office:value-type="float" office:value="0.16344659" calcext:value-type="float">
            <text:p>0.16344659</text:p>
          </table:table-cell>
          <table:table-cell office:value-type="float" office:value="0.28196798" calcext:value-type="float">
            <text:p>0.28196798</text:p>
          </table:table-cell>
          <table:table-cell table:formula="of:=(2*[.I17]*[.J17])/([.I17]+[.J17])" office:value-type="float" office:value="0.206938470019911" calcext:value-type="float">
            <text:p>0.20693847</text:p>
          </table:table-cell>
          <table:table-cell office:value-type="float" office:value="0.16308233" calcext:value-type="float">
            <text:p>0.16308233</text:p>
          </table:table-cell>
          <table:table-cell office:value-type="float" office:value="0.28431303" calcext:value-type="float">
            <text:p>0.28431303</text:p>
          </table:table-cell>
          <table:table-cell table:formula="of:=(2*[.L17]*[.M17])/([.L17]+[.M17])" office:value-type="float" office:value="0.207272741414931" calcext:value-type="float">
            <text:p>0.207272741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7057" calcext:value-type="float">
            <text:p>0.0027057</text:p>
          </table:table-cell>
          <table:table-cell office:value-type="float" office:value="0.49343434" calcext:value-type="float">
            <text:p>0.49343434</text:p>
          </table:table-cell>
          <table:table-cell table:formula="of:=(2*[.C18]*[.D18])/([.C18]+[.D18])" office:value-type="float" office:value="0.00538188892691668" calcext:value-type="float">
            <text:p>0.0053818889</text:p>
          </table:table-cell>
          <table:table-cell office:value-type="float" office:value="0.00270547" calcext:value-type="float">
            <text:p>0.00270547</text:p>
          </table:table-cell>
          <table:table-cell office:value-type="float" office:value="0.49343434" calcext:value-type="float">
            <text:p>0.49343434</text:p>
          </table:table-cell>
          <table:table-cell table:formula="of:=(2*[.F18]*[.G18])/([.F18]+[.G18])" office:value-type="float" office:value="0.00538143393024559" calcext:value-type="float">
            <text:p>0.0053814339</text:p>
          </table:table-cell>
          <table:table-cell office:value-type="float" office:value="0.00270077" calcext:value-type="float">
            <text:p>0.00270077</text:p>
          </table:table-cell>
          <table:table-cell office:value-type="float" office:value="0.49343434" calcext:value-type="float">
            <text:p>0.49343434</text:p>
          </table:table-cell>
          <table:table-cell table:formula="of:=(2*[.I18]*[.J18])/([.I18]+[.J18])" office:value-type="float" office:value="0.00537213607979407" calcext:value-type="float">
            <text:p>0.0053721361</text:p>
          </table:table-cell>
          <table:table-cell office:value-type="float" office:value="0.00269808" calcext:value-type="float">
            <text:p>0.00269808</text:p>
          </table:table-cell>
          <table:table-cell office:value-type="float" office:value="0.49343434" calcext:value-type="float">
            <text:p>0.49343434</text:p>
          </table:table-cell>
          <table:table-cell table:formula="of:=(2*[.L18]*[.M18])/([.L18]+[.M18])" office:value-type="float" office:value="0.00536681446484469" calcext:value-type="float">
            <text:p>0.005366814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07916315" calcext:value-type="float">
            <text:p>0.07916315</text:p>
          </table:table-cell>
          <table:table-cell office:value-type="float" office:value="0.06350971" calcext:value-type="float">
            <text:p>0.06350971</text:p>
          </table:table-cell>
          <table:table-cell table:formula="of:=(2*[.C19]*[.D19])/([.C19]+[.D19])" office:value-type="float" office:value="0.0704777166335139" calcext:value-type="float">
            <text:p>0.0704777166</text:p>
          </table:table-cell>
          <table:table-cell office:value-type="float" office:value="0.08989598" calcext:value-type="float">
            <text:p>0.08989598</text:p>
          </table:table-cell>
          <table:table-cell office:value-type="float" office:value="0.10329603" calcext:value-type="float">
            <text:p>0.10329603</text:p>
          </table:table-cell>
          <table:table-cell table:formula="of:=(2*[.F19]*[.G19])/([.F19]+[.G19])" office:value-type="float" office:value="0.096131282520011" calcext:value-type="float">
            <text:p>0.0961312825</text:p>
          </table:table-cell>
          <table:table-cell office:value-type="float" office:value="0.09300401" calcext:value-type="float">
            <text:p>0.09300401</text:p>
          </table:table-cell>
          <table:table-cell office:value-type="float" office:value="0.11613236" calcext:value-type="float">
            <text:p>0.11613236</text:p>
          </table:table-cell>
          <table:table-cell table:formula="of:=(2*[.I19]*[.J19])/([.I19]+[.J19])" office:value-type="float" office:value="0.103289305162594" calcext:value-type="float">
            <text:p>0.1032893052</text:p>
          </table:table-cell>
          <table:table-cell office:value-type="float" office:value="0.10546151" calcext:value-type="float">
            <text:p>0.10546151</text:p>
          </table:table-cell>
          <table:table-cell office:value-type="float" office:value="0.16803035" calcext:value-type="float">
            <text:p>0.16803035</text:p>
          </table:table-cell>
          <table:table-cell table:formula="of:=(2*[.L19]*[.M19])/([.L19]+[.M19])" office:value-type="float" office:value="0.129588752197806" calcext:value-type="float">
            <text:p>0.129588752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15813" calcext:value-type="float">
            <text:p>0.9815813</text:p>
          </table:table-cell>
          <table:table-cell office:value-type="float" office:value="0.54009495" calcext:value-type="float">
            <text:p>0.54009495</text:p>
          </table:table-cell>
          <table:table-cell table:formula="of:=(2*[.C20]*[.D20])/([.C20]+[.D20])" office:value-type="float" office:value="0.696793556637865" calcext:value-type="float">
            <text:p>0.6967935566</text:p>
          </table:table-cell>
          <table:table-cell office:value-type="float" office:value="0.98081543" calcext:value-type="float">
            <text:p>0.98081543</text:p>
          </table:table-cell>
          <table:table-cell office:value-type="float" office:value="0.54621632" calcext:value-type="float">
            <text:p>0.54621632</text:p>
          </table:table-cell>
          <table:table-cell table:formula="of:=(2*[.F20]*[.G20])/([.F20]+[.G20])" office:value-type="float" office:value="0.701671585772618" calcext:value-type="float">
            <text:p>0.7016715858</text:p>
          </table:table-cell>
          <table:table-cell office:value-type="float" office:value="0.9807096" calcext:value-type="float">
            <text:p>0.9807096</text:p>
          </table:table-cell>
          <table:table-cell office:value-type="float" office:value="0.56046458" calcext:value-type="float">
            <text:p>0.56046458</text:p>
          </table:table-cell>
          <table:table-cell table:formula="of:=(2*[.I20]*[.J20])/([.I20]+[.J20])" office:value-type="float" office:value="0.713291205106963" calcext:value-type="float">
            <text:p>0.7132912051</text:p>
          </table:table-cell>
          <table:table-cell office:value-type="float" office:value="0.98036946" calcext:value-type="float">
            <text:p>0.98036946</text:p>
          </table:table-cell>
          <table:table-cell office:value-type="float" office:value="0.56135444" calcext:value-type="float">
            <text:p>0.56135444</text:p>
          </table:table-cell>
          <table:table-cell table:formula="of:=(2*[.L20]*[.M20])/([.L20]+[.M20])" office:value-type="float" office:value="0.713921278915638" calcext:value-type="float">
            <text:p>0.713921278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709772" calcext:value-type="float">
            <text:p>0.05709772</text:p>
          </table:table-cell>
          <table:table-cell office:value-type="float" office:value="0.95496568" calcext:value-type="float">
            <text:p>0.95496568</text:p>
          </table:table-cell>
          <table:table-cell table:formula="of:=(2*[.C21]*[.D21])/([.C21]+[.D21])" office:value-type="float" office:value="0.107752860159254" calcext:value-type="float">
            <text:p>0.1077528602</text:p>
          </table:table-cell>
          <table:table-cell office:value-type="float" office:value="0.05528125" calcext:value-type="float">
            <text:p>0.05528125</text:p>
          </table:table-cell>
          <table:table-cell office:value-type="float" office:value="0.95834131" calcext:value-type="float">
            <text:p>0.95834131</text:p>
          </table:table-cell>
          <table:table-cell table:formula="of:=(2*[.F21]*[.G21])/([.F21]+[.G21])" office:value-type="float" office:value="0.104532609344128" calcext:value-type="float">
            <text:p>0.1045326093</text:p>
          </table:table-cell>
          <table:table-cell office:value-type="float" office:value="0.05356572" calcext:value-type="float">
            <text:p>0.05356572</text:p>
          </table:table-cell>
          <table:table-cell office:value-type="float" office:value="0.96007131" calcext:value-type="float">
            <text:p>0.96007131</text:p>
          </table:table-cell>
          <table:table-cell table:formula="of:=(2*[.I21]*[.J21])/([.I21]+[.J21])" office:value-type="float" office:value="0.101470071533384" calcext:value-type="float">
            <text:p>0.1014700715</text:p>
          </table:table-cell>
          <table:table-cell office:value-type="float" office:value="0.05289801" calcext:value-type="float">
            <text:p>0.05289801</text:p>
          </table:table-cell>
          <table:table-cell office:value-type="float" office:value="0.9625782" calcext:value-type="float">
            <text:p>0.9625782</text:p>
          </table:table-cell>
          <table:table-cell table:formula="of:=(2*[.L21]*[.M21])/([.L21]+[.M21])" office:value-type="float" office:value="0.100284912138674" calcext:value-type="float">
            <text:p>0.100284912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2302638" calcext:value-type="float">
            <text:p>0.02302638</text:p>
          </table:table-cell>
          <table:table-cell office:value-type="float" office:value="0.3257526" calcext:value-type="float">
            <text:p>0.3257526</text:p>
          </table:table-cell>
          <table:table-cell table:formula="of:=(2*[.C22]*[.D22])/([.C22]+[.D22])" office:value-type="float" office:value="0.0430123578753972" calcext:value-type="float">
            <text:p>0.0430123579</text:p>
          </table:table-cell>
          <table:table-cell office:value-type="float" office:value="0.02774711" calcext:value-type="float">
            <text:p>0.02774711</text:p>
          </table:table-cell>
          <table:table-cell office:value-type="float" office:value="0.43243934" calcext:value-type="float">
            <text:p>0.43243934</text:p>
          </table:table-cell>
          <table:table-cell table:formula="of:=(2*[.F22]*[.G22])/([.F22]+[.G22])" office:value-type="float" office:value="0.052148175746189" calcext:value-type="float">
            <text:p>0.0521481757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I22]*[.J22])/([.I22]+[.J22])" office:value-type="float" office:value="0.0527742092740375" calcext:value-type="float">
            <text:p>0.0527742093</text:p>
          </table:table-cell>
          <table:table-cell office:value-type="float" office:value="0.02807322" calcext:value-type="float">
            <text:p>0.02807322</text:p>
          </table:table-cell>
          <table:table-cell office:value-type="float" office:value="0.43933589" calcext:value-type="float">
            <text:p>0.43933589</text:p>
          </table:table-cell>
          <table:table-cell table:formula="of:=(2*[.L22]*[.M22])/([.L22]+[.M22])" office:value-type="float" office:value="0.0527742092740375" calcext:value-type="float">
            <text:p>0.052774209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3288805" calcext:value-type="float">
            <text:p>0.13288805</text:p>
          </table:table-cell>
          <table:table-cell office:value-type="float" office:value="0.08032171" calcext:value-type="float">
            <text:p>0.08032171</text:p>
          </table:table-cell>
          <table:table-cell table:formula="of:=(2*[.C23]*[.D23])/([.C23]+[.D23])" office:value-type="float" office:value="0.100124829318935" calcext:value-type="float">
            <text:p>0.1001248293</text:p>
          </table:table-cell>
          <table:table-cell office:value-type="float" office:value="0.12499936" calcext:value-type="float">
            <text:p>0.12499936</text:p>
          </table:table-cell>
          <table:table-cell office:value-type="float" office:value="0.11750485" calcext:value-type="float">
            <text:p>0.11750485</text:p>
          </table:table-cell>
          <table:table-cell table:formula="of:=(2*[.F23]*[.G23])/([.F23]+[.G23])" office:value-type="float" office:value="0.121136297360743" calcext:value-type="float">
            <text:p>0.1211362974</text:p>
          </table:table-cell>
          <table:table-cell office:value-type="float" office:value="0.13609085" calcext:value-type="float">
            <text:p>0.13609085</text:p>
          </table:table-cell>
          <table:table-cell office:value-type="float" office:value="0.15096165" calcext:value-type="float">
            <text:p>0.15096165</text:p>
          </table:table-cell>
          <table:table-cell table:formula="of:=(2*[.I23]*[.J23])/([.I23]+[.J23])" office:value-type="float" office:value="0.143141057931232" calcext:value-type="float">
            <text:p>0.1431410579</text:p>
          </table:table-cell>
          <table:table-cell office:value-type="float" office:value="0.14532335" calcext:value-type="float">
            <text:p>0.14532335</text:p>
          </table:table-cell>
          <table:table-cell office:value-type="float" office:value="0.1740102" calcext:value-type="float">
            <text:p>0.1740102</text:p>
          </table:table-cell>
          <table:table-cell table:formula="of:=(2*[.L23]*[.M23])/([.L23]+[.M23])" office:value-type="float" office:value="0.158378254951101" calcext:value-type="float">
            <text:p>0.15837825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22744" calcext:value-type="float">
            <text:p>0.02322744</text:p>
          </table:table-cell>
          <table:table-cell office:value-type="float" office:value="0.68694042" calcext:value-type="float">
            <text:p>0.68694042</text:p>
          </table:table-cell>
          <table:table-cell table:formula="of:=(2*[.C24]*[.D24])/([.C24]+[.D24])" office:value-type="float" office:value="0.0449354815610067" calcext:value-type="float">
            <text:p>0.0449354816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F24]*[.G24])/([.F24]+[.G24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I24]*[.J24])/([.I24]+[.J24])" office:value-type="float" office:value="0.0449676635345278" calcext:value-type="float">
            <text:p>0.0449676635</text:p>
          </table:table-cell>
          <table:table-cell office:value-type="float" office:value="0.02323333" calcext:value-type="float">
            <text:p>0.02323333</text:p>
          </table:table-cell>
          <table:table-cell office:value-type="float" office:value="0.69696533" calcext:value-type="float">
            <text:p>0.69696533</text:p>
          </table:table-cell>
          <table:table-cell table:formula="of:=(2*[.L24]*[.M24])/([.L24]+[.M24])" office:value-type="float" office:value="0.0449676635345278" calcext:value-type="float">
            <text:p>0.0449676635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5892924" calcext:value-type="float">
            <text:p>0.55892924</text:p>
          </table:table-cell>
          <table:table-cell office:value-type="float" office:value="0.53096452" calcext:value-type="float">
            <text:p>0.53096452</text:p>
          </table:table-cell>
          <table:table-cell table:formula="of:=(2*[.C25]*[.D25])/([.C25]+[.D25])" office:value-type="float" office:value="0.54458811770895" calcext:value-type="float">
            <text:p>0.5445881177</text:p>
          </table:table-cell>
          <table:table-cell office:value-type="float" office:value="0.52320242" calcext:value-type="float">
            <text:p>0.52320242</text:p>
          </table:table-cell>
          <table:table-cell office:value-type="float" office:value="0.58623516" calcext:value-type="float">
            <text:p>0.58623516</text:p>
          </table:table-cell>
          <table:table-cell table:formula="of:=(2*[.F25]*[.G25])/([.F25]+[.G25])" office:value-type="float" office:value="0.552928186191579" calcext:value-type="float">
            <text:p>0.5529281862</text:p>
          </table:table-cell>
          <table:table-cell office:value-type="float" office:value="0.51871998" calcext:value-type="float">
            <text:p>0.51871998</text:p>
          </table:table-cell>
          <table:table-cell office:value-type="float" office:value="0.58670477" calcext:value-type="float">
            <text:p>0.58670477</text:p>
          </table:table-cell>
          <table:table-cell table:formula="of:=(2*[.I25]*[.J25])/([.I25]+[.J25])" office:value-type="float" office:value="0.550621806794727" calcext:value-type="float">
            <text:p>0.5506218068</text:p>
          </table:table-cell>
          <table:table-cell office:value-type="float" office:value="0.5054586" calcext:value-type="float">
            <text:p>0.5054586</text:p>
          </table:table-cell>
          <table:table-cell office:value-type="float" office:value="0.60911022" calcext:value-type="float">
            <text:p>0.60911022</text:p>
          </table:table-cell>
          <table:table-cell table:formula="of:=(2*[.L25]*[.M25])/([.L25]+[.M25])" office:value-type="float" office:value="0.552464762197263" calcext:value-type="float">
            <text:p>0.5524647622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8017003" calcext:value-type="float">
            <text:p>0.48017003</text:p>
          </table:table-cell>
          <table:table-cell office:value-type="float" office:value="0.18835203" calcext:value-type="float">
            <text:p>0.18835203</text:p>
          </table:table-cell>
          <table:table-cell table:formula="of:=(2*[.C26]*[.D26])/([.C26]+[.D26])" office:value-type="float" office:value="0.270569979083894" calcext:value-type="float">
            <text:p>0.2705699791</text:p>
          </table:table-cell>
          <table:table-cell office:value-type="float" office:value="0.47857666" calcext:value-type="float">
            <text:p>0.47857666</text:p>
          </table:table-cell>
          <table:table-cell office:value-type="float" office:value="0.26117583" calcext:value-type="float">
            <text:p>0.26117583</text:p>
          </table:table-cell>
          <table:table-cell table:formula="of:=(2*[.F26]*[.G26])/([.F26]+[.G26])" office:value-type="float" office:value="0.337931019047" calcext:value-type="float">
            <text:p>0.337931019</text:p>
          </table:table-cell>
          <table:table-cell office:value-type="float" office:value="0.47335163" calcext:value-type="float">
            <text:p>0.47335163</text:p>
          </table:table-cell>
          <table:table-cell office:value-type="float" office:value="0.32092487" calcext:value-type="float">
            <text:p>0.32092487</text:p>
          </table:table-cell>
          <table:table-cell table:formula="of:=(2*[.I26]*[.J26])/([.I26]+[.J26])" office:value-type="float" office:value="0.382512413050211" calcext:value-type="float">
            <text:p>0.3825124131</text:p>
          </table:table-cell>
          <table:table-cell office:value-type="float" office:value="0.47818834" calcext:value-type="float">
            <text:p>0.47818834</text:p>
          </table:table-cell>
          <table:table-cell office:value-type="float" office:value="0.37786084" calcext:value-type="float">
            <text:p>0.37786084</text:p>
          </table:table-cell>
          <table:table-cell table:formula="of:=(2*[.L26]*[.M26])/([.L26]+[.M26])" office:value-type="float" office:value="0.422145484283054" calcext:value-type="float">
            <text:p>0.422145484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73145" calcext:value-type="float">
            <text:p>0.0573145</text:p>
          </table:table-cell>
          <table:table-cell office:value-type="float" office:value="0.50477073" calcext:value-type="float">
            <text:p>0.50477073</text:p>
          </table:table-cell>
          <table:table-cell table:formula="of:=(2*[.C27]*[.D27])/([.C27]+[.D27])" office:value-type="float" office:value="0.102940552288076" calcext:value-type="float">
            <text:p>0.1029405523</text:p>
          </table:table-cell>
          <table:table-cell office:value-type="float" office:value="0.05364285" calcext:value-type="float">
            <text:p>0.05364285</text:p>
          </table:table-cell>
          <table:table-cell office:value-type="float" office:value="0.54660529" calcext:value-type="float">
            <text:p>0.54660529</text:p>
          </table:table-cell>
          <table:table-cell table:formula="of:=(2*[.F27]*[.G27])/([.F27]+[.G27])" office:value-type="float" office:value="0.0976978140429606" calcext:value-type="float">
            <text:p>0.097697814</text:p>
          </table:table-cell>
          <table:table-cell office:value-type="float" office:value="0.0536316" calcext:value-type="float">
            <text:p>0.0536316</text:p>
          </table:table-cell>
          <table:table-cell office:value-type="float" office:value="0.54913868" calcext:value-type="float">
            <text:p>0.54913868</text:p>
          </table:table-cell>
          <table:table-cell table:formula="of:=(2*[.I27]*[.J27])/([.I27]+[.J27])" office:value-type="float" office:value="0.0977194364336875" calcext:value-type="float">
            <text:p>0.0977194364</text:p>
          </table:table-cell>
          <table:table-cell office:value-type="float" office:value="0.05377151" calcext:value-type="float">
            <text:p>0.05377151</text:p>
          </table:table-cell>
          <table:table-cell office:value-type="float" office:value="0.56180049" calcext:value-type="float">
            <text:p>0.56180049</text:p>
          </table:table-cell>
          <table:table-cell table:formula="of:=(2*[.L27]*[.M27])/([.L27]+[.M27])" office:value-type="float" office:value="0.0981489108212846" calcext:value-type="float">
            <text:p>0.098148910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C28]*[.D28])/([.C28]+[.D28])" office:value-type="float" office:value="0.289676317669088" calcext:value-type="float">
            <text:p>0.2896763177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F28]*[.G28])/([.F28]+[.G28])" office:value-type="float" office:value="0.289773541970371" calcext:value-type="float">
            <text:p>0.289773542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I28]*[.J28])/([.I28]+[.J28])" office:value-type="float" office:value="0.291563100932582" calcext:value-type="float">
            <text:p>0.2915631009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L28]*[.M28])/([.L28]+[.M28])" office:value-type="float" office:value="0.289808378672318" calcext:value-type="float">
            <text:p>0.2898083787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C29]*[.D29])/([.C29]+[.D29])" office:value-type="float" office:value="0.360283583676866" calcext:value-type="float">
            <text:p>0.3602835837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F29]*[.G29])/([.F29]+[.G29])" office:value-type="float" office:value="0.359199937012893" calcext:value-type="float">
            <text:p>0.359199937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I29]*[.J29])/([.I29]+[.J29])" office:value-type="float" office:value="0.362755985025703" calcext:value-type="float">
            <text:p>0.362755985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L29]*[.M29])/([.L29]+[.M29])" office:value-type="float" office:value="0.364107418084876" calcext:value-type="float">
            <text:p>0.3641074181</text:p>
          </table:table-cell>
          <table:table-cell table:number-columns-repeated="4"/>
        </table:table-row>
        <table:table-row table:style-name="ro3">
          <table:table-cell table:number-columns-repeated="18"/>
        </table:table-row>
        <table:table-row table:style-name="ro3">
          <table:table-cell table:number-columns-repeated="2"/>
          <table:table-cell table:style-name="ce26" office:value-type="string" calcext:value-type="string" table:number-columns-spanned="3" table:number-rows-spanned="1">
            <text:p>D=2,c&gt;0,r&gt;0,type,0.5,nbc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3,c&gt;0,r&gt;0,type,0.5,nbc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4,c&gt;0,r&gt;0,type,0.5,nbc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5,c&gt;0,r&gt;0,type,0.5.nbc</text:p>
          </table:table-cell>
          <table:covered-table-cell table:number-columns-repeated="2"/>
          <table:table-cell table:number-columns-repeated="2"/>
          <table:table-cell office:value-type="string" calcext:value-type="string">
            <text:p>Macro F1</text:p>
          </table:table-cell>
          <table:table-cell office:value-type="string" calcext:value-type="string">
            <text:p>Micro F1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≦2</text:p>
          </table:table-cell>
          <table:table-cell table:formula="of:=[.E28]" office:value-type="float" office:value="0.289676317669088" calcext:value-type="float">
            <text:p>0.2896763177</text:p>
          </table:table-cell>
          <table:table-cell table:formula="of:=[.E29]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office:value-type="string" calcext:value-type="string">
            <text:p>actedIn</text:p>
          </table:table-cell>
          <table:table-cell office:value-type="float" office:value="0.60006185" calcext:value-type="float">
            <text:p>0.60006185</text:p>
          </table:table-cell>
          <table:table-cell office:value-type="float" office:value="0.4551852" calcext:value-type="float">
            <text:p>0.4551852</text:p>
          </table:table-cell>
          <table:table-cell table:formula="of:=(2*[.C33]*[.D33])/([.C33]+[.D33])" office:value-type="float" office:value="0.517678344999154" calcext:value-type="float">
            <text:p>0.517678345</text:p>
          </table:table-cell>
          <table:table-cell office:value-type="float" office:value="0.59775341" calcext:value-type="float">
            <text:p>0.59775341</text:p>
          </table:table-cell>
          <table:table-cell office:value-type="float" office:value="0.49322255" calcext:value-type="float">
            <text:p>0.49322255</text:p>
          </table:table-cell>
          <table:table-cell table:formula="of:=(2*[.F33]*[.G33])/([.F33]+[.G33])" office:value-type="float" office:value="0.540480215808597" calcext:value-type="float">
            <text:p>0.5404802158</text:p>
          </table:table-cell>
          <table:table-cell office:value-type="float" office:value="0.5980818" calcext:value-type="float">
            <text:p>0.5980818</text:p>
          </table:table-cell>
          <table:table-cell office:value-type="float" office:value="0.54511523" calcext:value-type="float">
            <text:p>0.54511523</text:p>
          </table:table-cell>
          <table:table-cell table:formula="of:=(2*[.I33]*[.J33])/([.I33]+[.J33])" office:value-type="float" office:value="0.570371492245416" calcext:value-type="float">
            <text:p>0.5703714922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table:formula="of:=(2*[.L33]*[.M33])/([.L33]+[.M33])" office:value-type="float" office:value="0.572955181213429" calcext:value-type="float">
            <text:p>0.5729551812</text:p>
          </table:table-cell>
          <table:table-cell/>
          <table:table-cell office:value-type="string" calcext:value-type="string">
            <text:p>≦3</text:p>
          </table:table-cell>
          <table:table-cell table:formula="of:=[.H28]" office:value-type="float" office:value="0.289773541970371" calcext:value-type="float">
            <text:p>0.289773542</text:p>
          </table:table-cell>
          <table:table-cell table:formula="of:=[.H29]" office:value-type="float" office:value="0.359199937012893" calcext:value-type="float">
            <text:p>0.359199937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33455428" calcext:value-type="float">
            <text:p>0.33455428</text:p>
          </table:table-cell>
          <table:table-cell office:value-type="float" office:value="0.7149723" calcext:value-type="float">
            <text:p>0.7149723</text:p>
          </table:table-cell>
          <table:table-cell table:formula="of:=(2*[.C34]*[.D34])/([.C34]+[.D34])" office:value-type="float" office:value="0.455818933230722" calcext:value-type="float">
            <text:p>0.4558189332</text:p>
          </table:table-cell>
          <table:table-cell office:value-type="float" office:value="0.32327372" calcext:value-type="float">
            <text:p>0.32327372</text:p>
          </table:table-cell>
          <table:table-cell office:value-type="float" office:value="0.74138582" calcext:value-type="float">
            <text:p>0.74138582</text:p>
          </table:table-cell>
          <table:table-cell table:formula="of:=(2*[.F34]*[.G34])/([.F34]+[.G34])" office:value-type="float" office:value="0.450229473333138" calcext:value-type="float">
            <text:p>0.4502294733</text:p>
          </table:table-cell>
          <table:table-cell office:value-type="float" office:value="0.30640185" calcext:value-type="float">
            <text:p>0.30640185</text:p>
          </table:table-cell>
          <table:table-cell office:value-type="float" office:value="0.75410866" calcext:value-type="float">
            <text:p>0.75410866</text:p>
          </table:table-cell>
          <table:table-cell table:formula="of:=(2*[.I34]*[.J34])/([.I34]+[.J34])" office:value-type="float" office:value="0.435752944164638" calcext:value-type="float">
            <text:p>0.4357529442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table:formula="of:=(2*[.L34]*[.M34])/([.L34]+[.M34])" office:value-type="float" office:value="0.434152933983536" calcext:value-type="float">
            <text:p>0.434152934</text:p>
          </table:table-cell>
          <table:table-cell/>
          <table:table-cell office:value-type="string" calcext:value-type="string">
            <text:p>≦4</text:p>
          </table:table-cell>
          <table:table-cell table:formula="of:=[.K28]" office:value-type="float" office:value="0.291563100932582" calcext:value-type="float">
            <text:p>0.2915631009</text:p>
          </table:table-cell>
          <table:table-cell table:formula="of:=[.K29]" office:value-type="float" office:value="0.362755985025703" calcext:value-type="float">
            <text:p>0.36275598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C35]*[.D35])/([.C35]+[.D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F35]*[.G35])/([.F35]+[.G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I35]*[.J35])/([.I35]+[.J35])" office:value-type="float" office:value="0.469563136790698" calcext:value-type="float">
            <text:p>0.4695631368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formula="of:=(2*[.L35]*[.M35])/([.L35]+[.M35])" office:value-type="float" office:value="0.469563136790698" calcext:value-type="float">
            <text:p>0.4695631368</text:p>
          </table:table-cell>
          <table:table-cell/>
          <table:table-cell office:value-type="string" calcext:value-type="string">
            <text:p>≦5</text:p>
          </table:table-cell>
          <table:table-cell table:formula="of:=[.N28]" office:value-type="float" office:value="0.289808378672318" calcext:value-type="float">
            <text:p>0.2898083787</text:p>
          </table:table-cell>
          <table:table-cell table:formula="of:=[.N29]" office:value-type="float" office:value="0.364107418084876" calcext:value-type="float">
            <text:p>0.364107418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39425768" calcext:value-type="float">
            <text:p>0.39425768</text:p>
          </table:table-cell>
          <table:table-cell office:value-type="float" office:value="0.26455802" calcext:value-type="float">
            <text:p>0.26455802</text:p>
          </table:table-cell>
          <table:table-cell table:formula="of:=(2*[.C36]*[.D36])/([.C36]+[.D36])" office:value-type="float" office:value="0.316641000481906" calcext:value-type="float">
            <text:p>0.3166410005</text:p>
          </table:table-cell>
          <table:table-cell office:value-type="float" office:value="0.39434405" calcext:value-type="float">
            <text:p>0.39434405</text:p>
          </table:table-cell>
          <table:table-cell office:value-type="float" office:value="0.31627278" calcext:value-type="float">
            <text:p>0.31627278</text:p>
          </table:table-cell>
          <table:table-cell table:formula="of:=(2*[.F36]*[.G36])/([.F36]+[.G36])" office:value-type="float" office:value="0.351019800558225" calcext:value-type="float">
            <text:p>0.3510198006</text:p>
          </table:table-cell>
          <table:table-cell office:value-type="float" office:value="0.39290136" calcext:value-type="float">
            <text:p>0.39290136</text:p>
          </table:table-cell>
          <table:table-cell office:value-type="float" office:value="0.36254967" calcext:value-type="float">
            <text:p>0.36254967</text:p>
          </table:table-cell>
          <table:table-cell table:formula="of:=(2*[.I36]*[.J36])/([.I36]+[.J36])" office:value-type="float" office:value="0.377115796401922" calcext:value-type="float">
            <text:p>0.3771157964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table:formula="of:=(2*[.L36]*[.M36])/([.L36]+[.M36])" office:value-type="float" office:value="0.383705923955174" calcext:value-type="float">
            <text:p>0.38370592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42941044" calcext:value-type="float">
            <text:p>0.42941044</text:p>
          </table:table-cell>
          <table:table-cell office:value-type="float" office:value="0.68920097" calcext:value-type="float">
            <text:p>0.68920097</text:p>
          </table:table-cell>
          <table:table-cell table:formula="of:=(2*[.C37]*[.D37])/([.C37]+[.D37])" office:value-type="float" office:value="0.529138339070092" calcext:value-type="float">
            <text:p>0.5291383391</text:p>
          </table:table-cell>
          <table:table-cell office:value-type="float" office:value="0.42897449" calcext:value-type="float">
            <text:p>0.42897449</text:p>
          </table:table-cell>
          <table:table-cell office:value-type="float" office:value="0.70195348" calcext:value-type="float">
            <text:p>0.70195348</text:p>
          </table:table-cell>
          <table:table-cell table:formula="of:=(2*[.F37]*[.G37])/([.F37]+[.G37])" office:value-type="float" office:value="0.532518682134505" calcext:value-type="float">
            <text:p>0.5325186821</text:p>
          </table:table-cell>
          <table:table-cell office:value-type="float" office:value="0.4233632" calcext:value-type="float">
            <text:p>0.4233632</text:p>
          </table:table-cell>
          <table:table-cell office:value-type="float" office:value="0.7066796" calcext:value-type="float">
            <text:p>0.7066796</text:p>
          </table:table-cell>
          <table:table-cell table:formula="of:=(2*[.I37]*[.J37])/([.I37]+[.J37])" office:value-type="float" office:value="0.529505850275264" calcext:value-type="float">
            <text:p>0.5295058503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table:formula="of:=(2*[.L37]*[.M37])/([.L37]+[.M37])" office:value-type="float" office:value="0.529290303238322" calcext:value-type="float">
            <text:p>0.5292903032</text:p>
          </table:table-cell>
          <table:table-cell table:number-columns-repeated="2"/>
          <table:table-cell office:value-type="string" calcext:value-type="string">
            <text:p>Macro F1 (NBC)</text:p>
          </table:table-cell>
          <table:table-cell office:value-type="string" calcext:value-type="string">
            <text:p>Micro F1 (NBC)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46360834" calcext:value-type="float">
            <text:p>0.46360834</text:p>
          </table:table-cell>
          <table:table-cell office:value-type="float" office:value="0.49803022" calcext:value-type="float">
            <text:p>0.49803022</text:p>
          </table:table-cell>
          <table:table-cell table:formula="of:=(2*[.C38]*[.D38])/([.C38]+[.D38])" office:value-type="float" office:value="0.480203213906137" calcext:value-type="float">
            <text:p>0.4802032139</text:p>
          </table:table-cell>
          <table:table-cell office:value-type="float" office:value="0.46038697" calcext:value-type="float">
            <text:p>0.46038697</text:p>
          </table:table-cell>
          <table:table-cell office:value-type="float" office:value="0.53033557" calcext:value-type="float">
            <text:p>0.53033557</text:p>
          </table:table-cell>
          <table:table-cell table:formula="of:=(2*[.F38]*[.G38])/([.F38]+[.G38])" office:value-type="float" office:value="0.492891957733238" calcext:value-type="float">
            <text:p>0.4928919577</text:p>
          </table:table-cell>
          <table:table-cell office:value-type="float" office:value="0.45941859" calcext:value-type="float">
            <text:p>0.45941859</text:p>
          </table:table-cell>
          <table:table-cell office:value-type="float" office:value="0.53128871" calcext:value-type="float">
            <text:p>0.53128871</text:p>
          </table:table-cell>
          <table:table-cell table:formula="of:=(2*[.I38]*[.J38])/([.I38]+[.J38])" office:value-type="float" office:value="0.492746767952793" calcext:value-type="float">
            <text:p>0.492746768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table:formula="of:=(2*[.L38]*[.M38])/([.L38]+[.M38])" office:value-type="float" office:value="0.518024698303157" calcext:value-type="float">
            <text:p>0.5180246983</text:p>
          </table:table-cell>
          <table:table-cell/>
          <table:table-cell office:value-type="string" calcext:value-type="string">
            <text:p>≦2</text:p>
          </table:table-cell>
          <table:table-cell table:formula="of:=[.E57]" office:value-type="float" office:value="0.356736623102692" calcext:value-type="float">
            <text:p>0.3567366231</text:p>
          </table:table-cell>
          <table:table-cell table:formula="of:=[.E58]" office:value-type="float" office:value="0.555165737471628" calcext:value-type="float">
            <text:p>0.5551657375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C39]*[.D39])/([.C39]+[.D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F39]*[.G39])/([.F39]+[.G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I39]*[.J39])/([.I39]+[.J39])" office:value-type="float" office:value="0.685476758093899" calcext:value-type="float">
            <text:p>0.6854767581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formula="of:=(2*[.L39]*[.M39])/([.L39]+[.M39])" office:value-type="float" office:value="0.685476758093899" calcext:value-type="float">
            <text:p>0.6854767581</text:p>
          </table:table-cell>
          <table:table-cell/>
          <table:table-cell office:value-type="string" calcext:value-type="string">
            <text:p>≦3</text:p>
          </table:table-cell>
          <table:table-cell table:formula="of:=[.H57]" office:value-type="float" office:value="0.366870907659201" calcext:value-type="float">
            <text:p>0.3668709077</text:p>
          </table:table-cell>
          <table:table-cell table:formula="of:=[.H58]" office:value-type="float" office:value="0.567518857060442" calcext:value-type="float">
            <text:p>0.5675188571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C40]*[.D40])/([.C40]+[.D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F40]*[.G40])/([.F40]+[.G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I40]*[.J40])/([.I40]+[.J40])" office:value-type="float" office:value="0.0253338850683588" calcext:value-type="float">
            <text:p>0.0253338851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table:formula="of:=(2*[.L40]*[.M40])/([.L40]+[.M40])" office:value-type="float" office:value="0.0253338850683588" calcext:value-type="float">
            <text:p>0.0253338851</text:p>
          </table:table-cell>
          <table:table-cell/>
          <table:table-cell office:value-type="string" calcext:value-type="string">
            <text:p>≦4</text:p>
          </table:table-cell>
          <table:table-cell table:formula="of:=[.K57]" office:value-type="float" office:value="0.373865918052937" calcext:value-type="float">
            <text:p>0.3738659181</text:p>
          </table:table-cell>
          <table:table-cell table:formula="of:=[.K58]" office:value-type="float" office:value="0.577739629690096" calcext:value-type="float">
            <text:p>0.5777396297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C41]*[.D41])/([.C41]+[.D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F41]*[.G41])/([.F41]+[.G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I41]*[.J41])/([.I41]+[.J41])" office:value-type="float" office:value="0.291929014670711" calcext:value-type="float">
            <text:p>0.2919290147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table:formula="of:=(2*[.L41]*[.M41])/([.L41]+[.M41])" office:value-type="float" office:value="0.291929014670711" calcext:value-type="float">
            <text:p>0.2919290147</text:p>
          </table:table-cell>
          <table:table-cell/>
          <table:table-cell office:value-type="string" calcext:value-type="string">
            <text:p>≦5</text:p>
          </table:table-cell>
          <table:table-cell table:formula="of:=[.N57]" office:value-type="float" office:value="0.385622143616747" calcext:value-type="float">
            <text:p>0.3856221436</text:p>
          </table:table-cell>
          <table:table-cell table:formula="of:=[.N58]" office:value-type="float" office:value="0.584095774375602" calcext:value-type="float">
            <text:p>0.5840957744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33132601" calcext:value-type="float">
            <text:p>0.33132601</text:p>
          </table:table-cell>
          <table:table-cell office:value-type="float" office:value="0.67027442" calcext:value-type="float">
            <text:p>0.67027442</text:p>
          </table:table-cell>
          <table:table-cell table:formula="of:=(2*[.C42]*[.D42])/([.C42]+[.D42])" office:value-type="float" office:value="0.443448989301381" calcext:value-type="float">
            <text:p>0.4434489893</text:p>
          </table:table-cell>
          <table:table-cell office:value-type="float" office:value="0.31991292" calcext:value-type="float">
            <text:p>0.31991292</text:p>
          </table:table-cell>
          <table:table-cell office:value-type="float" office:value="0.68542266" calcext:value-type="float">
            <text:p>0.68542266</text:p>
          </table:table-cell>
          <table:table-cell table:formula="of:=(2*[.F42]*[.G42])/([.F42]+[.G42])" office:value-type="float" office:value="0.436223623150326" calcext:value-type="float">
            <text:p>0.4362236232</text:p>
          </table:table-cell>
          <table:table-cell office:value-type="float" office:value="0.3173198" calcext:value-type="float">
            <text:p>0.3173198</text:p>
          </table:table-cell>
          <table:table-cell office:value-type="float" office:value="0.68580876" calcext:value-type="float">
            <text:p>0.68580876</text:p>
          </table:table-cell>
          <table:table-cell table:formula="of:=(2*[.I42]*[.J42])/([.I42]+[.J42])" office:value-type="float" office:value="0.433883965105027" calcext:value-type="float">
            <text:p>0.4338839651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table:formula="of:=(2*[.L42]*[.M42])/([.L42]+[.M42])" office:value-type="float" office:value="0.432223267112096" calcext:value-type="float">
            <text:p>0.432223267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3" calcext:value-type="float">
            <text:p>0.3</text:p>
          </table:table-cell>
          <table:table-cell office:value-type="float" office:value="0.00023867" calcext:value-type="float">
            <text:p>0.00023867</text:p>
          </table:table-cell>
          <table:table-cell table:formula="of:=(2*[.C43]*[.D43])/([.C43]+[.D43])" office:value-type="float" office:value="0.000476960546088217" calcext:value-type="float">
            <text:p>0.0004769605</text:p>
          </table:table-cell>
          <table:table-cell office:value-type="float" office:value="0.43333333" calcext:value-type="float">
            <text:p>0.43333333</text:p>
          </table:table-cell>
          <table:table-cell office:value-type="float" office:value="0.0005659" calcext:value-type="float">
            <text:p>0.0005659</text:p>
          </table:table-cell>
          <table:table-cell table:formula="of:=(2*[.F43]*[.G43])/([.F43]+[.G43])" office:value-type="float" office:value="0.00113032388394421" calcext:value-type="float">
            <text:p>0.0011303239</text:p>
          </table:table-cell>
          <table:table-cell office:value-type="float" office:value="0.54761905" calcext:value-type="float">
            <text:p>0.54761905</text:p>
          </table:table-cell>
          <table:table-cell office:value-type="float" office:value="0.00156628" calcext:value-type="float">
            <text:p>0.00156628</text:p>
          </table:table-cell>
          <table:table-cell table:formula="of:=(2*[.I43]*[.J43])/([.I43]+[.J43])" office:value-type="float" office:value="0.00312362591926481" calcext:value-type="float">
            <text:p>0.0031236259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table:formula="of:=(2*[.L43]*[.M43])/([.L43]+[.M43])" office:value-type="float" office:value="0.0129136237142956" calcext:value-type="float">
            <text:p>0.01291362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C44]*[.D44])/([.C44]+[.D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F44]*[.G44])/([.F44]+[.G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I44]*[.J44])/([.I44]+[.J44])" office:value-type="float" office:value="0.0510895863228795" calcext:value-type="float">
            <text:p>0.0510895863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table:formula="of:=(2*[.L44]*[.M44])/([.L44]+[.M44])" office:value-type="float" office:value="0.0510895863228795" calcext:value-type="float">
            <text:p>0.0510895863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20959073" calcext:value-type="float">
            <text:p>0.20959073</text:p>
          </table:table-cell>
          <table:table-cell office:value-type="float" office:value="0.59550304" calcext:value-type="float">
            <text:p>0.59550304</text:p>
          </table:table-cell>
          <table:table-cell table:formula="of:=(2*[.C45]*[.D45])/([.C45]+[.D45])" office:value-type="float" office:value="0.310055602270576" calcext:value-type="float">
            <text:p>0.3100556023</text:p>
          </table:table-cell>
          <table:table-cell office:value-type="float" office:value="0.19345947" calcext:value-type="float">
            <text:p>0.19345947</text:p>
          </table:table-cell>
          <table:table-cell office:value-type="float" office:value="0.61857925" calcext:value-type="float">
            <text:p>0.61857925</text:p>
          </table:table-cell>
          <table:table-cell table:formula="of:=(2*[.F45]*[.G45])/([.F45]+[.G45])" office:value-type="float" office:value="0.294739674132774" calcext:value-type="float">
            <text:p>0.2947396741</text:p>
          </table:table-cell>
          <table:table-cell office:value-type="float" office:value="0.18971355" calcext:value-type="float">
            <text:p>0.18971355</text:p>
          </table:table-cell>
          <table:table-cell office:value-type="float" office:value="0.62897648" calcext:value-type="float">
            <text:p>0.62897648</text:p>
          </table:table-cell>
          <table:table-cell table:formula="of:=(2*[.I45]*[.J45])/([.I45]+[.J45])" office:value-type="float" office:value="0.291503148969101" calcext:value-type="float">
            <text:p>0.291503149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table:formula="of:=(2*[.L45]*[.M45])/([.L45]+[.M45])" office:value-type="float" office:value="0.290035358758958" calcext:value-type="float">
            <text:p>0.2900353588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531864" calcext:value-type="float">
            <text:p>0.531864</text:p>
          </table:table-cell>
          <table:table-cell office:value-type="float" office:value="0.01549293" calcext:value-type="float">
            <text:p>0.01549293</text:p>
          </table:table-cell>
          <table:table-cell table:formula="of:=(2*[.C46]*[.D46])/([.C46]+[.D46])" office:value-type="float" office:value="0.0301088056801254" calcext:value-type="float">
            <text:p>0.0301088057</text:p>
          </table:table-cell>
          <table:table-cell office:value-type="float" office:value="0.52609307" calcext:value-type="float">
            <text:p>0.52609307</text:p>
          </table:table-cell>
          <table:table-cell office:value-type="float" office:value="0.02069551" calcext:value-type="float">
            <text:p>0.02069551</text:p>
          </table:table-cell>
          <table:table-cell table:formula="of:=(2*[.F46]*[.G46])/([.F46]+[.G46])" office:value-type="float" office:value="0.0398244030302012" calcext:value-type="float">
            <text:p>0.039824403</text:p>
          </table:table-cell>
          <table:table-cell office:value-type="float" office:value="0.55616134" calcext:value-type="float">
            <text:p>0.55616134</text:p>
          </table:table-cell>
          <table:table-cell office:value-type="float" office:value="0.02379349" calcext:value-type="float">
            <text:p>0.02379349</text:p>
          </table:table-cell>
          <table:table-cell table:formula="of:=(2*[.I46]*[.J46])/([.I46]+[.J46])" office:value-type="float" office:value="0.0456346549667553" calcext:value-type="float">
            <text:p>0.045634655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table:formula="of:=(2*[.L46]*[.M46])/([.L46]+[.M46])" office:value-type="float" office:value="0.046147810084882" calcext:value-type="float">
            <text:p>0.046147810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7]*[.D47])/([.C47]+[.D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7]*[.G47])/([.F47]+[.G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7]*[.J47])/([.I47]+[.J47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47]*[.M47])/([.L47]+[.M47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48]*[.D48])/([.C48]+[.D48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48]*[.G48])/([.F48]+[.G48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48]*[.J48])/([.I48]+[.J48])" office:value-type="string" office:string-value="#DIV/0!" calcext:value-type="error">
            <text:p>#DIV/0!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formula="of:=(2*[.L48]*[.M48])/([.L48]+[.M48])" office:value-type="float" office:value="0.00151515891127167" calcext:value-type="float">
            <text:p>0.001515158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9208396" calcext:value-type="float">
            <text:p>0.99208396</text:p>
          </table:table-cell>
          <table:table-cell office:value-type="float" office:value="0.52972644" calcext:value-type="float">
            <text:p>0.52972644</text:p>
          </table:table-cell>
          <table:table-cell table:formula="of:=(2*[.C49]*[.D49])/([.C49]+[.D49])" office:value-type="float" office:value="0.690668304424654" calcext:value-type="float">
            <text:p>0.6906683044</text:p>
          </table:table-cell>
          <table:table-cell office:value-type="float" office:value="0.99181811" calcext:value-type="float">
            <text:p>0.99181811</text:p>
          </table:table-cell>
          <table:table-cell office:value-type="float" office:value="0.53532647" calcext:value-type="float">
            <text:p>0.53532647</text:p>
          </table:table-cell>
          <table:table-cell table:formula="of:=(2*[.F49]*[.G49])/([.F49]+[.G49])" office:value-type="float" office:value="0.695345410856085" calcext:value-type="float">
            <text:p>0.6953454109</text:p>
          </table:table-cell>
          <table:table-cell office:value-type="float" office:value="0.99172135" calcext:value-type="float">
            <text:p>0.99172135</text:p>
          </table:table-cell>
          <table:table-cell office:value-type="float" office:value="0.54938691" calcext:value-type="float">
            <text:p>0.54938691</text:p>
          </table:table-cell>
          <table:table-cell table:formula="of:=(2*[.I49]*[.J49])/([.I49]+[.J49])" office:value-type="float" office:value="0.707073918424821" calcext:value-type="float">
            <text:p>0.7070739184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table:formula="of:=(2*[.L49]*[.M49])/([.L49]+[.M49])" office:value-type="float" office:value="0.707509255684002" calcext:value-type="float">
            <text:p>0.707509255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24886356" calcext:value-type="float">
            <text:p>0.24886356</text:p>
          </table:table-cell>
          <table:table-cell office:value-type="float" office:value="0.58867864" calcext:value-type="float">
            <text:p>0.58867864</text:p>
          </table:table-cell>
          <table:table-cell table:formula="of:=(2*[.C50]*[.D50])/([.C50]+[.D50])" office:value-type="float" office:value="0.349834699783147" calcext:value-type="float">
            <text:p>0.3498346998</text:p>
          </table:table-cell>
          <table:table-cell office:value-type="float" office:value="0.24228111" calcext:value-type="float">
            <text:p>0.24228111</text:p>
          </table:table-cell>
          <table:table-cell office:value-type="float" office:value="0.59549212" calcext:value-type="float">
            <text:p>0.59549212</text:p>
          </table:table-cell>
          <table:table-cell table:formula="of:=(2*[.F50]*[.G50])/([.F50]+[.G50])" office:value-type="float" office:value="0.344428508010105" calcext:value-type="float">
            <text:p>0.344428508</text:p>
          </table:table-cell>
          <table:table-cell office:value-type="float" office:value="0.23991312" calcext:value-type="float">
            <text:p>0.23991312</text:p>
          </table:table-cell>
          <table:table-cell office:value-type="float" office:value="0.59839566" calcext:value-type="float">
            <text:p>0.59839566</text:p>
          </table:table-cell>
          <table:table-cell table:formula="of:=(2*[.I50]*[.J50])/([.I50]+[.J50])" office:value-type="float" office:value="0.342506181994322" calcext:value-type="float">
            <text:p>0.342506182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table:formula="of:=(2*[.L50]*[.M50])/([.L50]+[.M50])" office:value-type="float" office:value="0.340732821631733" calcext:value-type="float">
            <text:p>0.340732821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C51]*[.D51])/([.C51]+[.D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F51]*[.G51])/([.F51]+[.G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I51]*[.J51])/([.I51]+[.J51])" office:value-type="string" office:string-value="#DIV/0!" calcext:value-type="error">
            <text:p>#DIV/0!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2*[.L51]*[.M51])/([.L51]+[.M51])" office:value-type="string" office:string-value="#DIV/0!" calcext:value-type="error">
            <text:p>#DIV/0!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68428571" calcext:value-type="float">
            <text:p>0.68428571</text:p>
          </table:table-cell>
          <table:table-cell office:value-type="float" office:value="0.00221135" calcext:value-type="float">
            <text:p>0.00221135</text:p>
          </table:table-cell>
          <table:table-cell table:formula="of:=(2*[.C52]*[.D52])/([.C52]+[.D52])" office:value-type="float" office:value="0.00440845356222939" calcext:value-type="float">
            <text:p>0.0044084536</text:p>
          </table:table-cell>
          <table:table-cell office:value-type="float" office:value="0.67287879" calcext:value-type="float">
            <text:p>0.67287879</text:p>
          </table:table-cell>
          <table:table-cell office:value-type="float" office:value="0.00457443" calcext:value-type="float">
            <text:p>0.00457443</text:p>
          </table:table-cell>
          <table:table-cell table:formula="of:=(2*[.F52]*[.G52])/([.F52]+[.G52])" office:value-type="float" office:value="0.00908708330691734" calcext:value-type="float">
            <text:p>0.0090870833</text:p>
          </table:table-cell>
          <table:table-cell office:value-type="float" office:value="0.66312576" calcext:value-type="float">
            <text:p>0.66312576</text:p>
          </table:table-cell>
          <table:table-cell office:value-type="float" office:value="0.00719301" calcext:value-type="float">
            <text:p>0.00719301</text:p>
          </table:table-cell>
          <table:table-cell table:formula="of:=(2*[.I52]*[.J52])/([.I52]+[.J52])" office:value-type="float" office:value="0.0142316474979139" calcext:value-type="float">
            <text:p>0.0142316475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table:formula="of:=(2*[.L52]*[.M52])/([.L52]+[.M52])" office:value-type="float" office:value="0.0190764529249295" calcext:value-type="float">
            <text:p>0.0190764529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C53]*[.D53])/([.C53]+[.D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F53]*[.G53])/([.F53]+[.G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I53]*[.J53])/([.I53]+[.J53])" office:value-type="float" office:value="0.0144454930569013" calcext:value-type="float">
            <text:p>0.0144454931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formula="of:=(2*[.L53]*[.M53])/([.L53]+[.M53])" office:value-type="float" office:value="0.0144454930569013" calcext:value-type="float">
            <text:p>0.0144454931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88560048" calcext:value-type="float">
            <text:p>0.88560048</text:p>
          </table:table-cell>
          <table:table-cell office:value-type="float" office:value="0.52616968" calcext:value-type="float">
            <text:p>0.52616968</text:p>
          </table:table-cell>
          <table:table-cell table:formula="of:=(2*[.C54]*[.D54])/([.C54]+[.D54])" office:value-type="float" office:value="0.660130288020036" calcext:value-type="float">
            <text:p>0.660130288</text:p>
          </table:table-cell>
          <table:table-cell office:value-type="float" office:value="0.8762274" calcext:value-type="float">
            <text:p>0.8762274</text:p>
          </table:table-cell>
          <table:table-cell office:value-type="float" office:value="0.58179281" calcext:value-type="float">
            <text:p>0.58179281</text:p>
          </table:table-cell>
          <table:table-cell table:formula="of:=(2*[.F54]*[.G54])/([.F54]+[.G54])" office:value-type="float" office:value="0.699280843637955" calcext:value-type="float">
            <text:p>0.6992808436</text:p>
          </table:table-cell>
          <table:table-cell office:value-type="float" office:value="0.87578221" calcext:value-type="float">
            <text:p>0.87578221</text:p>
          </table:table-cell>
          <table:table-cell office:value-type="float" office:value="0.58221609" calcext:value-type="float">
            <text:p>0.58221609</text:p>
          </table:table-cell>
          <table:table-cell table:formula="of:=(2*[.I54]*[.J54])/([.I54]+[.J54])" office:value-type="float" office:value="0.699444565878793" calcext:value-type="float">
            <text:p>0.6994445659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table:formula="of:=(2*[.L54]*[.M54])/([.L54]+[.M54])" office:value-type="float" office:value="0.714632647557214" calcext:value-type="float">
            <text:p>0.714632647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53633145" calcext:value-type="float">
            <text:p>0.53633145</text:p>
          </table:table-cell>
          <table:table-cell office:value-type="float" office:value="0.11860708" calcext:value-type="float">
            <text:p>0.11860708</text:p>
          </table:table-cell>
          <table:table-cell table:formula="of:=(2*[.C55]*[.D55])/([.C55]+[.D55])" office:value-type="float" office:value="0.19425550424302" calcext:value-type="float">
            <text:p>0.1942555042</text:p>
          </table:table-cell>
          <table:table-cell office:value-type="float" office:value="0.5292766" calcext:value-type="float">
            <text:p>0.5292766</text:p>
          </table:table-cell>
          <table:table-cell office:value-type="float" office:value="0.17760958" calcext:value-type="float">
            <text:p>0.17760958</text:p>
          </table:table-cell>
          <table:table-cell table:formula="of:=(2*[.F55]*[.G55])/([.F55]+[.G55])" office:value-type="float" office:value="0.265968121288856" calcext:value-type="float">
            <text:p>0.2659681213</text:p>
          </table:table-cell>
          <table:table-cell office:value-type="float" office:value="0.52091403" calcext:value-type="float">
            <text:p>0.52091403</text:p>
          </table:table-cell>
          <table:table-cell office:value-type="float" office:value="0.2324172" calcext:value-type="float">
            <text:p>0.2324172</text:p>
          </table:table-cell>
          <table:table-cell table:formula="of:=(2*[.I55]*[.J55])/([.I55]+[.J55])" office:value-type="float" office:value="0.32142403094935" calcext:value-type="float">
            <text:p>0.3214240309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table:formula="of:=(2*[.L55]*[.M55])/([.L55]+[.M55])" office:value-type="float" office:value="0.369486463708034" calcext:value-type="float">
            <text:p>0.3694864637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47932292" calcext:value-type="float">
            <text:p>0.47932292</text:p>
          </table:table-cell>
          <table:table-cell office:value-type="float" office:value="0.10293849" calcext:value-type="float">
            <text:p>0.10293849</text:p>
          </table:table-cell>
          <table:table-cell table:formula="of:=(2*[.C56]*[.D56])/([.C56]+[.D56])" office:value-type="float" office:value="0.169479813567555" calcext:value-type="float">
            <text:p>0.1694798136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F56]*[.G56])/([.F56]+[.G56])" office:value-type="float" office:value="0.178783320768623" calcext:value-type="float">
            <text:p>0.1787833208</text:p>
          </table:table-cell>
          <table:table-cell office:value-type="float" office:value="0.47743638" calcext:value-type="float">
            <text:p>0.47743638</text:p>
          </table:table-cell>
          <table:table-cell office:value-type="float" office:value="0.10998431" calcext:value-type="float">
            <text:p>0.10998431</text:p>
          </table:table-cell>
          <table:table-cell table:formula="of:=(2*[.I56]*[.J56])/([.I56]+[.J56])" office:value-type="float" office:value="0.178783320768623" calcext:value-type="float">
            <text:p>0.1787833208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table:formula="of:=(2*[.L56]*[.M56])/([.L56]+[.M56])" office:value-type="float" office:value="0.183581960613648" calcext:value-type="float">
            <text:p>0.1835819606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Average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C57]*[.D57])/([.C57]+[.D57])" office:value-type="float" office:value="0.356736623102692" calcext:value-type="float">
            <text:p>0.356736623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F57]*[.G57])/([.F57]+[.G57])" office:value-type="float" office:value="0.366870907659201" calcext:value-type="float">
            <text:p>0.3668709077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I57]*[.J57])/([.I57]+[.J57])" office:value-type="float" office:value="0.373865918052937" calcext:value-type="float">
            <text:p>0.373865918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L57]*[.M57])/([.L57]+[.M57])" office:value-type="float" office:value="0.385622143616747" calcext:value-type="float">
            <text:p>0.3856221436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C58]*[.D58])/([.C58]+[.D58])" office:value-type="float" office:value="0.555165737471628" calcext:value-type="float">
            <text:p>0.5551657375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F58]*[.G58])/([.F58]+[.G58])" office:value-type="float" office:value="0.567518857060442" calcext:value-type="float">
            <text:p>0.567518857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I58]*[.J58])/([.I58]+[.J58])" office:value-type="float" office:value="0.577739629690096" calcext:value-type="float">
            <text:p>0.5777396297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L58]*[.M58])/([.L58]+[.M58])" office:value-type="float" office:value="0.584095774375602" calcext:value-type="float">
            <text:p>0.5840957744</text:p>
          </table:table-cell>
          <table:table-cell table:number-columns-repeated="4"/>
        </table:table-row>
        <table:table-row table:style-name="ro4" table:number-rows-repeated="2">
          <table:table-cell table:number-columns-repeated="18"/>
        </table:table-row>
        <table:table-row table:style-name="ro5">
          <table:table-cell table:number-columns-repeated="18"/>
        </table:table-row>
        <table:table-row table:style-name="ro3">
          <table:table-cell table:number-columns-repeated="8"/>
          <table:table-cell table:style-name="ce26" office:value-type="string" calcext:value-type="string" table:number-columns-spanned="3" table:number-rows-spanned="1">
            <text:p>D=5,c&gt;0,r&gt;0,type,0.5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=5,c&gt;0,r&gt;0,type,0.5.nbc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ropert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actedIn</text:p>
          </table:table-cell>
          <table:table-cell table:style-name="ce42" office:value-type="float" office:value="0.53320824" calcext:value-type="float">
            <text:p>0.5332</text:p>
          </table:table-cell>
          <table:table-cell table:style-name="ce42" office:value-type="float" office:value="0.74196366" calcext:value-type="float">
            <text:p>0.7420</text:p>
          </table:table-cell>
          <table:table-cell table:style-name="ce42" table:formula="of:=(2*[.I64]*[.J64])/([.I64]+[.J64])" office:value-type="float" office:value="0.620498518344952" calcext:value-type="float">
            <text:p>0.6205</text:p>
          </table:table-cell>
          <table:table-cell table:style-name="ce42" office:value-type="float" office:value="0.59852591" calcext:value-type="float">
            <text:p>0.5985</text:p>
          </table:table-cell>
          <table:table-cell table:style-name="ce42" office:value-type="float" office:value="0.54947984" calcext:value-type="float">
            <text:p>0.5495</text:p>
          </table:table-cell>
          <table:table-cell table:style-name="ce42" table:formula="of:=(2*[.L64]*[.M64])/([.L64]+[.M64])" office:value-type="float" office:value="0.572955181213429" calcext:value-type="float">
            <text:p>0.573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created</text:p>
          </table:table-cell>
          <table:table-cell table:style-name="ce42" office:value-type="float" office:value="0.09044176" calcext:value-type="float">
            <text:p>0.0904</text:p>
          </table:table-cell>
          <table:table-cell table:style-name="ce42" office:value-type="float" office:value="0.94288755" calcext:value-type="float">
            <text:p>0.9429</text:p>
          </table:table-cell>
          <table:table-cell table:style-name="ce42" table:formula="of:=(2*[.I65]*[.J65])/([.I65]+[.J65])" office:value-type="float" office:value="0.165051757806208" calcext:value-type="float">
            <text:p>0.1651</text:p>
          </table:table-cell>
          <table:table-cell table:style-name="ce42" office:value-type="float" office:value="0.303596" calcext:value-type="float">
            <text:p>0.3036</text:p>
          </table:table-cell>
          <table:table-cell table:style-name="ce42" office:value-type="float" office:value="0.76171871" calcext:value-type="float">
            <text:p>0.7617</text:p>
          </table:table-cell>
          <table:table-cell table:style-name="ce42" table:formula="of:=(2*[.L65]*[.M65])/([.L65]+[.M65])" office:value-type="float" office:value="0.434152933983536" calcext:value-type="float">
            <text:p>0.434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ealsWith</text:p>
          </table:table-cell>
          <table:table-cell table:style-name="ce42" office:value-type="float" office:value="0.01067096" calcext:value-type="float">
            <text:p>0.0107</text:p>
          </table:table-cell>
          <table:table-cell table:style-name="ce42" office:value-type="float" office:value="1" calcext:value-type="float">
            <text:p>1.0000</text:p>
          </table:table-cell>
          <table:table-cell table:style-name="ce42" table:formula="of:=(2*[.I66]*[.J66])/([.I66]+[.J66])" office:value-type="float" office:value="0.0211165857580394" calcext:value-type="float">
            <text:p>0.0211</text:p>
          </table:table-cell>
          <table:table-cell table:style-name="ce42" office:value-type="float" office:value="0.37242763" calcext:value-type="float">
            <text:p>0.3724</text:p>
          </table:table-cell>
          <table:table-cell table:style-name="ce42" office:value-type="float" office:value="0.63524624" calcext:value-type="float">
            <text:p>0.6352</text:p>
          </table:table-cell>
          <table:table-cell table:style-name="ce42" table:formula="of:=(2*[.L66]*[.M66])/([.L66]+[.M66])" office:value-type="float" office:value="0.469563136790698" calcext:value-type="float">
            <text:p>0.469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iedIn</text:p>
          </table:table-cell>
          <table:table-cell table:style-name="ce42" office:value-type="float" office:value="0.11450996" calcext:value-type="float">
            <text:p>0.1145</text:p>
          </table:table-cell>
          <table:table-cell table:style-name="ce42" office:value-type="float" office:value="0.56880276" calcext:value-type="float">
            <text:p>0.5688</text:p>
          </table:table-cell>
          <table:table-cell table:style-name="ce42" table:formula="of:=(2*[.I67]*[.J67])/([.I67]+[.J67])" office:value-type="float" office:value="0.190640622921492" calcext:value-type="float">
            <text:p>0.1906</text:p>
          </table:table-cell>
          <table:table-cell table:style-name="ce42" office:value-type="float" office:value="0.38678934" calcext:value-type="float">
            <text:p>0.3868</text:p>
          </table:table-cell>
          <table:table-cell table:style-name="ce42" office:value-type="float" office:value="0.38067128" calcext:value-type="float">
            <text:p>0.3807</text:p>
          </table:table-cell>
          <table:table-cell table:style-name="ce42" table:formula="of:=(2*[.L67]*[.M67])/([.L67]+[.M67])" office:value-type="float" office:value="0.383705923955174" calcext:value-type="float">
            <text:p>0.383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directed</text:p>
          </table:table-cell>
          <table:table-cell table:style-name="ce42" office:value-type="float" office:value="0.07840214" calcext:value-type="float">
            <text:p>0.0784</text:p>
          </table:table-cell>
          <table:table-cell table:style-name="ce42" office:value-type="float" office:value="0.91856251" calcext:value-type="float">
            <text:p>0.9186</text:p>
          </table:table-cell>
          <table:table-cell table:style-name="ce42" table:formula="of:=(2*[.I68]*[.J68])/([.I68]+[.J68])" office:value-type="float" office:value="0.144473059316138" calcext:value-type="float">
            <text:p>0.1445</text:p>
          </table:table-cell>
          <table:table-cell table:style-name="ce42" office:value-type="float" office:value="0.42291429" calcext:value-type="float">
            <text:p>0.4229</text:p>
          </table:table-cell>
          <table:table-cell table:style-name="ce42" office:value-type="float" office:value="0.70716387" calcext:value-type="float">
            <text:p>0.7072</text:p>
          </table:table-cell>
          <table:table-cell table:style-name="ce42" table:formula="of:=(2*[.L68]*[.M68])/([.L68]+[.M68])" office:value-type="float" office:value="0.529290303238322" calcext:value-type="float">
            <text:p>0.529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graduatedFrom</text:p>
          </table:table-cell>
          <table:table-cell table:style-name="ce42" office:value-type="float" office:value="0.1705843" calcext:value-type="float">
            <text:p>0.1706</text:p>
          </table:table-cell>
          <table:table-cell table:style-name="ce42" office:value-type="float" office:value="0.77834879" calcext:value-type="float">
            <text:p>0.7783</text:p>
          </table:table-cell>
          <table:table-cell table:style-name="ce42" table:formula="of:=(2*[.I69]*[.J69])/([.I69]+[.J69])" office:value-type="float" office:value="0.279838662803922" calcext:value-type="float">
            <text:p>0.2798</text:p>
          </table:table-cell>
          <table:table-cell table:style-name="ce42" office:value-type="float" office:value="0.44463765" calcext:value-type="float">
            <text:p>0.4446</text:p>
          </table:table-cell>
          <table:table-cell table:style-name="ce42" office:value-type="float" office:value="0.62042535" calcext:value-type="float">
            <text:p>0.6204</text:p>
          </table:table-cell>
          <table:table-cell table:style-name="ce42" table:formula="of:=(2*[.L69]*[.M69])/([.L69]+[.M69])" office:value-type="float" office:value="0.518024698303157" calcext:value-type="float">
            <text:p>0.518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ppenedIn</text:p>
          </table:table-cell>
          <table:table-cell table:style-name="ce42" office:value-type="float" office:value="0.76412141" calcext:value-type="float">
            <text:p>0.7641</text:p>
          </table:table-cell>
          <table:table-cell table:style-name="ce42" office:value-type="float" office:value="0.67313236" calcext:value-type="float">
            <text:p>0.6731</text:p>
          </table:table-cell>
          <table:table-cell table:style-name="ce42" table:formula="of:=(2*[.I70]*[.J70])/([.I70]+[.J70])" office:value-type="float" office:value="0.715746736973009" calcext:value-type="float">
            <text:p>0.7157</text:p>
          </table:table-cell>
          <table:table-cell table:style-name="ce42" office:value-type="float" office:value="0.99156681" calcext:value-type="float">
            <text:p>0.9916</text:p>
          </table:table-cell>
          <table:table-cell table:style-name="ce42" office:value-type="float" office:value="0.52378716" calcext:value-type="float">
            <text:p>0.5238</text:p>
          </table:table-cell>
          <table:table-cell table:style-name="ce42" table:formula="of:=(2*[.L70]*[.M70])/([.L70]+[.M70])" office:value-type="float" office:value="0.685476758093899" calcext:value-type="float">
            <text:p>0.685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AcademicAdvisor</text:p>
          </table:table-cell>
          <table:table-cell table:style-name="ce42" office:value-type="float" office:value="0.0392998" calcext:value-type="float">
            <text:p>0.0393</text:p>
          </table:table-cell>
          <table:table-cell table:style-name="ce42" office:value-type="float" office:value="0.50859652" calcext:value-type="float">
            <text:p>0.5086</text:p>
          </table:table-cell>
          <table:table-cell table:style-name="ce42" table:formula="of:=(2*[.I71]*[.J71])/([.I71]+[.J71])" office:value-type="float" office:value="0.0729617658928463" calcext:value-type="float">
            <text:p>0.0730</text:p>
          </table:table-cell>
          <table:table-cell table:style-name="ce42" office:value-type="float" office:value="0.46666667" calcext:value-type="float">
            <text:p>0.4667</text:p>
          </table:table-cell>
          <table:table-cell table:style-name="ce42" office:value-type="float" office:value="0.01302036" calcext:value-type="float">
            <text:p>0.0130</text:p>
          </table:table-cell>
          <table:table-cell table:style-name="ce42" table:formula="of:=(2*[.L71]*[.M71])/([.L71]+[.M71])" office:value-type="float" office:value="0.0253338850683588" calcext:value-type="float">
            <text:p>0.0253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Capital</text:p>
          </table:table-cell>
          <table:table-cell table:style-name="ce42" office:value-type="float" office:value="0.00637651" calcext:value-type="float">
            <text:p>0.0064</text:p>
          </table:table-cell>
          <table:table-cell table:style-name="ce42" office:value-type="float" office:value="0.45816088" calcext:value-type="float">
            <text:p>0.4582</text:p>
          </table:table-cell>
          <table:table-cell table:style-name="ce42" table:formula="of:=(2*[.I72]*[.J72])/([.I72]+[.J72])" office:value-type="float" office:value="0.0125779646410327" calcext:value-type="float">
            <text:p>0.0126</text:p>
          </table:table-cell>
          <table:table-cell table:style-name="ce42" office:value-type="float" office:value="0.23358832" calcext:value-type="float">
            <text:p>0.2336</text:p>
          </table:table-cell>
          <table:table-cell table:style-name="ce42" office:value-type="float" office:value="0.38911345" calcext:value-type="float">
            <text:p>0.3891</text:p>
          </table:table-cell>
          <table:table-cell table:style-name="ce42" table:formula="of:=(2*[.L72]*[.M72])/([.L72]+[.M72])" office:value-type="float" office:value="0.291929014670711" calcext:value-type="float">
            <text:p>0.291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Child</text:p>
          </table:table-cell>
          <table:table-cell table:style-name="ce42" office:value-type="float" office:value="0.03511695" calcext:value-type="float">
            <text:p>0.0351</text:p>
          </table:table-cell>
          <table:table-cell table:style-name="ce42" office:value-type="float" office:value="0.96034292" calcext:value-type="float">
            <text:p>0.9603</text:p>
          </table:table-cell>
          <table:table-cell table:style-name="ce42" table:formula="of:=(2*[.I73]*[.J73])/([.I73]+[.J73])" office:value-type="float" office:value="0.067756250795914" calcext:value-type="float">
            <text:p>0.0678</text:p>
          </table:table-cell>
          <table:table-cell table:style-name="ce42" office:value-type="float" office:value="0.31554643" calcext:value-type="float">
            <text:p>0.3155</text:p>
          </table:table-cell>
          <table:table-cell table:style-name="ce42" office:value-type="float" office:value="0.68580876" calcext:value-type="float">
            <text:p>0.6858</text:p>
          </table:table-cell>
          <table:table-cell table:style-name="ce42" table:formula="of:=(2*[.L73]*[.M73])/([.L73]+[.M73])" office:value-type="float" office:value="0.432223267112096" calcext:value-type="float">
            <text:p>0.4322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asWonPrize</text:p>
          </table:table-cell>
          <table:table-cell table:style-name="ce42" office:value-type="float" office:value="0.11654968" calcext:value-type="float">
            <text:p>0.1165</text:p>
          </table:table-cell>
          <table:table-cell table:style-name="ce42" office:value-type="float" office:value="0.07265312" calcext:value-type="float">
            <text:p>0.0727</text:p>
          </table:table-cell>
          <table:table-cell table:style-name="ce42" table:formula="of:=(2*[.I74]*[.J74])/([.I74]+[.J74])" office:value-type="float" office:value="0.0895092238275713" calcext:value-type="float">
            <text:p>0.0895</text:p>
          </table:table-cell>
          <table:table-cell table:style-name="ce42" office:value-type="float" office:value="0.77327387" calcext:value-type="float">
            <text:p>0.7733</text:p>
          </table:table-cell>
          <table:table-cell table:style-name="ce42" office:value-type="float" office:value="0.00651118" calcext:value-type="float">
            <text:p>0.0065</text:p>
          </table:table-cell>
          <table:table-cell table:style-name="ce42" table:formula="of:=(2*[.L74]*[.M74])/([.L74]+[.M74])" office:value-type="float" office:value="0.0129136237142956" calcext:value-type="float">
            <text:p>0.0129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holdsPoliticalPosition</text:p>
          </table:table-cell>
          <table:table-cell table:style-name="ce42" office:value-type="float" office:value="0.03483779" calcext:value-type="float">
            <text:p>0.0348</text:p>
          </table:table-cell>
          <table:table-cell table:style-name="ce42" office:value-type="float" office:value="0.85484685" calcext:value-type="float">
            <text:p>0.8548</text:p>
          </table:table-cell>
          <table:table-cell table:style-name="ce42" table:formula="of:=(2*[.I75]*[.J75])/([.I75]+[.J75])" office:value-type="float" office:value="0.066947261318261" calcext:value-type="float">
            <text:p>0.0669</text:p>
          </table:table-cell>
          <table:table-cell table:style-name="ce42" office:value-type="float" office:value="0.43244755" calcext:value-type="float">
            <text:p>0.4324</text:p>
          </table:table-cell>
          <table:table-cell table:style-name="ce42" office:value-type="float" office:value="0.02714846" calcext:value-type="float">
            <text:p>0.0271</text:p>
          </table:table-cell>
          <table:table-cell table:style-name="ce42" table:formula="of:=(2*[.L75]*[.M75])/([.L75]+[.M75])" office:value-type="float" office:value="0.0510895863228795" calcext:value-type="float">
            <text:p>0.051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nfluences</text:p>
          </table:table-cell>
          <table:table-cell table:style-name="ce42" office:value-type="float" office:value="0.01991308" calcext:value-type="float">
            <text:p>0.0199</text:p>
          </table:table-cell>
          <table:table-cell table:style-name="ce42" office:value-type="float" office:value="0.92236946" calcext:value-type="float">
            <text:p>0.9224</text:p>
          </table:table-cell>
          <table:table-cell table:style-name="ce42" table:formula="of:=(2*[.I76]*[.J76])/([.I76]+[.J76])" office:value-type="float" office:value="0.0389845212382621" calcext:value-type="float">
            <text:p>0.0390</text:p>
          </table:table-cell>
          <table:table-cell table:style-name="ce42" office:value-type="float" office:value="0.18784813" calcext:value-type="float">
            <text:p>0.1878</text:p>
          </table:table-cell>
          <table:table-cell table:style-name="ce42" office:value-type="float" office:value="0.63602646" calcext:value-type="float">
            <text:p>0.6360</text:p>
          </table:table-cell>
          <table:table-cell table:style-name="ce42" table:formula="of:=(2*[.L76]*[.M76])/([.L76]+[.M76])" office:value-type="float" office:value="0.290035358758958" calcext:value-type="float">
            <text:p>0.2900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CitizenOf</text:p>
          </table:table-cell>
          <table:table-cell table:style-name="ce42" office:value-type="float" office:value="0.16308233" calcext:value-type="float">
            <text:p>0.1631</text:p>
          </table:table-cell>
          <table:table-cell table:style-name="ce42" office:value-type="float" office:value="0.28431303" calcext:value-type="float">
            <text:p>0.2843</text:p>
          </table:table-cell>
          <table:table-cell table:style-name="ce42" table:formula="of:=(2*[.I77]*[.J77])/([.I77]+[.J77])" office:value-type="float" office:value="0.207272741414931" calcext:value-type="float">
            <text:p>0.2073</text:p>
          </table:table-cell>
          <table:table-cell table:style-name="ce42" office:value-type="float" office:value="0.55819476" calcext:value-type="float">
            <text:p>0.5582</text:p>
          </table:table-cell>
          <table:table-cell table:style-name="ce42" office:value-type="float" office:value="0.02406883" calcext:value-type="float">
            <text:p>0.0241</text:p>
          </table:table-cell>
          <table:table-cell table:style-name="ce42" table:formula="of:=(2*[.L77]*[.M77])/([.L77]+[.M77])" office:value-type="float" office:value="0.046147810084882" calcext:value-type="float">
            <text:p>0.046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KnownFor</text:p>
          </table:table-cell>
          <table:table-cell table:style-name="ce42" office:value-type="float" office:value="0.00269808" calcext:value-type="float">
            <text:p>0.0027</text:p>
          </table:table-cell>
          <table:table-cell table:style-name="ce42" office:value-type="float" office:value="0.49343434" calcext:value-type="float">
            <text:p>0.4934</text:p>
          </table:table-cell>
          <table:table-cell table:style-name="ce42" table:formula="of:=(2*[.I78]*[.J78])/([.I78]+[.J78])" office:value-type="float" office:value="0.00536681446484469" calcext:value-type="float">
            <text:p>0.0054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LeaderOf</text:p>
          </table:table-cell>
          <table:table-cell table:style-name="ce42" office:value-type="float" office:value="0.10546151" calcext:value-type="float">
            <text:p>0.1055</text:p>
          </table:table-cell>
          <table:table-cell table:style-name="ce42" office:value-type="float" office:value="0.16803035" calcext:value-type="float">
            <text:p>0.1680</text:p>
          </table:table-cell>
          <table:table-cell table:style-name="ce42" table:formula="of:=(2*[.I79]*[.J79])/([.I79]+[.J79])" office:value-type="float" office:value="0.129588752197806" calcext:value-type="float">
            <text:p>0.1296</text:p>
          </table:table-cell>
          <table:table-cell table:style-name="ce42" office:value-type="float" office:value="0.2" calcext:value-type="float">
            <text:p>0.2000</text:p>
          </table:table-cell>
          <table:table-cell table:style-name="ce42" office:value-type="float" office:value="0.00076046" calcext:value-type="float">
            <text:p>0.0008</text:p>
          </table:table-cell>
          <table:table-cell table:style-name="ce42" table:formula="of:=(2*[.L79]*[.M79])/([.L79]+[.M79])" office:value-type="float" office:value="0.00151515891127167" calcext:value-type="float">
            <text:p>0.001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LocatedIn</text:p>
          </table:table-cell>
          <table:table-cell table:style-name="ce42" office:value-type="float" office:value="0.98036946" calcext:value-type="float">
            <text:p>0.9804</text:p>
          </table:table-cell>
          <table:table-cell table:style-name="ce42" office:value-type="float" office:value="0.56135444" calcext:value-type="float">
            <text:p>0.5614</text:p>
          </table:table-cell>
          <table:table-cell table:style-name="ce42" table:formula="of:=(2*[.I80]*[.J80])/([.I80]+[.J80])" office:value-type="float" office:value="0.713921278915638" calcext:value-type="float">
            <text:p>0.7139</text:p>
          </table:table-cell>
          <table:table-cell table:style-name="ce42" office:value-type="float" office:value="0.99166344" calcext:value-type="float">
            <text:p>0.9917</text:p>
          </table:table-cell>
          <table:table-cell table:style-name="ce42" office:value-type="float" office:value="0.54993053" calcext:value-type="float">
            <text:p>0.5499</text:p>
          </table:table-cell>
          <table:table-cell table:style-name="ce42" table:formula="of:=(2*[.L80]*[.M80])/([.L80]+[.M80])" office:value-type="float" office:value="0.707509255684002" calcext:value-type="float">
            <text:p>0.707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MarriedTo</text:p>
          </table:table-cell>
          <table:table-cell table:style-name="ce42" office:value-type="float" office:value="0.05289801" calcext:value-type="float">
            <text:p>0.0529</text:p>
          </table:table-cell>
          <table:table-cell table:style-name="ce42" office:value-type="float" office:value="0.9625782" calcext:value-type="float">
            <text:p>0.9626</text:p>
          </table:table-cell>
          <table:table-cell table:style-name="ce42" table:formula="of:=(2*[.I81]*[.J81])/([.I81]+[.J81])" office:value-type="float" office:value="0.100284912138674" calcext:value-type="float">
            <text:p>0.1003</text:p>
          </table:table-cell>
          <table:table-cell table:style-name="ce42" office:value-type="float" office:value="0.23801107" calcext:value-type="float">
            <text:p>0.2380</text:p>
          </table:table-cell>
          <table:table-cell table:style-name="ce42" office:value-type="float" office:value="0.59944262" calcext:value-type="float">
            <text:p>0.5994</text:p>
          </table:table-cell>
          <table:table-cell table:style-name="ce42" table:formula="of:=(2*[.L81]*[.M81])/([.L81]+[.M81])" office:value-type="float" office:value="0.340732821631733" calcext:value-type="float">
            <text:p>0.3407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isPoliticianOf</text:p>
          </table:table-cell>
          <table:table-cell table:style-name="ce42" office:value-type="float" office:value="0.02807322" calcext:value-type="float">
            <text:p>0.0281</text:p>
          </table:table-cell>
          <table:table-cell table:style-name="ce42" office:value-type="float" office:value="0.43933589" calcext:value-type="float">
            <text:p>0.4393</text:p>
          </table:table-cell>
          <table:table-cell table:style-name="ce42" table:formula="of:=(2*[.I82]*[.J82])/([.I82]+[.J82])" office:value-type="float" office:value="0.0527742092740375" calcext:value-type="float">
            <text:p>0.0528</text:p>
          </table:table-cell>
          <table:table-cell table:number-columns-repeated="2" table:style-name="ce42" office:value-type="float" office:value="0" calcext:value-type="float">
            <text:p>0.0000</text:p>
          </table:table-cell>
          <table:table-cell table:style-name="ce42" office:value-type="string" calcext:value-type="string">
            <text:p>--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livesIn</text:p>
          </table:table-cell>
          <table:table-cell table:style-name="ce42" office:value-type="float" office:value="0.14532335" calcext:value-type="float">
            <text:p>0.1453</text:p>
          </table:table-cell>
          <table:table-cell table:style-name="ce42" office:value-type="float" office:value="0.1740102" calcext:value-type="float">
            <text:p>0.1740</text:p>
          </table:table-cell>
          <table:table-cell table:style-name="ce42" table:formula="of:=(2*[.I83]*[.J83])/([.I83]+[.J83])" office:value-type="float" office:value="0.158378254951101" calcext:value-type="float">
            <text:p>0.1584</text:p>
          </table:table-cell>
          <table:table-cell table:style-name="ce42" office:value-type="float" office:value="0.64738095" calcext:value-type="float">
            <text:p>0.6474</text:p>
          </table:table-cell>
          <table:table-cell table:style-name="ce42" office:value-type="float" office:value="0.00968086" calcext:value-type="float">
            <text:p>0.0097</text:p>
          </table:table-cell>
          <table:table-cell table:style-name="ce42" table:formula="of:=(2*[.L83]*[.M83])/([.L83]+[.M83])" office:value-type="float" office:value="0.0190764529249295" calcext:value-type="float">
            <text:p>0.0191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articipatedIn</text:p>
          </table:table-cell>
          <table:table-cell table:style-name="ce42" office:value-type="float" office:value="0.02323333" calcext:value-type="float">
            <text:p>0.0232</text:p>
          </table:table-cell>
          <table:table-cell table:style-name="ce42" office:value-type="float" office:value="0.69696533" calcext:value-type="float">
            <text:p>0.6970</text:p>
          </table:table-cell>
          <table:table-cell table:style-name="ce42" table:formula="of:=(2*[.I84]*[.J84])/([.I84]+[.J84])" office:value-type="float" office:value="0.0449676635345278" calcext:value-type="float">
            <text:p>0.0450</text:p>
          </table:table-cell>
          <table:table-cell table:style-name="ce42" office:value-type="float" office:value="0.3" calcext:value-type="float">
            <text:p>0.3000</text:p>
          </table:table-cell>
          <table:table-cell table:style-name="ce42" office:value-type="float" office:value="0.00740093" calcext:value-type="float">
            <text:p>0.0074</text:p>
          </table:table-cell>
          <table:table-cell table:style-name="ce42" table:formula="of:=(2*[.L84]*[.M84])/([.L84]+[.M84])" office:value-type="float" office:value="0.0144454930569013" calcext:value-type="float">
            <text:p>0.0144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playsFor</text:p>
          </table:table-cell>
          <table:table-cell table:style-name="ce42" office:value-type="float" office:value="0.5054586" calcext:value-type="float">
            <text:p>0.5055</text:p>
          </table:table-cell>
          <table:table-cell table:style-name="ce42" office:value-type="float" office:value="0.60911022" calcext:value-type="float">
            <text:p>0.6091</text:p>
          </table:table-cell>
          <table:table-cell table:style-name="ce42" table:formula="of:=(2*[.I85]*[.J85])/([.I85]+[.J85])" office:value-type="float" office:value="0.552464762197263" calcext:value-type="float">
            <text:p>0.5525</text:p>
          </table:table-cell>
          <table:table-cell table:style-name="ce42" office:value-type="float" office:value="0.8741655" calcext:value-type="float">
            <text:p>0.8742</text:p>
          </table:table-cell>
          <table:table-cell table:style-name="ce42" office:value-type="float" office:value="0.60434188" calcext:value-type="float">
            <text:p>0.6043</text:p>
          </table:table-cell>
          <table:table-cell table:style-name="ce42" table:formula="of:=(2*[.L85]*[.M85])/([.L85]+[.M85])" office:value-type="float" office:value="0.714632647557214" calcext:value-type="float">
            <text:p>0.714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wasBornIn</text:p>
          </table:table-cell>
          <table:table-cell table:style-name="ce42" office:value-type="float" office:value="0.47818834" calcext:value-type="float">
            <text:p>0.4782</text:p>
          </table:table-cell>
          <table:table-cell table:style-name="ce42" office:value-type="float" office:value="0.37786084" calcext:value-type="float">
            <text:p>0.3779</text:p>
          </table:table-cell>
          <table:table-cell table:style-name="ce42" table:formula="of:=(2*[.I86]*[.J86])/([.I86]+[.J86])" office:value-type="float" office:value="0.422145484283054" calcext:value-type="float">
            <text:p>0.4221</text:p>
          </table:table-cell>
          <table:table-cell table:style-name="ce42" office:value-type="float" office:value="0.52314742" calcext:value-type="float">
            <text:p>0.5231</text:p>
          </table:table-cell>
          <table:table-cell table:style-name="ce42" office:value-type="float" office:value="0.28559914" calcext:value-type="float">
            <text:p>0.2856</text:p>
          </table:table-cell>
          <table:table-cell table:style-name="ce42" table:formula="of:=(2*[.L86]*[.M86])/([.L86]+[.M86])" office:value-type="float" office:value="0.369486463708034" calcext:value-type="float">
            <text:p>0.3695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worksAt</text:p>
          </table:table-cell>
          <table:table-cell table:style-name="ce42" office:value-type="float" office:value="0.05377151" calcext:value-type="float">
            <text:p>0.0538</text:p>
          </table:table-cell>
          <table:table-cell table:style-name="ce42" office:value-type="float" office:value="0.56180049" calcext:value-type="float">
            <text:p>0.5618</text:p>
          </table:table-cell>
          <table:table-cell table:style-name="ce42" table:formula="of:=(2*[.I87]*[.J87])/([.I87]+[.J87])" office:value-type="float" office:value="0.0981489108212846" calcext:value-type="float">
            <text:p>0.0981</text:p>
          </table:table-cell>
          <table:table-cell table:style-name="ce42" office:value-type="float" office:value="0.47701126" calcext:value-type="float">
            <text:p>0.4770</text:p>
          </table:table-cell>
          <table:table-cell table:style-name="ce42" office:value-type="float" office:value="0.1136631" calcext:value-type="float">
            <text:p>0.1137</text:p>
          </table:table-cell>
          <table:table-cell table:style-name="ce42" table:formula="of:=(2*[.L87]*[.M87])/([.L87]+[.M87])" office:value-type="float" office:value="0.183581960613648" calcext:value-type="float">
            <text:p>0.183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acro Average</text:p>
          </table:table-cell>
          <table:table-cell table:style-name="ce42" office:value-type="float" office:value="0.18969126" calcext:value-type="float">
            <text:p>0.1897</text:p>
          </table:table-cell>
          <table:table-cell table:style-name="ce42" office:value-type="float" office:value="0.61372753" calcext:value-type="float">
            <text:p>0.6137</text:p>
          </table:table-cell>
          <table:table-cell table:style-name="ce42" table:formula="of:=(2*[.I88]*[.J88])/([.I88]+[.J88])" office:value-type="float" office:value="0.289808378672318" calcext:value-type="float">
            <text:p>0.2898</text:p>
          </table:table-cell>
          <table:table-cell table:style-name="ce42" office:value-type="float" office:value="0.44747512" calcext:value-type="float">
            <text:p>0.4475</text:p>
          </table:table-cell>
          <table:table-cell table:style-name="ce42" office:value-type="float" office:value="0.33879206" calcext:value-type="float">
            <text:p>0.3388</text:p>
          </table:table-cell>
          <table:table-cell table:style-name="ce42" table:formula="of:=(2*[.L88]*[.M88])/([.L88]+[.M88])" office:value-type="float" office:value="0.385622143616747" calcext:value-type="float">
            <text:p>0.3856</text:p>
          </table:table-cell>
          <table:table-cell table:number-columns-repeated="4"/>
        </table:table-row>
        <table:table-row table:style-name="ro4">
          <table:table-cell table:number-columns-repeated="7"/>
          <table:table-cell office:value-type="string" calcext:value-type="string">
            <text:p>Micro Average</text:p>
          </table:table-cell>
          <table:table-cell table:style-name="ce42" office:value-type="float" office:value="0.27398419" calcext:value-type="float">
            <text:p>0.2740</text:p>
          </table:table-cell>
          <table:table-cell table:style-name="ce42" office:value-type="float" office:value="0.54258215" calcext:value-type="float">
            <text:p>0.5426</text:p>
          </table:table-cell>
          <table:table-cell table:style-name="ce42" table:formula="of:=(2*[.I89]*[.J89])/([.I89]+[.J89])" office:value-type="float" office:value="0.364107418084876" calcext:value-type="float">
            <text:p>0.3641</text:p>
          </table:table-cell>
          <table:table-cell table:style-name="ce42" office:value-type="float" office:value="0.7427938" calcext:value-type="float">
            <text:p>0.7428</text:p>
          </table:table-cell>
          <table:table-cell table:style-name="ce42" office:value-type="float" office:value="0.48127194" calcext:value-type="float">
            <text:p>0.4813</text:p>
          </table:table-cell>
          <table:table-cell table:style-name="ce42" table:formula="of:=(2*[.L89]*[.M89])/([.L89]+[.M89])" office:value-type="float" office:value="0.584095774375602" calcext:value-type="float">
            <text:p>0.5841</text:p>
          </table:table-cell>
          <table:table-cell table:number-columns-repeated="4"/>
        </table:table-row>
        <table:table-row table:style-name="ro4">
          <table:table-cell table:number-columns-repeated="18"/>
        </table:table-row>
        <table:table-row table:style-name="ro5" table:number-rows-repeated="1048485">
          <table:table-cell table:number-columns-repeated="18"/>
        </table:table-row>
        <table:table-row table:style-name="ro4">
          <table:table-cell table:number-columns-repeated="18"/>
        </table:table-row>
      </table:table>
      <table:table table:name="errorChecking" table:style-name="ta1">
        <office:forms form:automatic-focus="false" form:apply-design-mode="false"/>
        <table:shapes>
          <draw:frame draw:z-index="0" draw:style-name="gr1" draw:text-style-name="P1" svg:width="27.488cm" svg:height="11.873cm" svg:x="2.491cm" svg:y="12.192cm">
            <draw:object draw:notify-on-update-of-ranges="errorChecking.B4:errorChecking.B27 errorChecking.C2:errorChecking.C2 errorChecking.G4:errorChecking.G27 errorChecking.J2:errorChecking.J2 errorChecking.N4:errorChecking.N2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" table:number-columns-repeated="14" table:default-cell-style-name="Default"/>
        <table:table-row table:style-name="ro3">
          <table:table-cell table:number-columns-repeated="2"/>
          <table:table-cell table:style-name="ce26" office:value-type="string" calcext:value-type="string" table:number-columns-spanned="5" table:number-rows-spanned="1">
            <text:p>D=5,c&gt;0,r&gt;0,0.5,type</text:p>
          </table:table-cell>
          <table:covered-table-cell table:number-columns-repeated="4"/>
          <table:table-cell table:number-columns-repeated="2"/>
          <table:table-cell table:style-name="ce26" office:value-type="string" calcext:value-type="string" table:number-columns-spanned="5" table:number-rows-spanned="1">
            <text:p>D=5,c&gt;0,r&gt;0,0.5,type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table:style-name="ce26" office:value-type="string" calcext:value-type="string" table:number-columns-spanned="5" table:number-rows-spanned="1">
            <text:p>without NBC</text:p>
          </table:table-cell>
          <table:covered-table-cell table:number-columns-repeated="4"/>
          <table:table-cell table:number-columns-repeated="2"/>
          <table:table-cell table:style-name="ce26" office:value-type="string" calcext:value-type="string" table:number-columns-spanned="5" table:number-rows-spanned="1">
            <text:p>with NBC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bigu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mbiguity</text:p>
          </table:table-cell>
          <table:table-cell office:value-type="string" calcext:value-type="string">
            <text:p>coverage</text:p>
          </table:table-cell>
          <table:table-cell office:value-type="string" calcext:value-type="string">
            <text:p>other</text:p>
          </table:table-cell>
        </table:table-row>
        <table:table-row table:style-name="ro4">
          <table:table-cell/>
          <table:table-cell office:value-type="string" calcext:value-type="string">
            <text:p>actedIn</text:p>
          </table:table-cell>
          <table:table-cell office:value-type="float" office:value="0.53297811" calcext:value-type="float">
            <text:p>0.53297811</text:p>
          </table:table-cell>
          <table:table-cell office:value-type="float" office:value="0.74323973" calcext:value-type="float">
            <text:p>0.74323973</text:p>
          </table:table-cell>
          <table:table-cell office:value-type="float" office:value="0.0518186" calcext:value-type="float">
            <text:p>0.0518186</text:p>
          </table:table-cell>
          <table:table-cell office:value-type="float" office:value="0.05827271" calcext:value-type="float">
            <text:p>0.05827271</text:p>
          </table:table-cell>
          <table:table-cell office:value-type="float" office:value="0.88990869" calcext:value-type="float">
            <text:p>0.88990869</text:p>
          </table:table-cell>
          <table:table-cell/>
          <table:table-cell office:value-type="string" calcext:value-type="string">
            <text:p>actedIn</text:p>
          </table:table-cell>
          <table:table-cell office:value-type="float" office:value="0.59852591" calcext:value-type="float">
            <text:p>0.59852591</text:p>
          </table:table-cell>
          <table:table-cell office:value-type="float" office:value="0.54947984" calcext:value-type="float">
            <text:p>0.54947984</text:p>
          </table:table-cell>
          <table:table-cell office:value-type="float" office:value="0.05774575" calcext:value-type="float">
            <text:p>0.05774575</text:p>
          </table:table-cell>
          <table:table-cell office:value-type="float" office:value="0.06364831" calcext:value-type="float">
            <text:p>0.06364831</text:p>
          </table:table-cell>
          <table:table-cell office:value-type="float" office:value="0.87860594" calcext:value-type="float">
            <text:p>0.87860594</text:p>
          </table:table-cell>
        </table:table-row>
        <table:table-row table:style-name="ro4">
          <table:table-cell/>
          <table:table-cell office:value-type="string" calcext:value-type="string">
            <text:p>created</text:p>
          </table:table-cell>
          <table:table-cell office:value-type="float" office:value="0.09022961" calcext:value-type="float">
            <text:p>0.09022961</text:p>
          </table:table-cell>
          <table:table-cell office:value-type="float" office:value="0.94288755" calcext:value-type="float">
            <text:p>0.94288755</text:p>
          </table:table-cell>
          <table:table-cell office:value-type="float" office:value="0.04165396" calcext:value-type="float">
            <text:p>0.04165396</text:p>
          </table:table-cell>
          <table:table-cell office:value-type="float" office:value="0.00418039" calcext:value-type="float">
            <text:p>0.00418039</text:p>
          </table:table-cell>
          <table:table-cell office:value-type="float" office:value="0.95416565" calcext:value-type="float">
            <text:p>0.95416565</text:p>
          </table:table-cell>
          <table:table-cell/>
          <table:table-cell office:value-type="string" calcext:value-type="string">
            <text:p>created</text:p>
          </table:table-cell>
          <table:table-cell office:value-type="float" office:value="0.303596" calcext:value-type="float">
            <text:p>0.303596</text:p>
          </table:table-cell>
          <table:table-cell office:value-type="float" office:value="0.76171871" calcext:value-type="float">
            <text:p>0.76171871</text:p>
          </table:table-cell>
          <table:table-cell office:value-type="float" office:value="0.07360135" calcext:value-type="float">
            <text:p>0.07360135</text:p>
          </table:table-cell>
          <table:table-cell office:value-type="float" office:value="0.010135" calcext:value-type="float">
            <text:p>0.010135</text:p>
          </table:table-cell>
          <table:table-cell office:value-type="float" office:value="0.91626365" calcext:value-type="float">
            <text:p>0.91626365</text:p>
          </table:table-cell>
        </table:table-row>
        <table:table-row table:style-name="ro4">
          <table:table-cell/>
          <table:table-cell office:value-type="string" calcext:value-type="string">
            <text:p>dealsWith</text:p>
          </table:table-cell>
          <table:table-cell office:value-type="float" office:value="0.01066244" calcext:value-type="float">
            <text:p>0.01066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alsWith</text:p>
          </table:table-cell>
          <table:table-cell office:value-type="float" office:value="0.37242763" calcext:value-type="float">
            <text:p>0.37242763</text:p>
          </table:table-cell>
          <table:table-cell office:value-type="float" office:value="0.63524624" calcext:value-type="float">
            <text:p>0.63524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diedIn</text:p>
          </table:table-cell>
          <table:table-cell office:value-type="float" office:value="0.11465277" calcext:value-type="float">
            <text:p>0.11465277</text:p>
          </table:table-cell>
          <table:table-cell office:value-type="float" office:value="0.57117758" calcext:value-type="float">
            <text:p>0.57117758</text:p>
          </table:table-cell>
          <table:table-cell office:value-type="float" office:value="0.07204269" calcext:value-type="float">
            <text:p>0.07204269</text:p>
          </table:table-cell>
          <table:table-cell office:value-type="float" office:value="0.00967985" calcext:value-type="float">
            <text:p>0.00967985</text:p>
          </table:table-cell>
          <table:table-cell office:value-type="float" office:value="0.91827746" calcext:value-type="float">
            <text:p>0.91827746</text:p>
          </table:table-cell>
          <table:table-cell/>
          <table:table-cell office:value-type="string" calcext:value-type="string">
            <text:p>diedIn</text:p>
          </table:table-cell>
          <table:table-cell office:value-type="float" office:value="0.38678934" calcext:value-type="float">
            <text:p>0.38678934</text:p>
          </table:table-cell>
          <table:table-cell office:value-type="float" office:value="0.38067128" calcext:value-type="float">
            <text:p>0.38067128</text:p>
          </table:table-cell>
          <table:table-cell office:value-type="float" office:value="0.23984084" calcext:value-type="float">
            <text:p>0.23984084</text:p>
          </table:table-cell>
          <table:table-cell office:value-type="float" office:value="0.03797529" calcext:value-type="float">
            <text:p>0.03797529</text:p>
          </table:table-cell>
          <table:table-cell office:value-type="float" office:value="0.72218387" calcext:value-type="float">
            <text:p>0.72218387</text:p>
          </table:table-cell>
        </table:table-row>
        <table:table-row table:style-name="ro4">
          <table:table-cell/>
          <table:table-cell office:value-type="string" calcext:value-type="string">
            <text:p>directed</text:p>
          </table:table-cell>
          <table:table-cell office:value-type="float" office:value="0.07794463" calcext:value-type="float">
            <text:p>0.07794463</text:p>
          </table:table-cell>
          <table:table-cell office:value-type="float" office:value="0.91856251" calcext:value-type="float">
            <text:p>0.91856251</text:p>
          </table:table-cell>
          <table:table-cell office:value-type="float" office:value="0.02939848" calcext:value-type="float">
            <text:p>0.02939848</text:p>
          </table:table-cell>
          <table:table-cell office:value-type="float" office:value="0.00293137" calcext:value-type="float">
            <text:p>0.00293137</text:p>
          </table:table-cell>
          <table:table-cell office:value-type="float" office:value="0.96767015" calcext:value-type="float">
            <text:p>0.96767015</text:p>
          </table:table-cell>
          <table:table-cell/>
          <table:table-cell office:value-type="string" calcext:value-type="string">
            <text:p>directed</text:p>
          </table:table-cell>
          <table:table-cell office:value-type="float" office:value="0.42291429" calcext:value-type="float">
            <text:p>0.42291429</text:p>
          </table:table-cell>
          <table:table-cell office:value-type="float" office:value="0.70716387" calcext:value-type="float">
            <text:p>0.70716387</text:p>
          </table:table-cell>
          <table:table-cell office:value-type="float" office:value="0.03029546" calcext:value-type="float">
            <text:p>0.03029546</text:p>
          </table:table-cell>
          <table:table-cell office:value-type="float" office:value="0.01762694" calcext:value-type="float">
            <text:p>0.01762694</text:p>
          </table:table-cell>
          <table:table-cell office:value-type="float" office:value="0.9520776" calcext:value-type="float">
            <text:p>0.9520776</text:p>
          </table:table-cell>
        </table:table-row>
        <table:table-row table:style-name="ro4">
          <table:table-cell/>
          <table:table-cell office:value-type="string" calcext:value-type="string">
            <text:p>graduatedFrom</text:p>
          </table:table-cell>
          <table:table-cell office:value-type="float" office:value="0.17035216" calcext:value-type="float">
            <text:p>0.17035216</text:p>
          </table:table-cell>
          <table:table-cell office:value-type="float" office:value="0.77872612" calcext:value-type="float">
            <text:p>0.77872612</text:p>
          </table:table-cell>
          <table:table-cell office:value-type="float" office:value="0.06616667" calcext:value-type="float">
            <text:p>0.06616667</text:p>
          </table:table-cell>
          <table:table-cell office:value-type="float" office:value="0.00354918" calcext:value-type="float">
            <text:p>0.00354918</text:p>
          </table:table-cell>
          <table:table-cell office:value-type="float" office:value="0.93028415" calcext:value-type="float">
            <text:p>0.93028415</text:p>
          </table:table-cell>
          <table:table-cell/>
          <table:table-cell office:value-type="string" calcext:value-type="string">
            <text:p>graduatedFrom</text:p>
          </table:table-cell>
          <table:table-cell office:value-type="float" office:value="0.44463765" calcext:value-type="float">
            <text:p>0.44463765</text:p>
          </table:table-cell>
          <table:table-cell office:value-type="float" office:value="0.62042535" calcext:value-type="float">
            <text:p>0.62042535</text:p>
          </table:table-cell>
          <table:table-cell office:value-type="float" office:value="0.05748718" calcext:value-type="float">
            <text:p>0.05748718</text:p>
          </table:table-cell>
          <table:table-cell office:value-type="float" office:value="0.01022888" calcext:value-type="float">
            <text:p>0.01022888</text:p>
          </table:table-cell>
          <table:table-cell office:value-type="float" office:value="0.93228394" calcext:value-type="float">
            <text:p>0.93228394</text:p>
          </table:table-cell>
        </table:table-row>
        <table:table-row table:style-name="ro4">
          <table:table-cell/>
          <table:table-cell office:value-type="string" calcext:value-type="string">
            <text:p>happenedIn</text:p>
          </table:table-cell>
          <table:table-cell office:value-type="float" office:value="0.76381369" calcext:value-type="float">
            <text:p>0.76381369</text:p>
          </table:table-cell>
          <table:table-cell office:value-type="float" office:value="0.67368485" calcext:value-type="float">
            <text:p>0.67368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appenedIn</text:p>
          </table:table-cell>
          <table:table-cell office:value-type="float" office:value="0.99156681" calcext:value-type="float">
            <text:p>0.99156681</text:p>
          </table:table-cell>
          <table:table-cell office:value-type="float" office:value="0.52378716" calcext:value-type="float">
            <text:p>0.52378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/>
          <table:table-cell office:value-type="string" calcext:value-type="string">
            <text:p>hasAcademicAdvisor</text:p>
          </table:table-cell>
          <table:table-cell office:value-type="float" office:value="0.03893973" calcext:value-type="float">
            <text:p>0.03893973</text:p>
          </table:table-cell>
          <table:table-cell office:value-type="float" office:value="0.50859652" calcext:value-type="float">
            <text:p>0.50859652</text:p>
          </table:table-cell>
          <table:table-cell office:value-type="float" office:value="0.02168465" calcext:value-type="float">
            <text:p>0.02168465</text:p>
          </table:table-cell>
          <table:table-cell office:value-type="float" office:value="0.00711239" calcext:value-type="float">
            <text:p>0.00711239</text:p>
          </table:table-cell>
          <table:table-cell office:value-type="float" office:value="0.97120296" calcext:value-type="float">
            <text:p>0.97120296</text:p>
          </table:table-cell>
          <table:table-cell/>
          <table:table-cell office:value-type="string" calcext:value-type="string">
            <text:p>hasAcademicAdvisor</text:p>
          </table:table-cell>
          <table:table-cell office:value-type="float" office:value="0.46666667" calcext:value-type="float">
            <text:p>0.46666667</text:p>
          </table:table-cell>
          <table:table-cell office:value-type="float" office:value="0.01302036" calcext:value-type="float">
            <text:p>0.01302036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/>
          <table:table-cell office:value-type="string" calcext:value-type="string">
            <text:p>hasCapital</text:p>
          </table:table-cell>
          <table:table-cell office:value-type="float" office:value="0.00643956" calcext:value-type="float">
            <text:p>0.00643956</text:p>
          </table:table-cell>
          <table:table-cell office:value-type="float" office:value="0.46103857" calcext:value-type="float">
            <text:p>0.46103857</text:p>
          </table:table-cell>
          <table:table-cell office:value-type="float" office:value="0" calcext:value-type="float">
            <text:p>0</text:p>
          </table:table-cell>
          <table:table-cell office:value-type="float" office:value="0.00017748" calcext:value-type="float">
            <text:p>0.00017748</text:p>
          </table:table-cell>
          <table:table-cell office:value-type="float" office:value="0.99982252" calcext:value-type="float">
            <text:p>0.99982252</text:p>
          </table:table-cell>
          <table:table-cell/>
          <table:table-cell office:value-type="string" calcext:value-type="string">
            <text:p>hasCapital</text:p>
          </table:table-cell>
          <table:table-cell office:value-type="float" office:value="0.23358832" calcext:value-type="float">
            <text:p>0.23358832</text:p>
          </table:table-cell>
          <table:table-cell office:value-type="float" office:value="0.38911345" calcext:value-type="float">
            <text:p>0.38911345</text:p>
          </table:table-cell>
          <table:table-cell office:value-type="float" office:value="0" calcext:value-type="float">
            <text:p>0</text:p>
          </table:table-cell>
          <table:table-cell office:value-type="float" office:value="0.00886099" calcext:value-type="float">
            <text:p>0.00886099</text:p>
          </table:table-cell>
          <table:table-cell office:value-type="float" office:value="0.99113901" calcext:value-type="float">
            <text:p>0.99113901</text:p>
          </table:table-cell>
        </table:table-row>
        <table:table-row table:style-name="ro4">
          <table:table-cell/>
          <table:table-cell office:value-type="string" calcext:value-type="string">
            <text:p>hasChild</text:p>
          </table:table-cell>
          <table:table-cell office:value-type="float" office:value="0.03497116" calcext:value-type="float">
            <text:p>0.03497116</text:p>
          </table:table-cell>
          <table:table-cell office:value-type="float" office:value="0.96184728" calcext:value-type="float">
            <text:p>0.96184728</text:p>
          </table:table-cell>
          <table:table-cell office:value-type="float" office:value="0.03309413" calcext:value-type="float">
            <text:p>0.03309413</text:p>
          </table:table-cell>
          <table:table-cell office:value-type="float" office:value="0.00044568" calcext:value-type="float">
            <text:p>0.00044568</text:p>
          </table:table-cell>
          <table:table-cell office:value-type="float" office:value="0.96646019" calcext:value-type="float">
            <text:p>0.96646019</text:p>
          </table:table-cell>
          <table:table-cell/>
          <table:table-cell office:value-type="string" calcext:value-type="string">
            <text:p>hasChild</text:p>
          </table:table-cell>
          <table:table-cell office:value-type="float" office:value="0.31554643" calcext:value-type="float">
            <text:p>0.31554643</text:p>
          </table:table-cell>
          <table:table-cell office:value-type="float" office:value="0.68580876" calcext:value-type="float">
            <text:p>0.68580876</text:p>
          </table:table-cell>
          <table:table-cell office:value-type="float" office:value="0.13537601" calcext:value-type="float">
            <text:p>0.13537601</text:p>
          </table:table-cell>
          <table:table-cell office:value-type="float" office:value="0.00386437" calcext:value-type="float">
            <text:p>0.00386437</text:p>
          </table:table-cell>
          <table:table-cell office:value-type="float" office:value="0.86075962" calcext:value-type="float">
            <text:p>0.86075962</text:p>
          </table:table-cell>
        </table:table-row>
        <table:table-row table:style-name="ro4">
          <table:table-cell/>
          <table:table-cell office:value-type="string" calcext:value-type="string">
            <text:p>hasWonPrize</text:p>
          </table:table-cell>
          <table:table-cell office:value-type="float" office:value="0.1159272" calcext:value-type="float">
            <text:p>0.1159272</text:p>
          </table:table-cell>
          <table:table-cell office:value-type="float" office:value="0.07288081" calcext:value-type="float">
            <text:p>0.07288081</text:p>
          </table:table-cell>
          <table:table-cell office:value-type="float" office:value="0.06434421" calcext:value-type="float">
            <text:p>0.06434421</text:p>
          </table:table-cell>
          <table:table-cell office:value-type="float" office:value="0.00078347" calcext:value-type="float">
            <text:p>0.00078347</text:p>
          </table:table-cell>
          <table:table-cell office:value-type="float" office:value="0.93487232" calcext:value-type="float">
            <text:p>0.93487232</text:p>
          </table:table-cell>
          <table:table-cell/>
          <table:table-cell office:value-type="string" calcext:value-type="string">
            <text:p>hasWonPrize</text:p>
          </table:table-cell>
          <table:table-cell office:value-type="float" office:value="0.77327387" calcext:value-type="float">
            <text:p>0.77327387</text:p>
          </table:table-cell>
          <table:table-cell office:value-type="float" office:value="0.00651118" calcext:value-type="float">
            <text:p>0.0065111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</table:table-row>
        <table:table-row table:style-name="ro4">
          <table:table-cell/>
          <table:table-cell office:value-type="string" calcext:value-type="string">
            <text:p>holdsPoliticalPosition</text:p>
          </table:table-cell>
          <table:table-cell office:value-type="float" office:value="0.03465754" calcext:value-type="float">
            <text:p>0.03465754</text:p>
          </table:table-cell>
          <table:table-cell office:value-type="float" office:value="0.85484685" calcext:value-type="float">
            <text:p>0.85484685</text:p>
          </table:table-cell>
          <table:table-cell office:value-type="float" office:value="0.01509355" calcext:value-type="float">
            <text:p>0.01509355</text:p>
          </table:table-cell>
          <table:table-cell office:value-type="float" office:value="0.00011295" calcext:value-type="float">
            <text:p>0.00011295</text:p>
          </table:table-cell>
          <table:table-cell office:value-type="float" office:value="0.9847935" calcext:value-type="float">
            <text:p>0.9847935</text:p>
          </table:table-cell>
          <table:table-cell/>
          <table:table-cell office:value-type="string" calcext:value-type="string">
            <text:p>holdsPoliticalPosition</text:p>
          </table:table-cell>
          <table:table-cell office:value-type="float" office:value="0.43244755" calcext:value-type="float">
            <text:p>0.43244755</text:p>
          </table:table-cell>
          <table:table-cell office:value-type="float" office:value="0.02714846" calcext:value-type="float">
            <text:p>0.02714846</text:p>
          </table:table-cell>
          <table:table-cell office:value-type="float" office:value="0.02222222" calcext:value-type="float">
            <text:p>0.02222222</text:p>
          </table:table-cell>
          <table:table-cell office:value-type="float" office:value="0" calcext:value-type="float">
            <text:p>0</text:p>
          </table:table-cell>
          <table:table-cell office:value-type="float" office:value="0.97777778" calcext:value-type="float">
            <text:p>0.97777778</text:p>
          </table:table-cell>
        </table:table-row>
        <table:table-row table:style-name="ro4">
          <table:table-cell/>
          <table:table-cell office:value-type="string" calcext:value-type="string">
            <text:p>influences</text:p>
          </table:table-cell>
          <table:table-cell office:value-type="float" office:value="0.019812" calcext:value-type="float">
            <text:p>0.019812</text:p>
          </table:table-cell>
          <table:table-cell office:value-type="float" office:value="0.92236946" calcext:value-type="float">
            <text:p>0.92236946</text:p>
          </table:table-cell>
          <table:table-cell office:value-type="float" office:value="0.04710477" calcext:value-type="float">
            <text:p>0.04710477</text:p>
          </table:table-cell>
          <table:table-cell office:value-type="float" office:value="0.00539847" calcext:value-type="float">
            <text:p>0.00539847</text:p>
          </table:table-cell>
          <table:table-cell office:value-type="float" office:value="0.94749676" calcext:value-type="float">
            <text:p>0.94749676</text:p>
          </table:table-cell>
          <table:table-cell/>
          <table:table-cell office:value-type="string" calcext:value-type="string">
            <text:p>influences</text:p>
          </table:table-cell>
          <table:table-cell office:value-type="float" office:value="0.18784813" calcext:value-type="float">
            <text:p>0.18784813</text:p>
          </table:table-cell>
          <table:table-cell office:value-type="float" office:value="0.63602646" calcext:value-type="float">
            <text:p>0.63602646</text:p>
          </table:table-cell>
          <table:table-cell office:value-type="float" office:value="0.06863411" calcext:value-type="float">
            <text:p>0.06863411</text:p>
          </table:table-cell>
          <table:table-cell office:value-type="float" office:value="0.04457692" calcext:value-type="float">
            <text:p>0.04457692</text:p>
          </table:table-cell>
          <table:table-cell office:value-type="float" office:value="0.88678898" calcext:value-type="float">
            <text:p>0.88678898</text:p>
          </table:table-cell>
        </table:table-row>
        <table:table-row table:style-name="ro4">
          <table:table-cell/>
          <table:table-cell office:value-type="string" calcext:value-type="string">
            <text:p>isCitizenOf</text:p>
          </table:table-cell>
          <table:table-cell office:value-type="float" office:value="0.16247109" calcext:value-type="float">
            <text:p>0.16247109</text:p>
          </table:table-cell>
          <table:table-cell office:value-type="float" office:value="0.28666808" calcext:value-type="float">
            <text:p>0.28666808</text:p>
          </table:table-cell>
          <table:table-cell office:value-type="float" office:value="0.06203632" calcext:value-type="float">
            <text:p>0.06203632</text:p>
          </table:table-cell>
          <table:table-cell office:value-type="float" office:value="0.04812329" calcext:value-type="float">
            <text:p>0.04812329</text:p>
          </table:table-cell>
          <table:table-cell office:value-type="float" office:value="0.88984038" calcext:value-type="float">
            <text:p>0.88984038</text:p>
          </table:table-cell>
          <table:table-cell/>
          <table:table-cell office:value-type="string" calcext:value-type="string">
            <text:p>isCitizenOf</text:p>
          </table:table-cell>
          <table:table-cell office:value-type="float" office:value="0.55819476" calcext:value-type="float">
            <text:p>0.55819476</text:p>
          </table:table-cell>
          <table:table-cell office:value-type="float" office:value="0.02406883" calcext:value-type="float">
            <text:p>0.02406883</text:p>
          </table:table-cell>
          <table:table-cell office:value-type="float" office:value="0.10248843" calcext:value-type="float">
            <text:p>0.10248843</text:p>
          </table:table-cell>
          <table:table-cell office:value-type="float" office:value="0.10216338" calcext:value-type="float">
            <text:p>0.10216338</text:p>
          </table:table-cell>
          <table:table-cell office:value-type="float" office:value="0.79534818" calcext:value-type="float">
            <text:p>0.79534818</text:p>
          </table:table-cell>
        </table:table-row>
        <table:table-row table:style-name="ro4">
          <table:table-cell/>
          <table:table-cell office:value-type="string" calcext:value-type="string">
            <text:p>isKnownFor</text:p>
          </table:table-cell>
          <table:table-cell office:value-type="float" office:value="0.00268956" calcext:value-type="float">
            <text:p>0.00268956</text:p>
          </table:table-cell>
          <table:table-cell office:value-type="float" office:value="0.49343434" calcext:value-type="float">
            <text:p>0.49343434</text:p>
          </table:table-cell>
          <table:table-cell office:value-type="float" office:value="0.00108447" calcext:value-type="float">
            <text:p>0.00108447</text:p>
          </table:table-cell>
          <table:table-cell office:value-type="float" office:value="0.00018452" calcext:value-type="float">
            <text:p>0.00018452</text:p>
          </table:table-cell>
          <table:table-cell office:value-type="float" office:value="0.99873102" calcext:value-type="float">
            <text:p>0.99873102</text:p>
          </table:table-cell>
          <table:table-cell/>
          <table:table-cell office:value-type="string" calcext:value-type="string">
            <text:p>isKnownFor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isLeaderOf</text:p>
          </table:table-cell>
          <table:table-cell office:value-type="float" office:value="0.10352812" calcext:value-type="float">
            <text:p>0.10352812</text:p>
          </table:table-cell>
          <table:table-cell office:value-type="float" office:value="0.16939553" calcext:value-type="float">
            <text:p>0.16939553</text:p>
          </table:table-cell>
          <table:table-cell office:value-type="float" office:value="0.21360728" calcext:value-type="float">
            <text:p>0.21360728</text:p>
          </table:table-cell>
          <table:table-cell office:value-type="float" office:value="0.00389362" calcext:value-type="float">
            <text:p>0.00389362</text:p>
          </table:table-cell>
          <table:table-cell office:value-type="float" office:value="0.7824991" calcext:value-type="float">
            <text:p>0.7824991</text:p>
          </table:table-cell>
          <table:table-cell/>
          <table:table-cell office:value-type="string" calcext:value-type="string">
            <text:p>isLeaderOf</text:p>
          </table:table-cell>
          <table:table-cell office:value-type="float" office:value="0.2" calcext:value-type="float">
            <text:p>0.2</text:p>
          </table:table-cell>
          <table:table-cell office:value-type="float" office:value="0.00076046" calcext:value-type="float">
            <text:p>0.00076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4">
          <table:table-cell/>
          <table:table-cell office:value-type="string" calcext:value-type="string">
            <text:p>isLocatedIn</text:p>
          </table:table-cell>
          <table:table-cell office:value-type="float" office:value="0.98034142" calcext:value-type="float">
            <text:p>0.98034142</text:p>
          </table:table-cell>
          <table:table-cell office:value-type="float" office:value="0.56145613" calcext:value-type="float">
            <text:p>0.56145613</text:p>
          </table:table-cell>
          <table:table-cell office:value-type="float" office:value="0.01217762" calcext:value-type="float">
            <text:p>0.01217762</text:p>
          </table:table-cell>
          <table:table-cell office:value-type="float" office:value="0.03462472" calcext:value-type="float">
            <text:p>0.03462472</text:p>
          </table:table-cell>
          <table:table-cell office:value-type="float" office:value="0.95319766" calcext:value-type="float">
            <text:p>0.95319766</text:p>
          </table:table-cell>
          <table:table-cell/>
          <table:table-cell office:value-type="string" calcext:value-type="string">
            <text:p>isLocatedIn</text:p>
          </table:table-cell>
          <table:table-cell office:value-type="float" office:value="0.99166344" calcext:value-type="float">
            <text:p>0.99166344</text:p>
          </table:table-cell>
          <table:table-cell office:value-type="float" office:value="0.54993053" calcext:value-type="float">
            <text:p>0.54993053</text:p>
          </table:table-cell>
          <table:table-cell office:value-type="float" office:value="0.00292776" calcext:value-type="float">
            <text:p>0.00292776</text:p>
          </table:table-cell>
          <table:table-cell office:value-type="float" office:value="0.05926412" calcext:value-type="float">
            <text:p>0.05926412</text:p>
          </table:table-cell>
          <table:table-cell office:value-type="float" office:value="0.93780812" calcext:value-type="float">
            <text:p>0.93780812</text:p>
          </table:table-cell>
        </table:table-row>
        <table:table-row table:style-name="ro4">
          <table:table-cell/>
          <table:table-cell office:value-type="string" calcext:value-type="string">
            <text:p>isMarriedTo</text:p>
          </table:table-cell>
          <table:table-cell office:value-type="float" office:value="0.05266954" calcext:value-type="float">
            <text:p>0.05266954</text:p>
          </table:table-cell>
          <table:table-cell office:value-type="float" office:value="0.9628183" calcext:value-type="float">
            <text:p>0.9628183</text:p>
          </table:table-cell>
          <table:table-cell office:value-type="float" office:value="0.03165282" calcext:value-type="float">
            <text:p>0.03165282</text:p>
          </table:table-cell>
          <table:table-cell office:value-type="float" office:value="0.00248389" calcext:value-type="float">
            <text:p>0.00248389</text:p>
          </table:table-cell>
          <table:table-cell office:value-type="float" office:value="0.96586328" calcext:value-type="float">
            <text:p>0.96586328</text:p>
          </table:table-cell>
          <table:table-cell/>
          <table:table-cell office:value-type="string" calcext:value-type="string">
            <text:p>isMarriedTo</text:p>
          </table:table-cell>
          <table:table-cell office:value-type="float" office:value="0.23801107" calcext:value-type="float">
            <text:p>0.23801107</text:p>
          </table:table-cell>
          <table:table-cell office:value-type="float" office:value="0.59944262" calcext:value-type="float">
            <text:p>0.59944262</text:p>
          </table:table-cell>
          <table:table-cell office:value-type="float" office:value="0.07921928" calcext:value-type="float">
            <text:p>0.07921928</text:p>
          </table:table-cell>
          <table:table-cell office:value-type="float" office:value="0.00368372" calcext:value-type="float">
            <text:p>0.00368372</text:p>
          </table:table-cell>
          <table:table-cell office:value-type="float" office:value="0.91709699" calcext:value-type="float">
            <text:p>0.91709699</text:p>
          </table:table-cell>
        </table:table-row>
        <table:table-row table:style-name="ro4">
          <table:table-cell/>
          <table:table-cell office:value-type="string" calcext:value-type="string">
            <text:p>isPoliticianOf</text:p>
          </table:table-cell>
          <table:table-cell office:value-type="float" office:value="0.0279696" calcext:value-type="float">
            <text:p>0.0279696</text:p>
          </table:table-cell>
          <table:table-cell office:value-type="float" office:value="0.43933589" calcext:value-type="float">
            <text:p>0.43933589</text:p>
          </table:table-cell>
          <table:table-cell office:value-type="float" office:value="0.03759885" calcext:value-type="float">
            <text:p>0.03759885</text:p>
          </table:table-cell>
          <table:table-cell office:value-type="float" office:value="0" calcext:value-type="float">
            <text:p>0</text:p>
          </table:table-cell>
          <table:table-cell office:value-type="float" office:value="0.96240115" calcext:value-type="float">
            <text:p>0.96240115</text:p>
          </table:table-cell>
          <table:table-cell/>
          <table:table-cell office:value-type="string" calcext:value-type="string">
            <text:p>isPoliticianOf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4">
          <table:table-cell/>
          <table:table-cell office:value-type="string" calcext:value-type="string">
            <text:p>livesIn</text:p>
          </table:table-cell>
          <table:table-cell office:value-type="float" office:value="0.14544627" calcext:value-type="float">
            <text:p>0.14544627</text:p>
          </table:table-cell>
          <table:table-cell office:value-type="float" office:value="0.17637994" calcext:value-type="float">
            <text:p>0.17637994</text:p>
          </table:table-cell>
          <table:table-cell office:value-type="float" office:value="0.16700778" calcext:value-type="float">
            <text:p>0.16700778</text:p>
          </table:table-cell>
          <table:table-cell office:value-type="float" office:value="0.00850393" calcext:value-type="float">
            <text:p>0.00850393</text:p>
          </table:table-cell>
          <table:table-cell office:value-type="float" office:value="0.82448829" calcext:value-type="float">
            <text:p>0.82448829</text:p>
          </table:table-cell>
          <table:table-cell/>
          <table:table-cell office:value-type="string" calcext:value-type="string">
            <text:p>livesIn</text:p>
          </table:table-cell>
          <table:table-cell office:value-type="float" office:value="0.64738095" calcext:value-type="float">
            <text:p>0.64738095</text:p>
          </table:table-cell>
          <table:table-cell office:value-type="float" office:value="0.00968086" calcext:value-type="float">
            <text:p>0.00968086</text:p>
          </table:table-cell>
          <table:table-cell office:value-type="float" office:value="0.28492063" calcext:value-type="float">
            <text:p>0.28492063</text:p>
          </table:table-cell>
          <table:table-cell office:value-type="float" office:value="0" calcext:value-type="float">
            <text:p>0</text:p>
          </table:table-cell>
          <table:table-cell office:value-type="float" office:value="0.71507937" calcext:value-type="float">
            <text:p>0.71507937</text:p>
          </table:table-cell>
        </table:table-row>
        <table:table-row table:style-name="ro4">
          <table:table-cell/>
          <table:table-cell office:value-type="string" calcext:value-type="string">
            <text:p>participatedIn</text:p>
          </table:table-cell>
          <table:table-cell office:value-type="float" office:value="0.02345077" calcext:value-type="float">
            <text:p>0.02345077</text:p>
          </table:table-cell>
          <table:table-cell office:value-type="float" office:value="0.71499026" calcext:value-type="float">
            <text:p>0.71499026</text:p>
          </table:table-cell>
          <table:table-cell office:value-type="float" office:value="0.00346625" calcext:value-type="float">
            <text:p>0.00346625</text:p>
          </table:table-cell>
          <table:table-cell office:value-type="float" office:value="0.00029958" calcext:value-type="float">
            <text:p>0.00029958</text:p>
          </table:table-cell>
          <table:table-cell office:value-type="float" office:value="0.99623417" calcext:value-type="float">
            <text:p>0.99623417</text:p>
          </table:table-cell>
          <table:table-cell/>
          <table:table-cell office:value-type="string" calcext:value-type="string">
            <text:p>participatedIn</text:p>
          </table:table-cell>
          <table:table-cell office:value-type="float" office:value="0.3" calcext:value-type="float">
            <text:p>0.3</text:p>
          </table:table-cell>
          <table:table-cell office:value-type="float" office:value="0.00740093" calcext:value-type="float">
            <text:p>0.00740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4">
          <table:table-cell/>
          <table:table-cell office:value-type="string" calcext:value-type="string">
            <text:p>playsFor</text:p>
          </table:table-cell>
          <table:table-cell office:value-type="float" office:value="0.50480794" calcext:value-type="float">
            <text:p>0.50480794</text:p>
          </table:table-cell>
          <table:table-cell office:value-type="float" office:value="0.60988321" calcext:value-type="float">
            <text:p>0.60988321</text:p>
          </table:table-cell>
          <table:table-cell office:value-type="float" office:value="0.10807276" calcext:value-type="float">
            <text:p>0.10807276</text:p>
          </table:table-cell>
          <table:table-cell office:value-type="float" office:value="0.00872418" calcext:value-type="float">
            <text:p>0.00872418</text:p>
          </table:table-cell>
          <table:table-cell office:value-type="float" office:value="0.88320306" calcext:value-type="float">
            <text:p>0.88320306</text:p>
          </table:table-cell>
          <table:table-cell/>
          <table:table-cell office:value-type="string" calcext:value-type="string">
            <text:p>playsFor</text:p>
          </table:table-cell>
          <table:table-cell office:value-type="float" office:value="0.8741655" calcext:value-type="float">
            <text:p>0.8741655</text:p>
          </table:table-cell>
          <table:table-cell office:value-type="float" office:value="0.60434188" calcext:value-type="float">
            <text:p>0.60434188</text:p>
          </table:table-cell>
          <table:table-cell office:value-type="float" office:value="0.01388577" calcext:value-type="float">
            <text:p>0.01388577</text:p>
          </table:table-cell>
          <table:table-cell office:value-type="float" office:value="0.05916878" calcext:value-type="float">
            <text:p>0.05916878</text:p>
          </table:table-cell>
          <table:table-cell office:value-type="float" office:value="0.92694545" calcext:value-type="float">
            <text:p>0.92694545</text:p>
          </table:table-cell>
        </table:table-row>
        <table:table-row table:style-name="ro4">
          <table:table-cell/>
          <table:table-cell office:value-type="string" calcext:value-type="string">
            <text:p>wasBornIn</text:p>
          </table:table-cell>
          <table:table-cell office:value-type="float" office:value="0.47828682" calcext:value-type="float">
            <text:p>0.47828682</text:p>
          </table:table-cell>
          <table:table-cell office:value-type="float" office:value="0.3792408" calcext:value-type="float">
            <text:p>0.3792408</text:p>
          </table:table-cell>
          <table:table-cell office:value-type="float" office:value="0.22200981" calcext:value-type="float">
            <text:p>0.22200981</text:p>
          </table:table-cell>
          <table:table-cell office:value-type="float" office:value="0.08151329" calcext:value-type="float">
            <text:p>0.08151329</text:p>
          </table:table-cell>
          <table:table-cell office:value-type="float" office:value="0.6964769" calcext:value-type="float">
            <text:p>0.6964769</text:p>
          </table:table-cell>
          <table:table-cell/>
          <table:table-cell office:value-type="string" calcext:value-type="string">
            <text:p>wasBornIn</text:p>
          </table:table-cell>
          <table:table-cell office:value-type="float" office:value="0.52314742" calcext:value-type="float">
            <text:p>0.52314742</text:p>
          </table:table-cell>
          <table:table-cell office:value-type="float" office:value="0.28559914" calcext:value-type="float">
            <text:p>0.28559914</text:p>
          </table:table-cell>
          <table:table-cell office:value-type="float" office:value="0.23389812" calcext:value-type="float">
            <text:p>0.23389812</text:p>
          </table:table-cell>
          <table:table-cell office:value-type="float" office:value="0.08396052" calcext:value-type="float">
            <text:p>0.08396052</text:p>
          </table:table-cell>
          <table:table-cell office:value-type="float" office:value="0.68214135" calcext:value-type="float">
            <text:p>0.68214135</text:p>
          </table:table-cell>
        </table:table-row>
        <table:table-row table:style-name="ro4">
          <table:table-cell/>
          <table:table-cell office:value-type="string" calcext:value-type="string">
            <text:p>worksAt</text:p>
          </table:table-cell>
          <table:table-cell office:value-type="float" office:value="0.05377299" calcext:value-type="float">
            <text:p>0.05377299</text:p>
          </table:table-cell>
          <table:table-cell office:value-type="float" office:value="0.56377664" calcext:value-type="float">
            <text:p>0.56377664</text:p>
          </table:table-cell>
          <table:table-cell office:value-type="float" office:value="0.04628479" calcext:value-type="float">
            <text:p>0.04628479</text:p>
          </table:table-cell>
          <table:table-cell office:value-type="float" office:value="0.00046049" calcext:value-type="float">
            <text:p>0.00046049</text:p>
          </table:table-cell>
          <table:table-cell office:value-type="float" office:value="0.95325471" calcext:value-type="float">
            <text:p>0.95325471</text:p>
          </table:table-cell>
          <table:table-cell/>
          <table:table-cell office:value-type="string" calcext:value-type="string">
            <text:p>worksAt</text:p>
          </table:table-cell>
          <table:table-cell office:value-type="float" office:value="0.47701126" calcext:value-type="float">
            <text:p>0.47701126</text:p>
          </table:table-cell>
          <table:table-cell office:value-type="float" office:value="0.1136631" calcext:value-type="float">
            <text:p>0.1136631</text:p>
          </table:table-cell>
          <table:table-cell office:value-type="float" office:value="0.17446503" calcext:value-type="float">
            <text:p>0.17446503</text:p>
          </table:table-cell>
          <table:table-cell office:value-type="float" office:value="0.00792985" calcext:value-type="float">
            <text:p>0.00792985</text:p>
          </table:table-cell>
          <table:table-cell office:value-type="float" office:value="0.81760512" calcext:value-type="float">
            <text:p>0.81760512</text:p>
          </table:table-cell>
        </table:table-row>
        <table:table-row table:style-name="ro5" table:number-rows-repeated="3">
          <table:table-cell table:number-columns-repeated="14"/>
        </table:table-row>
        <table:table-row table:style-name="ro4" table:number-rows-repeated="24">
          <table:table-cell table:number-columns-repeated="14"/>
        </table:table-row>
        <table:table-row table:style-name="ro5" table:number-rows-repeated="2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Results" table:style-name="ta1">
        <table:table-column table:style-name="co2" table:number-columns-repeated="13" table:default-cell-style-name="Default"/>
        <table:table-row table:style-name="ro3">
          <table:table-cell table:number-columns-repeated="13"/>
        </table:table-row>
        <table:table-row table:style-name="ro3">
          <table:table-cell/>
          <table:table-cell table:style-name="ce26" office:value-type="string" calcext:value-type="string" table:number-columns-spanned="3" table:number-rows-spanned="1">
            <text:p>Pattern Selection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Disambiguation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Macro Average</text:p>
          </table:table-cell>
          <table:covered-table-cell table:number-columns-repeated="2"/>
          <table:table-cell table:style-name="ce26" office:value-type="string" calcext:value-type="string" table:number-columns-spanned="3" table:number-rows-spanned="1">
            <text:p>Micro Average</text:p>
          </table:table-cell>
          <table:covered-table-cell table:number-columns-repeated="2"/>
        </table:table-row>
        <table:table-row table:style-name="ro3">
          <table:table-cell/>
          <table:table-cell office:value-type="string" calcext:value-type="string">
            <text:p>Confidence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Degree</text:p>
          </table:table-cell>
          <table:table-cell office:value-type="string" calcext:value-type="string">
            <text:p>Typed</text:p>
          </table:table-cell>
          <table:table-cell office:value-type="string" calcext:value-type="string">
            <text:p>Strategy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665498" calcext:value-type="float">
            <text:p>0.42665498</text:p>
          </table:table-cell>
          <table:table-cell office:value-type="float" office:value="0.35317319" calcext:value-type="float">
            <text:p>0.35317319</text:p>
          </table:table-cell>
          <table:table-cell table:formula="of:=(2*[.H4]*[.I4])/([.H4]+[.I4])" office:value-type="float" office:value="0.38645205729356" calcext:value-type="float">
            <text:p>0.3864520573</text:p>
          </table:table-cell>
          <table:table-cell office:value-type="float" office:value="0.73151608" calcext:value-type="float">
            <text:p>0.73151608</text:p>
          </table:table-cell>
          <table:table-cell office:value-type="float" office:value="0.48623463" calcext:value-type="float">
            <text:p>0.48623463</text:p>
          </table:table-cell>
          <table:table-cell table:formula="of:=(2*[.K4]*[.L4])/([.K4]+[.L4])" office:value-type="float" office:value="0.584172848477092" calcext:value-type="float">
            <text:p>0.584172848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747512" calcext:value-type="float">
            <text:p>0.44747512</text:p>
          </table:table-cell>
          <table:table-cell office:value-type="float" office:value="0.33879206" calcext:value-type="float">
            <text:p>0.33879206</text:p>
          </table:table-cell>
          <table:table-cell table:formula="of:=(2*[.H5]*[.I5])/([.H5]+[.I5])" office:value-type="float" office:value="0.385622143616747" calcext:value-type="float">
            <text:p>0.3856221436</text:p>
          </table:table-cell>
          <table:table-cell office:value-type="float" office:value="0.7427938" calcext:value-type="float">
            <text:p>0.7427938</text:p>
          </table:table-cell>
          <table:table-cell office:value-type="float" office:value="0.48127194" calcext:value-type="float">
            <text:p>0.48127194</text:p>
          </table:table-cell>
          <table:table-cell table:formula="of:=(2*[.K5]*[.L5])/([.K5]+[.L5])" office:value-type="float" office:value="0.584095774375602" calcext:value-type="float">
            <text:p>0.5840957744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211868" calcext:value-type="float">
            <text:p>0.43211868</text:p>
          </table:table-cell>
          <table:table-cell office:value-type="float" office:value="0.34579947" calcext:value-type="float">
            <text:p>0.34579947</text:p>
          </table:table-cell>
          <table:table-cell table:formula="of:=(2*[.H6]*[.I6])/([.H6]+[.I6])" office:value-type="float" office:value="0.384170006885942" calcext:value-type="float">
            <text:p>0.3841700069</text:p>
          </table:table-cell>
          <table:table-cell office:value-type="float" office:value="0.73982701" calcext:value-type="float">
            <text:p>0.73982701</text:p>
          </table:table-cell>
          <table:table-cell office:value-type="float" office:value="0.4832399" calcext:value-type="float">
            <text:p>0.4832399</text:p>
          </table:table-cell>
          <table:table-cell table:formula="of:=(2*[.K6]*[.L6])/([.K6]+[.L6])" office:value-type="float" office:value="0.584618760276491" calcext:value-type="float">
            <text:p>0.584618760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474474" calcext:value-type="float">
            <text:p>0.44474474</text:p>
          </table:table-cell>
          <table:table-cell office:value-type="float" office:value="0.3312377" calcext:value-type="float">
            <text:p>0.3312377</text:p>
          </table:table-cell>
          <table:table-cell table:formula="of:=(2*[.H7]*[.I7])/([.H7]+[.I7])" office:value-type="float" office:value="0.379689583606294" calcext:value-type="float">
            <text:p>0.3796895836</text:p>
          </table:table-cell>
          <table:table-cell office:value-type="float" office:value="0.75085181" calcext:value-type="float">
            <text:p>0.75085181</text:p>
          </table:table-cell>
          <table:table-cell office:value-type="float" office:value="0.47767568" calcext:value-type="float">
            <text:p>0.47767568</text:p>
          </table:table-cell>
          <table:table-cell table:formula="of:=(2*[.K7]*[.L7])/([.K7]+[.L7])" office:value-type="float" office:value="0.583891938667129" calcext:value-type="float">
            <text:p>0.583891938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304963" calcext:value-type="float">
            <text:p>0.42304963</text:p>
          </table:table-cell>
          <table:table-cell office:value-type="float" office:value="0.34236158" calcext:value-type="float">
            <text:p>0.34236158</text:p>
          </table:table-cell>
          <table:table-cell table:formula="of:=(2*[.H8]*[.I8])/([.H8]+[.I8])" office:value-type="float" office:value="0.378452622206083" calcext:value-type="float">
            <text:p>0.3784526222</text:p>
          </table:table-cell>
          <table:table-cell office:value-type="float" office:value="0.74330708" calcext:value-type="float">
            <text:p>0.74330708</text:p>
          </table:table-cell>
          <table:table-cell office:value-type="float" office:value="0.47325748" calcext:value-type="float">
            <text:p>0.47325748</text:p>
          </table:table-cell>
          <table:table-cell table:formula="of:=(2*[.K8]*[.L8])/([.K8]+[.L8])" office:value-type="float" office:value="0.578309852371433" calcext:value-type="float">
            <text:p>0.5783098524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835036" calcext:value-type="float">
            <text:p>0.42835036</text:p>
          </table:table-cell>
          <table:table-cell office:value-type="float" office:value="0.33551529" calcext:value-type="float">
            <text:p>0.33551529</text:p>
          </table:table-cell>
          <table:table-cell table:formula="of:=(2*[.H9]*[.I9])/([.H9]+[.I9])" office:value-type="float" office:value="0.376291551418772" calcext:value-type="float">
            <text:p>0.3762915514</text:p>
          </table:table-cell>
          <table:table-cell office:value-type="float" office:value="0.75091566" calcext:value-type="float">
            <text:p>0.75091566</text:p>
          </table:table-cell>
          <table:table-cell office:value-type="float" office:value="0.47045204" calcext:value-type="float">
            <text:p>0.47045204</text:p>
          </table:table-cell>
          <table:table-cell table:formula="of:=(2*[.K9]*[.L9])/([.K9]+[.L9])" office:value-type="float" office:value="0.578482309815376" calcext:value-type="float">
            <text:p>0.578482309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3152377" calcext:value-type="float">
            <text:p>0.43152377</text:p>
          </table:table-cell>
          <table:table-cell office:value-type="float" office:value="0.32979986" calcext:value-type="float">
            <text:p>0.32979986</text:p>
          </table:table-cell>
          <table:table-cell table:formula="of:=(2*[.H10]*[.I10])/([.H10]+[.I10])" office:value-type="float" office:value="0.373865918052937" calcext:value-type="float">
            <text:p>0.3738659181</text:p>
          </table:table-cell>
          <table:table-cell office:value-type="float" office:value="0.75311796" calcext:value-type="float">
            <text:p>0.75311796</text:p>
          </table:table-cell>
          <table:table-cell office:value-type="float" office:value="0.46861371" calcext:value-type="float">
            <text:p>0.46861371</text:p>
          </table:table-cell>
          <table:table-cell table:formula="of:=(2*[.K10]*[.L10])/([.K10]+[.L10])" office:value-type="float" office:value="0.577739629690096" calcext:value-type="float">
            <text:p>0.577739629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653647" calcext:value-type="float">
            <text:p>0.43653647</text:p>
          </table:table-cell>
          <table:table-cell office:value-type="float" office:value="0.32359427" calcext:value-type="float">
            <text:p>0.32359427</text:p>
          </table:table-cell>
          <table:table-cell table:formula="of:=(2*[.H11]*[.I11])/([.H11]+[.I11])" office:value-type="float" office:value="0.371674747262627" calcext:value-type="float">
            <text:p>0.3716747473</text:p>
          </table:table-cell>
          <table:table-cell office:value-type="float" office:value="0.75982068" calcext:value-type="float">
            <text:p>0.75982068</text:p>
          </table:table-cell>
          <table:table-cell office:value-type="float" office:value="0.46625942" calcext:value-type="float">
            <text:p>0.46625942</text:p>
          </table:table-cell>
          <table:table-cell table:formula="of:=(2*[.K11]*[.L11])/([.K11]+[.L11])" office:value-type="float" office:value="0.577896255816901" calcext:value-type="float">
            <text:p>0.577896255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109242" calcext:value-type="float">
            <text:p>0.42109242</text:p>
          </table:table-cell>
          <table:table-cell office:value-type="float" office:value="0.33199969" calcext:value-type="float">
            <text:p>0.33199969</text:p>
          </table:table-cell>
          <table:table-cell table:formula="of:=(2*[.H12]*[.I12])/([.H12]+[.I12])" office:value-type="float" office:value="0.371276105658177" calcext:value-type="float">
            <text:p>0.3712761057</text:p>
          </table:table-cell>
          <table:table-cell office:value-type="float" office:value="0.75652395" calcext:value-type="float">
            <text:p>0.75652395</text:p>
          </table:table-cell>
          <table:table-cell office:value-type="float" office:value="0.45476019" calcext:value-type="float">
            <text:p>0.45476019</text:p>
          </table:table-cell>
          <table:table-cell table:formula="of:=(2*[.K12]*[.L12])/([.K12]+[.L12])" office:value-type="float" office:value="0.568053297951297" calcext:value-type="float">
            <text:p>0.56805329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564217" calcext:value-type="float">
            <text:p>0.42564217</text:p>
          </table:table-cell>
          <table:table-cell office:value-type="float" office:value="0.32618555" calcext:value-type="float">
            <text:p>0.32618555</text:p>
          </table:table-cell>
          <table:table-cell table:formula="of:=(2*[.H13]*[.I13])/([.H13]+[.I13])" office:value-type="float" office:value="0.369335478411579" calcext:value-type="float">
            <text:p>0.3693354784</text:p>
          </table:table-cell>
          <table:table-cell office:value-type="float" office:value="0.76236863" calcext:value-type="float">
            <text:p>0.76236863</text:p>
          </table:table-cell>
          <table:table-cell office:value-type="float" office:value="0.45271703" calcext:value-type="float">
            <text:p>0.45271703</text:p>
          </table:table-cell>
          <table:table-cell table:formula="of:=(2*[.K13]*[.L13])/([.K13]+[.L13])" office:value-type="float" office:value="0.568087128834635" calcext:value-type="float">
            <text:p>0.568087128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767278" calcext:value-type="float">
            <text:p>0.42767278</text:p>
          </table:table-cell>
          <table:table-cell office:value-type="float" office:value="0.32120541" calcext:value-type="float">
            <text:p>0.32120541</text:p>
          </table:table-cell>
          <table:table-cell table:formula="of:=(2*[.H14]*[.I14])/([.H14]+[.I14])" office:value-type="float" office:value="0.366870907659201" calcext:value-type="float">
            <text:p>0.3668709077</text:p>
          </table:table-cell>
          <table:table-cell office:value-type="float" office:value="0.76384685" calcext:value-type="float">
            <text:p>0.76384685</text:p>
          </table:table-cell>
          <table:table-cell office:value-type="float" office:value="0.45147766" calcext:value-type="float">
            <text:p>0.45147766</text:p>
          </table:table-cell>
          <table:table-cell table:formula="of:=(2*[.K14]*[.L14])/([.K14]+[.L14])" office:value-type="float" office:value="0.567518857060442" calcext:value-type="float">
            <text:p>0.567518857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382219" calcext:value-type="float">
            <text:p>0.43382219</text:p>
          </table:table-cell>
          <table:table-cell office:value-type="float" office:value="0.31574201" calcext:value-type="float">
            <text:p>0.31574201</text:p>
          </table:table-cell>
          <table:table-cell table:formula="of:=(2*[.H15]*[.I15])/([.H15]+[.I15])" office:value-type="float" office:value="0.365481409739691" calcext:value-type="float">
            <text:p>0.3654814097</text:p>
          </table:table-cell>
          <table:table-cell office:value-type="float" office:value="0.76937889" calcext:value-type="float">
            <text:p>0.76937889</text:p>
          </table:table-cell>
          <table:table-cell office:value-type="float" office:value="0.44961859" calcext:value-type="float">
            <text:p>0.44961859</text:p>
          </table:table-cell>
          <table:table-cell table:formula="of:=(2*[.K15]*[.L15])/([.K15]+[.L15])" office:value-type="float" office:value="0.567559912753167" calcext:value-type="float">
            <text:p>0.567559912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729573" calcext:value-type="float">
            <text:p>0.42729573</text:p>
          </table:table-cell>
          <table:table-cell office:value-type="float" office:value="0.31513308" calcext:value-type="float">
            <text:p>0.31513308</text:p>
          </table:table-cell>
          <table:table-cell table:formula="of:=(2*[.H16]*[.I16])/([.H16]+[.I16])" office:value-type="float" office:value="0.362741902393977" calcext:value-type="float">
            <text:p>0.3627419024</text:p>
          </table:table-cell>
          <table:table-cell office:value-type="float" office:value="0.77489332" calcext:value-type="float">
            <text:p>0.77489332</text:p>
          </table:table-cell>
          <table:table-cell office:value-type="float" office:value="0.4327133" calcext:value-type="float">
            <text:p>0.4327133</text:p>
          </table:table-cell>
          <table:table-cell table:formula="of:=(2*[.K16]*[.L16])/([.K16]+[.L16])" office:value-type="float" office:value="0.555324292020122" calcext:value-type="float">
            <text:p>0.5553242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857349" calcext:value-type="float">
            <text:p>0.42857349</text:p>
          </table:table-cell>
          <table:table-cell office:value-type="float" office:value="0.31069543" calcext:value-type="float">
            <text:p>0.31069543</text:p>
          </table:table-cell>
          <table:table-cell table:formula="of:=(2*[.H17]*[.I17])/([.H17]+[.I17])" office:value-type="float" office:value="0.360236501656666" calcext:value-type="float">
            <text:p>0.3602365017</text:p>
          </table:table-cell>
          <table:table-cell office:value-type="float" office:value="0.77909312" calcext:value-type="float">
            <text:p>0.77909312</text:p>
          </table:table-cell>
          <table:table-cell office:value-type="float" office:value="0.43155171" calcext:value-type="float">
            <text:p>0.43155171</text:p>
          </table:table-cell>
          <table:table-cell table:formula="of:=(2*[.K17]*[.L17])/([.K17]+[.L17])" office:value-type="float" office:value="0.555437829252094" calcext:value-type="float">
            <text:p>0.555437829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57441" calcext:value-type="float">
            <text:p>0.4257441</text:p>
          </table:table-cell>
          <table:table-cell office:value-type="float" office:value="0.30697934" calcext:value-type="float">
            <text:p>0.30697934</text:p>
          </table:table-cell>
          <table:table-cell table:formula="of:=(2*[.H18]*[.I18])/([.H18]+[.I18])" office:value-type="float" office:value="0.356736623102692" calcext:value-type="float">
            <text:p>0.3567366231</text:p>
          </table:table-cell>
          <table:table-cell office:value-type="float" office:value="0.77977399" calcext:value-type="float">
            <text:p>0.77977399</text:p>
          </table:table-cell>
          <table:table-cell office:value-type="float" office:value="0.43101499" calcext:value-type="float">
            <text:p>0.43101499</text:p>
          </table:table-cell>
          <table:table-cell table:formula="of:=(2*[.K18]*[.L18])/([.K18]+[.L18])" office:value-type="float" office:value="0.555165737471628" calcext:value-type="float">
            <text:p>0.555165737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7486236" calcext:value-type="float">
            <text:p>0.37486236</text:p>
          </table:table-cell>
          <table:table-cell office:value-type="float" office:value="0.33879206" calcext:value-type="float">
            <text:p>0.33879206</text:p>
          </table:table-cell>
          <table:table-cell table:formula="of:=(2*[.H19]*[.I19])/([.H19]+[.I19])" office:value-type="float" office:value="0.355915657779746" calcext:value-type="float">
            <text:p>0.3559156578</text:p>
          </table:table-cell>
          <table:table-cell office:value-type="float" office:value="0.67255829" calcext:value-type="float">
            <text:p>0.67255829</text:p>
          </table:table-cell>
          <table:table-cell office:value-type="float" office:value="0.48127194" calcext:value-type="float">
            <text:p>0.48127194</text:p>
          </table:table-cell>
          <table:table-cell table:formula="of:=(2*[.K19]*[.L19])/([.K19]+[.L19])" office:value-type="float" office:value="0.56105902684034" calcext:value-type="float">
            <text:p>0.561059026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797594" calcext:value-type="float">
            <text:p>0.42797594</text:p>
          </table:table-cell>
          <table:table-cell office:value-type="float" office:value="0.30244824" calcext:value-type="float">
            <text:p>0.30244824</text:p>
          </table:table-cell>
          <table:table-cell table:formula="of:=(2*[.H20]*[.I20])/([.H20]+[.I20])" office:value-type="float" office:value="0.354425752486304" calcext:value-type="float">
            <text:p>0.3544257525</text:p>
          </table:table-cell>
          <table:table-cell office:value-type="float" office:value="0.78404426" calcext:value-type="float">
            <text:p>0.78404426</text:p>
          </table:table-cell>
          <table:table-cell office:value-type="float" office:value="0.42987674" calcext:value-type="float">
            <text:p>0.42987674</text:p>
          </table:table-cell>
          <table:table-cell table:formula="of:=(2*[.K20]*[.L20])/([.K20]+[.L20])" office:value-type="float" office:value="0.555295427798864" calcext:value-type="float">
            <text:p>0.555295427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362769" calcext:value-type="float">
            <text:p>0.35362769</text:p>
          </table:table-cell>
          <table:table-cell office:value-type="float" office:value="0.35317319" calcext:value-type="float">
            <text:p>0.35317319</text:p>
          </table:table-cell>
          <table:table-cell table:formula="of:=(2*[.H21]*[.I21])/([.H21]+[.I21])" office:value-type="float" office:value="0.353400293869558" calcext:value-type="float">
            <text:p>0.3534002939</text:p>
          </table:table-cell>
          <table:table-cell office:value-type="float" office:value="0.65876278" calcext:value-type="float">
            <text:p>0.65876278</text:p>
          </table:table-cell>
          <table:table-cell office:value-type="float" office:value="0.48623463" calcext:value-type="float">
            <text:p>0.48623463</text:p>
          </table:table-cell>
          <table:table-cell table:formula="of:=(2*[.K21]*[.L21])/([.K21]+[.L21])" office:value-type="float" office:value="0.55950043867972" calcext:value-type="float">
            <text:p>0.559500438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329371" calcext:value-type="float">
            <text:p>0.37329371</text:p>
          </table:table-cell>
          <table:table-cell office:value-type="float" office:value="0.3312377" calcext:value-type="float">
            <text:p>0.3312377</text:p>
          </table:table-cell>
          <table:table-cell table:formula="of:=(2*[.H22]*[.I22])/([.H22]+[.I22])" office:value-type="float" office:value="0.351010467865065" calcext:value-type="float">
            <text:p>0.3510104679</text:p>
          </table:table-cell>
          <table:table-cell office:value-type="float" office:value="0.68211994" calcext:value-type="float">
            <text:p>0.68211994</text:p>
          </table:table-cell>
          <table:table-cell office:value-type="float" office:value="0.47767568" calcext:value-type="float">
            <text:p>0.47767568</text:p>
          </table:table-cell>
          <table:table-cell table:formula="of:=(2*[.K22]*[.L22])/([.K22]+[.L22])" office:value-type="float" office:value="0.561878490593126" calcext:value-type="float">
            <text:p>0.56187849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580464" calcext:value-type="float">
            <text:p>0.42580464</text:p>
          </table:table-cell>
          <table:table-cell office:value-type="float" office:value="0.2899913" calcext:value-type="float">
            <text:p>0.2899913</text:p>
          </table:table-cell>
          <table:table-cell table:formula="of:=(2*[.H23]*[.I23])/([.H23]+[.I23])" office:value-type="float" office:value="0.345013527457649" calcext:value-type="float">
            <text:p>0.3450135275</text:p>
          </table:table-cell>
          <table:table-cell office:value-type="float" office:value="0.73751255" calcext:value-type="float">
            <text:p>0.73751255</text:p>
          </table:table-cell>
          <table:table-cell office:value-type="float" office:value="0.45905652" calcext:value-type="float">
            <text:p>0.45905652</text:p>
          </table:table-cell>
          <table:table-cell table:formula="of:=(2*[.K23]*[.L23])/([.K23]+[.L23])" office:value-type="float" office:value="0.565884499520493" calcext:value-type="float">
            <text:p>0.565884499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4627242" calcext:value-type="float">
            <text:p>0.34627242</text:p>
          </table:table-cell>
          <table:table-cell office:value-type="float" office:value="0.34236158" calcext:value-type="float">
            <text:p>0.34236158</text:p>
          </table:table-cell>
          <table:table-cell table:formula="of:=(2*[.H24]*[.I24])/([.H24]+[.I24])" office:value-type="float" office:value="0.344305894921318" calcext:value-type="float">
            <text:p>0.3443058949</text:p>
          </table:table-cell>
          <table:table-cell office:value-type="float" office:value="0.67141559" calcext:value-type="float">
            <text:p>0.67141559</text:p>
          </table:table-cell>
          <table:table-cell office:value-type="float" office:value="0.47325748" calcext:value-type="float">
            <text:p>0.47325748</text:p>
          </table:table-cell>
          <table:table-cell table:formula="of:=(2*[.K24]*[.L24])/([.K24]+[.L24])" office:value-type="float" office:value="0.555184634781551" calcext:value-type="float">
            <text:p>0.555184634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609301" calcext:value-type="float">
            <text:p>0.35609301</text:p>
          </table:table-cell>
          <table:table-cell office:value-type="float" office:value="0.32979986" calcext:value-type="float">
            <text:p>0.32979986</text:p>
          </table:table-cell>
          <table:table-cell table:formula="of:=(2*[.H25]*[.I25])/([.H25]+[.I25])" office:value-type="float" office:value="0.342442471650066" calcext:value-type="float">
            <text:p>0.3424424717</text:p>
          </table:table-cell>
          <table:table-cell office:value-type="float" office:value="0.68309516" calcext:value-type="float">
            <text:p>0.68309516</text:p>
          </table:table-cell>
          <table:table-cell office:value-type="float" office:value="0.46861371" calcext:value-type="float">
            <text:p>0.46861371</text:p>
          </table:table-cell>
          <table:table-cell table:formula="of:=(2*[.K25]*[.L25])/([.K25]+[.L25])" office:value-type="float" office:value="0.555883115167193" calcext:value-type="float">
            <text:p>0.555883115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224162" calcext:value-type="float">
            <text:p>0.36224162</text:p>
          </table:table-cell>
          <table:table-cell office:value-type="float" office:value="0.32359427" calcext:value-type="float">
            <text:p>0.32359427</text:p>
          </table:table-cell>
          <table:table-cell table:formula="of:=(2*[.H26]*[.I26])/([.H26]+[.I26])" office:value-type="float" office:value="0.341829041893732" calcext:value-type="float">
            <text:p>0.3418290419</text:p>
          </table:table-cell>
          <table:table-cell office:value-type="float" office:value="0.69114668" calcext:value-type="float">
            <text:p>0.69114668</text:p>
          </table:table-cell>
          <table:table-cell office:value-type="float" office:value="0.46625942" calcext:value-type="float">
            <text:p>0.46625942</text:p>
          </table:table-cell>
          <table:table-cell table:formula="of:=(2*[.K26]*[.L26])/([.K26]+[.L26])" office:value-type="float" office:value="0.556854936485518" calcext:value-type="float">
            <text:p>0.55685493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014734" calcext:value-type="float">
            <text:p>0.43014734</text:p>
          </table:table-cell>
          <table:table-cell office:value-type="float" office:value="0.28273695" calcext:value-type="float">
            <text:p>0.28273695</text:p>
          </table:table-cell>
          <table:table-cell table:formula="of:=(2*[.H27]*[.I27])/([.H27]+[.I27])" office:value-type="float" office:value="0.341201366528116" calcext:value-type="float">
            <text:p>0.3412013665</text:p>
          </table:table-cell>
          <table:table-cell office:value-type="float" office:value="0.74631273" calcext:value-type="float">
            <text:p>0.74631273</text:p>
          </table:table-cell>
          <table:table-cell office:value-type="float" office:value="0.45604883" calcext:value-type="float">
            <text:p>0.45604883</text:p>
          </table:table-cell>
          <table:table-cell table:formula="of:=(2*[.K27]*[.L27])/([.K27]+[.L27])" office:value-type="float" office:value="0.566144259187072" calcext:value-type="float">
            <text:p>0.566144259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240438" calcext:value-type="float">
            <text:p>0.44240438</text:p>
          </table:table-cell>
          <table:table-cell office:value-type="float" office:value="0.27351645" calcext:value-type="float">
            <text:p>0.27351645</text:p>
          </table:table-cell>
          <table:table-cell table:formula="of:=(2*[.H28]*[.I28])/([.H28]+[.I28])" office:value-type="float" office:value="0.338039823431457" calcext:value-type="float">
            <text:p>0.3380398234</text:p>
          </table:table-cell>
          <table:table-cell office:value-type="float" office:value="0.74886915" calcext:value-type="float">
            <text:p>0.74886915</text:p>
          </table:table-cell>
          <table:table-cell office:value-type="float" office:value="0.45415087" calcext:value-type="float">
            <text:p>0.45415087</text:p>
          </table:table-cell>
          <table:table-cell table:formula="of:=(2*[.K28]*[.L28])/([.K28]+[.L28])" office:value-type="float" office:value="0.565409669555891" calcext:value-type="float">
            <text:p>0.565409669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4269861" calcext:value-type="float">
            <text:p>0.34269861</text:p>
          </table:table-cell>
          <table:table-cell office:value-type="float" office:value="0.33199969" calcext:value-type="float">
            <text:p>0.33199969</text:p>
          </table:table-cell>
          <table:table-cell table:formula="of:=(2*[.H29]*[.I29])/([.H29]+[.I29])" office:value-type="float" office:value="0.337264321796664" calcext:value-type="float">
            <text:p>0.3372643218</text:p>
          </table:table-cell>
          <table:table-cell office:value-type="float" office:value="0.68538347" calcext:value-type="float">
            <text:p>0.68538347</text:p>
          </table:table-cell>
          <table:table-cell office:value-type="float" office:value="0.45476019" calcext:value-type="float">
            <text:p>0.45476019</text:p>
          </table:table-cell>
          <table:table-cell table:formula="of:=(2*[.K29]*[.L29])/([.K29]+[.L29])" office:value-type="float" office:value="0.546747095081087" calcext:value-type="float">
            <text:p>0.546747095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4947502" calcext:value-type="float">
            <text:p>0.34947502</text:p>
          </table:table-cell>
          <table:table-cell office:value-type="float" office:value="0.32120541" calcext:value-type="float">
            <text:p>0.32120541</text:p>
          </table:table-cell>
          <table:table-cell table:formula="of:=(2*[.H30]*[.I30])/([.H30]+[.I30])" office:value-type="float" office:value="0.334744423909486" calcext:value-type="float">
            <text:p>0.3347444239</text:p>
          </table:table-cell>
          <table:table-cell office:value-type="float" office:value="0.69392415" calcext:value-type="float">
            <text:p>0.69392415</text:p>
          </table:table-cell>
          <table:table-cell office:value-type="float" office:value="0.45147766" calcext:value-type="float">
            <text:p>0.45147766</text:p>
          </table:table-cell>
          <table:table-cell table:formula="of:=(2*[.K30]*[.L30])/([.K30]+[.L30])" office:value-type="float" office:value="0.5470416559923" calcext:value-type="float">
            <text:p>0.54704165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5599435" calcext:value-type="float">
            <text:p>0.35599435</text:p>
          </table:table-cell>
          <table:table-cell office:value-type="float" office:value="0.31574201" calcext:value-type="float">
            <text:p>0.31574201</text:p>
          </table:table-cell>
          <table:table-cell table:formula="of:=(2*[.H31]*[.I31])/([.H31]+[.I31])" office:value-type="float" office:value="0.334662163047549" calcext:value-type="float">
            <text:p>0.334662163</text:p>
          </table:table-cell>
          <table:table-cell office:value-type="float" office:value="0.70044028" calcext:value-type="float">
            <text:p>0.70044028</text:p>
          </table:table-cell>
          <table:table-cell office:value-type="float" office:value="0.44961859" calcext:value-type="float">
            <text:p>0.44961859</text:p>
          </table:table-cell>
          <table:table-cell table:formula="of:=(2*[.K31]*[.L31])/([.K31]+[.L31])" office:value-type="float" office:value="0.547678000297159" calcext:value-type="float">
            <text:p>0.547678000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030282" calcext:value-type="float">
            <text:p>0.42030282</text:p>
          </table:table-cell>
          <table:table-cell office:value-type="float" office:value="0.2771936" calcext:value-type="float">
            <text:p>0.2771936</text:p>
          </table:table-cell>
          <table:table-cell table:formula="of:=(2*[.H32]*[.I32])/([.H32]+[.I32])" office:value-type="float" office:value="0.334066952676121" calcext:value-type="float">
            <text:p>0.3340669527</text:p>
          </table:table-cell>
          <table:table-cell office:value-type="float" office:value="0.75094249" calcext:value-type="float">
            <text:p>0.75094249</text:p>
          </table:table-cell>
          <table:table-cell office:value-type="float" office:value="0.44468183" calcext:value-type="float">
            <text:p>0.44468183</text:p>
          </table:table-cell>
          <table:table-cell table:formula="of:=(2*[.K32]*[.L32])/([.K32]+[.L32])" office:value-type="float" office:value="0.558587635082493" calcext:value-type="float">
            <text:p>0.558587635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106282" calcext:value-type="float">
            <text:p>0.35106282</text:p>
          </table:table-cell>
          <table:table-cell office:value-type="float" office:value="0.31513308" calcext:value-type="float">
            <text:p>0.31513308</text:p>
          </table:table-cell>
          <table:table-cell table:formula="of:=(2*[.H33]*[.I33])/([.H33]+[.I33])" office:value-type="float" office:value="0.332129056153259" calcext:value-type="float">
            <text:p>0.3321290562</text:p>
          </table:table-cell>
          <table:table-cell office:value-type="float" office:value="0.70520725" calcext:value-type="float">
            <text:p>0.70520725</text:p>
          </table:table-cell>
          <table:table-cell office:value-type="float" office:value="0.4327133" calcext:value-type="float">
            <text:p>0.4327133</text:p>
          </table:table-cell>
          <table:table-cell table:formula="of:=(2*[.K33]*[.L33])/([.K33]+[.L33])" office:value-type="float" office:value="0.536333676953852" calcext:value-type="float">
            <text:p>0.53633367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922729" calcext:value-type="float">
            <text:p>0.43922729</text:p>
          </table:table-cell>
          <table:table-cell office:value-type="float" office:value="0.26645775" calcext:value-type="float">
            <text:p>0.26645775</text:p>
          </table:table-cell>
          <table:table-cell table:formula="of:=(2*[.H34]*[.I34])/([.H34]+[.I34])" office:value-type="float" office:value="0.331693344192184" calcext:value-type="float">
            <text:p>0.3316933442</text:p>
          </table:table-cell>
          <table:table-cell office:value-type="float" office:value="0.75725553" calcext:value-type="float">
            <text:p>0.75725553</text:p>
          </table:table-cell>
          <table:table-cell office:value-type="float" office:value="0.45057016" calcext:value-type="float">
            <text:p>0.45057016</text:p>
          </table:table-cell>
          <table:table-cell table:formula="of:=(2*[.K34]*[.L34])/([.K34]+[.L34])" office:value-type="float" office:value="0.564976797791053" calcext:value-type="float">
            <text:p>0.564976797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634323" calcext:value-type="float">
            <text:p>0.42634323</text:p>
          </table:table-cell>
          <table:table-cell office:value-type="float" office:value="0.27062807" calcext:value-type="float">
            <text:p>0.27062807</text:p>
          </table:table-cell>
          <table:table-cell table:formula="of:=(2*[.H35]*[.I35])/([.H35]+[.I35])" office:value-type="float" office:value="0.331090951643105" calcext:value-type="float">
            <text:p>0.3310909516</text:p>
          </table:table-cell>
          <table:table-cell office:value-type="float" office:value="0.7590355" calcext:value-type="float">
            <text:p>0.7590355</text:p>
          </table:table-cell>
          <table:table-cell office:value-type="float" office:value="0.44188935" calcext:value-type="float">
            <text:p>0.44188935</text:p>
          </table:table-cell>
          <table:table-cell table:formula="of:=(2*[.K35]*[.L35])/([.K35]+[.L35])" office:value-type="float" office:value="0.558585666242022" calcext:value-type="float">
            <text:p>0.558585666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4935866" calcext:value-type="float">
            <text:p>0.34935866</text:p>
          </table:table-cell>
          <table:table-cell office:value-type="float" office:value="0.30697934" calcext:value-type="float">
            <text:p>0.30697934</text:p>
          </table:table-cell>
          <table:table-cell table:formula="of:=(2*[.H36]*[.I36])/([.H36]+[.I36])" office:value-type="float" office:value="0.326800797363811" calcext:value-type="float">
            <text:p>0.3268007974</text:p>
          </table:table-cell>
          <table:table-cell office:value-type="float" office:value="0.71054015" calcext:value-type="float">
            <text:p>0.71054015</text:p>
          </table:table-cell>
          <table:table-cell office:value-type="float" office:value="0.43101499" calcext:value-type="float">
            <text:p>0.43101499</text:p>
          </table:table-cell>
          <table:table-cell table:formula="of:=(2*[.K36]*[.L36])/([.K36]+[.L36])" office:value-type="float" office:value="0.536554818800691" calcext:value-type="float">
            <text:p>0.536554818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777613" calcext:value-type="float">
            <text:p>0.41777613</text:p>
          </table:table-cell>
          <table:table-cell office:value-type="float" office:value="0.2679675" calcext:value-type="float">
            <text:p>0.2679675</text:p>
          </table:table-cell>
          <table:table-cell table:formula="of:=(2*[.H37]*[.I37])/([.H37]+[.I37])" office:value-type="float" office:value="0.326508100748307" calcext:value-type="float">
            <text:p>0.3265081007</text:p>
          </table:table-cell>
          <table:table-cell office:value-type="float" office:value="0.76357331" calcext:value-type="float">
            <text:p>0.76357331</text:p>
          </table:table-cell>
          <table:table-cell office:value-type="float" office:value="0.42591488" calcext:value-type="float">
            <text:p>0.42591488</text:p>
          </table:table-cell>
          <table:table-cell table:formula="of:=(2*[.K37]*[.L37])/([.K37]+[.L37])" office:value-type="float" office:value="0.546818770348368" calcext:value-type="float">
            <text:p>0.546818770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648543" calcext:value-type="float">
            <text:p>0.42648543</text:p>
          </table:table-cell>
          <table:table-cell office:value-type="float" office:value="0.26322932" calcext:value-type="float">
            <text:p>0.26322932</text:p>
          </table:table-cell>
          <table:table-cell table:formula="of:=(2*[.H38]*[.I38])/([.H38]+[.I38])" office:value-type="float" office:value="0.325535939977527" calcext:value-type="float">
            <text:p>0.32553594</text:p>
          </table:table-cell>
          <table:table-cell office:value-type="float" office:value="0.76067771" calcext:value-type="float">
            <text:p>0.76067771</text:p>
          </table:table-cell>
          <table:table-cell office:value-type="float" office:value="0.44026364" calcext:value-type="float">
            <text:p>0.44026364</text:p>
          </table:table-cell>
          <table:table-cell table:formula="of:=(2*[.K38]*[.L38])/([.K38]+[.L38])" office:value-type="float" office:value="0.557727048821267" calcext:value-type="float">
            <text:p>0.557727048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5195963" calcext:value-type="float">
            <text:p>0.35195963</text:p>
          </table:table-cell>
          <table:table-cell office:value-type="float" office:value="0.30244824" calcext:value-type="float">
            <text:p>0.30244824</text:p>
          </table:table-cell>
          <table:table-cell table:formula="of:=(2*[.H39]*[.I39])/([.H39]+[.I39])" office:value-type="float" office:value="0.325330961085634" calcext:value-type="float">
            <text:p>0.3253309611</text:p>
          </table:table-cell>
          <table:table-cell office:value-type="float" office:value="0.71562872" calcext:value-type="float">
            <text:p>0.71562872</text:p>
          </table:table-cell>
          <table:table-cell office:value-type="float" office:value="0.42987674" calcext:value-type="float">
            <text:p>0.42987674</text:p>
          </table:table-cell>
          <table:table-cell table:formula="of:=(2*[.K39]*[.L39])/([.K39]+[.L39])" office:value-type="float" office:value="0.537111610457052" calcext:value-type="float">
            <text:p>0.537111610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329361" calcext:value-type="float">
            <text:p>0.42329361</text:p>
          </table:table-cell>
          <table:table-cell office:value-type="float" office:value="0.26246344" calcext:value-type="float">
            <text:p>0.26246344</text:p>
          </table:table-cell>
          <table:table-cell table:formula="of:=(2*[.H40]*[.I40])/([.H40]+[.I40])" office:value-type="float" office:value="0.324018825648583" calcext:value-type="float">
            <text:p>0.3240188256</text:p>
          </table:table-cell>
          <table:table-cell office:value-type="float" office:value="0.76987808" calcext:value-type="float">
            <text:p>0.76987808</text:p>
          </table:table-cell>
          <table:table-cell office:value-type="float" office:value="0.42390025" calcext:value-type="float">
            <text:p>0.42390025</text:p>
          </table:table-cell>
          <table:table-cell table:formula="of:=(2*[.K40]*[.L40])/([.K40]+[.L40])" office:value-type="float" office:value="0.546753953192499" calcext:value-type="float">
            <text:p>0.546753953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439771" calcext:value-type="float">
            <text:p>0.36439771</text:p>
          </table:table-cell>
          <table:table-cell office:value-type="float" office:value="0.2899913" calcext:value-type="float">
            <text:p>0.2899913</text:p>
          </table:table-cell>
          <table:table-cell table:formula="of:=(2*[.H41]*[.I41])/([.H41]+[.I41])" office:value-type="float" office:value="0.322964365309017" calcext:value-type="float">
            <text:p>0.3229643653</text:p>
          </table:table-cell>
          <table:table-cell office:value-type="float" office:value="0.66925223" calcext:value-type="float">
            <text:p>0.66925223</text:p>
          </table:table-cell>
          <table:table-cell office:value-type="float" office:value="0.45905652" calcext:value-type="float">
            <text:p>0.45905652</text:p>
          </table:table-cell>
          <table:table-cell table:formula="of:=(2*[.K41]*[.L41])/([.K41]+[.L41])" office:value-type="float" office:value="0.544575409356773" calcext:value-type="float">
            <text:p>0.544575409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117814" calcext:value-type="float">
            <text:p>0.43117814</text:p>
          </table:table-cell>
          <table:table-cell office:value-type="float" office:value="0.25763146" calcext:value-type="float">
            <text:p>0.25763146</text:p>
          </table:table-cell>
          <table:table-cell table:formula="of:=(2*[.H42]*[.I42])/([.H42]+[.I42])" office:value-type="float" office:value="0.322542118252372" calcext:value-type="float">
            <text:p>0.3225421183</text:p>
          </table:table-cell>
          <table:table-cell office:value-type="float" office:value="0.76767048" calcext:value-type="float">
            <text:p>0.76767048</text:p>
          </table:table-cell>
          <table:table-cell office:value-type="float" office:value="0.43795342" calcext:value-type="float">
            <text:p>0.43795342</text:p>
          </table:table-cell>
          <table:table-cell table:formula="of:=(2*[.K42]*[.L42])/([.K42]+[.L42])" office:value-type="float" office:value="0.557726024092657" calcext:value-type="float">
            <text:p>0.557726024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83612" calcext:value-type="float">
            <text:p>0.383612</text:p>
          </table:table-cell>
          <table:table-cell office:value-type="float" office:value="0.27351645" calcext:value-type="float">
            <text:p>0.27351645</text:p>
          </table:table-cell>
          <table:table-cell table:formula="of:=(2*[.H43]*[.I43])/([.H43]+[.I43])" office:value-type="float" office:value="0.319341499876927" calcext:value-type="float">
            <text:p>0.3193414999</text:p>
          </table:table-cell>
          <table:table-cell office:value-type="float" office:value="0.68301585" calcext:value-type="float">
            <text:p>0.68301585</text:p>
          </table:table-cell>
          <table:table-cell office:value-type="float" office:value="0.45415087" calcext:value-type="float">
            <text:p>0.45415087</text:p>
          </table:table-cell>
          <table:table-cell table:formula="of:=(2*[.K43]*[.L43])/([.K43]+[.L43])" office:value-type="float" office:value="0.545552797220955" calcext:value-type="float">
            <text:p>0.54555279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244635" calcext:value-type="float">
            <text:p>0.42244635</text:p>
          </table:table-cell>
          <table:table-cell office:value-type="float" office:value="0.25571935" calcext:value-type="float">
            <text:p>0.25571935</text:p>
          </table:table-cell>
          <table:table-cell table:formula="of:=(2*[.H44]*[.I44])/([.H44]+[.I44])" office:value-type="float" office:value="0.318587938115633" calcext:value-type="float">
            <text:p>0.3185879381</text:p>
          </table:table-cell>
          <table:table-cell office:value-type="float" office:value="0.77096884" calcext:value-type="float">
            <text:p>0.77096884</text:p>
          </table:table-cell>
          <table:table-cell office:value-type="float" office:value="0.42289163" calcext:value-type="float">
            <text:p>0.42289163</text:p>
          </table:table-cell>
          <table:table-cell table:formula="of:=(2*[.K44]*[.L44])/([.K44]+[.L44])" office:value-type="float" office:value="0.546188231572504" calcext:value-type="float">
            <text:p>0.546188231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626262" calcext:value-type="float">
            <text:p>0.38626262</text:p>
          </table:table-cell>
          <table:table-cell office:value-type="float" office:value="0.27025847" calcext:value-type="float">
            <text:p>0.27025847</text:p>
          </table:table-cell>
          <table:table-cell table:formula="of:=(2*[.H45]*[.I45])/([.H45]+[.I45])" office:value-type="float" office:value="0.31801185457543" calcext:value-type="float">
            <text:p>0.3180118546</text:p>
          </table:table-cell>
          <table:table-cell office:value-type="float" office:value="0.71256726" calcext:value-type="float">
            <text:p>0.71256726</text:p>
          </table:table-cell>
          <table:table-cell office:value-type="float" office:value="0.47382791" calcext:value-type="float">
            <text:p>0.47382791</text:p>
          </table:table-cell>
          <table:table-cell table:formula="of:=(2*[.K45]*[.L45])/([.K45]+[.L45])" office:value-type="float" office:value="0.569176719659482" calcext:value-type="float">
            <text:p>0.569176719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612154" calcext:value-type="float">
            <text:p>0.37612154</text:p>
          </table:table-cell>
          <table:table-cell office:value-type="float" office:value="0.27504433" calcext:value-type="float">
            <text:p>0.27504433</text:p>
          </table:table-cell>
          <table:table-cell table:formula="of:=(2*[.H46]*[.I46])/([.H46]+[.I46])" office:value-type="float" office:value="0.317738080983477" calcext:value-type="float">
            <text:p>0.317738081</text:p>
          </table:table-cell>
          <table:table-cell office:value-type="float" office:value="0.70731069" calcext:value-type="float">
            <text:p>0.70731069</text:p>
          </table:table-cell>
          <table:table-cell office:value-type="float" office:value="0.47635333" calcext:value-type="float">
            <text:p>0.47635333</text:p>
          </table:table-cell>
          <table:table-cell table:formula="of:=(2*[.K46]*[.L46])/([.K46]+[.L46])" office:value-type="float" office:value="0.569299728357203" calcext:value-type="float">
            <text:p>0.569299728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531291" calcext:value-type="float">
            <text:p>0.37531291</text:p>
          </table:table-cell>
          <table:table-cell office:value-type="float" office:value="0.27546806" calcext:value-type="float">
            <text:p>0.27546806</text:p>
          </table:table-cell>
          <table:table-cell table:formula="of:=(2*[.H47]*[.I47])/([.H47]+[.I47])" office:value-type="float" office:value="0.317731230557201" calcext:value-type="float">
            <text:p>0.3177312306</text:p>
          </table:table-cell>
          <table:table-cell office:value-type="float" office:value="0.70709718" calcext:value-type="float">
            <text:p>0.70709718</text:p>
          </table:table-cell>
          <table:table-cell office:value-type="float" office:value="0.47645704" calcext:value-type="float">
            <text:p>0.47645704</text:p>
          </table:table-cell>
          <table:table-cell table:formula="of:=(2*[.K47]*[.L47])/([.K47]+[.L47])" office:value-type="float" office:value="0.569304597427141" calcext:value-type="float">
            <text:p>0.569304597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332026" calcext:value-type="float">
            <text:p>0.38332026</text:p>
          </table:table-cell>
          <table:table-cell office:value-type="float" office:value="0.27064556" calcext:value-type="float">
            <text:p>0.27064556</text:p>
          </table:table-cell>
          <table:table-cell table:formula="of:=(2*[.H48]*[.I48])/([.H48]+[.I48])" office:value-type="float" office:value="0.317276295654246" calcext:value-type="float">
            <text:p>0.3172762957</text:p>
          </table:table-cell>
          <table:table-cell office:value-type="float" office:value="0.70998633" calcext:value-type="float">
            <text:p>0.70998633</text:p>
          </table:table-cell>
          <table:table-cell office:value-type="float" office:value="0.47520989" calcext:value-type="float">
            <text:p>0.47520989</text:p>
          </table:table-cell>
          <table:table-cell table:formula="of:=(2*[.K48]*[.L48])/([.K48]+[.L48])" office:value-type="float" office:value="0.569344586301167" calcext:value-type="float">
            <text:p>0.569344586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138996" calcext:value-type="float">
            <text:p>0.42138996</text:p>
          </table:table-cell>
          <table:table-cell office:value-type="float" office:value="0.25394557" calcext:value-type="float">
            <text:p>0.25394557</text:p>
          </table:table-cell>
          <table:table-cell table:formula="of:=(2*[.H49]*[.I49])/([.H49]+[.I49])" office:value-type="float" office:value="0.316909473382741" calcext:value-type="float">
            <text:p>0.3169094734</text:p>
          </table:table-cell>
          <table:table-cell office:value-type="float" office:value="0.78344813" calcext:value-type="float">
            <text:p>0.78344813</text:p>
          </table:table-cell>
          <table:table-cell office:value-type="float" office:value="0.40907182" calcext:value-type="float">
            <text:p>0.40907182</text:p>
          </table:table-cell>
          <table:table-cell table:formula="of:=(2*[.K49]*[.L49])/([.K49]+[.L49])" office:value-type="float" office:value="0.537494659799522" calcext:value-type="float">
            <text:p>0.537494659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828648" calcext:value-type="float">
            <text:p>0.42828648</text:p>
          </table:table-cell>
          <table:table-cell office:value-type="float" office:value="0.25086457" calcext:value-type="float">
            <text:p>0.25086457</text:p>
          </table:table-cell>
          <table:table-cell table:formula="of:=(2*[.H50]*[.I50])/([.H50]+[.I50])" office:value-type="float" office:value="0.316400611151271" calcext:value-type="float">
            <text:p>0.3164006112</text:p>
          </table:table-cell>
          <table:table-cell office:value-type="float" office:value="0.77667354" calcext:value-type="float">
            <text:p>0.77667354</text:p>
          </table:table-cell>
          <table:table-cell office:value-type="float" office:value="0.42106887" calcext:value-type="float">
            <text:p>0.42106887</text:p>
          </table:table-cell>
          <table:table-cell table:formula="of:=(2*[.K50]*[.L50])/([.K50]+[.L50])" office:value-type="float" office:value="0.546082441627327" calcext:value-type="float">
            <text:p>0.546082441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136625" calcext:value-type="float">
            <text:p>0.39136625</text:p>
          </table:table-cell>
          <table:table-cell office:value-type="float" office:value="0.26379941" calcext:value-type="float">
            <text:p>0.26379941</text:p>
          </table:table-cell>
          <table:table-cell table:formula="of:=(2*[.H51]*[.I51])/([.H51]+[.I51])" office:value-type="float" office:value="0.315163605625828" calcext:value-type="float">
            <text:p>0.3151636056</text:p>
          </table:table-cell>
          <table:table-cell office:value-type="float" office:value="0.72538231" calcext:value-type="float">
            <text:p>0.72538231</text:p>
          </table:table-cell>
          <table:table-cell office:value-type="float" office:value="0.46317654" calcext:value-type="float">
            <text:p>0.46317654</text:p>
          </table:table-cell>
          <table:table-cell table:formula="of:=(2*[.K51]*[.L51])/([.K51]+[.L51])" office:value-type="float" office:value="0.565357059977312" calcext:value-type="float">
            <text:p>0.5653570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10675" calcext:value-type="float">
            <text:p>0.3810675</text:p>
          </table:table-cell>
          <table:table-cell office:value-type="float" office:value="0.26861425" calcext:value-type="float">
            <text:p>0.26861425</text:p>
          </table:table-cell>
          <table:table-cell table:formula="of:=(2*[.H52]*[.I52])/([.H52]+[.I52])" office:value-type="float" office:value="0.315108622681413" calcext:value-type="float">
            <text:p>0.3151086227</text:p>
          </table:table-cell>
          <table:table-cell office:value-type="float" office:value="0.71988923" calcext:value-type="float">
            <text:p>0.71988923</text:p>
          </table:table-cell>
          <table:table-cell office:value-type="float" office:value="0.46577456" calcext:value-type="float">
            <text:p>0.46577456</text:p>
          </table:table-cell>
          <table:table-cell table:formula="of:=(2*[.K52]*[.L52])/([.K52]+[.L52])" office:value-type="float" office:value="0.565600623347009" calcext:value-type="float">
            <text:p>0.565600623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023924" calcext:value-type="float">
            <text:p>0.38023924</text:p>
          </table:table-cell>
          <table:table-cell office:value-type="float" office:value="0.26902311" calcext:value-type="float">
            <text:p>0.26902311</text:p>
          </table:table-cell>
          <table:table-cell table:formula="of:=(2*[.H53]*[.I53])/([.H53]+[.I53])" office:value-type="float" office:value="0.315105728489682" calcext:value-type="float">
            <text:p>0.3151057285</text:p>
          </table:table-cell>
          <table:table-cell office:value-type="float" office:value="0.71967012" calcext:value-type="float">
            <text:p>0.71967012</text:p>
          </table:table-cell>
          <table:table-cell office:value-type="float" office:value="0.4658679" calcext:value-type="float">
            <text:p>0.4658679</text:p>
          </table:table-cell>
          <table:table-cell table:formula="of:=(2*[.K53]*[.L53])/([.K53]+[.L53])" office:value-type="float" office:value="0.565601780526867" calcext:value-type="float">
            <text:p>0.56560178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953996" calcext:value-type="float">
            <text:p>0.38953996</text:p>
          </table:table-cell>
          <table:table-cell office:value-type="float" office:value="0.26432003" calcext:value-type="float">
            <text:p>0.26432003</text:p>
          </table:table-cell>
          <table:table-cell table:formula="of:=(2*[.H54]*[.I54])/([.H54]+[.I54])" office:value-type="float" office:value="0.314939636888927" calcext:value-type="float">
            <text:p>0.3149396369</text:p>
          </table:table-cell>
          <table:table-cell office:value-type="float" office:value="0.72233283" calcext:value-type="float">
            <text:p>0.72233283</text:p>
          </table:table-cell>
          <table:table-cell office:value-type="float" office:value="0.46471668" calcext:value-type="float">
            <text:p>0.46471668</text:p>
          </table:table-cell>
          <table:table-cell table:formula="of:=(2*[.K54]*[.L54])/([.K54]+[.L54])" office:value-type="float" office:value="0.565570537344486" calcext:value-type="float">
            <text:p>0.56557053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2563393" calcext:value-type="float">
            <text:p>0.42563393</text:p>
          </table:table-cell>
          <table:table-cell office:value-type="float" office:value="0.24985145" calcext:value-type="float">
            <text:p>0.24985145</text:p>
          </table:table-cell>
          <table:table-cell table:formula="of:=(2*[.H55]*[.I55])/([.H55]+[.I55])" office:value-type="float" office:value="0.314870632965286" calcext:value-type="float">
            <text:p>0.314870633</text:p>
          </table:table-cell>
          <table:table-cell office:value-type="float" office:value="0.78806046" calcext:value-type="float">
            <text:p>0.78806046</text:p>
          </table:table-cell>
          <table:table-cell office:value-type="float" office:value="0.40795949" calcext:value-type="float">
            <text:p>0.40795949</text:p>
          </table:table-cell>
          <table:table-cell table:formula="of:=(2*[.K55]*[.L55])/([.K55]+[.L55])" office:value-type="float" office:value="0.53761100448327" calcext:value-type="float">
            <text:p>0.537611004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165003" calcext:value-type="float">
            <text:p>0.38165003</text:p>
          </table:table-cell>
          <table:table-cell office:value-type="float" office:value="0.26645775" calcext:value-type="float">
            <text:p>0.26645775</text:p>
          </table:table-cell>
          <table:table-cell table:formula="of:=(2*[.H56]*[.I56])/([.H56]+[.I56])" office:value-type="float" office:value="0.313816965077113" calcext:value-type="float">
            <text:p>0.3138169651</text:p>
          </table:table-cell>
          <table:table-cell office:value-type="float" office:value="0.69304858" calcext:value-type="float">
            <text:p>0.69304858</text:p>
          </table:table-cell>
          <table:table-cell office:value-type="float" office:value="0.45057016" calcext:value-type="float">
            <text:p>0.45057016</text:p>
          </table:table-cell>
          <table:table-cell table:formula="of:=(2*[.K56]*[.L56])/([.K56]+[.L56])" office:value-type="float" office:value="0.546103344858397" calcext:value-type="float">
            <text:p>0.546103344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492635" calcext:value-type="float">
            <text:p>0.35492635</text:p>
          </table:table-cell>
          <table:table-cell office:value-type="float" office:value="0.2771936" calcext:value-type="float">
            <text:p>0.2771936</text:p>
          </table:table-cell>
          <table:table-cell table:formula="of:=(2*[.H57]*[.I57])/([.H57]+[.I57])" office:value-type="float" office:value="0.311280517855385" calcext:value-type="float">
            <text:p>0.3112805179</text:p>
          </table:table-cell>
          <table:table-cell office:value-type="float" office:value="0.68350617" calcext:value-type="float">
            <text:p>0.68350617</text:p>
          </table:table-cell>
          <table:table-cell office:value-type="float" office:value="0.44468183" calcext:value-type="float">
            <text:p>0.44468183</text:p>
          </table:table-cell>
          <table:table-cell table:formula="of:=(2*[.K57]*[.L57])/([.K57]+[.L57])" office:value-type="float" office:value="0.538815825894073" calcext:value-type="float">
            <text:p>0.538815825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025716" calcext:value-type="float">
            <text:p>0.42025716</text:p>
          </table:table-cell>
          <table:table-cell office:value-type="float" office:value="0.24361641" calcext:value-type="float">
            <text:p>0.24361641</text:p>
          </table:table-cell>
          <table:table-cell table:formula="of:=(2*[.H58]*[.I58])/([.H58]+[.I58])" office:value-type="float" office:value="0.308436862747814" calcext:value-type="float">
            <text:p>0.3084368627</text:p>
          </table:table-cell>
          <table:table-cell office:value-type="float" office:value="0.78855927" calcext:value-type="float">
            <text:p>0.78855927</text:p>
          </table:table-cell>
          <table:table-cell office:value-type="float" office:value="0.40753686" calcext:value-type="float">
            <text:p>0.40753686</text:p>
          </table:table-cell>
          <table:table-cell table:formula="of:=(2*[.K58]*[.L58])/([.K58]+[.L58])" office:value-type="float" office:value="0.537359766927249" calcext:value-type="float">
            <text:p>0.537359766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473375" calcext:value-type="float">
            <text:p>0.36473375</text:p>
          </table:table-cell>
          <table:table-cell office:value-type="float" office:value="0.26322932" calcext:value-type="float">
            <text:p>0.26322932</text:p>
          </table:table-cell>
          <table:table-cell table:formula="of:=(2*[.H59]*[.I59])/([.H59]+[.I59])" office:value-type="float" office:value="0.305777908224921" calcext:value-type="float">
            <text:p>0.3057779082</text:p>
          </table:table-cell>
          <table:table-cell office:value-type="float" office:value="0.69502147" calcext:value-type="float">
            <text:p>0.69502147</text:p>
          </table:table-cell>
          <table:table-cell office:value-type="float" office:value="0.44026364" calcext:value-type="float">
            <text:p>0.44026364</text:p>
          </table:table-cell>
          <table:table-cell table:formula="of:=(2*[.K59]*[.L59])/([.K59]+[.L59])" office:value-type="float" office:value="0.539058743156335" calcext:value-type="float">
            <text:p>0.539058743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218891" calcext:value-type="float">
            <text:p>0.42218891</text:p>
          </table:table-cell>
          <table:table-cell office:value-type="float" office:value="0.23920866" calcext:value-type="float">
            <text:p>0.23920866</text:p>
          </table:table-cell>
          <table:table-cell table:formula="of:=(2*[.H60]*[.I60])/([.H60]+[.I60])" office:value-type="float" office:value="0.305387403911873" calcext:value-type="float">
            <text:p>0.3053874039</text:p>
          </table:table-cell>
          <table:table-cell office:value-type="float" office:value="0.79289902" calcext:value-type="float">
            <text:p>0.79289902</text:p>
          </table:table-cell>
          <table:table-cell office:value-type="float" office:value="0.40642453" calcext:value-type="float">
            <text:p>0.40642453</text:p>
          </table:table-cell>
          <table:table-cell table:formula="of:=(2*[.K60]*[.L60])/([.K60]+[.L60])" office:value-type="float" office:value="0.537392285077635" calcext:value-type="float">
            <text:p>0.537392285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823507" calcext:value-type="float">
            <text:p>0.36823507</text:p>
          </table:table-cell>
          <table:table-cell office:value-type="float" office:value="0.25896784" calcext:value-type="float">
            <text:p>0.25896784</text:p>
          </table:table-cell>
          <table:table-cell table:formula="of:=(2*[.H61]*[.I61])/([.H61]+[.I61])" office:value-type="float" office:value="0.304083540333538" calcext:value-type="float">
            <text:p>0.3040835403</text:p>
          </table:table-cell>
          <table:table-cell office:value-type="float" office:value="0.72868459" calcext:value-type="float">
            <text:p>0.72868459</text:p>
          </table:table-cell>
          <table:table-cell office:value-type="float" office:value="0.44768952" calcext:value-type="float">
            <text:p>0.44768952</text:p>
          </table:table-cell>
          <table:table-cell table:formula="of:=(2*[.K61]*[.L61])/([.K61]+[.L61])" office:value-type="float" office:value="0.554627055382062" calcext:value-type="float">
            <text:p>0.554627055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740401" calcext:value-type="float">
            <text:p>0.36740401</text:p>
          </table:table-cell>
          <table:table-cell office:value-type="float" office:value="0.25937669" calcext:value-type="float">
            <text:p>0.25937669</text:p>
          </table:table-cell>
          <table:table-cell table:formula="of:=(2*[.H62]*[.I62])/([.H62]+[.I62])" office:value-type="float" office:value="0.304080952098643" calcext:value-type="float">
            <text:p>0.3040809521</text:p>
          </table:table-cell>
          <table:table-cell office:value-type="float" office:value="0.72844917" calcext:value-type="float">
            <text:p>0.72844917</text:p>
          </table:table-cell>
          <table:table-cell office:value-type="float" office:value="0.44778287" calcext:value-type="float">
            <text:p>0.44778287</text:p>
          </table:table-cell>
          <table:table-cell table:formula="of:=(2*[.K62]*[.L62])/([.K62]+[.L62])" office:value-type="float" office:value="0.554630462186216" calcext:value-type="float">
            <text:p>0.554630462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065682" calcext:value-type="float">
            <text:p>0.37065682</text:p>
          </table:table-cell>
          <table:table-cell office:value-type="float" office:value="0.25763146" calcext:value-type="float">
            <text:p>0.25763146</text:p>
          </table:table-cell>
          <table:table-cell table:formula="of:=(2*[.H63]*[.I63])/([.H63]+[.I63])" office:value-type="float" office:value="0.303977841813497" calcext:value-type="float">
            <text:p>0.3039778418</text:p>
          </table:table-cell>
          <table:table-cell office:value-type="float" office:value="0.70350317" calcext:value-type="float">
            <text:p>0.70350317</text:p>
          </table:table-cell>
          <table:table-cell office:value-type="float" office:value="0.43795342" calcext:value-type="float">
            <text:p>0.43795342</text:p>
          </table:table-cell>
          <table:table-cell table:formula="of:=(2*[.K63]*[.L63])/([.K63]+[.L63])" office:value-type="float" office:value="0.539839398154145" calcext:value-type="float">
            <text:p>0.539839398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09067" calcext:value-type="float">
            <text:p>0.3509067</text:p>
          </table:table-cell>
          <table:table-cell office:value-type="float" office:value="0.2679675" calcext:value-type="float">
            <text:p>0.2679675</text:p>
          </table:table-cell>
          <table:table-cell table:formula="of:=(2*[.H64]*[.I64])/([.H64]+[.I64])" office:value-type="float" office:value="0.303879499685881" calcext:value-type="float">
            <text:p>0.3038794997</text:p>
          </table:table-cell>
          <table:table-cell office:value-type="float" office:value="0.69684552" calcext:value-type="float">
            <text:p>0.69684552</text:p>
          </table:table-cell>
          <table:table-cell office:value-type="float" office:value="0.42591488" calcext:value-type="float">
            <text:p>0.42591488</text:p>
          </table:table-cell>
          <table:table-cell table:formula="of:=(2*[.K64]*[.L64])/([.K64]+[.L64])" office:value-type="float" office:value="0.528691386032741" calcext:value-type="float">
            <text:p>0.52869138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119377" calcext:value-type="float">
            <text:p>0.37119377</text:p>
          </table:table-cell>
          <table:table-cell office:value-type="float" office:value="0.25471283" calcext:value-type="float">
            <text:p>0.25471283</text:p>
          </table:table-cell>
          <table:table-cell table:formula="of:=(2*[.H65]*[.I65])/([.H65]+[.I65])" office:value-type="float" office:value="0.302114774425031" calcext:value-type="float">
            <text:p>0.3021147744</text:p>
          </table:table-cell>
          <table:table-cell office:value-type="float" office:value="0.73307101" calcext:value-type="float">
            <text:p>0.73307101</text:p>
          </table:table-cell>
          <table:table-cell office:value-type="float" office:value="0.4458512" calcext:value-type="float">
            <text:p>0.4458512</text:p>
          </table:table-cell>
          <table:table-cell table:formula="of:=(2*[.K65]*[.L65])/([.K65]+[.L65])" office:value-type="float" office:value="0.554473546636655" calcext:value-type="float">
            <text:p>0.554473546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955045" calcext:value-type="float">
            <text:p>0.36955045</text:p>
          </table:table-cell>
          <table:table-cell office:value-type="float" office:value="0.25522276" calcext:value-type="float">
            <text:p>0.25522276</text:p>
          </table:table-cell>
          <table:table-cell table:formula="of:=(2*[.H66]*[.I66])/([.H66]+[.I66])" office:value-type="float" office:value="0.301926152717854" calcext:value-type="float">
            <text:p>0.3019261527</text:p>
          </table:table-cell>
          <table:table-cell office:value-type="float" office:value="0.73067155" calcext:value-type="float">
            <text:p>0.73067155</text:p>
          </table:table-cell>
          <table:table-cell office:value-type="float" office:value="0.44683389" calcext:value-type="float">
            <text:p>0.44683389</text:p>
          </table:table-cell>
          <table:table-cell table:formula="of:=(2*[.K66]*[.L66])/([.K66]+[.L66])" office:value-type="float" office:value="0.554543189199754" calcext:value-type="float">
            <text:p>0.55454318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395335" calcext:value-type="float">
            <text:p>0.44395335</text:p>
          </table:table-cell>
          <table:table-cell office:value-type="float" office:value="0.22846757" calcext:value-type="float">
            <text:p>0.22846757</text:p>
          </table:table-cell>
          <table:table-cell table:formula="of:=(2*[.H67]*[.I67])/([.H67]+[.I67])" office:value-type="float" office:value="0.301682889544423" calcext:value-type="float">
            <text:p>0.3016828895</text:p>
          </table:table-cell>
          <table:table-cell office:value-type="float" office:value="0.83894187" calcext:value-type="float">
            <text:p>0.83894187</text:p>
          </table:table-cell>
          <table:table-cell office:value-type="float" office:value="0.39437303" calcext:value-type="float">
            <text:p>0.39437303</text:p>
          </table:table-cell>
          <table:table-cell table:formula="of:=(2*[.K67]*[.L67])/([.K67]+[.L67])" office:value-type="float" office:value="0.536531338858821" calcext:value-type="float">
            <text:p>0.536531338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593184" calcext:value-type="float">
            <text:p>0.35593184</text:p>
          </table:table-cell>
          <table:table-cell office:value-type="float" office:value="0.26160835" calcext:value-type="float">
            <text:p>0.26160835</text:p>
          </table:table-cell>
          <table:table-cell table:formula="of:=(2*[.H68]*[.I68])/([.H68]+[.I68])" office:value-type="float" office:value="0.301566579415225" calcext:value-type="float">
            <text:p>0.3015665794</text:p>
          </table:table-cell>
          <table:table-cell office:value-type="float" office:value="0.72999941" calcext:value-type="float">
            <text:p>0.72999941</text:p>
          </table:table-cell>
          <table:table-cell office:value-type="float" office:value="0.41599469" calcext:value-type="float">
            <text:p>0.41599469</text:p>
          </table:table-cell>
          <table:table-cell table:formula="of:=(2*[.K68]*[.L68])/([.K68]+[.L68])" office:value-type="float" office:value="0.529978083243418" calcext:value-type="float">
            <text:p>0.529978083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524724" calcext:value-type="float">
            <text:p>0.36524724</text:p>
          </table:table-cell>
          <table:table-cell office:value-type="float" office:value="0.25667551" calcext:value-type="float">
            <text:p>0.25667551</text:p>
          </table:table-cell>
          <table:table-cell table:formula="of:=(2*[.H69]*[.I69])/([.H69]+[.I69])" office:value-type="float" office:value="0.301484458007341" calcext:value-type="float">
            <text:p>0.301484458</text:p>
          </table:table-cell>
          <table:table-cell office:value-type="float" office:value="0.74187364" calcext:value-type="float">
            <text:p>0.74187364</text:p>
          </table:table-cell>
          <table:table-cell office:value-type="float" office:value="0.41240102" calcext:value-type="float">
            <text:p>0.41240102</text:p>
          </table:table-cell>
          <table:table-cell table:formula="of:=(2*[.K69]*[.L69])/([.K69]+[.L69])" office:value-type="float" office:value="0.530115502747176" calcext:value-type="float">
            <text:p>0.530115502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35163" calcext:value-type="float">
            <text:p>0.35635163</text:p>
          </table:table-cell>
          <table:table-cell office:value-type="float" office:value="0.25944724" calcext:value-type="float">
            <text:p>0.25944724</text:p>
          </table:table-cell>
          <table:table-cell table:formula="of:=(2*[.H70]*[.I70])/([.H70]+[.I70])" office:value-type="float" office:value="0.300274818214594" calcext:value-type="float">
            <text:p>0.3002748182</text:p>
          </table:table-cell>
          <table:table-cell office:value-type="float" office:value="0.73464802" calcext:value-type="float">
            <text:p>0.73464802</text:p>
          </table:table-cell>
          <table:table-cell office:value-type="float" office:value="0.41457122" calcext:value-type="float">
            <text:p>0.41457122</text:p>
          </table:table-cell>
          <table:table-cell table:formula="of:=(2*[.K70]*[.L70])/([.K70]+[.L70])" office:value-type="float" office:value="0.530036246037761" calcext:value-type="float">
            <text:p>0.53003624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4990973" calcext:value-type="float">
            <text:p>0.34990973</text:p>
          </table:table-cell>
          <table:table-cell office:value-type="float" office:value="0.26238073" calcext:value-type="float">
            <text:p>0.26238073</text:p>
          </table:table-cell>
          <table:table-cell table:formula="of:=(2*[.H71]*[.I71])/([.H71]+[.I71])" office:value-type="float" office:value="0.299888946143315" calcext:value-type="float">
            <text:p>0.2998889461</text:p>
          </table:table-cell>
          <table:table-cell office:value-type="float" office:value="0.72787053" calcext:value-type="float">
            <text:p>0.72787053</text:p>
          </table:table-cell>
          <table:table-cell office:value-type="float" office:value="0.41643288" calcext:value-type="float">
            <text:p>0.41643288</text:p>
          </table:table-cell>
          <table:table-cell table:formula="of:=(2*[.K71]*[.L71])/([.K71]+[.L71])" office:value-type="float" office:value="0.529770720643097" calcext:value-type="float">
            <text:p>0.52977072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801297" calcext:value-type="float">
            <text:p>0.35801297</text:p>
          </table:table-cell>
          <table:table-cell office:value-type="float" office:value="0.25571935" calcext:value-type="float">
            <text:p>0.25571935</text:p>
          </table:table-cell>
          <table:table-cell table:formula="of:=(2*[.H72]*[.I72])/([.H72]+[.I72])" office:value-type="float" office:value="0.298341283313773" calcext:value-type="float">
            <text:p>0.2983412833</text:p>
          </table:table-cell>
          <table:table-cell office:value-type="float" office:value="0.70551086" calcext:value-type="float">
            <text:p>0.70551086</text:p>
          </table:table-cell>
          <table:table-cell office:value-type="float" office:value="0.42289163" calcext:value-type="float">
            <text:p>0.42289163</text:p>
          </table:table-cell>
          <table:table-cell table:formula="of:=(2*[.K72]*[.L72])/([.K72]+[.L72])" office:value-type="float" office:value="0.528808896137941" calcext:value-type="float">
            <text:p>0.528808896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43707" calcext:value-type="float">
            <text:p>0.3643707</text:p>
          </table:table-cell>
          <table:table-cell office:value-type="float" office:value="0.25086457" calcext:value-type="float">
            <text:p>0.25086457</text:p>
          </table:table-cell>
          <table:table-cell table:formula="of:=(2*[.H73]*[.I73])/([.H73]+[.I73])" office:value-type="float" office:value="0.297147135196261" calcext:value-type="float">
            <text:p>0.2971471352</text:p>
          </table:table-cell>
          <table:table-cell office:value-type="float" office:value="0.71233003" calcext:value-type="float">
            <text:p>0.71233003</text:p>
          </table:table-cell>
          <table:table-cell office:value-type="float" office:value="0.42106887" calcext:value-type="float">
            <text:p>0.42106887</text:p>
          </table:table-cell>
          <table:table-cell table:formula="of:=(2*[.K73]*[.L73])/([.K73]+[.L73])" office:value-type="float" office:value="0.529275263632541" calcext:value-type="float">
            <text:p>0.529275263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5753693" calcext:value-type="float">
            <text:p>0.35753693</text:p>
          </table:table-cell>
          <table:table-cell office:value-type="float" office:value="0.25394557" calcext:value-type="float">
            <text:p>0.25394557</text:p>
          </table:table-cell>
          <table:table-cell table:formula="of:=(2*[.H74]*[.I74])/([.H74]+[.I74])" office:value-type="float" office:value="0.296966534561169" calcext:value-type="float">
            <text:p>0.2969665346</text:p>
          </table:table-cell>
          <table:table-cell office:value-type="float" office:value="0.71928113" calcext:value-type="float">
            <text:p>0.71928113</text:p>
          </table:table-cell>
          <table:table-cell office:value-type="float" office:value="0.40907182" calcext:value-type="float">
            <text:p>0.40907182</text:p>
          </table:table-cell>
          <table:table-cell table:formula="of:=(2*[.K74]*[.L74])/([.K74]+[.L74])" office:value-type="float" office:value="0.521534757259697" calcext:value-type="float">
            <text:p>0.521534757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270787" calcext:value-type="float">
            <text:p>0.19270787</text:p>
          </table:table-cell>
          <table:table-cell office:value-type="float" office:value="0.59866728" calcext:value-type="float">
            <text:p>0.59866728</text:p>
          </table:table-cell>
          <table:table-cell table:formula="of:=(2*[.H75]*[.I75])/([.H75]+[.I75])" office:value-type="float" office:value="0.291563100932582" calcext:value-type="float">
            <text:p>0.2915631009</text:p>
          </table:table-cell>
          <table:table-cell office:value-type="float" office:value="0.27653664" calcext:value-type="float">
            <text:p>0.27653664</text:p>
          </table:table-cell>
          <table:table-cell office:value-type="float" office:value="0.52709514" calcext:value-type="float">
            <text:p>0.52709514</text:p>
          </table:table-cell>
          <table:table-cell table:formula="of:=(2*[.K75]*[.L75])/([.K75]+[.L75])" office:value-type="float" office:value="0.362755985025703" calcext:value-type="float">
            <text:p>0.36275598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5775705" calcext:value-type="float">
            <text:p>0.35775705</text:p>
          </table:table-cell>
          <table:table-cell office:value-type="float" office:value="0.24361641" calcext:value-type="float">
            <text:p>0.24361641</text:p>
          </table:table-cell>
          <table:table-cell table:formula="of:=(2*[.H76]*[.I76])/([.H76]+[.I76])" office:value-type="float" office:value="0.289854787316988" calcext:value-type="float">
            <text:p>0.2898547873</text:p>
          </table:table-cell>
          <table:table-cell office:value-type="float" office:value="0.72493393" calcext:value-type="float">
            <text:p>0.72493393</text:p>
          </table:table-cell>
          <table:table-cell office:value-type="float" office:value="0.40753686" calcext:value-type="float">
            <text:p>0.40753686</text:p>
          </table:table-cell>
          <table:table-cell table:formula="of:=(2*[.K76]*[.L76])/([.K76]+[.L76])" office:value-type="float" office:value="0.521757029229266" calcext:value-type="float">
            <text:p>0.52175702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69126" calcext:value-type="float">
            <text:p>0.18969126</text:p>
          </table:table-cell>
          <table:table-cell office:value-type="float" office:value="0.61372753" calcext:value-type="float">
            <text:p>0.61372753</text:p>
          </table:table-cell>
          <table:table-cell table:formula="of:=(2*[.H77]*[.I77])/([.H77]+[.I77])" office:value-type="float" office:value="0.289808378672318" calcext:value-type="float">
            <text:p>0.2898083787</text:p>
          </table:table-cell>
          <table:table-cell office:value-type="float" office:value="0.27398419" calcext:value-type="float">
            <text:p>0.27398419</text:p>
          </table:table-cell>
          <table:table-cell office:value-type="float" office:value="0.54258215" calcext:value-type="float">
            <text:p>0.54258215</text:p>
          </table:table-cell>
          <table:table-cell table:formula="of:=(2*[.K77]*[.L77])/([.K77]+[.L77])" office:value-type="float" office:value="0.364107418084876" calcext:value-type="float">
            <text:p>0.364107418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237887" calcext:value-type="float">
            <text:p>0.19237887</text:p>
          </table:table-cell>
          <table:table-cell office:value-type="float" office:value="0.58690085" calcext:value-type="float">
            <text:p>0.58690085</text:p>
          </table:table-cell>
          <table:table-cell table:formula="of:=(2*[.H78]*[.I78])/([.H78]+[.I78])" office:value-type="float" office:value="0.289773541970371" calcext:value-type="float">
            <text:p>0.289773542</text:p>
          </table:table-cell>
          <table:table-cell office:value-type="float" office:value="0.27784026" calcext:value-type="float">
            <text:p>0.27784026</text:p>
          </table:table-cell>
          <table:table-cell office:value-type="float" office:value="0.50793927" calcext:value-type="float">
            <text:p>0.50793927</text:p>
          </table:table-cell>
          <table:table-cell table:formula="of:=(2*[.K78]*[.L78])/([.K78]+[.L78])" office:value-type="float" office:value="0.359199937012893" calcext:value-type="float">
            <text:p>0.35919993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54869" calcext:value-type="float">
            <text:p>0.1954869</text:p>
          </table:table-cell>
          <table:table-cell office:value-type="float" office:value="0.55902599" calcext:value-type="float">
            <text:p>0.55902599</text:p>
          </table:table-cell>
          <table:table-cell table:formula="of:=(2*[.H79]*[.I79])/([.H79]+[.I79])" office:value-type="float" office:value="0.289676317669088" calcext:value-type="float">
            <text:p>0.2896763177</text:p>
          </table:table-cell>
          <table:table-cell office:value-type="float" office:value="0.28750576" calcext:value-type="float">
            <text:p>0.28750576</text:p>
          </table:table-cell>
          <table:table-cell office:value-type="float" office:value="0.48239464" calcext:value-type="float">
            <text:p>0.48239464</text:p>
          </table:table-cell>
          <table:table-cell table:formula="of:=(2*[.K79]*[.L79])/([.K79]+[.L79])" office:value-type="float" office:value="0.360283583676866" calcext:value-type="float">
            <text:p>0.360283583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341723" calcext:value-type="float">
            <text:p>0.19341723</text:p>
          </table:table-cell>
          <table:table-cell office:value-type="float" office:value="0.57500605" calcext:value-type="float">
            <text:p>0.57500605</text:p>
          </table:table-cell>
          <table:table-cell table:formula="of:=(2*[.H80]*[.I80])/([.H80]+[.I80])" office:value-type="float" office:value="0.289465663831115" calcext:value-type="float">
            <text:p>0.2894656638</text:p>
          </table:table-cell>
          <table:table-cell office:value-type="float" office:value="0.28797939" calcext:value-type="float">
            <text:p>0.28797939</text:p>
          </table:table-cell>
          <table:table-cell office:value-type="float" office:value="0.52168908" calcext:value-type="float">
            <text:p>0.52168908</text:p>
          </table:table-cell>
          <table:table-cell table:formula="of:=(2*[.K80]*[.L80])/([.K80]+[.L80])" office:value-type="float" office:value="0.371104244748622" calcext:value-type="float">
            <text:p>0.371104244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362115" calcext:value-type="float">
            <text:p>0.37362115</text:p>
          </table:table-cell>
          <table:table-cell office:value-type="float" office:value="0.23503847" calcext:value-type="float">
            <text:p>0.23503847</text:p>
          </table:table-cell>
          <table:table-cell table:formula="of:=(2*[.H81]*[.I81])/([.H81]+[.I81])" office:value-type="float" office:value="0.288553209610457" calcext:value-type="float">
            <text:p>0.2885532096</text:p>
          </table:table-cell>
          <table:table-cell office:value-type="float" office:value="0.7586303" calcext:value-type="float">
            <text:p>0.7586303</text:p>
          </table:table-cell>
          <table:table-cell office:value-type="float" office:value="0.42352947" calcext:value-type="float">
            <text:p>0.42352947</text:p>
          </table:table-cell>
          <table:table-cell table:formula="of:=(2*[.K81]*[.L81])/([.K81]+[.L81])" office:value-type="float" office:value="0.543585219254993" calcext:value-type="float">
            <text:p>0.543585219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612688" calcext:value-type="float">
            <text:p>0.19612688</text:p>
          </table:table-cell>
          <table:table-cell office:value-type="float" office:value="0.54571337" calcext:value-type="float">
            <text:p>0.54571337</text:p>
          </table:table-cell>
          <table:table-cell table:formula="of:=(2*[.H82]*[.I82])/([.H82]+[.I82])" office:value-type="float" office:value="0.288550157887458" calcext:value-type="float">
            <text:p>0.2885501579</text:p>
          </table:table-cell>
          <table:table-cell office:value-type="float" office:value="0.29536811" calcext:value-type="float">
            <text:p>0.29536811</text:p>
          </table:table-cell>
          <table:table-cell office:value-type="float" office:value="0.48008442" calcext:value-type="float">
            <text:p>0.48008442</text:p>
          </table:table-cell>
          <table:table-cell table:formula="of:=(2*[.K82]*[.L82])/([.K82]+[.L82])" office:value-type="float" office:value="0.365726133554161" calcext:value-type="float">
            <text:p>0.365726133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274138" calcext:value-type="float">
            <text:p>0.37274138</text:p>
          </table:table-cell>
          <table:table-cell office:value-type="float" office:value="0.23530385" calcext:value-type="float">
            <text:p>0.23530385</text:p>
          </table:table-cell>
          <table:table-cell table:formula="of:=(2*[.H83]*[.I83])/([.H83]+[.I83])" office:value-type="float" office:value="0.288489991997184" calcext:value-type="float">
            <text:p>0.288489992</text:p>
          </table:table-cell>
          <table:table-cell office:value-type="float" office:value="0.75839481" calcext:value-type="float">
            <text:p>0.75839481</text:p>
          </table:table-cell>
          <table:table-cell office:value-type="float" office:value="0.42356318" calcext:value-type="float">
            <text:p>0.42356318</text:p>
          </table:table-cell>
          <table:table-cell table:formula="of:=(2*[.K83]*[.L83])/([.K83]+[.L83])" office:value-type="float" office:value="0.543552512249773" calcext:value-type="float">
            <text:p>0.543552512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964971" calcext:value-type="float">
            <text:p>0.18964971</text:p>
          </table:table-cell>
          <table:table-cell office:value-type="float" office:value="0.60033193" calcext:value-type="float">
            <text:p>0.60033193</text:p>
          </table:table-cell>
          <table:table-cell table:formula="of:=(2*[.H84]*[.I84])/([.H84]+[.I84])" office:value-type="float" office:value="0.288241575913689" calcext:value-type="float">
            <text:p>0.2882415759</text:p>
          </table:table-cell>
          <table:table-cell office:value-type="float" office:value="0.25436654" calcext:value-type="float">
            <text:p>0.25436654</text:p>
          </table:table-cell>
          <table:table-cell office:value-type="float" office:value="0.48699692" calcext:value-type="float">
            <text:p>0.48699692</text:p>
          </table:table-cell>
          <table:table-cell table:formula="of:=(2*[.K84]*[.L84])/([.K84]+[.L84])" office:value-type="float" office:value="0.33418350974853" calcext:value-type="float">
            <text:p>0.334183509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331662" calcext:value-type="float">
            <text:p>0.19331662</text:p>
          </table:table-cell>
          <table:table-cell office:value-type="float" office:value="0.56570778" calcext:value-type="float">
            <text:p>0.56570778</text:p>
          </table:table-cell>
          <table:table-cell table:formula="of:=(2*[.H85]*[.I85])/([.H85]+[.I85])" office:value-type="float" office:value="0.288161265796735" calcext:value-type="float">
            <text:p>0.2881612658</text:p>
          </table:table-cell>
          <table:table-cell office:value-type="float" office:value="0.28758568" calcext:value-type="float">
            <text:p>0.28758568</text:p>
          </table:table-cell>
          <table:table-cell office:value-type="float" office:value="0.5034744" calcext:value-type="float">
            <text:p>0.5034744</text:p>
          </table:table-cell>
          <table:table-cell table:formula="of:=(2*[.K85]*[.L85])/([.K85]+[.L85])" office:value-type="float" office:value="0.366070874633421" calcext:value-type="float">
            <text:p>0.366070874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924344" calcext:value-type="float">
            <text:p>0.1924344</text:p>
          </table:table-cell>
          <table:table-cell office:value-type="float" office:value="0.57196539" calcext:value-type="float">
            <text:p>0.57196539</text:p>
          </table:table-cell>
          <table:table-cell table:formula="of:=(2*[.H86]*[.I86])/([.H86]+[.I86])" office:value-type="float" office:value="0.287979714503626" calcext:value-type="float">
            <text:p>0.2879797145</text:p>
          </table:table-cell>
          <table:table-cell office:value-type="float" office:value="0.27495992" calcext:value-type="float">
            <text:p>0.27495992</text:p>
          </table:table-cell>
          <table:table-cell office:value-type="float" office:value="0.48292617" calcext:value-type="float">
            <text:p>0.48292617</text:p>
          </table:table-cell>
          <table:table-cell table:formula="of:=(2*[.K86]*[.L86])/([.K86]+[.L86])" office:value-type="float" office:value="0.35040975898926" calcext:value-type="float">
            <text:p>0.35040975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009995" calcext:value-type="float">
            <text:p>0.36009995</text:p>
          </table:table-cell>
          <table:table-cell office:value-type="float" office:value="0.23920866" calcext:value-type="float">
            <text:p>0.23920866</text:p>
          </table:table-cell>
          <table:table-cell table:formula="of:=(2*[.H87]*[.I87])/([.H87]+[.I87])" office:value-type="float" office:value="0.287461334839047" calcext:value-type="float">
            <text:p>0.2874613348</text:p>
          </table:table-cell>
          <table:table-cell office:value-type="float" office:value="0.73020968" calcext:value-type="float">
            <text:p>0.73020968</text:p>
          </table:table-cell>
          <table:table-cell office:value-type="float" office:value="0.40642453" calcext:value-type="float">
            <text:p>0.40642453</text:p>
          </table:table-cell>
          <table:table-cell table:formula="of:=(2*[.K87]*[.L87])/([.K87]+[.L87])" office:value-type="float" office:value="0.522199883453183" calcext:value-type="float">
            <text:p>0.522199883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611532" calcext:value-type="float">
            <text:p>0.37611532</text:p>
          </table:table-cell>
          <table:table-cell office:value-type="float" office:value="0.23237048" calcext:value-type="float">
            <text:p>0.23237048</text:p>
          </table:table-cell>
          <table:table-cell table:formula="of:=(2*[.H88]*[.I88])/([.H88]+[.I88])" office:value-type="float" office:value="0.287264213704752" calcext:value-type="float">
            <text:p>0.2872642137</text:p>
          </table:table-cell>
          <table:table-cell office:value-type="float" office:value="0.76135716" calcext:value-type="float">
            <text:p>0.76135716</text:p>
          </table:table-cell>
          <table:table-cell office:value-type="float" office:value="0.42281126" calcext:value-type="float">
            <text:p>0.42281126</text:p>
          </table:table-cell>
          <table:table-cell table:formula="of:=(2*[.K88]*[.L88])/([.K88]+[.L88])" office:value-type="float" office:value="0.543690195909162" calcext:value-type="float">
            <text:p>0.543690195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277566" calcext:value-type="float">
            <text:p>0.18277566</text:p>
          </table:table-cell>
          <table:table-cell office:value-type="float" office:value="0.66763251" calcext:value-type="float">
            <text:p>0.66763251</text:p>
          </table:table-cell>
          <table:table-cell table:formula="of:=(2*[.H89]*[.I89])/([.H89]+[.I89])" office:value-type="float" office:value="0.286984478647957" calcext:value-type="float">
            <text:p>0.2869844786</text:p>
          </table:table-cell>
          <table:table-cell office:value-type="float" office:value="0.22200537" calcext:value-type="float">
            <text:p>0.22200537</text:p>
          </table:table-cell>
          <table:table-cell office:value-type="float" office:value="0.54091755" calcext:value-type="float">
            <text:p>0.54091755</text:p>
          </table:table-cell>
          <table:table-cell table:formula="of:=(2*[.K89]*[.L89])/([.K89]+[.L89])" office:value-type="float" office:value="0.314806640826162" calcext:value-type="float">
            <text:p>0.314806640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668358" calcext:value-type="float">
            <text:p>0.18668358</text:p>
          </table:table-cell>
          <table:table-cell office:value-type="float" office:value="0.61808347" calcext:value-type="float">
            <text:p>0.61808347</text:p>
          </table:table-cell>
          <table:table-cell table:formula="of:=(2*[.H90]*[.I90])/([.H90]+[.I90])" office:value-type="float" office:value="0.286756359914146" calcext:value-type="float">
            <text:p>0.2867563599</text:p>
          </table:table-cell>
          <table:table-cell office:value-type="float" office:value="0.25521373" calcext:value-type="float">
            <text:p>0.25521373</text:p>
          </table:table-cell>
          <table:table-cell office:value-type="float" office:value="0.53033619" calcext:value-type="float">
            <text:p>0.53033619</text:p>
          </table:table-cell>
          <table:table-cell table:formula="of:=(2*[.K90]*[.L90])/([.K90]+[.L90])" office:value-type="float" office:value="0.344597010980254" calcext:value-type="float">
            <text:p>0.34459701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534955" calcext:value-type="float">
            <text:p>0.37534955</text:p>
          </table:table-cell>
          <table:table-cell office:value-type="float" office:value="0.23163379" calcext:value-type="float">
            <text:p>0.23163379</text:p>
          </table:table-cell>
          <table:table-cell table:formula="of:=(2*[.H91]*[.I91])/([.H91]+[.I91])" office:value-type="float" office:value="0.286477842509794" calcext:value-type="float">
            <text:p>0.2864778425</text:p>
          </table:table-cell>
          <table:table-cell office:value-type="float" office:value="0.7602651" calcext:value-type="float">
            <text:p>0.7602651</text:p>
          </table:table-cell>
          <table:table-cell office:value-type="float" office:value="0.42295386" calcext:value-type="float">
            <text:p>0.42295386</text:p>
          </table:table-cell>
          <table:table-cell table:formula="of:=(2*[.K91]*[.L91])/([.K91]+[.L91])" office:value-type="float" office:value="0.543529252892104" calcext:value-type="float">
            <text:p>0.5435292529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49344" calcext:value-type="float">
            <text:p>0.18949344</text:p>
          </table:table-cell>
          <table:table-cell office:value-type="float" office:value="0.58596346" calcext:value-type="float">
            <text:p>0.58596346</text:p>
          </table:table-cell>
          <table:table-cell table:formula="of:=(2*[.H92]*[.I92])/([.H92]+[.I92])" office:value-type="float" office:value="0.286376281517909" calcext:value-type="float">
            <text:p>0.2863762815</text:p>
          </table:table-cell>
          <table:table-cell office:value-type="float" office:value="0.28592425" calcext:value-type="float">
            <text:p>0.28592425</text:p>
          </table:table-cell>
          <table:table-cell office:value-type="float" office:value="0.53517442" calcext:value-type="float">
            <text:p>0.53517442</text:p>
          </table:table-cell>
          <table:table-cell table:formula="of:=(2*[.K92]*[.L92])/([.K92]+[.L92])" office:value-type="float" office:value="0.372718530058476" calcext:value-type="float">
            <text:p>0.372718530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423321" calcext:value-type="float">
            <text:p>0.18423321</text:p>
          </table:table-cell>
          <table:table-cell office:value-type="float" office:value="0.64089402" calcext:value-type="float">
            <text:p>0.64089402</text:p>
          </table:table-cell>
          <table:table-cell table:formula="of:=(2*[.H93]*[.I93])/([.H93]+[.I93])" office:value-type="float" office:value="0.286195772679576" calcext:value-type="float">
            <text:p>0.2861957727</text:p>
          </table:table-cell>
          <table:table-cell office:value-type="float" office:value="0.22887347" calcext:value-type="float">
            <text:p>0.22887347</text:p>
          </table:table-cell>
          <table:table-cell office:value-type="float" office:value="0.51763129" calcext:value-type="float">
            <text:p>0.51763129</text:p>
          </table:table-cell>
          <table:table-cell table:formula="of:=(2*[.K93]*[.L93])/([.K93]+[.L93])" office:value-type="float" office:value="0.317404726321842" calcext:value-type="float">
            <text:p>0.317404726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745388" calcext:value-type="float">
            <text:p>0.18745388</text:p>
          </table:table-cell>
          <table:table-cell office:value-type="float" office:value="0.60183056" calcext:value-type="float">
            <text:p>0.60183056</text:p>
          </table:table-cell>
          <table:table-cell table:formula="of:=(2*[.H94]*[.I94])/([.H94]+[.I94])" office:value-type="float" office:value="0.285867724884005" calcext:value-type="float">
            <text:p>0.2858677249</text:p>
          </table:table-cell>
          <table:table-cell office:value-type="float" office:value="0.25857764" calcext:value-type="float">
            <text:p>0.25857764</text:p>
          </table:table-cell>
          <table:table-cell office:value-type="float" office:value="0.50991241" calcext:value-type="float">
            <text:p>0.50991241</text:p>
          </table:table-cell>
          <table:table-cell table:formula="of:=(2*[.K94]*[.L94])/([.K94]+[.L94])" office:value-type="float" office:value="0.343145490522649" calcext:value-type="float">
            <text:p>0.34314549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840839" calcext:value-type="float">
            <text:p>0.29840839</text:p>
          </table:table-cell>
          <table:table-cell office:value-type="float" office:value="0.27064556" calcext:value-type="float">
            <text:p>0.27064556</text:p>
          </table:table-cell>
          <table:table-cell table:formula="of:=(2*[.H95]*[.I95])/([.H95]+[.I95])" office:value-type="float" office:value="0.283849732772256" calcext:value-type="float">
            <text:p>0.2838497328</text:p>
          </table:table-cell>
          <table:table-cell office:value-type="float" office:value="0.59017798" calcext:value-type="float">
            <text:p>0.59017798</text:p>
          </table:table-cell>
          <table:table-cell office:value-type="float" office:value="0.47520989" calcext:value-type="float">
            <text:p>0.47520989</text:p>
          </table:table-cell>
          <table:table-cell table:formula="of:=(2*[.K95]*[.L95])/([.K95]+[.L95])" office:value-type="float" office:value="0.526490719208624" calcext:value-type="float">
            <text:p>0.526490719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216388" calcext:value-type="float">
            <text:p>0.18216388</text:p>
          </table:table-cell>
          <table:table-cell office:value-type="float" office:value="0.64040878" calcext:value-type="float">
            <text:p>0.64040878</text:p>
          </table:table-cell>
          <table:table-cell table:formula="of:=(2*[.H96]*[.I96])/([.H96]+[.I96])" office:value-type="float" office:value="0.283645090151346" calcext:value-type="float">
            <text:p>0.2836450902</text:p>
          </table:table-cell>
          <table:table-cell office:value-type="float" office:value="0.24868009" calcext:value-type="float">
            <text:p>0.24868009</text:p>
          </table:table-cell>
          <table:table-cell office:value-type="float" office:value="0.54688626" calcext:value-type="float">
            <text:p>0.54688626</text:p>
          </table:table-cell>
          <table:table-cell table:formula="of:=(2*[.K96]*[.L96])/([.K96]+[.L96])" office:value-type="float" office:value="0.341894109414164" calcext:value-type="float">
            <text:p>0.341894109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236685" calcext:value-type="float">
            <text:p>0.29236685</text:p>
          </table:table-cell>
          <table:table-cell office:value-type="float" office:value="0.27504433" calcext:value-type="float">
            <text:p>0.27504433</text:p>
          </table:table-cell>
          <table:table-cell table:formula="of:=(2*[.H97]*[.I97])/([.H97]+[.I97])" office:value-type="float" office:value="0.283441170025802" calcext:value-type="float">
            <text:p>0.28344117</text:p>
          </table:table-cell>
          <table:table-cell office:value-type="float" office:value="0.58817748" calcext:value-type="float">
            <text:p>0.58817748</text:p>
          </table:table-cell>
          <table:table-cell office:value-type="float" office:value="0.47635333" calcext:value-type="float">
            <text:p>0.47635333</text:p>
          </table:table-cell>
          <table:table-cell table:formula="of:=(2*[.K97]*[.L97])/([.K97]+[.L97])" office:value-type="float" office:value="0.526392094239167" calcext:value-type="float">
            <text:p>0.526392094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741705" calcext:value-type="float">
            <text:p>0.17741705</text:p>
          </table:table-cell>
          <table:table-cell office:value-type="float" office:value="0.70398844" calcext:value-type="float">
            <text:p>0.70398844</text:p>
          </table:table-cell>
          <table:table-cell table:formula="of:=(2*[.H98]*[.I98])/([.H98]+[.I98])" office:value-type="float" office:value="0.283409971178877" calcext:value-type="float">
            <text:p>0.2834099712</text:p>
          </table:table-cell>
          <table:table-cell office:value-type="float" office:value="0.21003904" calcext:value-type="float">
            <text:p>0.21003904</text:p>
          </table:table-cell>
          <table:table-cell office:value-type="float" office:value="0.56034827" calcext:value-type="float">
            <text:p>0.56034827</text:p>
          </table:table-cell>
          <table:table-cell table:formula="of:=(2*[.K98]*[.L98])/([.K98]+[.L98])" office:value-type="float" office:value="0.305547641215588" calcext:value-type="float">
            <text:p>0.305547641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164636" calcext:value-type="float">
            <text:p>0.29164636</text:p>
          </table:table-cell>
          <table:table-cell office:value-type="float" office:value="0.27546806" calcext:value-type="float">
            <text:p>0.27546806</text:p>
          </table:table-cell>
          <table:table-cell table:formula="of:=(2*[.H99]*[.I99])/([.H99]+[.I99])" office:value-type="float" office:value="0.283326447580936" calcext:value-type="float">
            <text:p>0.2833264476</text:p>
          </table:table-cell>
          <table:table-cell office:value-type="float" office:value="0.58804762" calcext:value-type="float">
            <text:p>0.58804762</text:p>
          </table:table-cell>
          <table:table-cell office:value-type="float" office:value="0.47645704" calcext:value-type="float">
            <text:p>0.47645704</text:p>
          </table:table-cell>
          <table:table-cell table:formula="of:=(2*[.K99]*[.L99])/([.K99]+[.L99])" office:value-type="float" office:value="0.526403385409783" calcext:value-type="float">
            <text:p>0.526403385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438478" calcext:value-type="float">
            <text:p>0.30438478</text:p>
          </table:table-cell>
          <table:table-cell office:value-type="float" office:value="0.26432003" calcext:value-type="float">
            <text:p>0.26432003</text:p>
          </table:table-cell>
          <table:table-cell table:formula="of:=(2*[.H100]*[.I100])/([.H100]+[.I100])" office:value-type="float" office:value="0.282941141929654" calcext:value-type="float">
            <text:p>0.2829411419</text:p>
          </table:table-cell>
          <table:table-cell office:value-type="float" office:value="0.60336371" calcext:value-type="float">
            <text:p>0.60336371</text:p>
          </table:table-cell>
          <table:table-cell office:value-type="float" office:value="0.46471668" calcext:value-type="float">
            <text:p>0.46471668</text:p>
          </table:table-cell>
          <table:table-cell table:formula="of:=(2*[.K100]*[.L100])/([.K100]+[.L100])" office:value-type="float" office:value="0.525041341024308" calcext:value-type="float">
            <text:p>0.52504134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073996" calcext:value-type="float">
            <text:p>0.37073996</text:p>
          </table:table-cell>
          <table:table-cell office:value-type="float" office:value="0.22846757" calcext:value-type="float">
            <text:p>0.22846757</text:p>
          </table:table-cell>
          <table:table-cell table:formula="of:=(2*[.H101]*[.I101])/([.H101]+[.I101])" office:value-type="float" office:value="0.282713595949294" calcext:value-type="float">
            <text:p>0.2827135959</text:p>
          </table:table-cell>
          <table:table-cell office:value-type="float" office:value="0.77755682" calcext:value-type="float">
            <text:p>0.77755682</text:p>
          </table:table-cell>
          <table:table-cell office:value-type="float" office:value="0.39437303" calcext:value-type="float">
            <text:p>0.39437303</text:p>
          </table:table-cell>
          <table:table-cell table:formula="of:=(2*[.K101]*[.L101])/([.K101]+[.L101])" office:value-type="float" office:value="0.52332046854266" calcext:value-type="float">
            <text:p>0.523320468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39819" calcext:value-type="float">
            <text:p>0.18939819</text:p>
          </table:table-cell>
          <table:table-cell office:value-type="float" office:value="0.55639611" calcext:value-type="float">
            <text:p>0.55639611</text:p>
          </table:table-cell>
          <table:table-cell table:formula="of:=(2*[.H102]*[.I102])/([.H102]+[.I102])" office:value-type="float" office:value="0.282599146056871" calcext:value-type="float">
            <text:p>0.2825991461</text:p>
          </table:table-cell>
          <table:table-cell office:value-type="float" office:value="0.28029491" calcext:value-type="float">
            <text:p>0.28029491</text:p>
          </table:table-cell>
          <table:table-cell office:value-type="float" office:value="0.50016853" calcext:value-type="float">
            <text:p>0.50016853</text:p>
          </table:table-cell>
          <table:table-cell table:formula="of:=(2*[.K102]*[.L102])/([.K102]+[.L102])" office:value-type="float" office:value="0.359260116274459" calcext:value-type="float">
            <text:p>0.359260116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698754" calcext:value-type="float">
            <text:p>0.29698754</text:p>
          </table:table-cell>
          <table:table-cell office:value-type="float" office:value="0.26861425" calcext:value-type="float">
            <text:p>0.26861425</text:p>
          </table:table-cell>
          <table:table-cell table:formula="of:=(2*[.H103]*[.I103])/([.H103]+[.I103])" office:value-type="float" office:value="0.282089225058658" calcext:value-type="float">
            <text:p>0.2820892251</text:p>
          </table:table-cell>
          <table:table-cell office:value-type="float" office:value="0.60150142" calcext:value-type="float">
            <text:p>0.60150142</text:p>
          </table:table-cell>
          <table:table-cell office:value-type="float" office:value="0.46577456" calcext:value-type="float">
            <text:p>0.46577456</text:p>
          </table:table-cell>
          <table:table-cell table:formula="of:=(2*[.K103]*[.L103])/([.K103]+[.L103])" office:value-type="float" office:value="0.525007710264172" calcext:value-type="float">
            <text:p>0.525007710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621683" calcext:value-type="float">
            <text:p>0.29621683</text:p>
          </table:table-cell>
          <table:table-cell office:value-type="float" office:value="0.26902311" calcext:value-type="float">
            <text:p>0.26902311</text:p>
          </table:table-cell>
          <table:table-cell table:formula="of:=(2*[.H104]*[.I104])/([.H104]+[.I104])" office:value-type="float" office:value="0.281965824428264" calcext:value-type="float">
            <text:p>0.2819658244</text:p>
          </table:table-cell>
          <table:table-cell office:value-type="float" office:value="0.60136623" calcext:value-type="float">
            <text:p>0.60136623</text:p>
          </table:table-cell>
          <table:table-cell office:value-type="float" office:value="0.4658679" calcext:value-type="float">
            <text:p>0.4658679</text:p>
          </table:table-cell>
          <table:table-cell table:formula="of:=(2*[.K104]*[.L104])/([.K104]+[.L104])" office:value-type="float" office:value="0.525015485966546" calcext:value-type="float">
            <text:p>0.52501548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474175" calcext:value-type="float">
            <text:p>0.20474175</text:p>
          </table:table-cell>
          <table:table-cell office:value-type="float" office:value="0.45085499" calcext:value-type="float">
            <text:p>0.45085499</text:p>
          </table:table-cell>
          <table:table-cell table:formula="of:=(2*[.H105]*[.I105])/([.H105]+[.I105])" office:value-type="float" office:value="0.281602497440218" calcext:value-type="float">
            <text:p>0.2816024974</text:p>
          </table:table-cell>
          <table:table-cell office:value-type="float" office:value="0.35227297" calcext:value-type="float">
            <text:p>0.35227297</text:p>
          </table:table-cell>
          <table:table-cell office:value-type="float" office:value="0.4356432" calcext:value-type="float">
            <text:p>0.4356432</text:p>
          </table:table-cell>
          <table:table-cell table:formula="of:=(2*[.K105]*[.L105])/([.K105]+[.L105])" office:value-type="float" office:value="0.389547339596556" calcext:value-type="float">
            <text:p>0.389547339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36982" calcext:value-type="float">
            <text:p>0.18636982</text:p>
          </table:table-cell>
          <table:table-cell office:value-type="float" office:value="0.57316143" calcext:value-type="float">
            <text:p>0.57316143</text:p>
          </table:table-cell>
          <table:table-cell table:formula="of:=(2*[.H106]*[.I106])/([.H106]+[.I106])" office:value-type="float" office:value="0.281278729584971" calcext:value-type="float">
            <text:p>0.2812787296</text:p>
          </table:table-cell>
          <table:table-cell office:value-type="float" office:value="0.27716616" calcext:value-type="float">
            <text:p>0.27716616</text:p>
          </table:table-cell>
          <table:table-cell office:value-type="float" office:value="0.51705827" calcext:value-type="float">
            <text:p>0.51705827</text:p>
          </table:table-cell>
          <table:table-cell table:formula="of:=(2*[.K106]*[.L106])/([.K106]+[.L106])" office:value-type="float" office:value="0.360883019405845" calcext:value-type="float">
            <text:p>0.360883019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38474" calcext:value-type="float">
            <text:p>0.18938474</text:p>
          </table:table-cell>
          <table:table-cell office:value-type="float" office:value="0.54552938" calcext:value-type="float">
            <text:p>0.54552938</text:p>
          </table:table-cell>
          <table:table-cell table:formula="of:=(2*[.H107]*[.I107])/([.H107]+[.I107])" office:value-type="float" office:value="0.281161939829544" calcext:value-type="float">
            <text:p>0.2811619398</text:p>
          </table:table-cell>
          <table:table-cell office:value-type="float" office:value="0.28168781" calcext:value-type="float">
            <text:p>0.28168781</text:p>
          </table:table-cell>
          <table:table-cell office:value-type="float" office:value="0.48061077" calcext:value-type="float">
            <text:p>0.48061077</text:p>
          </table:table-cell>
          <table:table-cell table:formula="of:=(2*[.K107]*[.L107])/([.K107]+[.L107])" office:value-type="float" office:value="0.355194667327633" calcext:value-type="float">
            <text:p>0.35519466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917108" calcext:value-type="float">
            <text:p>0.1917108</text:p>
          </table:table-cell>
          <table:table-cell office:value-type="float" office:value="0.52054337" calcext:value-type="float">
            <text:p>0.52054337</text:p>
          </table:table-cell>
          <table:table-cell table:formula="of:=(2*[.H108]*[.I108])/([.H108]+[.I108])" office:value-type="float" office:value="0.280219590423447" calcext:value-type="float">
            <text:p>0.2802195904</text:p>
          </table:table-cell>
          <table:table-cell office:value-type="float" office:value="0.28898977" calcext:value-type="float">
            <text:p>0.28898977</text:p>
          </table:table-cell>
          <table:table-cell office:value-type="float" office:value="0.46016885" calcext:value-type="float">
            <text:p>0.46016885</text:p>
          </table:table-cell>
          <table:table-cell table:formula="of:=(2*[.K108]*[.L108])/([.K108]+[.L108])" office:value-type="float" office:value="0.355022518789584" calcext:value-type="float">
            <text:p>0.355022518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96051" calcext:value-type="float">
            <text:p>0.18996051</text:p>
          </table:table-cell>
          <table:table-cell office:value-type="float" office:value="0.53365216" calcext:value-type="float">
            <text:p>0.53365216</text:p>
          </table:table-cell>
          <table:table-cell table:formula="of:=(2*[.H109]*[.I109])/([.H109]+[.I109])" office:value-type="float" office:value="0.280185355174065" calcext:value-type="float">
            <text:p>0.2801853552</text:p>
          </table:table-cell>
          <table:table-cell office:value-type="float" office:value="0.29202924" calcext:value-type="float">
            <text:p>0.29202924</text:p>
          </table:table-cell>
          <table:table-cell office:value-type="float" office:value="0.49494397" calcext:value-type="float">
            <text:p>0.49494397</text:p>
          </table:table-cell>
          <table:table-cell table:formula="of:=(2*[.K109]*[.L109])/([.K109]+[.L109])" office:value-type="float" office:value="0.367326637209627" calcext:value-type="float">
            <text:p>0.36732663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011667" calcext:value-type="float">
            <text:p>0.19011667</text:p>
          </table:table-cell>
          <table:table-cell office:value-type="float" office:value="0.52526162" calcext:value-type="float">
            <text:p>0.52526162</text:p>
          </table:table-cell>
          <table:table-cell table:formula="of:=(2*[.H110]*[.I110])/([.H110]+[.I110])" office:value-type="float" office:value="0.27918373109479" calcext:value-type="float">
            <text:p>0.2791837311</text:p>
          </table:table-cell>
          <table:table-cell office:value-type="float" office:value="0.29148051" calcext:value-type="float">
            <text:p>0.29148051</text:p>
          </table:table-cell>
          <table:table-cell office:value-type="float" office:value="0.47635333" calcext:value-type="float">
            <text:p>0.47635333</text:p>
          </table:table-cell>
          <table:table-cell table:formula="of:=(2*[.K110]*[.L110])/([.K110]+[.L110])" office:value-type="float" office:value="0.361660829037174" calcext:value-type="float">
            <text:p>0.36166082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9234114" calcext:value-type="float">
            <text:p>0.19234114</text:p>
          </table:table-cell>
          <table:table-cell office:value-type="float" office:value="0.50680368" calcext:value-type="float">
            <text:p>0.50680368</text:p>
          </table:table-cell>
          <table:table-cell table:formula="of:=(2*[.H111]*[.I111])/([.H111]+[.I111])" office:value-type="float" office:value="0.278852663364924" calcext:value-type="float">
            <text:p>0.2788526634</text:p>
          </table:table-cell>
          <table:table-cell office:value-type="float" office:value="0.2972745" calcext:value-type="float">
            <text:p>0.2972745</text:p>
          </table:table-cell>
          <table:table-cell office:value-type="float" office:value="0.45780418" calcext:value-type="float">
            <text:p>0.45780418</text:p>
          </table:table-cell>
          <table:table-cell table:formula="of:=(2*[.K111]*[.L111])/([.K111]+[.L111])" office:value-type="float" office:value="0.360475040051217" calcext:value-type="float">
            <text:p>0.360475040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511398" calcext:value-type="float">
            <text:p>0.18511398</text:p>
          </table:table-cell>
          <table:table-cell office:value-type="float" office:value="0.56070389" calcext:value-type="float">
            <text:p>0.56070389</text:p>
          </table:table-cell>
          <table:table-cell table:formula="of:=(2*[.H112]*[.I112])/([.H112]+[.I112])" office:value-type="float" office:value="0.278336395129235" calcext:value-type="float">
            <text:p>0.2783363951</text:p>
          </table:table-cell>
          <table:table-cell office:value-type="float" office:value="0.25457511" calcext:value-type="float">
            <text:p>0.25457511</text:p>
          </table:table-cell>
          <table:table-cell office:value-type="float" office:value="0.4646" calcext:value-type="float">
            <text:p>0.4646</text:p>
          </table:table-cell>
          <table:table-cell table:formula="of:=(2*[.K112]*[.L112])/([.K112]+[.L112])" office:value-type="float" office:value="0.32892015994825" calcext:value-type="float">
            <text:p>0.328920159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907374" calcext:value-type="float">
            <text:p>0.17907374</text:p>
          </table:table-cell>
          <table:table-cell office:value-type="float" office:value="0.62275757" calcext:value-type="float">
            <text:p>0.62275757</text:p>
          </table:table-cell>
          <table:table-cell table:formula="of:=(2*[.H113]*[.I113])/([.H113]+[.I113])" office:value-type="float" office:value="0.278162066715035" calcext:value-type="float">
            <text:p>0.2781620667</text:p>
          </table:table-cell>
          <table:table-cell office:value-type="float" office:value="0.22987328" calcext:value-type="float">
            <text:p>0.22987328</text:p>
          </table:table-cell>
          <table:table-cell office:value-type="float" office:value="0.51377315" calcext:value-type="float">
            <text:p>0.51377315</text:p>
          </table:table-cell>
          <table:table-cell table:formula="of:=(2*[.K113]*[.L113])/([.K113]+[.L113])" office:value-type="float" office:value="0.317631375347104" calcext:value-type="float">
            <text:p>0.317631375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26129" calcext:value-type="float">
            <text:p>0.4326129</text:p>
          </table:table-cell>
          <table:table-cell office:value-type="float" office:value="0.20479264" calcext:value-type="float">
            <text:p>0.20479264</text:p>
          </table:table-cell>
          <table:table-cell table:formula="of:=(2*[.H114]*[.I114])/([.H114]+[.I114])" office:value-type="float" office:value="0.277989230809183" calcext:value-type="float">
            <text:p>0.2779892308</text:p>
          </table:table-cell>
          <table:table-cell office:value-type="float" office:value="0.75578194" calcext:value-type="float">
            <text:p>0.75578194</text:p>
          </table:table-cell>
          <table:table-cell office:value-type="float" office:value="0.37086378" calcext:value-type="float">
            <text:p>0.37086378</text:p>
          </table:table-cell>
          <table:table-cell table:formula="of:=(2*[.K114]*[.L114])/([.K114]+[.L114])" office:value-type="float" office:value="0.497569275147352" calcext:value-type="float">
            <text:p>0.497569275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799996" calcext:value-type="float">
            <text:p>0.18799996</text:p>
          </table:table-cell>
          <table:table-cell office:value-type="float" office:value="0.53166982" calcext:value-type="float">
            <text:p>0.53166982</text:p>
          </table:table-cell>
          <table:table-cell table:formula="of:=(2*[.H115]*[.I115])/([.H115]+[.I115])" office:value-type="float" office:value="0.277777135211116" calcext:value-type="float">
            <text:p>0.2777771352</text:p>
          </table:table-cell>
          <table:table-cell office:value-type="float" office:value="0.27679593" calcext:value-type="float">
            <text:p>0.27679593</text:p>
          </table:table-cell>
          <table:table-cell office:value-type="float" office:value="0.46033997" calcext:value-type="float">
            <text:p>0.46033997</text:p>
          </table:table-cell>
          <table:table-cell table:formula="of:=(2*[.K115]*[.L115])/([.K115]+[.L115])" office:value-type="float" office:value="0.345717065502636" calcext:value-type="float">
            <text:p>0.34571706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316453" calcext:value-type="float">
            <text:p>0.18316453</text:p>
          </table:table-cell>
          <table:table-cell office:value-type="float" office:value="0.57246443" calcext:value-type="float">
            <text:p>0.57246443</text:p>
          </table:table-cell>
          <table:table-cell table:formula="of:=(2*[.H116]*[.I116])/([.H116]+[.I116])" office:value-type="float" office:value="0.277530861873446" calcext:value-type="float">
            <text:p>0.2775308619</text:p>
          </table:table-cell>
          <table:table-cell office:value-type="float" office:value="0.26352841" calcext:value-type="float">
            <text:p>0.26352841</text:p>
          </table:table-cell>
          <table:table-cell office:value-type="float" office:value="0.50277693" calcext:value-type="float">
            <text:p>0.50277693</text:p>
          </table:table-cell>
          <table:table-cell table:formula="of:=(2*[.K116]*[.L116])/([.K116]+[.L116])" office:value-type="float" office:value="0.345804728302119" calcext:value-type="float">
            <text:p>0.345804728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603105" calcext:value-type="float">
            <text:p>0.18603105</text:p>
          </table:table-cell>
          <table:table-cell office:value-type="float" office:value="0.54604267" calcext:value-type="float">
            <text:p>0.54604267</text:p>
          </table:table-cell>
          <table:table-cell table:formula="of:=(2*[.H117]*[.I117])/([.H117]+[.I117])" office:value-type="float" office:value="0.277515470012784" calcext:value-type="float">
            <text:p>0.27751547</text:p>
          </table:table-cell>
          <table:table-cell office:value-type="float" office:value="0.28956348" calcext:value-type="float">
            <text:p>0.28956348</text:p>
          </table:table-cell>
          <table:table-cell office:value-type="float" office:value="0.50978018" calcext:value-type="float">
            <text:p>0.50978018</text:p>
          </table:table-cell>
          <table:table-cell table:formula="of:=(2*[.K117]*[.L117])/([.K117]+[.L117])" office:value-type="float" office:value="0.369337320961115" calcext:value-type="float">
            <text:p>0.36933732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079932" calcext:value-type="float">
            <text:p>0.18079932</text:p>
          </table:table-cell>
          <table:table-cell office:value-type="float" office:value="0.5966778" calcext:value-type="float">
            <text:p>0.5966778</text:p>
          </table:table-cell>
          <table:table-cell table:formula="of:=(2*[.H118]*[.I118])/([.H118]+[.I118])" office:value-type="float" office:value="0.277510264222556" calcext:value-type="float">
            <text:p>0.2775102642</text:p>
          </table:table-cell>
          <table:table-cell office:value-type="float" office:value="0.23755968" calcext:value-type="float">
            <text:p>0.23755968</text:p>
          </table:table-cell>
          <table:table-cell office:value-type="float" office:value="0.49000202" calcext:value-type="float">
            <text:p>0.49000202</text:p>
          </table:table-cell>
          <table:table-cell table:formula="of:=(2*[.K118]*[.L118])/([.K118]+[.L118])" office:value-type="float" office:value="0.31998584606791" calcext:value-type="float">
            <text:p>0.319985846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405832" calcext:value-type="float">
            <text:p>0.18405832</text:p>
          </table:table-cell>
          <table:table-cell office:value-type="float" office:value="0.55729989" calcext:value-type="float">
            <text:p>0.55729989</text:p>
          </table:table-cell>
          <table:table-cell table:formula="of:=(2*[.H119]*[.I119])/([.H119]+[.I119])" office:value-type="float" office:value="0.276723667738393" calcext:value-type="float">
            <text:p>0.2767236677</text:p>
          </table:table-cell>
          <table:table-cell office:value-type="float" office:value="0.26645901" calcext:value-type="float">
            <text:p>0.26645901</text:p>
          </table:table-cell>
          <table:table-cell office:value-type="float" office:value="0.48199016" calcext:value-type="float">
            <text:p>0.48199016</text:p>
          </table:table-cell>
          <table:table-cell table:formula="of:=(2*[.K119]*[.L119])/([.K119]+[.L119])" office:value-type="float" office:value="0.343191297448674" calcext:value-type="float">
            <text:p>0.343191297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333686" calcext:value-type="float">
            <text:p>0.17333686</text:p>
          </table:table-cell>
          <table:table-cell office:value-type="float" office:value="0.66250094" calcext:value-type="float">
            <text:p>0.66250094</text:p>
          </table:table-cell>
          <table:table-cell table:formula="of:=(2*[.H120]*[.I120])/([.H120]+[.I120])" office:value-type="float" office:value="0.274780185070951" calcext:value-type="float">
            <text:p>0.2747801851</text:p>
          </table:table-cell>
          <table:table-cell office:value-type="float" office:value="0.21441265" calcext:value-type="float">
            <text:p>0.21441265</text:p>
          </table:table-cell>
          <table:table-cell office:value-type="float" office:value="0.5349281" calcext:value-type="float">
            <text:p>0.5349281</text:p>
          </table:table-cell>
          <table:table-cell table:formula="of:=(2*[.K120]*[.L120])/([.K120]+[.L120])" office:value-type="float" office:value="0.306123353041897" calcext:value-type="float">
            <text:p>0.30612335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7843709" calcext:value-type="float">
            <text:p>0.17843709</text:p>
          </table:table-cell>
          <table:table-cell office:value-type="float" office:value="0.59587334" calcext:value-type="float">
            <text:p>0.59587334</text:p>
          </table:table-cell>
          <table:table-cell table:formula="of:=(2*[.H121]*[.I121])/([.H121]+[.I121])" office:value-type="float" office:value="0.274633792026231" calcext:value-type="float">
            <text:p>0.274633792</text:p>
          </table:table-cell>
          <table:table-cell office:value-type="float" office:value="0.25587232" calcext:value-type="float">
            <text:p>0.25587232</text:p>
          </table:table-cell>
          <table:table-cell office:value-type="float" office:value="0.52079455" calcext:value-type="float">
            <text:p>0.52079455</text:p>
          </table:table-cell>
          <table:table-cell table:formula="of:=(2*[.K121]*[.L121])/([.K121]+[.L121])" office:value-type="float" office:value="0.343150750724969" calcext:value-type="float">
            <text:p>0.34315075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153858" calcext:value-type="float">
            <text:p>0.44153858</text:p>
          </table:table-cell>
          <table:table-cell office:value-type="float" office:value="0.19818235" calcext:value-type="float">
            <text:p>0.19818235</text:p>
          </table:table-cell>
          <table:table-cell table:formula="of:=(2*[.H122]*[.I122])/([.H122]+[.I122])" office:value-type="float" office:value="0.273572894981138" calcext:value-type="float">
            <text:p>0.273572895</text:p>
          </table:table-cell>
          <table:table-cell office:value-type="float" office:value="0.76651597" calcext:value-type="float">
            <text:p>0.76651597</text:p>
          </table:table-cell>
          <table:table-cell office:value-type="float" office:value="0.36795461" calcext:value-type="float">
            <text:p>0.36795461</text:p>
          </table:table-cell>
          <table:table-cell table:formula="of:=(2*[.K122]*[.L122])/([.K122]+[.L122])" office:value-type="float" office:value="0.497224149788215" calcext:value-type="float">
            <text:p>0.497224149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595659" calcext:value-type="float">
            <text:p>0.28595659</text:p>
          </table:table-cell>
          <table:table-cell office:value-type="float" office:value="0.25896784" calcext:value-type="float">
            <text:p>0.25896784</text:p>
          </table:table-cell>
          <table:table-cell table:formula="of:=(2*[.H123]*[.I123])/([.H123]+[.I123])" office:value-type="float" office:value="0.271793872211109" calcext:value-type="float">
            <text:p>0.2717938722</text:p>
          </table:table-cell>
          <table:table-cell office:value-type="float" office:value="0.61300538" calcext:value-type="float">
            <text:p>0.61300538</text:p>
          </table:table-cell>
          <table:table-cell office:value-type="float" office:value="0.44768952" calcext:value-type="float">
            <text:p>0.44768952</text:p>
          </table:table-cell>
          <table:table-cell table:formula="of:=(2*[.K123]*[.L123])/([.K123]+[.L123])" office:value-type="float" office:value="0.517464700414073" calcext:value-type="float">
            <text:p>0.517464700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518417" calcext:value-type="float">
            <text:p>0.28518417</text:p>
          </table:table-cell>
          <table:table-cell office:value-type="float" office:value="0.25937669" calcext:value-type="float">
            <text:p>0.25937669</text:p>
          </table:table-cell>
          <table:table-cell table:formula="of:=(2*[.H124]*[.I124])/([.H124]+[.I124])" office:value-type="float" office:value="0.271668904206583" calcext:value-type="float">
            <text:p>0.2716689042</text:p>
          </table:table-cell>
          <table:table-cell office:value-type="float" office:value="0.61285686" calcext:value-type="float">
            <text:p>0.61285686</text:p>
          </table:table-cell>
          <table:table-cell office:value-type="float" office:value="0.44778287" calcext:value-type="float">
            <text:p>0.44778287</text:p>
          </table:table-cell>
          <table:table-cell table:formula="of:=(2*[.K124]*[.L124])/([.K124]+[.L124])" office:value-type="float" office:value="0.517474116625799" calcext:value-type="float">
            <text:p>0.517474116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672272" calcext:value-type="float">
            <text:p>0.28672272</text:p>
          </table:table-cell>
          <table:table-cell office:value-type="float" office:value="0.25522276" calcext:value-type="float">
            <text:p>0.25522276</text:p>
          </table:table-cell>
          <table:table-cell table:formula="of:=(2*[.H125]*[.I125])/([.H125]+[.I125])" office:value-type="float" office:value="0.270057290460683" calcext:value-type="float">
            <text:p>0.2700572905</text:p>
          </table:table-cell>
          <table:table-cell office:value-type="float" office:value="0.614491" calcext:value-type="float">
            <text:p>0.614491</text:p>
          </table:table-cell>
          <table:table-cell office:value-type="float" office:value="0.44683389" calcext:value-type="float">
            <text:p>0.44683389</text:p>
          </table:table-cell>
          <table:table-cell table:formula="of:=(2*[.K125]*[.L125])/([.K125]+[.L125])" office:value-type="float" office:value="0.517420078407829" calcext:value-type="float">
            <text:p>0.517420078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380195" calcext:value-type="float">
            <text:p>0.44380195</text:p>
          </table:table-cell>
          <table:table-cell office:value-type="float" office:value="0.19132991" calcext:value-type="float">
            <text:p>0.19132991</text:p>
          </table:table-cell>
          <table:table-cell table:formula="of:=(2*[.H126]*[.I126])/([.H126]+[.I126])" office:value-type="float" office:value="0.26738569578709" calcext:value-type="float">
            <text:p>0.2673856958</text:p>
          </table:table-cell>
          <table:table-cell office:value-type="float" office:value="0.76805438" calcext:value-type="float">
            <text:p>0.76805438</text:p>
          </table:table-cell>
          <table:table-cell office:value-type="float" office:value="0.36617593" calcext:value-type="float">
            <text:p>0.36617593</text:p>
          </table:table-cell>
          <table:table-cell table:formula="of:=(2*[.K126]*[.L126])/([.K126]+[.L126])" office:value-type="float" office:value="0.495918729040266" calcext:value-type="float">
            <text:p>0.49591872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089918" calcext:value-type="float">
            <text:p>0.43089918</text:p>
          </table:table-cell>
          <table:table-cell office:value-type="float" office:value="0.19356497" calcext:value-type="float">
            <text:p>0.19356497</text:p>
          </table:table-cell>
          <table:table-cell table:formula="of:=(2*[.H127]*[.I127])/([.H127]+[.I127])" office:value-type="float" office:value="0.267131385683949" calcext:value-type="float">
            <text:p>0.2671313857</text:p>
          </table:table-cell>
          <table:table-cell office:value-type="float" office:value="0.76761886" calcext:value-type="float">
            <text:p>0.76761886</text:p>
          </table:table-cell>
          <table:table-cell office:value-type="float" office:value="0.35617795" calcext:value-type="float">
            <text:p>0.35617795</text:p>
          </table:table-cell>
          <table:table-cell table:formula="of:=(2*[.K127]*[.L127])/([.K127]+[.L127])" office:value-type="float" office:value="0.486580687012516" calcext:value-type="float">
            <text:p>0.4865806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7428003" calcext:value-type="float">
            <text:p>0.37428003</text:p>
          </table:table-cell>
          <table:table-cell office:value-type="float" office:value="0.20479264" calcext:value-type="float">
            <text:p>0.20479264</text:p>
          </table:table-cell>
          <table:table-cell table:formula="of:=(2*[.H128]*[.I128])/([.H128]+[.I128])" office:value-type="float" office:value="0.264732906296473" calcext:value-type="float">
            <text:p>0.2647329063</text:p>
          </table:table-cell>
          <table:table-cell office:value-type="float" office:value="0.68888225" calcext:value-type="float">
            <text:p>0.68888225</text:p>
          </table:table-cell>
          <table:table-cell office:value-type="float" office:value="0.37086378" calcext:value-type="float">
            <text:p>0.37086378</text:p>
          </table:table-cell>
          <table:table-cell table:formula="of:=(2*[.K128]*[.L128])/([.K128]+[.L128])" office:value-type="float" office:value="0.482156041122239" calcext:value-type="float">
            <text:p>0.482156041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720184" calcext:value-type="float">
            <text:p>0.19720184</text:p>
          </table:table-cell>
          <table:table-cell office:value-type="float" office:value="0.40258191" calcext:value-type="float">
            <text:p>0.40258191</text:p>
          </table:table-cell>
          <table:table-cell table:formula="of:=(2*[.H129]*[.I129])/([.H129]+[.I129])" office:value-type="float" office:value="0.264728390533136" calcext:value-type="float">
            <text:p>0.2647283905</text:p>
          </table:table-cell>
          <table:table-cell office:value-type="float" office:value="0.35629836" calcext:value-type="float">
            <text:p>0.35629836</text:p>
          </table:table-cell>
          <table:table-cell office:value-type="float" office:value="0.40975633" calcext:value-type="float">
            <text:p>0.40975633</text:p>
          </table:table-cell>
          <table:table-cell table:formula="of:=(2*[.K129]*[.L129])/([.K129]+[.L129])" office:value-type="float" office:value="0.381162103135531" calcext:value-type="float">
            <text:p>0.38116210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460727" calcext:value-type="float">
            <text:p>0.18460727</text:p>
          </table:table-cell>
          <table:table-cell office:value-type="float" office:value="0.46549235" calcext:value-type="float">
            <text:p>0.46549235</text:p>
          </table:table-cell>
          <table:table-cell table:formula="of:=(2*[.H130]*[.I130])/([.H130]+[.I130])" office:value-type="float" office:value="0.26436954982187" calcext:value-type="float">
            <text:p>0.2643695498</text:p>
          </table:table-cell>
          <table:table-cell office:value-type="float" office:value="0.27628645" calcext:value-type="float">
            <text:p>0.27628645</text:p>
          </table:table-cell>
          <table:table-cell office:value-type="float" office:value="0.42818102" calcext:value-type="float">
            <text:p>0.42818102</text:p>
          </table:table-cell>
          <table:table-cell table:formula="of:=(2*[.K130]*[.L130])/([.K130]+[.L130])" office:value-type="float" office:value="0.335858273124177" calcext:value-type="float">
            <text:p>0.33585827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90102" calcext:value-type="float">
            <text:p>0.18690102</text:p>
          </table:table-cell>
          <table:table-cell office:value-type="float" office:value="0.44848305" calcext:value-type="float">
            <text:p>0.44848305</text:p>
          </table:table-cell>
          <table:table-cell table:formula="of:=(2*[.H131]*[.I131])/([.H131]+[.I131])" office:value-type="float" office:value="0.263846525134667" calcext:value-type="float">
            <text:p>0.2638465251</text:p>
          </table:table-cell>
          <table:table-cell office:value-type="float" office:value="0.27684522" calcext:value-type="float">
            <text:p>0.27684522</text:p>
          </table:table-cell>
          <table:table-cell office:value-type="float" office:value="0.41004932" calcext:value-type="float">
            <text:p>0.41004932</text:p>
          </table:table-cell>
          <table:table-cell table:formula="of:=(2*[.K131]*[.L131])/([.K131]+[.L131])" office:value-type="float" office:value="0.33053165397486" calcext:value-type="float">
            <text:p>0.33053165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905483" calcext:value-type="float">
            <text:p>0.43905483</text:p>
          </table:table-cell>
          <table:table-cell office:value-type="float" office:value="0.18763966" calcext:value-type="float">
            <text:p>0.18763966</text:p>
          </table:table-cell>
          <table:table-cell table:formula="of:=(2*[.H132]*[.I132])/([.H132]+[.I132])" office:value-type="float" office:value="0.262916302399779" calcext:value-type="float">
            <text:p>0.2629163024</text:p>
          </table:table-cell>
          <table:table-cell office:value-type="float" office:value="0.77769222" calcext:value-type="float">
            <text:p>0.77769222</text:p>
          </table:table-cell>
          <table:table-cell office:value-type="float" office:value="0.35352029" calcext:value-type="float">
            <text:p>0.35352029</text:p>
          </table:table-cell>
          <table:table-cell table:formula="of:=(2*[.K132]*[.L132])/([.K132]+[.L132])" office:value-type="float" office:value="0.486080160384973" calcext:value-type="float">
            <text:p>0.486080160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662307" calcext:value-type="float">
            <text:p>0.17662307</text:p>
          </table:table-cell>
          <table:table-cell office:value-type="float" office:value="0.50664853" calcext:value-type="float">
            <text:p>0.50664853</text:p>
          </table:table-cell>
          <table:table-cell table:formula="of:=(2*[.H133]*[.I133])/([.H133]+[.I133])" office:value-type="float" office:value="0.261933376945821" calcext:value-type="float">
            <text:p>0.2619333769</text:p>
          </table:table-cell>
          <table:table-cell office:value-type="float" office:value="0.22903915" calcext:value-type="float">
            <text:p>0.22903915</text:p>
          </table:table-cell>
          <table:table-cell office:value-type="float" office:value="0.42378876" calcext:value-type="float">
            <text:p>0.42378876</text:p>
          </table:table-cell>
          <table:table-cell table:formula="of:=(2*[.K133]*[.L133])/([.K133]+[.L133])" office:value-type="float" office:value="0.297365403295806" calcext:value-type="float">
            <text:p>0.297365403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970296" calcext:value-type="float">
            <text:p>0.17970296</text:p>
          </table:table-cell>
          <table:table-cell office:value-type="float" office:value="0.47964588" calcext:value-type="float">
            <text:p>0.47964588</text:p>
          </table:table-cell>
          <table:table-cell table:formula="of:=(2*[.H134]*[.I134])/([.H134]+[.I134])" office:value-type="float" office:value="0.261451235397047" calcext:value-type="float">
            <text:p>0.2614512354</text:p>
          </table:table-cell>
          <table:table-cell office:value-type="float" office:value="0.23839277" calcext:value-type="float">
            <text:p>0.23839277</text:p>
          </table:table-cell>
          <table:table-cell office:value-type="float" office:value="0.39827525" calcext:value-type="float">
            <text:p>0.39827525</text:p>
          </table:table-cell>
          <table:table-cell table:formula="of:=(2*[.K134]*[.L134])/([.K134]+[.L134])" office:value-type="float" office:value="0.298258863606633" calcext:value-type="float">
            <text:p>0.298258863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656525" calcext:value-type="float">
            <text:p>0.18656525</text:p>
          </table:table-cell>
          <table:table-cell office:value-type="float" office:value="0.43574545" calcext:value-type="float">
            <text:p>0.43574545</text:p>
          </table:table-cell>
          <table:table-cell table:formula="of:=(2*[.H135]*[.I135])/([.H135]+[.I135])" office:value-type="float" office:value="0.261268073377535" calcext:value-type="float">
            <text:p>0.2612680734</text:p>
          </table:table-cell>
          <table:table-cell office:value-type="float" office:value="0.27813921" calcext:value-type="float">
            <text:p>0.27813921</text:p>
          </table:table-cell>
          <table:table-cell office:value-type="float" office:value="0.38908105" calcext:value-type="float">
            <text:p>0.38908105</text:p>
          </table:table-cell>
          <table:table-cell table:formula="of:=(2*[.K135]*[.L135])/([.K135]+[.L135])" office:value-type="float" office:value="0.324386720130382" calcext:value-type="float">
            <text:p>0.324386720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72464" calcext:value-type="float">
            <text:p>0.1872464</text:p>
          </table:table-cell>
          <table:table-cell office:value-type="float" office:value="0.43137933" calcext:value-type="float">
            <text:p>0.43137933</text:p>
          </table:table-cell>
          <table:table-cell table:formula="of:=(2*[.H136]*[.I136])/([.H136]+[.I136])" office:value-type="float" office:value="0.261140856772679" calcext:value-type="float">
            <text:p>0.2611408568</text:p>
          </table:table-cell>
          <table:table-cell office:value-type="float" office:value="0.28817175" calcext:value-type="float">
            <text:p>0.28817175</text:p>
          </table:table-cell>
          <table:table-cell office:value-type="float" office:value="0.40494661" calcext:value-type="float">
            <text:p>0.40494661</text:p>
          </table:table-cell>
          <table:table-cell table:formula="of:=(2*[.K136]*[.L136])/([.K136]+[.L136])" office:value-type="float" office:value="0.336722210793168" calcext:value-type="float">
            <text:p>0.336722210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7106605" calcext:value-type="float">
            <text:p>0.17106605</text:p>
          </table:table-cell>
          <table:table-cell office:value-type="float" office:value="0.54624886" calcext:value-type="float">
            <text:p>0.54624886</text:p>
          </table:table-cell>
          <table:table-cell table:formula="of:=(2*[.H137]*[.I137])/([.H137]+[.I137])" office:value-type="float" office:value="0.260540059866323" calcext:value-type="float">
            <text:p>0.2605400599</text:p>
          </table:table-cell>
          <table:table-cell office:value-type="float" office:value="0.21539748" calcext:value-type="float">
            <text:p>0.21539748</text:p>
          </table:table-cell>
          <table:table-cell office:value-type="float" office:value="0.44611826" calcext:value-type="float">
            <text:p>0.44611826</text:p>
          </table:table-cell>
          <table:table-cell table:formula="of:=(2*[.K137]*[.L137])/([.K137]+[.L137])" office:value-type="float" office:value="0.290522940500206" calcext:value-type="float">
            <text:p>0.29052294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194397" calcext:value-type="float">
            <text:p>0.29194397</text:p>
          </table:table-cell>
          <table:table-cell office:value-type="float" office:value="0.23503847" calcext:value-type="float">
            <text:p>0.23503847</text:p>
          </table:table-cell>
          <table:table-cell table:formula="of:=(2*[.H138]*[.I138])/([.H138]+[.I138])" office:value-type="float" office:value="0.260418787519849" calcext:value-type="float">
            <text:p>0.2604187875</text:p>
          </table:table-cell>
          <table:table-cell office:value-type="float" office:value="0.64524106" calcext:value-type="float">
            <text:p>0.64524106</text:p>
          </table:table-cell>
          <table:table-cell office:value-type="float" office:value="0.42352947" calcext:value-type="float">
            <text:p>0.42352947</text:p>
          </table:table-cell>
          <table:table-cell table:formula="of:=(2*[.K138]*[.L138])/([.K138]+[.L138])" office:value-type="float" office:value="0.511388734051337" calcext:value-type="float">
            <text:p>0.511388734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112437" calcext:value-type="float">
            <text:p>0.29112437</text:p>
          </table:table-cell>
          <table:table-cell office:value-type="float" office:value="0.23530385" calcext:value-type="float">
            <text:p>0.23530385</text:p>
          </table:table-cell>
          <table:table-cell table:formula="of:=(2*[.H139]*[.I139])/([.H139]+[.I139])" office:value-type="float" office:value="0.260254608272423" calcext:value-type="float">
            <text:p>0.2602546083</text:p>
          </table:table-cell>
          <table:table-cell office:value-type="float" office:value="0.64507582" calcext:value-type="float">
            <text:p>0.64507582</text:p>
          </table:table-cell>
          <table:table-cell office:value-type="float" office:value="0.42356318" calcext:value-type="float">
            <text:p>0.42356318</text:p>
          </table:table-cell>
          <table:table-cell table:formula="of:=(2*[.K139]*[.L139])/([.K139]+[.L139])" office:value-type="float" office:value="0.511361396430989" calcext:value-type="float">
            <text:p>0.51136139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407138" calcext:value-type="float">
            <text:p>0.18407138</text:p>
          </table:table-cell>
          <table:table-cell office:value-type="float" office:value="0.44394965" calcext:value-type="float">
            <text:p>0.44394965</text:p>
          </table:table-cell>
          <table:table-cell table:formula="of:=(2*[.H140]*[.I140])/([.H140]+[.I140])" office:value-type="float" office:value="0.260241045514087" calcext:value-type="float">
            <text:p>0.2602410455</text:p>
          </table:table-cell>
          <table:table-cell office:value-type="float" office:value="0.28855508" calcext:value-type="float">
            <text:p>0.28855508</text:p>
          </table:table-cell>
          <table:table-cell office:value-type="float" office:value="0.42131519" calcext:value-type="float">
            <text:p>0.42131519</text:p>
          </table:table-cell>
          <table:table-cell table:formula="of:=(2*[.K140]*[.L140])/([.K140]+[.L140])" office:value-type="float" office:value="0.342520721020378" calcext:value-type="float">
            <text:p>0.3425207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132032" calcext:value-type="float">
            <text:p>0.18132032</text:p>
          </table:table-cell>
          <table:table-cell office:value-type="float" office:value="0.45995748" calcext:value-type="float">
            <text:p>0.45995748</text:p>
          </table:table-cell>
          <table:table-cell table:formula="of:=(2*[.H141]*[.I141])/([.H141]+[.I141])" office:value-type="float" office:value="0.260104552067742" calcext:value-type="float">
            <text:p>0.2601045521</text:p>
          </table:table-cell>
          <table:table-cell office:value-type="float" office:value="0.26731221" calcext:value-type="float">
            <text:p>0.26731221</text:p>
          </table:table-cell>
          <table:table-cell office:value-type="float" office:value="0.41193172" calcext:value-type="float">
            <text:p>0.41193172</text:p>
          </table:table-cell>
          <table:table-cell table:formula="of:=(2*[.K141]*[.L141])/([.K141]+[.L141])" office:value-type="float" office:value="0.324226315698695" calcext:value-type="float">
            <text:p>0.324226315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352856" calcext:value-type="float">
            <text:p>0.36352856</text:p>
          </table:table-cell>
          <table:table-cell office:value-type="float" office:value="0.20152017" calcext:value-type="float">
            <text:p>0.20152017</text:p>
          </table:table-cell>
          <table:table-cell table:formula="of:=(2*[.H142]*[.I142])/([.H142]+[.I142])" office:value-type="float" office:value="0.259299183668832" calcext:value-type="float">
            <text:p>0.2592991837</text:p>
          </table:table-cell>
          <table:table-cell office:value-type="float" office:value="0.71772572" calcext:value-type="float">
            <text:p>0.71772572</text:p>
          </table:table-cell>
          <table:table-cell office:value-type="float" office:value="0.44699724" calcext:value-type="float">
            <text:p>0.44699724</text:p>
          </table:table-cell>
          <table:table-cell table:formula="of:=(2*[.K142]*[.L142])/([.K142]+[.L142])" office:value-type="float" office:value="0.550897384073227" calcext:value-type="float">
            <text:p>0.550897384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8373159" calcext:value-type="float">
            <text:p>0.18373159</text:p>
          </table:table-cell>
          <table:table-cell office:value-type="float" office:value="0.43988965" calcext:value-type="float">
            <text:p>0.43988965</text:p>
          </table:table-cell>
          <table:table-cell table:formula="of:=(2*[.H143]*[.I143])/([.H143]+[.I143])" office:value-type="float" office:value="0.259201000976309" calcext:value-type="float">
            <text:p>0.259201001</text:p>
          </table:table-cell>
          <table:table-cell office:value-type="float" office:value="0.25865958" calcext:value-type="float">
            <text:p>0.25865958</text:p>
          </table:table-cell>
          <table:table-cell office:value-type="float" office:value="0.37163126" calcext:value-type="float">
            <text:p>0.37163126</text:p>
          </table:table-cell>
          <table:table-cell table:formula="of:=(2*[.K143]*[.L143])/([.K143]+[.L143])" office:value-type="float" office:value="0.305021045923722" calcext:value-type="float">
            <text:p>0.305021045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3981" calcext:value-type="float">
            <text:p>0.363981</text:p>
          </table:table-cell>
          <table:table-cell office:value-type="float" office:value="0.2012528" calcext:value-type="float">
            <text:p>0.2012528</text:p>
          </table:table-cell>
          <table:table-cell table:formula="of:=(2*[.H144]*[.I144])/([.H144]+[.I144])" office:value-type="float" office:value="0.259192551460298" calcext:value-type="float">
            <text:p>0.2591925515</text:p>
          </table:table-cell>
          <table:table-cell office:value-type="float" office:value="0.71786233" calcext:value-type="float">
            <text:p>0.71786233</text:p>
          </table:table-cell>
          <table:table-cell office:value-type="float" office:value="0.44695575" calcext:value-type="float">
            <text:p>0.44695575</text:p>
          </table:table-cell>
          <table:table-cell table:formula="of:=(2*[.K144]*[.L144])/([.K144]+[.L144])" office:value-type="float" office:value="0.550906105615904" calcext:value-type="float">
            <text:p>0.550906105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69867" calcext:value-type="float">
            <text:p>0.1869867</text:p>
          </table:table-cell>
          <table:table-cell office:value-type="float" office:value="0.42166696" calcext:value-type="float">
            <text:p>0.42166696</text:p>
          </table:table-cell>
          <table:table-cell table:formula="of:=(2*[.H145]*[.I145])/([.H145]+[.I145])" office:value-type="float" office:value="0.259083674447738" calcext:value-type="float">
            <text:p>0.2590836744</text:p>
          </table:table-cell>
          <table:table-cell office:value-type="float" office:value="0.28655172" calcext:value-type="float">
            <text:p>0.28655172</text:p>
          </table:table-cell>
          <table:table-cell office:value-type="float" office:value="0.38492473" calcext:value-type="float">
            <text:p>0.38492473</text:p>
          </table:table-cell>
          <table:table-cell table:formula="of:=(2*[.K145]*[.L145])/([.K145]+[.L145])" office:value-type="float" office:value="0.328532276752329" calcext:value-type="float">
            <text:p>0.328532276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81158" calcext:value-type="float">
            <text:p>0.4381158</text:p>
          </table:table-cell>
          <table:table-cell office:value-type="float" office:value="0.18384804" calcext:value-type="float">
            <text:p>0.18384804</text:p>
          </table:table-cell>
          <table:table-cell table:formula="of:=(2*[.H146]*[.I146])/([.H146]+[.I146])" office:value-type="float" office:value="0.259007762004402" calcext:value-type="float">
            <text:p>0.259007762</text:p>
          </table:table-cell>
          <table:table-cell office:value-type="float" office:value="0.77782038" calcext:value-type="float">
            <text:p>0.77782038</text:p>
          </table:table-cell>
          <table:table-cell office:value-type="float" office:value="0.36289599" calcext:value-type="float">
            <text:p>0.36289599</text:p>
          </table:table-cell>
          <table:table-cell table:formula="of:=(2*[.K146]*[.L146])/([.K146]+[.L146])" office:value-type="float" office:value="0.494895846620096" calcext:value-type="float">
            <text:p>0.494895846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7708404" calcext:value-type="float">
            <text:p>0.17708404</text:p>
          </table:table-cell>
          <table:table-cell office:value-type="float" office:value="0.48065337" calcext:value-type="float">
            <text:p>0.48065337</text:p>
          </table:table-cell>
          <table:table-cell table:formula="of:=(2*[.H147]*[.I147])/([.H147]+[.I147])" office:value-type="float" office:value="0.25881465553013" calcext:value-type="float">
            <text:p>0.2588146555</text:p>
          </table:table-cell>
          <table:table-cell office:value-type="float" office:value="0.26237234" calcext:value-type="float">
            <text:p>0.26237234</text:p>
          </table:table-cell>
          <table:table-cell office:value-type="float" office:value="0.430722" calcext:value-type="float">
            <text:p>0.430722</text:p>
          </table:table-cell>
          <table:table-cell table:formula="of:=(2*[.K147]*[.L147])/([.K147]+[.L147])" office:value-type="float" office:value="0.32610146269404" calcext:value-type="float">
            <text:p>0.326101462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8907727" calcext:value-type="float">
            <text:p>0.18907727</text:p>
          </table:table-cell>
          <table:table-cell office:value-type="float" office:value="0.41004706" calcext:value-type="float">
            <text:p>0.41004706</text:p>
          </table:table-cell>
          <table:table-cell table:formula="of:=(2*[.H148]*[.I148])/([.H148]+[.I148])" office:value-type="float" office:value="0.258812986868105" calcext:value-type="float">
            <text:p>0.2588129869</text:p>
          </table:table-cell>
          <table:table-cell office:value-type="float" office:value="0.28506528" calcext:value-type="float">
            <text:p>0.28506528</text:p>
          </table:table-cell>
          <table:table-cell office:value-type="float" office:value="0.36769015" calcext:value-type="float">
            <text:p>0.36769015</text:p>
          </table:table-cell>
          <table:table-cell table:formula="of:=(2*[.K148]*[.L148])/([.K148]+[.L148])" office:value-type="float" office:value="0.32114844471839" calcext:value-type="float">
            <text:p>0.321148444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303552" calcext:value-type="float">
            <text:p>0.29303552</text:p>
          </table:table-cell>
          <table:table-cell office:value-type="float" office:value="0.23163379" calcext:value-type="float">
            <text:p>0.23163379</text:p>
          </table:table-cell>
          <table:table-cell table:formula="of:=(2*[.H149]*[.I149])/([.H149]+[.I149])" office:value-type="float" office:value="0.258741751455677" calcext:value-type="float">
            <text:p>0.2587417515</text:p>
          </table:table-cell>
          <table:table-cell office:value-type="float" office:value="0.64655801" calcext:value-type="float">
            <text:p>0.64655801</text:p>
          </table:table-cell>
          <table:table-cell office:value-type="float" office:value="0.42295386" calcext:value-type="float">
            <text:p>0.42295386</text:p>
          </table:table-cell>
          <table:table-cell table:formula="of:=(2*[.K149]*[.L149])/([.K149]+[.L149])" office:value-type="float" office:value="0.511381338934403" calcext:value-type="float">
            <text:p>0.5113813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248058" calcext:value-type="float">
            <text:p>0.18248058</text:p>
          </table:table-cell>
          <table:table-cell office:value-type="float" office:value="0.44364366" calcext:value-type="float">
            <text:p>0.44364366</text:p>
          </table:table-cell>
          <table:table-cell table:formula="of:=(2*[.H150]*[.I150])/([.H150]+[.I150])" office:value-type="float" office:value="0.258595170792694" calcext:value-type="float">
            <text:p>0.2585951708</text:p>
          </table:table-cell>
          <table:table-cell office:value-type="float" office:value="0.26921623" calcext:value-type="float">
            <text:p>0.26921623</text:p>
          </table:table-cell>
          <table:table-cell office:value-type="float" office:value="0.38957887" calcext:value-type="float">
            <text:p>0.38957887</text:p>
          </table:table-cell>
          <table:table-cell table:formula="of:=(2*[.K150]*[.L150])/([.K150]+[.L150])" office:value-type="float" office:value="0.318402352018283" calcext:value-type="float">
            <text:p>0.31840235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8647085" calcext:value-type="float">
            <text:p>0.18647085</text:p>
          </table:table-cell>
          <table:table-cell office:value-type="float" office:value="0.41959318" calcext:value-type="float">
            <text:p>0.41959318</text:p>
          </table:table-cell>
          <table:table-cell table:formula="of:=(2*[.H151]*[.I151])/([.H151]+[.I151])" office:value-type="float" office:value="0.258196801182222" calcext:value-type="float">
            <text:p>0.2581968012</text:p>
          </table:table-cell>
          <table:table-cell office:value-type="float" office:value="0.27951486" calcext:value-type="float">
            <text:p>0.27951486</text:p>
          </table:table-cell>
          <table:table-cell office:value-type="float" office:value="0.36749568" calcext:value-type="float">
            <text:p>0.36749568</text:p>
          </table:table-cell>
          <table:table-cell table:formula="of:=(2*[.K151]*[.L151])/([.K151]+[.L151])" office:value-type="float" office:value="0.317523431830971" calcext:value-type="float">
            <text:p>0.317523431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393" calcext:value-type="float">
            <text:p>0.37393</text:p>
          </table:table-cell>
          <table:table-cell office:value-type="float" office:value="0.19688884" calcext:value-type="float">
            <text:p>0.19688884</text:p>
          </table:table-cell>
          <table:table-cell table:formula="of:=(2*[.H152]*[.I152])/([.H152]+[.I152])" office:value-type="float" office:value="0.25795449898325" calcext:value-type="float">
            <text:p>0.257954499</text:p>
          </table:table-cell>
          <table:table-cell office:value-type="float" office:value="0.72306674" calcext:value-type="float">
            <text:p>0.72306674</text:p>
          </table:table-cell>
          <table:table-cell office:value-type="float" office:value="0.4447311" calcext:value-type="float">
            <text:p>0.4447311</text:p>
          </table:table-cell>
          <table:table-cell table:formula="of:=(2*[.K152]*[.L152])/([.K152]+[.L152])" office:value-type="float" office:value="0.55072933968368" calcext:value-type="float">
            <text:p>0.550729339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8960447" calcext:value-type="float">
            <text:p>0.18960447</text:p>
          </table:table-cell>
          <table:table-cell office:value-type="float" office:value="0.40183994" calcext:value-type="float">
            <text:p>0.40183994</text:p>
          </table:table-cell>
          <table:table-cell table:formula="of:=(2*[.H153]*[.I153])/([.H153]+[.I153])" office:value-type="float" office:value="0.257642637449331" calcext:value-type="float">
            <text:p>0.2576426374</text:p>
          </table:table-cell>
          <table:table-cell office:value-type="float" office:value="0.29198224" calcext:value-type="float">
            <text:p>0.29198224</text:p>
          </table:table-cell>
          <table:table-cell office:value-type="float" office:value="0.3656444" calcext:value-type="float">
            <text:p>0.3656444</text:p>
          </table:table-cell>
          <table:table-cell table:formula="of:=(2*[.K153]*[.L153])/([.K153]+[.L153])" office:value-type="float" office:value="0.324687792317708" calcext:value-type="float">
            <text:p>0.324687792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105841" calcext:value-type="float">
            <text:p>0.37105841</text:p>
          </table:table-cell>
          <table:table-cell office:value-type="float" office:value="0.19732657" calcext:value-type="float">
            <text:p>0.19732657</text:p>
          </table:table-cell>
          <table:table-cell table:formula="of:=(2*[.H154]*[.I154])/([.H154]+[.I154])" office:value-type="float" office:value="0.257641161858125" calcext:value-type="float">
            <text:p>0.2576411619</text:p>
          </table:table-cell>
          <table:table-cell office:value-type="float" office:value="0.72033799" calcext:value-type="float">
            <text:p>0.72033799</text:p>
          </table:table-cell>
          <table:table-cell office:value-type="float" office:value="0.44605604" calcext:value-type="float">
            <text:p>0.44605604</text:p>
          </table:table-cell>
          <table:table-cell table:formula="of:=(2*[.K154]*[.L154])/([.K154]+[.L154])" office:value-type="float" office:value="0.550947798114089" calcext:value-type="float">
            <text:p>0.550947798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308737" calcext:value-type="float">
            <text:p>0.24308737</text:p>
          </table:table-cell>
          <table:table-cell office:value-type="float" office:value="0.27310505" calcext:value-type="float">
            <text:p>0.27310505</text:p>
          </table:table-cell>
          <table:table-cell table:formula="of:=(2*[.H155]*[.I155])/([.H155]+[.I155])" office:value-type="float" office:value="0.257223414238506" calcext:value-type="float">
            <text:p>0.2572234142</text:p>
          </table:table-cell>
          <table:table-cell office:value-type="float" office:value="0.47310025" calcext:value-type="float">
            <text:p>0.47310025</text:p>
          </table:table-cell>
          <table:table-cell office:value-type="float" office:value="0.42730983" calcext:value-type="float">
            <text:p>0.42730983</text:p>
          </table:table-cell>
          <table:table-cell table:formula="of:=(2*[.K155]*[.L155])/([.K155]+[.L155])" office:value-type="float" office:value="0.449040702432957" calcext:value-type="float">
            <text:p>0.449040702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2943229" calcext:value-type="float">
            <text:p>0.42943229</text:p>
          </table:table-cell>
          <table:table-cell office:value-type="float" office:value="0.1828885" calcext:value-type="float">
            <text:p>0.1828885</text:p>
          </table:table-cell>
          <table:table-cell table:formula="of:=(2*[.H156]*[.I156])/([.H156]+[.I156])" office:value-type="float" office:value="0.256526411163224" calcext:value-type="float">
            <text:p>0.2565264112</text:p>
          </table:table-cell>
          <table:table-cell office:value-type="float" office:value="0.78406415" calcext:value-type="float">
            <text:p>0.78406415</text:p>
          </table:table-cell>
          <table:table-cell office:value-type="float" office:value="0.33668501" calcext:value-type="float">
            <text:p>0.33668501</text:p>
          </table:table-cell>
          <table:table-cell table:formula="of:=(2*[.K156]*[.L156])/([.K156]+[.L156])" office:value-type="float" office:value="0.471082478765171" calcext:value-type="float">
            <text:p>0.471082478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8832866" calcext:value-type="float">
            <text:p>0.38832866</text:p>
          </table:table-cell>
          <table:table-cell office:value-type="float" office:value="0.19132991" calcext:value-type="float">
            <text:p>0.19132991</text:p>
          </table:table-cell>
          <table:table-cell table:formula="of:=(2*[.H157]*[.I157])/([.H157]+[.I157])" office:value-type="float" office:value="0.256353969089841" calcext:value-type="float">
            <text:p>0.2563539691</text:p>
          </table:table-cell>
          <table:table-cell office:value-type="float" office:value="0.70311014" calcext:value-type="float">
            <text:p>0.70311014</text:p>
          </table:table-cell>
          <table:table-cell office:value-type="float" office:value="0.36617593" calcext:value-type="float">
            <text:p>0.36617593</text:p>
          </table:table-cell>
          <table:table-cell table:formula="of:=(2*[.K157]*[.L157])/([.K157]+[.L157])" office:value-type="float" office:value="0.48155870843231" calcext:value-type="float">
            <text:p>0.481558708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903406" calcext:value-type="float">
            <text:p>0.42903406</text:p>
          </table:table-cell>
          <table:table-cell office:value-type="float" office:value="0.18215425" calcext:value-type="float">
            <text:p>0.18215425</text:p>
          </table:table-cell>
          <table:table-cell table:formula="of:=(2*[.H158]*[.I158])/([.H158]+[.I158])" office:value-type="float" office:value="0.255732566036006" calcext:value-type="float">
            <text:p>0.255732566</text:p>
          </table:table-cell>
          <table:table-cell office:value-type="float" office:value="0.77832173" calcext:value-type="float">
            <text:p>0.77832173</text:p>
          </table:table-cell>
          <table:table-cell office:value-type="float" office:value="0.3520346" calcext:value-type="float">
            <text:p>0.3520346</text:p>
          </table:table-cell>
          <table:table-cell table:formula="of:=(2*[.K158]*[.L158])/([.K158]+[.L158])" office:value-type="float" office:value="0.484796115384001" calcext:value-type="float">
            <text:p>0.48479611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903084" calcext:value-type="float">
            <text:p>0.36903084</text:p>
          </table:table-cell>
          <table:table-cell office:value-type="float" office:value="0.19429084" calcext:value-type="float">
            <text:p>0.19429084</text:p>
          </table:table-cell>
          <table:table-cell table:formula="of:=(2*[.H159]*[.I159])/([.H159]+[.I159])" office:value-type="float" office:value="0.254559035929544" calcext:value-type="float">
            <text:p>0.2545590359</text:p>
          </table:table-cell>
          <table:table-cell office:value-type="float" office:value="0.73257269" calcext:value-type="float">
            <text:p>0.73257269</text:p>
          </table:table-cell>
          <table:table-cell office:value-type="float" office:value="0.43550578" calcext:value-type="float">
            <text:p>0.43550578</text:p>
          </table:table-cell>
          <table:table-cell table:formula="of:=(2*[.K159]*[.L159])/([.K159]+[.L159])" office:value-type="float" office:value="0.54626405495711" calcext:value-type="float">
            <text:p>0.5462640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95212" calcext:value-type="float">
            <text:p>0.3695212</text:p>
          </table:table-cell>
          <table:table-cell office:value-type="float" office:value="0.19403834" calcext:value-type="float">
            <text:p>0.19403834</text:p>
          </table:table-cell>
          <table:table-cell table:formula="of:=(2*[.H160]*[.I160])/([.H160]+[.I160])" office:value-type="float" office:value="0.254458580340271" calcext:value-type="float">
            <text:p>0.2544585803</text:p>
          </table:table-cell>
          <table:table-cell office:value-type="float" office:value="0.7327089" calcext:value-type="float">
            <text:p>0.7327089</text:p>
          </table:table-cell>
          <table:table-cell office:value-type="float" office:value="0.43547467" calcext:value-type="float">
            <text:p>0.43547467</text:p>
          </table:table-cell>
          <table:table-cell table:formula="of:=(2*[.K160]*[.L160])/([.K160]+[.L160])" office:value-type="float" office:value="0.546277442394714" calcext:value-type="float">
            <text:p>0.546277442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014742" calcext:value-type="float">
            <text:p>0.36014742</text:p>
          </table:table-cell>
          <table:table-cell office:value-type="float" office:value="0.1964586" calcext:value-type="float">
            <text:p>0.1964586</text:p>
          </table:table-cell>
          <table:table-cell table:formula="of:=(2*[.H161]*[.I161])/([.H161]+[.I161])" office:value-type="float" office:value="0.254233893937446" calcext:value-type="float">
            <text:p>0.2542338939</text:p>
          </table:table-cell>
          <table:table-cell office:value-type="float" office:value="0.74532382" calcext:value-type="float">
            <text:p>0.74532382</text:p>
          </table:table-cell>
          <table:table-cell office:value-type="float" office:value="0.39187872" calcext:value-type="float">
            <text:p>0.39187872</text:p>
          </table:table-cell>
          <table:table-cell table:formula="of:=(2*[.K161]*[.L161])/([.K161]+[.L161])" office:value-type="float" office:value="0.513675505098872" calcext:value-type="float">
            <text:p>0.513675505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23161" calcext:value-type="float">
            <text:p>0.35623161</text:p>
          </table:table-cell>
          <table:table-cell office:value-type="float" office:value="0.19724755" calcext:value-type="float">
            <text:p>0.19724755</text:p>
          </table:table-cell>
          <table:table-cell table:formula="of:=(2*[.H162]*[.I162])/([.H162]+[.I162])" office:value-type="float" office:value="0.253905900648745" calcext:value-type="float">
            <text:p>0.2539059006</text:p>
          </table:table-cell>
          <table:table-cell office:value-type="float" office:value="0.7428737" calcext:value-type="float">
            <text:p>0.7428737</text:p>
          </table:table-cell>
          <table:table-cell office:value-type="float" office:value="0.39232209" calcext:value-type="float">
            <text:p>0.39232209</text:p>
          </table:table-cell>
          <table:table-cell table:formula="of:=(2*[.K162]*[.L162])/([.K162]+[.L162])" office:value-type="float" office:value="0.513472240044218" calcext:value-type="float">
            <text:p>0.5134722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3956116" calcext:value-type="float">
            <text:p>0.43956116</text:p>
          </table:table-cell>
          <table:table-cell office:value-type="float" office:value="0.17795669" calcext:value-type="float">
            <text:p>0.17795669</text:p>
          </table:table-cell>
          <table:table-cell table:formula="of:=(2*[.H163]*[.I163])/([.H163]+[.I163])" office:value-type="float" office:value="0.253346033920025" calcext:value-type="float">
            <text:p>0.2533460339</text:p>
          </table:table-cell>
          <table:table-cell office:value-type="float" office:value="0.79223736" calcext:value-type="float">
            <text:p>0.79223736</text:p>
          </table:table-cell>
          <table:table-cell office:value-type="float" office:value="0.33474297" calcext:value-type="float">
            <text:p>0.33474297</text:p>
          </table:table-cell>
          <table:table-cell table:formula="of:=(2*[.K163]*[.L163])/([.K163]+[.L163])" office:value-type="float" office:value="0.470630905920708" calcext:value-type="float">
            <text:p>0.470630905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651859" calcext:value-type="float">
            <text:p>0.36651859</text:p>
          </table:table-cell>
          <table:table-cell office:value-type="float" office:value="0.19356497" calcext:value-type="float">
            <text:p>0.19356497</text:p>
          </table:table-cell>
          <table:table-cell table:formula="of:=(2*[.H164]*[.I164])/([.H164]+[.I164])" office:value-type="float" office:value="0.253337769377813" calcext:value-type="float">
            <text:p>0.2533377694</text:p>
          </table:table-cell>
          <table:table-cell office:value-type="float" office:value="0.70090311" calcext:value-type="float">
            <text:p>0.70090311</text:p>
          </table:table-cell>
          <table:table-cell office:value-type="float" office:value="0.35617795" calcext:value-type="float">
            <text:p>0.35617795</text:p>
          </table:table-cell>
          <table:table-cell table:formula="of:=(2*[.K164]*[.L164])/([.K164]+[.L164])" office:value-type="float" office:value="0.472331294760734" calcext:value-type="float">
            <text:p>0.472331294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116568" calcext:value-type="float">
            <text:p>0.39116568</text:p>
          </table:table-cell>
          <table:table-cell office:value-type="float" office:value="0.18729941" calcext:value-type="float">
            <text:p>0.18729941</text:p>
          </table:table-cell>
          <table:table-cell table:formula="of:=(2*[.H165]*[.I165])/([.H165]+[.I165])" office:value-type="float" office:value="0.253308634670586" calcext:value-type="float">
            <text:p>0.2533086347</text:p>
          </table:table-cell>
          <table:table-cell office:value-type="float" office:value="0.81298344" calcext:value-type="float">
            <text:p>0.81298344</text:p>
          </table:table-cell>
          <table:table-cell office:value-type="float" office:value="0.39078973" calcext:value-type="float">
            <text:p>0.39078973</text:p>
          </table:table-cell>
          <table:table-cell table:formula="of:=(2*[.K165]*[.L165])/([.K165]+[.L165])" office:value-type="float" office:value="0.527849576531218" calcext:value-type="float">
            <text:p>0.52784957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782262" calcext:value-type="float">
            <text:p>0.37782262</text:p>
          </table:table-cell>
          <table:table-cell office:value-type="float" office:value="0.19022577" calcext:value-type="float">
            <text:p>0.19022577</text:p>
          </table:table-cell>
          <table:table-cell table:formula="of:=(2*[.H166]*[.I166])/([.H166]+[.I166])" office:value-type="float" office:value="0.253047451865562" calcext:value-type="float">
            <text:p>0.2530474519</text:p>
          </table:table-cell>
          <table:table-cell office:value-type="float" office:value="0.73492059" calcext:value-type="float">
            <text:p>0.73492059</text:p>
          </table:table-cell>
          <table:table-cell office:value-type="float" office:value="0.4346683" calcext:value-type="float">
            <text:p>0.4346683</text:p>
          </table:table-cell>
          <table:table-cell table:formula="of:=(2*[.K166]*[.L166])/([.K166]+[.L166])" office:value-type="float" office:value="0.546254647631437" calcext:value-type="float">
            <text:p>0.546254647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953616" calcext:value-type="float">
            <text:p>0.37953616</text:p>
          </table:table-cell>
          <table:table-cell office:value-type="float" office:value="0.18967352" calcext:value-type="float">
            <text:p>0.18967352</text:p>
          </table:table-cell>
          <table:table-cell table:formula="of:=(2*[.H167]*[.I167])/([.H167]+[.I167])" office:value-type="float" office:value="0.252940039369967" calcext:value-type="float">
            <text:p>0.2529400394</text:p>
          </table:table-cell>
          <table:table-cell office:value-type="float" office:value="0.73816803" calcext:value-type="float">
            <text:p>0.73816803</text:p>
          </table:table-cell>
          <table:table-cell office:value-type="float" office:value="0.43319557" calcext:value-type="float">
            <text:p>0.43319557</text:p>
          </table:table-cell>
          <table:table-cell table:formula="of:=(2*[.K167]*[.L167])/([.K167]+[.L167])" office:value-type="float" office:value="0.545980975525664" calcext:value-type="float">
            <text:p>0.54598097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027704" calcext:value-type="float">
            <text:p>0.36027704</text:p>
          </table:table-cell>
          <table:table-cell office:value-type="float" office:value="0.19422451" calcext:value-type="float">
            <text:p>0.19422451</text:p>
          </table:table-cell>
          <table:table-cell table:formula="of:=(2*[.H168]*[.I168])/([.H168]+[.I168])" office:value-type="float" office:value="0.252387505709408" calcext:value-type="float">
            <text:p>0.2523875057</text:p>
          </table:table-cell>
          <table:table-cell office:value-type="float" office:value="0.74968011" calcext:value-type="float">
            <text:p>0.74968011</text:p>
          </table:table-cell>
          <table:table-cell office:value-type="float" office:value="0.39041376" calcext:value-type="float">
            <text:p>0.39041376</text:p>
          </table:table-cell>
          <table:table-cell table:formula="of:=(2*[.K168]*[.L168])/([.K168]+[.L168])" office:value-type="float" office:value="0.513440933670336" calcext:value-type="float">
            <text:p>0.513440933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6773362" calcext:value-type="float">
            <text:p>0.36773362</text:p>
          </table:table-cell>
          <table:table-cell office:value-type="float" office:value="0.19127883" calcext:value-type="float">
            <text:p>0.19127883</text:p>
          </table:table-cell>
          <table:table-cell table:formula="of:=(2*[.H169]*[.I169])/([.H169]+[.I169])" office:value-type="float" office:value="0.251656851597007" calcext:value-type="float">
            <text:p>0.2516568516</text:p>
          </table:table-cell>
          <table:table-cell office:value-type="float" office:value="0.75741595" calcext:value-type="float">
            <text:p>0.75741595</text:p>
          </table:table-cell>
          <table:table-cell office:value-type="float" office:value="0.38802058" calcext:value-type="float">
            <text:p>0.38802058</text:p>
          </table:table-cell>
          <table:table-cell table:formula="of:=(2*[.K169]*[.L169])/([.K169]+[.L169])" office:value-type="float" office:value="0.513154537196838" calcext:value-type="float">
            <text:p>0.513154537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199498" calcext:value-type="float">
            <text:p>0.24199498</text:p>
          </table:table-cell>
          <table:table-cell office:value-type="float" office:value="0.25895593" calcext:value-type="float">
            <text:p>0.25895593</text:p>
          </table:table-cell>
          <table:table-cell table:formula="of:=(2*[.H170]*[.I170])/([.H170]+[.I170])" office:value-type="float" office:value="0.250188327240413" calcext:value-type="float">
            <text:p>0.2501883272</text:p>
          </table:table-cell>
          <table:table-cell office:value-type="float" office:value="0.50174274" calcext:value-type="float">
            <text:p>0.50174274</text:p>
          </table:table-cell>
          <table:table-cell office:value-type="float" office:value="0.42400655" calcext:value-type="float">
            <text:p>0.42400655</text:p>
          </table:table-cell>
          <table:table-cell table:formula="of:=(2*[.K170]*[.L170])/([.K170]+[.L170])" office:value-type="float" office:value="0.459610848148632" calcext:value-type="float">
            <text:p>0.459610848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200721" calcext:value-type="float">
            <text:p>0.43200721</text:p>
          </table:table-cell>
          <table:table-cell office:value-type="float" office:value="0.17605536" calcext:value-type="float">
            <text:p>0.17605536</text:p>
          </table:table-cell>
          <table:table-cell table:formula="of:=(2*[.H171]*[.I171])/([.H171]+[.I171])" office:value-type="float" office:value="0.250162363649996" calcext:value-type="float">
            <text:p>0.2501623636</text:p>
          </table:table-cell>
          <table:table-cell office:value-type="float" office:value="0.78674562" calcext:value-type="float">
            <text:p>0.78674562</text:p>
          </table:table-cell>
          <table:table-cell office:value-type="float" office:value="0.34966993" calcext:value-type="float">
            <text:p>0.34966993</text:p>
          </table:table-cell>
          <table:table-cell table:formula="of:=(2*[.K171]*[.L171])/([.K171]+[.L171])" office:value-type="float" office:value="0.484156144947518" calcext:value-type="float">
            <text:p>0.48415614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0163791" calcext:value-type="float">
            <text:p>0.20163791</text:p>
          </table:table-cell>
          <table:table-cell office:value-type="float" office:value="0.32599182" calcext:value-type="float">
            <text:p>0.32599182</text:p>
          </table:table-cell>
          <table:table-cell table:formula="of:=(2*[.H172]*[.I172])/([.H172]+[.I172])" office:value-type="float" office:value="0.249160748625352" calcext:value-type="float">
            <text:p>0.2491607486</text:p>
          </table:table-cell>
          <table:table-cell office:value-type="float" office:value="0.34274222" calcext:value-type="float">
            <text:p>0.34274222</text:p>
          </table:table-cell>
          <table:table-cell office:value-type="float" office:value="0.3190226" calcext:value-type="float">
            <text:p>0.3190226</text:p>
          </table:table-cell>
          <table:table-cell table:formula="of:=(2*[.K172]*[.L172])/([.K172]+[.L172])" office:value-type="float" office:value="0.330457319124858" calcext:value-type="float">
            <text:p>0.330457319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361176" calcext:value-type="float">
            <text:p>0.38361176</text:p>
          </table:table-cell>
          <table:table-cell office:value-type="float" office:value="0.18384804" calcext:value-type="float">
            <text:p>0.18384804</text:p>
          </table:table-cell>
          <table:table-cell table:formula="of:=(2*[.H173]*[.I173])/([.H173]+[.I173])" office:value-type="float" office:value="0.248568339808213" calcext:value-type="float">
            <text:p>0.2485683398</text:p>
          </table:table-cell>
          <table:table-cell office:value-type="float" office:value="0.71494029" calcext:value-type="float">
            <text:p>0.71494029</text:p>
          </table:table-cell>
          <table:table-cell office:value-type="float" office:value="0.36289599" calcext:value-type="float">
            <text:p>0.36289599</text:p>
          </table:table-cell>
          <table:table-cell table:formula="of:=(2*[.K173]*[.L173])/([.K173]+[.L173])" office:value-type="float" office:value="0.481425554408759" calcext:value-type="float">
            <text:p>0.481425554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831692" calcext:value-type="float">
            <text:p>0.42831692</text:p>
          </table:table-cell>
          <table:table-cell office:value-type="float" office:value="0.17354985" calcext:value-type="float">
            <text:p>0.17354985</text:p>
          </table:table-cell>
          <table:table-cell table:formula="of:=(2*[.H174]*[.I174])/([.H174]+[.I174])" office:value-type="float" office:value="0.247012597882624" calcext:value-type="float">
            <text:p>0.2470125979</text:p>
          </table:table-cell>
          <table:table-cell office:value-type="float" office:value="0.79199562" calcext:value-type="float">
            <text:p>0.79199562</text:p>
          </table:table-cell>
          <table:table-cell office:value-type="float" office:value="0.33397549" calcext:value-type="float">
            <text:p>0.33397549</text:p>
          </table:table-cell>
          <table:table-cell table:formula="of:=(2*[.K174]*[.L174])/([.K174]+[.L174])" office:value-type="float" office:value="0.469829328511553" calcext:value-type="float">
            <text:p>0.469829328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289575" calcext:value-type="float">
            <text:p>0.24289575</text:p>
          </table:table-cell>
          <table:table-cell office:value-type="float" office:value="0.2502073" calcext:value-type="float">
            <text:p>0.2502073</text:p>
          </table:table-cell>
          <table:table-cell table:formula="of:=(2*[.H175]*[.I175])/([.H175]+[.I175])" office:value-type="float" office:value="0.246497318517803" calcext:value-type="float">
            <text:p>0.2464973185</text:p>
          </table:table-cell>
          <table:table-cell office:value-type="float" office:value="0.53328825" calcext:value-type="float">
            <text:p>0.53328825</text:p>
          </table:table-cell>
          <table:table-cell office:value-type="float" office:value="0.4191398" calcext:value-type="float">
            <text:p>0.4191398</text:p>
          </table:table-cell>
          <table:table-cell table:formula="of:=(2*[.K175]*[.L175])/([.K175]+[.L175])" office:value-type="float" office:value="0.469373682237414" calcext:value-type="float">
            <text:p>0.469373682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82858" calcext:value-type="float">
            <text:p>0.2582858</text:p>
          </table:table-cell>
          <table:table-cell office:value-type="float" office:value="0.23507796" calcext:value-type="float">
            <text:p>0.23507796</text:p>
          </table:table-cell>
          <table:table-cell table:formula="of:=(2*[.H176]*[.I176])/([.H176]+[.I176])" office:value-type="float" office:value="0.24613603139788" calcext:value-type="float">
            <text:p>0.2461360314</text:p>
          </table:table-cell>
          <table:table-cell office:value-type="float" office:value="0.61619609" calcext:value-type="float">
            <text:p>0.61619609</text:p>
          </table:table-cell>
          <table:table-cell office:value-type="float" office:value="0.41194986" calcext:value-type="float">
            <text:p>0.41194986</text:p>
          </table:table-cell>
          <table:table-cell table:formula="of:=(2*[.K176]*[.L176])/([.K176]+[.L176])" office:value-type="float" office:value="0.493785717889658" calcext:value-type="float">
            <text:p>0.493785717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663802" calcext:value-type="float">
            <text:p>0.35663802</text:p>
          </table:table-cell>
          <table:table-cell office:value-type="float" office:value="0.18711604" calcext:value-type="float">
            <text:p>0.18711604</text:p>
          </table:table-cell>
          <table:table-cell table:formula="of:=(2*[.H177]*[.I177])/([.H177]+[.I177])" office:value-type="float" office:value="0.245451754478268" calcext:value-type="float">
            <text:p>0.2454517545</text:p>
          </table:table-cell>
          <table:table-cell office:value-type="float" office:value="0.74231548" calcext:value-type="float">
            <text:p>0.74231548</text:p>
          </table:table-cell>
          <table:table-cell office:value-type="float" office:value="0.41746224" calcext:value-type="float">
            <text:p>0.41746224</text:p>
          </table:table-cell>
          <table:table-cell table:formula="of:=(2*[.K177]*[.L177])/([.K177]+[.L177])" office:value-type="float" office:value="0.534393233674941" calcext:value-type="float">
            <text:p>0.534393233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713135" calcext:value-type="float">
            <text:p>0.35713135</text:p>
          </table:table-cell>
          <table:table-cell office:value-type="float" office:value="0.18686354" calcext:value-type="float">
            <text:p>0.18686354</text:p>
          </table:table-cell>
          <table:table-cell table:formula="of:=(2*[.H178]*[.I178])/([.H178]+[.I178])" office:value-type="float" office:value="0.245350938153037" calcext:value-type="float">
            <text:p>0.2453509382</text:p>
          </table:table-cell>
          <table:table-cell office:value-type="float" office:value="0.74246211" calcext:value-type="float">
            <text:p>0.74246211</text:p>
          </table:table-cell>
          <table:table-cell office:value-type="float" office:value="0.41743112" calcext:value-type="float">
            <text:p>0.41743112</text:p>
          </table:table-cell>
          <table:table-cell table:formula="of:=(2*[.K178]*[.L178])/([.K178]+[.L178])" office:value-type="float" office:value="0.534405723076534" calcext:value-type="float">
            <text:p>0.53440572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7015001" calcext:value-type="float">
            <text:p>0.37015001</text:p>
          </table:table-cell>
          <table:table-cell office:value-type="float" office:value="0.18215425" calcext:value-type="float">
            <text:p>0.18215425</text:p>
          </table:table-cell>
          <table:table-cell table:formula="of:=(2*[.H179]*[.I179])/([.H179]+[.I179])" office:value-type="float" office:value="0.244156717020588" calcext:value-type="float">
            <text:p>0.244156717</text:p>
          </table:table-cell>
          <table:table-cell office:value-type="float" office:value="0.71314816" calcext:value-type="float">
            <text:p>0.71314816</text:p>
          </table:table-cell>
          <table:table-cell office:value-type="float" office:value="0.3520346" calcext:value-type="float">
            <text:p>0.3520346</text:p>
          </table:table-cell>
          <table:table-cell table:formula="of:=(2*[.K179]*[.L179])/([.K179]+[.L179])" office:value-type="float" office:value="0.471379817011563" calcext:value-type="float">
            <text:p>0.47137981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561534" calcext:value-type="float">
            <text:p>0.36561534</text:p>
          </table:table-cell>
          <table:table-cell office:value-type="float" office:value="0.1828885" calcext:value-type="float">
            <text:p>0.1828885</text:p>
          </table:table-cell>
          <table:table-cell table:formula="of:=(2*[.H180]*[.I180])/([.H180]+[.I180])" office:value-type="float" office:value="0.243815398300913" calcext:value-type="float">
            <text:p>0.2438153983</text:p>
          </table:table-cell>
          <table:table-cell office:value-type="float" office:value="0.71803322" calcext:value-type="float">
            <text:p>0.71803322</text:p>
          </table:table-cell>
          <table:table-cell office:value-type="float" office:value="0.33668501" calcext:value-type="float">
            <text:p>0.33668501</text:p>
          </table:table-cell>
          <table:table-cell table:formula="of:=(2*[.K180]*[.L180])/([.K180]+[.L180])" office:value-type="float" office:value="0.458418210626799" calcext:value-type="float">
            <text:p>0.458418210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3269203" calcext:value-type="float">
            <text:p>0.43269203</text:p>
          </table:table-cell>
          <table:table-cell office:value-type="float" office:value="0.16880606" calcext:value-type="float">
            <text:p>0.16880606</text:p>
          </table:table-cell>
          <table:table-cell table:formula="of:=(2*[.H181]*[.I181])/([.H181]+[.I181])" office:value-type="float" office:value="0.242863736367648" calcext:value-type="float">
            <text:p>0.2428637364</text:p>
          </table:table-cell>
          <table:table-cell office:value-type="float" office:value="0.80595814" calcext:value-type="float">
            <text:p>0.80595814</text:p>
          </table:table-cell>
          <table:table-cell office:value-type="float" office:value="0.31951784" calcext:value-type="float">
            <text:p>0.31951784</text:p>
          </table:table-cell>
          <table:table-cell table:formula="of:=(2*[.K181]*[.L181])/([.K181]+[.L181])" office:value-type="float" office:value="0.457616170579167" calcext:value-type="float">
            <text:p>0.45761617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799923" calcext:value-type="float">
            <text:p>0.35799923</text:p>
          </table:table-cell>
          <table:table-cell office:value-type="float" office:value="0.18360111" calcext:value-type="float">
            <text:p>0.18360111</text:p>
          </table:table-cell>
          <table:table-cell table:formula="of:=(2*[.H182]*[.I182])/([.H182]+[.I182])" office:value-type="float" office:value="0.242721620178988" calcext:value-type="float">
            <text:p>0.2427216202</text:p>
          </table:table-cell>
          <table:table-cell office:value-type="float" office:value="0.74416172" calcext:value-type="float">
            <text:p>0.74416172</text:p>
          </table:table-cell>
          <table:table-cell office:value-type="float" office:value="0.41682958" calcext:value-type="float">
            <text:p>0.41682958</text:p>
          </table:table-cell>
          <table:table-cell table:formula="of:=(2*[.K182]*[.L182])/([.K182]+[.L182])" office:value-type="float" office:value="0.534351320633803" calcext:value-type="float">
            <text:p>0.53435132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961067" calcext:value-type="float">
            <text:p>0.35961067</text:p>
          </table:table-cell>
          <table:table-cell office:value-type="float" office:value="0.18307679" calcext:value-type="float">
            <text:p>0.18307679</text:p>
          </table:table-cell>
          <table:table-cell table:formula="of:=(2*[.H183]*[.I183])/([.H183]+[.I183])" office:value-type="float" office:value="0.242630876760444" calcext:value-type="float">
            <text:p>0.2426308768</text:p>
          </table:table-cell>
          <table:table-cell office:value-type="float" office:value="0.74664283" calcext:value-type="float">
            <text:p>0.74664283</text:p>
          </table:table-cell>
          <table:table-cell office:value-type="float" office:value="0.41591172" calcext:value-type="float">
            <text:p>0.41591172</text:p>
          </table:table-cell>
          <table:table-cell table:formula="of:=(2*[.K183]*[.L183])/([.K183]+[.L183])" office:value-type="float" office:value="0.534233002057353" calcext:value-type="float">
            <text:p>0.53423300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010139" calcext:value-type="float">
            <text:p>0.43010139</text:p>
          </table:table-cell>
          <table:table-cell office:value-type="float" office:value="0.16856915" calcext:value-type="float">
            <text:p>0.16856915</text:p>
          </table:table-cell>
          <table:table-cell table:formula="of:=(2*[.H184]*[.I184])/([.H184]+[.I184])" office:value-type="float" office:value="0.242209432006187" calcext:value-type="float">
            <text:p>0.242209432</text:p>
          </table:table-cell>
          <table:table-cell office:value-type="float" office:value="0.79892071" calcext:value-type="float">
            <text:p>0.79892071</text:p>
          </table:table-cell>
          <table:table-cell office:value-type="float" office:value="0.33203605" calcext:value-type="float">
            <text:p>0.33203605</text:p>
          </table:table-cell>
          <table:table-cell table:formula="of:=(2*[.K184]*[.L184])/([.K184]+[.L184])" office:value-type="float" office:value="0.469108079448759" calcext:value-type="float">
            <text:p>0.469108079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045959" calcext:value-type="float">
            <text:p>0.44045959</text:p>
          </table:table-cell>
          <table:table-cell office:value-type="float" office:value="0.16535599" calcext:value-type="float">
            <text:p>0.16535599</text:p>
          </table:table-cell>
          <table:table-cell table:formula="of:=(2*[.H185]*[.I185])/([.H185]+[.I185])" office:value-type="float" office:value="0.24044489433383" calcext:value-type="float">
            <text:p>0.2404448943</text:p>
          </table:table-cell>
          <table:table-cell office:value-type="float" office:value="0.81176152" calcext:value-type="float">
            <text:p>0.81176152</text:p>
          </table:table-cell>
          <table:table-cell office:value-type="float" office:value="0.31850144" calcext:value-type="float">
            <text:p>0.31850144</text:p>
          </table:table-cell>
          <table:table-cell table:formula="of:=(2*[.K185]*[.L185])/([.K185]+[.L185])" office:value-type="float" office:value="0.457499223112804" calcext:value-type="float">
            <text:p>0.45749922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7403991" calcext:value-type="float">
            <text:p>0.37403991</text:p>
          </table:table-cell>
          <table:table-cell office:value-type="float" office:value="0.17605536" calcext:value-type="float">
            <text:p>0.17605536</text:p>
          </table:table-cell>
          <table:table-cell table:formula="of:=(2*[.H186]*[.I186])/([.H186]+[.I186])" office:value-type="float" office:value="0.239419368246586" calcext:value-type="float">
            <text:p>0.2394193682</text:p>
          </table:table-cell>
          <table:table-cell office:value-type="float" office:value="0.72350562" calcext:value-type="float">
            <text:p>0.72350562</text:p>
          </table:table-cell>
          <table:table-cell office:value-type="float" office:value="0.34966993" calcext:value-type="float">
            <text:p>0.34966993</text:p>
          </table:table-cell>
          <table:table-cell table:formula="of:=(2*[.K186]*[.L186])/([.K186]+[.L186])" office:value-type="float" office:value="0.471475816794385" calcext:value-type="float">
            <text:p>0.471475816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628027" calcext:value-type="float">
            <text:p>0.21628027</text:p>
          </table:table-cell>
          <table:table-cell office:value-type="float" office:value="0.26261967" calcext:value-type="float">
            <text:p>0.26261967</text:p>
          </table:table-cell>
          <table:table-cell table:formula="of:=(2*[.H187]*[.I187])/([.H187]+[.I187])" office:value-type="float" office:value="0.237208019424312" calcext:value-type="float">
            <text:p>0.2372080194</text:p>
          </table:table-cell>
          <table:table-cell office:value-type="float" office:value="0.33355883" calcext:value-type="float">
            <text:p>0.33355883</text:p>
          </table:table-cell>
          <table:table-cell office:value-type="float" office:value="0.20455406" calcext:value-type="float">
            <text:p>0.20455406</text:p>
          </table:table-cell>
          <table:table-cell table:formula="of:=(2*[.K187]*[.L187])/([.K187]+[.L187])" office:value-type="float" office:value="0.253592932610664" calcext:value-type="float">
            <text:p>0.253592932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948258" calcext:value-type="float">
            <text:p>0.42948258</text:p>
          </table:table-cell>
          <table:table-cell office:value-type="float" office:value="0.16350321" calcext:value-type="float">
            <text:p>0.16350321</text:p>
          </table:table-cell>
          <table:table-cell table:formula="of:=(2*[.H188]*[.I188])/([.H188]+[.I188])" office:value-type="float" office:value="0.236841359955967" calcext:value-type="float">
            <text:p>0.23684136</text:p>
          </table:table-cell>
          <table:table-cell office:value-type="float" office:value="0.84987941" calcext:value-type="float">
            <text:p>0.84987941</text:p>
          </table:table-cell>
          <table:table-cell office:value-type="float" office:value="0.36821908" calcext:value-type="float">
            <text:p>0.36821908</text:p>
          </table:table-cell>
          <table:table-cell table:formula="of:=(2*[.K188]*[.L188])/([.K188]+[.L188])" office:value-type="float" office:value="0.51382021573829" calcext:value-type="float">
            <text:p>0.513820215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645304" calcext:value-type="float">
            <text:p>0.36645304</text:p>
          </table:table-cell>
          <table:table-cell office:value-type="float" office:value="0.17354985" calcext:value-type="float">
            <text:p>0.17354985</text:p>
          </table:table-cell>
          <table:table-cell table:formula="of:=(2*[.H189]*[.I189])/([.H189]+[.I189])" office:value-type="float" office:value="0.235546406516617" calcext:value-type="float">
            <text:p>0.2355464065</text:p>
          </table:table-cell>
          <table:table-cell office:value-type="float" office:value="0.72701258" calcext:value-type="float">
            <text:p>0.72701258</text:p>
          </table:table-cell>
          <table:table-cell office:value-type="float" office:value="0.33397549" calcext:value-type="float">
            <text:p>0.33397549</text:p>
          </table:table-cell>
          <table:table-cell table:formula="of:=(2*[.K189]*[.L189])/([.K189]+[.L189])" office:value-type="float" office:value="0.457694840323066" calcext:value-type="float">
            <text:p>0.457694840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232031" calcext:value-type="float">
            <text:p>0.28232031</text:p>
          </table:table-cell>
          <table:table-cell office:value-type="float" office:value="0.20152017" calcext:value-type="float">
            <text:p>0.20152017</text:p>
          </table:table-cell>
          <table:table-cell table:formula="of:=(2*[.H190]*[.I190])/([.H190]+[.I190])" office:value-type="float" office:value="0.235173530191821" calcext:value-type="float">
            <text:p>0.2351735302</text:p>
          </table:table-cell>
          <table:table-cell office:value-type="float" office:value="0.59957709" calcext:value-type="float">
            <text:p>0.59957709</text:p>
          </table:table-cell>
          <table:table-cell office:value-type="float" office:value="0.44699724" calcext:value-type="float">
            <text:p>0.44699724</text:p>
          </table:table-cell>
          <table:table-cell table:formula="of:=(2*[.K190]*[.L190])/([.K190]+[.L190])" office:value-type="float" office:value="0.512164872985623" calcext:value-type="float">
            <text:p>0.5121648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270504" calcext:value-type="float">
            <text:p>0.28270504</text:p>
          </table:table-cell>
          <table:table-cell office:value-type="float" office:value="0.2012528" calcext:value-type="float">
            <text:p>0.2012528</text:p>
          </table:table-cell>
          <table:table-cell table:formula="of:=(2*[.H191]*[.I191])/([.H191]+[.I191])" office:value-type="float" office:value="0.235124534294607" calcext:value-type="float">
            <text:p>0.2351245343</text:p>
          </table:table-cell>
          <table:table-cell office:value-type="float" office:value="0.59966743" calcext:value-type="float">
            <text:p>0.59966743</text:p>
          </table:table-cell>
          <table:table-cell office:value-type="float" office:value="0.44695575" calcext:value-type="float">
            <text:p>0.44695575</text:p>
          </table:table-cell>
          <table:table-cell table:formula="of:=(2*[.K191]*[.L191])/([.K191]+[.L191])" office:value-type="float" office:value="0.512170590233292" calcext:value-type="float">
            <text:p>0.512170590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863931" calcext:value-type="float">
            <text:p>0.42863931</text:p>
          </table:table-cell>
          <table:table-cell office:value-type="float" office:value="0.16139785" calcext:value-type="float">
            <text:p>0.16139785</text:p>
          </table:table-cell>
          <table:table-cell table:formula="of:=(2*[.H192]*[.I192])/([.H192]+[.I192])" office:value-type="float" office:value="0.234498664658624" calcext:value-type="float">
            <text:p>0.2344986647</text:p>
          </table:table-cell>
          <table:table-cell office:value-type="float" office:value="0.81102919" calcext:value-type="float">
            <text:p>0.81102919</text:p>
          </table:table-cell>
          <table:table-cell office:value-type="float" office:value="0.31829402" calcext:value-type="float">
            <text:p>0.31829402</text:p>
          </table:table-cell>
          <table:table-cell table:formula="of:=(2*[.K192]*[.L192])/([.K192]+[.L192])" office:value-type="float" office:value="0.457168929030412" calcext:value-type="float">
            <text:p>0.45716892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86063" calcext:value-type="float">
            <text:p>0.2886063</text:p>
          </table:table-cell>
          <table:table-cell office:value-type="float" office:value="0.19732657" calcext:value-type="float">
            <text:p>0.19732657</text:p>
          </table:table-cell>
          <table:table-cell table:formula="of:=(2*[.H193]*[.I193])/([.H193]+[.I193])" office:value-type="float" office:value="0.234393245550115" calcext:value-type="float">
            <text:p>0.2343932456</text:p>
          </table:table-cell>
          <table:table-cell office:value-type="float" office:value="0.6015869" calcext:value-type="float">
            <text:p>0.6015869</text:p>
          </table:table-cell>
          <table:table-cell office:value-type="float" office:value="0.44605604" calcext:value-type="float">
            <text:p>0.44605604</text:p>
          </table:table-cell>
          <table:table-cell table:formula="of:=(2*[.K193]*[.L193])/([.K193]+[.L193])" office:value-type="float" office:value="0.512276578372925" calcext:value-type="float">
            <text:p>0.512276578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182256" calcext:value-type="float">
            <text:p>0.31182256</text:p>
          </table:table-cell>
          <table:table-cell office:value-type="float" office:value="0.18729941" calcext:value-type="float">
            <text:p>0.18729941</text:p>
          </table:table-cell>
          <table:table-cell table:formula="of:=(2*[.H194]*[.I194])/([.H194]+[.I194])" office:value-type="float" office:value="0.234027692720838" calcext:value-type="float">
            <text:p>0.2340276927</text:p>
          </table:table-cell>
          <table:table-cell office:value-type="float" office:value="0.70458413" calcext:value-type="float">
            <text:p>0.70458413</text:p>
          </table:table-cell>
          <table:table-cell office:value-type="float" office:value="0.39078973" calcext:value-type="float">
            <text:p>0.39078973</text:p>
          </table:table-cell>
          <table:table-cell table:formula="of:=(2*[.K194]*[.L194])/([.K194]+[.L194])" office:value-type="float" office:value="0.502740209493378" calcext:value-type="float">
            <text:p>0.502740209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434773" calcext:value-type="float">
            <text:p>0.36434773</text:p>
          </table:table-cell>
          <table:table-cell office:value-type="float" office:value="0.17101701" calcext:value-type="float">
            <text:p>0.17101701</text:p>
          </table:table-cell>
          <table:table-cell table:formula="of:=(2*[.H195]*[.I195])/([.H195]+[.I195])" office:value-type="float" office:value="0.232774610389497" calcext:value-type="float">
            <text:p>0.2327746104</text:p>
          </table:table-cell>
          <table:table-cell office:value-type="float" office:value="0.76765151" calcext:value-type="float">
            <text:p>0.76765151</text:p>
          </table:table-cell>
          <table:table-cell office:value-type="float" office:value="0.39962352" calcext:value-type="float">
            <text:p>0.39962352</text:p>
          </table:table-cell>
          <table:table-cell table:formula="of:=(2*[.K195]*[.L195])/([.K195]+[.L195])" office:value-type="float" office:value="0.525620082114693" calcext:value-type="float">
            <text:p>0.525620082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48654" calcext:value-type="float">
            <text:p>0.3648654</text:p>
          </table:table-cell>
          <table:table-cell office:value-type="float" office:value="0.17078785" calcext:value-type="float">
            <text:p>0.17078785</text:p>
          </table:table-cell>
          <table:table-cell table:formula="of:=(2*[.H196]*[.I196])/([.H196]+[.I196])" office:value-type="float" office:value="0.232667596828321" calcext:value-type="float">
            <text:p>0.2326675968</text:p>
          </table:table-cell>
          <table:table-cell office:value-type="float" office:value="0.76781853" calcext:value-type="float">
            <text:p>0.76781853</text:p>
          </table:table-cell>
          <table:table-cell office:value-type="float" office:value="0.399595" calcext:value-type="float">
            <text:p>0.399595</text:p>
          </table:table-cell>
          <table:table-cell table:formula="of:=(2*[.K196]*[.L196])/([.K196]+[.L196])" office:value-type="float" office:value="0.525634554698625" calcext:value-type="float">
            <text:p>0.525634554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738244" calcext:value-type="float">
            <text:p>0.28738244</text:p>
          </table:table-cell>
          <table:table-cell office:value-type="float" office:value="0.19429084" calcext:value-type="float">
            <text:p>0.19429084</text:p>
          </table:table-cell>
          <table:table-cell table:formula="of:=(2*[.H197]*[.I197])/([.H197]+[.I197])" office:value-type="float" office:value="0.231840868020952" calcext:value-type="float">
            <text:p>0.231840868</text:p>
          </table:table-cell>
          <table:table-cell office:value-type="float" office:value="0.61522035" calcext:value-type="float">
            <text:p>0.61522035</text:p>
          </table:table-cell>
          <table:table-cell office:value-type="float" office:value="0.43550578" calcext:value-type="float">
            <text:p>0.43550578</text:p>
          </table:table-cell>
          <table:table-cell table:formula="of:=(2*[.K197]*[.L197])/([.K197]+[.L197])" office:value-type="float" office:value="0.509994014136915" calcext:value-type="float">
            <text:p>0.509994014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78408" calcext:value-type="float">
            <text:p>0.2878408</text:p>
          </table:table-cell>
          <table:table-cell office:value-type="float" office:value="0.19403834" calcext:value-type="float">
            <text:p>0.19403834</text:p>
          </table:table-cell>
          <table:table-cell table:formula="of:=(2*[.H198]*[.I198])/([.H198]+[.I198])" office:value-type="float" office:value="0.231809789551264" calcext:value-type="float">
            <text:p>0.2318097896</text:p>
          </table:table-cell>
          <table:table-cell office:value-type="float" office:value="0.61531163" calcext:value-type="float">
            <text:p>0.61531163</text:p>
          </table:table-cell>
          <table:table-cell office:value-type="float" office:value="0.43547467" calcext:value-type="float">
            <text:p>0.43547467</text:p>
          </table:table-cell>
          <table:table-cell table:formula="of:=(2*[.K198]*[.L198])/([.K198]+[.L198])" office:value-type="float" office:value="0.51000403987264" calcext:value-type="float">
            <text:p>0.510004039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3693123" calcext:value-type="float">
            <text:p>0.3693123</text:p>
          </table:table-cell>
          <table:table-cell office:value-type="float" office:value="0.16880606" calcext:value-type="float">
            <text:p>0.16880606</text:p>
          </table:table-cell>
          <table:table-cell table:formula="of:=(2*[.H199]*[.I199])/([.H199]+[.I199])" office:value-type="float" office:value="0.231704245410017" calcext:value-type="float">
            <text:p>0.2317042454</text:p>
          </table:table-cell>
          <table:table-cell office:value-type="float" office:value="0.74276708" calcext:value-type="float">
            <text:p>0.74276708</text:p>
          </table:table-cell>
          <table:table-cell office:value-type="float" office:value="0.31951784" calcext:value-type="float">
            <text:p>0.31951784</text:p>
          </table:table-cell>
          <table:table-cell table:formula="of:=(2*[.K199]*[.L199])/([.K199]+[.L199])" office:value-type="float" office:value="0.446824253185684" calcext:value-type="float">
            <text:p>0.446824253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901438" calcext:value-type="float">
            <text:p>0.36901438</text:p>
          </table:table-cell>
          <table:table-cell office:value-type="float" office:value="0.16856915" calcext:value-type="float">
            <text:p>0.16856915</text:p>
          </table:table-cell>
          <table:table-cell table:formula="of:=(2*[.H200]*[.I200])/([.H200]+[.I200])" office:value-type="float" office:value="0.231422418668135" calcext:value-type="float">
            <text:p>0.2314224187</text:p>
          </table:table-cell>
          <table:table-cell office:value-type="float" office:value="0.73546827" calcext:value-type="float">
            <text:p>0.73546827</text:p>
          </table:table-cell>
          <table:table-cell office:value-type="float" office:value="0.33203605" calcext:value-type="float">
            <text:p>0.33203605</text:p>
          </table:table-cell>
          <table:table-cell table:formula="of:=(2*[.K200]*[.L200])/([.K200]+[.L200])" office:value-type="float" office:value="0.45751942113196" calcext:value-type="float">
            <text:p>0.457519421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09267" calcext:value-type="float">
            <text:p>0.29509267</text:p>
          </table:table-cell>
          <table:table-cell office:value-type="float" office:value="0.19022577" calcext:value-type="float">
            <text:p>0.19022577</text:p>
          </table:table-cell>
          <table:table-cell table:formula="of:=(2*[.H201]*[.I201])/([.H201]+[.I201])" office:value-type="float" office:value="0.231329476671465" calcext:value-type="float">
            <text:p>0.2313294767</text:p>
          </table:table-cell>
          <table:table-cell office:value-type="float" office:value="0.61707046" calcext:value-type="float">
            <text:p>0.61707046</text:p>
          </table:table-cell>
          <table:table-cell office:value-type="float" office:value="0.4346683" calcext:value-type="float">
            <text:p>0.4346683</text:p>
          </table:table-cell>
          <table:table-cell table:formula="of:=(2*[.K201]*[.L201])/([.K201]+[.L201])" office:value-type="float" office:value="0.510052454144445" calcext:value-type="float">
            <text:p>0.510052454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6730594" calcext:value-type="float">
            <text:p>0.36730594</text:p>
          </table:table-cell>
          <table:table-cell office:value-type="float" office:value="0.16804192" calcext:value-type="float">
            <text:p>0.16804192</text:p>
          </table:table-cell>
          <table:table-cell table:formula="of:=(2*[.H202]*[.I202])/([.H202]+[.I202])" office:value-type="float" office:value="0.230589491419672" calcext:value-type="float">
            <text:p>0.2305894914</text:p>
          </table:table-cell>
          <table:table-cell office:value-type="float" office:value="0.77040004" calcext:value-type="float">
            <text:p>0.77040004</text:p>
          </table:table-cell>
          <table:table-cell office:value-type="float" office:value="0.39896494" calcext:value-type="float">
            <text:p>0.39896494</text:p>
          </table:table-cell>
          <table:table-cell table:formula="of:=(2*[.K202]*[.L202])/([.K202]+[.L202])" office:value-type="float" office:value="0.525691483825003" calcext:value-type="float">
            <text:p>0.52569148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584551" calcext:value-type="float">
            <text:p>0.36584551</text:p>
          </table:table-cell>
          <table:table-cell office:value-type="float" office:value="0.16740212" calcext:value-type="float">
            <text:p>0.16740212</text:p>
          </table:table-cell>
          <table:table-cell table:formula="of:=(2*[.H203]*[.I203])/([.H203]+[.I203])" office:value-type="float" office:value="0.2296993386224" calcext:value-type="float">
            <text:p>0.2296993386</text:p>
          </table:table-cell>
          <table:table-cell office:value-type="float" office:value="0.76945076" calcext:value-type="float">
            <text:p>0.76945076</text:p>
          </table:table-cell>
          <table:table-cell office:value-type="float" office:value="0.39902198" calcext:value-type="float">
            <text:p>0.39902198</text:p>
          </table:table-cell>
          <table:table-cell table:formula="of:=(2*[.K203]*[.L203])/([.K203]+[.L203])" office:value-type="float" office:value="0.52551977510011" calcext:value-type="float">
            <text:p>0.525519775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2445408" calcext:value-type="float">
            <text:p>0.42445408</text:p>
          </table:table-cell>
          <table:table-cell office:value-type="float" office:value="0.15724739" calcext:value-type="float">
            <text:p>0.15724739</text:p>
          </table:table-cell>
          <table:table-cell table:formula="of:=(2*[.H204]*[.I204])/([.H204]+[.I204])" office:value-type="float" office:value="0.229479551615543" calcext:value-type="float">
            <text:p>0.2294795516</text:p>
          </table:table-cell>
          <table:table-cell office:value-type="float" office:value="0.81640852" calcext:value-type="float">
            <text:p>0.81640852</text:p>
          </table:table-cell>
          <table:table-cell office:value-type="float" office:value="0.31720243" calcext:value-type="float">
            <text:p>0.31720243</text:p>
          </table:table-cell>
          <table:table-cell table:formula="of:=(2*[.K204]*[.L204])/([.K204]+[.L204])" office:value-type="float" office:value="0.456888258562964" calcext:value-type="float">
            <text:p>0.456888258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111306" calcext:value-type="float">
            <text:p>0.21111306</text:p>
          </table:table-cell>
          <table:table-cell office:value-type="float" office:value="0.25027763" calcext:value-type="float">
            <text:p>0.25027763</text:p>
          </table:table-cell>
          <table:table-cell table:formula="of:=(2*[.H205]*[.I205])/([.H205]+[.I205])" office:value-type="float" office:value="0.229033127299763" calcext:value-type="float">
            <text:p>0.2290331273</text:p>
          </table:table-cell>
          <table:table-cell office:value-type="float" office:value="0.33985719" calcext:value-type="float">
            <text:p>0.33985719</text:p>
          </table:table-cell>
          <table:table-cell office:value-type="float" office:value="0.1943694" calcext:value-type="float">
            <text:p>0.1943694</text:p>
          </table:table-cell>
          <table:table-cell table:formula="of:=(2*[.K205]*[.L205])/([.K205]+[.L205])" office:value-type="float" office:value="0.247302696430689" calcext:value-type="float">
            <text:p>0.247302696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397713" calcext:value-type="float">
            <text:p>0.37397713</text:p>
          </table:table-cell>
          <table:table-cell office:value-type="float" office:value="0.16350321" calcext:value-type="float">
            <text:p>0.16350321</text:p>
          </table:table-cell>
          <table:table-cell table:formula="of:=(2*[.H206]*[.I206])/([.H206]+[.I206])" office:value-type="float" office:value="0.22753003848136" calcext:value-type="float">
            <text:p>0.2275300385</text:p>
          </table:table-cell>
          <table:table-cell office:value-type="float" office:value="0.79484855" calcext:value-type="float">
            <text:p>0.79484855</text:p>
          </table:table-cell>
          <table:table-cell office:value-type="float" office:value="0.36821908" calcext:value-type="float">
            <text:p>0.36821908</text:p>
          </table:table-cell>
          <table:table-cell table:formula="of:=(2*[.K206]*[.L206])/([.K206]+[.L206])" office:value-type="float" office:value="0.50328698739614" calcext:value-type="float">
            <text:p>0.503286987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3163025" calcext:value-type="float">
            <text:p>0.23163025</text:p>
          </table:table-cell>
          <table:table-cell office:value-type="float" office:value="0.2226238" calcext:value-type="float">
            <text:p>0.2226238</text:p>
          </table:table-cell>
          <table:table-cell table:formula="of:=(2*[.H207]*[.I207])/([.H207]+[.I207])" office:value-type="float" office:value="0.227037740004519" calcext:value-type="float">
            <text:p>0.22703774</text:p>
          </table:table-cell>
          <table:table-cell office:value-type="float" office:value="0.41551438" calcext:value-type="float">
            <text:p>0.41551438</text:p>
          </table:table-cell>
          <table:table-cell office:value-type="float" office:value="0.19299519" calcext:value-type="float">
            <text:p>0.19299519</text:p>
          </table:table-cell>
          <table:table-cell table:formula="of:=(2*[.K207]*[.L207])/([.K207]+[.L207])" office:value-type="float" office:value="0.263569484094826" calcext:value-type="float">
            <text:p>0.263569484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340439" calcext:value-type="float">
            <text:p>0.21340439</text:p>
          </table:table-cell>
          <table:table-cell office:value-type="float" office:value="0.23734188" calcext:value-type="float">
            <text:p>0.23734188</text:p>
          </table:table-cell>
          <table:table-cell table:formula="of:=(2*[.H208]*[.I208])/([.H208]+[.I208])" office:value-type="float" office:value="0.224737518617084" calcext:value-type="float">
            <text:p>0.2247375186</text:p>
          </table:table-cell>
          <table:table-cell office:value-type="float" office:value="0.35389028" calcext:value-type="float">
            <text:p>0.35389028</text:p>
          </table:table-cell>
          <table:table-cell office:value-type="float" office:value="0.18107333" calcext:value-type="float">
            <text:p>0.18107333</text:p>
          </table:table-cell>
          <table:table-cell table:formula="of:=(2*[.K208]*[.L208])/([.K208]+[.L208])" office:value-type="float" office:value="0.239568038858689" calcext:value-type="float">
            <text:p>0.2395680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36636333" calcext:value-type="float">
            <text:p>0.36636333</text:p>
          </table:table-cell>
          <table:table-cell office:value-type="float" office:value="0.16139785" calcext:value-type="float">
            <text:p>0.16139785</text:p>
          </table:table-cell>
          <table:table-cell table:formula="of:=(2*[.H209]*[.I209])/([.H209]+[.I209])" office:value-type="float" office:value="0.224079587592405" calcext:value-type="float">
            <text:p>0.2240795876</text:p>
          </table:table-cell>
          <table:table-cell office:value-type="float" office:value="0.74827042" calcext:value-type="float">
            <text:p>0.74827042</text:p>
          </table:table-cell>
          <table:table-cell office:value-type="float" office:value="0.31829402" calcext:value-type="float">
            <text:p>0.31829402</text:p>
          </table:table-cell>
          <table:table-cell table:formula="of:=(2*[.K209]*[.L209])/([.K209]+[.L209])" office:value-type="float" office:value="0.446611552188799" calcext:value-type="float">
            <text:p>0.446611552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766382" calcext:value-type="float">
            <text:p>0.2766382</text:p>
          </table:table-cell>
          <table:table-cell office:value-type="float" office:value="0.18711604" calcext:value-type="float">
            <text:p>0.18711604</text:p>
          </table:table-cell>
          <table:table-cell table:formula="of:=(2*[.H210]*[.I210])/([.H210]+[.I210])" office:value-type="float" office:value="0.223236533629226" calcext:value-type="float">
            <text:p>0.2232365336</text:p>
          </table:table-cell>
          <table:table-cell office:value-type="float" office:value="0.62816656" calcext:value-type="float">
            <text:p>0.62816656</text:p>
          </table:table-cell>
          <table:table-cell office:value-type="float" office:value="0.41746224" calcext:value-type="float">
            <text:p>0.41746224</text:p>
          </table:table-cell>
          <table:table-cell table:formula="of:=(2*[.K210]*[.L210])/([.K210]+[.L210])" office:value-type="float" office:value="0.501584920443458" calcext:value-type="float">
            <text:p>0.501584920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7709878" calcext:value-type="float">
            <text:p>0.27709878</text:p>
          </table:table-cell>
          <table:table-cell office:value-type="float" office:value="0.18686354" calcext:value-type="float">
            <text:p>0.18686354</text:p>
          </table:table-cell>
          <table:table-cell table:formula="of:=(2*[.H211]*[.I211])/([.H211]+[.I211])" office:value-type="float" office:value="0.2232063110663" calcext:value-type="float">
            <text:p>0.2232063111</text:p>
          </table:table-cell>
          <table:table-cell office:value-type="float" office:value="0.62826682" calcext:value-type="float">
            <text:p>0.62826682</text:p>
          </table:table-cell>
          <table:table-cell office:value-type="float" office:value="0.41743112" calcext:value-type="float">
            <text:p>0.41743112</text:p>
          </table:table-cell>
          <table:table-cell table:formula="of:=(2*[.K211]*[.L211])/([.K211]+[.L211])" office:value-type="float" office:value="0.501594413261326" calcext:value-type="float">
            <text:p>0.501594413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600767" calcext:value-type="float">
            <text:p>0.22600767</text:p>
          </table:table-cell>
          <table:table-cell office:value-type="float" office:value="0.21901786" calcext:value-type="float">
            <text:p>0.21901786</text:p>
          </table:table-cell>
          <table:table-cell table:formula="of:=(2*[.H212]*[.I212])/([.H212]+[.I212])" office:value-type="float" office:value="0.222457872144936" calcext:value-type="float">
            <text:p>0.2224578721</text:p>
          </table:table-cell>
          <table:table-cell office:value-type="float" office:value="0.41419656" calcext:value-type="float">
            <text:p>0.41419656</text:p>
          </table:table-cell>
          <table:table-cell office:value-type="float" office:value="0.19238847" calcext:value-type="float">
            <text:p>0.19238847</text:p>
          </table:table-cell>
          <table:table-cell table:formula="of:=(2*[.K212]*[.L212])/([.K212]+[.L212])" office:value-type="float" office:value="0.262738572554826" calcext:value-type="float">
            <text:p>0.262738572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71232" calcext:value-type="float">
            <text:p>0.23671232</text:p>
          </table:table-cell>
          <table:table-cell office:value-type="float" office:value="0.20948651" calcext:value-type="float">
            <text:p>0.20948651</text:p>
          </table:table-cell>
          <table:table-cell table:formula="of:=(2*[.H213]*[.I213])/([.H213]+[.I213])" office:value-type="float" office:value="0.222268793447097" calcext:value-type="float">
            <text:p>0.2222687934</text:p>
          </table:table-cell>
          <table:table-cell office:value-type="float" office:value="0.49454266" calcext:value-type="float">
            <text:p>0.49454266</text:p>
          </table:table-cell>
          <table:table-cell office:value-type="float" office:value="0.40225525" calcext:value-type="float">
            <text:p>0.40225525</text:p>
          </table:table-cell>
          <table:table-cell table:formula="of:=(2*[.K213]*[.L213])/([.K213]+[.L213])" office:value-type="float" office:value="0.443650412463528" calcext:value-type="float">
            <text:p>0.44365041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754812" calcext:value-type="float">
            <text:p>0.27754812</text:p>
          </table:table-cell>
          <table:table-cell office:value-type="float" office:value="0.18360111" calcext:value-type="float">
            <text:p>0.18360111</text:p>
          </table:table-cell>
          <table:table-cell table:formula="of:=(2*[.H214]*[.I214])/([.H214]+[.I214])" office:value-type="float" office:value="0.22100500053058" calcext:value-type="float">
            <text:p>0.2210050005</text:p>
          </table:table-cell>
          <table:table-cell office:value-type="float" office:value="0.62960961" calcext:value-type="float">
            <text:p>0.62960961</text:p>
          </table:table-cell>
          <table:table-cell office:value-type="float" office:value="0.41682958" calcext:value-type="float">
            <text:p>0.41682958</text:p>
          </table:table-cell>
          <table:table-cell table:formula="of:=(2*[.K214]*[.L214])/([.K214]+[.L214])" office:value-type="float" office:value="0.501586545703174" calcext:value-type="float">
            <text:p>0.50158654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514817" calcext:value-type="float">
            <text:p>0.22514817</text:p>
          </table:table-cell>
          <table:table-cell office:value-type="float" office:value="0.2160925" calcext:value-type="float">
            <text:p>0.2160925</text:p>
          </table:table-cell>
          <table:table-cell table:formula="of:=(2*[.H215]*[.I215])/([.H215]+[.I215])" office:value-type="float" office:value="0.220527409342049" calcext:value-type="float">
            <text:p>0.2205274093</text:p>
          </table:table-cell>
          <table:table-cell office:value-type="float" office:value="0.41356998" calcext:value-type="float">
            <text:p>0.41356998</text:p>
          </table:table-cell>
          <table:table-cell office:value-type="float" office:value="0.1844518" calcext:value-type="float">
            <text:p>0.1844518</text:p>
          </table:table-cell>
          <table:table-cell table:formula="of:=(2*[.K215]*[.L215])/([.K215]+[.L215])" office:value-type="float" office:value="0.255120230694487" calcext:value-type="float">
            <text:p>0.25512023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854775" calcext:value-type="float">
            <text:p>0.37854775</text:p>
          </table:table-cell>
          <table:table-cell office:value-type="float" office:value="0.15548189" calcext:value-type="float">
            <text:p>0.15548189</text:p>
          </table:table-cell>
          <table:table-cell table:formula="of:=(2*[.H216]*[.I216])/([.H216]+[.I216])" office:value-type="float" office:value="0.220427164399517" calcext:value-type="float">
            <text:p>0.2204271644</text:p>
          </table:table-cell>
          <table:table-cell office:value-type="float" office:value="0.7341248" calcext:value-type="float">
            <text:p>0.7341248</text:p>
          </table:table-cell>
          <table:table-cell office:value-type="float" office:value="0.36315268" calcext:value-type="float">
            <text:p>0.36315268</text:p>
          </table:table-cell>
          <table:table-cell table:formula="of:=(2*[.K216]*[.L216])/([.K216]+[.L216])" office:value-type="float" office:value="0.485928843767875" calcext:value-type="float">
            <text:p>0.485928843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818319" calcext:value-type="float">
            <text:p>0.37818319</text:p>
          </table:table-cell>
          <table:table-cell office:value-type="float" office:value="0.15552011" calcext:value-type="float">
            <text:p>0.15552011</text:p>
          </table:table-cell>
          <table:table-cell table:formula="of:=(2*[.H217]*[.I217])/([.H217]+[.I217])" office:value-type="float" office:value="0.220403701116148" calcext:value-type="float">
            <text:p>0.2204037011</text:p>
          </table:table-cell>
          <table:table-cell office:value-type="float" office:value="0.73405867" calcext:value-type="float">
            <text:p>0.73405867</text:p>
          </table:table-cell>
          <table:table-cell office:value-type="float" office:value="0.36316565" calcext:value-type="float">
            <text:p>0.36316565</text:p>
          </table:table-cell>
          <table:table-cell table:formula="of:=(2*[.K217]*[.L217])/([.K217]+[.L217])" office:value-type="float" office:value="0.485925966403453" calcext:value-type="float">
            <text:p>0.48592596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6195456" calcext:value-type="float">
            <text:p>0.36195456</text:p>
          </table:table-cell>
          <table:table-cell office:value-type="float" office:value="0.15724739" calcext:value-type="float">
            <text:p>0.15724739</text:p>
          </table:table-cell>
          <table:table-cell table:formula="of:=(2*[.H218]*[.I218])/([.H218]+[.I218])" office:value-type="float" office:value="0.219245747665618" calcext:value-type="float">
            <text:p>0.2192457477</text:p>
          </table:table-cell>
          <table:table-cell office:value-type="float" office:value="0.75494449" calcext:value-type="float">
            <text:p>0.75494449</text:p>
          </table:table-cell>
          <table:table-cell office:value-type="float" office:value="0.31720243" calcext:value-type="float">
            <text:p>0.31720243</text:p>
          </table:table-cell>
          <table:table-cell table:formula="of:=(2*[.K218]*[.L218])/([.K218]+[.L218])" office:value-type="float" office:value="0.446711588264621" calcext:value-type="float">
            <text:p>0.446711588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135431" calcext:value-type="float">
            <text:p>0.22135431</text:p>
          </table:table-cell>
          <table:table-cell office:value-type="float" office:value="0.21548885" calcext:value-type="float">
            <text:p>0.21548885</text:p>
          </table:table-cell>
          <table:table-cell table:formula="of:=(2*[.H219]*[.I219])/([.H219]+[.I219])" office:value-type="float" office:value="0.218382202456568" calcext:value-type="float">
            <text:p>0.2183822025</text:p>
          </table:table-cell>
          <table:table-cell office:value-type="float" office:value="0.41107294" calcext:value-type="float">
            <text:p>0.41107294</text:p>
          </table:table-cell>
          <table:table-cell office:value-type="float" office:value="0.18462033" calcext:value-type="float">
            <text:p>0.18462033</text:p>
          </table:table-cell>
          <table:table-cell table:formula="of:=(2*[.K219]*[.L219])/([.K219]+[.L219])" office:value-type="float" office:value="0.25480369062041" calcext:value-type="float">
            <text:p>0.25480369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3026738" calcext:value-type="float">
            <text:p>0.23026738</text:p>
          </table:table-cell>
          <table:table-cell office:value-type="float" office:value="0.20649777" calcext:value-type="float">
            <text:p>0.20649777</text:p>
          </table:table-cell>
          <table:table-cell table:formula="of:=(2*[.H220]*[.I220])/([.H220]+[.I220])" office:value-type="float" office:value="0.21773578076796" calcext:value-type="float">
            <text:p>0.2177357808</text:p>
          </table:table-cell>
          <table:table-cell office:value-type="float" office:value="0.43191816" calcext:value-type="float">
            <text:p>0.43191816</text:p>
          </table:table-cell>
          <table:table-cell office:value-type="float" office:value="0.18839291" calcext:value-type="float">
            <text:p>0.18839291</text:p>
          </table:table-cell>
          <table:table-cell table:formula="of:=(2*[.K220]*[.L220])/([.K220]+[.L220])" office:value-type="float" office:value="0.262353270736392" calcext:value-type="float">
            <text:p>0.262353270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493808" calcext:value-type="float">
            <text:p>0.22493808</text:p>
          </table:table-cell>
          <table:table-cell office:value-type="float" office:value="0.2100404" calcext:value-type="float">
            <text:p>0.2100404</text:p>
          </table:table-cell>
          <table:table-cell table:formula="of:=(2*[.H221]*[.I221])/([.H221]+[.I221])" office:value-type="float" office:value="0.21723412293147" calcext:value-type="float">
            <text:p>0.2172341229</text:p>
          </table:table-cell>
          <table:table-cell office:value-type="float" office:value="0.41188347" calcext:value-type="float">
            <text:p>0.41188347</text:p>
          </table:table-cell>
          <table:table-cell office:value-type="float" office:value="0.17349966" calcext:value-type="float">
            <text:p>0.17349966</text:p>
          </table:table-cell>
          <table:table-cell table:formula="of:=(2*[.K221]*[.L221])/([.K221]+[.L221])" office:value-type="float" office:value="0.244153404299916" calcext:value-type="float">
            <text:p>0.244153404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243922" calcext:value-type="float">
            <text:p>0.38243922</text:p>
          </table:table-cell>
          <table:table-cell office:value-type="float" office:value="0.15166871" calcext:value-type="float">
            <text:p>0.15166871</text:p>
          </table:table-cell>
          <table:table-cell table:formula="of:=(2*[.H222]*[.I222])/([.H222]+[.I222])" office:value-type="float" office:value="0.217199782638712" calcext:value-type="float">
            <text:p>0.2171997826</text:p>
          </table:table-cell>
          <table:table-cell office:value-type="float" office:value="0.73661851" calcext:value-type="float">
            <text:p>0.73661851</text:p>
          </table:table-cell>
          <table:table-cell office:value-type="float" office:value="0.36235409" calcext:value-type="float">
            <text:p>0.36235409</text:p>
          </table:table-cell>
          <table:table-cell table:formula="of:=(2*[.K222]*[.L222])/([.K222]+[.L222])" office:value-type="float" office:value="0.485756842105446" calcext:value-type="float">
            <text:p>0.48575684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912002" calcext:value-type="float">
            <text:p>0.38912002</text:p>
          </table:table-cell>
          <table:table-cell office:value-type="float" office:value="0.15005908" calcext:value-type="float">
            <text:p>0.15005908</text:p>
          </table:table-cell>
          <table:table-cell table:formula="of:=(2*[.H223]*[.I223])/([.H223]+[.I223])" office:value-type="float" office:value="0.216592194359097" calcext:value-type="float">
            <text:p>0.2165921944</text:p>
          </table:table-cell>
          <table:table-cell office:value-type="float" office:value="0.74028047" calcext:value-type="float">
            <text:p>0.74028047</text:p>
          </table:table-cell>
          <table:table-cell office:value-type="float" office:value="0.36079839" calcext:value-type="float">
            <text:p>0.36079839</text:p>
          </table:table-cell>
          <table:table-cell table:formula="of:=(2*[.K223]*[.L223])/([.K223]+[.L223])" office:value-type="float" office:value="0.485145998942244" calcext:value-type="float">
            <text:p>0.48514599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495955" calcext:value-type="float">
            <text:p>0.38495955</text:p>
          </table:table-cell>
          <table:table-cell office:value-type="float" office:value="0.1504944" calcext:value-type="float">
            <text:p>0.1504944</text:p>
          </table:table-cell>
          <table:table-cell table:formula="of:=(2*[.H224]*[.I224])/([.H224]+[.I224])" office:value-type="float" office:value="0.216393049305248" calcext:value-type="float">
            <text:p>0.2163930493</text:p>
          </table:table-cell>
          <table:table-cell office:value-type="float" office:value="0.74802993" calcext:value-type="float">
            <text:p>0.74802993</text:p>
          </table:table-cell>
          <table:table-cell office:value-type="float" office:value="0.35195681" calcext:value-type="float">
            <text:p>0.35195681</text:p>
          </table:table-cell>
          <table:table-cell table:formula="of:=(2*[.K224]*[.L224])/([.K224]+[.L224])" office:value-type="float" office:value="0.478686184794052" calcext:value-type="float">
            <text:p>0.478686184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463427" calcext:value-type="float">
            <text:p>0.38463427</text:p>
          </table:table-cell>
          <table:table-cell office:value-type="float" office:value="0.15051774" calcext:value-type="float">
            <text:p>0.15051774</text:p>
          </table:table-cell>
          <table:table-cell table:formula="of:=(2*[.H225]*[.I225])/([.H225]+[.I225])" office:value-type="float" office:value="0.216365742686643" calcext:value-type="float">
            <text:p>0.2163657427</text:p>
          </table:table-cell>
          <table:table-cell office:value-type="float" office:value="0.74797362" calcext:value-type="float">
            <text:p>0.74797362</text:p>
          </table:table-cell>
          <table:table-cell office:value-type="float" office:value="0.35195941" calcext:value-type="float">
            <text:p>0.35195941</text:p>
          </table:table-cell>
          <table:table-cell table:formula="of:=(2*[.K225]*[.L225])/([.K225]+[.L225])" office:value-type="float" office:value="0.478677059076523" calcext:value-type="float">
            <text:p>0.478677059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138468" calcext:value-type="float">
            <text:p>0.22138468</text:p>
          </table:table-cell>
          <table:table-cell office:value-type="float" office:value="0.20863512" calcext:value-type="float">
            <text:p>0.20863512</text:p>
          </table:table-cell>
          <table:table-cell table:formula="of:=(2*[.H226]*[.I226])/([.H226]+[.I226])" office:value-type="float" office:value="0.21482089558649" calcext:value-type="float">
            <text:p>0.2148208956</text:p>
          </table:table-cell>
          <table:table-cell office:value-type="float" office:value="0.41066623" calcext:value-type="float">
            <text:p>0.41066623</text:p>
          </table:table-cell>
          <table:table-cell office:value-type="float" office:value="0.17447975" calcext:value-type="float">
            <text:p>0.17447975</text:p>
          </table:table-cell>
          <table:table-cell table:formula="of:=(2*[.K226]*[.L226])/([.K226]+[.L226])" office:value-type="float" office:value="0.244906206631865" calcext:value-type="float">
            <text:p>0.244906206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577498" calcext:value-type="float">
            <text:p>0.22577498</text:p>
          </table:table-cell>
          <table:table-cell office:value-type="float" office:value="0.20371918" calcext:value-type="float">
            <text:p>0.20371918</text:p>
          </table:table-cell>
          <table:table-cell table:formula="of:=(2*[.H227]*[.I227])/([.H227]+[.I227])" office:value-type="float" office:value="0.214180764600461" calcext:value-type="float">
            <text:p>0.2141807646</text:p>
          </table:table-cell>
          <table:table-cell office:value-type="float" office:value="0.42816115" calcext:value-type="float">
            <text:p>0.42816115</text:p>
          </table:table-cell>
          <table:table-cell office:value-type="float" office:value="0.1809048" calcext:value-type="float">
            <text:p>0.1809048</text:p>
          </table:table-cell>
          <table:table-cell table:formula="of:=(2*[.K227]*[.L227])/([.K227]+[.L227])" office:value-type="float" office:value="0.254344893877321" calcext:value-type="float">
            <text:p>0.254344893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613427" calcext:value-type="float">
            <text:p>0.28613427</text:p>
          </table:table-cell>
          <table:table-cell office:value-type="float" office:value="0.17101701" calcext:value-type="float">
            <text:p>0.17101701</text:p>
          </table:table-cell>
          <table:table-cell table:formula="of:=(2*[.H228]*[.I228])/([.H228]+[.I228])" office:value-type="float" office:value="0.214081550045896" calcext:value-type="float">
            <text:p>0.21408155</text:p>
          </table:table-cell>
          <table:table-cell office:value-type="float" office:value="0.66063154" calcext:value-type="float">
            <text:p>0.66063154</text:p>
          </table:table-cell>
          <table:table-cell office:value-type="float" office:value="0.39962352" calcext:value-type="float">
            <text:p>0.39962352</text:p>
          </table:table-cell>
          <table:table-cell table:formula="of:=(2*[.K228]*[.L228])/([.K228]+[.L228])" office:value-type="float" office:value="0.498000738497434" calcext:value-type="float">
            <text:p>0.498000738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662286" calcext:value-type="float">
            <text:p>0.28662286</text:p>
          </table:table-cell>
          <table:table-cell office:value-type="float" office:value="0.17078785" calcext:value-type="float">
            <text:p>0.17078785</text:p>
          </table:table-cell>
          <table:table-cell table:formula="of:=(2*[.H229]*[.I229])/([.H229]+[.I229])" office:value-type="float" office:value="0.214038285287421" calcext:value-type="float">
            <text:p>0.2140382853</text:p>
          </table:table-cell>
          <table:table-cell office:value-type="float" office:value="0.66075149" calcext:value-type="float">
            <text:p>0.66075149</text:p>
          </table:table-cell>
          <table:table-cell office:value-type="float" office:value="0.399595" calcext:value-type="float">
            <text:p>0.399595</text:p>
          </table:table-cell>
          <table:table-cell table:formula="of:=(2*[.K229]*[.L229])/([.K229]+[.L229])" office:value-type="float" office:value="0.498012666871845" calcext:value-type="float">
            <text:p>0.498012666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20426" calcext:value-type="float">
            <text:p>0.23620426</text:p>
          </table:table-cell>
          <table:table-cell office:value-type="float" office:value="0.19528947" calcext:value-type="float">
            <text:p>0.19528947</text:p>
          </table:table-cell>
          <table:table-cell table:formula="of:=(2*[.H230]*[.I230])/([.H230]+[.I230])" office:value-type="float" office:value="0.213807068515884" calcext:value-type="float">
            <text:p>0.2138070685</text:p>
          </table:table-cell>
          <table:table-cell office:value-type="float" office:value="0.52825635" calcext:value-type="float">
            <text:p>0.52825635</text:p>
          </table:table-cell>
          <table:table-cell office:value-type="float" office:value="0.39893642" calcext:value-type="float">
            <text:p>0.39893642</text:p>
          </table:table-cell>
          <table:table-cell table:formula="of:=(2*[.K230]*[.L230])/([.K230]+[.L230])" office:value-type="float" office:value="0.454577956019366" calcext:value-type="float">
            <text:p>0.45457795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88822" calcext:value-type="float">
            <text:p>0.3888822</text:p>
          </table:table-cell>
          <table:table-cell office:value-type="float" office:value="0.14669727" calcext:value-type="float">
            <text:p>0.14669727</text:p>
          </table:table-cell>
          <table:table-cell table:formula="of:=(2*[.H231]*[.I231])/([.H231]+[.I231])" office:value-type="float" office:value="0.213032650753376" calcext:value-type="float">
            <text:p>0.2130326508</text:p>
          </table:table-cell>
          <table:table-cell office:value-type="float" office:value="0.75061655" calcext:value-type="float">
            <text:p>0.75061655</text:p>
          </table:table-cell>
          <table:table-cell office:value-type="float" office:value="0.35117896" calcext:value-type="float">
            <text:p>0.35117896</text:p>
          </table:table-cell>
          <table:table-cell table:formula="of:=(2*[.K231]*[.L231])/([.K231]+[.L231])" office:value-type="float" office:value="0.478493036131156" calcext:value-type="float">
            <text:p>0.478493036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275185" calcext:value-type="float">
            <text:p>0.39275185</text:p>
          </table:table-cell>
          <table:table-cell office:value-type="float" office:value="0.14500876" calcext:value-type="float">
            <text:p>0.14500876</text:p>
          </table:table-cell>
          <table:table-cell table:formula="of:=(2*[.H232]*[.I232])/([.H232]+[.I232])" office:value-type="float" office:value="0.211813426633111" calcext:value-type="float">
            <text:p>0.2118134266</text:p>
          </table:table-cell>
          <table:table-cell office:value-type="float" office:value="0.75489998" calcext:value-type="float">
            <text:p>0.75489998</text:p>
          </table:table-cell>
          <table:table-cell office:value-type="float" office:value="0.34952473" calcext:value-type="float">
            <text:p>0.34952473</text:p>
          </table:table-cell>
          <table:table-cell table:formula="of:=(2*[.K232]*[.L232])/([.K232]+[.L232])" office:value-type="float" office:value="0.477816566937379" calcext:value-type="float">
            <text:p>0.477816566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564039" calcext:value-type="float">
            <text:p>0.22564039</text:p>
          </table:table-cell>
          <table:table-cell office:value-type="float" office:value="0.19905713" calcext:value-type="float">
            <text:p>0.19905713</text:p>
          </table:table-cell>
          <table:table-cell table:formula="of:=(2*[.H233]*[.I233])/([.H233]+[.I233])" office:value-type="float" office:value="0.211516791741476" calcext:value-type="float">
            <text:p>0.2115167917</text:p>
          </table:table-cell>
          <table:table-cell office:value-type="float" office:value="0.42543279" calcext:value-type="float">
            <text:p>0.42543279</text:p>
          </table:table-cell>
          <table:table-cell office:value-type="float" office:value="0.17095608" calcext:value-type="float">
            <text:p>0.17095608</text:p>
          </table:table-cell>
          <table:table-cell table:formula="of:=(2*[.K233]*[.L233])/([.K233]+[.L233])" office:value-type="float" office:value="0.243902345400454" calcext:value-type="float">
            <text:p>0.24390234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8719676" calcext:value-type="float">
            <text:p>0.28719676</text:p>
          </table:table-cell>
          <table:table-cell office:value-type="float" office:value="0.16740212" calcext:value-type="float">
            <text:p>0.16740212</text:p>
          </table:table-cell>
          <table:table-cell table:formula="of:=(2*[.H234]*[.I234])/([.H234]+[.I234])" office:value-type="float" office:value="0.21151546383542" calcext:value-type="float">
            <text:p>0.2115154638</text:p>
          </table:table-cell>
          <table:table-cell office:value-type="float" office:value="0.66210902" calcext:value-type="float">
            <text:p>0.66210902</text:p>
          </table:table-cell>
          <table:table-cell office:value-type="float" office:value="0.39902198" calcext:value-type="float">
            <text:p>0.39902198</text:p>
          </table:table-cell>
          <table:table-cell table:formula="of:=(2*[.K234]*[.L234])/([.K234]+[.L234])" office:value-type="float" office:value="0.497951812050085" calcext:value-type="float">
            <text:p>0.497951812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1816819" calcext:value-type="float">
            <text:p>0.21816819</text:p>
          </table:table-cell>
          <table:table-cell office:value-type="float" office:value="0.202112" calcext:value-type="float">
            <text:p>0.202112</text:p>
          </table:table-cell>
          <table:table-cell table:formula="of:=(2*[.H235]*[.I235])/([.H235]+[.I235])" office:value-type="float" office:value="0.209833393371598" calcext:value-type="float">
            <text:p>0.2098333934</text:p>
          </table:table-cell>
          <table:table-cell office:value-type="float" office:value="0.40655982" calcext:value-type="float">
            <text:p>0.40655982</text:p>
          </table:table-cell>
          <table:table-cell office:value-type="float" office:value="0.15587615" calcext:value-type="float">
            <text:p>0.15587615</text:p>
          </table:table-cell>
          <table:table-cell table:formula="of:=(2*[.K235]*[.L235])/([.K235]+[.L235])" office:value-type="float" office:value="0.225351801330534" calcext:value-type="float">
            <text:p>0.225351801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752989" calcext:value-type="float">
            <text:p>0.23752989</text:p>
          </table:table-cell>
          <table:table-cell office:value-type="float" office:value="0.18666959" calcext:value-type="float">
            <text:p>0.18666959</text:p>
          </table:table-cell>
          <table:table-cell table:formula="of:=(2*[.H236]*[.I236])/([.H236]+[.I236])" office:value-type="float" office:value="0.20905073801149" calcext:value-type="float">
            <text:p>0.209050738</text:p>
          </table:table-cell>
          <table:table-cell office:value-type="float" office:value="0.56504286" calcext:value-type="float">
            <text:p>0.56504286</text:p>
          </table:table-cell>
          <table:table-cell office:value-type="float" office:value="0.39415782" calcext:value-type="float">
            <text:p>0.39415782</text:p>
          </table:table-cell>
          <table:table-cell table:formula="of:=(2*[.K236]*[.L236])/([.K236]+[.L236])" office:value-type="float" office:value="0.464378448739559" calcext:value-type="float">
            <text:p>0.46437844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81227" calcext:value-type="float">
            <text:p>0.3681227</text:p>
          </table:table-cell>
          <table:table-cell office:value-type="float" office:value="0.14405167" calcext:value-type="float">
            <text:p>0.14405167</text:p>
          </table:table-cell>
          <table:table-cell table:formula="of:=(2*[.H237]*[.I237])/([.H237]+[.I237])" office:value-type="float" office:value="0.207072797101928" calcext:value-type="float">
            <text:p>0.2070727971</text:p>
          </table:table-cell>
          <table:table-cell office:value-type="float" office:value="0.75789312" calcext:value-type="float">
            <text:p>0.75789312</text:p>
          </table:table-cell>
          <table:table-cell office:value-type="float" office:value="0.33342322" calcext:value-type="float">
            <text:p>0.33342322</text:p>
          </table:table-cell>
          <table:table-cell table:formula="of:=(2*[.K237]*[.L237])/([.K237]+[.L237])" office:value-type="float" office:value="0.463108917596242" calcext:value-type="float">
            <text:p>0.463108917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77941" calcext:value-type="float">
            <text:p>0.3677941</text:p>
          </table:table-cell>
          <table:table-cell office:value-type="float" office:value="0.14407501" calcext:value-type="float">
            <text:p>0.14407501</text:p>
          </table:table-cell>
          <table:table-cell table:formula="of:=(2*[.H238]*[.I238])/([.H238]+[.I238])" office:value-type="float" office:value="0.207044877685395" calcext:value-type="float">
            <text:p>0.2070448777</text:p>
          </table:table-cell>
          <table:table-cell office:value-type="float" office:value="0.75783202" calcext:value-type="float">
            <text:p>0.75783202</text:p>
          </table:table-cell>
          <table:table-cell office:value-type="float" office:value="0.33342581" calcext:value-type="float">
            <text:p>0.33342581</text:p>
          </table:table-cell>
          <table:table-cell table:formula="of:=(2*[.K238]*[.L238])/([.K238]+[.L238])" office:value-type="float" office:value="0.463100008386535" calcext:value-type="float">
            <text:p>0.46310000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535775" calcext:value-type="float">
            <text:p>0.22535775</text:p>
          </table:table-cell>
          <table:table-cell office:value-type="float" office:value="0.19071668" calcext:value-type="float">
            <text:p>0.19071668</text:p>
          </table:table-cell>
          <table:table-cell table:formula="of:=(2*[.H239]*[.I239])/([.H239]+[.I239])" office:value-type="float" office:value="0.20659516083346" calcext:value-type="float">
            <text:p>0.2065951608</text:p>
          </table:table-cell>
          <table:table-cell office:value-type="float" office:value="0.43678704" calcext:value-type="float">
            <text:p>0.43678704</text:p>
          </table:table-cell>
          <table:table-cell office:value-type="float" office:value="0.15328849" calcext:value-type="float">
            <text:p>0.15328849</text:p>
          </table:table-cell>
          <table:table-cell table:formula="of:=(2*[.K239]*[.L239])/([.K239]+[.L239])" office:value-type="float" office:value="0.226935103759241" calcext:value-type="float">
            <text:p>0.22693510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660211" calcext:value-type="float">
            <text:p>0.25660211</text:p>
          </table:table-cell>
          <table:table-cell office:value-type="float" office:value="0.17271857" calcext:value-type="float">
            <text:p>0.17271857</text:p>
          </table:table-cell>
          <table:table-cell table:formula="of:=(2*[.H240]*[.I240])/([.H240]+[.I240])" office:value-type="float" office:value="0.206465477033078" calcext:value-type="float">
            <text:p>0.206465477</text:p>
          </table:table-cell>
          <table:table-cell office:value-type="float" office:value="0.62918462" calcext:value-type="float">
            <text:p>0.62918462</text:p>
          </table:table-cell>
          <table:table-cell office:value-type="float" office:value="0.38736459" calcext:value-type="float">
            <text:p>0.38736459</text:p>
          </table:table-cell>
          <table:table-cell table:formula="of:=(2*[.K240]*[.L240])/([.K240]+[.L240])" office:value-type="float" office:value="0.479512137657568" calcext:value-type="float">
            <text:p>0.479512137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2808051" calcext:value-type="float">
            <text:p>0.22808051</text:p>
          </table:table-cell>
          <table:table-cell office:value-type="float" office:value="0.18793771" calcext:value-type="float">
            <text:p>0.18793771</text:p>
          </table:table-cell>
          <table:table-cell table:formula="of:=(2*[.H241]*[.I241])/([.H241]+[.I241])" office:value-type="float" office:value="0.20607236262408" calcext:value-type="float">
            <text:p>0.2060723626</text:p>
          </table:table-cell>
          <table:table-cell office:value-type="float" office:value="0.43662877" calcext:value-type="float">
            <text:p>0.43662877</text:p>
          </table:table-cell>
          <table:table-cell office:value-type="float" office:value="0.15333257" calcext:value-type="float">
            <text:p>0.15333257</text:p>
          </table:table-cell>
          <table:table-cell table:formula="of:=(2*[.K241]*[.L241])/([.K241]+[.L241])" office:value-type="float" office:value="0.226962029206995" calcext:value-type="float">
            <text:p>0.226962029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850409" calcext:value-type="float">
            <text:p>0.29850409</text:p>
          </table:table-cell>
          <table:table-cell office:value-type="float" office:value="0.15548189" calcext:value-type="float">
            <text:p>0.15548189</text:p>
          </table:table-cell>
          <table:table-cell table:formula="of:=(2*[.H242]*[.I242])/([.H242]+[.I242])" office:value-type="float" office:value="0.204464376128664" calcext:value-type="float">
            <text:p>0.2044643761</text:p>
          </table:table-cell>
          <table:table-cell office:value-type="float" office:value="0.61739061" calcext:value-type="float">
            <text:p>0.61739061</text:p>
          </table:table-cell>
          <table:table-cell office:value-type="float" office:value="0.36315268" calcext:value-type="float">
            <text:p>0.36315268</text:p>
          </table:table-cell>
          <table:table-cell table:formula="of:=(2*[.K242]*[.L242])/([.K242]+[.L242])" office:value-type="float" office:value="0.457311894160909" calcext:value-type="float">
            <text:p>0.457311894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824309" calcext:value-type="float">
            <text:p>0.29824309</text:p>
          </table:table-cell>
          <table:table-cell office:value-type="float" office:value="0.15552011" calcext:value-type="float">
            <text:p>0.15552011</text:p>
          </table:table-cell>
          <table:table-cell table:formula="of:=(2*[.H243]*[.I243])/([.H243]+[.I243])" office:value-type="float" office:value="0.204436138336207" calcext:value-type="float">
            <text:p>0.2044361383</text:p>
          </table:table-cell>
          <table:table-cell office:value-type="float" office:value="0.61734462" calcext:value-type="float">
            <text:p>0.61734462</text:p>
          </table:table-cell>
          <table:table-cell office:value-type="float" office:value="0.36316565" calcext:value-type="float">
            <text:p>0.36316565</text:p>
          </table:table-cell>
          <table:table-cell table:formula="of:=(2*[.K243]*[.L243])/([.K243]+[.L243])" office:value-type="float" office:value="0.457309560248263" calcext:value-type="float">
            <text:p>0.457309560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284884" calcext:value-type="float">
            <text:p>0.2284884</text:p>
          </table:table-cell>
          <table:table-cell office:value-type="float" office:value="0.1840891" calcext:value-type="float">
            <text:p>0.1840891</text:p>
          </table:table-cell>
          <table:table-cell table:formula="of:=(2*[.H244]*[.I244])/([.H244]+[.I244])" office:value-type="float" office:value="0.203899746915137" calcext:value-type="float">
            <text:p>0.2038997469</text:p>
          </table:table-cell>
          <table:table-cell office:value-type="float" office:value="0.44298073" calcext:value-type="float">
            <text:p>0.44298073</text:p>
          </table:table-cell>
          <table:table-cell office:value-type="float" office:value="0.15214505" calcext:value-type="float">
            <text:p>0.15214505</text:p>
          </table:table-cell>
          <table:table-cell table:formula="of:=(2*[.K244]*[.L244])/([.K244]+[.L244])" office:value-type="float" office:value="0.226497750828023" calcext:value-type="float">
            <text:p>0.226497750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931582" calcext:value-type="float">
            <text:p>0.36931582</text:p>
          </table:table-cell>
          <table:table-cell office:value-type="float" office:value="0.14061487" calcext:value-type="float">
            <text:p>0.14061487</text:p>
          </table:table-cell>
          <table:table-cell table:formula="of:=(2*[.H245]*[.I245])/([.H245]+[.I245])" office:value-type="float" office:value="0.203679821735159" calcext:value-type="float">
            <text:p>0.2036798217</text:p>
          </table:table-cell>
          <table:table-cell office:value-type="float" office:value="0.76008504" calcext:value-type="float">
            <text:p>0.76008504</text:p>
          </table:table-cell>
          <table:table-cell office:value-type="float" office:value="0.33279316" calcext:value-type="float">
            <text:p>0.33279316</text:p>
          </table:table-cell>
          <table:table-cell table:formula="of:=(2*[.K245]*[.L245])/([.K245]+[.L245])" office:value-type="float" office:value="0.462908130714523" calcext:value-type="float">
            <text:p>0.46290813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05829" calcext:value-type="float">
            <text:p>0.3705829</text:p>
          </table:table-cell>
          <table:table-cell office:value-type="float" office:value="0.13907516" calcext:value-type="float">
            <text:p>0.13907516</text:p>
          </table:table-cell>
          <table:table-cell table:formula="of:=(2*[.H246]*[.I246])/([.H246]+[.I246])" office:value-type="float" office:value="0.202248841549819" calcext:value-type="float">
            <text:p>0.2022488415</text:p>
          </table:table-cell>
          <table:table-cell office:value-type="float" office:value="0.76347718" calcext:value-type="float">
            <text:p>0.76347718</text:p>
          </table:table-cell>
          <table:table-cell office:value-type="float" office:value="0.33169898" calcext:value-type="float">
            <text:p>0.33169898</text:p>
          </table:table-cell>
          <table:table-cell table:formula="of:=(2*[.K246]*[.L246])/([.K246]+[.L246])" office:value-type="float" office:value="0.462472816901486" calcext:value-type="float">
            <text:p>0.462472816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164175" calcext:value-type="float">
            <text:p>0.30164175</text:p>
          </table:table-cell>
          <table:table-cell office:value-type="float" office:value="0.15166871" calcext:value-type="float">
            <text:p>0.15166871</text:p>
          </table:table-cell>
          <table:table-cell table:formula="of:=(2*[.H247]*[.I247])/([.H247]+[.I247])" office:value-type="float" office:value="0.201846721580801" calcext:value-type="float">
            <text:p>0.2018467216</text:p>
          </table:table-cell>
          <table:table-cell office:value-type="float" office:value="0.61941043" calcext:value-type="float">
            <text:p>0.61941043</text:p>
          </table:table-cell>
          <table:table-cell office:value-type="float" office:value="0.36235409" calcext:value-type="float">
            <text:p>0.36235409</text:p>
          </table:table-cell>
          <table:table-cell table:formula="of:=(2*[.K247]*[.L247])/([.K247]+[.L247])" office:value-type="float" office:value="0.457229606747571" calcext:value-type="float">
            <text:p>0.457229606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563259" calcext:value-type="float">
            <text:p>0.30563259</text:p>
          </table:table-cell>
          <table:table-cell office:value-type="float" office:value="0.1504944" calcext:value-type="float">
            <text:p>0.1504944</text:p>
          </table:table-cell>
          <table:table-cell table:formula="of:=(2*[.H248]*[.I248])/([.H248]+[.I248])" office:value-type="float" office:value="0.201680647104421" calcext:value-type="float">
            <text:p>0.2016806471</text:p>
          </table:table-cell>
          <table:table-cell office:value-type="float" office:value="0.63211668" calcext:value-type="float">
            <text:p>0.63211668</text:p>
          </table:table-cell>
          <table:table-cell office:value-type="float" office:value="0.35195681" calcext:value-type="float">
            <text:p>0.35195681</text:p>
          </table:table-cell>
          <table:table-cell table:formula="of:=(2*[.K248]*[.L248])/([.K248]+[.L248])" office:value-type="float" office:value="0.452156820606133" calcext:value-type="float">
            <text:p>0.452156820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533953" calcext:value-type="float">
            <text:p>0.30533953</text:p>
          </table:table-cell>
          <table:table-cell office:value-type="float" office:value="0.15051774" calcext:value-type="float">
            <text:p>0.15051774</text:p>
          </table:table-cell>
          <table:table-cell table:formula="of:=(2*[.H249]*[.I249])/([.H249]+[.I249])" office:value-type="float" office:value="0.201637745026035" calcext:value-type="float">
            <text:p>0.201637745</text:p>
          </table:table-cell>
          <table:table-cell office:value-type="float" office:value="0.63207718" calcext:value-type="float">
            <text:p>0.63207718</text:p>
          </table:table-cell>
          <table:table-cell office:value-type="float" office:value="0.35195941" calcext:value-type="float">
            <text:p>0.35195941</text:p>
          </table:table-cell>
          <table:table-cell table:formula="of:=(2*[.K249]*[.L249])/([.K249]+[.L249])" office:value-type="float" office:value="0.452148860333057" calcext:value-type="float">
            <text:p>0.452148860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801559" calcext:value-type="float">
            <text:p>0.30801559</text:p>
          </table:table-cell>
          <table:table-cell office:value-type="float" office:value="0.14669727" calcext:value-type="float">
            <text:p>0.14669727</text:p>
          </table:table-cell>
          <table:table-cell table:formula="of:=(2*[.H250]*[.I250])/([.H250]+[.I250])" office:value-type="float" office:value="0.198741008426458" calcext:value-type="float">
            <text:p>0.1987410084</text:p>
          </table:table-cell>
          <table:table-cell office:value-type="float" office:value="0.63423131" calcext:value-type="float">
            <text:p>0.63423131</text:p>
          </table:table-cell>
          <table:table-cell office:value-type="float" office:value="0.35117896" calcext:value-type="float">
            <text:p>0.35117896</text:p>
          </table:table-cell>
          <table:table-cell table:formula="of:=(2*[.K250]*[.L250])/([.K250]+[.L250])" office:value-type="float" office:value="0.45205271068514" calcext:value-type="float">
            <text:p>0.45205271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105283" calcext:value-type="float">
            <text:p>0.35105283</text:p>
          </table:table-cell>
          <table:table-cell office:value-type="float" office:value="0.13841319" calcext:value-type="float">
            <text:p>0.13841319</text:p>
          </table:table-cell>
          <table:table-cell table:formula="of:=(2*[.H251]*[.I251])/([.H251]+[.I251])" office:value-type="float" office:value="0.198544291425287" calcext:value-type="float">
            <text:p>0.1985442914</text:p>
          </table:table-cell>
          <table:table-cell office:value-type="float" office:value="0.75395088" calcext:value-type="float">
            <text:p>0.75395088</text:p>
          </table:table-cell>
          <table:table-cell office:value-type="float" office:value="0.3089987" calcext:value-type="float">
            <text:p>0.3089987</text:p>
          </table:table-cell>
          <table:table-cell table:formula="of:=(2*[.K251]*[.L251])/([.K251]+[.L251])" office:value-type="float" office:value="0.43834598774451" calcext:value-type="float">
            <text:p>0.43834598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528668" calcext:value-type="float">
            <text:p>0.35528668</text:p>
          </table:table-cell>
          <table:table-cell office:value-type="float" office:value="0.13767275" calcext:value-type="float">
            <text:p>0.13767275</text:p>
          </table:table-cell>
          <table:table-cell table:formula="of:=(2*[.H252]*[.I252])/([.H252]+[.I252])" office:value-type="float" office:value="0.198447544756249" calcext:value-type="float">
            <text:p>0.1984475448</text:p>
          </table:table-cell>
          <table:table-cell office:value-type="float" office:value="0.7568482" calcext:value-type="float">
            <text:p>0.7568482</text:p>
          </table:table-cell>
          <table:table-cell office:value-type="float" office:value="0.30854754" calcext:value-type="float">
            <text:p>0.30854754</text:p>
          </table:table-cell>
          <table:table-cell table:formula="of:=(2*[.K252]*[.L252])/([.K252]+[.L252])" office:value-type="float" office:value="0.438379170285453" calcext:value-type="float">
            <text:p>0.438379170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680849" calcext:value-type="float">
            <text:p>0.35680849</text:p>
          </table:table-cell>
          <table:table-cell office:value-type="float" office:value="0.13534082" calcext:value-type="float">
            <text:p>0.13534082</text:p>
          </table:table-cell>
          <table:table-cell table:formula="of:=(2*[.H253]*[.I253])/([.H253]+[.I253])" office:value-type="float" office:value="0.196244321137265" calcext:value-type="float">
            <text:p>0.1962443211</text:p>
          </table:table-cell>
          <table:table-cell office:value-type="float" office:value="0.76259748" calcext:value-type="float">
            <text:p>0.76259748</text:p>
          </table:table-cell>
          <table:table-cell office:value-type="float" office:value="0.30705148" calcext:value-type="float">
            <text:p>0.30705148</text:p>
          </table:table-cell>
          <table:table-cell table:formula="of:=(2*[.K253]*[.L253])/([.K253]+[.L253])" office:value-type="float" office:value="0.437819684092004" calcext:value-type="float">
            <text:p>0.437819684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7342139" calcext:value-type="float">
            <text:p>0.37342139</text:p>
          </table:table-cell>
          <table:table-cell office:value-type="float" office:value="0.13105822" calcext:value-type="float">
            <text:p>0.13105822</text:p>
          </table:table-cell>
          <table:table-cell table:formula="of:=(2*[.H254]*[.I254])/([.H254]+[.I254])" office:value-type="float" office:value="0.194021489523931" calcext:value-type="float">
            <text:p>0.1940214895</text:p>
          </table:table-cell>
          <table:table-cell office:value-type="float" office:value="0.78386021" calcext:value-type="float">
            <text:p>0.78386021</text:p>
          </table:table-cell>
          <table:table-cell office:value-type="float" office:value="0.31625086" calcext:value-type="float">
            <text:p>0.31625086</text:p>
          </table:table-cell>
          <table:table-cell table:formula="of:=(2*[.K254]*[.L254])/([.K254]+[.L254])" office:value-type="float" office:value="0.450675340504083" calcext:value-type="float">
            <text:p>0.450675340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7307759" calcext:value-type="float">
            <text:p>0.37307759</text:p>
          </table:table-cell>
          <table:table-cell office:value-type="float" office:value="0.13105822" calcext:value-type="float">
            <text:p>0.13105822</text:p>
          </table:table-cell>
          <table:table-cell table:formula="of:=(2*[.H255]*[.I255])/([.H255]+[.I255])" office:value-type="float" office:value="0.193975051553231" calcext:value-type="float">
            <text:p>0.1939750516</text:p>
          </table:table-cell>
          <table:table-cell office:value-type="float" office:value="0.78378969" calcext:value-type="float">
            <text:p>0.78378969</text:p>
          </table:table-cell>
          <table:table-cell office:value-type="float" office:value="0.31625086" calcext:value-type="float">
            <text:p>0.31625086</text:p>
          </table:table-cell>
          <table:table-cell table:formula="of:=(2*[.K255]*[.L255])/([.K255]+[.L255])" office:value-type="float" office:value="0.450663684209884" calcext:value-type="float">
            <text:p>0.450663684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5801977" calcext:value-type="float">
            <text:p>0.35801977</text:p>
          </table:table-cell>
          <table:table-cell office:value-type="float" office:value="0.13206596" calcext:value-type="float">
            <text:p>0.13206596</text:p>
          </table:table-cell>
          <table:table-cell table:formula="of:=(2*[.H256]*[.I256])/([.H256]+[.I256])" office:value-type="float" office:value="0.192954912700801" calcext:value-type="float">
            <text:p>0.1929549127</text:p>
          </table:table-cell>
          <table:table-cell office:value-type="float" office:value="0.77257261" calcext:value-type="float">
            <text:p>0.77257261</text:p>
          </table:table-cell>
          <table:table-cell office:value-type="float" office:value="0.3043653" calcext:value-type="float">
            <text:p>0.3043653</text:p>
          </table:table-cell>
          <table:table-cell table:formula="of:=(2*[.K256]*[.L256])/([.K256]+[.L256])" office:value-type="float" office:value="0.436690531610003" calcext:value-type="float">
            <text:p>0.436690531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030803" calcext:value-type="float">
            <text:p>0.29030803</text:p>
          </table:table-cell>
          <table:table-cell office:value-type="float" office:value="0.14405167" calcext:value-type="float">
            <text:p>0.14405167</text:p>
          </table:table-cell>
          <table:table-cell table:formula="of:=(2*[.H257]*[.I257])/([.H257]+[.I257])" office:value-type="float" office:value="0.192556337689293" calcext:value-type="float">
            <text:p>0.1925563377</text:p>
          </table:table-cell>
          <table:table-cell office:value-type="float" office:value="0.64827614" calcext:value-type="float">
            <text:p>0.64827614</text:p>
          </table:table-cell>
          <table:table-cell office:value-type="float" office:value="0.33342322" calcext:value-type="float">
            <text:p>0.33342322</text:p>
          </table:table-cell>
          <table:table-cell table:formula="of:=(2*[.K257]*[.L257])/([.K257]+[.L257])" office:value-type="float" office:value="0.440359496715921" calcext:value-type="float">
            <text:p>0.440359496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00123" calcext:value-type="float">
            <text:p>0.2900123</text:p>
          </table:table-cell>
          <table:table-cell office:value-type="float" office:value="0.14407501" calcext:value-type="float">
            <text:p>0.14407501</text:p>
          </table:table-cell>
          <table:table-cell table:formula="of:=(2*[.H258]*[.I258])/([.H258]+[.I258])" office:value-type="float" office:value="0.192512077916413" calcext:value-type="float">
            <text:p>0.1925120779</text:p>
          </table:table-cell>
          <table:table-cell office:value-type="float" office:value="0.64823216" calcext:value-type="float">
            <text:p>0.64823216</text:p>
          </table:table-cell>
          <table:table-cell office:value-type="float" office:value="0.33342581" calcext:value-type="float">
            <text:p>0.33342581</text:p>
          </table:table-cell>
          <table:table-cell table:formula="of:=(2*[.K258]*[.L258])/([.K258]+[.L258])" office:value-type="float" office:value="0.440351608444741" calcext:value-type="float">
            <text:p>0.440351608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26825" calcext:value-type="float">
            <text:p>0.38826825</text:p>
          </table:table-cell>
          <table:table-cell office:value-type="float" office:value="0.12638752" calcext:value-type="float">
            <text:p>0.12638752</text:p>
          </table:table-cell>
          <table:table-cell table:formula="of:=(2*[.H259]*[.I259])/([.H259]+[.I259])" office:value-type="float" office:value="0.190699353131667" calcext:value-type="float">
            <text:p>0.1906993531</text:p>
          </table:table-cell>
          <table:table-cell office:value-type="float" office:value="0.85197244" calcext:value-type="float">
            <text:p>0.85197244</text:p>
          </table:table-cell>
          <table:table-cell office:value-type="float" office:value="0.41589098" calcext:value-type="float">
            <text:p>0.41589098</text:p>
          </table:table-cell>
          <table:table-cell table:formula="of:=(2*[.K259]*[.L259])/([.K259]+[.L259])" office:value-type="float" office:value="0.558936629001555" calcext:value-type="float">
            <text:p>0.55893662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826825" calcext:value-type="float">
            <text:p>0.38826825</text:p>
          </table:table-cell>
          <table:table-cell office:value-type="float" office:value="0.12638752" calcext:value-type="float">
            <text:p>0.12638752</text:p>
          </table:table-cell>
          <table:table-cell table:formula="of:=(2*[.H260]*[.I260])/([.H260]+[.I260])" office:value-type="float" office:value="0.190699353131667" calcext:value-type="float">
            <text:p>0.1906993531</text:p>
          </table:table-cell>
          <table:table-cell office:value-type="float" office:value="0.85197244" calcext:value-type="float">
            <text:p>0.85197244</text:p>
          </table:table-cell>
          <table:table-cell office:value-type="float" office:value="0.41589098" calcext:value-type="float">
            <text:p>0.41589098</text:p>
          </table:table-cell>
          <table:table-cell table:formula="of:=(2*[.K260]*[.L260])/([.K260]+[.L260])" office:value-type="float" office:value="0.558936629001555" calcext:value-type="float">
            <text:p>0.55893662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084091" calcext:value-type="float">
            <text:p>0.39084091</text:p>
          </table:table-cell>
          <table:table-cell office:value-type="float" office:value="0.1259051" calcext:value-type="float">
            <text:p>0.1259051</text:p>
          </table:table-cell>
          <table:table-cell table:formula="of:=(2*[.H261]*[.I261])/([.H261]+[.I261])" office:value-type="float" office:value="0.19045667660846" calcext:value-type="float">
            <text:p>0.1904566766</text:p>
          </table:table-cell>
          <table:table-cell office:value-type="float" office:value="0.85236498" calcext:value-type="float">
            <text:p>0.85236498</text:p>
          </table:table-cell>
          <table:table-cell office:value-type="float" office:value="0.41570689" calcext:value-type="float">
            <text:p>0.41570689</text:p>
          </table:table-cell>
          <table:table-cell table:formula="of:=(2*[.K261]*[.L261])/([.K261]+[.L261])" office:value-type="float" office:value="0.558854751632827" calcext:value-type="float">
            <text:p>0.558854751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7467125" calcext:value-type="float">
            <text:p>0.37467125</text:p>
          </table:table-cell>
          <table:table-cell office:value-type="float" office:value="0.12753321" calcext:value-type="float">
            <text:p>0.12753321</text:p>
          </table:table-cell>
          <table:table-cell table:formula="of:=(2*[.H262]*[.I262])/([.H262]+[.I262])" office:value-type="float" office:value="0.190293121678818" calcext:value-type="float">
            <text:p>0.1902931217</text:p>
          </table:table-cell>
          <table:table-cell office:value-type="float" office:value="0.78597252" calcext:value-type="float">
            <text:p>0.78597252</text:p>
          </table:table-cell>
          <table:table-cell office:value-type="float" office:value="0.31566229" calcext:value-type="float">
            <text:p>0.31566229</text:p>
          </table:table-cell>
          <table:table-cell table:formula="of:=(2*[.K262]*[.L262])/([.K262]+[.L262])" office:value-type="float" office:value="0.450424919924727" calcext:value-type="float">
            <text:p>0.450424919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757772" calcext:value-type="float">
            <text:p>0.3757772</text:p>
          </table:table-cell>
          <table:table-cell office:value-type="float" office:value="0.12716835" calcext:value-type="float">
            <text:p>0.12716835</text:p>
          </table:table-cell>
          <table:table-cell table:formula="of:=(2*[.H263]*[.I263])/([.H263]+[.I263])" office:value-type="float" office:value="0.190028389719802" calcext:value-type="float">
            <text:p>0.1900283897</text:p>
          </table:table-cell>
          <table:table-cell office:value-type="float" office:value="0.78736621" calcext:value-type="float">
            <text:p>0.78736621</text:p>
          </table:table-cell>
          <table:table-cell office:value-type="float" office:value="0.31549116" calcext:value-type="float">
            <text:p>0.31549116</text:p>
          </table:table-cell>
          <table:table-cell table:formula="of:=(2*[.K263]*[.L263])/([.K263]+[.L263])" office:value-type="float" office:value="0.450479065915302" calcext:value-type="float">
            <text:p>0.450479065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27022" calcext:value-type="float">
            <text:p>0.3927022</text:p>
          </table:table-cell>
          <table:table-cell office:value-type="float" office:value="0.12507294" calcext:value-type="float">
            <text:p>0.12507294</text:p>
          </table:table-cell>
          <table:table-cell table:formula="of:=(2*[.H264]*[.I264])/([.H264]+[.I264])" office:value-type="float" office:value="0.18972103874461" calcext:value-type="float">
            <text:p>0.1897210387</text:p>
          </table:table-cell>
          <table:table-cell office:value-type="float" office:value="0.85279793" calcext:value-type="float">
            <text:p>0.85279793</text:p>
          </table:table-cell>
          <table:table-cell office:value-type="float" office:value="0.41541389" calcext:value-type="float">
            <text:p>0.41541389</text:p>
          </table:table-cell>
          <table:table-cell table:formula="of:=(2*[.K264]*[.L264])/([.K264]+[.L264])" office:value-type="float" office:value="0.558682863380421" calcext:value-type="float">
            <text:p>0.558682863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086879" calcext:value-type="float">
            <text:p>0.29086879</text:p>
          </table:table-cell>
          <table:table-cell office:value-type="float" office:value="0.14061487" calcext:value-type="float">
            <text:p>0.14061487</text:p>
          </table:table-cell>
          <table:table-cell table:formula="of:=(2*[.H265]*[.I265])/([.H265]+[.I265])" office:value-type="float" office:value="0.189580653380512" calcext:value-type="float">
            <text:p>0.1895806534</text:p>
          </table:table-cell>
          <table:table-cell office:value-type="float" office:value="0.65005951" calcext:value-type="float">
            <text:p>0.65005951</text:p>
          </table:table-cell>
          <table:table-cell office:value-type="float" office:value="0.33279316" calcext:value-type="float">
            <text:p>0.33279316</text:p>
          </table:table-cell>
          <table:table-cell table:formula="of:=(2*[.K265]*[.L265])/([.K265]+[.L265])" office:value-type="float" office:value="0.440219302697629" calcext:value-type="float">
            <text:p>0.440219302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116496" calcext:value-type="float">
            <text:p>0.38116496</text:p>
          </table:table-cell>
          <table:table-cell office:value-type="float" office:value="0.12573099" calcext:value-type="float">
            <text:p>0.12573099</text:p>
          </table:table-cell>
          <table:table-cell table:formula="of:=(2*[.H266]*[.I266])/([.H266]+[.I266])" office:value-type="float" office:value="0.189089093231502" calcext:value-type="float">
            <text:p>0.1890890932</text:p>
          </table:table-cell>
          <table:table-cell office:value-type="float" office:value="0.82436938" calcext:value-type="float">
            <text:p>0.82436938</text:p>
          </table:table-cell>
          <table:table-cell office:value-type="float" office:value="0.36478876" calcext:value-type="float">
            <text:p>0.36478876</text:p>
          </table:table-cell>
          <table:table-cell table:formula="of:=(2*[.K266]*[.L266])/([.K266]+[.L266])" office:value-type="float" office:value="0.505770719295869" calcext:value-type="float">
            <text:p>0.505770719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4696631" calcext:value-type="float">
            <text:p>0.24696631</text:p>
          </table:table-cell>
          <table:table-cell office:value-type="float" office:value="0.1521316" calcext:value-type="float">
            <text:p>0.1521316</text:p>
          </table:table-cell>
          <table:table-cell table:formula="of:=(2*[.H267]*[.I267])/([.H267]+[.I267])" office:value-type="float" office:value="0.188281516615289" calcext:value-type="float">
            <text:p>0.1882815166</text:p>
          </table:table-cell>
          <table:table-cell office:value-type="float" office:value="0.47682113" calcext:value-type="float">
            <text:p>0.47682113</text:p>
          </table:table-cell>
          <table:table-cell office:value-type="float" office:value="0.13283879" calcext:value-type="float">
            <text:p>0.13283879</text:p>
          </table:table-cell>
          <table:table-cell table:formula="of:=(2*[.K267]*[.L267])/([.K267]+[.L267])" office:value-type="float" office:value="0.207789096438003" calcext:value-type="float">
            <text:p>0.20778909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130559" calcext:value-type="float">
            <text:p>0.26130559</text:p>
          </table:table-cell>
          <table:table-cell office:value-type="float" office:value="0.14635041" calcext:value-type="float">
            <text:p>0.14635041</text:p>
          </table:table-cell>
          <table:table-cell table:formula="of:=(2*[.H268]*[.I268])/([.H268]+[.I268])" office:value-type="float" office:value="0.187619857094177" calcext:value-type="float">
            <text:p>0.1876198571</text:p>
          </table:table-cell>
          <table:table-cell office:value-type="float" office:value="0.50746879" calcext:value-type="float">
            <text:p>0.50746879</text:p>
          </table:table-cell>
          <table:table-cell office:value-type="float" office:value="0.31860516" calcext:value-type="float">
            <text:p>0.31860516</text:p>
          </table:table-cell>
          <table:table-cell table:formula="of:=(2*[.K268]*[.L268])/([.K268]+[.L268])" office:value-type="float" office:value="0.391447218576391" calcext:value-type="float">
            <text:p>0.391447218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105627" calcext:value-type="float">
            <text:p>0.39105627</text:p>
          </table:table-cell>
          <table:table-cell office:value-type="float" office:value="0.12312967" calcext:value-type="float">
            <text:p>0.12312967</text:p>
          </table:table-cell>
          <table:table-cell table:formula="of:=(2*[.H269]*[.I269])/([.H269]+[.I269])" office:value-type="float" office:value="0.187288783028688" calcext:value-type="float">
            <text:p>0.187288783</text:p>
          </table:table-cell>
          <table:table-cell office:value-type="float" office:value="0.85915908" calcext:value-type="float">
            <text:p>0.85915908</text:p>
          </table:table-cell>
          <table:table-cell office:value-type="float" office:value="0.40832767" calcext:value-type="float">
            <text:p>0.40832767</text:p>
          </table:table-cell>
          <table:table-cell table:formula="of:=(2*[.K269]*[.L269])/([.K269]+[.L269])" office:value-type="float" office:value="0.553565432215751" calcext:value-type="float">
            <text:p>0.553565432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105627" calcext:value-type="float">
            <text:p>0.39105627</text:p>
          </table:table-cell>
          <table:table-cell office:value-type="float" office:value="0.12312967" calcext:value-type="float">
            <text:p>0.12312967</text:p>
          </table:table-cell>
          <table:table-cell table:formula="of:=(2*[.H270]*[.I270])/([.H270]+[.I270])" office:value-type="float" office:value="0.187288783028688" calcext:value-type="float">
            <text:p>0.187288783</text:p>
          </table:table-cell>
          <table:table-cell office:value-type="float" office:value="0.85915908" calcext:value-type="float">
            <text:p>0.85915908</text:p>
          </table:table-cell>
          <table:table-cell office:value-type="float" office:value="0.40832767" calcext:value-type="float">
            <text:p>0.40832767</text:p>
          </table:table-cell>
          <table:table-cell table:formula="of:=(2*[.K270]*[.L270])/([.K270]+[.L270])" office:value-type="float" office:value="0.553565432215751" calcext:value-type="float">
            <text:p>0.553565432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332838" calcext:value-type="float">
            <text:p>0.39332838</text:p>
          </table:table-cell>
          <table:table-cell office:value-type="float" office:value="0.12264725" calcext:value-type="float">
            <text:p>0.12264725</text:p>
          </table:table-cell>
          <table:table-cell table:formula="of:=(2*[.H271]*[.I271])/([.H271]+[.I271])" office:value-type="float" office:value="0.18698807210703" calcext:value-type="float">
            <text:p>0.1869880721</text:p>
          </table:table-cell>
          <table:table-cell office:value-type="float" office:value="0.85955016" calcext:value-type="float">
            <text:p>0.85955016</text:p>
          </table:table-cell>
          <table:table-cell office:value-type="float" office:value="0.40814358" calcext:value-type="float">
            <text:p>0.40814358</text:p>
          </table:table-cell>
          <table:table-cell table:formula="of:=(2*[.K271]*[.L271])/([.K271]+[.L271])" office:value-type="float" office:value="0.553477339869128" calcext:value-type="float">
            <text:p>0.553477339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49694" calcext:value-type="float">
            <text:p>0.3949694</text:p>
          </table:table-cell>
          <table:table-cell office:value-type="float" office:value="0.12180803" calcext:value-type="float">
            <text:p>0.12180803</text:p>
          </table:table-cell>
          <table:table-cell table:formula="of:=(2*[.H272]*[.I272])/([.H272]+[.I272])" office:value-type="float" office:value="0.18619406240045" calcext:value-type="float">
            <text:p>0.1861940624</text:p>
          </table:table-cell>
          <table:table-cell office:value-type="float" office:value="0.85997879" calcext:value-type="float">
            <text:p>0.85997879</text:p>
          </table:table-cell>
          <table:table-cell office:value-type="float" office:value="0.4078454" calcext:value-type="float">
            <text:p>0.4078454</text:p>
          </table:table-cell>
          <table:table-cell table:formula="of:=(2*[.K272]*[.L272])/([.K272]+[.L272])" office:value-type="float" office:value="0.553291846559681" calcext:value-type="float">
            <text:p>0.553291846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690923" calcext:value-type="float">
            <text:p>0.11690923</text:p>
          </table:table-cell>
          <table:table-cell office:value-type="float" office:value="0.45085499" calcext:value-type="float">
            <text:p>0.45085499</text:p>
          </table:table-cell>
          <table:table-cell table:formula="of:=(2*[.H273]*[.I273])/([.H273]+[.I273])" office:value-type="float" office:value="0.185672530483015" calcext:value-type="float">
            <text:p>0.1856725305</text:p>
          </table:table-cell>
          <table:table-cell office:value-type="float" office:value="0.22569929" calcext:value-type="float">
            <text:p>0.22569929</text:p>
          </table:table-cell>
          <table:table-cell office:value-type="float" office:value="0.4356432" calcext:value-type="float">
            <text:p>0.4356432</text:p>
          </table:table-cell>
          <table:table-cell table:formula="of:=(2*[.K273]*[.L273])/([.K273]+[.L273])" office:value-type="float" office:value="0.29734778097602" calcext:value-type="float">
            <text:p>0.29734778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992084" calcext:value-type="float">
            <text:p>0.33992084</text:p>
          </table:table-cell>
          <table:table-cell office:value-type="float" office:value="0.12638752" calcext:value-type="float">
            <text:p>0.12638752</text:p>
          </table:table-cell>
          <table:table-cell table:formula="of:=(2*[.H274]*[.I274])/([.H274]+[.I274])" office:value-type="float" office:value="0.184263271470907" calcext:value-type="float">
            <text:p>0.1842632715</text:p>
          </table:table-cell>
          <table:table-cell office:value-type="float" office:value="0.74578982" calcext:value-type="float">
            <text:p>0.74578982</text:p>
          </table:table-cell>
          <table:table-cell office:value-type="float" office:value="0.41589098" calcext:value-type="float">
            <text:p>0.41589098</text:p>
          </table:table-cell>
          <table:table-cell table:formula="of:=(2*[.K274]*[.L274])/([.K274]+[.L274])" office:value-type="float" office:value="0.533997392594977" calcext:value-type="float">
            <text:p>0.533997392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992084" calcext:value-type="float">
            <text:p>0.33992084</text:p>
          </table:table-cell>
          <table:table-cell office:value-type="float" office:value="0.12638752" calcext:value-type="float">
            <text:p>0.12638752</text:p>
          </table:table-cell>
          <table:table-cell table:formula="of:=(2*[.H275]*[.I275])/([.H275]+[.I275])" office:value-type="float" office:value="0.184263271470907" calcext:value-type="float">
            <text:p>0.1842632715</text:p>
          </table:table-cell>
          <table:table-cell office:value-type="float" office:value="0.74578982" calcext:value-type="float">
            <text:p>0.74578982</text:p>
          </table:table-cell>
          <table:table-cell office:value-type="float" office:value="0.41589098" calcext:value-type="float">
            <text:p>0.41589098</text:p>
          </table:table-cell>
          <table:table-cell table:formula="of:=(2*[.K275]*[.L275])/([.K275]+[.L275])" office:value-type="float" office:value="0.533997392594977" calcext:value-type="float">
            <text:p>0.533997392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201407" calcext:value-type="float">
            <text:p>0.34201407</text:p>
          </table:table-cell>
          <table:table-cell office:value-type="float" office:value="0.1259051" calcext:value-type="float">
            <text:p>0.1259051</text:p>
          </table:table-cell>
          <table:table-cell table:formula="of:=(2*[.H276]*[.I276])/([.H276]+[.I276])" office:value-type="float" office:value="0.184054505331581" calcext:value-type="float">
            <text:p>0.1840545053</text:p>
          </table:table-cell>
          <table:table-cell office:value-type="float" office:value="0.74607717" calcext:value-type="float">
            <text:p>0.74607717</text:p>
          </table:table-cell>
          <table:table-cell office:value-type="float" office:value="0.41570689" calcext:value-type="float">
            <text:p>0.41570689</text:p>
          </table:table-cell>
          <table:table-cell table:formula="of:=(2*[.K276]*[.L276])/([.K276]+[.L276])" office:value-type="float" office:value="0.533919220824395" calcext:value-type="float">
            <text:p>0.533919220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752322" calcext:value-type="float">
            <text:p>0.10752322</text:p>
          </table:table-cell>
          <table:table-cell office:value-type="float" office:value="0.59866728" calcext:value-type="float">
            <text:p>0.59866728</text:p>
          </table:table-cell>
          <table:table-cell table:formula="of:=(2*[.H277]*[.I277])/([.H277]+[.I277])" office:value-type="float" office:value="0.182303878781268" calcext:value-type="float">
            <text:p>0.1823038788</text:p>
          </table:table-cell>
          <table:table-cell office:value-type="float" office:value="0.17189947" calcext:value-type="float">
            <text:p>0.17189947</text:p>
          </table:table-cell>
          <table:table-cell office:value-type="float" office:value="0.52709514" calcext:value-type="float">
            <text:p>0.52709514</text:p>
          </table:table-cell>
          <table:table-cell table:formula="of:=(2*[.K277]*[.L277])/([.K277]+[.L277])" office:value-type="float" office:value="0.259250569058253" calcext:value-type="float">
            <text:p>0.2592505691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821191" calcext:value-type="float">
            <text:p>0.10821191</text:p>
          </table:table-cell>
          <table:table-cell office:value-type="float" office:value="0.57500605" calcext:value-type="float">
            <text:p>0.57500605</text:p>
          </table:table-cell>
          <table:table-cell table:formula="of:=(2*[.H278]*[.I278])/([.H278]+[.I278])" office:value-type="float" office:value="0.182145395978922" calcext:value-type="float">
            <text:p>0.182145396</text:p>
          </table:table-cell>
          <table:table-cell office:value-type="float" office:value="0.18080861" calcext:value-type="float">
            <text:p>0.18080861</text:p>
          </table:table-cell>
          <table:table-cell office:value-type="float" office:value="0.52168908" calcext:value-type="float">
            <text:p>0.52168908</text:p>
          </table:table-cell>
          <table:table-cell table:formula="of:=(2*[.K278]*[.L278])/([.K278]+[.L278])" office:value-type="float" office:value="0.268544306265203" calcext:value-type="float">
            <text:p>0.268544306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103157" calcext:value-type="float">
            <text:p>0.1103157</text:p>
          </table:table-cell>
          <table:table-cell office:value-type="float" office:value="0.52173306" calcext:value-type="float">
            <text:p>0.52173306</text:p>
          </table:table-cell>
          <table:table-cell table:formula="of:=(2*[.H279]*[.I279])/([.H279]+[.I279])" office:value-type="float" office:value="0.182123125206486" calcext:value-type="float">
            <text:p>0.1821231252</text:p>
          </table:table-cell>
          <table:table-cell office:value-type="float" office:value="0.18224644" calcext:value-type="float">
            <text:p>0.18224644</text:p>
          </table:table-cell>
          <table:table-cell office:value-type="float" office:value="0.46041516" calcext:value-type="float">
            <text:p>0.46041516</text:p>
          </table:table-cell>
          <table:table-cell table:formula="of:=(2*[.K279]*[.L279])/([.K279]+[.L279])" office:value-type="float" office:value="0.261129726226152" calcext:value-type="float">
            <text:p>0.261129726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905356" calcext:value-type="float">
            <text:p>0.10905356</text:p>
          </table:table-cell>
          <table:table-cell office:value-type="float" office:value="0.54571337" calcext:value-type="float">
            <text:p>0.54571337</text:p>
          </table:table-cell>
          <table:table-cell table:formula="of:=(2*[.H280]*[.I280])/([.H280]+[.I280])" office:value-type="float" office:value="0.181780670377159" calcext:value-type="float">
            <text:p>0.1817806704</text:p>
          </table:table-cell>
          <table:table-cell office:value-type="float" office:value="0.18508212" calcext:value-type="float">
            <text:p>0.18508212</text:p>
          </table:table-cell>
          <table:table-cell office:value-type="float" office:value="0.48008442" calcext:value-type="float">
            <text:p>0.48008442</text:p>
          </table:table-cell>
          <table:table-cell table:formula="of:=(2*[.K280]*[.L280])/([.K280]+[.L280])" office:value-type="float" office:value="0.267166301637994" calcext:value-type="float">
            <text:p>0.2671663016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846379" calcext:value-type="float">
            <text:p>0.10846379</text:p>
          </table:table-cell>
          <table:table-cell office:value-type="float" office:value="0.55902599" calcext:value-type="float">
            <text:p>0.55902599</text:p>
          </table:table-cell>
          <table:table-cell table:formula="of:=(2*[.H281]*[.I281])/([.H281]+[.I281])" office:value-type="float" office:value="0.181677920473635" calcext:value-type="float">
            <text:p>0.1816779205</text:p>
          </table:table-cell>
          <table:table-cell office:value-type="float" office:value="0.17862139" calcext:value-type="float">
            <text:p>0.17862139</text:p>
          </table:table-cell>
          <table:table-cell office:value-type="float" office:value="0.48239464" calcext:value-type="float">
            <text:p>0.48239464</text:p>
          </table:table-cell>
          <table:table-cell table:formula="of:=(2*[.K281]*[.L281])/([.K281]+[.L281])" office:value-type="float" office:value="0.260707750537758" calcext:value-type="float">
            <text:p>0.260707750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500583" calcext:value-type="float">
            <text:p>0.29500583</text:p>
          </table:table-cell>
          <table:table-cell office:value-type="float" office:value="0.13105822" calcext:value-type="float">
            <text:p>0.13105822</text:p>
          </table:table-cell>
          <table:table-cell table:formula="of:=(2*[.H282]*[.I282])/([.H282]+[.I282])" office:value-type="float" office:value="0.181488858163098" calcext:value-type="float">
            <text:p>0.1814888582</text:p>
          </table:table-cell>
          <table:table-cell office:value-type="float" office:value="0.68177931" calcext:value-type="float">
            <text:p>0.68177931</text:p>
          </table:table-cell>
          <table:table-cell office:value-type="float" office:value="0.31625086" calcext:value-type="float">
            <text:p>0.31625086</text:p>
          </table:table-cell>
          <table:table-cell table:formula="of:=(2*[.K282]*[.L282])/([.K282]+[.L282])" office:value-type="float" office:value="0.432077705862753" calcext:value-type="float">
            <text:p>0.432077705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468302" calcext:value-type="float">
            <text:p>0.29468302</text:p>
          </table:table-cell>
          <table:table-cell office:value-type="float" office:value="0.13105822" calcext:value-type="float">
            <text:p>0.13105822</text:p>
          </table:table-cell>
          <table:table-cell table:formula="of:=(2*[.H283]*[.I283])/([.H283]+[.I283])" office:value-type="float" office:value="0.181427723870135" calcext:value-type="float">
            <text:p>0.1814277239</text:p>
          </table:table-cell>
          <table:table-cell office:value-type="float" office:value="0.68172596" calcext:value-type="float">
            <text:p>0.68172596</text:p>
          </table:table-cell>
          <table:table-cell office:value-type="float" office:value="0.31625086" calcext:value-type="float">
            <text:p>0.31625086</text:p>
          </table:table-cell>
          <table:table-cell table:formula="of:=(2*[.K283]*[.L283])/([.K283]+[.L283])" office:value-type="float" office:value="0.432066991564645" calcext:value-type="float">
            <text:p>0.432066991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254231" calcext:value-type="float">
            <text:p>0.34254231</text:p>
          </table:table-cell>
          <table:table-cell office:value-type="float" office:value="0.12312967" calcext:value-type="float">
            <text:p>0.12312967</text:p>
          </table:table-cell>
          <table:table-cell table:formula="of:=(2*[.H284]*[.I284])/([.H284]+[.I284])" office:value-type="float" office:value="0.181145198349008" calcext:value-type="float">
            <text:p>0.1811451983</text:p>
          </table:table-cell>
          <table:table-cell office:value-type="float" office:value="0.75124625" calcext:value-type="float">
            <text:p>0.75124625</text:p>
          </table:table-cell>
          <table:table-cell office:value-type="float" office:value="0.40832767" calcext:value-type="float">
            <text:p>0.40832767</text:p>
          </table:table-cell>
          <table:table-cell table:formula="of:=(2*[.K284]*[.L284])/([.K284]+[.L284])" office:value-type="float" office:value="0.529081631740627" calcext:value-type="float">
            <text:p>0.529081631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254231" calcext:value-type="float">
            <text:p>0.34254231</text:p>
          </table:table-cell>
          <table:table-cell office:value-type="float" office:value="0.12312967" calcext:value-type="float">
            <text:p>0.12312967</text:p>
          </table:table-cell>
          <table:table-cell table:formula="of:=(2*[.H285]*[.I285])/([.H285]+[.I285])" office:value-type="float" office:value="0.181145198349008" calcext:value-type="float">
            <text:p>0.1811451983</text:p>
          </table:table-cell>
          <table:table-cell office:value-type="float" office:value="0.75124625" calcext:value-type="float">
            <text:p>0.75124625</text:p>
          </table:table-cell>
          <table:table-cell office:value-type="float" office:value="0.40832767" calcext:value-type="float">
            <text:p>0.40832767</text:p>
          </table:table-cell>
          <table:table-cell table:formula="of:=(2*[.K285]*[.L285])/([.K285]+[.L285])" office:value-type="float" office:value="0.529081631740627" calcext:value-type="float">
            <text:p>0.529081631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6459" calcext:value-type="float">
            <text:p>0.3436459</text:p>
          </table:table-cell>
          <table:table-cell office:value-type="float" office:value="0.12264725" calcext:value-type="float">
            <text:p>0.12264725</text:p>
          </table:table-cell>
          <table:table-cell table:formula="of:=(2*[.H286]*[.I286])/([.H286]+[.I286])" office:value-type="float" office:value="0.180775654151364" calcext:value-type="float">
            <text:p>0.1807756542</text:p>
          </table:table-cell>
          <table:table-cell office:value-type="float" office:value="0.75152418" calcext:value-type="float">
            <text:p>0.75152418</text:p>
          </table:table-cell>
          <table:table-cell office:value-type="float" office:value="0.40814358" calcext:value-type="float">
            <text:p>0.40814358</text:p>
          </table:table-cell>
          <table:table-cell table:formula="of:=(2*[.K286]*[.L286])/([.K286]+[.L286])" office:value-type="float" office:value="0.528995941530295" calcext:value-type="float">
            <text:p>0.528995941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649635" calcext:value-type="float">
            <text:p>0.10649635</text:p>
          </table:table-cell>
          <table:table-cell office:value-type="float" office:value="0.58690085" calcext:value-type="float">
            <text:p>0.58690085</text:p>
          </table:table-cell>
          <table:table-cell table:formula="of:=(2*[.H287]*[.I287])/([.H287]+[.I287])" office:value-type="float" office:value="0.180279927109303" calcext:value-type="float">
            <text:p>0.1802799271</text:p>
          </table:table-cell>
          <table:table-cell office:value-type="float" office:value="0.17309228" calcext:value-type="float">
            <text:p>0.17309228</text:p>
          </table:table-cell>
          <table:table-cell office:value-type="float" office:value="0.50793927" calcext:value-type="float">
            <text:p>0.50793927</text:p>
          </table:table-cell>
          <table:table-cell table:formula="of:=(2*[.K287]*[.L287])/([.K287]+[.L287])" office:value-type="float" office:value="0.258197630773011" calcext:value-type="float">
            <text:p>0.258197630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715872" calcext:value-type="float">
            <text:p>0.10715872</text:p>
          </table:table-cell>
          <table:table-cell office:value-type="float" office:value="0.56570778" calcext:value-type="float">
            <text:p>0.56570778</text:p>
          </table:table-cell>
          <table:table-cell table:formula="of:=(2*[.H288]*[.I288])/([.H288]+[.I288])" office:value-type="float" office:value="0.180185881148316" calcext:value-type="float">
            <text:p>0.1801858811</text:p>
          </table:table-cell>
          <table:table-cell office:value-type="float" office:value="0.18085185" calcext:value-type="float">
            <text:p>0.18085185</text:p>
          </table:table-cell>
          <table:table-cell office:value-type="float" office:value="0.5034744" calcext:value-type="float">
            <text:p>0.5034744</text:p>
          </table:table-cell>
          <table:table-cell table:formula="of:=(2*[.K288]*[.L288])/([.K288]+[.L288])" office:value-type="float" office:value="0.266113645845501" calcext:value-type="float">
            <text:p>0.266113645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810829" calcext:value-type="float">
            <text:p>0.10810829</text:p>
          </table:table-cell>
          <table:table-cell office:value-type="float" office:value="0.53554229" calcext:value-type="float">
            <text:p>0.53554229</text:p>
          </table:table-cell>
          <table:table-cell table:formula="of:=(2*[.H289]*[.I289])/([.H289]+[.I289])" office:value-type="float" office:value="0.179900595116636" calcext:value-type="float">
            <text:p>0.1799005951</text:p>
          </table:table-cell>
          <table:table-cell office:value-type="float" office:value="0.16965435" calcext:value-type="float">
            <text:p>0.16965435</text:p>
          </table:table-cell>
          <table:table-cell office:value-type="float" office:value="0.46650833" calcext:value-type="float">
            <text:p>0.46650833</text:p>
          </table:table-cell>
          <table:table-cell table:formula="of:=(2*[.K289]*[.L289])/([.K289]+[.L289])" office:value-type="float" office:value="0.248820529666203" calcext:value-type="float">
            <text:p>0.248820529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362111" calcext:value-type="float">
            <text:p>0.38362111</text:p>
          </table:table-cell>
          <table:table-cell office:value-type="float" office:value="0.11715129" calcext:value-type="float">
            <text:p>0.11715129</text:p>
          </table:table-cell>
          <table:table-cell table:formula="of:=(2*[.H290]*[.I290])/([.H290]+[.I290])" office:value-type="float" office:value="0.179489556164565" calcext:value-type="float">
            <text:p>0.1794895562</text:p>
          </table:table-cell>
          <table:table-cell office:value-type="float" office:value="0.86178215" calcext:value-type="float">
            <text:p>0.86178215</text:p>
          </table:table-cell>
          <table:table-cell office:value-type="float" office:value="0.3959754" calcext:value-type="float">
            <text:p>0.3959754</text:p>
          </table:table-cell>
          <table:table-cell table:formula="of:=(2*[.K290]*[.L290])/([.K290]+[.L290])" office:value-type="float" office:value="0.542623706069759" calcext:value-type="float">
            <text:p>0.542623706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362111" calcext:value-type="float">
            <text:p>0.38362111</text:p>
          </table:table-cell>
          <table:table-cell office:value-type="float" office:value="0.11715129" calcext:value-type="float">
            <text:p>0.11715129</text:p>
          </table:table-cell>
          <table:table-cell table:formula="of:=(2*[.H291]*[.I291])/([.H291]+[.I291])" office:value-type="float" office:value="0.179489556164565" calcext:value-type="float">
            <text:p>0.1794895562</text:p>
          </table:table-cell>
          <table:table-cell office:value-type="float" office:value="0.86178215" calcext:value-type="float">
            <text:p>0.86178215</text:p>
          </table:table-cell>
          <table:table-cell office:value-type="float" office:value="0.3959754" calcext:value-type="float">
            <text:p>0.3959754</text:p>
          </table:table-cell>
          <table:table-cell table:formula="of:=(2*[.K291]*[.L291])/([.K291]+[.L291])" office:value-type="float" office:value="0.542623706069759" calcext:value-type="float">
            <text:p>0.542623706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718831" calcext:value-type="float">
            <text:p>0.26718831</text:p>
          </table:table-cell>
          <table:table-cell office:value-type="float" office:value="0.1350637" calcext:value-type="float">
            <text:p>0.1350637</text:p>
          </table:table-cell>
          <table:table-cell table:formula="of:=(2*[.H292]*[.I292])/([.H292]+[.I292])" office:value-type="float" office:value="0.179427030061811" calcext:value-type="float">
            <text:p>0.1794270301</text:p>
          </table:table-cell>
          <table:table-cell office:value-type="float" office:value="0.54042232" calcext:value-type="float">
            <text:p>0.54042232</text:p>
          </table:table-cell>
          <table:table-cell office:value-type="float" office:value="0.31586453" calcext:value-type="float">
            <text:p>0.31586453</text:p>
          </table:table-cell>
          <table:table-cell table:formula="of:=(2*[.K292]*[.L292])/([.K292]+[.L292])" office:value-type="float" office:value="0.398698735378944" calcext:value-type="float">
            <text:p>0.3986987354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660541" calcext:value-type="float">
            <text:p>0.10660541</text:p>
          </table:table-cell>
          <table:table-cell office:value-type="float" office:value="0.56514708" calcext:value-type="float">
            <text:p>0.56514708</text:p>
          </table:table-cell>
          <table:table-cell table:formula="of:=(2*[.H293]*[.I293])/([.H293]+[.I293])" office:value-type="float" office:value="0.179374805663029" calcext:value-type="float">
            <text:p>0.1793748057</text:p>
          </table:table-cell>
          <table:table-cell office:value-type="float" office:value="0.15828304" calcext:value-type="float">
            <text:p>0.15828304</text:p>
          </table:table-cell>
          <table:table-cell office:value-type="float" office:value="0.47393681" calcext:value-type="float">
            <text:p>0.47393681</text:p>
          </table:table-cell>
          <table:table-cell table:formula="of:=(2*[.K293]*[.L293])/([.K293]+[.L293])" office:value-type="float" office:value="0.237310356689061" calcext:value-type="float">
            <text:p>0.237310356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03136" calcext:value-type="float">
            <text:p>0.10503136</text:p>
          </table:table-cell>
          <table:table-cell office:value-type="float" office:value="0.61372753" calcext:value-type="float">
            <text:p>0.61372753</text:p>
          </table:table-cell>
          <table:table-cell table:formula="of:=(2*[.H294]*[.I294])/([.H294]+[.I294])" office:value-type="float" office:value="0.179366510918121" calcext:value-type="float">
            <text:p>0.1793665109</text:p>
          </table:table-cell>
          <table:table-cell office:value-type="float" office:value="0.1689915" calcext:value-type="float">
            <text:p>0.1689915</text:p>
          </table:table-cell>
          <table:table-cell office:value-type="float" office:value="0.54258215" calcext:value-type="float">
            <text:p>0.54258215</text:p>
          </table:table-cell>
          <table:table-cell table:formula="of:=(2*[.K294]*[.L294])/([.K294]+[.L294])" office:value-type="float" office:value="0.25771547724322" calcext:value-type="float">
            <text:p>0.257715477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394827" calcext:value-type="float">
            <text:p>0.38394827</text:p>
          </table:table-cell>
          <table:table-cell office:value-type="float" office:value="0.11667789" calcext:value-type="float">
            <text:p>0.11667789</text:p>
          </table:table-cell>
          <table:table-cell table:formula="of:=(2*[.H295]*[.I295])/([.H295]+[.I295])" office:value-type="float" office:value="0.178968969630953" calcext:value-type="float">
            <text:p>0.1789689696</text:p>
          </table:table-cell>
          <table:table-cell office:value-type="float" office:value="0.8621607" calcext:value-type="float">
            <text:p>0.8621607</text:p>
          </table:table-cell>
          <table:table-cell office:value-type="float" office:value="0.3957939" calcext:value-type="float">
            <text:p>0.3957939</text:p>
          </table:table-cell>
          <table:table-cell table:formula="of:=(2*[.K295]*[.L295])/([.K295]+[.L295])" office:value-type="float" office:value="0.542528237314335" calcext:value-type="float">
            <text:p>0.54252823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649982" calcext:value-type="float">
            <text:p>0.10649982</text:p>
          </table:table-cell>
          <table:table-cell office:value-type="float" office:value="0.55639611" calcext:value-type="float">
            <text:p>0.55639611</text:p>
          </table:table-cell>
          <table:table-cell table:formula="of:=(2*[.H296]*[.I296])/([.H296]+[.I296])" office:value-type="float" office:value="0.178779452043702" calcext:value-type="float">
            <text:p>0.178779452</text:p>
          </table:table-cell>
          <table:table-cell office:value-type="float" office:value="0.17500342" calcext:value-type="float">
            <text:p>0.17500342</text:p>
          </table:table-cell>
          <table:table-cell office:value-type="float" office:value="0.50016853" calcext:value-type="float">
            <text:p>0.50016853</text:p>
          </table:table-cell>
          <table:table-cell table:formula="of:=(2*[.K296]*[.L296])/([.K296]+[.L296])" office:value-type="float" office:value="0.259285662937782" calcext:value-type="float">
            <text:p>0.259285662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850561" calcext:value-type="float">
            <text:p>0.10850561</text:p>
          </table:table-cell>
          <table:table-cell office:value-type="float" office:value="0.50680368" calcext:value-type="float">
            <text:p>0.50680368</text:p>
          </table:table-cell>
          <table:table-cell table:formula="of:=(2*[.H297]*[.I297])/([.H297]+[.I297])" office:value-type="float" office:value="0.17874276674303" calcext:value-type="float">
            <text:p>0.1787427667</text:p>
          </table:table-cell>
          <table:table-cell office:value-type="float" office:value="0.18897034" calcext:value-type="float">
            <text:p>0.18897034</text:p>
          </table:table-cell>
          <table:table-cell office:value-type="float" office:value="0.45780418" calcext:value-type="float">
            <text:p>0.45780418</text:p>
          </table:table-cell>
          <table:table-cell table:formula="of:=(2*[.K297]*[.L297])/([.K297]+[.L297])" office:value-type="float" office:value="0.267516449312262" calcext:value-type="float">
            <text:p>0.267516449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785164" calcext:value-type="float">
            <text:p>0.10785164</text:p>
          </table:table-cell>
          <table:table-cell office:value-type="float" office:value="0.52054337" calcext:value-type="float">
            <text:p>0.52054337</text:p>
          </table:table-cell>
          <table:table-cell table:formula="of:=(2*[.H298]*[.I298])/([.H298]+[.I298])" office:value-type="float" office:value="0.178682055879555" calcext:value-type="float">
            <text:p>0.1786820559</text:p>
          </table:table-cell>
          <table:table-cell office:value-type="float" office:value="0.18195976" calcext:value-type="float">
            <text:p>0.18195976</text:p>
          </table:table-cell>
          <table:table-cell office:value-type="float" office:value="0.46016885" calcext:value-type="float">
            <text:p>0.46016885</text:p>
          </table:table-cell>
          <table:table-cell table:formula="of:=(2*[.K298]*[.L298])/([.K298]+[.L298])" office:value-type="float" office:value="0.260795772689449" calcext:value-type="float">
            <text:p>0.260795772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529543" calcext:value-type="float">
            <text:p>0.10529543</text:p>
          </table:table-cell>
          <table:table-cell office:value-type="float" office:value="0.58596346" calcext:value-type="float">
            <text:p>0.58596346</text:p>
          </table:table-cell>
          <table:table-cell table:formula="of:=(2*[.H299]*[.I299])/([.H299]+[.I299])" office:value-type="float" office:value="0.17851278407425" calcext:value-type="float">
            <text:p>0.1785127841</text:p>
          </table:table-cell>
          <table:table-cell office:value-type="float" office:value="0.17904061" calcext:value-type="float">
            <text:p>0.17904061</text:p>
          </table:table-cell>
          <table:table-cell office:value-type="float" office:value="0.53517442" calcext:value-type="float">
            <text:p>0.53517442</text:p>
          </table:table-cell>
          <table:table-cell table:formula="of:=(2*[.K299]*[.L299])/([.K299]+[.L299])" office:value-type="float" office:value="0.268316825013319" calcext:value-type="float">
            <text:p>0.2683168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715585" calcext:value-type="float">
            <text:p>0.10715585</text:p>
          </table:table-cell>
          <table:table-cell office:value-type="float" office:value="0.53365216" calcext:value-type="float">
            <text:p>0.53365216</text:p>
          </table:table-cell>
          <table:table-cell table:formula="of:=(2*[.H300]*[.I300])/([.H300]+[.I300])" office:value-type="float" office:value="0.178474519409132" calcext:value-type="float">
            <text:p>0.1784745194</text:p>
          </table:table-cell>
          <table:table-cell office:value-type="float" office:value="0.18448872" calcext:value-type="float">
            <text:p>0.18448872</text:p>
          </table:table-cell>
          <table:table-cell office:value-type="float" office:value="0.49494397" calcext:value-type="float">
            <text:p>0.49494397</text:p>
          </table:table-cell>
          <table:table-cell table:formula="of:=(2*[.K300]*[.L300])/([.K300]+[.L300])" office:value-type="float" office:value="0.268787713164106" calcext:value-type="float">
            <text:p>0.268787713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605206" calcext:value-type="float">
            <text:p>0.38605206</text:p>
          </table:table-cell>
          <table:table-cell office:value-type="float" office:value="0.11598657" calcext:value-type="float">
            <text:p>0.11598657</text:p>
          </table:table-cell>
          <table:table-cell table:formula="of:=(2*[.H301]*[.I301])/([.H301]+[.I301])" office:value-type="float" office:value="0.178380115015588" calcext:value-type="float">
            <text:p>0.178380115</text:p>
          </table:table-cell>
          <table:table-cell office:value-type="float" office:value="0.8625395" calcext:value-type="float">
            <text:p>0.8625395</text:p>
          </table:table-cell>
          <table:table-cell office:value-type="float" office:value="0.39564352" calcext:value-type="float">
            <text:p>0.39564352</text:p>
          </table:table-cell>
          <table:table-cell table:formula="of:=(2*[.K301]*[.L301])/([.K301]+[.L301])" office:value-type="float" office:value="0.542461881132429" calcext:value-type="float">
            <text:p>0.542461881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45287" calcext:value-type="float">
            <text:p>0.1145287</text:p>
          </table:table-cell>
          <table:table-cell office:value-type="float" office:value="0.40258191" calcext:value-type="float">
            <text:p>0.40258191</text:p>
          </table:table-cell>
          <table:table-cell table:formula="of:=(2*[.H302]*[.I302])/([.H302]+[.I302])" office:value-type="float" office:value="0.178326191357075" calcext:value-type="float">
            <text:p>0.1783261914</text:p>
          </table:table-cell>
          <table:table-cell office:value-type="float" office:value="0.23234964" calcext:value-type="float">
            <text:p>0.23234964</text:p>
          </table:table-cell>
          <table:table-cell office:value-type="float" office:value="0.40975633" calcext:value-type="float">
            <text:p>0.40975633</text:p>
          </table:table-cell>
          <table:table-cell table:formula="of:=(2*[.K302]*[.L302])/([.K302]+[.L302])" office:value-type="float" office:value="0.296545243967195" calcext:value-type="float">
            <text:p>0.29654524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55852" calcext:value-type="float">
            <text:p>0.29555852</text:p>
          </table:table-cell>
          <table:table-cell office:value-type="float" office:value="0.12753321" calcext:value-type="float">
            <text:p>0.12753321</text:p>
          </table:table-cell>
          <table:table-cell table:formula="of:=(2*[.H303]*[.I303])/([.H303]+[.I303])" office:value-type="float" office:value="0.178181345205916" calcext:value-type="float">
            <text:p>0.1781813452</text:p>
          </table:table-cell>
          <table:table-cell office:value-type="float" office:value="0.68360173" calcext:value-type="float">
            <text:p>0.68360173</text:p>
          </table:table-cell>
          <table:table-cell office:value-type="float" office:value="0.31566229" calcext:value-type="float">
            <text:p>0.31566229</text:p>
          </table:table-cell>
          <table:table-cell table:formula="of:=(2*[.K303]*[.L303])/([.K303]+[.L303])" office:value-type="float" office:value="0.431892439276982" calcext:value-type="float">
            <text:p>0.4318924393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630901" calcext:value-type="float">
            <text:p>0.10630901</text:p>
          </table:table-cell>
          <table:table-cell office:value-type="float" office:value="0.54896095" calcext:value-type="float">
            <text:p>0.54896095</text:p>
          </table:table-cell>
          <table:table-cell table:formula="of:=(2*[.H304]*[.I304])/([.H304]+[.I304])" office:value-type="float" office:value="0.178123517590092" calcext:value-type="float">
            <text:p>0.1781235176</text:p>
          </table:table-cell>
          <table:table-cell office:value-type="float" office:value="0.16369689" calcext:value-type="float">
            <text:p>0.16369689</text:p>
          </table:table-cell>
          <table:table-cell office:value-type="float" office:value="0.4706102" calcext:value-type="float">
            <text:p>0.4706102</text:p>
          </table:table-cell>
          <table:table-cell table:formula="of:=(2*[.K304]*[.L304])/([.K304]+[.L304])" office:value-type="float" office:value="0.242902617223711" calcext:value-type="float">
            <text:p>0.24290261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81974" calcext:value-type="float">
            <text:p>0.30481974</text:p>
          </table:table-cell>
          <table:table-cell office:value-type="float" office:value="0.12573099" calcext:value-type="float">
            <text:p>0.12573099</text:p>
          </table:table-cell>
          <table:table-cell table:formula="of:=(2*[.H305]*[.I305])/([.H305]+[.I305])" office:value-type="float" office:value="0.178029138084344" calcext:value-type="float">
            <text:p>0.1780291381</text:p>
          </table:table-cell>
          <table:table-cell office:value-type="float" office:value="0.72521508" calcext:value-type="float">
            <text:p>0.72521508</text:p>
          </table:table-cell>
          <table:table-cell office:value-type="float" office:value="0.36478876" calcext:value-type="float">
            <text:p>0.36478876</text:p>
          </table:table-cell>
          <table:table-cell table:formula="of:=(2*[.K305]*[.L305])/([.K305]+[.L305])" office:value-type="float" office:value="0.485411702341344" calcext:value-type="float">
            <text:p>0.485411702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71408" calcext:value-type="float">
            <text:p>0.10571408</text:p>
          </table:table-cell>
          <table:table-cell office:value-type="float" office:value="0.54552938" calcext:value-type="float">
            <text:p>0.54552938</text:p>
          </table:table-cell>
          <table:table-cell table:formula="of:=(2*[.H306]*[.I306])/([.H306]+[.I306])" office:value-type="float" office:value="0.177107764029355" calcext:value-type="float">
            <text:p>0.177107764</text:p>
          </table:table-cell>
          <table:table-cell office:value-type="float" office:value="0.17635961" calcext:value-type="float">
            <text:p>0.17635961</text:p>
          </table:table-cell>
          <table:table-cell office:value-type="float" office:value="0.48061077" calcext:value-type="float">
            <text:p>0.48061077</text:p>
          </table:table-cell>
          <table:table-cell table:formula="of:=(2*[.K306]*[.L306])/([.K306]+[.L306])" office:value-type="float" office:value="0.258033940461668" calcext:value-type="float">
            <text:p>0.258033940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632723" calcext:value-type="float">
            <text:p>0.10632723</text:p>
          </table:table-cell>
          <table:table-cell office:value-type="float" office:value="0.52526162" calcext:value-type="float">
            <text:p>0.52526162</text:p>
          </table:table-cell>
          <table:table-cell table:formula="of:=(2*[.H307]*[.I307])/([.H307]+[.I307])" office:value-type="float" office:value="0.176854335157793" calcext:value-type="float">
            <text:p>0.1768543352</text:p>
          </table:table-cell>
          <table:table-cell office:value-type="float" office:value="0.18454688" calcext:value-type="float">
            <text:p>0.18454688</text:p>
          </table:table-cell>
          <table:table-cell office:value-type="float" office:value="0.47635333" calcext:value-type="float">
            <text:p>0.47635333</text:p>
          </table:table-cell>
          <table:table-cell table:formula="of:=(2*[.K307]*[.L307])/([.K307]+[.L307])" office:value-type="float" office:value="0.266029635031014" calcext:value-type="float">
            <text:p>0.26602963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82533" calcext:value-type="float">
            <text:p>0.1082533</text:p>
          </table:table-cell>
          <table:table-cell office:value-type="float" office:value="0.47269271" calcext:value-type="float">
            <text:p>0.47269271</text:p>
          </table:table-cell>
          <table:table-cell table:formula="of:=(2*[.H308]*[.I308])/([.H308]+[.I308])" office:value-type="float" office:value="0.176162827053216" calcext:value-type="float">
            <text:p>0.1761628271</text:p>
          </table:table-cell>
          <table:table-cell office:value-type="float" office:value="0.18575595" calcext:value-type="float">
            <text:p>0.18575595</text:p>
          </table:table-cell>
          <table:table-cell office:value-type="float" office:value="0.43660774" calcext:value-type="float">
            <text:p>0.43660774</text:p>
          </table:table-cell>
          <table:table-cell table:formula="of:=(2*[.K308]*[.L308])/([.K308]+[.L308])" office:value-type="float" office:value="0.260627304658641" calcext:value-type="float">
            <text:p>0.2606273047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303553" calcext:value-type="float">
            <text:p>0.10303553</text:p>
          </table:table-cell>
          <table:table-cell office:value-type="float" office:value="0.60033193" calcext:value-type="float">
            <text:p>0.60033193</text:p>
          </table:table-cell>
          <table:table-cell table:formula="of:=(2*[.H309]*[.I309])/([.H309]+[.I309])" office:value-type="float" office:value="0.175883935783645" calcext:value-type="float">
            <text:p>0.1758839358</text:p>
          </table:table-cell>
          <table:table-cell office:value-type="float" office:value="0.15638199" calcext:value-type="float">
            <text:p>0.15638199</text:p>
          </table:table-cell>
          <table:table-cell office:value-type="float" office:value="0.48699692" calcext:value-type="float">
            <text:p>0.48699692</text:p>
          </table:table-cell>
          <table:table-cell table:formula="of:=(2*[.K309]*[.L309])/([.K309]+[.L309])" office:value-type="float" office:value="0.236742443029321" calcext:value-type="float">
            <text:p>0.23674244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85476" calcext:value-type="float">
            <text:p>0.10385476</text:p>
          </table:table-cell>
          <table:table-cell office:value-type="float" office:value="0.57316143" calcext:value-type="float">
            <text:p>0.57316143</text:p>
          </table:table-cell>
          <table:table-cell table:formula="of:=(2*[.H310]*[.I310])/([.H310]+[.I310])" office:value-type="float" office:value="0.175846733455242" calcext:value-type="float">
            <text:p>0.1758467335</text:p>
          </table:table-cell>
          <table:table-cell office:value-type="float" office:value="0.17170292" calcext:value-type="float">
            <text:p>0.17170292</text:p>
          </table:table-cell>
          <table:table-cell office:value-type="float" office:value="0.51705827" calcext:value-type="float">
            <text:p>0.51705827</text:p>
          </table:table-cell>
          <table:table-cell table:formula="of:=(2*[.K310]*[.L310])/([.K310]+[.L310])" office:value-type="float" office:value="0.257797378999094" calcext:value-type="float">
            <text:p>0.25779737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219974" calcext:value-type="float">
            <text:p>0.42219974</text:p>
          </table:table-cell>
          <table:table-cell office:value-type="float" office:value="0.11031149" calcext:value-type="float">
            <text:p>0.11031149</text:p>
          </table:table-cell>
          <table:table-cell table:formula="of:=(2*[.H311]*[.I311])/([.H311]+[.I311])" office:value-type="float" office:value="0.174920188620295" calcext:value-type="float">
            <text:p>0.1749201886</text:p>
          </table:table-cell>
          <table:table-cell office:value-type="float" office:value="0.85967118" calcext:value-type="float">
            <text:p>0.85967118</text:p>
          </table:table-cell>
          <table:table-cell office:value-type="float" office:value="0.28186207" calcext:value-type="float">
            <text:p>0.28186207</text:p>
          </table:table-cell>
          <table:table-cell table:formula="of:=(2*[.K311]*[.L311])/([.K311]+[.L311])" office:value-type="float" office:value="0.424532002574857" calcext:value-type="float">
            <text:p>0.424532002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411506" calcext:value-type="float">
            <text:p>0.10411506</text:p>
          </table:table-cell>
          <table:table-cell office:value-type="float" office:value="0.54604267" calcext:value-type="float">
            <text:p>0.54604267</text:p>
          </table:table-cell>
          <table:table-cell table:formula="of:=(2*[.H312]*[.I312])/([.H312]+[.I312])" office:value-type="float" office:value="0.17488453255677" calcext:value-type="float">
            <text:p>0.1748845326</text:p>
          </table:table-cell>
          <table:table-cell office:value-type="float" office:value="0.18248349" calcext:value-type="float">
            <text:p>0.18248349</text:p>
          </table:table-cell>
          <table:table-cell office:value-type="float" office:value="0.50978018" calcext:value-type="float">
            <text:p>0.50978018</text:p>
          </table:table-cell>
          <table:table-cell table:formula="of:=(2*[.K312]*[.L312])/([.K312]+[.L312])" office:value-type="float" office:value="0.268760214960373" calcext:value-type="float">
            <text:p>0.26876021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90998" calcext:value-type="float">
            <text:p>0.10590998</text:p>
          </table:table-cell>
          <table:table-cell office:value-type="float" office:value="0.4848298" calcext:value-type="float">
            <text:p>0.4848298</text:p>
          </table:table-cell>
          <table:table-cell table:formula="of:=(2*[.H313]*[.I313])/([.H313]+[.I313])" office:value-type="float" office:value="0.173844105847769" calcext:value-type="float">
            <text:p>0.1738441058</text:p>
          </table:table-cell>
          <table:table-cell office:value-type="float" office:value="0.17598108" calcext:value-type="float">
            <text:p>0.17598108</text:p>
          </table:table-cell>
          <table:table-cell office:value-type="float" office:value="0.44270868" calcext:value-type="float">
            <text:p>0.44270868</text:p>
          </table:table-cell>
          <table:table-cell table:formula="of:=(2*[.K313]*[.L313])/([.K313]+[.L313])" office:value-type="float" office:value="0.251849494427625" calcext:value-type="float">
            <text:p>0.251849494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436414" calcext:value-type="float">
            <text:p>0.33436414</text:p>
          </table:table-cell>
          <table:table-cell office:value-type="float" office:value="0.11715129" calcext:value-type="float">
            <text:p>0.11715129</text:p>
          </table:table-cell>
          <table:table-cell table:formula="of:=(2*[.H314]*[.I314])/([.H314]+[.I314])" office:value-type="float" office:value="0.173509863575385" calcext:value-type="float">
            <text:p>0.1735098636</text:p>
          </table:table-cell>
          <table:table-cell office:value-type="float" office:value="0.75687396" calcext:value-type="float">
            <text:p>0.75687396</text:p>
          </table:table-cell>
          <table:table-cell office:value-type="float" office:value="0.3959754" calcext:value-type="float">
            <text:p>0.3959754</text:p>
          </table:table-cell>
          <table:table-cell table:formula="of:=(2*[.K314]*[.L314])/([.K314]+[.L314])" office:value-type="float" office:value="0.519935178800089" calcext:value-type="float">
            <text:p>0.519935178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436414" calcext:value-type="float">
            <text:p>0.33436414</text:p>
          </table:table-cell>
          <table:table-cell office:value-type="float" office:value="0.11715129" calcext:value-type="float">
            <text:p>0.11715129</text:p>
          </table:table-cell>
          <table:table-cell table:formula="of:=(2*[.H315]*[.I315])/([.H315]+[.I315])" office:value-type="float" office:value="0.173509863575385" calcext:value-type="float">
            <text:p>0.1735098636</text:p>
          </table:table-cell>
          <table:table-cell office:value-type="float" office:value="0.75687396" calcext:value-type="float">
            <text:p>0.75687396</text:p>
          </table:table-cell>
          <table:table-cell office:value-type="float" office:value="0.3959754" calcext:value-type="float">
            <text:p>0.3959754</text:p>
          </table:table-cell>
          <table:table-cell table:formula="of:=(2*[.K315]*[.L315])/([.K315]+[.L315])" office:value-type="float" office:value="0.519935178800089" calcext:value-type="float">
            <text:p>0.5199351788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460554" calcext:value-type="float">
            <text:p>0.33460554</text:p>
          </table:table-cell>
          <table:table-cell office:value-type="float" office:value="0.11667789" calcext:value-type="float">
            <text:p>0.11667789</text:p>
          </table:table-cell>
          <table:table-cell table:formula="of:=(2*[.H316]*[.I316])/([.H316]+[.I316])" office:value-type="float" office:value="0.173022388123183" calcext:value-type="float">
            <text:p>0.1730223881</text:p>
          </table:table-cell>
          <table:table-cell office:value-type="float" office:value="0.75714243" calcext:value-type="float">
            <text:p>0.75714243</text:p>
          </table:table-cell>
          <table:table-cell office:value-type="float" office:value="0.3957939" calcext:value-type="float">
            <text:p>0.3957939</text:p>
          </table:table-cell>
          <table:table-cell table:formula="of:=(2*[.K316]*[.L316])/([.K316]+[.L316])" office:value-type="float" office:value="0.519841985073325" calcext:value-type="float">
            <text:p>0.519841985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395825" calcext:value-type="float">
            <text:p>0.10395825</text:p>
          </table:table-cell>
          <table:table-cell office:value-type="float" office:value="0.51488178" calcext:value-type="float">
            <text:p>0.51488178</text:p>
          </table:table-cell>
          <table:table-cell table:formula="of:=(2*[.H317]*[.I317])/([.H317]+[.I317])" office:value-type="float" office:value="0.172988837860683" calcext:value-type="float">
            <text:p>0.1729888379</text:p>
          </table:table-cell>
          <table:table-cell office:value-type="float" office:value="0.16316307" calcext:value-type="float">
            <text:p>0.16316307</text:p>
          </table:table-cell>
          <table:table-cell office:value-type="float" office:value="0.45019161" calcext:value-type="float">
            <text:p>0.45019161</text:p>
          </table:table-cell>
          <table:table-cell table:formula="of:=(2*[.K317]*[.L317])/([.K317]+[.L317])" office:value-type="float" office:value="0.239517680621081" calcext:value-type="float">
            <text:p>0.239517680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214683" calcext:value-type="float">
            <text:p>0.10214683</text:p>
          </table:table-cell>
          <table:table-cell office:value-type="float" office:value="0.56070389" calcext:value-type="float">
            <text:p>0.56070389</text:p>
          </table:table-cell>
          <table:table-cell table:formula="of:=(2*[.H318]*[.I318])/([.H318]+[.I318])" office:value-type="float" office:value="0.172811534193306" calcext:value-type="float">
            <text:p>0.1728115342</text:p>
          </table:table-cell>
          <table:table-cell office:value-type="float" office:value="0.1579966" calcext:value-type="float">
            <text:p>0.1579966</text:p>
          </table:table-cell>
          <table:table-cell office:value-type="float" office:value="0.4646" calcext:value-type="float">
            <text:p>0.4646</text:p>
          </table:table-cell>
          <table:table-cell table:formula="of:=(2*[.K318]*[.L318])/([.K318]+[.L318])" office:value-type="float" office:value="0.235803473260214" calcext:value-type="float">
            <text:p>0.235803473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6829201" calcext:value-type="float">
            <text:p>0.26829201</text:p>
          </table:table-cell>
          <table:table-cell office:value-type="float" office:value="0.12715755" calcext:value-type="float">
            <text:p>0.12715755</text:p>
          </table:table-cell>
          <table:table-cell table:formula="of:=(2*[.H319]*[.I319])/([.H319]+[.I319])" office:value-type="float" office:value="0.172539601137376" calcext:value-type="float">
            <text:p>0.1725396011</text:p>
          </table:table-cell>
          <table:table-cell office:value-type="float" office:value="0.58545979" calcext:value-type="float">
            <text:p>0.58545979</text:p>
          </table:table-cell>
          <table:table-cell office:value-type="float" office:value="0.31136337" calcext:value-type="float">
            <text:p>0.31136337</text:p>
          </table:table-cell>
          <table:table-cell table:formula="of:=(2*[.K319]*[.L319])/([.K319]+[.L319])" office:value-type="float" office:value="0.406525480929579" calcext:value-type="float">
            <text:p>0.406525480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688937" calcext:value-type="float">
            <text:p>0.11688937</text:p>
          </table:table-cell>
          <table:table-cell office:value-type="float" office:value="0.32599182" calcext:value-type="float">
            <text:p>0.32599182</text:p>
          </table:table-cell>
          <table:table-cell table:formula="of:=(2*[.H320]*[.I320])/([.H320]+[.I320])" office:value-type="float" office:value="0.17207765570244" calcext:value-type="float">
            <text:p>0.1720776557</text:p>
          </table:table-cell>
          <table:table-cell office:value-type="float" office:value="0.23308195" calcext:value-type="float">
            <text:p>0.23308195</text:p>
          </table:table-cell>
          <table:table-cell office:value-type="float" office:value="0.3190226" calcext:value-type="float">
            <text:p>0.3190226</text:p>
          </table:table-cell>
          <table:table-cell table:formula="of:=(2*[.K320]*[.L320])/([.K320]+[.L320])" office:value-type="float" office:value="0.269363509871708" calcext:value-type="float">
            <text:p>0.269363509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372207" calcext:value-type="float">
            <text:p>0.10372207</text:p>
          </table:table-cell>
          <table:table-cell office:value-type="float" office:value="0.49821126" calcext:value-type="float">
            <text:p>0.49821126</text:p>
          </table:table-cell>
          <table:table-cell table:formula="of:=(2*[.H321]*[.I321])/([.H321]+[.I321])" office:value-type="float" office:value="0.17169842774617" calcext:value-type="float">
            <text:p>0.1716984277</text:p>
          </table:table-cell>
          <table:table-cell office:value-type="float" office:value="0.16980745" calcext:value-type="float">
            <text:p>0.16980745</text:p>
          </table:table-cell>
          <table:table-cell office:value-type="float" office:value="0.44683129" calcext:value-type="float">
            <text:p>0.44683129</text:p>
          </table:table-cell>
          <table:table-cell table:formula="of:=(2*[.K321]*[.L321])/([.K321]+[.L321])" office:value-type="float" office:value="0.246093140158889" calcext:value-type="float">
            <text:p>0.2460931402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890242" calcext:value-type="float">
            <text:p>0.09890242</text:p>
          </table:table-cell>
          <table:table-cell office:value-type="float" office:value="0.64089402" calcext:value-type="float">
            <text:p>0.64089402</text:p>
          </table:table-cell>
          <table:table-cell table:formula="of:=(2*[.H322]*[.I322])/([.H322]+[.I322])" office:value-type="float" office:value="0.171360569243962" calcext:value-type="float">
            <text:p>0.1713605692</text:p>
          </table:table-cell>
          <table:table-cell office:value-type="float" office:value="0.14133514" calcext:value-type="float">
            <text:p>0.14133514</text:p>
          </table:table-cell>
          <table:table-cell office:value-type="float" office:value="0.51763129" calcext:value-type="float">
            <text:p>0.51763129</text:p>
          </table:table-cell>
          <table:table-cell table:formula="of:=(2*[.K322]*[.L322])/([.K322]+[.L322])" office:value-type="float" office:value="0.222043149726248" calcext:value-type="float">
            <text:p>0.222043149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1073852" calcext:value-type="float">
            <text:p>0.11073852</text:p>
          </table:table-cell>
          <table:table-cell office:value-type="float" office:value="0.37654459" calcext:value-type="float">
            <text:p>0.37654459</text:p>
          </table:table-cell>
          <table:table-cell table:formula="of:=(2*[.H323]*[.I323])/([.H323]+[.I323])" office:value-type="float" office:value="0.171144822198359" calcext:value-type="float">
            <text:p>0.1711448222</text:p>
          </table:table-cell>
          <table:table-cell office:value-type="float" office:value="0.19180189" calcext:value-type="float">
            <text:p>0.19180189</text:p>
          </table:table-cell>
          <table:table-cell office:value-type="float" office:value="0.3479794" calcext:value-type="float">
            <text:p>0.3479794</text:p>
          </table:table-cell>
          <table:table-cell table:formula="of:=(2*[.K323]*[.L323])/([.K323]+[.L323])" office:value-type="float" office:value="0.247296850919253" calcext:value-type="float">
            <text:p>0.247296850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18155" calcext:value-type="float">
            <text:p>0.3718155</text:p>
          </table:table-cell>
          <table:table-cell office:value-type="float" office:value="0.11031149" calcext:value-type="float">
            <text:p>0.11031149</text:p>
          </table:table-cell>
          <table:table-cell table:formula="of:=(2*[.H324]*[.I324])/([.H324]+[.I324])" office:value-type="float" office:value="0.170144060219881" calcext:value-type="float">
            <text:p>0.1701440602</text:p>
          </table:table-cell>
          <table:table-cell office:value-type="float" office:value="0.80465436" calcext:value-type="float">
            <text:p>0.80465436</text:p>
          </table:table-cell>
          <table:table-cell office:value-type="float" office:value="0.28186207" calcext:value-type="float">
            <text:p>0.28186207</text:p>
          </table:table-cell>
          <table:table-cell table:formula="of:=(2*[.K324]*[.L324])/([.K324]+[.L324])" office:value-type="float" office:value="0.41748387282855" calcext:value-type="float">
            <text:p>0.4174838728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726011" calcext:value-type="float">
            <text:p>0.09726011</text:p>
          </table:table-cell>
          <table:table-cell office:value-type="float" office:value="0.66763251" calcext:value-type="float">
            <text:p>0.66763251</text:p>
          </table:table-cell>
          <table:table-cell table:formula="of:=(2*[.H325]*[.I325])/([.H325]+[.I325])" office:value-type="float" office:value="0.169785953385656" calcext:value-type="float">
            <text:p>0.1697859534</text:p>
          </table:table-cell>
          <table:table-cell office:value-type="float" office:value="0.13486894" calcext:value-type="float">
            <text:p>0.13486894</text:p>
          </table:table-cell>
          <table:table-cell office:value-type="float" office:value="0.54091755" calcext:value-type="float">
            <text:p>0.54091755</text:p>
          </table:table-cell>
          <table:table-cell table:formula="of:=(2*[.K325]*[.L325])/([.K325]+[.L325])" office:value-type="float" office:value="0.215905401115364" calcext:value-type="float">
            <text:p>0.215905401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70276" calcext:value-type="float">
            <text:p>0.10370276</text:p>
          </table:table-cell>
          <table:table-cell office:value-type="float" office:value="0.44848305" calcext:value-type="float">
            <text:p>0.44848305</text:p>
          </table:table-cell>
          <table:table-cell table:formula="of:=(2*[.H326]*[.I326])/([.H326]+[.I326])" office:value-type="float" office:value="0.168453912635741" calcext:value-type="float">
            <text:p>0.1684539126</text:p>
          </table:table-cell>
          <table:table-cell office:value-type="float" office:value="0.17740065" calcext:value-type="float">
            <text:p>0.17740065</text:p>
          </table:table-cell>
          <table:table-cell office:value-type="float" office:value="0.41004932" calcext:value-type="float">
            <text:p>0.41004932</text:p>
          </table:table-cell>
          <table:table-cell table:formula="of:=(2*[.K326]*[.L326])/([.K326]+[.L326])" office:value-type="float" office:value="0.247656888637029" calcext:value-type="float">
            <text:p>0.247656888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799942" calcext:value-type="float">
            <text:p>0.09799942</text:p>
          </table:table-cell>
          <table:table-cell office:value-type="float" office:value="0.5966778" calcext:value-type="float">
            <text:p>0.5966778</text:p>
          </table:table-cell>
          <table:table-cell table:formula="of:=(2*[.H327]*[.I327])/([.H327]+[.I327])" office:value-type="float" office:value="0.168348915563622" calcext:value-type="float">
            <text:p>0.1683489156</text:p>
          </table:table-cell>
          <table:table-cell office:value-type="float" office:value="0.14614623" calcext:value-type="float">
            <text:p>0.14614623</text:p>
          </table:table-cell>
          <table:table-cell office:value-type="float" office:value="0.49000202" calcext:value-type="float">
            <text:p>0.49000202</text:p>
          </table:table-cell>
          <table:table-cell table:formula="of:=(2*[.K327]*[.L327])/([.K327]+[.L327])" office:value-type="float" office:value="0.225142324655879" calcext:value-type="float">
            <text:p>0.225142324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740399" calcext:value-type="float">
            <text:p>0.10740399</text:p>
          </table:table-cell>
          <table:table-cell office:value-type="float" office:value="0.38847359" calcext:value-type="float">
            <text:p>0.38847359</text:p>
          </table:table-cell>
          <table:table-cell table:formula="of:=(2*[.H328]*[.I328])/([.H328]+[.I328])" office:value-type="float" office:value="0.168281911739684" calcext:value-type="float">
            <text:p>0.1682819117</text:p>
          </table:table-cell>
          <table:table-cell office:value-type="float" office:value="0.17989433" calcext:value-type="float">
            <text:p>0.17989433</text:p>
          </table:table-cell>
          <table:table-cell office:value-type="float" office:value="0.35375624" calcext:value-type="float">
            <text:p>0.35375624</text:p>
          </table:table-cell>
          <table:table-cell table:formula="of:=(2*[.K328]*[.L328])/([.K328]+[.L328])" office:value-type="float" office:value="0.238503415364549" calcext:value-type="float">
            <text:p>0.238503415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3508269" calcext:value-type="float">
            <text:p>0.13508269</text:p>
          </table:table-cell>
          <table:table-cell office:value-type="float" office:value="0.2226238" calcext:value-type="float">
            <text:p>0.2226238</text:p>
          </table:table-cell>
          <table:table-cell table:formula="of:=(2*[.H329]*[.I329])/([.H329]+[.I329])" office:value-type="float" office:value="0.16814132593469" calcext:value-type="float">
            <text:p>0.1681413259</text:p>
          </table:table-cell>
          <table:table-cell office:value-type="float" office:value="0.27271495" calcext:value-type="float">
            <text:p>0.27271495</text:p>
          </table:table-cell>
          <table:table-cell office:value-type="float" office:value="0.19299519" calcext:value-type="float">
            <text:p>0.19299519</text:p>
          </table:table-cell>
          <table:table-cell table:formula="of:=(2*[.K329]*[.L329])/([.K329]+[.L329])" office:value-type="float" office:value="0.226031898687413" calcext:value-type="float">
            <text:p>0.22603189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62787" calcext:value-type="float">
            <text:p>0.1062787</text:p>
          </table:table-cell>
          <table:table-cell office:value-type="float" office:value="0.40183994" calcext:value-type="float">
            <text:p>0.40183994</text:p>
          </table:table-cell>
          <table:table-cell table:formula="of:=(2*[.H330]*[.I330])/([.H330]+[.I330])" office:value-type="float" office:value="0.168098641023199" calcext:value-type="float">
            <text:p>0.168098641</text:p>
          </table:table-cell>
          <table:table-cell office:value-type="float" office:value="0.19068874" calcext:value-type="float">
            <text:p>0.19068874</text:p>
          </table:table-cell>
          <table:table-cell office:value-type="float" office:value="0.3656444" calcext:value-type="float">
            <text:p>0.3656444</text:p>
          </table:table-cell>
          <table:table-cell table:formula="of:=(2*[.K330]*[.L330])/([.K330]+[.L330])" office:value-type="float" office:value="0.250656539799358" calcext:value-type="float">
            <text:p>0.250656539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432725" calcext:value-type="float">
            <text:p>0.10432725</text:p>
          </table:table-cell>
          <table:table-cell office:value-type="float" office:value="0.43137933" calcext:value-type="float">
            <text:p>0.43137933</text:p>
          </table:table-cell>
          <table:table-cell table:formula="of:=(2*[.H331]*[.I331])/([.H331]+[.I331])" office:value-type="float" office:value="0.168019661829588" calcext:value-type="float">
            <text:p>0.1680196618</text:p>
          </table:table-cell>
          <table:table-cell office:value-type="float" office:value="0.18725219" calcext:value-type="float">
            <text:p>0.18725219</text:p>
          </table:table-cell>
          <table:table-cell office:value-type="float" office:value="0.40494661" calcext:value-type="float">
            <text:p>0.40494661</text:p>
          </table:table-cell>
          <table:table-cell table:formula="of:=(2*[.K331]*[.L331])/([.K331]+[.L331])" office:value-type="float" office:value="0.256086772062273" calcext:value-type="float">
            <text:p>0.256086772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558451" calcext:value-type="float">
            <text:p>0.10558451</text:p>
          </table:table-cell>
          <table:table-cell office:value-type="float" office:value="0.41004706" calcext:value-type="float">
            <text:p>0.41004706</text:p>
          </table:table-cell>
          <table:table-cell table:formula="of:=(2*[.H332]*[.I332])/([.H332]+[.I332])" office:value-type="float" office:value="0.167928499440174" calcext:value-type="float">
            <text:p>0.1679284994</text:p>
          </table:table-cell>
          <table:table-cell office:value-type="float" office:value="0.18367458" calcext:value-type="float">
            <text:p>0.18367458</text:p>
          </table:table-cell>
          <table:table-cell office:value-type="float" office:value="0.36769015" calcext:value-type="float">
            <text:p>0.36769015</text:p>
          </table:table-cell>
          <table:table-cell table:formula="of:=(2*[.K332]*[.L332])/([.K332]+[.L332])" office:value-type="float" office:value="0.244975168692372" calcext:value-type="float">
            <text:p>0.244975168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599189" calcext:value-type="float">
            <text:p>0.27599189</text:p>
          </table:table-cell>
          <table:table-cell office:value-type="float" office:value="0.12044482" calcext:value-type="float">
            <text:p>0.12044482</text:p>
          </table:table-cell>
          <table:table-cell table:formula="of:=(2*[.H333]*[.I333])/([.H333]+[.I333])" office:value-type="float" office:value="0.16770290275343" calcext:value-type="float">
            <text:p>0.1677029028</text:p>
          </table:table-cell>
          <table:table-cell office:value-type="float" office:value="0.6176916" calcext:value-type="float">
            <text:p>0.6176916</text:p>
          </table:table-cell>
          <table:table-cell office:value-type="float" office:value="0.38497659" calcext:value-type="float">
            <text:p>0.38497659</text:p>
          </table:table-cell>
          <table:table-cell table:formula="of:=(2*[.K333]*[.L333])/([.K333]+[.L333])" office:value-type="float" office:value="0.474328014414507" calcext:value-type="float">
            <text:p>0.474328014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13158" calcext:value-type="float">
            <text:p>0.10513158</text:p>
          </table:table-cell>
          <table:table-cell office:value-type="float" office:value="0.41161457" calcext:value-type="float">
            <text:p>0.41161457</text:p>
          </table:table-cell>
          <table:table-cell table:formula="of:=(2*[.H334]*[.I334])/([.H334]+[.I334])" office:value-type="float" office:value="0.167485292711404" calcext:value-type="float">
            <text:p>0.1674852927</text:p>
          </table:table-cell>
          <table:table-cell office:value-type="float" office:value="0.16681473" calcext:value-type="float">
            <text:p>0.16681473</text:p>
          </table:table-cell>
          <table:table-cell office:value-type="float" office:value="0.36076209" calcext:value-type="float">
            <text:p>0.36076209</text:p>
          </table:table-cell>
          <table:table-cell table:formula="of:=(2*[.K334]*[.L334])/([.K334]+[.L334])" office:value-type="float" office:value="0.228139024901002" calcext:value-type="float">
            <text:p>0.22813902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183672" calcext:value-type="float">
            <text:p>0.10183672</text:p>
          </table:table-cell>
          <table:table-cell office:value-type="float" office:value="0.46549235" calcext:value-type="float">
            <text:p>0.46549235</text:p>
          </table:table-cell>
          <table:table-cell table:formula="of:=(2*[.H335]*[.I335])/([.H335]+[.I335])" office:value-type="float" office:value="0.167113643970657" calcext:value-type="float">
            <text:p>0.167113644</text:p>
          </table:table-cell>
          <table:table-cell office:value-type="float" office:value="0.17741499" calcext:value-type="float">
            <text:p>0.17741499</text:p>
          </table:table-cell>
          <table:table-cell office:value-type="float" office:value="0.42818102" calcext:value-type="float">
            <text:p>0.42818102</text:p>
          </table:table-cell>
          <table:table-cell table:formula="of:=(2*[.K335]*[.L335])/([.K335]+[.L335])" office:value-type="float" office:value="0.250879233439764" calcext:value-type="float">
            <text:p>0.250879233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0309999" calcext:value-type="float">
            <text:p>0.10309999</text:p>
          </table:table-cell>
          <table:table-cell office:value-type="float" office:value="0.43574545" calcext:value-type="float">
            <text:p>0.43574545</text:p>
          </table:table-cell>
          <table:table-cell table:formula="of:=(2*[.H336]*[.I336])/([.H336]+[.I336])" office:value-type="float" office:value="0.166746707692453" calcext:value-type="float">
            <text:p>0.1667467077</text:p>
          </table:table-cell>
          <table:table-cell office:value-type="float" office:value="0.1786903" calcext:value-type="float">
            <text:p>0.1786903</text:p>
          </table:table-cell>
          <table:table-cell office:value-type="float" office:value="0.38908105" calcext:value-type="float">
            <text:p>0.38908105</text:p>
          </table:table-cell>
          <table:table-cell table:formula="of:=(2*[.K336]*[.L336])/([.K336]+[.L336])" office:value-type="float" office:value="0.244904958831808" calcext:value-type="float">
            <text:p>0.244904958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608849" calcext:value-type="float">
            <text:p>0.09608849</text:p>
          </table:table-cell>
          <table:table-cell office:value-type="float" office:value="0.62275757" calcext:value-type="float">
            <text:p>0.62275757</text:p>
          </table:table-cell>
          <table:table-cell table:formula="of:=(2*[.H337]*[.I337])/([.H337]+[.I337])" office:value-type="float" office:value="0.166488592946783" calcext:value-type="float">
            <text:p>0.1664885929</text:p>
          </table:table-cell>
          <table:table-cell office:value-type="float" office:value="0.13931525" calcext:value-type="float">
            <text:p>0.13931525</text:p>
          </table:table-cell>
          <table:table-cell office:value-type="float" office:value="0.51377315" calcext:value-type="float">
            <text:p>0.51377315</text:p>
          </table:table-cell>
          <table:table-cell table:formula="of:=(2*[.K337]*[.L337])/([.K337]+[.L337])" office:value-type="float" office:value="0.219193710485556" calcext:value-type="float">
            <text:p>0.219193710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0512735" calcext:value-type="float">
            <text:p>0.10512735</text:p>
          </table:table-cell>
          <table:table-cell office:value-type="float" office:value="0.39884787" calcext:value-type="float">
            <text:p>0.39884787</text:p>
          </table:table-cell>
          <table:table-cell table:formula="of:=(2*[.H338]*[.I338])/([.H338]+[.I338])" office:value-type="float" office:value="0.166396354274103" calcext:value-type="float">
            <text:p>0.1663963543</text:p>
          </table:table-cell>
          <table:table-cell office:value-type="float" office:value="0.17254985" calcext:value-type="float">
            <text:p>0.17254985</text:p>
          </table:table-cell>
          <table:table-cell office:value-type="float" office:value="0.3578607" calcext:value-type="float">
            <text:p>0.3578607</text:p>
          </table:table-cell>
          <table:table-cell table:formula="of:=(2*[.K338]*[.L338])/([.K338]+[.L338])" office:value-type="float" office:value="0.232834019255066" calcext:value-type="float">
            <text:p>0.232834019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355247" calcext:value-type="float">
            <text:p>0.10355247</text:p>
          </table:table-cell>
          <table:table-cell office:value-type="float" office:value="0.42166696" calcext:value-type="float">
            <text:p>0.42166696</text:p>
          </table:table-cell>
          <table:table-cell table:formula="of:=(2*[.H339]*[.I339])/([.H339]+[.I339])" office:value-type="float" office:value="0.166272048333746" calcext:value-type="float">
            <text:p>0.1662720483</text:p>
          </table:table-cell>
          <table:table-cell office:value-type="float" office:value="0.18656002" calcext:value-type="float">
            <text:p>0.18656002</text:p>
          </table:table-cell>
          <table:table-cell office:value-type="float" office:value="0.38492473" calcext:value-type="float">
            <text:p>0.38492473</text:p>
          </table:table-cell>
          <table:table-cell table:formula="of:=(2*[.K339]*[.L339])/([.K339]+[.L339])" office:value-type="float" office:value="0.251315771163779" calcext:value-type="float">
            <text:p>0.251315771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0192128" calcext:value-type="float">
            <text:p>0.10192128</text:p>
          </table:table-cell>
          <table:table-cell office:value-type="float" office:value="0.44394965" calcext:value-type="float">
            <text:p>0.44394965</text:p>
          </table:table-cell>
          <table:table-cell table:formula="of:=(2*[.H340]*[.I340])/([.H340]+[.I340])" office:value-type="float" office:value="0.165782473829673" calcext:value-type="float">
            <text:p>0.1657824738</text:p>
          </table:table-cell>
          <table:table-cell office:value-type="float" office:value="0.1878694" calcext:value-type="float">
            <text:p>0.1878694</text:p>
          </table:table-cell>
          <table:table-cell office:value-type="float" office:value="0.42131519" calcext:value-type="float">
            <text:p>0.42131519</text:p>
          </table:table-cell>
          <table:table-cell table:formula="of:=(2*[.K340]*[.L340])/([.K340]+[.L340])" office:value-type="float" office:value="0.259862883124427" calcext:value-type="float">
            <text:p>0.259862883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302151" calcext:value-type="float">
            <text:p>0.27302151</text:p>
          </table:table-cell>
          <table:table-cell office:value-type="float" office:value="0.11772036" calcext:value-type="float">
            <text:p>0.11772036</text:p>
          </table:table-cell>
          <table:table-cell table:formula="of:=(2*[.H341]*[.I341])/([.H341]+[.I341])" office:value-type="float" office:value="0.164508556223799" calcext:value-type="float">
            <text:p>0.1645085562</text:p>
          </table:table-cell>
          <table:table-cell office:value-type="float" office:value="0.65458026" calcext:value-type="float">
            <text:p>0.65458026</text:p>
          </table:table-cell>
          <table:table-cell office:value-type="float" office:value="0.30588989" calcext:value-type="float">
            <text:p>0.30588989</text:p>
          </table:table-cell>
          <table:table-cell table:formula="of:=(2*[.K341]*[.L341])/([.K341]+[.L341])" office:value-type="float" office:value="0.416940565466967" calcext:value-type="float">
            <text:p>0.4169405655</text:p>
          </table:table-cell>
        </table:table-row>
        <table:table-row table:style-name="ro3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272841" calcext:value-type="float">
            <text:p>0.09272841</text:p>
          </table:table-cell>
          <table:table-cell office:value-type="float" office:value="0.70398844" calcext:value-type="float">
            <text:p>0.70398844</text:p>
          </table:table-cell>
          <table:table-cell table:formula="of:=(2*[.H342]*[.I342])/([.H342]+[.I342])" office:value-type="float" office:value="0.16387184154466" calcext:value-type="float">
            <text:p>0.1638718415</text:p>
          </table:table-cell>
          <table:table-cell office:value-type="float" office:value="0.12550728" calcext:value-type="float">
            <text:p>0.12550728</text:p>
          </table:table-cell>
          <table:table-cell office:value-type="float" office:value="0.56034827" calcext:value-type="float">
            <text:p>0.56034827</text:p>
          </table:table-cell>
          <table:table-cell table:formula="of:=(2*[.K342]*[.L342])/([.K342]+[.L342])" office:value-type="float" office:value="0.205080464014341" calcext:value-type="float">
            <text:p>0.20508046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0056822" calcext:value-type="float">
            <text:p>0.10056822</text:p>
          </table:table-cell>
          <table:table-cell office:value-type="float" office:value="0.43988965" calcext:value-type="float">
            <text:p>0.43988965</text:p>
          </table:table-cell>
          <table:table-cell table:formula="of:=(2*[.H343]*[.I343])/([.H343]+[.I343])" office:value-type="float" office:value="0.163709038400803" calcext:value-type="float">
            <text:p>0.1637090384</text:p>
          </table:table-cell>
          <table:table-cell office:value-type="float" office:value="0.16280618" calcext:value-type="float">
            <text:p>0.16280618</text:p>
          </table:table-cell>
          <table:table-cell office:value-type="float" office:value="0.37163126" calcext:value-type="float">
            <text:p>0.37163126</text:p>
          </table:table-cell>
          <table:table-cell table:formula="of:=(2*[.K343]*[.L343])/([.K343]+[.L343])" office:value-type="float" office:value="0.22642076052601" calcext:value-type="float">
            <text:p>0.22642076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357383" calcext:value-type="float">
            <text:p>0.27357383</text:p>
          </table:table-cell>
          <table:table-cell office:value-type="float" office:value="0.11625794" calcext:value-type="float">
            <text:p>0.11625794</text:p>
          </table:table-cell>
          <table:table-cell table:formula="of:=(2*[.H344]*[.I344])/([.H344]+[.I344])" office:value-type="float" office:value="0.163173616730674" calcext:value-type="float">
            <text:p>0.1631736167</text:p>
          </table:table-cell>
          <table:table-cell office:value-type="float" office:value="0.63283022" calcext:value-type="float">
            <text:p>0.63283022</text:p>
          </table:table-cell>
          <table:table-cell office:value-type="float" office:value="0.38331976" calcext:value-type="float">
            <text:p>0.38331976</text:p>
          </table:table-cell>
          <table:table-cell table:formula="of:=(2*[.K344]*[.L344])/([.K344]+[.L344])" office:value-type="float" office:value="0.4774419777111" calcext:value-type="float">
            <text:p>0.477441977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799672" calcext:value-type="float">
            <text:p>0.11799672</text:p>
          </table:table-cell>
          <table:table-cell office:value-type="float" office:value="0.26261967" calcext:value-type="float">
            <text:p>0.26261967</text:p>
          </table:table-cell>
          <table:table-cell table:formula="of:=(2*[.H345]*[.I345])/([.H345]+[.I345])" office:value-type="float" office:value="0.162831977190906" calcext:value-type="float">
            <text:p>0.1628319772</text:p>
          </table:table-cell>
          <table:table-cell office:value-type="float" office:value="0.20144473" calcext:value-type="float">
            <text:p>0.20144473</text:p>
          </table:table-cell>
          <table:table-cell office:value-type="float" office:value="0.20455406" calcext:value-type="float">
            <text:p>0.20455406</text:p>
          </table:table-cell>
          <table:table-cell table:formula="of:=(2*[.K345]*[.L345])/([.K345]+[.L345])" office:value-type="float" office:value="0.202987488643027" calcext:value-type="float">
            <text:p>0.202987488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337405" calcext:value-type="float">
            <text:p>0.1337405</text:p>
          </table:table-cell>
          <table:table-cell office:value-type="float" office:value="0.20649777" calcext:value-type="float">
            <text:p>0.20649777</text:p>
          </table:table-cell>
          <table:table-cell table:formula="of:=(2*[.H346]*[.I346])/([.H346]+[.I346])" office:value-type="float" office:value="0.162339850885587" calcext:value-type="float">
            <text:p>0.1623398509</text:p>
          </table:table-cell>
          <table:table-cell office:value-type="float" office:value="0.28537147" calcext:value-type="float">
            <text:p>0.28537147</text:p>
          </table:table-cell>
          <table:table-cell office:value-type="float" office:value="0.18839291" calcext:value-type="float">
            <text:p>0.18839291</text:p>
          </table:table-cell>
          <table:table-cell table:formula="of:=(2*[.K346]*[.L346])/([.K346]+[.L346])" office:value-type="float" office:value="0.226956537611704" calcext:value-type="float">
            <text:p>0.2269565376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888246" calcext:value-type="float">
            <text:p>0.38888246</text:p>
          </table:table-cell>
          <table:table-cell office:value-type="float" office:value="0.1021051" calcext:value-type="float">
            <text:p>0.1021051</text:p>
          </table:table-cell>
          <table:table-cell table:formula="of:=(2*[.H347]*[.I347])/([.H347]+[.I347])" office:value-type="float" office:value="0.161742926710999" calcext:value-type="float">
            <text:p>0.1617429267</text:p>
          </table:table-cell>
          <table:table-cell office:value-type="float" office:value="0.88294876" calcext:value-type="float">
            <text:p>0.88294876</text:p>
          </table:table-cell>
          <table:table-cell office:value-type="float" office:value="0.38197667" calcext:value-type="float">
            <text:p>0.38197667</text:p>
          </table:table-cell>
          <table:table-cell table:formula="of:=(2*[.K347]*[.L347])/([.K347]+[.L347])" office:value-type="float" office:value="0.533258038974565" calcext:value-type="float">
            <text:p>0.53325803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888246" calcext:value-type="float">
            <text:p>0.38888246</text:p>
          </table:table-cell>
          <table:table-cell office:value-type="float" office:value="0.1021051" calcext:value-type="float">
            <text:p>0.1021051</text:p>
          </table:table-cell>
          <table:table-cell table:formula="of:=(2*[.H348]*[.I348])/([.H348]+[.I348])" office:value-type="float" office:value="0.161742926710999" calcext:value-type="float">
            <text:p>0.1617429267</text:p>
          </table:table-cell>
          <table:table-cell office:value-type="float" office:value="0.88294876" calcext:value-type="float">
            <text:p>0.88294876</text:p>
          </table:table-cell>
          <table:table-cell office:value-type="float" office:value="0.38197667" calcext:value-type="float">
            <text:p>0.38197667</text:p>
          </table:table-cell>
          <table:table-cell table:formula="of:=(2*[.K348]*[.L348])/([.K348]+[.L348])" office:value-type="float" office:value="0.533258038974565" calcext:value-type="float">
            <text:p>0.533258039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925563" calcext:value-type="float">
            <text:p>0.38925563</text:p>
          </table:table-cell>
          <table:table-cell office:value-type="float" office:value="0.10193658" calcext:value-type="float">
            <text:p>0.10193658</text:p>
          </table:table-cell>
          <table:table-cell table:formula="of:=(2*[.H349]*[.I349])/([.H349]+[.I349])" office:value-type="float" office:value="0.161563586963016" calcext:value-type="float">
            <text:p>0.161563587</text:p>
          </table:table-cell>
          <table:table-cell office:value-type="float" office:value="0.88306877" calcext:value-type="float">
            <text:p>0.88306877</text:p>
          </table:table-cell>
          <table:table-cell office:value-type="float" office:value="0.38195075" calcext:value-type="float">
            <text:p>0.38195075</text:p>
          </table:table-cell>
          <table:table-cell table:formula="of:=(2*[.K349]*[.L349])/([.K349]+[.L349])" office:value-type="float" office:value="0.533254663142396" calcext:value-type="float">
            <text:p>0.533254663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09766" calcext:value-type="float">
            <text:p>0.3909766</text:p>
          </table:table-cell>
          <table:table-cell office:value-type="float" office:value="0.10135697" calcext:value-type="float">
            <text:p>0.10135697</text:p>
          </table:table-cell>
          <table:table-cell table:formula="of:=(2*[.H350]*[.I350])/([.H350]+[.I350])" office:value-type="float" office:value="0.160981114966026" calcext:value-type="float">
            <text:p>0.160981115</text:p>
          </table:table-cell>
          <table:table-cell office:value-type="float" office:value="0.88338262" calcext:value-type="float">
            <text:p>0.88338262</text:p>
          </table:table-cell>
          <table:table-cell office:value-type="float" office:value="0.38181851" calcext:value-type="float">
            <text:p>0.38181851</text:p>
          </table:table-cell>
          <table:table-cell table:formula="of:=(2*[.K350]*[.L350])/([.K350]+[.L350])" office:value-type="float" office:value="0.533182950489929" calcext:value-type="float">
            <text:p>0.533182950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790275" calcext:value-type="float">
            <text:p>0.12790275</text:p>
          </table:table-cell>
          <table:table-cell office:value-type="float" office:value="0.2160925" calcext:value-type="float">
            <text:p>0.2160925</text:p>
          </table:table-cell>
          <table:table-cell table:formula="of:=(2*[.H351]*[.I351])/([.H351]+[.I351])" office:value-type="float" office:value="0.160693061920913" calcext:value-type="float">
            <text:p>0.1606930619</text:p>
          </table:table-cell>
          <table:table-cell office:value-type="float" office:value="0.26872082" calcext:value-type="float">
            <text:p>0.26872082</text:p>
          </table:table-cell>
          <table:table-cell office:value-type="float" office:value="0.1844518" calcext:value-type="float">
            <text:p>0.1844518</text:p>
          </table:table-cell>
          <table:table-cell table:formula="of:=(2*[.K351]*[.L351])/([.K351]+[.L351])" office:value-type="float" office:value="0.218751251770136" calcext:value-type="float">
            <text:p>0.218751251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10906" calcext:value-type="float">
            <text:p>0.0910906</text:p>
          </table:table-cell>
          <table:table-cell office:value-type="float" office:value="0.66250094" calcext:value-type="float">
            <text:p>0.66250094</text:p>
          </table:table-cell>
          <table:table-cell table:formula="of:=(2*[.H352]*[.I352])/([.H352]+[.I352])" office:value-type="float" office:value="0.160159993635714" calcext:value-type="float">
            <text:p>0.1601599936</text:p>
          </table:table-cell>
          <table:table-cell office:value-type="float" office:value="0.12793276" calcext:value-type="float">
            <text:p>0.12793276</text:p>
          </table:table-cell>
          <table:table-cell office:value-type="float" office:value="0.5349281" calcext:value-type="float">
            <text:p>0.5349281</text:p>
          </table:table-cell>
          <table:table-cell table:formula="of:=(2*[.K352]*[.L352])/([.K352]+[.L352])" office:value-type="float" office:value="0.206483237627142" calcext:value-type="float">
            <text:p>0.2064832376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60676" calcext:value-type="float">
            <text:p>0.0960676</text:p>
          </table:table-cell>
          <table:table-cell office:value-type="float" office:value="0.47964588" calcext:value-type="float">
            <text:p>0.47964588</text:p>
          </table:table-cell>
          <table:table-cell table:formula="of:=(2*[.H353]*[.I353])/([.H353]+[.I353])" office:value-type="float" office:value="0.160074169329813" calcext:value-type="float">
            <text:p>0.1600741693</text:p>
          </table:table-cell>
          <table:table-cell office:value-type="float" office:value="0.14798465" calcext:value-type="float">
            <text:p>0.14798465</text:p>
          </table:table-cell>
          <table:table-cell office:value-type="float" office:value="0.39827525" calcext:value-type="float">
            <text:p>0.39827525</text:p>
          </table:table-cell>
          <table:table-cell table:formula="of:=(2*[.K353]*[.L353])/([.K353]+[.L353])" office:value-type="float" office:value="0.215789676214243" calcext:value-type="float">
            <text:p>0.2157896762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7607488" calcext:value-type="float">
            <text:p>0.27607488</text:p>
          </table:table-cell>
          <table:table-cell office:value-type="float" office:value="0.1124771" calcext:value-type="float">
            <text:p>0.1124771</text:p>
          </table:table-cell>
          <table:table-cell table:formula="of:=(2*[.H354]*[.I354])/([.H354]+[.I354])" office:value-type="float" office:value="0.15983499497415" calcext:value-type="float">
            <text:p>0.159834995</text:p>
          </table:table-cell>
          <table:table-cell office:value-type="float" office:value="0.66661229" calcext:value-type="float">
            <text:p>0.66661229</text:p>
          </table:table-cell>
          <table:table-cell office:value-type="float" office:value="0.38145292" calcext:value-type="float">
            <text:p>0.38145292</text:p>
          </table:table-cell>
          <table:table-cell table:formula="of:=(2*[.K354]*[.L354])/([.K354]+[.L354])" office:value-type="float" office:value="0.485239281109974" calcext:value-type="float">
            <text:p>0.485239281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665847" calcext:value-type="float">
            <text:p>0.12665847</text:p>
          </table:table-cell>
          <table:table-cell office:value-type="float" office:value="0.2100404" calcext:value-type="float">
            <text:p>0.2100404</text:p>
          </table:table-cell>
          <table:table-cell table:formula="of:=(2*[.H355]*[.I355])/([.H355]+[.I355])" office:value-type="float" office:value="0.158024858843084" calcext:value-type="float">
            <text:p>0.1580248588</text:p>
          </table:table-cell>
          <table:table-cell office:value-type="float" office:value="0.26611017" calcext:value-type="float">
            <text:p>0.26611017</text:p>
          </table:table-cell>
          <table:table-cell office:value-type="float" office:value="0.17349966" calcext:value-type="float">
            <text:p>0.17349966</text:p>
          </table:table-cell>
          <table:table-cell table:formula="of:=(2*[.K355]*[.L355])/([.K355]+[.L355])" office:value-type="float" office:value="0.210050007378325" calcext:value-type="float">
            <text:p>0.2100500074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370123" calcext:value-type="float">
            <text:p>0.34370123</text:p>
          </table:table-cell>
          <table:table-cell office:value-type="float" office:value="0.1021051" calcext:value-type="float">
            <text:p>0.1021051</text:p>
          </table:table-cell>
          <table:table-cell table:formula="of:=(2*[.H356]*[.I356])/([.H356]+[.I356])" office:value-type="float" office:value="0.157438986832121" calcext:value-type="float">
            <text:p>0.1574389868</text:p>
          </table:table-cell>
          <table:table-cell office:value-type="float" office:value="0.77763584" calcext:value-type="float">
            <text:p>0.77763584</text:p>
          </table:table-cell>
          <table:table-cell office:value-type="float" office:value="0.38197667" calcext:value-type="float">
            <text:p>0.38197667</text:p>
          </table:table-cell>
          <table:table-cell table:formula="of:=(2*[.K356]*[.L356])/([.K356]+[.L356])" office:value-type="float" office:value="0.512306906098922" calcext:value-type="float">
            <text:p>0.5123069061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370123" calcext:value-type="float">
            <text:p>0.34370123</text:p>
          </table:table-cell>
          <table:table-cell office:value-type="float" office:value="0.1021051" calcext:value-type="float">
            <text:p>0.1021051</text:p>
          </table:table-cell>
          <table:table-cell table:formula="of:=(2*[.H357]*[.I357])/([.H357]+[.I357])" office:value-type="float" office:value="0.157438986832121" calcext:value-type="float">
            <text:p>0.1574389868</text:p>
          </table:table-cell>
          <table:table-cell office:value-type="float" office:value="0.77763584" calcext:value-type="float">
            <text:p>0.77763584</text:p>
          </table:table-cell>
          <table:table-cell office:value-type="float" office:value="0.38197667" calcext:value-type="float">
            <text:p>0.38197667</text:p>
          </table:table-cell>
          <table:table-cell table:formula="of:=(2*[.K357]*[.L357])/([.K357]+[.L357])" office:value-type="float" office:value="0.512306906098922" calcext:value-type="float">
            <text:p>0.512306906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2814091" calcext:value-type="float">
            <text:p>0.12814091</text:p>
          </table:table-cell>
          <table:table-cell office:value-type="float" office:value="0.20371918" calcext:value-type="float">
            <text:p>0.20371918</text:p>
          </table:table-cell>
          <table:table-cell table:formula="of:=(2*[.H358]*[.I358])/([.H358]+[.I358])" office:value-type="float" office:value="0.157323895799907" calcext:value-type="float">
            <text:p>0.1573238958</text:p>
          </table:table-cell>
          <table:table-cell office:value-type="float" office:value="0.28060036" calcext:value-type="float">
            <text:p>0.28060036</text:p>
          </table:table-cell>
          <table:table-cell office:value-type="float" office:value="0.1809048" calcext:value-type="float">
            <text:p>0.1809048</text:p>
          </table:table-cell>
          <table:table-cell table:formula="of:=(2*[.K358]*[.L358])/([.K358]+[.L358])" office:value-type="float" office:value="0.219984331294272" calcext:value-type="float">
            <text:p>0.2199843313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99648" calcext:value-type="float">
            <text:p>0.34399648</text:p>
          </table:table-cell>
          <table:table-cell office:value-type="float" office:value="0.10193658" calcext:value-type="float">
            <text:p>0.10193658</text:p>
          </table:table-cell>
          <table:table-cell table:formula="of:=(2*[.H359]*[.I359])/([.H359]+[.I359])" office:value-type="float" office:value="0.157269455210333" calcext:value-type="float">
            <text:p>0.1572694552</text:p>
          </table:table-cell>
          <table:table-cell office:value-type="float" office:value="0.77773085" calcext:value-type="float">
            <text:p>0.77773085</text:p>
          </table:table-cell>
          <table:table-cell office:value-type="float" office:value="0.38195075" calcext:value-type="float">
            <text:p>0.38195075</text:p>
          </table:table-cell>
          <table:table-cell table:formula="of:=(2*[.K359]*[.L359])/([.K359]+[.L359])" office:value-type="float" office:value="0.512304207388713" calcext:value-type="float">
            <text:p>0.512304207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9284074" calcext:value-type="float">
            <text:p>0.09284074</text:p>
          </table:table-cell>
          <table:table-cell office:value-type="float" office:value="0.50664853" calcext:value-type="float">
            <text:p>0.50664853</text:p>
          </table:table-cell>
          <table:table-cell table:formula="of:=(2*[.H360]*[.I360])/([.H360]+[.I360])" office:value-type="float" office:value="0.156925659220263" calcext:value-type="float">
            <text:p>0.1569256592</text:p>
          </table:table-cell>
          <table:table-cell office:value-type="float" office:value="0.13965852" calcext:value-type="float">
            <text:p>0.13965852</text:p>
          </table:table-cell>
          <table:table-cell office:value-type="float" office:value="0.42378876" calcext:value-type="float">
            <text:p>0.42378876</text:p>
          </table:table-cell>
          <table:table-cell table:formula="of:=(2*[.K360]*[.L360])/([.K360]+[.L360])" office:value-type="float" office:value="0.210084290456545" calcext:value-type="float">
            <text:p>0.210084290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9427059" calcext:value-type="float">
            <text:p>0.29427059</text:p>
          </table:table-cell>
          <table:table-cell office:value-type="float" office:value="0.10584468" calcext:value-type="float">
            <text:p>0.10584468</text:p>
          </table:table-cell>
          <table:table-cell table:formula="of:=(2*[.H361]*[.I361])/([.H361]+[.I361])" office:value-type="float" office:value="0.155690016189391" calcext:value-type="float">
            <text:p>0.1556900162</text:p>
          </table:table-cell>
          <table:table-cell office:value-type="float" office:value="0.75354604" calcext:value-type="float">
            <text:p>0.75354604</text:p>
          </table:table-cell>
          <table:table-cell office:value-type="float" office:value="0.37839078" calcext:value-type="float">
            <text:p>0.37839078</text:p>
          </table:table-cell>
          <table:table-cell table:formula="of:=(2*[.K361]*[.L361])/([.K361]+[.L361])" office:value-type="float" office:value="0.503799980358464" calcext:value-type="float">
            <text:p>0.503799980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2695815" calcext:value-type="float">
            <text:p>0.12695815</text:p>
          </table:table-cell>
          <table:table-cell office:value-type="float" office:value="0.19905713" calcext:value-type="float">
            <text:p>0.19905713</text:p>
          </table:table-cell>
          <table:table-cell table:formula="of:=(2*[.H362]*[.I362])/([.H362]+[.I362])" office:value-type="float" office:value="0.155035217791691" calcext:value-type="float">
            <text:p>0.1550352178</text:p>
          </table:table-cell>
          <table:table-cell office:value-type="float" office:value="0.27718851" calcext:value-type="float">
            <text:p>0.27718851</text:p>
          </table:table-cell>
          <table:table-cell office:value-type="float" office:value="0.17095608" calcext:value-type="float">
            <text:p>0.17095608</text:p>
          </table:table-cell>
          <table:table-cell table:formula="of:=(2*[.K362]*[.L362])/([.K362]+[.L362])" office:value-type="float" office:value="0.21148112527986" calcext:value-type="float">
            <text:p>0.211481125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227328" calcext:value-type="float">
            <text:p>0.11227328</text:p>
          </table:table-cell>
          <table:table-cell office:value-type="float" office:value="0.25027763" calcext:value-type="float">
            <text:p>0.25027763</text:p>
          </table:table-cell>
          <table:table-cell table:formula="of:=(2*[.H363]*[.I363])/([.H363]+[.I363])" office:value-type="float" office:value="0.15500990153756" calcext:value-type="float">
            <text:p>0.1550099015</text:p>
          </table:table-cell>
          <table:table-cell office:value-type="float" office:value="0.20226975" calcext:value-type="float">
            <text:p>0.20226975</text:p>
          </table:table-cell>
          <table:table-cell office:value-type="float" office:value="0.1943694" calcext:value-type="float">
            <text:p>0.1943694</text:p>
          </table:table-cell>
          <table:table-cell table:formula="of:=(2*[.K363]*[.L363])/([.K363]+[.L363])" office:value-type="float" office:value="0.198240894503984" calcext:value-type="float">
            <text:p>0.198240894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809111" calcext:value-type="float">
            <text:p>0.12809111</text:p>
          </table:table-cell>
          <table:table-cell office:value-type="float" office:value="0.1935949" calcext:value-type="float">
            <text:p>0.1935949</text:p>
          </table:table-cell>
          <table:table-cell table:formula="of:=(2*[.H364]*[.I364])/([.H364]+[.I364])" office:value-type="float" office:value="0.15417385189576" calcext:value-type="float">
            <text:p>0.1541738519</text:p>
          </table:table-cell>
          <table:table-cell office:value-type="float" office:value="0.2466438" calcext:value-type="float">
            <text:p>0.2466438</text:p>
          </table:table-cell>
          <table:table-cell office:value-type="float" office:value="0.15586577" calcext:value-type="float">
            <text:p>0.15586577</text:p>
          </table:table-cell>
          <table:table-cell table:formula="of:=(2*[.K364]*[.L364])/([.K364]+[.L364])" office:value-type="float" office:value="0.191018195183414" calcext:value-type="float">
            <text:p>0.19101819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12980079" calcext:value-type="float">
            <text:p>0.12980079</text:p>
          </table:table-cell>
          <table:table-cell office:value-type="float" office:value="0.18793771" calcext:value-type="float">
            <text:p>0.18793771</text:p>
          </table:table-cell>
          <table:table-cell table:formula="of:=(2*[.H365]*[.I365])/([.H365]+[.I365])" office:value-type="float" office:value="0.153550565819319" calcext:value-type="float">
            <text:p>0.1535505658</text:p>
          </table:table-cell>
          <table:table-cell office:value-type="float" office:value="0.28251824" calcext:value-type="float">
            <text:p>0.28251824</text:p>
          </table:table-cell>
          <table:table-cell office:value-type="float" office:value="0.15333257" calcext:value-type="float">
            <text:p>0.15333257</text:p>
          </table:table-cell>
          <table:table-cell table:formula="of:=(2*[.K365]*[.L365])/([.K365]+[.L365])" office:value-type="float" office:value="0.19878016430015" calcext:value-type="float">
            <text:p>0.198780164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794903" calcext:value-type="float">
            <text:p>0.12794903</text:p>
          </table:table-cell>
          <table:table-cell office:value-type="float" office:value="0.19131935" calcext:value-type="float">
            <text:p>0.19131935</text:p>
          </table:table-cell>
          <table:table-cell table:formula="of:=(2*[.H366]*[.I366])/([.H366]+[.I366])" office:value-type="float" office:value="0.153345127711867" calcext:value-type="float">
            <text:p>0.1533451277</text:p>
          </table:table-cell>
          <table:table-cell office:value-type="float" office:value="0.24961416" calcext:value-type="float">
            <text:p>0.24961416</text:p>
          </table:table-cell>
          <table:table-cell office:value-type="float" office:value="0.15474048" calcext:value-type="float">
            <text:p>0.15474048</text:p>
          </table:table-cell>
          <table:table-cell table:formula="of:=(2*[.K366]*[.L366])/([.K366]+[.L366])" office:value-type="float" office:value="0.191047220000724" calcext:value-type="float">
            <text:p>0.191047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1263112" calcext:value-type="float">
            <text:p>0.11263112</text:p>
          </table:table-cell>
          <table:table-cell office:value-type="float" office:value="0.23734188" calcext:value-type="float">
            <text:p>0.23734188</text:p>
          </table:table-cell>
          <table:table-cell table:formula="of:=(2*[.H367]*[.I367])/([.H367]+[.I367])" office:value-type="float" office:value="0.152766537803234" calcext:value-type="float">
            <text:p>0.1527665378</text:p>
          </table:table-cell>
          <table:table-cell office:value-type="float" office:value="0.20630836" calcext:value-type="float">
            <text:p>0.20630836</text:p>
          </table:table-cell>
          <table:table-cell office:value-type="float" office:value="0.18107333" calcext:value-type="float">
            <text:p>0.18107333</text:p>
          </table:table-cell>
          <table:table-cell table:formula="of:=(2*[.K367]*[.L367])/([.K367]+[.L367])" office:value-type="float" office:value="0.192868907934388" calcext:value-type="float">
            <text:p>0.192868907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13013888" calcext:value-type="float">
            <text:p>0.13013888</text:p>
          </table:table-cell>
          <table:table-cell office:value-type="float" office:value="0.1840891" calcext:value-type="float">
            <text:p>0.1840891</text:p>
          </table:table-cell>
          <table:table-cell table:formula="of:=(2*[.H368]*[.I368])/([.H368]+[.I368])" office:value-type="float" office:value="0.152482597470843" calcext:value-type="float">
            <text:p>0.1524825975</text:p>
          </table:table-cell>
          <table:table-cell office:value-type="float" office:value="0.28806295" calcext:value-type="float">
            <text:p>0.28806295</text:p>
          </table:table-cell>
          <table:table-cell office:value-type="float" office:value="0.15214505" calcext:value-type="float">
            <text:p>0.15214505</text:p>
          </table:table-cell>
          <table:table-cell table:formula="of:=(2*[.K368]*[.L368])/([.K368]+[.L368])" office:value-type="float" office:value="0.199121106072118" calcext:value-type="float">
            <text:p>0.199121106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08822455" calcext:value-type="float">
            <text:p>0.08822455</text:p>
          </table:table-cell>
          <table:table-cell office:value-type="float" office:value="0.54624886" calcext:value-type="float">
            <text:p>0.54624886</text:p>
          </table:table-cell>
          <table:table-cell table:formula="of:=(2*[.H369]*[.I369])/([.H369]+[.I369])" office:value-type="float" office:value="0.15191356832909" calcext:value-type="float">
            <text:p>0.1519135683</text:p>
          </table:table-cell>
          <table:table-cell office:value-type="float" office:value="0.13259107" calcext:value-type="float">
            <text:p>0.13259107</text:p>
          </table:table-cell>
          <table:table-cell office:value-type="float" office:value="0.44611826" calcext:value-type="float">
            <text:p>0.44611826</text:p>
          </table:table-cell>
          <table:table-cell table:formula="of:=(2*[.K369]*[.L369])/([.K369]+[.L369])" office:value-type="float" office:value="0.204424896484521" calcext:value-type="float">
            <text:p>0.204424896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2710663" calcext:value-type="float">
            <text:p>0.12710663</text:p>
          </table:table-cell>
          <table:table-cell office:value-type="float" office:value="0.18621501" calcext:value-type="float">
            <text:p>0.18621501</text:p>
          </table:table-cell>
          <table:table-cell table:formula="of:=(2*[.H370]*[.I370])/([.H370]+[.I370])" office:value-type="float" office:value="0.151085398228583" calcext:value-type="float">
            <text:p>0.1510853982</text:p>
          </table:table-cell>
          <table:table-cell office:value-type="float" office:value="0.2525891" calcext:value-type="float">
            <text:p>0.2525891</text:p>
          </table:table-cell>
          <table:table-cell office:value-type="float" office:value="0.15126608" calcext:value-type="float">
            <text:p>0.15126608</text:p>
          </table:table-cell>
          <table:table-cell table:formula="of:=(2*[.K370]*[.L370])/([.K370]+[.L370])" office:value-type="float" office:value="0.189217149611541" calcext:value-type="float">
            <text:p>0.189217149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12042234" calcext:value-type="float">
            <text:p>0.12042234</text:p>
          </table:table-cell>
          <table:table-cell office:value-type="float" office:value="0.202112" calcext:value-type="float">
            <text:p>0.202112</text:p>
          </table:table-cell>
          <table:table-cell table:formula="of:=(2*[.H371]*[.I371])/([.H371]+[.I371])" office:value-type="float" office:value="0.150922224170487" calcext:value-type="float">
            <text:p>0.1509222242</text:p>
          </table:table-cell>
          <table:table-cell office:value-type="float" office:value="0.25089833" calcext:value-type="float">
            <text:p>0.25089833</text:p>
          </table:table-cell>
          <table:table-cell office:value-type="float" office:value="0.15587615" calcext:value-type="float">
            <text:p>0.15587615</text:p>
          </table:table-cell>
          <table:table-cell table:formula="of:=(2*[.K371]*[.L371])/([.K371]+[.L371])" office:value-type="float" office:value="0.19228868891593" calcext:value-type="float">
            <text:p>0.192288688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917923" calcext:value-type="float">
            <text:p>0.38917923</text:p>
          </table:table-cell>
          <table:table-cell office:value-type="float" office:value="0.09334853" calcext:value-type="float">
            <text:p>0.09334853</text:p>
          </table:table-cell>
          <table:table-cell table:formula="of:=(2*[.H372]*[.I372])/([.H372]+[.I372])" office:value-type="float" office:value="0.150579146066257" calcext:value-type="float">
            <text:p>0.1505791461</text:p>
          </table:table-cell>
          <table:table-cell office:value-type="float" office:value="0.8721648" calcext:value-type="float">
            <text:p>0.8721648</text:p>
          </table:table-cell>
          <table:table-cell office:value-type="float" office:value="0.38793761" calcext:value-type="float">
            <text:p>0.38793761</text:p>
          </table:table-cell>
          <table:table-cell table:formula="of:=(2*[.K372]*[.L372])/([.K372]+[.L372])" office:value-type="float" office:value="0.53701274650864" calcext:value-type="float">
            <text:p>0.53701274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917923" calcext:value-type="float">
            <text:p>0.38917923</text:p>
          </table:table-cell>
          <table:table-cell office:value-type="float" office:value="0.09334853" calcext:value-type="float">
            <text:p>0.09334853</text:p>
          </table:table-cell>
          <table:table-cell table:formula="of:=(2*[.H373]*[.I373])/([.H373]+[.I373])" office:value-type="float" office:value="0.150579146066257" calcext:value-type="float">
            <text:p>0.1505791461</text:p>
          </table:table-cell>
          <table:table-cell office:value-type="float" office:value="0.8721648" calcext:value-type="float">
            <text:p>0.8721648</text:p>
          </table:table-cell>
          <table:table-cell office:value-type="float" office:value="0.38793761" calcext:value-type="float">
            <text:p>0.38793761</text:p>
          </table:table-cell>
          <table:table-cell table:formula="of:=(2*[.K373]*[.L373])/([.K373]+[.L373])" office:value-type="float" office:value="0.53701274650864" calcext:value-type="float">
            <text:p>0.53701274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249272" calcext:value-type="float">
            <text:p>0.39249272</text:p>
          </table:table-cell>
          <table:table-cell office:value-type="float" office:value="0.09315476" calcext:value-type="float">
            <text:p>0.09315476</text:p>
          </table:table-cell>
          <table:table-cell table:formula="of:=(2*[.H374]*[.I374])/([.H374]+[.I374])" office:value-type="float" office:value="0.150572448696109" calcext:value-type="float">
            <text:p>0.1505724487</text:p>
          </table:table-cell>
          <table:table-cell office:value-type="float" office:value="0.87234464" calcext:value-type="float">
            <text:p>0.87234464</text:p>
          </table:table-cell>
          <table:table-cell office:value-type="float" office:value="0.38789093" calcext:value-type="float">
            <text:p>0.38789093</text:p>
          </table:table-cell>
          <table:table-cell table:formula="of:=(2*[.K374]*[.L374])/([.K374]+[.L374])" office:value-type="float" office:value="0.537002099837755" calcext:value-type="float">
            <text:p>0.537002099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475153" calcext:value-type="float">
            <text:p>0.39475153</text:p>
          </table:table-cell>
          <table:table-cell office:value-type="float" office:value="0.09246067" calcext:value-type="float">
            <text:p>0.09246067</text:p>
          </table:table-cell>
          <table:table-cell table:formula="of:=(2*[.H375]*[.I375])/([.H375]+[.I375])" office:value-type="float" office:value="0.149827902287033" calcext:value-type="float">
            <text:p>0.1498279023</text:p>
          </table:table-cell>
          <table:table-cell office:value-type="float" office:value="0.87284118" calcext:value-type="float">
            <text:p>0.87284118</text:p>
          </table:table-cell>
          <table:table-cell office:value-type="float" office:value="0.38761609" calcext:value-type="float">
            <text:p>0.38761609</text:p>
          </table:table-cell>
          <table:table-cell table:formula="of:=(2*[.K375]*[.L375])/([.K375]+[.L375])" office:value-type="float" office:value="0.536832613742767" calcext:value-type="float">
            <text:p>0.536832613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13045938" calcext:value-type="float">
            <text:p>0.13045938</text:p>
          </table:table-cell>
          <table:table-cell office:value-type="float" office:value="0.17475039" calcext:value-type="float">
            <text:p>0.17475039</text:p>
          </table:table-cell>
          <table:table-cell table:formula="of:=(2*[.H376]*[.I376])/([.H376]+[.I376])" office:value-type="float" office:value="0.149391204181689" calcext:value-type="float">
            <text:p>0.1493912042</text:p>
          </table:table-cell>
          <table:table-cell office:value-type="float" office:value="0.28577805" calcext:value-type="float">
            <text:p>0.28577805</text:p>
          </table:table-cell>
          <table:table-cell office:value-type="float" office:value="0.14608559" calcext:value-type="float">
            <text:p>0.14608559</text:p>
          </table:table-cell>
          <table:table-cell table:formula="of:=(2*[.K376]*[.L376])/([.K376]+[.L376])" office:value-type="float" office:value="0.193339059724035" calcext:value-type="float">
            <text:p>0.193339059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769644" calcext:value-type="float">
            <text:p>0.39769644</text:p>
          </table:table-cell>
          <table:table-cell office:value-type="float" office:value="0.09038233" calcext:value-type="float">
            <text:p>0.09038233</text:p>
          </table:table-cell>
          <table:table-cell table:formula="of:=(2*[.H377]*[.I377])/([.H377]+[.I377])" office:value-type="float" office:value="0.14729069604853" calcext:value-type="float">
            <text:p>0.147290696</text:p>
          </table:table-cell>
          <table:table-cell office:value-type="float" office:value="0.8345975" calcext:value-type="float">
            <text:p>0.8345975</text:p>
          </table:table-cell>
          <table:table-cell office:value-type="float" office:value="0.28158723" calcext:value-type="float">
            <text:p>0.28158723</text:p>
          </table:table-cell>
          <table:table-cell table:formula="of:=(2*[.K377]*[.L377])/([.K377]+[.L377])" office:value-type="float" office:value="0.421098751619591" calcext:value-type="float">
            <text:p>0.421098751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231776" calcext:value-type="float">
            <text:p>0.14231776</text:p>
          </table:table-cell>
          <table:table-cell office:value-type="float" office:value="0.1521316" calcext:value-type="float">
            <text:p>0.1521316</text:p>
          </table:table-cell>
          <table:table-cell table:formula="of:=(2*[.H378]*[.I378])/([.H378]+[.I378])" office:value-type="float" office:value="0.147061134975576" calcext:value-type="float">
            <text:p>0.147061135</text:p>
          </table:table-cell>
          <table:table-cell office:value-type="float" office:value="0.32128456" calcext:value-type="float">
            <text:p>0.32128456</text:p>
          </table:table-cell>
          <table:table-cell office:value-type="float" office:value="0.13283879" calcext:value-type="float">
            <text:p>0.13283879</text:p>
          </table:table-cell>
          <table:table-cell table:formula="of:=(2*[.K378]*[.L378])/([.K378]+[.L378])" office:value-type="float" office:value="0.187962377165069" calcext:value-type="float">
            <text:p>0.187962377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790718" calcext:value-type="float">
            <text:p>0.34790718</text:p>
          </table:table-cell>
          <table:table-cell office:value-type="float" office:value="0.09315476" calcext:value-type="float">
            <text:p>0.09315476</text:p>
          </table:table-cell>
          <table:table-cell table:formula="of:=(2*[.H379]*[.I379])/([.H379]+[.I379])" office:value-type="float" office:value="0.146959902526057" calcext:value-type="float">
            <text:p>0.1469599025</text:p>
          </table:table-cell>
          <table:table-cell office:value-type="float" office:value="0.76622585" calcext:value-type="float">
            <text:p>0.76622585</text:p>
          </table:table-cell>
          <table:table-cell office:value-type="float" office:value="0.38789093" calcext:value-type="float">
            <text:p>0.38789093</text:p>
          </table:table-cell>
          <table:table-cell table:formula="of:=(2*[.K379]*[.L379])/([.K379]+[.L379])" office:value-type="float" office:value="0.515046765972054" calcext:value-type="float">
            <text:p>0.515046766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50603" calcext:value-type="float">
            <text:p>0.3450603</text:p>
          </table:table-cell>
          <table:table-cell office:value-type="float" office:value="0.09334853" calcext:value-type="float">
            <text:p>0.09334853</text:p>
          </table:table-cell>
          <table:table-cell table:formula="of:=(2*[.H380]*[.I380])/([.H380]+[.I380])" office:value-type="float" office:value="0.146944448022906" calcext:value-type="float">
            <text:p>0.146944448</text:p>
          </table:table-cell>
          <table:table-cell office:value-type="float" office:value="0.7660787" calcext:value-type="float">
            <text:p>0.7660787</text:p>
          </table:table-cell>
          <table:table-cell office:value-type="float" office:value="0.38793761" calcext:value-type="float">
            <text:p>0.38793761</text:p>
          </table:table-cell>
          <table:table-cell table:formula="of:=(2*[.K380]*[.L380])/([.K380]+[.L380])" office:value-type="float" office:value="0.515054661488982" calcext:value-type="float">
            <text:p>0.515054661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50603" calcext:value-type="float">
            <text:p>0.3450603</text:p>
          </table:table-cell>
          <table:table-cell office:value-type="float" office:value="0.09334853" calcext:value-type="float">
            <text:p>0.09334853</text:p>
          </table:table-cell>
          <table:table-cell table:formula="of:=(2*[.H381]*[.I381])/([.H381]+[.I381])" office:value-type="float" office:value="0.146944448022906" calcext:value-type="float">
            <text:p>0.146944448</text:p>
          </table:table-cell>
          <table:table-cell office:value-type="float" office:value="0.7660787" calcext:value-type="float">
            <text:p>0.7660787</text:p>
          </table:table-cell>
          <table:table-cell office:value-type="float" office:value="0.38793761" calcext:value-type="float">
            <text:p>0.38793761</text:p>
          </table:table-cell>
          <table:table-cell table:formula="of:=(2*[.K381]*[.L381])/([.K381]+[.L381])" office:value-type="float" office:value="0.515054661488982" calcext:value-type="float">
            <text:p>0.515054661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264131" calcext:value-type="float">
            <text:p>0.39264131</text:p>
          </table:table-cell>
          <table:table-cell office:value-type="float" office:value="0.09017144" calcext:value-type="float">
            <text:p>0.09017144</text:p>
          </table:table-cell>
          <table:table-cell table:formula="of:=(2*[.H382]*[.I382])/([.H382]+[.I382])" office:value-type="float" office:value="0.146661546639712" calcext:value-type="float">
            <text:p>0.1466615466</text:p>
          </table:table-cell>
          <table:table-cell office:value-type="float" office:value="0.88083667" calcext:value-type="float">
            <text:p>0.88083667</text:p>
          </table:table-cell>
          <table:table-cell office:value-type="float" office:value="0.3801928" calcext:value-type="float">
            <text:p>0.3801928</text:p>
          </table:table-cell>
          <table:table-cell table:formula="of:=(2*[.K382]*[.L382])/([.K382]+[.L382])" office:value-type="float" office:value="0.531133915387364" calcext:value-type="float">
            <text:p>0.53113391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264131" calcext:value-type="float">
            <text:p>0.39264131</text:p>
          </table:table-cell>
          <table:table-cell office:value-type="float" office:value="0.09017144" calcext:value-type="float">
            <text:p>0.09017144</text:p>
          </table:table-cell>
          <table:table-cell table:formula="of:=(2*[.H383]*[.I383])/([.H383]+[.I383])" office:value-type="float" office:value="0.146661546639712" calcext:value-type="float">
            <text:p>0.1466615466</text:p>
          </table:table-cell>
          <table:table-cell office:value-type="float" office:value="0.88083667" calcext:value-type="float">
            <text:p>0.88083667</text:p>
          </table:table-cell>
          <table:table-cell office:value-type="float" office:value="0.3801928" calcext:value-type="float">
            <text:p>0.3801928</text:p>
          </table:table-cell>
          <table:table-cell table:formula="of:=(2*[.K383]*[.L383])/([.K383]+[.L383])" office:value-type="float" office:value="0.531133915387364" calcext:value-type="float">
            <text:p>0.5311339154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547728" calcext:value-type="float">
            <text:p>0.39547728</text:p>
          </table:table-cell>
          <table:table-cell office:value-type="float" office:value="0.08997767" calcext:value-type="float">
            <text:p>0.08997767</text:p>
          </table:table-cell>
          <table:table-cell table:formula="of:=(2*[.H384]*[.I384])/([.H384]+[.I384])" office:value-type="float" office:value="0.14660113854988" calcext:value-type="float">
            <text:p>0.1466011385</text:p>
          </table:table-cell>
          <table:table-cell office:value-type="float" office:value="0.88100374" calcext:value-type="float">
            <text:p>0.88100374</text:p>
          </table:table-cell>
          <table:table-cell office:value-type="float" office:value="0.38014613" calcext:value-type="float">
            <text:p>0.38014613</text:p>
          </table:table-cell>
          <table:table-cell table:formula="of:=(2*[.K384]*[.L384])/([.K384]+[.L384])" office:value-type="float" office:value="0.531118735755848" calcext:value-type="float">
            <text:p>0.531118735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895095" calcext:value-type="float">
            <text:p>0.28895095</text:p>
          </table:table-cell>
          <table:table-cell office:value-type="float" office:value="0.09820792" calcext:value-type="float">
            <text:p>0.09820792</text:p>
          </table:table-cell>
          <table:table-cell table:formula="of:=(2*[.H385]*[.I385])/([.H385]+[.I385])" office:value-type="float" office:value="0.146592388708666" calcext:value-type="float">
            <text:p>0.1465923887</text:p>
          </table:table-cell>
          <table:table-cell office:value-type="float" office:value="0.66210199" calcext:value-type="float">
            <text:p>0.66210199</text:p>
          </table:table-cell>
          <table:table-cell office:value-type="float" office:value="0.36355198" calcext:value-type="float">
            <text:p>0.36355198</text:p>
          </table:table-cell>
          <table:table-cell table:formula="of:=(2*[.K385]*[.L385])/([.K385]+[.L385])" office:value-type="float" office:value="0.46937563050907" calcext:value-type="float">
            <text:p>0.469375630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752263" calcext:value-type="float">
            <text:p>0.39752263</text:p>
          </table:table-cell>
          <table:table-cell office:value-type="float" office:value="0.08927652" calcext:value-type="float">
            <text:p>0.08927652</text:p>
          </table:table-cell>
          <table:table-cell table:formula="of:=(2*[.H386]*[.I386])/([.H386]+[.I386])" office:value-type="float" office:value="0.145807308939005" calcext:value-type="float">
            <text:p>0.1458073089</text:p>
          </table:table-cell>
          <table:table-cell office:value-type="float" office:value="0.88149891" calcext:value-type="float">
            <text:p>0.88149891</text:p>
          </table:table-cell>
          <table:table-cell office:value-type="float" office:value="0.37986611" calcext:value-type="float">
            <text:p>0.37986611</text:p>
          </table:table-cell>
          <table:table-cell table:formula="of:=(2*[.K386]*[.L386])/([.K386]+[.L386])" office:value-type="float" office:value="0.530935227474344" calcext:value-type="float">
            <text:p>0.5309352275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36657" calcext:value-type="float">
            <text:p>0.39236657</text:p>
          </table:table-cell>
          <table:table-cell office:value-type="float" office:value="0.08918978" calcext:value-type="float">
            <text:p>0.08918978</text:p>
          </table:table-cell>
          <table:table-cell table:formula="of:=(2*[.H387]*[.I387])/([.H387]+[.I387])" office:value-type="float" office:value="0.145341611870156" calcext:value-type="float">
            <text:p>0.1453416119</text:p>
          </table:table-cell>
          <table:table-cell office:value-type="float" office:value="0.9008231" calcext:value-type="float">
            <text:p>0.9008231</text:p>
          </table:table-cell>
          <table:table-cell office:value-type="float" office:value="0.36378793" calcext:value-type="float">
            <text:p>0.36378793</text:p>
          </table:table-cell>
          <table:table-cell table:formula="of:=(2*[.K387]*[.L387])/([.K387]+[.L387])" office:value-type="float" office:value="0.518275680143614" calcext:value-type="float">
            <text:p>0.518275680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851063" calcext:value-type="float">
            <text:p>0.3851063</text:p>
          </table:table-cell>
          <table:table-cell office:value-type="float" office:value="0.08798883" calcext:value-type="float">
            <text:p>0.08798883</text:p>
          </table:table-cell>
          <table:table-cell table:formula="of:=(2*[.H388]*[.I388])/([.H388]+[.I388])" office:value-type="float" office:value="0.143248368515774" calcext:value-type="float">
            <text:p>0.1432483685</text:p>
          </table:table-cell>
          <table:table-cell office:value-type="float" office:value="0.8834626" calcext:value-type="float">
            <text:p>0.8834626</text:p>
          </table:table-cell>
          <table:table-cell office:value-type="float" office:value="0.36829687" calcext:value-type="float">
            <text:p>0.36829687</text:p>
          </table:table-cell>
          <table:table-cell table:formula="of:=(2*[.K388]*[.L388])/([.K388]+[.L388])" office:value-type="float" office:value="0.519870659084468" calcext:value-type="float">
            <text:p>0.51987065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851063" calcext:value-type="float">
            <text:p>0.3851063</text:p>
          </table:table-cell>
          <table:table-cell office:value-type="float" office:value="0.08798883" calcext:value-type="float">
            <text:p>0.08798883</text:p>
          </table:table-cell>
          <table:table-cell table:formula="of:=(2*[.H389]*[.I389])/([.H389]+[.I389])" office:value-type="float" office:value="0.143248368515774" calcext:value-type="float">
            <text:p>0.1432483685</text:p>
          </table:table-cell>
          <table:table-cell office:value-type="float" office:value="0.8834626" calcext:value-type="float">
            <text:p>0.8834626</text:p>
          </table:table-cell>
          <table:table-cell office:value-type="float" office:value="0.36829687" calcext:value-type="float">
            <text:p>0.36829687</text:p>
          </table:table-cell>
          <table:table-cell table:formula="of:=(2*[.K389]*[.L389])/([.K389]+[.L389])" office:value-type="float" office:value="0.519870659084468" calcext:value-type="float">
            <text:p>0.51987065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818813" calcext:value-type="float">
            <text:p>0.34818813</text:p>
          </table:table-cell>
          <table:table-cell office:value-type="float" office:value="0.09017144" calcext:value-type="float">
            <text:p>0.09017144</text:p>
          </table:table-cell>
          <table:table-cell table:formula="of:=(2*[.H390]*[.I390])/([.H390]+[.I390])" office:value-type="float" office:value="0.143245989008554" calcext:value-type="float">
            <text:p>0.143245989</text:p>
          </table:table-cell>
          <table:table-cell office:value-type="float" office:value="0.77276416" calcext:value-type="float">
            <text:p>0.77276416</text:p>
          </table:table-cell>
          <table:table-cell office:value-type="float" office:value="0.3801928" calcext:value-type="float">
            <text:p>0.3801928</text:p>
          </table:table-cell>
          <table:table-cell table:formula="of:=(2*[.K390]*[.L390])/([.K390]+[.L390])" office:value-type="float" office:value="0.509644990963146" calcext:value-type="float">
            <text:p>0.5096449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818813" calcext:value-type="float">
            <text:p>0.34818813</text:p>
          </table:table-cell>
          <table:table-cell office:value-type="float" office:value="0.09017144" calcext:value-type="float">
            <text:p>0.09017144</text:p>
          </table:table-cell>
          <table:table-cell table:formula="of:=(2*[.H391]*[.I391])/([.H391]+[.I391])" office:value-type="float" office:value="0.143245989008554" calcext:value-type="float">
            <text:p>0.143245989</text:p>
          </table:table-cell>
          <table:table-cell office:value-type="float" office:value="0.77276416" calcext:value-type="float">
            <text:p>0.77276416</text:p>
          </table:table-cell>
          <table:table-cell office:value-type="float" office:value="0.3801928" calcext:value-type="float">
            <text:p>0.3801928</text:p>
          </table:table-cell>
          <table:table-cell table:formula="of:=(2*[.K391]*[.L391])/([.K391]+[.L391])" office:value-type="float" office:value="0.509644990963146" calcext:value-type="float">
            <text:p>0.5096449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986851" calcext:value-type="float">
            <text:p>0.34986851</text:p>
          </table:table-cell>
          <table:table-cell office:value-type="float" office:value="0.08997767" calcext:value-type="float">
            <text:p>0.08997767</text:p>
          </table:table-cell>
          <table:table-cell table:formula="of:=(2*[.H392]*[.I392])/([.H392]+[.I392])" office:value-type="float" office:value="0.143142556500874" calcext:value-type="float">
            <text:p>0.1431425565</text:p>
          </table:table-cell>
          <table:table-cell office:value-type="float" office:value="0.77289333" calcext:value-type="float">
            <text:p>0.77289333</text:p>
          </table:table-cell>
          <table:table-cell office:value-type="float" office:value="0.38014613" calcext:value-type="float">
            <text:p>0.38014613</text:p>
          </table:table-cell>
          <table:table-cell table:formula="of:=(2*[.K392]*[.L392])/([.K392]+[.L392])" office:value-type="float" office:value="0.509631141855827" calcext:value-type="float">
            <text:p>0.509631141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8599082" calcext:value-type="float">
            <text:p>0.38599082</text:p>
          </table:table-cell>
          <table:table-cell office:value-type="float" office:value="0.08780408" calcext:value-type="float">
            <text:p>0.08780408</text:p>
          </table:table-cell>
          <table:table-cell table:formula="of:=(2*[.H393]*[.I393])/([.H393]+[.I393])" office:value-type="float" office:value="0.143064304147409" calcext:value-type="float">
            <text:p>0.1430643041</text:p>
          </table:table-cell>
          <table:table-cell office:value-type="float" office:value="0.88360417" calcext:value-type="float">
            <text:p>0.88360417</text:p>
          </table:table-cell>
          <table:table-cell office:value-type="float" office:value="0.36825279" calcext:value-type="float">
            <text:p>0.36825279</text:p>
          </table:table-cell>
          <table:table-cell table:formula="of:=(2*[.K393]*[.L393])/([.K393]+[.L393])" office:value-type="float" office:value="0.519851246995718" calcext:value-type="float">
            <text:p>0.51985124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8847583" calcext:value-type="float">
            <text:p>0.38847583</text:p>
          </table:table-cell>
          <table:table-cell office:value-type="float" office:value="0.08725083" calcext:value-type="float">
            <text:p>0.08725083</text:p>
          </table:table-cell>
          <table:table-cell table:formula="of:=(2*[.H394]*[.I394])/([.H394]+[.I394])" office:value-type="float" office:value="0.142497116316495" calcext:value-type="float">
            <text:p>0.1424971163</text:p>
          </table:table-cell>
          <table:table-cell office:value-type="float" office:value="0.88403487" calcext:value-type="float">
            <text:p>0.88403487</text:p>
          </table:table-cell>
          <table:table-cell office:value-type="float" office:value="0.36812056" calcext:value-type="float">
            <text:p>0.36812056</text:p>
          </table:table-cell>
          <table:table-cell table:formula="of:=(2*[.K394]*[.L394])/([.K394]+[.L394])" office:value-type="float" office:value="0.51979395465933" calcext:value-type="float">
            <text:p>0.5197939547</text:p>
          </table:table-cell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906786" calcext:value-type="float">
            <text:p>0.34906786</text:p>
          </table:table-cell>
          <table:table-cell office:value-type="float" office:value="0.08918978" calcext:value-type="float">
            <text:p>0.08918978</text:p>
          </table:table-cell>
          <table:table-cell table:formula="of:=(2*[.H395]*[.I395])/([.H395]+[.I395])" office:value-type="float" office:value="0.142077548897816" calcext:value-type="float">
            <text:p>0.1420775489</text:p>
          </table:table-cell>
          <table:table-cell office:value-type="float" office:value="0.80144518" calcext:value-type="float">
            <text:p>0.80144518</text:p>
          </table:table-cell>
          <table:table-cell office:value-type="float" office:value="0.36378793" calcext:value-type="float">
            <text:p>0.36378793</text:p>
          </table:table-cell>
          <table:table-cell table:formula="of:=(2*[.K395]*[.L395])/([.K395]+[.L395])" office:value-type="float" office:value="0.500425332130628" calcext:value-type="float">
            <text:p>0.500425332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699555" calcext:value-type="float">
            <text:p>0.28699555</text:p>
          </table:table-cell>
          <table:table-cell office:value-type="float" office:value="0.09400563" calcext:value-type="float">
            <text:p>0.09400563</text:p>
          </table:table-cell>
          <table:table-cell table:formula="of:=(2*[.H396]*[.I396])/([.H396]+[.I396])" office:value-type="float" office:value="0.141622645289164" calcext:value-type="float">
            <text:p>0.1416226453</text:p>
          </table:table-cell>
          <table:table-cell office:value-type="float" office:value="0.68067965" calcext:value-type="float">
            <text:p>0.68067965</text:p>
          </table:table-cell>
          <table:table-cell office:value-type="float" office:value="0.36188738" calcext:value-type="float">
            <text:p>0.36188738</text:p>
          </table:table-cell>
          <table:table-cell table:formula="of:=(2*[.K396]*[.L396])/([.K396]+[.L396])" office:value-type="float" office:value="0.472543957500396" calcext:value-type="float">
            <text:p>0.472543957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890653" calcext:value-type="float">
            <text:p>0.31890653</text:p>
          </table:table-cell>
          <table:table-cell office:value-type="float" office:value="0.09038233" calcext:value-type="float">
            <text:p>0.09038233</text:p>
          </table:table-cell>
          <table:table-cell table:formula="of:=(2*[.H397]*[.I397])/([.H397]+[.I397])" office:value-type="float" office:value="0.140846810409718" calcext:value-type="float">
            <text:p>0.1408468104</text:p>
          </table:table-cell>
          <table:table-cell office:value-type="float" office:value="0.74194364" calcext:value-type="float">
            <text:p>0.74194364</text:p>
          </table:table-cell>
          <table:table-cell office:value-type="float" office:value="0.28158723" calcext:value-type="float">
            <text:p>0.28158723</text:p>
          </table:table-cell>
          <table:table-cell table:formula="of:=(2*[.K397]*[.L397])/([.K397]+[.L397])" office:value-type="float" office:value="0.408237524684951" calcext:value-type="float">
            <text:p>0.4082375247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982629" calcext:value-type="float">
            <text:p>0.33982629</text:p>
          </table:table-cell>
          <table:table-cell office:value-type="float" office:value="0.08798883" calcext:value-type="float">
            <text:p>0.08798883</text:p>
          </table:table-cell>
          <table:table-cell table:formula="of:=(2*[.H398]*[.I398])/([.H398]+[.I398])" office:value-type="float" office:value="0.139784295890901" calcext:value-type="float">
            <text:p>0.1397842959</text:p>
          </table:table-cell>
          <table:table-cell office:value-type="float" office:value="0.77896353" calcext:value-type="float">
            <text:p>0.77896353</text:p>
          </table:table-cell>
          <table:table-cell office:value-type="float" office:value="0.36829687" calcext:value-type="float">
            <text:p>0.36829687</text:p>
          </table:table-cell>
          <table:table-cell table:formula="of:=(2*[.K398]*[.L398])/([.K398]+[.L398])" office:value-type="float" office:value="0.500130275468675" calcext:value-type="float">
            <text:p>0.50013027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982629" calcext:value-type="float">
            <text:p>0.33982629</text:p>
          </table:table-cell>
          <table:table-cell office:value-type="float" office:value="0.08798883" calcext:value-type="float">
            <text:p>0.08798883</text:p>
          </table:table-cell>
          <table:table-cell table:formula="of:=(2*[.H399]*[.I399])/([.H399]+[.I399])" office:value-type="float" office:value="0.139784295890901" calcext:value-type="float">
            <text:p>0.1397842959</text:p>
          </table:table-cell>
          <table:table-cell office:value-type="float" office:value="0.77896353" calcext:value-type="float">
            <text:p>0.77896353</text:p>
          </table:table-cell>
          <table:table-cell office:value-type="float" office:value="0.36829687" calcext:value-type="float">
            <text:p>0.36829687</text:p>
          </table:table-cell>
          <table:table-cell table:formula="of:=(2*[.K399]*[.L399])/([.K399]+[.L399])" office:value-type="float" office:value="0.500130275468675" calcext:value-type="float">
            <text:p>0.500130275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062937" calcext:value-type="float">
            <text:p>0.34062937</text:p>
          </table:table-cell>
          <table:table-cell office:value-type="float" office:value="0.08780408" calcext:value-type="float">
            <text:p>0.08780408</text:p>
          </table:table-cell>
          <table:table-cell table:formula="of:=(2*[.H400]*[.I400])/([.H400]+[.I400])" office:value-type="float" office:value="0.139618643006654" calcext:value-type="float">
            <text:p>0.139618643</text:p>
          </table:table-cell>
          <table:table-cell office:value-type="float" office:value="0.77907111" calcext:value-type="float">
            <text:p>0.77907111</text:p>
          </table:table-cell>
          <table:table-cell office:value-type="float" office:value="0.36825279" calcext:value-type="float">
            <text:p>0.36825279</text:p>
          </table:table-cell>
          <table:table-cell table:formula="of:=(2*[.K400]*[.L400])/([.K400]+[.L400])" office:value-type="float" office:value="0.500111799058482" calcext:value-type="float">
            <text:p>0.5001117991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910346" calcext:value-type="float">
            <text:p>0.28910346</text:p>
          </table:table-cell>
          <table:table-cell office:value-type="float" office:value="0.09049565" calcext:value-type="float">
            <text:p>0.09049565</text:p>
          </table:table-cell>
          <table:table-cell table:formula="of:=(2*[.H401]*[.I401])/([.H401]+[.I401])" office:value-type="float" office:value="0.137843344943296" calcext:value-type="float">
            <text:p>0.1378433449</text:p>
          </table:table-cell>
          <table:table-cell office:value-type="float" office:value="0.72026859" calcext:value-type="float">
            <text:p>0.72026859</text:p>
          </table:table-cell>
          <table:table-cell office:value-type="float" office:value="0.36017351" calcext:value-type="float">
            <text:p>0.36017351</text:p>
          </table:table-cell>
          <table:table-cell table:formula="of:=(2*[.K401]*[.L401])/([.K401]+[.L401])" office:value-type="float" office:value="0.480213916512603" calcext:value-type="float">
            <text:p>0.480213916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287053" calcext:value-type="float">
            <text:p>0.39287053</text:p>
          </table:table-cell>
          <table:table-cell office:value-type="float" office:value="0.0829217" calcext:value-type="float">
            <text:p>0.0829217</text:p>
          </table:table-cell>
          <table:table-cell table:formula="of:=(2*[.H402]*[.I402])/([.H402]+[.I402])" office:value-type="float" office:value="0.136939992599295" calcext:value-type="float">
            <text:p>0.1369399926</text:p>
          </table:table-cell>
          <table:table-cell office:value-type="float" office:value="0.88958576" calcext:value-type="float">
            <text:p>0.88958576</text:p>
          </table:table-cell>
          <table:table-cell office:value-type="float" office:value="0.36187701" calcext:value-type="float">
            <text:p>0.36187701</text:p>
          </table:table-cell>
          <table:table-cell table:formula="of:=(2*[.K402]*[.L402])/([.K402]+[.L402])" office:value-type="float" office:value="0.514470973782748" calcext:value-type="float">
            <text:p>0.51447097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287053" calcext:value-type="float">
            <text:p>0.39287053</text:p>
          </table:table-cell>
          <table:table-cell office:value-type="float" office:value="0.0829217" calcext:value-type="float">
            <text:p>0.0829217</text:p>
          </table:table-cell>
          <table:table-cell table:formula="of:=(2*[.H403]*[.I403])/([.H403]+[.I403])" office:value-type="float" office:value="0.136939992599295" calcext:value-type="float">
            <text:p>0.1369399926</text:p>
          </table:table-cell>
          <table:table-cell office:value-type="float" office:value="0.88958576" calcext:value-type="float">
            <text:p>0.88958576</text:p>
          </table:table-cell>
          <table:table-cell office:value-type="float" office:value="0.36187701" calcext:value-type="float">
            <text:p>0.36187701</text:p>
          </table:table-cell>
          <table:table-cell table:formula="of:=(2*[.K403]*[.L403])/([.K403]+[.L403])" office:value-type="float" office:value="0.514470973782748" calcext:value-type="float">
            <text:p>0.5144709738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376972" calcext:value-type="float">
            <text:p>0.39376972</text:p>
          </table:table-cell>
          <table:table-cell office:value-type="float" office:value="0.08279923" calcext:value-type="float">
            <text:p>0.08279923</text:p>
          </table:table-cell>
          <table:table-cell table:formula="of:=(2*[.H404]*[.I404])/([.H404]+[.I404])" office:value-type="float" office:value="0.136827334694447" calcext:value-type="float">
            <text:p>0.1368273347</text:p>
          </table:table-cell>
          <table:table-cell office:value-type="float" office:value="0.88969923" calcext:value-type="float">
            <text:p>0.88969923</text:p>
          </table:table-cell>
          <table:table-cell office:value-type="float" office:value="0.36185626" calcext:value-type="float">
            <text:p>0.36185626</text:p>
          </table:table-cell>
          <table:table-cell table:formula="of:=(2*[.K404]*[.L404])/([.K404]+[.L404])" office:value-type="float" office:value="0.51446897634987" calcext:value-type="float">
            <text:p>0.514468976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568876" calcext:value-type="float">
            <text:p>0.39568876</text:p>
          </table:table-cell>
          <table:table-cell office:value-type="float" office:value="0.08227149" calcext:value-type="float">
            <text:p>0.08227149</text:p>
          </table:table-cell>
          <table:table-cell table:formula="of:=(2*[.H405]*[.I405])/([.H405]+[.I405])" office:value-type="float" office:value="0.136220130696862" calcext:value-type="float">
            <text:p>0.1362201307</text:p>
          </table:table-cell>
          <table:table-cell office:value-type="float" office:value="0.89001167" calcext:value-type="float">
            <text:p>0.89001167</text:p>
          </table:table-cell>
          <table:table-cell office:value-type="float" office:value="0.36173181" calcext:value-type="float">
            <text:p>0.36173181</text:p>
          </table:table-cell>
          <table:table-cell table:formula="of:=(2*[.K405]*[.L405])/([.K405]+[.L405])" office:value-type="float" office:value="0.514395381248916" calcext:value-type="float">
            <text:p>0.5143953812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039577" calcext:value-type="float">
            <text:p>0.30039577</text:p>
          </table:table-cell>
          <table:table-cell office:value-type="float" office:value="0.08665521" calcext:value-type="float">
            <text:p>0.08665521</text:p>
          </table:table-cell>
          <table:table-cell table:formula="of:=(2*[.H406]*[.I406])/([.H406]+[.I406])" office:value-type="float" office:value="0.13450868168561" calcext:value-type="float">
            <text:p>0.1345086817</text:p>
          </table:table-cell>
          <table:table-cell office:value-type="float" office:value="0.76462673" calcext:value-type="float">
            <text:p>0.76462673</text:p>
          </table:table-cell>
          <table:table-cell office:value-type="float" office:value="0.35803702" calcext:value-type="float">
            <text:p>0.35803702</text:p>
          </table:table-cell>
          <table:table-cell table:formula="of:=(2*[.K406]*[.L406])/([.K406]+[.L406])" office:value-type="float" office:value="0.487705558893381" calcext:value-type="float">
            <text:p>0.487705558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239743" calcext:value-type="float">
            <text:p>0.35239743</text:p>
          </table:table-cell>
          <table:table-cell office:value-type="float" office:value="0.0829217" calcext:value-type="float">
            <text:p>0.0829217</text:p>
          </table:table-cell>
          <table:table-cell table:formula="of:=(2*[.H407]*[.I407])/([.H407]+[.I407])" office:value-type="float" office:value="0.134252744515184" calcext:value-type="float">
            <text:p>0.1342527445</text:p>
          </table:table-cell>
          <table:table-cell office:value-type="float" office:value="0.78992557" calcext:value-type="float">
            <text:p>0.78992557</text:p>
          </table:table-cell>
          <table:table-cell office:value-type="float" office:value="0.36187701" calcext:value-type="float">
            <text:p>0.36187701</text:p>
          </table:table-cell>
          <table:table-cell table:formula="of:=(2*[.K407]*[.L407])/([.K407]+[.L407])" office:value-type="float" office:value="0.496362672488797" calcext:value-type="float">
            <text:p>0.49636267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239743" calcext:value-type="float">
            <text:p>0.35239743</text:p>
          </table:table-cell>
          <table:table-cell office:value-type="float" office:value="0.0829217" calcext:value-type="float">
            <text:p>0.0829217</text:p>
          </table:table-cell>
          <table:table-cell table:formula="of:=(2*[.H408]*[.I408])/([.H408]+[.I408])" office:value-type="float" office:value="0.134252744515184" calcext:value-type="float">
            <text:p>0.1342527445</text:p>
          </table:table-cell>
          <table:table-cell office:value-type="float" office:value="0.78992557" calcext:value-type="float">
            <text:p>0.78992557</text:p>
          </table:table-cell>
          <table:table-cell office:value-type="float" office:value="0.36187701" calcext:value-type="float">
            <text:p>0.36187701</text:p>
          </table:table-cell>
          <table:table-cell table:formula="of:=(2*[.K408]*[.L408])/([.K408]+[.L408])" office:value-type="float" office:value="0.496362672488797" calcext:value-type="float">
            <text:p>0.4963626725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323581" calcext:value-type="float">
            <text:p>0.35323581</text:p>
          </table:table-cell>
          <table:table-cell office:value-type="float" office:value="0.08279923" calcext:value-type="float">
            <text:p>0.08279923</text:p>
          </table:table-cell>
          <table:table-cell table:formula="of:=(2*[.H409]*[.I409])/([.H409]+[.I409])" office:value-type="float" office:value="0.134152764770585" calcext:value-type="float">
            <text:p>0.1341527648</text:p>
          </table:table-cell>
          <table:table-cell office:value-type="float" office:value="0.79001891" calcext:value-type="float">
            <text:p>0.79001891</text:p>
          </table:table-cell>
          <table:table-cell office:value-type="float" office:value="0.36185626" calcext:value-type="float">
            <text:p>0.36185626</text:p>
          </table:table-cell>
          <table:table-cell table:formula="of:=(2*[.K409]*[.L409])/([.K409]+[.L409])" office:value-type="float" office:value="0.496361577273823" calcext:value-type="float">
            <text:p>0.4963615773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707401" calcext:value-type="float">
            <text:p>0.39707401</text:p>
          </table:table-cell>
          <table:table-cell office:value-type="float" office:value="0.07078909" calcext:value-type="float">
            <text:p>0.07078909</text:p>
          </table:table-cell>
          <table:table-cell table:formula="of:=(2*[.H410]*[.I410])/([.H410]+[.I410])" office:value-type="float" office:value="0.120156976818864" calcext:value-type="float">
            <text:p>0.1201569768</text:p>
          </table:table-cell>
          <table:table-cell office:value-type="float" office:value="0.90779834" calcext:value-type="float">
            <text:p>0.90779834</text:p>
          </table:table-cell>
          <table:table-cell office:value-type="float" office:value="0.34218441" calcext:value-type="float">
            <text:p>0.34218441</text:p>
          </table:table-cell>
          <table:table-cell table:formula="of:=(2*[.K410]*[.L410])/([.K410]+[.L410])" office:value-type="float" office:value="0.497021961898081" calcext:value-type="float">
            <text:p>0.4970219619</text:p>
          </table:table-cell>
        </table:table-row>
        <table:table-row table:style-name="ro3">
          <table:table-cell/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5842688" calcext:value-type="float">
            <text:p>0.35842688</text:p>
          </table:table-cell>
          <table:table-cell office:value-type="float" office:value="0.07078909" calcext:value-type="float">
            <text:p>0.07078909</text:p>
          </table:table-cell>
          <table:table-cell table:formula="of:=(2*[.H411]*[.I411])/([.H411]+[.I411])" office:value-type="float" office:value="0.118228185529719" calcext:value-type="float">
            <text:p>0.1182281855</text:p>
          </table:table-cell>
          <table:table-cell office:value-type="float" office:value="0.81570554" calcext:value-type="float">
            <text:p>0.81570554</text:p>
          </table:table-cell>
          <table:table-cell office:value-type="float" office:value="0.34218441" calcext:value-type="float">
            <text:p>0.34218441</text:p>
          </table:table-cell>
          <table:table-cell table:formula="of:=(2*[.K411]*[.L411])/([.K411]+[.L411])" office:value-type="float" office:value="0.482121325845572" calcext:value-type="float">
            <text:p>0.482121325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227232" calcext:value-type="float">
            <text:p>0.40227232</text:p>
          </table:table-cell>
          <table:table-cell office:value-type="float" office:value="0.06863909" calcext:value-type="float">
            <text:p>0.06863909</text:p>
          </table:table-cell>
          <table:table-cell table:formula="of:=(2*[.H412]*[.I412])/([.H412]+[.I412])" office:value-type="float" office:value="0.117268791499398" calcext:value-type="float">
            <text:p>0.1172687915</text:p>
          </table:table-cell>
          <table:table-cell office:value-type="float" office:value="0.88050222" calcext:value-type="float">
            <text:p>0.88050222</text:p>
          </table:table-cell>
          <table:table-cell office:value-type="float" office:value="0.31165895" calcext:value-type="float">
            <text:p>0.31165895</text:p>
          </table:table-cell>
          <table:table-cell table:formula="of:=(2*[.K412]*[.L412])/([.K412]+[.L412])" office:value-type="float" office:value="0.460367950682153" calcext:value-type="float">
            <text:p>0.46036795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227232" calcext:value-type="float">
            <text:p>0.40227232</text:p>
          </table:table-cell>
          <table:table-cell office:value-type="float" office:value="0.06863909" calcext:value-type="float">
            <text:p>0.06863909</text:p>
          </table:table-cell>
          <table:table-cell table:formula="of:=(2*[.H413]*[.I413])/([.H413]+[.I413])" office:value-type="float" office:value="0.117268791499398" calcext:value-type="float">
            <text:p>0.1172687915</text:p>
          </table:table-cell>
          <table:table-cell office:value-type="float" office:value="0.88050222" calcext:value-type="float">
            <text:p>0.88050222</text:p>
          </table:table-cell>
          <table:table-cell office:value-type="float" office:value="0.31165895" calcext:value-type="float">
            <text:p>0.31165895</text:p>
          </table:table-cell>
          <table:table-cell table:formula="of:=(2*[.K413]*[.L413])/([.K413]+[.L413])" office:value-type="float" office:value="0.460367950682153" calcext:value-type="float">
            <text:p>0.460367950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500501" calcext:value-type="float">
            <text:p>0.40500501</text:p>
          </table:table-cell>
          <table:table-cell office:value-type="float" office:value="0.06847692" calcext:value-type="float">
            <text:p>0.06847692</text:p>
          </table:table-cell>
          <table:table-cell table:formula="of:=(2*[.H414]*[.I414])/([.H414]+[.I414])" office:value-type="float" office:value="0.117147007782828" calcext:value-type="float">
            <text:p>0.1171470078</text:p>
          </table:table-cell>
          <table:table-cell office:value-type="float" office:value="0.88069556" calcext:value-type="float">
            <text:p>0.88069556</text:p>
          </table:table-cell>
          <table:table-cell office:value-type="float" office:value="0.31162006" calcext:value-type="float">
            <text:p>0.31162006</text:p>
          </table:table-cell>
          <table:table-cell table:formula="of:=(2*[.K414]*[.L414])/([.K414]+[.L414])" office:value-type="float" office:value="0.460351938103325" calcext:value-type="float">
            <text:p>0.460351938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66109" calcext:value-type="float">
            <text:p>0.4066109</text:p>
          </table:table-cell>
          <table:table-cell office:value-type="float" office:value="0.06797886" calcext:value-type="float">
            <text:p>0.06797886</text:p>
          </table:table-cell>
          <table:table-cell table:formula="of:=(2*[.H415]*[.I415])/([.H415]+[.I415])" office:value-type="float" office:value="0.11648353072588" calcext:value-type="float">
            <text:p>0.1164835307</text:p>
          </table:table-cell>
          <table:table-cell office:value-type="float" office:value="0.88119102" calcext:value-type="float">
            <text:p>0.88119102</text:p>
          </table:table-cell>
          <table:table-cell office:value-type="float" office:value="0.31138411" calcext:value-type="float">
            <text:p>0.31138411</text:p>
          </table:table-cell>
          <table:table-cell table:formula="of:=(2*[.K415]*[.L415])/([.K415]+[.L415])" office:value-type="float" office:value="0.460162005059911" calcext:value-type="float">
            <text:p>0.460162005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686658" calcext:value-type="float">
            <text:p>0.35686658</text:p>
          </table:table-cell>
          <table:table-cell office:value-type="float" office:value="0.06863909" calcext:value-type="float">
            <text:p>0.06863909</text:p>
          </table:table-cell>
          <table:table-cell table:formula="of:=(2*[.H416]*[.I416])/([.H416]+[.I416])" office:value-type="float" office:value="0.115133588243899" calcext:value-type="float">
            <text:p>0.1151335882</text:p>
          </table:table-cell>
          <table:table-cell office:value-type="float" office:value="0.77724395" calcext:value-type="float">
            <text:p>0.77724395</text:p>
          </table:table-cell>
          <table:table-cell office:value-type="float" office:value="0.31165895" calcext:value-type="float">
            <text:p>0.31165895</text:p>
          </table:table-cell>
          <table:table-cell table:formula="of:=(2*[.K416]*[.L416])/([.K416]+[.L416])" office:value-type="float" office:value="0.44491576494259" calcext:value-type="float">
            <text:p>0.44491576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686658" calcext:value-type="float">
            <text:p>0.35686658</text:p>
          </table:table-cell>
          <table:table-cell office:value-type="float" office:value="0.06863909" calcext:value-type="float">
            <text:p>0.06863909</text:p>
          </table:table-cell>
          <table:table-cell table:formula="of:=(2*[.H417]*[.I417])/([.H417]+[.I417])" office:value-type="float" office:value="0.115133588243899" calcext:value-type="float">
            <text:p>0.1151335882</text:p>
          </table:table-cell>
          <table:table-cell office:value-type="float" office:value="0.77724395" calcext:value-type="float">
            <text:p>0.77724395</text:p>
          </table:table-cell>
          <table:table-cell office:value-type="float" office:value="0.31165895" calcext:value-type="float">
            <text:p>0.31165895</text:p>
          </table:table-cell>
          <table:table-cell table:formula="of:=(2*[.K417]*[.L417])/([.K417]+[.L417])" office:value-type="float" office:value="0.44491576494259" calcext:value-type="float">
            <text:p>0.444915764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951314" calcext:value-type="float">
            <text:p>0.35951314</text:p>
          </table:table-cell>
          <table:table-cell office:value-type="float" office:value="0.06847692" calcext:value-type="float">
            <text:p>0.06847692</text:p>
          </table:table-cell>
          <table:table-cell table:formula="of:=(2*[.H418]*[.I418])/([.H418]+[.I418])" office:value-type="float" office:value="0.115041702261631" calcext:value-type="float">
            <text:p>0.1150417023</text:p>
          </table:table-cell>
          <table:table-cell office:value-type="float" office:value="0.77740836" calcext:value-type="float">
            <text:p>0.77740836</text:p>
          </table:table-cell>
          <table:table-cell office:value-type="float" office:value="0.31162006" calcext:value-type="float">
            <text:p>0.31162006</text:p>
          </table:table-cell>
          <table:table-cell table:formula="of:=(2*[.K418]*[.L418])/([.K418]+[.L418])" office:value-type="float" office:value="0.444903062837794" calcext:value-type="float">
            <text:p>0.444903062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633801" calcext:value-type="float">
            <text:p>0.30633801</text:p>
          </table:table-cell>
          <table:table-cell office:value-type="float" office:value="0.07018986" calcext:value-type="float">
            <text:p>0.07018986</text:p>
          </table:table-cell>
          <table:table-cell table:formula="of:=(2*[.H419]*[.I419])/([.H419]+[.I419])" office:value-type="float" office:value="0.114211051811801" calcext:value-type="float">
            <text:p>0.1142110518</text:p>
          </table:table-cell>
          <table:table-cell office:value-type="float" office:value="0.65969527" calcext:value-type="float">
            <text:p>0.65969527</text:p>
          </table:table-cell>
          <table:table-cell office:value-type="float" office:value="0.28559576" calcext:value-type="float">
            <text:p>0.28559576</text:p>
          </table:table-cell>
          <table:table-cell table:formula="of:=(2*[.K419]*[.L419])/([.K419]+[.L419])" office:value-type="float" office:value="0.398620458725934" calcext:value-type="float">
            <text:p>0.398620458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380913" calcext:value-type="float">
            <text:p>0.40380913</text:p>
          </table:table-cell>
          <table:table-cell office:value-type="float" office:value="0.06580447" calcext:value-type="float">
            <text:p>0.06580447</text:p>
          </table:table-cell>
          <table:table-cell table:formula="of:=(2*[.H420]*[.I420])/([.H420]+[.I420])" office:value-type="float" office:value="0.113167275312347" calcext:value-type="float">
            <text:p>0.1131672753</text:p>
          </table:table-cell>
          <table:table-cell office:value-type="float" office:value="0.89009721" calcext:value-type="float">
            <text:p>0.89009721</text:p>
          </table:table-cell>
          <table:table-cell office:value-type="float" office:value="0.30390118" calcext:value-type="float">
            <text:p>0.30390118</text:p>
          </table:table-cell>
          <table:table-cell table:formula="of:=(2*[.K420]*[.L420])/([.K420]+[.L420])" office:value-type="float" office:value="0.453102105830658" calcext:value-type="float">
            <text:p>0.453102105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380913" calcext:value-type="float">
            <text:p>0.40380913</text:p>
          </table:table-cell>
          <table:table-cell office:value-type="float" office:value="0.06580447" calcext:value-type="float">
            <text:p>0.06580447</text:p>
          </table:table-cell>
          <table:table-cell table:formula="of:=(2*[.H421]*[.I421])/([.H421]+[.I421])" office:value-type="float" office:value="0.113167275312347" calcext:value-type="float">
            <text:p>0.1131672753</text:p>
          </table:table-cell>
          <table:table-cell office:value-type="float" office:value="0.89009721" calcext:value-type="float">
            <text:p>0.89009721</text:p>
          </table:table-cell>
          <table:table-cell office:value-type="float" office:value="0.30390118" calcext:value-type="float">
            <text:p>0.30390118</text:p>
          </table:table-cell>
          <table:table-cell table:formula="of:=(2*[.K421]*[.L421])/([.K421]+[.L421])" office:value-type="float" office:value="0.453102105830658" calcext:value-type="float">
            <text:p>0.453102105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650348" calcext:value-type="float">
            <text:p>0.40650348</text:p>
          </table:table-cell>
          <table:table-cell office:value-type="float" office:value="0.0656423" calcext:value-type="float">
            <text:p>0.0656423</text:p>
          </table:table-cell>
          <table:table-cell table:formula="of:=(2*[.H422]*[.I422])/([.H422]+[.I422])" office:value-type="float" office:value="0.113032137596164" calcext:value-type="float">
            <text:p>0.1130321376</text:p>
          </table:table-cell>
          <table:table-cell office:value-type="float" office:value="0.89028754" calcext:value-type="float">
            <text:p>0.89028754</text:p>
          </table:table-cell>
          <table:table-cell office:value-type="float" office:value="0.30386229" calcext:value-type="float">
            <text:p>0.30386229</text:p>
          </table:table-cell>
          <table:table-cell table:formula="of:=(2*[.K422]*[.L422])/([.K422]+[.L422])" office:value-type="float" office:value="0.453083530837779" calcext:value-type="float">
            <text:p>0.453083530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804801" calcext:value-type="float">
            <text:p>0.40804801</text:p>
          </table:table-cell>
          <table:table-cell office:value-type="float" office:value="0.06513718" calcext:value-type="float">
            <text:p>0.06513718</text:p>
          </table:table-cell>
          <table:table-cell table:formula="of:=(2*[.H423]*[.I423])/([.H423]+[.I423])" office:value-type="float" office:value="0.112341202716052" calcext:value-type="float">
            <text:p>0.1123412027</text:p>
          </table:table-cell>
          <table:table-cell office:value-type="float" office:value="0.89079236" calcext:value-type="float">
            <text:p>0.89079236</text:p>
          </table:table-cell>
          <table:table-cell office:value-type="float" office:value="0.30362116" calcext:value-type="float">
            <text:p>0.30362116</text:p>
          </table:table-cell>
          <table:table-cell table:formula="of:=(2*[.K423]*[.L423])/([.K423]+[.L423])" office:value-type="float" office:value="0.452880690202398" calcext:value-type="float">
            <text:p>0.452880690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835386" calcext:value-type="float">
            <text:p>0.35835386</text:p>
          </table:table-cell>
          <table:table-cell office:value-type="float" office:value="0.06580447" calcext:value-type="float">
            <text:p>0.06580447</text:p>
          </table:table-cell>
          <table:table-cell table:formula="of:=(2*[.H424]*[.I424])/([.H424]+[.I424])" office:value-type="float" office:value="0.111190959421941" calcext:value-type="float">
            <text:p>0.1111909594</text:p>
          </table:table-cell>
          <table:table-cell office:value-type="float" office:value="0.78427279" calcext:value-type="float">
            <text:p>0.78427279</text:p>
          </table:table-cell>
          <table:table-cell office:value-type="float" office:value="0.30390118" calcext:value-type="float">
            <text:p>0.30390118</text:p>
          </table:table-cell>
          <table:table-cell table:formula="of:=(2*[.K424]*[.L424])/([.K424]+[.L424])" office:value-type="float" office:value="0.438057576993672" calcext:value-type="float">
            <text:p>0.4380575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835386" calcext:value-type="float">
            <text:p>0.35835386</text:p>
          </table:table-cell>
          <table:table-cell office:value-type="float" office:value="0.06580447" calcext:value-type="float">
            <text:p>0.06580447</text:p>
          </table:table-cell>
          <table:table-cell table:formula="of:=(2*[.H425]*[.I425])/([.H425]+[.I425])" office:value-type="float" office:value="0.111190959421941" calcext:value-type="float">
            <text:p>0.1111909594</text:p>
          </table:table-cell>
          <table:table-cell office:value-type="float" office:value="0.78427279" calcext:value-type="float">
            <text:p>0.78427279</text:p>
          </table:table-cell>
          <table:table-cell office:value-type="float" office:value="0.30390118" calcext:value-type="float">
            <text:p>0.30390118</text:p>
          </table:table-cell>
          <table:table-cell table:formula="of:=(2*[.K425]*[.L425])/([.K425]+[.L425])" office:value-type="float" office:value="0.438057576993672" calcext:value-type="float">
            <text:p>0.4380575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026811" calcext:value-type="float">
            <text:p>0.36026811</text:p>
          </table:table-cell>
          <table:table-cell office:value-type="float" office:value="0.0656423" calcext:value-type="float">
            <text:p>0.0656423</text:p>
          </table:table-cell>
          <table:table-cell table:formula="of:=(2*[.H426]*[.I426])/([.H426]+[.I426])" office:value-type="float" office:value="0.111050713022267" calcext:value-type="float">
            <text:p>0.111050713</text:p>
          </table:table-cell>
          <table:table-cell office:value-type="float" office:value="0.78442436" calcext:value-type="float">
            <text:p>0.78442436</text:p>
          </table:table-cell>
          <table:table-cell office:value-type="float" office:value="0.30386229" calcext:value-type="float">
            <text:p>0.30386229</text:p>
          </table:table-cell>
          <table:table-cell table:formula="of:=(2*[.K426]*[.L426])/([.K426]+[.L426])" office:value-type="float" office:value="0.43804080912209" calcext:value-type="float">
            <text:p>0.438040809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9632324" calcext:value-type="float">
            <text:p>0.39632324</text:p>
          </table:table-cell>
          <table:table-cell office:value-type="float" office:value="0.06377055" calcext:value-type="float">
            <text:p>0.06377055</text:p>
          </table:table-cell>
          <table:table-cell table:formula="of:=(2*[.H427]*[.I427])/([.H427]+[.I427])" office:value-type="float" office:value="0.109863473673844" calcext:value-type="float">
            <text:p>0.1098634737</text:p>
          </table:table-cell>
          <table:table-cell office:value-type="float" office:value="0.89288182" calcext:value-type="float">
            <text:p>0.89288182</text:p>
          </table:table-cell>
          <table:table-cell office:value-type="float" office:value="0.29151002" calcext:value-type="float">
            <text:p>0.29151002</text:p>
          </table:table-cell>
          <table:table-cell table:formula="of:=(2*[.K427]*[.L427])/([.K427]+[.L427])" office:value-type="float" office:value="0.439523455693238" calcext:value-type="float">
            <text:p>0.439523455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9632324" calcext:value-type="float">
            <text:p>0.39632324</text:p>
          </table:table-cell>
          <table:table-cell office:value-type="float" office:value="0.06377055" calcext:value-type="float">
            <text:p>0.06377055</text:p>
          </table:table-cell>
          <table:table-cell table:formula="of:=(2*[.H428]*[.I428])/([.H428]+[.I428])" office:value-type="float" office:value="0.109863473673844" calcext:value-type="float">
            <text:p>0.1098634737</text:p>
          </table:table-cell>
          <table:table-cell office:value-type="float" office:value="0.89288182" calcext:value-type="float">
            <text:p>0.89288182</text:p>
          </table:table-cell>
          <table:table-cell office:value-type="float" office:value="0.29151002" calcext:value-type="float">
            <text:p>0.29151002</text:p>
          </table:table-cell>
          <table:table-cell table:formula="of:=(2*[.K428]*[.L428])/([.K428]+[.L428])" office:value-type="float" office:value="0.439523455693238" calcext:value-type="float">
            <text:p>0.43952345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6060635" calcext:value-type="float">
            <text:p>0.46060635</text:p>
          </table:table-cell>
          <table:table-cell office:value-type="float" office:value="0.0622753" calcext:value-type="float">
            <text:p>0.0622753</text:p>
          </table:table-cell>
          <table:table-cell table:formula="of:=(2*[.H429]*[.I429])/([.H429]+[.I429])" office:value-type="float" office:value="0.109716600795438" calcext:value-type="float">
            <text:p>0.1097166008</text:p>
          </table:table-cell>
          <table:table-cell office:value-type="float" office:value="0.8252095" calcext:value-type="float">
            <text:p>0.8252095</text:p>
          </table:table-cell>
          <table:table-cell office:value-type="float" office:value="0.15447083" calcext:value-type="float">
            <text:p>0.15447083</text:p>
          </table:table-cell>
          <table:table-cell table:formula="of:=(2*[.K429]*[.L429])/([.K429]+[.L429])" office:value-type="float" office:value="0.260229367652783" calcext:value-type="float">
            <text:p>0.2602293677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9687961" calcext:value-type="float">
            <text:p>0.39687961</text:p>
          </table:table-cell>
          <table:table-cell office:value-type="float" office:value="0.0636174" calcext:value-type="float">
            <text:p>0.0636174</text:p>
          </table:table-cell>
          <table:table-cell table:formula="of:=(2*[.H430]*[.I430])/([.H430]+[.I430])" office:value-type="float" office:value="0.109657384751375" calcext:value-type="float">
            <text:p>0.1096573848</text:p>
          </table:table-cell>
          <table:table-cell office:value-type="float" office:value="0.89304014" calcext:value-type="float">
            <text:p>0.89304014</text:p>
          </table:table-cell>
          <table:table-cell office:value-type="float" office:value="0.29147372" calcext:value-type="float">
            <text:p>0.29147372</text:p>
          </table:table-cell>
          <table:table-cell table:formula="of:=(2*[.K430]*[.L430])/([.K430]+[.L430])" office:value-type="float" office:value="0.43950136930457" calcext:value-type="float">
            <text:p>0.439501369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9878313" calcext:value-type="float">
            <text:p>0.29878313</text:p>
          </table:table-cell>
          <table:table-cell office:value-type="float" office:value="0.06709759" calcext:value-type="float">
            <text:p>0.06709759</text:p>
          </table:table-cell>
          <table:table-cell table:formula="of:=(2*[.H431]*[.I431])/([.H431]+[.I431])" office:value-type="float" office:value="0.109585593663731" calcext:value-type="float">
            <text:p>0.1095855937</text:p>
          </table:table-cell>
          <table:table-cell office:value-type="float" office:value="0.67963489" calcext:value-type="float">
            <text:p>0.67963489</text:p>
          </table:table-cell>
          <table:table-cell office:value-type="float" office:value="0.28418007" calcext:value-type="float">
            <text:p>0.28418007</text:p>
          </table:table-cell>
          <table:table-cell table:formula="of:=(2*[.K431]*[.L431])/([.K431]+[.L431])" office:value-type="float" office:value="0.40077960735252" calcext:value-type="float">
            <text:p>0.400779607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9882644" calcext:value-type="float">
            <text:p>0.39882644</text:p>
          </table:table-cell>
          <table:table-cell office:value-type="float" office:value="0.06324574" calcext:value-type="float">
            <text:p>0.06324574</text:p>
          </table:table-cell>
          <table:table-cell table:formula="of:=(2*[.H432]*[.I432])/([.H432]+[.I432])" office:value-type="float" office:value="0.109178065337609" calcext:value-type="float">
            <text:p>0.1091780653</text:p>
          </table:table-cell>
          <table:table-cell office:value-type="float" office:value="0.89349606" calcext:value-type="float">
            <text:p>0.89349606</text:p>
          </table:table-cell>
          <table:table-cell office:value-type="float" office:value="0.29137" calcext:value-type="float">
            <text:p>0.29137</text:p>
          </table:table-cell>
          <table:table-cell table:formula="of:=(2*[.K432]*[.L432])/([.K432]+[.L432])" office:value-type="float" office:value="0.439438609630189" calcext:value-type="float">
            <text:p>0.439438609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499564" calcext:value-type="float">
            <text:p>0.41499564</text:p>
          </table:table-cell>
          <table:table-cell office:value-type="float" office:value="0.0622753" calcext:value-type="float">
            <text:p>0.0622753</text:p>
          </table:table-cell>
          <table:table-cell table:formula="of:=(2*[.H433]*[.I433])/([.H433]+[.I433])" office:value-type="float" office:value="0.108298979944985" calcext:value-type="float">
            <text:p>0.1082989799</text:p>
          </table:table-cell>
          <table:table-cell office:value-type="float" office:value="0.78241227" calcext:value-type="float">
            <text:p>0.78241227</text:p>
          </table:table-cell>
          <table:table-cell office:value-type="float" office:value="0.15447083" calcext:value-type="float">
            <text:p>0.15447083</text:p>
          </table:table-cell>
          <table:table-cell table:formula="of:=(2*[.K433]*[.L433])/([.K433]+[.L433])" office:value-type="float" office:value="0.258004168821242" calcext:value-type="float">
            <text:p>0.258004168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79455" calcext:value-type="float">
            <text:p>0.35079455</text:p>
          </table:table-cell>
          <table:table-cell office:value-type="float" office:value="0.06377055" calcext:value-type="float">
            <text:p>0.06377055</text:p>
          </table:table-cell>
          <table:table-cell table:formula="of:=(2*[.H434]*[.I434])/([.H434]+[.I434])" office:value-type="float" office:value="0.107922067682506" calcext:value-type="float">
            <text:p>0.1079220677</text:p>
          </table:table-cell>
          <table:table-cell office:value-type="float" office:value="0.79314991" calcext:value-type="float">
            <text:p>0.79314991</text:p>
          </table:table-cell>
          <table:table-cell office:value-type="float" office:value="0.29151002" calcext:value-type="float">
            <text:p>0.29151002</text:p>
          </table:table-cell>
          <table:table-cell table:formula="of:=(2*[.K434]*[.L434])/([.K434]+[.L434])" office:value-type="float" office:value="0.426329284842482" calcext:value-type="float">
            <text:p>0.426329284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79455" calcext:value-type="float">
            <text:p>0.35079455</text:p>
          </table:table-cell>
          <table:table-cell office:value-type="float" office:value="0.06377055" calcext:value-type="float">
            <text:p>0.06377055</text:p>
          </table:table-cell>
          <table:table-cell table:formula="of:=(2*[.H435]*[.I435])/([.H435]+[.I435])" office:value-type="float" office:value="0.107922067682506" calcext:value-type="float">
            <text:p>0.1079220677</text:p>
          </table:table-cell>
          <table:table-cell office:value-type="float" office:value="0.79314991" calcext:value-type="float">
            <text:p>0.79314991</text:p>
          </table:table-cell>
          <table:table-cell office:value-type="float" office:value="0.29151002" calcext:value-type="float">
            <text:p>0.29151002</text:p>
          </table:table-cell>
          <table:table-cell table:formula="of:=(2*[.K435]*[.L435])/([.K435]+[.L435])" office:value-type="float" office:value="0.426329284842482" calcext:value-type="float">
            <text:p>0.4263292848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5123041" calcext:value-type="float">
            <text:p>0.35123041</text:p>
          </table:table-cell>
          <table:table-cell office:value-type="float" office:value="0.0636174" calcext:value-type="float">
            <text:p>0.0636174</text:p>
          </table:table-cell>
          <table:table-cell table:formula="of:=(2*[.H436]*[.I436])/([.H436]+[.I436])" office:value-type="float" office:value="0.107723193646046" calcext:value-type="float">
            <text:p>0.1077231936</text:p>
          </table:table-cell>
          <table:table-cell office:value-type="float" office:value="0.793275" calcext:value-type="float">
            <text:p>0.793275</text:p>
          </table:table-cell>
          <table:table-cell office:value-type="float" office:value="0.29147372" calcext:value-type="float">
            <text:p>0.29147372</text:p>
          </table:table-cell>
          <table:table-cell table:formula="of:=(2*[.K436]*[.L436])/([.K436]+[.L436])" office:value-type="float" office:value="0.426308528362218" calcext:value-type="float">
            <text:p>0.426308528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059328" calcext:value-type="float">
            <text:p>0.30059328</text:p>
          </table:table-cell>
          <table:table-cell office:value-type="float" office:value="0.06379808" calcext:value-type="float">
            <text:p>0.06379808</text:p>
          </table:table-cell>
          <table:table-cell table:formula="of:=(2*[.H437]*[.I437])/([.H437]+[.I437])" office:value-type="float" office:value="0.105256469993703" calcext:value-type="float">
            <text:p>0.10525647</text:p>
          </table:table-cell>
          <table:table-cell office:value-type="float" office:value="0.72914409" calcext:value-type="float">
            <text:p>0.72914409</text:p>
          </table:table-cell>
          <table:table-cell office:value-type="float" office:value="0.28259584" calcext:value-type="float">
            <text:p>0.28259584</text:p>
          </table:table-cell>
          <table:table-cell table:formula="of:=(2*[.K437]*[.L437])/([.K437]+[.L437])" office:value-type="float" office:value="0.407324215412919" calcext:value-type="float">
            <text:p>0.407324215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40225598" calcext:value-type="float">
            <text:p>0.40225598</text:p>
          </table:table-cell>
          <table:table-cell office:value-type="float" office:value="0.06042305" calcext:value-type="float">
            <text:p>0.06042305</text:p>
          </table:table-cell>
          <table:table-cell table:formula="of:=(2*[.H438]*[.I438])/([.H438]+[.I438])" office:value-type="float" office:value="0.10506433884561" calcext:value-type="float">
            <text:p>0.1050643388</text:p>
          </table:table-cell>
          <table:table-cell office:value-type="float" office:value="0.89619357" calcext:value-type="float">
            <text:p>0.89619357</text:p>
          </table:table-cell>
          <table:table-cell office:value-type="float" office:value="0.28435379" calcext:value-type="float">
            <text:p>0.28435379</text:p>
          </table:table-cell>
          <table:table-cell table:formula="of:=(2*[.K438]*[.L438])/([.K438]+[.L438])" office:value-type="float" office:value="0.431725226513793" calcext:value-type="float">
            <text:p>0.431725226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40225598" calcext:value-type="float">
            <text:p>0.40225598</text:p>
          </table:table-cell>
          <table:table-cell office:value-type="float" office:value="0.06042305" calcext:value-type="float">
            <text:p>0.06042305</text:p>
          </table:table-cell>
          <table:table-cell table:formula="of:=(2*[.H439]*[.I439])/([.H439]+[.I439])" office:value-type="float" office:value="0.10506433884561" calcext:value-type="float">
            <text:p>0.1050643388</text:p>
          </table:table-cell>
          <table:table-cell office:value-type="float" office:value="0.89619357" calcext:value-type="float">
            <text:p>0.89619357</text:p>
          </table:table-cell>
          <table:table-cell office:value-type="float" office:value="0.28435379" calcext:value-type="float">
            <text:p>0.28435379</text:p>
          </table:table-cell>
          <table:table-cell table:formula="of:=(2*[.K439]*[.L439])/([.K439]+[.L439])" office:value-type="float" office:value="0.431725226513793" calcext:value-type="float">
            <text:p>0.431725226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40273152" calcext:value-type="float">
            <text:p>0.40273152</text:p>
          </table:table-cell>
          <table:table-cell office:value-type="float" office:value="0.06030058" calcext:value-type="float">
            <text:p>0.06030058</text:p>
          </table:table-cell>
          <table:table-cell table:formula="of:=(2*[.H440]*[.I440])/([.H440]+[.I440])" office:value-type="float" office:value="0.104895294474321" calcext:value-type="float">
            <text:p>0.1048952945</text:p>
          </table:table-cell>
          <table:table-cell office:value-type="float" office:value="0.89631131" calcext:value-type="float">
            <text:p>0.89631131</text:p>
          </table:table-cell>
          <table:table-cell office:value-type="float" office:value="0.28433304" calcext:value-type="float">
            <text:p>0.28433304</text:p>
          </table:table-cell>
          <table:table-cell table:formula="of:=(2*[.K440]*[.L440])/([.K440]+[.L440])" office:value-type="float" office:value="0.431714969133054" calcext:value-type="float">
            <text:p>0.4317149691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40490216" calcext:value-type="float">
            <text:p>0.40490216</text:p>
          </table:table-cell>
          <table:table-cell office:value-type="float" office:value="0.05994466" calcext:value-type="float">
            <text:p>0.05994466</text:p>
          </table:table-cell>
          <table:table-cell table:formula="of:=(2*[.H441]*[.I441])/([.H441]+[.I441])" office:value-type="float" office:value="0.104428905481017" calcext:value-type="float">
            <text:p>0.1044289055</text:p>
          </table:table-cell>
          <table:table-cell office:value-type="float" office:value="0.89662449" calcext:value-type="float">
            <text:p>0.89662449</text:p>
          </table:table-cell>
          <table:table-cell office:value-type="float" office:value="0.28423711" calcext:value-type="float">
            <text:p>0.28423711</text:p>
          </table:table-cell>
          <table:table-cell table:formula="of:=(2*[.K441]*[.L441])/([.K441]+[.L441])" office:value-type="float" office:value="0.431640683028094" calcext:value-type="float">
            <text:p>0.431640683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6055222" calcext:value-type="float">
            <text:p>0.36055222</text:p>
          </table:table-cell>
          <table:table-cell office:value-type="float" office:value="0.06042305" calcext:value-type="float">
            <text:p>0.06042305</text:p>
          </table:table-cell>
          <table:table-cell table:formula="of:=(2*[.H442]*[.I442])/([.H442]+[.I442])" office:value-type="float" office:value="0.103500924492173" calcext:value-type="float">
            <text:p>0.1035009245</text:p>
          </table:table-cell>
          <table:table-cell office:value-type="float" office:value="0.80436106" calcext:value-type="float">
            <text:p>0.80436106</text:p>
          </table:table-cell>
          <table:table-cell office:value-type="float" office:value="0.28435379" calcext:value-type="float">
            <text:p>0.28435379</text:p>
          </table:table-cell>
          <table:table-cell table:formula="of:=(2*[.K442]*[.L442])/([.K442]+[.L442])" office:value-type="float" office:value="0.420170838928885" calcext:value-type="float">
            <text:p>0.4201708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6055222" calcext:value-type="float">
            <text:p>0.36055222</text:p>
          </table:table-cell>
          <table:table-cell office:value-type="float" office:value="0.06042305" calcext:value-type="float">
            <text:p>0.06042305</text:p>
          </table:table-cell>
          <table:table-cell table:formula="of:=(2*[.H443]*[.I443])/([.H443]+[.I443])" office:value-type="float" office:value="0.103500924492173" calcext:value-type="float">
            <text:p>0.1035009245</text:p>
          </table:table-cell>
          <table:table-cell office:value-type="float" office:value="0.80436106" calcext:value-type="float">
            <text:p>0.80436106</text:p>
          </table:table-cell>
          <table:table-cell office:value-type="float" office:value="0.28435379" calcext:value-type="float">
            <text:p>0.28435379</text:p>
          </table:table-cell>
          <table:table-cell table:formula="of:=(2*[.K443]*[.L443])/([.K443]+[.L443])" office:value-type="float" office:value="0.420170838928885" calcext:value-type="float">
            <text:p>0.4201708389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6093182" calcext:value-type="float">
            <text:p>0.36093182</text:p>
          </table:table-cell>
          <table:table-cell office:value-type="float" office:value="0.06030058" calcext:value-type="float">
            <text:p>0.06030058</text:p>
          </table:table-cell>
          <table:table-cell table:formula="of:=(2*[.H444]*[.I444])/([.H444]+[.I444])" office:value-type="float" office:value="0.103336771276168" calcext:value-type="float">
            <text:p>0.1033367713</text:p>
          </table:table-cell>
          <table:table-cell office:value-type="float" office:value="0.80446169" calcext:value-type="float">
            <text:p>0.80446169</text:p>
          </table:table-cell>
          <table:table-cell office:value-type="float" office:value="0.28433304" calcext:value-type="float">
            <text:p>0.28433304</text:p>
          </table:table-cell>
          <table:table-cell table:formula="of:=(2*[.K444]*[.L444])/([.K444]+[.L444])" office:value-type="float" office:value="0.420161912211382" calcext:value-type="float">
            <text:p>0.4201619122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0282721" calcext:value-type="float">
            <text:p>0.30282721</text:p>
          </table:table-cell>
          <table:table-cell office:value-type="float" office:value="0.06106198" calcext:value-type="float">
            <text:p>0.06106198</text:p>
          </table:table-cell>
          <table:table-cell table:formula="of:=(2*[.H445]*[.I445])/([.H445]+[.I445])" office:value-type="float" office:value="0.101631098414744" calcext:value-type="float">
            <text:p>0.1016310984</text:p>
          </table:table-cell>
          <table:table-cell office:value-type="float" office:value="0.77948759" calcext:value-type="float">
            <text:p>0.77948759</text:p>
          </table:table-cell>
          <table:table-cell office:value-type="float" office:value="0.28067196" calcext:value-type="float">
            <text:p>0.28067196</text:p>
          </table:table-cell>
          <table:table-cell table:formula="of:=(2*[.K445]*[.L445])/([.K445]+[.L445])" office:value-type="float" office:value="0.412730913344084" calcext:value-type="float">
            <text:p>0.412730913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652615" calcext:value-type="float">
            <text:p>0.46652615</text:p>
          </table:table-cell>
          <table:table-cell office:value-type="float" office:value="0.056839" calcext:value-type="float">
            <text:p>0.056839</text:p>
          </table:table-cell>
          <table:table-cell table:formula="of:=(2*[.H446]*[.I446])/([.H446]+[.I446])" office:value-type="float" office:value="0.10133223367987" calcext:value-type="float">
            <text:p>0.1013322337</text:p>
          </table:table-cell>
          <table:table-cell office:value-type="float" office:value="0.83564726" calcext:value-type="float">
            <text:p>0.83564726</text:p>
          </table:table-cell>
          <table:table-cell office:value-type="float" office:value="0.15216061" calcext:value-type="float">
            <text:p>0.15216061</text:p>
          </table:table-cell>
          <table:table-cell table:formula="of:=(2*[.K446]*[.L446])/([.K446]+[.L446])" office:value-type="float" office:value="0.257443984175645" calcext:value-type="float">
            <text:p>0.257443984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5579477" calcext:value-type="float">
            <text:p>0.45579477</text:p>
          </table:table-cell>
          <table:table-cell office:value-type="float" office:value="0.05697454" calcext:value-type="float">
            <text:p>0.05697454</text:p>
          </table:table-cell>
          <table:table-cell table:formula="of:=(2*[.H447]*[.I447])/([.H447]+[.I447])" office:value-type="float" office:value="0.10128803283939" calcext:value-type="float">
            <text:p>0.1012880328</text:p>
          </table:table-cell>
          <table:table-cell office:value-type="float" office:value="0.82976321" calcext:value-type="float">
            <text:p>0.82976321</text:p>
          </table:table-cell>
          <table:table-cell office:value-type="float" office:value="0.14673899" calcext:value-type="float">
            <text:p>0.14673899</text:p>
          </table:table-cell>
          <table:table-cell table:formula="of:=(2*[.K447]*[.L447])/([.K447]+[.L447])" office:value-type="float" office:value="0.249377042621221" calcext:value-type="float">
            <text:p>0.249377042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0558596" calcext:value-type="float">
            <text:p>0.40558596</text:p>
          </table:table-cell>
          <table:table-cell office:value-type="float" office:value="0.05697454" calcext:value-type="float">
            <text:p>0.05697454</text:p>
          </table:table-cell>
          <table:table-cell table:formula="of:=(2*[.H448]*[.I448])/([.H448]+[.I448])" office:value-type="float" office:value="0.0999137345340054" calcext:value-type="float">
            <text:p>0.0999137345</text:p>
          </table:table-cell>
          <table:table-cell office:value-type="float" office:value="0.7863445" calcext:value-type="float">
            <text:p>0.7863445</text:p>
          </table:table-cell>
          <table:table-cell office:value-type="float" office:value="0.14673899" calcext:value-type="float">
            <text:p>0.14673899</text:p>
          </table:table-cell>
          <table:table-cell table:formula="of:=(2*[.K448]*[.L448])/([.K448]+[.L448])" office:value-type="float" office:value="0.247324915634409" calcext:value-type="float">
            <text:p>0.247324915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7257786" calcext:value-type="float">
            <text:p>0.47257786</text:p>
          </table:table-cell>
          <table:table-cell office:value-type="float" office:value="0.05505868" calcext:value-type="float">
            <text:p>0.05505868</text:p>
          </table:table-cell>
          <table:table-cell table:formula="of:=(2*[.H449]*[.I449])/([.H449]+[.I449])" office:value-type="float" office:value="0.0986266537523152" calcext:value-type="float">
            <text:p>0.0986266538</text:p>
          </table:table-cell>
          <table:table-cell office:value-type="float" office:value="0.8352958" calcext:value-type="float">
            <text:p>0.8352958</text:p>
          </table:table-cell>
          <table:table-cell office:value-type="float" office:value="0.15174576" calcext:value-type="float">
            <text:p>0.15174576</text:p>
          </table:table-cell>
          <table:table-cell table:formula="of:=(2*[.K449]*[.L449])/([.K449]+[.L449])" office:value-type="float" office:value="0.256833351567908" calcext:value-type="float">
            <text:p>0.256833351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2334527" calcext:value-type="float">
            <text:p>0.42334527</text:p>
          </table:table-cell>
          <table:table-cell office:value-type="float" office:value="0.05505868" calcext:value-type="float">
            <text:p>0.05505868</text:p>
          </table:table-cell>
          <table:table-cell table:formula="of:=(2*[.H450]*[.I450])/([.H450]+[.I450])" office:value-type="float" office:value="0.0974441442234898" calcext:value-type="float">
            <text:p>0.0974441442</text:p>
          </table:table-cell>
          <table:table-cell office:value-type="float" office:value="0.79448577" calcext:value-type="float">
            <text:p>0.79448577</text:p>
          </table:table-cell>
          <table:table-cell office:value-type="float" office:value="0.15174576" calcext:value-type="float">
            <text:p>0.15174576</text:p>
          </table:table-cell>
          <table:table-cell table:formula="of:=(2*[.K450]*[.L450])/([.K450]+[.L450])" office:value-type="float" office:value="0.25482103091161" calcext:value-type="float">
            <text:p>0.25482103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12907" calcext:value-type="float">
            <text:p>0.35012907</text:p>
          </table:table-cell>
          <table:table-cell office:value-type="float" office:value="0.0554569" calcext:value-type="float">
            <text:p>0.0554569</text:p>
          </table:table-cell>
          <table:table-cell table:formula="of:=(2*[.H451]*[.I451])/([.H451]+[.I451])" office:value-type="float" office:value="0.0957482470218731" calcext:value-type="float">
            <text:p>0.095748247</text:p>
          </table:table-cell>
          <table:table-cell office:value-type="float" office:value="0.78105734" calcext:value-type="float">
            <text:p>0.78105734</text:p>
          </table:table-cell>
          <table:table-cell office:value-type="float" office:value="0.15931684" calcext:value-type="float">
            <text:p>0.15931684</text:p>
          </table:table-cell>
          <table:table-cell table:formula="of:=(2*[.K451]*[.L451])/([.K451]+[.L451])" office:value-type="float" office:value="0.26465122057606" calcext:value-type="float">
            <text:p>0.26465122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12907" calcext:value-type="float">
            <text:p>0.35012907</text:p>
          </table:table-cell>
          <table:table-cell office:value-type="float" office:value="0.0554569" calcext:value-type="float">
            <text:p>0.0554569</text:p>
          </table:table-cell>
          <table:table-cell table:formula="of:=(2*[.H452]*[.I452])/([.H452]+[.I452])" office:value-type="float" office:value="0.0957482470218731" calcext:value-type="float">
            <text:p>0.095748247</text:p>
          </table:table-cell>
          <table:table-cell office:value-type="float" office:value="0.78105734" calcext:value-type="float">
            <text:p>0.78105734</text:p>
          </table:table-cell>
          <table:table-cell office:value-type="float" office:value="0.15931684" calcext:value-type="float">
            <text:p>0.15931684</text:p>
          </table:table-cell>
          <table:table-cell table:formula="of:=(2*[.K452]*[.L452])/([.K452]+[.L452])" office:value-type="float" office:value="0.26465122057606" calcext:value-type="float">
            <text:p>0.26465122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399911" calcext:value-type="float">
            <text:p>0.34399911</text:p>
          </table:table-cell>
          <table:table-cell office:value-type="float" office:value="0.05508416" calcext:value-type="float">
            <text:p>0.05508416</text:p>
          </table:table-cell>
          <table:table-cell table:formula="of:=(2*[.H453]*[.I453])/([.H453]+[.I453])" office:value-type="float" office:value="0.0949621466973426" calcext:value-type="float">
            <text:p>0.0949621467</text:p>
          </table:table-cell>
          <table:table-cell office:value-type="float" office:value="0.78198678" calcext:value-type="float">
            <text:p>0.78198678</text:p>
          </table:table-cell>
          <table:table-cell office:value-type="float" office:value="0.15918201" calcext:value-type="float">
            <text:p>0.15918201</text:p>
          </table:table-cell>
          <table:table-cell table:formula="of:=(2*[.K453]*[.L453])/([.K453]+[.L453])" office:value-type="float" office:value="0.264518391932286" calcext:value-type="float">
            <text:p>0.264518391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61485" calcext:value-type="float">
            <text:p>0.461485</text:p>
          </table:table-cell>
          <table:table-cell office:value-type="float" office:value="0.05265407" calcext:value-type="float">
            <text:p>0.05265407</text:p>
          </table:table-cell>
          <table:table-cell table:formula="of:=(2*[.H454]*[.I454])/([.H454]+[.I454])" office:value-type="float" office:value="0.0945233105663415" calcext:value-type="float">
            <text:p>0.0945233106</text:p>
          </table:table-cell>
          <table:table-cell office:value-type="float" office:value="0.85974502" calcext:value-type="float">
            <text:p>0.85974502</text:p>
          </table:table-cell>
          <table:table-cell office:value-type="float" office:value="0.13865712" calcext:value-type="float">
            <text:p>0.13865712</text:p>
          </table:table-cell>
          <table:table-cell table:formula="of:=(2*[.K454]*[.L454])/([.K454]+[.L454])" office:value-type="float" office:value="0.238801107552799" calcext:value-type="float">
            <text:p>0.23880110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081956" calcext:value-type="float">
            <text:p>0.44081956</text:p>
          </table:table-cell>
          <table:table-cell office:value-type="float" office:value="0.05259993" calcext:value-type="float">
            <text:p>0.05259993</text:p>
          </table:table-cell>
          <table:table-cell table:formula="of:=(2*[.H455]*[.I455])/([.H455]+[.I455])" office:value-type="float" office:value="0.0939852537994833" calcext:value-type="float">
            <text:p>0.0939852538</text:p>
          </table:table-cell>
          <table:table-cell office:value-type="float" office:value="0.84029978" calcext:value-type="float">
            <text:p>0.84029978</text:p>
          </table:table-cell>
          <table:table-cell office:value-type="float" office:value="0.15058935" calcext:value-type="float">
            <text:p>0.15058935</text:p>
          </table:table-cell>
          <table:table-cell table:formula="of:=(2*[.K455]*[.L455])/([.K455]+[.L455])" office:value-type="float" office:value="0.255407378775753" calcext:value-type="float">
            <text:p>0.255407378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1479084" calcext:value-type="float">
            <text:p>0.41479084</text:p>
          </table:table-cell>
          <table:table-cell office:value-type="float" office:value="0.05265407" calcext:value-type="float">
            <text:p>0.05265407</text:p>
          </table:table-cell>
          <table:table-cell table:formula="of:=(2*[.H456]*[.I456])/([.H456]+[.I456])" office:value-type="float" office:value="0.0934459888533979" calcext:value-type="float">
            <text:p>0.0934459889</text:p>
          </table:table-cell>
          <table:table-cell office:value-type="float" office:value="0.81548409" calcext:value-type="float">
            <text:p>0.81548409</text:p>
          </table:table-cell>
          <table:table-cell office:value-type="float" office:value="0.13865712" calcext:value-type="float">
            <text:p>0.13865712</text:p>
          </table:table-cell>
          <table:table-cell table:formula="of:=(2*[.K456]*[.L456])/([.K456]+[.L456])" office:value-type="float" office:value="0.237014551179947" calcext:value-type="float">
            <text:p>0.237014551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01471" calcext:value-type="float">
            <text:p>0.4601471</text:p>
          </table:table-cell>
          <table:table-cell office:value-type="float" office:value="0.05192329" calcext:value-type="float">
            <text:p>0.05192329</text:p>
          </table:table-cell>
          <table:table-cell table:formula="of:=(2*[.H457]*[.I457])/([.H457]+[.I457])" office:value-type="float" office:value="0.0933166681086911" calcext:value-type="float">
            <text:p>0.0933166681</text:p>
          </table:table-cell>
          <table:table-cell office:value-type="float" office:value="0.84003195" calcext:value-type="float">
            <text:p>0.84003195</text:p>
          </table:table-cell>
          <table:table-cell office:value-type="float" office:value="0.14452989" calcext:value-type="float">
            <text:p>0.14452989</text:p>
          </table:table-cell>
          <table:table-cell table:formula="of:=(2*[.K457]*[.L457])/([.K457]+[.L457])" office:value-type="float" office:value="0.246626916456534" calcext:value-type="float">
            <text:p>0.246626916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6188439" calcext:value-type="float">
            <text:p>0.46188439</text:p>
          </table:table-cell>
          <table:table-cell office:value-type="float" office:value="0.05184347" calcext:value-type="float">
            <text:p>0.05184347</text:p>
          </table:table-cell>
          <table:table-cell table:formula="of:=(2*[.H458]*[.I458])/([.H458]+[.I458])" office:value-type="float" office:value="0.0932232467066641" calcext:value-type="float">
            <text:p>0.0932232467</text:p>
          </table:table-cell>
          <table:table-cell office:value-type="float" office:value="0.8386243" calcext:value-type="float">
            <text:p>0.8386243</text:p>
          </table:table-cell>
          <table:table-cell office:value-type="float" office:value="0.14459212" calcext:value-type="float">
            <text:p>0.14459212</text:p>
          </table:table-cell>
          <table:table-cell table:formula="of:=(2*[.K458]*[.L458])/([.K458]+[.L458])" office:value-type="float" office:value="0.246656713525016" calcext:value-type="float">
            <text:p>0.246656713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867845" calcext:value-type="float">
            <text:p>0.35867845</text:p>
          </table:table-cell>
          <table:table-cell office:value-type="float" office:value="0.05354924" calcext:value-type="float">
            <text:p>0.05354924</text:p>
          </table:table-cell>
          <table:table-cell table:formula="of:=(2*[.H459]*[.I459])/([.H459]+[.I459])" office:value-type="float" office:value="0.0931861632190598" calcext:value-type="float">
            <text:p>0.0931861632</text:p>
          </table:table-cell>
          <table:table-cell office:value-type="float" office:value="0.79143499" calcext:value-type="float">
            <text:p>0.79143499</text:p>
          </table:table-cell>
          <table:table-cell office:value-type="float" office:value="0.15721664" calcext:value-type="float">
            <text:p>0.15721664</text:p>
          </table:table-cell>
          <table:table-cell table:formula="of:=(2*[.K459]*[.L459])/([.K459]+[.L459])" office:value-type="float" office:value="0.262323377668647" calcext:value-type="float">
            <text:p>0.262323377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609493" calcext:value-type="float">
            <text:p>0.39609493</text:p>
          </table:table-cell>
          <table:table-cell office:value-type="float" office:value="0.05259993" calcext:value-type="float">
            <text:p>0.05259993</text:p>
          </table:table-cell>
          <table:table-cell table:formula="of:=(2*[.H460]*[.I460])/([.H460]+[.I460])" office:value-type="float" office:value="0.0928674136866863" calcext:value-type="float">
            <text:p>0.0928674137</text:p>
          </table:table-cell>
          <table:table-cell office:value-type="float" office:value="0.80068103" calcext:value-type="float">
            <text:p>0.80068103</text:p>
          </table:table-cell>
          <table:table-cell office:value-type="float" office:value="0.15058935" calcext:value-type="float">
            <text:p>0.15058935</text:p>
          </table:table-cell>
          <table:table-cell table:formula="of:=(2*[.K460]*[.L460])/([.K460]+[.L460])" office:value-type="float" office:value="0.253501083183165" calcext:value-type="float">
            <text:p>0.253501083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399213" calcext:value-type="float">
            <text:p>0.28399213</text:p>
          </table:table-cell>
          <table:table-cell office:value-type="float" office:value="0.0554569" calcext:value-type="float">
            <text:p>0.0554569</text:p>
          </table:table-cell>
          <table:table-cell table:formula="of:=(2*[.H461]*[.I461])/([.H461]+[.I461])" office:value-type="float" office:value="0.0927934491619964" calcext:value-type="float">
            <text:p>0.0927934492</text:p>
          </table:table-cell>
          <table:table-cell office:value-type="float" office:value="0.6739977" calcext:value-type="float">
            <text:p>0.6739977</text:p>
          </table:table-cell>
          <table:table-cell office:value-type="float" office:value="0.15931684" calcext:value-type="float">
            <text:p>0.15931684</text:p>
          </table:table-cell>
          <table:table-cell table:formula="of:=(2*[.K461]*[.L461])/([.K461]+[.L461])" office:value-type="float" office:value="0.257715852962959" calcext:value-type="float">
            <text:p>0.25771585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399213" calcext:value-type="float">
            <text:p>0.28399213</text:p>
          </table:table-cell>
          <table:table-cell office:value-type="float" office:value="0.0554569" calcext:value-type="float">
            <text:p>0.0554569</text:p>
          </table:table-cell>
          <table:table-cell table:formula="of:=(2*[.H462]*[.I462])/([.H462]+[.I462])" office:value-type="float" office:value="0.0927934491619964" calcext:value-type="float">
            <text:p>0.0927934492</text:p>
          </table:table-cell>
          <table:table-cell office:value-type="float" office:value="0.6739977" calcext:value-type="float">
            <text:p>0.6739977</text:p>
          </table:table-cell>
          <table:table-cell office:value-type="float" office:value="0.15931684" calcext:value-type="float">
            <text:p>0.15931684</text:p>
          </table:table-cell>
          <table:table-cell table:formula="of:=(2*[.K462]*[.L462])/([.K462]+[.L462])" office:value-type="float" office:value="0.257715852962959" calcext:value-type="float">
            <text:p>0.25771585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0954255" calcext:value-type="float">
            <text:p>0.40954255</text:p>
          </table:table-cell>
          <table:table-cell office:value-type="float" office:value="0.05184347" calcext:value-type="float">
            <text:p>0.05184347</text:p>
          </table:table-cell>
          <table:table-cell table:formula="of:=(2*[.H463]*[.I463])/([.H463]+[.I463])" office:value-type="float" office:value="0.09203619522173" calcext:value-type="float">
            <text:p>0.0920361952</text:p>
          </table:table-cell>
          <table:table-cell office:value-type="float" office:value="0.79661162" calcext:value-type="float">
            <text:p>0.79661162</text:p>
          </table:table-cell>
          <table:table-cell office:value-type="float" office:value="0.14459212" calcext:value-type="float">
            <text:p>0.14459212</text:p>
          </table:table-cell>
          <table:table-cell table:formula="of:=(2*[.K463]*[.L463])/([.K463]+[.L463])" office:value-type="float" office:value="0.244758404705095" calcext:value-type="float">
            <text:p>0.244758404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829498" calcext:value-type="float">
            <text:p>0.27829498</text:p>
          </table:table-cell>
          <table:table-cell office:value-type="float" office:value="0.05508416" calcext:value-type="float">
            <text:p>0.05508416</text:p>
          </table:table-cell>
          <table:table-cell table:formula="of:=(2*[.H464]*[.I464])/([.H464]+[.I464])" office:value-type="float" office:value="0.091965233370731" calcext:value-type="float">
            <text:p>0.0919652334</text:p>
          </table:table-cell>
          <table:table-cell office:value-type="float" office:value="0.67478924" calcext:value-type="float">
            <text:p>0.67478924</text:p>
          </table:table-cell>
          <table:table-cell office:value-type="float" office:value="0.15918201" calcext:value-type="float">
            <text:p>0.15918201</text:p>
          </table:table-cell>
          <table:table-cell table:formula="of:=(2*[.K464]*[.L464])/([.K464]+[.L464])" office:value-type="float" office:value="0.257597147502561" calcext:value-type="float">
            <text:p>0.2575971475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563298" calcext:value-type="float">
            <text:p>0.40563298</text:p>
          </table:table-cell>
          <table:table-cell office:value-type="float" office:value="0.05184449" calcext:value-type="float">
            <text:p>0.05184449</text:p>
          </table:table-cell>
          <table:table-cell table:formula="of:=(2*[.H465]*[.I465])/([.H465]+[.I465])" office:value-type="float" office:value="0.0919382323911173" calcext:value-type="float">
            <text:p>0.0919382324</text:p>
          </table:table-cell>
          <table:table-cell office:value-type="float" office:value="0.90844432" calcext:value-type="float">
            <text:p>0.90844432</text:p>
          </table:table-cell>
          <table:table-cell office:value-type="float" office:value="0.26262063" calcext:value-type="float">
            <text:p>0.26262063</text:p>
          </table:table-cell>
          <table:table-cell table:formula="of:=(2*[.K465]*[.L465])/([.K465]+[.L465])" office:value-type="float" office:value="0.407451729536131" calcext:value-type="float">
            <text:p>0.407451729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5026814" calcext:value-type="float">
            <text:p>0.35026814</text:p>
          </table:table-cell>
          <table:table-cell office:value-type="float" office:value="0.05278213" calcext:value-type="float">
            <text:p>0.05278213</text:p>
          </table:table-cell>
          <table:table-cell table:formula="of:=(2*[.H466]*[.I466])/([.H466]+[.I466])" office:value-type="float" office:value="0.0917399137350197" calcext:value-type="float">
            <text:p>0.0917399137</text:p>
          </table:table-cell>
          <table:table-cell office:value-type="float" office:value="0.79576853" calcext:value-type="float">
            <text:p>0.79576853</text:p>
          </table:table-cell>
          <table:table-cell office:value-type="float" office:value="0.15203615" calcext:value-type="float">
            <text:p>0.15203615</text:p>
          </table:table-cell>
          <table:table-cell table:formula="of:=(2*[.K466]*[.L466])/([.K466]+[.L466])" office:value-type="float" office:value="0.255296446926933" calcext:value-type="float">
            <text:p>0.255296446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5026814" calcext:value-type="float">
            <text:p>0.35026814</text:p>
          </table:table-cell>
          <table:table-cell office:value-type="float" office:value="0.05278213" calcext:value-type="float">
            <text:p>0.05278213</text:p>
          </table:table-cell>
          <table:table-cell table:formula="of:=(2*[.H467]*[.I467])/([.H467]+[.I467])" office:value-type="float" office:value="0.0917399137350197" calcext:value-type="float">
            <text:p>0.0917399137</text:p>
          </table:table-cell>
          <table:table-cell office:value-type="float" office:value="0.79576853" calcext:value-type="float">
            <text:p>0.79576853</text:p>
          </table:table-cell>
          <table:table-cell office:value-type="float" office:value="0.15203615" calcext:value-type="float">
            <text:p>0.15203615</text:p>
          </table:table-cell>
          <table:table-cell table:formula="of:=(2*[.K467]*[.L467])/([.K467]+[.L467])" office:value-type="float" office:value="0.255296446926933" calcext:value-type="float">
            <text:p>0.255296446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441357" calcext:value-type="float">
            <text:p>0.3441357</text:p>
          </table:table-cell>
          <table:table-cell office:value-type="float" office:value="0.05240759" calcext:value-type="float">
            <text:p>0.05240759</text:p>
          </table:table-cell>
          <table:table-cell table:formula="of:=(2*[.H468]*[.I468])/([.H468]+[.I468])" office:value-type="float" office:value="0.0909626924715483" calcext:value-type="float">
            <text:p>0.0909626925</text:p>
          </table:table-cell>
          <table:table-cell office:value-type="float" office:value="0.79679828" calcext:value-type="float">
            <text:p>0.79679828</text:p>
          </table:table-cell>
          <table:table-cell office:value-type="float" office:value="0.15189614" calcext:value-type="float">
            <text:p>0.15189614</text:p>
          </table:table-cell>
          <table:table-cell table:formula="of:=(2*[.K468]*[.L468])/([.K468]+[.L468])" office:value-type="float" office:value="0.255151881447008" calcext:value-type="float">
            <text:p>0.2551518814</text:p>
          </table:table-cell>
        </table:table-row>
        <table:table-row table:style-name="ro3">
          <table:table-cell/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6365783" calcext:value-type="float">
            <text:p>0.36365783</text:p>
          </table:table-cell>
          <table:table-cell office:value-type="float" office:value="0.05184449" calcext:value-type="float">
            <text:p>0.05184449</text:p>
          </table:table-cell>
          <table:table-cell table:formula="of:=(2*[.H469]*[.I469])/([.H469]+[.I469])" office:value-type="float" office:value="0.0907511405994397" calcext:value-type="float">
            <text:p>0.0907511406</text:p>
          </table:table-cell>
          <table:table-cell office:value-type="float" office:value="0.82424889" calcext:value-type="float">
            <text:p>0.82424889</text:p>
          </table:table-cell>
          <table:table-cell office:value-type="float" office:value="0.26262063" calcext:value-type="float">
            <text:p>0.26262063</text:p>
          </table:table-cell>
          <table:table-cell table:formula="of:=(2*[.K469]*[.L469])/([.K469]+[.L469])" office:value-type="float" office:value="0.398327046228329" calcext:value-type="float">
            <text:p>0.398327046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202788" calcext:value-type="float">
            <text:p>0.44202788</text:p>
          </table:table-cell>
          <table:table-cell office:value-type="float" office:value="0.05005745" calcext:value-type="float">
            <text:p>0.05005745</text:p>
          </table:table-cell>
          <table:table-cell table:formula="of:=(2*[.H470]*[.I470])/([.H470]+[.I470])" office:value-type="float" office:value="0.0899306975955004" calcext:value-type="float">
            <text:p>0.0899306976</text:p>
          </table:table-cell>
          <table:table-cell office:value-type="float" office:value="0.84307402" calcext:value-type="float">
            <text:p>0.84307402</text:p>
          </table:table-cell>
          <table:table-cell office:value-type="float" office:value="0.14370019" calcext:value-type="float">
            <text:p>0.14370019</text:p>
          </table:table-cell>
          <table:table-cell table:formula="of:=(2*[.K470]*[.L470])/([.K470]+[.L470])" office:value-type="float" office:value="0.245547351421079" calcext:value-type="float">
            <text:p>0.245547351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5881485" calcext:value-type="float">
            <text:p>0.35881485</text:p>
          </table:table-cell>
          <table:table-cell office:value-type="float" office:value="0.05084476" calcext:value-type="float">
            <text:p>0.05084476</text:p>
          </table:table-cell>
          <table:table-cell table:formula="of:=(2*[.H471]*[.I471])/([.H471]+[.I471])" office:value-type="float" office:value="0.089068360596672" calcext:value-type="float">
            <text:p>0.0890683606</text:p>
          </table:table-cell>
          <table:table-cell office:value-type="float" office:value="0.80737058" calcext:value-type="float">
            <text:p>0.80737058</text:p>
          </table:table-cell>
          <table:table-cell office:value-type="float" office:value="0.14990484" calcext:value-type="float">
            <text:p>0.14990484</text:p>
          </table:table-cell>
          <table:table-cell table:formula="of:=(2*[.K471]*[.L471])/([.K471]+[.L471])" office:value-type="float" office:value="0.252860890579656" calcext:value-type="float">
            <text:p>0.252860890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8261286" calcext:value-type="float">
            <text:p>0.28261286</text:p>
          </table:table-cell>
          <table:table-cell office:value-type="float" office:value="0.05278213" calcext:value-type="float">
            <text:p>0.05278213</text:p>
          </table:table-cell>
          <table:table-cell table:formula="of:=(2*[.H472]*[.I472])/([.H472]+[.I472])" office:value-type="float" office:value="0.0889512912294355" calcext:value-type="float">
            <text:p>0.0889512912</text:p>
          </table:table-cell>
          <table:table-cell office:value-type="float" office:value="0.68347068" calcext:value-type="float">
            <text:p>0.68347068</text:p>
          </table:table-cell>
          <table:table-cell office:value-type="float" office:value="0.15203615" calcext:value-type="float">
            <text:p>0.15203615</text:p>
          </table:table-cell>
          <table:table-cell table:formula="of:=(2*[.K472]*[.L472])/([.K472]+[.L472])" office:value-type="float" office:value="0.248740637644056" calcext:value-type="float">
            <text:p>0.24874063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8261286" calcext:value-type="float">
            <text:p>0.28261286</text:p>
          </table:table-cell>
          <table:table-cell office:value-type="float" office:value="0.05278213" calcext:value-type="float">
            <text:p>0.05278213</text:p>
          </table:table-cell>
          <table:table-cell table:formula="of:=(2*[.H473]*[.I473])/([.H473]+[.I473])" office:value-type="float" office:value="0.0889512912294355" calcext:value-type="float">
            <text:p>0.0889512912</text:p>
          </table:table-cell>
          <table:table-cell office:value-type="float" office:value="0.68347068" calcext:value-type="float">
            <text:p>0.68347068</text:p>
          </table:table-cell>
          <table:table-cell office:value-type="float" office:value="0.15203615" calcext:value-type="float">
            <text:p>0.15203615</text:p>
          </table:table-cell>
          <table:table-cell table:formula="of:=(2*[.K473]*[.L473])/([.K473]+[.L473])" office:value-type="float" office:value="0.248740637644056" calcext:value-type="float">
            <text:p>0.24874063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718012" calcext:value-type="float">
            <text:p>0.39718012</text:p>
          </table:table-cell>
          <table:table-cell office:value-type="float" office:value="0.05005745" calcext:value-type="float">
            <text:p>0.05005745</text:p>
          </table:table-cell>
          <table:table-cell table:formula="of:=(2*[.H474]*[.I474])/([.H474]+[.I474])" office:value-type="float" office:value="0.0889094536395679" calcext:value-type="float">
            <text:p>0.0889094536</text:p>
          </table:table-cell>
          <table:table-cell office:value-type="float" office:value="0.80224075" calcext:value-type="float">
            <text:p>0.80224075</text:p>
          </table:table-cell>
          <table:table-cell office:value-type="float" office:value="0.14370019" calcext:value-type="float">
            <text:p>0.14370019</text:p>
          </table:table-cell>
          <table:table-cell table:formula="of:=(2*[.K474]*[.L474])/([.K474]+[.L474])" office:value-type="float" office:value="0.243740688928724" calcext:value-type="float">
            <text:p>0.243740688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691404" calcext:value-type="float">
            <text:p>0.27691404</text:p>
          </table:table-cell>
          <table:table-cell office:value-type="float" office:value="0.05240759" calcext:value-type="float">
            <text:p>0.05240759</text:p>
          </table:table-cell>
          <table:table-cell table:formula="of:=(2*[.H475]*[.I475])/([.H475]+[.I475])" office:value-type="float" office:value="0.088135100470404" calcext:value-type="float">
            <text:p>0.0881351005</text:p>
          </table:table-cell>
          <table:table-cell office:value-type="float" office:value="0.68434087" calcext:value-type="float">
            <text:p>0.68434087</text:p>
          </table:table-cell>
          <table:table-cell office:value-type="float" office:value="0.15189614" calcext:value-type="float">
            <text:p>0.15189614</text:p>
          </table:table-cell>
          <table:table-cell table:formula="of:=(2*[.K475]*[.L475])/([.K475]+[.L475])" office:value-type="float" office:value="0.248610705707086" calcext:value-type="float">
            <text:p>0.24861070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6479228" calcext:value-type="float">
            <text:p>0.46479228</text:p>
          </table:table-cell>
          <table:table-cell office:value-type="float" office:value="0.04829471" calcext:value-type="float">
            <text:p>0.04829471</text:p>
          </table:table-cell>
          <table:table-cell table:formula="of:=(2*[.H476]*[.I476])/([.H476]+[.I476])" office:value-type="float" office:value="0.0874978660941639" calcext:value-type="float">
            <text:p>0.0874978661</text:p>
          </table:table-cell>
          <table:table-cell office:value-type="float" office:value="0.86704331" calcext:value-type="float">
            <text:p>0.86704331</text:p>
          </table:table-cell>
          <table:table-cell office:value-type="float" office:value="0.13728032" calcext:value-type="float">
            <text:p>0.13728032</text:p>
          </table:table-cell>
          <table:table-cell table:formula="of:=(2*[.K476]*[.L476])/([.K476]+[.L476])" office:value-type="float" office:value="0.237031131191565" calcext:value-type="float">
            <text:p>0.237031131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6322555" calcext:value-type="float">
            <text:p>0.46322555</text:p>
          </table:table-cell>
          <table:table-cell office:value-type="float" office:value="0.04808478" calcext:value-type="float">
            <text:p>0.04808478</text:p>
          </table:table-cell>
          <table:table-cell table:formula="of:=(2*[.H477]*[.I477])/([.H477]+[.I477])" office:value-type="float" office:value="0.087125557045284" calcext:value-type="float">
            <text:p>0.087125557</text:p>
          </table:table-cell>
          <table:table-cell office:value-type="float" office:value="0.86744988" calcext:value-type="float">
            <text:p>0.86744988</text:p>
          </table:table-cell>
          <table:table-cell office:value-type="float" office:value="0.13688362" calcext:value-type="float">
            <text:p>0.13688362</text:p>
          </table:table-cell>
          <table:table-cell table:formula="of:=(2*[.K477]*[.L477])/([.K477]+[.L477])" office:value-type="float" office:value="0.236454683116645" calcext:value-type="float">
            <text:p>0.236454683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1592017" calcext:value-type="float">
            <text:p>0.41592017</text:p>
          </table:table-cell>
          <table:table-cell office:value-type="float" office:value="0.04808478" calcext:value-type="float">
            <text:p>0.04808478</text:p>
          </table:table-cell>
          <table:table-cell table:formula="of:=(2*[.H478]*[.I478])/([.H478]+[.I478])" office:value-type="float" office:value="0.0862035194754392" calcext:value-type="float">
            <text:p>0.0862035195</text:p>
          </table:table-cell>
          <table:table-cell office:value-type="float" office:value="0.82445263" calcext:value-type="float">
            <text:p>0.82445263</text:p>
          </table:table-cell>
          <table:table-cell office:value-type="float" office:value="0.13688362" calcext:value-type="float">
            <text:p>0.13688362</text:p>
          </table:table-cell>
          <table:table-cell table:formula="of:=(2*[.K478]*[.L478])/([.K478]+[.L478])" office:value-type="float" office:value="0.234785821325099" calcext:value-type="float">
            <text:p>0.234785821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2476222" calcext:value-type="float">
            <text:p>0.22476222</text:p>
          </table:table-cell>
          <table:table-cell office:value-type="float" office:value="0.05272977" calcext:value-type="float">
            <text:p>0.05272977</text:p>
          </table:table-cell>
          <table:table-cell table:formula="of:=(2*[.H479]*[.I479])/([.H479]+[.I479])" office:value-type="float" office:value="0.0854198361926728" calcext:value-type="float">
            <text:p>0.0854198362</text:p>
          </table:table-cell>
          <table:table-cell office:value-type="float" office:value="0.55370792" calcext:value-type="float">
            <text:p>0.55370792</text:p>
          </table:table-cell>
          <table:table-cell office:value-type="float" office:value="0.13166424" calcext:value-type="float">
            <text:p>0.13166424</text:p>
          </table:table-cell>
          <table:table-cell table:formula="of:=(2*[.K479]*[.L479])/([.K479]+[.L479])" office:value-type="float" office:value="0.212741446833151" calcext:value-type="float">
            <text:p>0.212741446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4330835" calcext:value-type="float">
            <text:p>0.44330835</text:p>
          </table:table-cell>
          <table:table-cell office:value-type="float" office:value="0.04657604" calcext:value-type="float">
            <text:p>0.04657604</text:p>
          </table:table-cell>
          <table:table-cell table:formula="of:=(2*[.H480]*[.I480])/([.H480]+[.I480])" office:value-type="float" office:value="0.0842955924434906" calcext:value-type="float">
            <text:p>0.0842955924</text:p>
          </table:table-cell>
          <table:table-cell office:value-type="float" office:value="0.87083361" calcext:value-type="float">
            <text:p>0.87083361</text:p>
          </table:table-cell>
          <table:table-cell office:value-type="float" office:value="0.13629764" calcext:value-type="float">
            <text:p>0.13629764</text:p>
          </table:table-cell>
          <table:table-cell table:formula="of:=(2*[.K480]*[.L480])/([.K480]+[.L480])" office:value-type="float" office:value="0.235704265706541" calcext:value-type="float">
            <text:p>0.235704265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218465" calcext:value-type="float">
            <text:p>0.33218465</text:p>
          </table:table-cell>
          <table:table-cell office:value-type="float" office:value="0.04796263" calcext:value-type="float">
            <text:p>0.04796263</text:p>
          </table:table-cell>
          <table:table-cell table:formula="of:=(2*[.H481]*[.I481])/([.H481]+[.I481])" office:value-type="float" office:value="0.0838225093160183" calcext:value-type="float">
            <text:p>0.0838225093</text:p>
          </table:table-cell>
          <table:table-cell office:value-type="float" office:value="0.82779693" calcext:value-type="float">
            <text:p>0.82779693</text:p>
          </table:table-cell>
          <table:table-cell office:value-type="float" office:value="0.14260082" calcext:value-type="float">
            <text:p>0.14260082</text:p>
          </table:table-cell>
          <table:table-cell table:formula="of:=(2*[.K481]*[.L481])/([.K481]+[.L481])" office:value-type="float" office:value="0.243291003120076" calcext:value-type="float">
            <text:p>0.243291003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218465" calcext:value-type="float">
            <text:p>0.33218465</text:p>
          </table:table-cell>
          <table:table-cell office:value-type="float" office:value="0.04796263" calcext:value-type="float">
            <text:p>0.04796263</text:p>
          </table:table-cell>
          <table:table-cell table:formula="of:=(2*[.H482]*[.I482])/([.H482]+[.I482])" office:value-type="float" office:value="0.0838225093160183" calcext:value-type="float">
            <text:p>0.0838225093</text:p>
          </table:table-cell>
          <table:table-cell office:value-type="float" office:value="0.82779693" calcext:value-type="float">
            <text:p>0.82779693</text:p>
          </table:table-cell>
          <table:table-cell office:value-type="float" office:value="0.14260082" calcext:value-type="float">
            <text:p>0.14260082</text:p>
          </table:table-cell>
          <table:table-cell table:formula="of:=(2*[.K482]*[.L482])/([.K482]+[.L482])" office:value-type="float" office:value="0.243291003120076" calcext:value-type="float">
            <text:p>0.243291003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9813231" calcext:value-type="float">
            <text:p>0.39813231</text:p>
          </table:table-cell>
          <table:table-cell office:value-type="float" office:value="0.04657604" calcext:value-type="float">
            <text:p>0.04657604</text:p>
          </table:table-cell>
          <table:table-cell table:formula="of:=(2*[.H483]*[.I483])/([.H483]+[.I483])" office:value-type="float" office:value="0.0833958993387572" calcext:value-type="float">
            <text:p>0.0833958993</text:p>
          </table:table-cell>
          <table:table-cell office:value-type="float" office:value="0.82860971" calcext:value-type="float">
            <text:p>0.82860971</text:p>
          </table:table-cell>
          <table:table-cell office:value-type="float" office:value="0.13629764" calcext:value-type="float">
            <text:p>0.13629764</text:p>
          </table:table-cell>
          <table:table-cell table:formula="of:=(2*[.K483]*[.L483])/([.K483]+[.L483])" office:value-type="float" office:value="0.234089931958927" calcext:value-type="float">
            <text:p>0.23408993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2604964" calcext:value-type="float">
            <text:p>0.32604964</text:p>
          </table:table-cell>
          <table:table-cell office:value-type="float" office:value="0.04758847" calcext:value-type="float">
            <text:p>0.04758847</text:p>
          </table:table-cell>
          <table:table-cell table:formula="of:=(2*[.H484]*[.I484])/([.H484]+[.I484])" office:value-type="float" office:value="0.0830547157603961" calcext:value-type="float">
            <text:p>0.0830547158</text:p>
          </table:table-cell>
          <table:table-cell office:value-type="float" office:value="0.82900038" calcext:value-type="float">
            <text:p>0.82900038</text:p>
          </table:table-cell>
          <table:table-cell office:value-type="float" office:value="0.14245562" calcext:value-type="float">
            <text:p>0.14245562</text:p>
          </table:table-cell>
          <table:table-cell table:formula="of:=(2*[.K484]*[.L484])/([.K484]+[.L484])" office:value-type="float" office:value="0.24313147093257" calcext:value-type="float">
            <text:p>0.24313147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533439" calcext:value-type="float">
            <text:p>0.23533439</text:p>
          </table:table-cell>
          <table:table-cell office:value-type="float" office:value="0.05018819" calcext:value-type="float">
            <text:p>0.05018819</text:p>
          </table:table-cell>
          <table:table-cell table:formula="of:=(2*[.H485]*[.I485])/([.H485]+[.I485])" office:value-type="float" office:value="0.0827325606181767" calcext:value-type="float">
            <text:p>0.0827325606</text:p>
          </table:table-cell>
          <table:table-cell office:value-type="float" office:value="0.58337974" calcext:value-type="float">
            <text:p>0.58337974</text:p>
          </table:table-cell>
          <table:table-cell office:value-type="float" office:value="0.13038078" calcext:value-type="float">
            <text:p>0.13038078</text:p>
          </table:table-cell>
          <table:table-cell table:formula="of:=(2*[.K485]*[.L485])/([.K485]+[.L485])" office:value-type="float" office:value="0.213128923234357" calcext:value-type="float">
            <text:p>0.213128923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3714305" calcext:value-type="float">
            <text:p>0.33714305</text:p>
          </table:table-cell>
          <table:table-cell office:value-type="float" office:value="0.04621732" calcext:value-type="float">
            <text:p>0.04621732</text:p>
          </table:table-cell>
          <table:table-cell table:formula="of:=(2*[.H486]*[.I486])/([.H486]+[.I486])" office:value-type="float" office:value="0.0812908659683629" calcext:value-type="float">
            <text:p>0.081290866</text:p>
          </table:table-cell>
          <table:table-cell office:value-type="float" office:value="0.8369657" calcext:value-type="float">
            <text:p>0.8369657</text:p>
          </table:table-cell>
          <table:table-cell office:value-type="float" office:value="0.14129403" calcext:value-type="float">
            <text:p>0.14129403</text:p>
          </table:table-cell>
          <table:table-cell table:formula="of:=(2*[.K486]*[.L486])/([.K486]+[.L486])" office:value-type="float" office:value="0.241772717608995" calcext:value-type="float">
            <text:p>0.241772717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6608226" calcext:value-type="float">
            <text:p>0.26608226</text:p>
          </table:table-cell>
          <table:table-cell office:value-type="float" office:value="0.04796263" calcext:value-type="float">
            <text:p>0.04796263</text:p>
          </table:table-cell>
          <table:table-cell table:formula="of:=(2*[.H487]*[.I487])/([.H487]+[.I487])" office:value-type="float" office:value="0.0812750367372244" calcext:value-type="float">
            <text:p>0.0812750367</text:p>
          </table:table-cell>
          <table:table-cell office:value-type="float" office:value="0.72140824" calcext:value-type="float">
            <text:p>0.72140824</text:p>
          </table:table-cell>
          <table:table-cell office:value-type="float" office:value="0.14260082" calcext:value-type="float">
            <text:p>0.14260082</text:p>
          </table:table-cell>
          <table:table-cell table:formula="of:=(2*[.K487]*[.L487])/([.K487]+[.L487])" office:value-type="float" office:value="0.238130388537261" calcext:value-type="float">
            <text:p>0.238130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6608226" calcext:value-type="float">
            <text:p>0.26608226</text:p>
          </table:table-cell>
          <table:table-cell office:value-type="float" office:value="0.04796263" calcext:value-type="float">
            <text:p>0.04796263</text:p>
          </table:table-cell>
          <table:table-cell table:formula="of:=(2*[.H488]*[.I488])/([.H488]+[.I488])" office:value-type="float" office:value="0.0812750367372244" calcext:value-type="float">
            <text:p>0.0812750367</text:p>
          </table:table-cell>
          <table:table-cell office:value-type="float" office:value="0.72140824" calcext:value-type="float">
            <text:p>0.72140824</text:p>
          </table:table-cell>
          <table:table-cell office:value-type="float" office:value="0.14260082" calcext:value-type="float">
            <text:p>0.14260082</text:p>
          </table:table-cell>
          <table:table-cell table:formula="of:=(2*[.K488]*[.L488])/([.K488]+[.L488])" office:value-type="float" office:value="0.238130388537261" calcext:value-type="float">
            <text:p>0.238130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6082014" calcext:value-type="float">
            <text:p>0.26082014</text:p>
          </table:table-cell>
          <table:table-cell office:value-type="float" office:value="0.04758847" calcext:value-type="float">
            <text:p>0.04758847</text:p>
          </table:table-cell>
          <table:table-cell table:formula="of:=(2*[.H489]*[.I489])/([.H489]+[.I489])" office:value-type="float" office:value="0.0804908229234314" calcext:value-type="float">
            <text:p>0.0804908229</text:p>
          </table:table-cell>
          <table:table-cell office:value-type="float" office:value="0.72240776" calcext:value-type="float">
            <text:p>0.72240776</text:p>
          </table:table-cell>
          <table:table-cell office:value-type="float" office:value="0.14245562" calcext:value-type="float">
            <text:p>0.14245562</text:p>
          </table:table-cell>
          <table:table-cell table:formula="of:=(2*[.K489]*[.L489])/([.K489]+[.L489])" office:value-type="float" office:value="0.237982200942792" calcext:value-type="float">
            <text:p>0.23798220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4535832" calcext:value-type="float">
            <text:p>0.44535832</text:p>
          </table:table-cell>
          <table:table-cell office:value-type="float" office:value="0.04408134" calcext:value-type="float">
            <text:p>0.04408134</text:p>
          </table:table-cell>
          <table:table-cell table:formula="of:=(2*[.H490]*[.I490])/([.H490]+[.I490])" office:value-type="float" office:value="0.0802223159674016" calcext:value-type="float">
            <text:p>0.080222316</text:p>
          </table:table-cell>
          <table:table-cell office:value-type="float" office:value="0.88272119" calcext:value-type="float">
            <text:p>0.88272119</text:p>
          </table:table-cell>
          <table:table-cell office:value-type="float" office:value="0.123572" calcext:value-type="float">
            <text:p>0.123572</text:p>
          </table:table-cell>
          <table:table-cell table:formula="of:=(2*[.K490]*[.L490])/([.K490]+[.L490])" office:value-type="float" office:value="0.216794914195295" calcext:value-type="float">
            <text:p>0.216794914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.40338856" calcext:value-type="float">
            <text:p>0.40338856</text:p>
          </table:table-cell>
          <table:table-cell office:value-type="float" office:value="0.04408134" calcext:value-type="float">
            <text:p>0.04408134</text:p>
          </table:table-cell>
          <table:table-cell table:formula="of:=(2*[.H491]*[.I491])/([.H491]+[.I491])" office:value-type="float" office:value="0.0794775615766352" calcext:value-type="float">
            <text:p>0.0794775616</text:p>
          </table:table-cell>
          <table:table-cell office:value-type="float" office:value="0.84618799" calcext:value-type="float">
            <text:p>0.84618799</text:p>
          </table:table-cell>
          <table:table-cell office:value-type="float" office:value="0.123572" calcext:value-type="float">
            <text:p>0.123572</text:p>
          </table:table-cell>
          <table:table-cell table:formula="of:=(2*[.K491]*[.L491])/([.K491]+[.L491])" office:value-type="float" office:value="0.215651590864828" calcext:value-type="float">
            <text:p>0.215651590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4986971" calcext:value-type="float">
            <text:p>0.44986971</text:p>
          </table:table-cell>
          <table:table-cell office:value-type="float" office:value="0.0420898" calcext:value-type="float">
            <text:p>0.0420898</text:p>
          </table:table-cell>
          <table:table-cell table:formula="of:=(2*[.H492]*[.I492])/([.H492]+[.I492])" office:value-type="float" office:value="0.0769775793945237" calcext:value-type="float">
            <text:p>0.0769775794</text:p>
          </table:table-cell>
          <table:table-cell office:value-type="float" office:value="0.88611044" calcext:value-type="float">
            <text:p>0.88611044</text:p>
          </table:table-cell>
          <table:table-cell office:value-type="float" office:value="0.12311825" calcext:value-type="float">
            <text:p>0.12311825</text:p>
          </table:table-cell>
          <table:table-cell table:formula="of:=(2*[.K492]*[.L492])/([.K492]+[.L492])" office:value-type="float" office:value="0.21619751352794" calcext:value-type="float">
            <text:p>0.216197513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186821" calcext:value-type="float">
            <text:p>0.39186821</text:p>
          </table:table-cell>
          <table:table-cell office:value-type="float" office:value="0.04247255" calcext:value-type="float">
            <text:p>0.04247255</text:p>
          </table:table-cell>
          <table:table-cell table:formula="of:=(2*[.H493]*[.I493])/([.H493]+[.I493])" office:value-type="float" office:value="0.0766386380252938" calcext:value-type="float">
            <text:p>0.076638638</text:p>
          </table:table-cell>
          <table:table-cell office:value-type="float" office:value="0.84390357" calcext:value-type="float">
            <text:p>0.84390357</text:p>
          </table:table-cell>
          <table:table-cell office:value-type="float" office:value="0.12289267" calcext:value-type="float">
            <text:p>0.12289267</text:p>
          </table:table-cell>
          <table:table-cell table:formula="of:=(2*[.K493]*[.L493])/([.K493]+[.L493])" office:value-type="float" office:value="0.214542751924298" calcext:value-type="float">
            <text:p>0.214542751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4348586" calcext:value-type="float">
            <text:p>0.34348586</text:p>
          </table:table-cell>
          <table:table-cell office:value-type="float" office:value="0.04303095" calcext:value-type="float">
            <text:p>0.04303095</text:p>
          </table:table-cell>
          <table:table-cell table:formula="of:=(2*[.H494]*[.I494])/([.H494]+[.I494])" office:value-type="float" office:value="0.0764806212043766" calcext:value-type="float">
            <text:p>0.0764806212</text:p>
          </table:table-cell>
          <table:table-cell office:value-type="float" office:value="0.85015296" calcext:value-type="float">
            <text:p>0.85015296</text:p>
          </table:table-cell>
          <table:table-cell office:value-type="float" office:value="0.12753904" calcext:value-type="float">
            <text:p>0.12753904</text:p>
          </table:table-cell>
          <table:table-cell table:formula="of:=(2*[.K494]*[.L494])/([.K494]+[.L494])" office:value-type="float" office:value="0.221803374419671" calcext:value-type="float">
            <text:p>0.221803374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4348586" calcext:value-type="float">
            <text:p>0.34348586</text:p>
          </table:table-cell>
          <table:table-cell office:value-type="float" office:value="0.04303095" calcext:value-type="float">
            <text:p>0.04303095</text:p>
          </table:table-cell>
          <table:table-cell table:formula="of:=(2*[.H495]*[.I495])/([.H495]+[.I495])" office:value-type="float" office:value="0.0764806212043766" calcext:value-type="float">
            <text:p>0.0764806212</text:p>
          </table:table-cell>
          <table:table-cell office:value-type="float" office:value="0.85015296" calcext:value-type="float">
            <text:p>0.85015296</text:p>
          </table:table-cell>
          <table:table-cell office:value-type="float" office:value="0.12753904" calcext:value-type="float">
            <text:p>0.12753904</text:p>
          </table:table-cell>
          <table:table-cell table:formula="of:=(2*[.K495]*[.L495])/([.K495]+[.L495])" office:value-type="float" office:value="0.221803374419671" calcext:value-type="float">
            <text:p>0.221803374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4776598" calcext:value-type="float">
            <text:p>0.34776598</text:p>
          </table:table-cell>
          <table:table-cell office:value-type="float" office:value="0.04275973" calcext:value-type="float">
            <text:p>0.04275973</text:p>
          </table:table-cell>
          <table:table-cell table:formula="of:=(2*[.H496]*[.I496])/([.H496]+[.I496])" office:value-type="float" office:value="0.0761557000074868" calcext:value-type="float">
            <text:p>0.0761557</text:p>
          </table:table-cell>
          <table:table-cell office:value-type="float" office:value="0.852282" calcext:value-type="float">
            <text:p>0.852282</text:p>
          </table:table-cell>
          <table:table-cell office:value-type="float" office:value="0.12729272" calcext:value-type="float">
            <text:p>0.12729272</text:p>
          </table:table-cell>
          <table:table-cell table:formula="of:=(2*[.K496]*[.L496])/([.K496]+[.L496])" office:value-type="float" office:value="0.221502845616596" calcext:value-type="float">
            <text:p>0.221502845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715024" calcext:value-type="float">
            <text:p>0.33715024</text:p>
          </table:table-cell>
          <table:table-cell office:value-type="float" office:value="0.04266385" calcext:value-type="float">
            <text:p>0.04266385</text:p>
          </table:table-cell>
          <table:table-cell table:formula="of:=(2*[.H497]*[.I497])/([.H497]+[.I497])" office:value-type="float" office:value="0.0757429892441536" calcext:value-type="float">
            <text:p>0.0757429892</text:p>
          </table:table-cell>
          <table:table-cell office:value-type="float" office:value="0.85140896" calcext:value-type="float">
            <text:p>0.85140896</text:p>
          </table:table-cell>
          <table:table-cell office:value-type="float" office:value="0.12738087" calcext:value-type="float">
            <text:p>0.12738087</text:p>
          </table:table-cell>
          <table:table-cell table:formula="of:=(2*[.K497]*[.L497])/([.K497]+[.L497])" office:value-type="float" office:value="0.221606744832229" calcext:value-type="float">
            <text:p>0.221606744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097637" calcext:value-type="float">
            <text:p>0.39097637</text:p>
          </table:table-cell>
          <table:table-cell office:value-type="float" office:value="0.04191169" calcext:value-type="float">
            <text:p>0.04191169</text:p>
          </table:table-cell>
          <table:table-cell table:formula="of:=(2*[.H498]*[.I498])/([.H498]+[.I498])" office:value-type="float" office:value="0.0757077033576084" calcext:value-type="float">
            <text:p>0.0757077034</text:p>
          </table:table-cell>
          <table:table-cell office:value-type="float" office:value="0.84659457" calcext:value-type="float">
            <text:p>0.84659457</text:p>
          </table:table-cell>
          <table:table-cell office:value-type="float" office:value="0.12259968" calcext:value-type="float">
            <text:p>0.12259968</text:p>
          </table:table-cell>
          <table:table-cell table:formula="of:=(2*[.K498]*[.L498])/([.K498]+[.L498])" office:value-type="float" office:value="0.214182499270373" calcext:value-type="float">
            <text:p>0.214182499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4897707" calcext:value-type="float">
            <text:p>0.44897707</text:p>
          </table:table-cell>
          <table:table-cell office:value-type="float" office:value="0.04091599" calcext:value-type="float">
            <text:p>0.04091599</text:p>
          </table:table-cell>
          <table:table-cell table:formula="of:=(2*[.H499]*[.I499])/([.H499]+[.I499])" office:value-type="float" office:value="0.0749973527134649" calcext:value-type="float">
            <text:p>0.0749973527</text:p>
          </table:table-cell>
          <table:table-cell office:value-type="float" office:value="0.88611641" calcext:value-type="float">
            <text:p>0.88611641</text:p>
          </table:table-cell>
          <table:table-cell office:value-type="float" office:value="0.12292379" calcext:value-type="float">
            <text:p>0.12292379</text:p>
          </table:table-cell>
          <table:table-cell table:formula="of:=(2*[.K499]*[.L499])/([.K499]+[.L499])" office:value-type="float" office:value="0.215897815564521" calcext:value-type="float">
            <text:p>0.215897815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7941611" calcext:value-type="float">
            <text:p>0.27941611</text:p>
          </table:table-cell>
          <table:table-cell office:value-type="float" office:value="0.04303095" calcext:value-type="float">
            <text:p>0.04303095</text:p>
          </table:table-cell>
          <table:table-cell table:formula="of:=(2*[.H500]*[.I500])/([.H500]+[.I500])" office:value-type="float" office:value="0.0745768353949606" calcext:value-type="float">
            <text:p>0.0745768354</text:p>
          </table:table-cell>
          <table:table-cell office:value-type="float" office:value="0.76413658" calcext:value-type="float">
            <text:p>0.76413658</text:p>
          </table:table-cell>
          <table:table-cell office:value-type="float" office:value="0.12753904" calcext:value-type="float">
            <text:p>0.12753904</text:p>
          </table:table-cell>
          <table:table-cell table:formula="of:=(2*[.K500]*[.L500])/([.K500]+[.L500])" office:value-type="float" office:value="0.218593496684553" calcext:value-type="float">
            <text:p>0.218593496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7941611" calcext:value-type="float">
            <text:p>0.27941611</text:p>
          </table:table-cell>
          <table:table-cell office:value-type="float" office:value="0.04303095" calcext:value-type="float">
            <text:p>0.04303095</text:p>
          </table:table-cell>
          <table:table-cell table:formula="of:=(2*[.H501]*[.I501])/([.H501]+[.I501])" office:value-type="float" office:value="0.0745768353949606" calcext:value-type="float">
            <text:p>0.0745768354</text:p>
          </table:table-cell>
          <table:table-cell office:value-type="float" office:value="0.76413658" calcext:value-type="float">
            <text:p>0.76413658</text:p>
          </table:table-cell>
          <table:table-cell office:value-type="float" office:value="0.12753904" calcext:value-type="float">
            <text:p>0.12753904</text:p>
          </table:table-cell>
          <table:table-cell table:formula="of:=(2*[.K501]*[.L501])/([.K501]+[.L501])" office:value-type="float" office:value="0.218593496684553" calcext:value-type="float">
            <text:p>0.218593496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3606816" calcext:value-type="float">
            <text:p>0.23606816</text:p>
          </table:table-cell>
          <table:table-cell office:value-type="float" office:value="0.0441639" calcext:value-type="float">
            <text:p>0.0441639</text:p>
          </table:table-cell>
          <table:table-cell table:formula="of:=(2*[.H502]*[.I502])/([.H502]+[.I502])" office:value-type="float" office:value="0.074407550737942" calcext:value-type="float">
            <text:p>0.0744075507</text:p>
          </table:table-cell>
          <table:table-cell office:value-type="float" office:value="0.6319377" calcext:value-type="float">
            <text:p>0.6319377</text:p>
          </table:table-cell>
          <table:table-cell office:value-type="float" office:value="0.12644227" calcext:value-type="float">
            <text:p>0.12644227</text:p>
          </table:table-cell>
          <table:table-cell table:formula="of:=(2*[.K502]*[.L502])/([.K502]+[.L502])" office:value-type="float" office:value="0.210721908403195" calcext:value-type="float">
            <text:p>0.21072190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40571677" calcext:value-type="float">
            <text:p>0.40571677</text:p>
          </table:table-cell>
          <table:table-cell office:value-type="float" office:value="0.04091599" calcext:value-type="float">
            <text:p>0.04091599</text:p>
          </table:table-cell>
          <table:table-cell table:formula="of:=(2*[.H503]*[.I503])/([.H503]+[.I503])" office:value-type="float" office:value="0.0743353591176442" calcext:value-type="float">
            <text:p>0.0743353591</text:p>
          </table:table-cell>
          <table:table-cell office:value-type="float" office:value="0.85023314" calcext:value-type="float">
            <text:p>0.85023314</text:p>
          </table:table-cell>
          <table:table-cell office:value-type="float" office:value="0.12292379" calcext:value-type="float">
            <text:p>0.12292379</text:p>
          </table:table-cell>
          <table:table-cell table:formula="of:=(2*[.K503]*[.L503])/([.K503]+[.L503])" office:value-type="float" office:value="0.214793476222587" calcext:value-type="float">
            <text:p>0.214793476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43408264" calcext:value-type="float">
            <text:p>0.43408264</text:p>
          </table:table-cell>
          <table:table-cell office:value-type="float" office:value="0.04037213" calcext:value-type="float">
            <text:p>0.04037213</text:p>
          </table:table-cell>
          <table:table-cell table:formula="of:=(2*[.H504]*[.I504])/([.H504]+[.I504])" office:value-type="float" office:value="0.0738735992593064" calcext:value-type="float">
            <text:p>0.0738735993</text:p>
          </table:table-cell>
          <table:table-cell office:value-type="float" office:value="0.88828599" calcext:value-type="float">
            <text:p>0.88828599</text:p>
          </table:table-cell>
          <table:table-cell office:value-type="float" office:value="0.12266969" calcext:value-type="float">
            <text:p>0.12266969</text:p>
          </table:table-cell>
          <table:table-cell table:formula="of:=(2*[.K504]*[.L504])/([.K504]+[.L504])" office:value-type="float" office:value="0.215569820082801" calcext:value-type="float">
            <text:p>0.215569820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739694" calcext:value-type="float">
            <text:p>0.2739694</text:p>
          </table:table-cell>
          <table:table-cell office:value-type="float" office:value="0.04266385" calcext:value-type="float">
            <text:p>0.04266385</text:p>
          </table:table-cell>
          <table:table-cell table:formula="of:=(2*[.H505]*[.I505])/([.H505]+[.I505])" office:value-type="float" office:value="0.0738304608640438" calcext:value-type="float">
            <text:p>0.0738304609</text:p>
          </table:table-cell>
          <table:table-cell office:value-type="float" office:value="0.76525748" calcext:value-type="float">
            <text:p>0.76525748</text:p>
          </table:table-cell>
          <table:table-cell office:value-type="float" office:value="0.12738087" calcext:value-type="float">
            <text:p>0.12738087</text:p>
          </table:table-cell>
          <table:table-cell table:formula="of:=(2*[.K505]*[.L505])/([.K505]+[.L505])" office:value-type="float" office:value="0.218406846572092" calcext:value-type="float">
            <text:p>0.218406846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38945505" calcext:value-type="float">
            <text:p>0.38945505</text:p>
          </table:table-cell>
          <table:table-cell office:value-type="float" office:value="0.04037213" calcext:value-type="float">
            <text:p>0.04037213</text:p>
          </table:table-cell>
          <table:table-cell table:formula="of:=(2*[.H506]*[.I506])/([.H506]+[.I506])" office:value-type="float" office:value="0.0731602403912963" calcext:value-type="float">
            <text:p>0.0731602404</text:p>
          </table:table-cell>
          <table:table-cell office:value-type="float" office:value="0.85258871" calcext:value-type="float">
            <text:p>0.85258871</text:p>
          </table:table-cell>
          <table:table-cell office:value-type="float" office:value="0.12266969" calcext:value-type="float">
            <text:p>0.12266969</text:p>
          </table:table-cell>
          <table:table-cell table:formula="of:=(2*[.K506]*[.L506])/([.K506]+[.L506])" office:value-type="float" office:value="0.214480168031775" calcext:value-type="float">
            <text:p>0.21448016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39826504" calcext:value-type="float">
            <text:p>0.39826504</text:p>
          </table:table-cell>
          <table:table-cell office:value-type="float" office:value="0.0397467" calcext:value-type="float">
            <text:p>0.0397467</text:p>
          </table:table-cell>
          <table:table-cell table:formula="of:=(2*[.H507]*[.I507])/([.H507]+[.I507])" office:value-type="float" office:value="0.0722798939835174" calcext:value-type="float">
            <text:p>0.072279894</text:p>
          </table:table-cell>
          <table:table-cell office:value-type="float" office:value="0.85670143" calcext:value-type="float">
            <text:p>0.85670143</text:p>
          </table:table-cell>
          <table:table-cell office:value-type="float" office:value="0.12076914" calcext:value-type="float">
            <text:p>0.12076914</text:p>
          </table:table-cell>
          <table:table-cell table:formula="of:=(2*[.K507]*[.L507])/([.K507]+[.L507])" office:value-type="float" office:value="0.211695570410616" calcext:value-type="float">
            <text:p>0.211695570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787474" calcext:value-type="float">
            <text:p>0.24787474</text:p>
          </table:table-cell>
          <table:table-cell office:value-type="float" office:value="0.04041048" calcext:value-type="float">
            <text:p>0.04041048</text:p>
          </table:table-cell>
          <table:table-cell table:formula="of:=(2*[.H508]*[.I508])/([.H508]+[.I508])" office:value-type="float" office:value="0.0694918540969613" calcext:value-type="float">
            <text:p>0.0694918541</text:p>
          </table:table-cell>
          <table:table-cell office:value-type="float" office:value="0.74469412" calcext:value-type="float">
            <text:p>0.74469412</text:p>
          </table:table-cell>
          <table:table-cell office:value-type="float" office:value="0.12382091" calcext:value-type="float">
            <text:p>0.12382091</text:p>
          </table:table-cell>
          <table:table-cell table:formula="of:=(2*[.K508]*[.L508])/([.K508]+[.L508])" office:value-type="float" office:value="0.212336460337478" calcext:value-type="float">
            <text:p>0.212336460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float" office:value="0.40319248" calcext:value-type="float">
            <text:p>0.40319248</text:p>
          </table:table-cell>
          <table:table-cell office:value-type="float" office:value="0.03748847" calcext:value-type="float">
            <text:p>0.03748847</text:p>
          </table:table-cell>
          <table:table-cell table:formula="of:=(2*[.H509]*[.I509])/([.H509]+[.I509])" office:value-type="float" office:value="0.0685986956808802" calcext:value-type="float">
            <text:p>0.0685986957</text:p>
          </table:table-cell>
          <table:table-cell office:value-type="float" office:value="0.87075037" calcext:value-type="float">
            <text:p>0.87075037</text:p>
          </table:table-cell>
          <table:table-cell office:value-type="float" office:value="0.1189386" calcext:value-type="float">
            <text:p>0.1189386</text:p>
          </table:table-cell>
          <table:table-cell table:formula="of:=(2*[.K509]*[.L509])/([.K509]+[.L509])" office:value-type="float" office:value="0.20928965179289" calcext:value-type="float">
            <text:p>0.209289651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2648454" calcext:value-type="float">
            <text:p>0.42648454</text:p>
          </table:table-cell>
          <table:table-cell office:value-type="float" office:value="0.02787643" calcext:value-type="float">
            <text:p>0.02787643</text:p>
          </table:table-cell>
          <table:table-cell table:formula="of:=(2*[.H510]*[.I510])/([.H510]+[.I510])" office:value-type="float" office:value="0.0523322521535782" calcext:value-type="float">
            <text:p>0.0523322522</text:p>
          </table:table-cell>
          <table:table-cell office:value-type="float" office:value="0.92356194" calcext:value-type="float">
            <text:p>0.92356194</text:p>
          </table:table-cell>
          <table:table-cell office:value-type="float" office:value="0.11127676" calcext:value-type="float">
            <text:p>0.11127676</text:p>
          </table:table-cell>
          <table:table-cell table:formula="of:=(2*[.K510]*[.L510])/([.K510]+[.L510])" office:value-type="float" office:value="0.198622220723895" calcext:value-type="float">
            <text:p>0.198622220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199941" calcext:value-type="float">
            <text:p>0.39199941</text:p>
          </table:table-cell>
          <table:table-cell office:value-type="float" office:value="0.02787643" calcext:value-type="float">
            <text:p>0.02787643</text:p>
          </table:table-cell>
          <table:table-cell table:formula="of:=(2*[.H511]*[.I511])/([.H511]+[.I511])" office:value-type="float" office:value="0.0520513117063668" calcext:value-type="float">
            <text:p>0.0520513117</text:p>
          </table:table-cell>
          <table:table-cell office:value-type="float" office:value="0.89645737" calcext:value-type="float">
            <text:p>0.89645737</text:p>
          </table:table-cell>
          <table:table-cell office:value-type="float" office:value="0.11127676" calcext:value-type="float">
            <text:p>0.11127676</text:p>
          </table:table-cell>
          <table:table-cell table:formula="of:=(2*[.K511]*[.L511])/([.K511]+[.L511])" office:value-type="float" office:value="0.197978551369936" calcext:value-type="float">
            <text:p>0.197978551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638589" calcext:value-type="float">
            <text:p>0.34638589</text:p>
          </table:table-cell>
          <table:table-cell office:value-type="float" office:value="0.02765129" calcext:value-type="float">
            <text:p>0.02765129</text:p>
          </table:table-cell>
          <table:table-cell table:formula="of:=(2*[.H512]*[.I512])/([.H512]+[.I512])" office:value-type="float" office:value="0.0512142493230117" calcext:value-type="float">
            <text:p>0.0512142493</text:p>
          </table:table-cell>
          <table:table-cell office:value-type="float" office:value="0.89840775" calcext:value-type="float">
            <text:p>0.89840775</text:p>
          </table:table-cell>
          <table:table-cell office:value-type="float" office:value="0.11498971" calcext:value-type="float">
            <text:p>0.11498971</text:p>
          </table:table-cell>
          <table:table-cell table:formula="of:=(2*[.K512]*[.L512])/([.K512]+[.L512])" office:value-type="float" office:value="0.203883768633587" calcext:value-type="float">
            <text:p>0.203883768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8404008" calcext:value-type="float">
            <text:p>0.28404008</text:p>
          </table:table-cell>
          <table:table-cell office:value-type="float" office:value="0.02765129" calcext:value-type="float">
            <text:p>0.02765129</text:p>
          </table:table-cell>
          <table:table-cell table:formula="of:=(2*[.H513]*[.I513])/([.H513]+[.I513])" office:value-type="float" office:value="0.0503964843409248" calcext:value-type="float">
            <text:p>0.0503964843</text:p>
          </table:table-cell>
          <table:table-cell office:value-type="float" office:value="0.82719066" calcext:value-type="float">
            <text:p>0.82719066</text:p>
          </table:table-cell>
          <table:table-cell office:value-type="float" office:value="0.11498971" calcext:value-type="float">
            <text:p>0.11498971</text:p>
          </table:table-cell>
          <table:table-cell table:formula="of:=(2*[.K513]*[.L513])/([.K513]+[.L513])" office:value-type="float" office:value="0.201911262719491" calcext:value-type="float">
            <text:p>0.201911262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2705846" calcext:value-type="float">
            <text:p>0.32705846</text:p>
          </table:table-cell>
          <table:table-cell office:value-type="float" office:value="0.02098625" calcext:value-type="float">
            <text:p>0.02098625</text:p>
          </table:table-cell>
          <table:table-cell table:formula="of:=(2*[.H514]*[.I514])/([.H514]+[.I514])" office:value-type="float" office:value="0.0394416602750549" calcext:value-type="float">
            <text:p>0.0394416603</text:p>
          </table:table-cell>
          <table:table-cell office:value-type="float" office:value="0.93236626" calcext:value-type="float">
            <text:p>0.93236626</text:p>
          </table:table-cell>
          <table:table-cell office:value-type="float" office:value="0.13082157" calcext:value-type="float">
            <text:p>0.13082157</text:p>
          </table:table-cell>
          <table:table-cell table:formula="of:=(2*[.K514]*[.L514])/([.K514]+[.L514])" office:value-type="float" office:value="0.229448860317049" calcext:value-type="float">
            <text:p>0.229448860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2705846" calcext:value-type="float">
            <text:p>0.32705846</text:p>
          </table:table-cell>
          <table:table-cell office:value-type="float" office:value="0.02098625" calcext:value-type="float">
            <text:p>0.02098625</text:p>
          </table:table-cell>
          <table:table-cell table:formula="of:=(2*[.H515]*[.I515])/([.H515]+[.I515])" office:value-type="float" office:value="0.0394416602750549" calcext:value-type="float">
            <text:p>0.0394416603</text:p>
          </table:table-cell>
          <table:table-cell office:value-type="float" office:value="0.93236626" calcext:value-type="float">
            <text:p>0.93236626</text:p>
          </table:table-cell>
          <table:table-cell office:value-type="float" office:value="0.13082157" calcext:value-type="float">
            <text:p>0.13082157</text:p>
          </table:table-cell>
          <table:table-cell table:formula="of:=(2*[.K515]*[.L515])/([.K515]+[.L515])" office:value-type="float" office:value="0.229448860317049" calcext:value-type="float">
            <text:p>0.2294488603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2706033" calcext:value-type="float">
            <text:p>0.32706033</text:p>
          </table:table-cell>
          <table:table-cell office:value-type="float" office:value="0.02098537" calcext:value-type="float">
            <text:p>0.02098537</text:p>
          </table:table-cell>
          <table:table-cell table:formula="of:=(2*[.H516]*[.I516])/([.H516]+[.I516])" office:value-type="float" office:value="0.0394401197163022" calcext:value-type="float">
            <text:p>0.0394401197</text:p>
          </table:table-cell>
          <table:table-cell office:value-type="float" office:value="0.9324167" calcext:value-type="float">
            <text:p>0.9324167</text:p>
          </table:table-cell>
          <table:table-cell office:value-type="float" office:value="0.13081897" calcext:value-type="float">
            <text:p>0.13081897</text:p>
          </table:table-cell>
          <table:table-cell table:formula="of:=(2*[.K516]*[.L516])/([.K516]+[.L516])" office:value-type="float" office:value="0.229446388503499" calcext:value-type="float">
            <text:p>0.2294463885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310614" calcext:value-type="float">
            <text:p>0.30310614</text:p>
          </table:table-cell>
          <table:table-cell office:value-type="float" office:value="0.02098625" calcext:value-type="float">
            <text:p>0.02098625</text:p>
          </table:table-cell>
          <table:table-cell table:formula="of:=(2*[.H517]*[.I517])/([.H517]+[.I517])" office:value-type="float" office:value="0.0392546164417807" calcext:value-type="float">
            <text:p>0.0392546164</text:p>
          </table:table-cell>
          <table:table-cell office:value-type="float" office:value="0.84595007" calcext:value-type="float">
            <text:p>0.84595007</text:p>
          </table:table-cell>
          <table:table-cell office:value-type="float" office:value="0.13082157" calcext:value-type="float">
            <text:p>0.13082157</text:p>
          </table:table-cell>
          <table:table-cell table:formula="of:=(2*[.K517]*[.L517])/([.K517]+[.L517])" office:value-type="float" office:value="0.226600592742455" calcext:value-type="float">
            <text:p>0.226600592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310614" calcext:value-type="float">
            <text:p>0.30310614</text:p>
          </table:table-cell>
          <table:table-cell office:value-type="float" office:value="0.02098625" calcext:value-type="float">
            <text:p>0.02098625</text:p>
          </table:table-cell>
          <table:table-cell table:formula="of:=(2*[.H518]*[.I518])/([.H518]+[.I518])" office:value-type="float" office:value="0.0392546164417807" calcext:value-type="float">
            <text:p>0.0392546164</text:p>
          </table:table-cell>
          <table:table-cell office:value-type="float" office:value="0.84595007" calcext:value-type="float">
            <text:p>0.84595007</text:p>
          </table:table-cell>
          <table:table-cell office:value-type="float" office:value="0.13082157" calcext:value-type="float">
            <text:p>0.13082157</text:p>
          </table:table-cell>
          <table:table-cell table:formula="of:=(2*[.K518]*[.L518])/([.K518]+[.L518])" office:value-type="float" office:value="0.226600592742455" calcext:value-type="float">
            <text:p>0.2266005927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312033" calcext:value-type="float">
            <text:p>0.30312033</text:p>
          </table:table-cell>
          <table:table-cell office:value-type="float" office:value="0.02098537" calcext:value-type="float">
            <text:p>0.02098537</text:p>
          </table:table-cell>
          <table:table-cell table:formula="of:=(2*[.H519]*[.I519])/([.H519]+[.I519])" office:value-type="float" office:value="0.0392531959763256" calcext:value-type="float">
            <text:p>0.039253196</text:p>
          </table:table-cell>
          <table:table-cell office:value-type="float" office:value="0.84601841" calcext:value-type="float">
            <text:p>0.84601841</text:p>
          </table:table-cell>
          <table:table-cell office:value-type="float" office:value="0.13081897" calcext:value-type="float">
            <text:p>0.13081897</text:p>
          </table:table-cell>
          <table:table-cell table:formula="of:=(2*[.K519]*[.L519])/([.K519]+[.L519])" office:value-type="float" office:value="0.226599143855936" calcext:value-type="float">
            <text:p>0.226599143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2582184" calcext:value-type="float">
            <text:p>0.32582184</text:p>
          </table:table-cell>
          <table:table-cell office:value-type="float" office:value="0.02084191" calcext:value-type="float">
            <text:p>0.02084191</text:p>
          </table:table-cell>
          <table:table-cell table:formula="of:=(2*[.H520]*[.I520])/([.H520]+[.I520])" office:value-type="float" office:value="0.039177730381757" calcext:value-type="float">
            <text:p>0.0391777304</text:p>
          </table:table-cell>
          <table:table-cell office:value-type="float" office:value="0.93260548" calcext:value-type="float">
            <text:p>0.93260548</text:p>
          </table:table-cell>
          <table:table-cell office:value-type="float" office:value="0.13067377" calcext:value-type="float">
            <text:p>0.13067377</text:p>
          </table:table-cell>
          <table:table-cell table:formula="of:=(2*[.K520]*[.L520])/([.K520]+[.L520])" office:value-type="float" office:value="0.229228726121119" calcext:value-type="float">
            <text:p>0.229228726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4277771" calcext:value-type="float">
            <text:p>0.24277771</text:p>
          </table:table-cell>
          <table:table-cell office:value-type="float" office:value="0.02116134" calcext:value-type="float">
            <text:p>0.02116134</text:p>
          </table:table-cell>
          <table:table-cell table:formula="of:=(2*[.H521]*[.I521])/([.H521]+[.I521])" office:value-type="float" office:value="0.0389294548550614" calcext:value-type="float">
            <text:p>0.0389294549</text:p>
          </table:table-cell>
          <table:table-cell office:value-type="float" office:value="0.7121715" calcext:value-type="float">
            <text:p>0.7121715</text:p>
          </table:table-cell>
          <table:table-cell office:value-type="float" office:value="0.11516343" calcext:value-type="float">
            <text:p>0.11516343</text:p>
          </table:table-cell>
          <table:table-cell table:formula="of:=(2*[.K521]*[.L521])/([.K521]+[.L521])" office:value-type="float" office:value="0.198265804365942" calcext:value-type="float">
            <text:p>0.198265804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75089" calcext:value-type="float">
            <text:p>0.2575089</text:p>
          </table:table-cell>
          <table:table-cell office:value-type="float" office:value="0.02037575" calcext:value-type="float">
            <text:p>0.02037575</text:p>
          </table:table-cell>
          <table:table-cell table:formula="of:=(2*[.H522]*[.I522])/([.H522]+[.I522])" office:value-type="float" office:value="0.0377634170809723" calcext:value-type="float">
            <text:p>0.0377634171</text:p>
          </table:table-cell>
          <table:table-cell office:value-type="float" office:value="0.73650672" calcext:value-type="float">
            <text:p>0.73650672</text:p>
          </table:table-cell>
          <table:table-cell office:value-type="float" office:value="0.11477709" calcext:value-type="float">
            <text:p>0.11477709</text:p>
          </table:table-cell>
          <table:table-cell table:formula="of:=(2*[.K522]*[.L522])/([.K522]+[.L522])" office:value-type="float" office:value="0.198603796040817" calcext:value-type="float">
            <text:p>0.198603796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3081639" calcext:value-type="float">
            <text:p>0.33081639</text:p>
          </table:table-cell>
          <table:table-cell office:value-type="float" office:value="0.01947325" calcext:value-type="float">
            <text:p>0.01947325</text:p>
          </table:table-cell>
          <table:table-cell table:formula="of:=(2*[.H523]*[.I523])/([.H523]+[.I523])" office:value-type="float" office:value="0.0367813919165151" calcext:value-type="float">
            <text:p>0.0367813919</text:p>
          </table:table-cell>
          <table:table-cell office:value-type="float" office:value="0.9406114" calcext:value-type="float">
            <text:p>0.9406114</text:p>
          </table:table-cell>
          <table:table-cell office:value-type="float" office:value="0.12668858" calcext:value-type="float">
            <text:p>0.12668858</text:p>
          </table:table-cell>
          <table:table-cell table:formula="of:=(2*[.K523]*[.L523])/([.K523]+[.L523])" office:value-type="float" office:value="0.223301273926403" calcext:value-type="float">
            <text:p>0.223301273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3081639" calcext:value-type="float">
            <text:p>0.33081639</text:p>
          </table:table-cell>
          <table:table-cell office:value-type="float" office:value="0.01947325" calcext:value-type="float">
            <text:p>0.01947325</text:p>
          </table:table-cell>
          <table:table-cell table:formula="of:=(2*[.H524]*[.I524])/([.H524]+[.I524])" office:value-type="float" office:value="0.0367813919165151" calcext:value-type="float">
            <text:p>0.0367813919</text:p>
          </table:table-cell>
          <table:table-cell office:value-type="float" office:value="0.9406114" calcext:value-type="float">
            <text:p>0.9406114</text:p>
          </table:table-cell>
          <table:table-cell office:value-type="float" office:value="0.12668858" calcext:value-type="float">
            <text:p>0.12668858</text:p>
          </table:table-cell>
          <table:table-cell table:formula="of:=(2*[.K524]*[.L524])/([.K524]+[.L524])" office:value-type="float" office:value="0.223301273926403" calcext:value-type="float">
            <text:p>0.2233012739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3081855" calcext:value-type="float">
            <text:p>0.33081855</text:p>
          </table:table-cell>
          <table:table-cell office:value-type="float" office:value="0.01947237" calcext:value-type="float">
            <text:p>0.01947237</text:p>
          </table:table-cell>
          <table:table-cell table:formula="of:=(2*[.H525]*[.I525])/([.H525]+[.I525])" office:value-type="float" office:value="0.0367798355062329" calcext:value-type="float">
            <text:p>0.0367798355</text:p>
          </table:table-cell>
          <table:table-cell office:value-type="float" office:value="0.94066459" calcext:value-type="float">
            <text:p>0.94066459</text:p>
          </table:table-cell>
          <table:table-cell office:value-type="float" office:value="0.12668599" calcext:value-type="float">
            <text:p>0.12668599</text:p>
          </table:table-cell>
          <table:table-cell table:formula="of:=(2*[.K525]*[.L525])/([.K525]+[.L525])" office:value-type="float" office:value="0.223298749398898" calcext:value-type="float">
            <text:p>0.223298749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0612075" calcext:value-type="float">
            <text:p>0.30612075</text:p>
          </table:table-cell>
          <table:table-cell office:value-type="float" office:value="0.01947325" calcext:value-type="float">
            <text:p>0.01947325</text:p>
          </table:table-cell>
          <table:table-cell table:formula="of:=(2*[.H526]*[.I526])/([.H526]+[.I526])" office:value-type="float" office:value="0.0366171728897799" calcext:value-type="float">
            <text:p>0.0366171729</text:p>
          </table:table-cell>
          <table:table-cell office:value-type="float" office:value="0.85101454" calcext:value-type="float">
            <text:p>0.85101454</text:p>
          </table:table-cell>
          <table:table-cell office:value-type="float" office:value="0.12668858" calcext:value-type="float">
            <text:p>0.12668858</text:p>
          </table:table-cell>
          <table:table-cell table:formula="of:=(2*[.K526]*[.L526])/([.K526]+[.L526])" office:value-type="float" office:value="0.220545115232839" calcext:value-type="float">
            <text:p>0.22054511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0612075" calcext:value-type="float">
            <text:p>0.30612075</text:p>
          </table:table-cell>
          <table:table-cell office:value-type="float" office:value="0.01947325" calcext:value-type="float">
            <text:p>0.01947325</text:p>
          </table:table-cell>
          <table:table-cell table:formula="of:=(2*[.H527]*[.I527])/([.H527]+[.I527])" office:value-type="float" office:value="0.0366171728897799" calcext:value-type="float">
            <text:p>0.0366171729</text:p>
          </table:table-cell>
          <table:table-cell office:value-type="float" office:value="0.85101454" calcext:value-type="float">
            <text:p>0.85101454</text:p>
          </table:table-cell>
          <table:table-cell office:value-type="float" office:value="0.12668858" calcext:value-type="float">
            <text:p>0.12668858</text:p>
          </table:table-cell>
          <table:table-cell table:formula="of:=(2*[.K527]*[.L527])/([.K527]+[.L527])" office:value-type="float" office:value="0.220545115232839" calcext:value-type="float">
            <text:p>0.22054511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0613765" calcext:value-type="float">
            <text:p>0.30613765</text:p>
          </table:table-cell>
          <table:table-cell office:value-type="float" office:value="0.01947237" calcext:value-type="float">
            <text:p>0.01947237</text:p>
          </table:table-cell>
          <table:table-cell table:formula="of:=(2*[.H528]*[.I528])/([.H528]+[.I528])" office:value-type="float" office:value="0.0366157380029675" calcext:value-type="float">
            <text:p>0.036615738</text:p>
          </table:table-cell>
          <table:table-cell office:value-type="float" office:value="0.85108607" calcext:value-type="float">
            <text:p>0.85108607</text:p>
          </table:table-cell>
          <table:table-cell office:value-type="float" office:value="0.12668599" calcext:value-type="float">
            <text:p>0.12668599</text:p>
          </table:table-cell>
          <table:table-cell table:formula="of:=(2*[.K528]*[.L528])/([.K528]+[.L528])" office:value-type="float" office:value="0.220543592446606" calcext:value-type="float">
            <text:p>0.220543592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2956166" calcext:value-type="float">
            <text:p>0.32956166</text:p>
          </table:table-cell>
          <table:table-cell office:value-type="float" office:value="0.01932891" calcext:value-type="float">
            <text:p>0.01932891</text:p>
          </table:table-cell>
          <table:table-cell table:formula="of:=(2*[.H529]*[.I529])/([.H529]+[.I529])" office:value-type="float" office:value="0.0365161355068473" calcext:value-type="float">
            <text:p>0.0365161355</text:p>
          </table:table-cell>
          <table:table-cell office:value-type="float" office:value="0.94087255" calcext:value-type="float">
            <text:p>0.94087255</text:p>
          </table:table-cell>
          <table:table-cell office:value-type="float" office:value="0.12654079" calcext:value-type="float">
            <text:p>0.12654079</text:p>
          </table:table-cell>
          <table:table-cell table:formula="of:=(2*[.K529]*[.L529])/([.K529]+[.L529])" office:value-type="float" office:value="0.223079010360344" calcext:value-type="float">
            <text:p>0.223079010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599672" calcext:value-type="float">
            <text:p>0.2599672</text:p>
          </table:table-cell>
          <table:table-cell office:value-type="float" office:value="0.01889642" calcext:value-type="float">
            <text:p>0.01889642</text:p>
          </table:table-cell>
          <table:table-cell table:formula="of:=(2*[.H530]*[.I530])/([.H530]+[.I530])" office:value-type="float" office:value="0.0352319129861687" calcext:value-type="float">
            <text:p>0.035231913</text:p>
          </table:table-cell>
          <table:table-cell office:value-type="float" office:value="0.75825862" calcext:value-type="float">
            <text:p>0.75825862</text:p>
          </table:table-cell>
          <table:table-cell office:value-type="float" office:value="0.11403036" calcext:value-type="float">
            <text:p>0.11403036</text:p>
          </table:table-cell>
          <table:table-cell table:formula="of:=(2*[.K530]*[.L530])/([.K530]+[.L530])" office:value-type="float" office:value="0.198247382218914" calcext:value-type="float">
            <text:p>0.19824738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1961179" calcext:value-type="float">
            <text:p>0.31961179</text:p>
          </table:table-cell>
          <table:table-cell office:value-type="float" office:value="0.01825381" calcext:value-type="float">
            <text:p>0.01825381</text:p>
          </table:table-cell>
          <table:table-cell table:formula="of:=(2*[.H531]*[.I531])/([.H531]+[.I531])" office:value-type="float" office:value="0.0345352287324895" calcext:value-type="float">
            <text:p>0.0345352287</text:p>
          </table:table-cell>
          <table:table-cell office:value-type="float" office:value="0.95494576" calcext:value-type="float">
            <text:p>0.95494576</text:p>
          </table:table-cell>
          <table:table-cell office:value-type="float" office:value="0.12370682" calcext:value-type="float">
            <text:p>0.12370682</text:p>
          </table:table-cell>
          <table:table-cell table:formula="of:=(2*[.K531]*[.L531])/([.K531]+[.L531])" office:value-type="float" office:value="0.219038651429514" calcext:value-type="float">
            <text:p>0.219038651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1956885" calcext:value-type="float">
            <text:p>0.31956885</text:p>
          </table:table-cell>
          <table:table-cell office:value-type="float" office:value="0.01825381" calcext:value-type="float">
            <text:p>0.01825381</text:p>
          </table:table-cell>
          <table:table-cell table:formula="of:=(2*[.H532]*[.I532])/([.H532]+[.I532])" office:value-type="float" office:value="0.0345349780255623" calcext:value-type="float">
            <text:p>0.034534978</text:p>
          </table:table-cell>
          <table:table-cell office:value-type="float" office:value="0.95486931" calcext:value-type="float">
            <text:p>0.95486931</text:p>
          </table:table-cell>
          <table:table-cell office:value-type="float" office:value="0.12370682" calcext:value-type="float">
            <text:p>0.12370682</text:p>
          </table:table-cell>
          <table:table-cell table:formula="of:=(2*[.K532]*[.L532])/([.K532]+[.L532])" office:value-type="float" office:value="0.219036640196542" calcext:value-type="float">
            <text:p>0.219036640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1956885" calcext:value-type="float">
            <text:p>0.31956885</text:p>
          </table:table-cell>
          <table:table-cell office:value-type="float" office:value="0.01825381" calcext:value-type="float">
            <text:p>0.01825381</text:p>
          </table:table-cell>
          <table:table-cell table:formula="of:=(2*[.H533]*[.I533])/([.H533]+[.I533])" office:value-type="float" office:value="0.0345349780255623" calcext:value-type="float">
            <text:p>0.034534978</text:p>
          </table:table-cell>
          <table:table-cell office:value-type="float" office:value="0.95486931" calcext:value-type="float">
            <text:p>0.95486931</text:p>
          </table:table-cell>
          <table:table-cell office:value-type="float" office:value="0.12370682" calcext:value-type="float">
            <text:p>0.12370682</text:p>
          </table:table-cell>
          <table:table-cell table:formula="of:=(2*[.K533]*[.L533])/([.K533]+[.L533])" office:value-type="float" office:value="0.219036640196542" calcext:value-type="float">
            <text:p>0.219036640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1914735" calcext:value-type="float">
            <text:p>0.31914735</text:p>
          </table:table-cell>
          <table:table-cell office:value-type="float" office:value="0.01822241" calcext:value-type="float">
            <text:p>0.01822241</text:p>
          </table:table-cell>
          <table:table-cell table:formula="of:=(2*[.H534]*[.I534])/([.H534]+[.I534])" office:value-type="float" office:value="0.0344763197632977" calcext:value-type="float">
            <text:p>0.0344763198</text:p>
          </table:table-cell>
          <table:table-cell office:value-type="float" office:value="0.95507148" calcext:value-type="float">
            <text:p>0.95507148</text:p>
          </table:table-cell>
          <table:table-cell office:value-type="float" office:value="0.12368349" calcext:value-type="float">
            <text:p>0.12368349</text:p>
          </table:table-cell>
          <table:table-cell table:formula="of:=(2*[.K534]*[.L534])/([.K534]+[.L534])" office:value-type="float" office:value="0.219005385154082" calcext:value-type="float">
            <text:p>0.219005385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03458" calcext:value-type="float">
            <text:p>0.29503458</text:p>
          </table:table-cell>
          <table:table-cell office:value-type="float" office:value="0.01825381" calcext:value-type="float">
            <text:p>0.01825381</text:p>
          </table:table-cell>
          <table:table-cell table:formula="of:=(2*[.H535]*[.I535])/([.H535]+[.I535])" office:value-type="float" office:value="0.0343804963008671" calcext:value-type="float">
            <text:p>0.0343804963</text:p>
          </table:table-cell>
          <table:table-cell office:value-type="float" office:value="0.86307887" calcext:value-type="float">
            <text:p>0.86307887</text:p>
          </table:table-cell>
          <table:table-cell office:value-type="float" office:value="0.12370682" calcext:value-type="float">
            <text:p>0.12370682</text:p>
          </table:table-cell>
          <table:table-cell table:formula="of:=(2*[.K535]*[.L535])/([.K535]+[.L535])" office:value-type="float" office:value="0.216397022167789" calcext:value-type="float">
            <text:p>0.21639702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497522" calcext:value-type="float">
            <text:p>0.29497522</text:p>
          </table:table-cell>
          <table:table-cell office:value-type="float" office:value="0.01825381" calcext:value-type="float">
            <text:p>0.01825381</text:p>
          </table:table-cell>
          <table:table-cell table:formula="of:=(2*[.H536]*[.I536])/([.H536]+[.I536])" office:value-type="float" office:value="0.0343800931898822" calcext:value-type="float">
            <text:p>0.0343800932</text:p>
          </table:table-cell>
          <table:table-cell office:value-type="float" office:value="0.86300081" calcext:value-type="float">
            <text:p>0.86300081</text:p>
          </table:table-cell>
          <table:table-cell office:value-type="float" office:value="0.12370682" calcext:value-type="float">
            <text:p>0.12370682</text:p>
          </table:table-cell>
          <table:table-cell table:formula="of:=(2*[.K536]*[.L536])/([.K536]+[.L536])" office:value-type="float" office:value="0.216394568394134" calcext:value-type="float">
            <text:p>0.21639456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497522" calcext:value-type="float">
            <text:p>0.29497522</text:p>
          </table:table-cell>
          <table:table-cell office:value-type="float" office:value="0.01825381" calcext:value-type="float">
            <text:p>0.01825381</text:p>
          </table:table-cell>
          <table:table-cell table:formula="of:=(2*[.H537]*[.I537])/([.H537]+[.I537])" office:value-type="float" office:value="0.0343800931898822" calcext:value-type="float">
            <text:p>0.0343800932</text:p>
          </table:table-cell>
          <table:table-cell office:value-type="float" office:value="0.86300081" calcext:value-type="float">
            <text:p>0.86300081</text:p>
          </table:table-cell>
          <table:table-cell office:value-type="float" office:value="0.12370682" calcext:value-type="float">
            <text:p>0.12370682</text:p>
          </table:table-cell>
          <table:table-cell table:formula="of:=(2*[.K537]*[.L537])/([.K537]+[.L537])" office:value-type="float" office:value="0.216394568394134" calcext:value-type="float">
            <text:p>0.21639456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28416007" calcext:value-type="float">
            <text:p>0.28416007</text:p>
          </table:table-cell>
          <table:table-cell office:value-type="float" office:value="0.01673531" calcext:value-type="float">
            <text:p>0.01673531</text:p>
          </table:table-cell>
          <table:table-cell table:formula="of:=(2*[.H538]*[.I538])/([.H538]+[.I538])" office:value-type="float" office:value="0.0316090387367975" calcext:value-type="float">
            <text:p>0.0316090387</text:p>
          </table:table-cell>
          <table:table-cell office:value-type="float" office:value="0.89449153" calcext:value-type="float">
            <text:p>0.89449153</text:p>
          </table:table-cell>
          <table:table-cell office:value-type="float" office:value="0.1124591" calcext:value-type="float">
            <text:p>0.1124591</text:p>
          </table:table-cell>
          <table:table-cell table:formula="of:=(2*[.K538]*[.L538])/([.K538]+[.L538])" office:value-type="float" office:value="0.199798698018438" calcext:value-type="float">
            <text:p>0.19979869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31868597" calcext:value-type="float">
            <text:p>0.31868597</text:p>
          </table:table-cell>
          <table:table-cell office:value-type="float" office:value="0.01646595" calcext:value-type="float">
            <text:p>0.01646595</text:p>
          </table:table-cell>
          <table:table-cell table:formula="of:=(2*[.H539]*[.I539])/([.H539]+[.I539])" office:value-type="float" office:value="0.0313139620248722" calcext:value-type="float">
            <text:p>0.031313962</text:p>
          </table:table-cell>
          <table:table-cell office:value-type="float" office:value="0.96316893" calcext:value-type="float">
            <text:p>0.96316893</text:p>
          </table:table-cell>
          <table:table-cell office:value-type="float" office:value="0.11316694" calcext:value-type="float">
            <text:p>0.11316694</text:p>
          </table:table-cell>
          <table:table-cell table:formula="of:=(2*[.K539]*[.L539])/([.K539]+[.L539])" office:value-type="float" office:value="0.202536928386813" calcext:value-type="float">
            <text:p>0.2025369284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31851371" calcext:value-type="float">
            <text:p>0.31851371</text:p>
          </table:table-cell>
          <table:table-cell office:value-type="float" office:value="0.01646595" calcext:value-type="float">
            <text:p>0.01646595</text:p>
          </table:table-cell>
          <table:table-cell table:formula="of:=(2*[.H540]*[.I540])/([.H540]+[.I540])" office:value-type="float" office:value="0.0313131300161598" calcext:value-type="float">
            <text:p>0.03131313</text:p>
          </table:table-cell>
          <table:table-cell office:value-type="float" office:value="0.96306267" calcext:value-type="float">
            <text:p>0.96306267</text:p>
          </table:table-cell>
          <table:table-cell office:value-type="float" office:value="0.11316694" calcext:value-type="float">
            <text:p>0.11316694</text:p>
          </table:table-cell>
          <table:table-cell table:formula="of:=(2*[.K540]*[.L540])/([.K540]+[.L540])" office:value-type="float" office:value="0.202534578828638" calcext:value-type="float">
            <text:p>0.202534578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31851371" calcext:value-type="float">
            <text:p>0.31851371</text:p>
          </table:table-cell>
          <table:table-cell office:value-type="float" office:value="0.01646595" calcext:value-type="float">
            <text:p>0.01646595</text:p>
          </table:table-cell>
          <table:table-cell table:formula="of:=(2*[.H541]*[.I541])/([.H541]+[.I541])" office:value-type="float" office:value="0.0313131300161598" calcext:value-type="float">
            <text:p>0.03131313</text:p>
          </table:table-cell>
          <table:table-cell office:value-type="float" office:value="0.96306267" calcext:value-type="float">
            <text:p>0.96306267</text:p>
          </table:table-cell>
          <table:table-cell office:value-type="float" office:value="0.11316694" calcext:value-type="float">
            <text:p>0.11316694</text:p>
          </table:table-cell>
          <table:table-cell table:formula="of:=(2*[.K541]*[.L541])/([.K541]+[.L541])" office:value-type="float" office:value="0.202534578828638" calcext:value-type="float">
            <text:p>0.202534578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ne</text:p>
          </table:table-cell>
          <table:table-cell office:value-type="float" office:value="0" calcext:value-type="float">
            <text:p>0</text:p>
          </table:table-cell>
          <table:table-cell office:value-type="float" office:value="0.31813748" calcext:value-type="float">
            <text:p>0.31813748</text:p>
          </table:table-cell>
          <table:table-cell office:value-type="float" office:value="0.01643455" calcext:value-type="float">
            <text:p>0.01643455</text:p>
          </table:table-cell>
          <table:table-cell table:formula="of:=(2*[.H542]*[.I542])/([.H542]+[.I542])" office:value-type="float" office:value="0.0312545332730533" calcext:value-type="float">
            <text:p>0.0312545333</text:p>
          </table:table-cell>
          <table:table-cell office:value-type="float" office:value="0.96326792" calcext:value-type="float">
            <text:p>0.96326792</text:p>
          </table:table-cell>
          <table:table-cell office:value-type="float" office:value="0.11314361" calcext:value-type="float">
            <text:p>0.11314361</text:p>
          </table:table-cell>
          <table:table-cell table:formula="of:=(2*[.K542]*[.L542])/([.K542]+[.L542])" office:value-type="float" office:value="0.202501751102557" calcext:value-type="float">
            <text:p>0.202501751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29519461" calcext:value-type="float">
            <text:p>0.29519461</text:p>
          </table:table-cell>
          <table:table-cell office:value-type="float" office:value="0.01646595" calcext:value-type="float">
            <text:p>0.01646595</text:p>
          </table:table-cell>
          <table:table-cell table:formula="of:=(2*[.H543]*[.I543])/([.H543]+[.I543])" office:value-type="float" office:value="0.0311920102340155" calcext:value-type="float">
            <text:p>0.0311920102</text:p>
          </table:table-cell>
          <table:table-cell office:value-type="float" office:value="0.90170234" calcext:value-type="float">
            <text:p>0.90170234</text:p>
          </table:table-cell>
          <table:table-cell office:value-type="float" office:value="0.11316694" calcext:value-type="float">
            <text:p>0.11316694</text:p>
          </table:table-cell>
          <table:table-cell table:formula="of:=(2*[.K543]*[.L543])/([.K543]+[.L543])" office:value-type="float" office:value="0.201095641812391" calcext:value-type="float">
            <text:p>0.2010956418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l</text:p>
          </table:table-cell>
          <table:table-cell office:value-type="float" office:value="0" calcext:value-type="float">
            <text:p>0</text:p>
          </table:table-cell>
          <table:table-cell office:value-type="float" office:value="0.29500481" calcext:value-type="float">
            <text:p>0.29500481</text:p>
          </table:table-cell>
          <table:table-cell office:value-type="float" office:value="0.01646595" calcext:value-type="float">
            <text:p>0.01646595</text:p>
          </table:table-cell>
          <table:table-cell table:formula="of:=(2*[.H544]*[.I544])/([.H544]+[.I544])" office:value-type="float" office:value="0.031190950002623" calcext:value-type="float">
            <text:p>0.03119095</text:p>
          </table:table-cell>
          <table:table-cell office:value-type="float" office:value="0.90159058" calcext:value-type="float">
            <text:p>0.90159058</text:p>
          </table:table-cell>
          <table:table-cell office:value-type="float" office:value="0.11316694" calcext:value-type="float">
            <text:p>0.11316694</text:p>
          </table:table-cell>
          <table:table-cell table:formula="of:=(2*[.K544]*[.L544])/([.K544]+[.L544])" office:value-type="float" office:value="0.201092862206974" calcext:value-type="float">
            <text:p>0.20109286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29500481" calcext:value-type="float">
            <text:p>0.29500481</text:p>
          </table:table-cell>
          <table:table-cell office:value-type="float" office:value="0.01646595" calcext:value-type="float">
            <text:p>0.01646595</text:p>
          </table:table-cell>
          <table:table-cell table:formula="of:=(2*[.H545]*[.I545])/([.H545]+[.I545])" office:value-type="float" office:value="0.031190950002623" calcext:value-type="float">
            <text:p>0.03119095</text:p>
          </table:table-cell>
          <table:table-cell office:value-type="float" office:value="0.90159058" calcext:value-type="float">
            <text:p>0.90159058</text:p>
          </table:table-cell>
          <table:table-cell office:value-type="float" office:value="0.11316694" calcext:value-type="float">
            <text:p>0.11316694</text:p>
          </table:table-cell>
          <table:table-cell table:formula="of:=(2*[.K545]*[.L545])/([.K545]+[.L545])" office:value-type="float" office:value="0.201092862206974" calcext:value-type="float">
            <text:p>0.2010928622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1229917" calcext:value-type="float">
            <text:p>0.31229917</text:p>
          </table:table-cell>
          <table:table-cell office:value-type="float" office:value="0.01490453" calcext:value-type="float">
            <text:p>0.01490453</text:p>
          </table:table-cell>
          <table:table-cell table:formula="of:=(2*[.H546]*[.I546])/([.H546]+[.I546])" office:value-type="float" office:value="0.0284512207425533" calcext:value-type="float">
            <text:p>0.0284512207</text:p>
          </table:table-cell>
          <table:table-cell office:value-type="float" office:value="0.96813254" calcext:value-type="float">
            <text:p>0.96813254</text:p>
          </table:table-cell>
          <table:table-cell office:value-type="float" office:value="0.10697006" calcext:value-type="float">
            <text:p>0.10697006</text:p>
          </table:table-cell>
          <table:table-cell table:formula="of:=(2*[.K546]*[.L546])/([.K546]+[.L546])" office:value-type="float" office:value="0.192653605138249" calcext:value-type="float">
            <text:p>0.1926536051</text:p>
          </table:table-cell>
        </table:table-row>
        <table:table-row table:style-name="ro3">
          <table:table-cell/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9287769" calcext:value-type="float">
            <text:p>0.29287769</text:p>
          </table:table-cell>
          <table:table-cell office:value-type="float" office:value="0.01490453" calcext:value-type="float">
            <text:p>0.01490453</text:p>
          </table:table-cell>
          <table:table-cell table:formula="of:=(2*[.H547]*[.I547])/([.H547]+[.I547])" office:value-type="float" office:value="0.0283655392240377" calcext:value-type="float">
            <text:p>0.0283655392</text:p>
          </table:table-cell>
          <table:table-cell office:value-type="float" office:value="0.91256166" calcext:value-type="float">
            <text:p>0.91256166</text:p>
          </table:table-cell>
          <table:table-cell office:value-type="float" office:value="0.10697006" calcext:value-type="float">
            <text:p>0.10697006</text:p>
          </table:table-cell>
          <table:table-cell table:formula="of:=(2*[.K547]*[.L547])/([.K547]+[.L547])" office:value-type="float" office:value="0.191493356428184" calcext:value-type="float">
            <text:p>0.1914933564</text:p>
          </table:table-cell>
        </table:table-row>
      </table:table>
      <table:named-expressions/>
      <table:database-ranges>
        <table:database-range table:name="__Anonymous_Sheet_DB__0" table:target-range-address="overall.AB3:overall.AD2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信心值分析.L14:信心值分析.N3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可信賴度.H3:可信賴度.J26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Degree.N34:Degree.P57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Typed.Q5:Typed.S28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nol.K91:nol.M114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nbc.K4:nbc.M27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errorChecking.I4:errorChecking.N2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Results.B3:Results.M547" table:display-filter-buttons="tru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Heiti TC" svg:font-family="'Heiti TC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LiSong Pro'" style:font-family-generic-asian="system" style:font-pitch-asian="variable" style:font-size-asian="24pt" style:language-asian="zh" style:country-asian="TW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7">
      <number:number number:decimal-places="8" number:min-integer-digits="0" number:grouping="true"/>
    </number:number-style>
    <number:number-style style:name="N138">
      <number:number number:decimal-places="8" number:min-integer-digits="1" number:grouping="true"/>
    </number:number-style>
    <number:number-style style:name="N139">
      <number:number number:decimal-places="9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7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5" number:min-integer-digits="1"/>
    </number:number-style>
    <number:number-style style:name="N144">
      <number:number number:decimal-places="4" number:min-integer-digits="1"/>
    </number:number-style>
    <style:style style:name="Default" style:family="table-cell">
      <style:text-properties style:font-name-asian="Heiti TC" style:font-family-asian="'Heiti TC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00/00/00</text:date>, <text:time style:data-style-name="N2" text:time-value="0000-00-00T15:03:20.713668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8T14:17:30.096534000</meta:creation-date>
    <dc:date>2014-08-06T23:18:42.435109000</dc:date>
    <meta:editing-duration>P1DT18H16M55S</meta:editing-duration>
    <meta:editing-cycles>87</meta:editing-cycles>
    <meta:generator>LibreOffice/4.1.5.3$MacOSX_x86 LibreOffice_project/1c1366bba2ba2b554cd2ca4d87c06da81c05d24</meta:generator>
    <meta:document-statistic meta:table-count="9" meta:cell-count="1239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12pt" style:font-size-asian="9pt" style:font-size-complex="9pt"/>
    </style:style>
    <style:style style:name="ch6" style:family="chart">
      <style:chart-properties chart:auto-position="true" style:rotation-angle="90"/>
      <style:text-properties fo:font-family="'Times New Roman'" style:font-style-name="標準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line" chart:style-name="ch1">
        <chart:legend chart:legend-position="end" svg:x="11.069cm" svg:y="3.875cm" style:legend-expansion="high" chart:style-name="ch2"/>
        <chart:plot-area chart:style-name="ch3" table:cell-range-address="信心值分析.C5:信心值分析.C8 信心值分析.D3:信心值分析.D3 信心值分析.F5:信心值分析.F8 信心值分析.G3:信心值分析.G3 信心值分析.I5:信心值分析.I8" chart:data-source-has-labels="both" svg:x="1.5cm" svg:y="0.855cm" svg:width="8.931cm" svg:height="6.819cm">
          <chartooo:coordinate-region svg:x="2.485cm" svg:y="1.095cm" svg:width="7.676cm" svg:height="5.853cm"/>
          <chart:axis chart:dimension="x" chart:name="primary-x" chart:style-name="ch4" chartooo:axis-type="auto">
            <chartooo:date-scale/>
            <chart:title svg:x="4.004cm" svg:y="7.854cm" chart:style-name="ch5">
              <text:p>Confidence Threshold</text:p>
            </chart:title>
            <chart:categories table:cell-range-address="信心值分析.C5:信心值分析.C8"/>
          </chart:axis>
          <chart:axis chart:dimension="y" chart:name="primary-y" chart:style-name="ch4">
            <chart:title svg:x="0.451cm" svg:y="5.094cm" chart:style-name="ch6">
              <text:p>F1 Score</text:p>
            </chart:title>
            <chart:grid chart:style-name="ch7" chart:class="major"/>
          </chart:axis>
          <chart:series chart:style-name="ch8" chart:values-cell-range-address="信心值分析.F5:信心值分析.F8" chart:label-cell-address="信心值分析.D3:信心值分析.D3" chart:class="chart:line">
            <chart:data-point chart:repeated="4"/>
          </chart:series>
          <chart:series chart:style-name="ch9" chart:values-cell-range-address="信心值分析.I5:信心值分析.I8" chart:label-cell-address="信心值分析.G3:信心值分析.G3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信心值分析.D3:信心值分析.D3</svg:desc>
                </draw:g>
              </table:table-cell>
              <table:table-cell office:value-type="string">
                <text:p>Micro F1, Degree=1</text:p>
                <draw:g>
                  <svg:desc>信心值分析.G3:信心值分析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信心值分析.C5:信心值分析.C8</svg:desc>
                </draw:g>
              </table:table-cell>
              <table:table-cell office:value-type="float" office:value="0.185672530483015">
                <text:p>0.185672530483015</text:p>
                <draw:g>
                  <svg:desc>信心值分析.F5:信心值分析.F8</svg:desc>
                </draw:g>
              </table:table-cell>
              <table:table-cell office:value-type="float" office:value="0.29734778097602">
                <text:p>0.29734778097602</text:p>
                <draw:g>
                  <svg:desc>信心值分析.I5:信心值分析.I8</svg:desc>
                </draw:g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178326191357075">
                <text:p>0.178326191357075</text:p>
              </table:table-cell>
              <table:table-cell office:value-type="float" office:value="0.296545243967195">
                <text:p>0.29654524396719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17207765570244">
                <text:p>0.17207765570244</text:p>
              </table:table-cell>
              <table:table-cell office:value-type="float" office:value="0.269363509871708">
                <text:p>0.269363509871708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147061134975576">
                <text:p>0.147061134975576</text:p>
              </table:table-cell>
              <table:table-cell office:value-type="float" office:value="0.187962377165069">
                <text:p>0.187962377165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12pt" style:font-size-asian="9pt" style:font-size-complex="9pt"/>
    </style:style>
    <style:style style:name="ch6" style:family="chart">
      <style:chart-properties chart:auto-position="true" style:rotation-angle="90"/>
      <style:text-properties fo:font-family="'Times New Roman'" style:font-style-name="標準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2cm" svg:height="8.992cm" xlink:href=".." xlink:type="simple" chart:class="chart:line" chart:style-name="ch1">
        <chart:legend chart:legend-position="end" svg:x="11.07cm" svg:y="3.869cm" style:legend-expansion="high" chart:style-name="ch2"/>
        <chart:plot-area chart:style-name="ch3" table:cell-range-address="可信賴度.M3:可信賴度.O6" chart:data-source-has-labels="both" svg:x="1.5cm" svg:y="0.851cm" svg:width="8.932cm" svg:height="6.811cm">
          <chartooo:coordinate-region svg:x="2.287cm" svg:y="1.091cm" svg:width="7.875cm" svg:height="5.845cm"/>
          <chart:axis chart:dimension="x" chart:name="primary-x" chart:style-name="ch4" chartooo:axis-type="auto">
            <chartooo:date-scale/>
            <chart:title svg:x="4.094cm" svg:y="7.841cm" chart:style-name="ch5">
              <text:p>Reliability Threshold</text:p>
            </chart:title>
            <chart:categories table:cell-range-address="可信賴度.M4:可信賴度.M6"/>
          </chart:axis>
          <chart:axis chart:dimension="y" chart:name="primary-y" chart:style-name="ch4">
            <chart:title svg:x="0.451cm" svg:y="5.086cm" chart:style-name="ch6">
              <text:p>F1 Score</text:p>
            </chart:title>
            <chart:grid chart:style-name="ch7" chart:class="major"/>
          </chart:axis>
          <chart:series chart:style-name="ch8" chart:values-cell-range-address="可信賴度.N4:可信賴度.N6" chart:label-cell-address="可信賴度.N3:可信賴度.N3" chart:class="chart:line">
            <chart:data-point chart:repeated="3"/>
          </chart:series>
          <chart:series chart:style-name="ch9" chart:values-cell-range-address="可信賴度.O4:可信賴度.O6" chart:label-cell-address="可信賴度.O3:可信賴度.O3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, Degree=1</text:p>
                <draw:g>
                  <svg:desc>可信賴度.N3:可信賴度.N3</svg:desc>
                </draw:g>
              </table:table-cell>
              <table:table-cell office:value-type="string">
                <text:p>Micro F1, Degree=1</text:p>
                <draw:g>
                  <svg:desc>可信賴度.O3:可信賴度.O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可信賴度.M4:可信賴度.M6</svg:desc>
                </draw:g>
              </table:table-cell>
              <table:table-cell office:value-type="float" office:value="0.185672530483015">
                <text:p>0.185672530483015</text:p>
                <draw:g>
                  <svg:desc>可信賴度.N4:可信賴度.N6</svg:desc>
                </draw:g>
              </table:table-cell>
              <table:table-cell office:value-type="float" office:value="0.29734778097602">
                <text:p>0.29734778097602</text:p>
                <draw:g>
                  <svg:desc>可信賴度.O4:可信賴度.O6</svg:desc>
                </draw:g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234027692720838">
                <text:p>0.234027692720838</text:p>
              </table:table-cell>
              <table:table-cell office:value-type="float" office:value="0.502740209493378">
                <text:p>0.50274020949337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142077548897816">
                <text:p>0.142077548897816</text:p>
              </table:table-cell>
              <table:table-cell office:value-type="float" office:value="0.500425332130628">
                <text:p>0.5004253321306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8.992cm" xlink:href=".." xlink:type="simple" chart:class="chart:line" chart:style-name="ch1">
        <chart:legend chart:legend-position="end" svg:x="12.318cm" svg:y="3.292cm" style:legend-expansion="high" chart:style-name="ch2"/>
        <chart:plot-area chart:style-name="ch3" table:cell-range-address="Degree.C63:Degree.G68" chart:data-source-has-labels="both" svg:x="0.769cm" svg:y="0.851cm" svg:width="10.911cm" svg:height="6.811cm">
          <chartooo:coordinate-region svg:x="1.556cm" svg:y="1.091cm" svg:width="9.894cm" svg:height="5.845cm"/>
          <chart:axis chart:dimension="x" chart:name="primary-x" chart:style-name="ch4" chartooo:axis-type="auto">
            <chartooo:date-scale/>
            <chart:title svg:x="4.57cm" svg:y="7.841cm" chart:style-name="ch5">
              <text:p>Ambiguity Degree</text:p>
            </chart:title>
            <chart:categories table:cell-range-address="Degree.C64:Degree.C68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Degree.D64:Degree.D68" chart:label-cell-address="Degree.D63:Degree.D63" chart:class="chart:line">
            <chart:data-point chart:repeated="5"/>
          </chart:series>
          <chart:series chart:style-name="ch8" chart:values-cell-range-address="Degree.E64:Degree.E68" chart:label-cell-address="Degree.E63:Degree.E63" chart:class="chart:line">
            <chart:data-point chart:repeated="5"/>
          </chart:series>
          <chart:series chart:style-name="ch9" chart:values-cell-range-address="Degree.F64:Degree.F68" chart:label-cell-address="Degree.F63:Degree.F63" chart:class="chart:line">
            <chart:data-point chart:repeated="5"/>
          </chart:series>
          <chart:series chart:style-name="ch10" chart:values-cell-range-address="Degree.G64:Degree.G68" chart:label-cell-address="Degree.G63:Degree.G6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</text:p>
                <draw:g>
                  <svg:desc>Degree.D63:Degree.D63</svg:desc>
                </draw:g>
              </table:table-cell>
              <table:table-cell office:value-type="string">
                <text:p>Micro F1</text:p>
                <draw:g>
                  <svg:desc>Degree.E63:Degree.E63</svg:desc>
                </draw:g>
              </table:table-cell>
              <table:table-cell office:value-type="string">
                <text:p>Macro Recall</text:p>
                <draw:g>
                  <svg:desc>Degree.F63:Degree.F63</svg:desc>
                </draw:g>
              </table:table-cell>
              <table:table-cell office:value-type="string">
                <text:p>Micro Recall</text:p>
                <draw:g>
                  <svg:desc>Degree.G63:Degree.G6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egree.C64:Degree.C68</svg:desc>
                </draw:g>
              </table:table-cell>
              <table:table-cell office:value-type="float" office:value="0.185672530483015">
                <text:p>0.185672530483015</text:p>
                <draw:g>
                  <svg:desc>Degree.D64:Degree.D68</svg:desc>
                </draw:g>
              </table:table-cell>
              <table:table-cell office:value-type="float" office:value="0.29734778097602">
                <text:p>0.29734778097602</text:p>
                <draw:g>
                  <svg:desc>Degree.E64:Degree.E68</svg:desc>
                </draw:g>
              </table:table-cell>
              <table:table-cell office:value-type="float" office:value="0.45085499">
                <text:p>0.45085499</text:p>
                <draw:g>
                  <svg:desc>Degree.F64:Degree.F68</svg:desc>
                </draw:g>
              </table:table-cell>
              <table:table-cell office:value-type="float" office:value="0.4356432">
                <text:p>0.4356432</text:p>
                <draw:g>
                  <svg:desc>Degree.G64:Degree.G68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  <table:table-cell office:value-type="float" office:value="0.60033193">
                <text:p>0.60033193</text:p>
              </table:table-cell>
              <table:table-cell office:value-type="float" office:value="0.48699692">
                <text:p>0.48699692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  <table:table-cell office:value-type="float" office:value="0.64089402">
                <text:p>0.64089402</text:p>
              </table:table-cell>
              <table:table-cell office:value-type="float" office:value="0.51763129">
                <text:p>0.51763129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  <table:table-cell office:value-type="float" office:value="0.66763251">
                <text:p>0.66763251</text:p>
              </table:table-cell>
              <table:table-cell office:value-type="float" office:value="0.54091755">
                <text:p>0.54091755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  <table:table-cell office:value-type="float" office:value="0.70398844">
                <text:p>0.70398844</text:p>
              </table:table-cell>
              <table:table-cell office:value-type="float" office:value="0.56034827">
                <text:p>0.56034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12pt" style:font-size-asian="9pt" style:font-size-complex="9pt"/>
    </style:style>
    <style:style style:name="ch6" style:family="chart">
      <style:chart-properties chart:auto-position="true" style:rotation-angle="90"/>
      <style:text-properties fo:font-family="'Times New Roman'" style:font-style-name="標準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2 3 0 1" chart:style-name="ch1">
        <chart:legend chart:legend-position="end" svg:x="11.733cm" svg:y="3.296cm" style:legend-expansion="high" chart:style-name="ch2"/>
        <chart:plot-area chart:style-name="ch3" table:cell-range-address="Typed.B33:Typed.F38" chart:data-source-has-labels="both" svg:x="1.501cm" svg:y="0.855cm" svg:width="9.592cm" svg:height="6.814cm">
          <chartooo:coordinate-region svg:x="2.486cm" svg:y="1.094cm" svg:width="8.377cm" svg:height="5.849cm"/>
          <chart:axis chart:dimension="x" chart:name="primary-x" chart:style-name="ch4" chartooo:axis-type="auto">
            <chartooo:date-scale/>
            <chart:title svg:x="4.643cm" svg:y="7.849cm" chart:style-name="ch5">
              <text:p>Ambiguity Degree</text:p>
            </chart:title>
            <chart:categories table:cell-range-address="Typed.B34:Typed.B38"/>
          </chart:axis>
          <chart:axis chart:dimension="y" chart:name="primary-y" chart:style-name="ch4">
            <chart:title svg:x="0.451cm" svg:y="5.092cm" chart:style-name="ch6">
              <text:p>F1 Score</text:p>
            </chart:title>
            <chart:grid chart:style-name="ch7" chart:class="major"/>
          </chart:axis>
          <chart:series chart:style-name="ch8" chart:values-cell-range-address="Typed.E34:Typed.E38" chart:label-cell-address="Typed.E33:Typed.E33" chart:class="chart:line">
            <chart:data-point chart:repeated="5"/>
          </chart:series>
          <chart:series chart:style-name="ch9" chart:values-cell-range-address="Typed.F34:Typed.F38" chart:label-cell-address="Typed.F33:Typed.F33" chart:class="chart:line">
            <chart:data-point chart:repeated="5"/>
          </chart:series>
          <chart:series chart:style-name="ch10" chart:values-cell-range-address="Typed.C34:Typed.C38" chart:label-cell-address="Typed.C33:Typed.C33" chart:class="chart:line">
            <chart:data-point chart:repeated="5"/>
          </chart:series>
          <chart:series chart:style-name="ch11" chart:values-cell-range-address="Typed.D34:Typed.D38" chart:label-cell-address="Typed.D33:Typed.D33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Type)</text:p>
                <draw:g>
                  <svg:desc>Typed.E33:Typed.E33</svg:desc>
                </draw:g>
              </table:table-cell>
              <table:table-cell office:value-type="string">
                <text:p>Micro F1 (Type)</text:p>
                <draw:g>
                  <svg:desc>Typed.F33:Typed.F33</svg:desc>
                </draw:g>
              </table:table-cell>
              <table:table-cell office:value-type="string">
                <text:p>Macro F1</text:p>
                <draw:g>
                  <svg:desc>Typed.C33:Typed.C33</svg:desc>
                </draw:g>
              </table:table-cell>
              <table:table-cell office:value-type="string">
                <text:p>Micro F1</text:p>
                <draw:g>
                  <svg:desc>Typed.D33:Typed.D3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yped.B34:Typed.B38</svg:desc>
                </draw:g>
              </table:table-cell>
              <table:table-cell office:value-type="float" office:value="0.281602497440218">
                <text:p>0.281602497440218</text:p>
                <draw:g>
                  <svg:desc>Typed.E34:Typed.E38</svg:desc>
                </draw:g>
              </table:table-cell>
              <table:table-cell office:value-type="float" office:value="0.389547339596556">
                <text:p>0.389547339596556</text:p>
                <draw:g>
                  <svg:desc>Typed.F34:Typed.F38</svg:desc>
                </draw:g>
              </table:table-cell>
              <table:table-cell office:value-type="float" office:value="0.185672530483015">
                <text:p>0.185672530483015</text:p>
                <draw:g>
                  <svg:desc>Typed.C34:Typed.C38</svg:desc>
                </draw:g>
              </table:table-cell>
              <table:table-cell office:value-type="float" office:value="0.29734778097602">
                <text:p>0.29734778097602</text:p>
                <draw:g>
                  <svg:desc>Typed.D34:Typed.D38</svg:desc>
                </draw:g>
              </table:table-cell>
            </table:table-row>
            <table:table-row>
              <table:table-cell office:value-type="string">
                <text:p>≦2</text:p>
              </table:table-cell>
              <table:table-cell office:value-type="float" office:value="0.288241575913689">
                <text:p>0.288241575913689</text:p>
              </table:table-cell>
              <table:table-cell office:value-type="float" office:value="0.33418350974853">
                <text:p>0.33418350974853</text:p>
              </table:table-cell>
              <table:table-cell office:value-type="float" office:value="0.175883935783645">
                <text:p>0.175883935783645</text:p>
              </table:table-cell>
              <table:table-cell office:value-type="float" office:value="0.236742443029321">
                <text:p>0.236742443029321</text:p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171360569243962">
                <text:p>0.171360569243962</text:p>
              </table:table-cell>
              <table:table-cell office:value-type="float" office:value="0.222043149726248">
                <text:p>0.222043149726248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169785953385656">
                <text:p>0.169785953385656</text:p>
              </table:table-cell>
              <table:table-cell office:value-type="float" office:value="0.215905401115364">
                <text:p>0.215905401115364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16387184154466">
                <text:p>0.16387184154466</text:p>
              </table:table-cell>
              <table:table-cell office:value-type="float" office:value="0.205080464014341">
                <text:p>0.205080464014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12pt" style:font-size-asian="9pt" style:font-size-complex="9pt"/>
    </style:style>
    <style:style style:name="ch6" style:family="chart">
      <style:chart-properties chart:auto-position="true" style:rotation-angle="90"/>
      <style:text-properties fo:font-family="'Times New Roman'" style:font-style-name="標準" style:font-family-generic="roman"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9cm" svg:height="8.991cm" xlink:href=".." xlink:type="simple" chart:class="chart:line" chart:column-mapping="3 2 1 0" chart:style-name="ch1">
        <chart:legend chart:legend-position="end" svg:x="12.932cm" svg:y="3.291cm" style:legend-expansion="high" chart:style-name="ch2"/>
        <chart:plot-area chart:style-name="ch3" table:cell-range-address="nol.P8:nol.T12" chart:data-source-has-labels="both" svg:x="1.5cm" svg:y="0.851cm" svg:width="10.794cm" svg:height="6.81cm">
          <chartooo:coordinate-region svg:x="2.704cm" svg:y="1.091cm" svg:width="9.38cm" svg:height="5.844cm"/>
          <chart:axis chart:dimension="x" chart:name="primary-x" chart:style-name="ch4" chartooo:axis-type="auto">
            <chartooo:date-scale/>
            <chart:title svg:x="5.124cm" svg:y="7.84cm" chart:style-name="ch5">
              <text:p>Selection Threshold</text:p>
            </chart:title>
            <chart:categories table:cell-range-address="nol.P9:nol.P12"/>
          </chart:axis>
          <chart:axis chart:dimension="y" chart:name="primary-y" chart:style-name="ch4">
            <chart:title svg:x="0.451cm" svg:y="5.692cm" chart:style-name="ch6">
              <text:p>Macro F1 Score</text:p>
            </chart:title>
            <chart:grid chart:style-name="ch7" chart:class="major"/>
          </chart:axis>
          <chart:series chart:style-name="ch8" chart:values-cell-range-address="nol.T9:nol.T12" chart:label-cell-address="nol.T8:nol.T8" chart:class="chart:line">
            <chart:data-point chart:repeated="4"/>
          </chart:series>
          <chart:series chart:style-name="ch9" chart:values-cell-range-address="nol.S9:nol.S12" chart:label-cell-address="nol.S8:nol.S8" chart:class="chart:line">
            <chart:data-point chart:repeated="4"/>
          </chart:series>
          <chart:series chart:style-name="ch10" chart:values-cell-range-address="nol.R9:nol.R12" chart:label-cell-address="nol.R8:nol.R8" chart:class="chart:line">
            <chart:data-point chart:repeated="4"/>
          </chart:series>
          <chart:series chart:style-name="ch11" chart:values-cell-range-address="nol.Q9:nol.Q12" chart:label-cell-address="nol.Q8:nol.Q8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8:nol.T8</svg:desc>
                </draw:g>
              </table:table-cell>
              <table:table-cell office:value-type="string">
                <text:p>Degree≦4</text:p>
                <draw:g>
                  <svg:desc>nol.S8:nol.S8</svg:desc>
                </draw:g>
              </table:table-cell>
              <table:table-cell office:value-type="string">
                <text:p>Degree≦3</text:p>
                <draw:g>
                  <svg:desc>nol.R8:nol.R8</svg:desc>
                </draw:g>
              </table:table-cell>
              <table:table-cell office:value-type="string">
                <text:p>Degree≦2</text:p>
                <draw:g>
                  <svg:desc>nol.Q8:nol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9:nol.P12</svg:desc>
                </draw:g>
              </table:table-cell>
              <table:table-cell office:value-type="float" office:value="0.283645090151346">
                <text:p>0.283645090151346</text:p>
                <draw:g>
                  <svg:desc>nol.T9:nol.T12</svg:desc>
                </draw:g>
              </table:table-cell>
              <table:table-cell office:value-type="float" office:value="0.286756359914146">
                <text:p>0.286756359914146</text:p>
                <draw:g>
                  <svg:desc>nol.S9:nol.S12</svg:desc>
                </draw:g>
              </table:table-cell>
              <table:table-cell office:value-type="float" office:value="0.285867724884005">
                <text:p>0.285867724884005</text:p>
                <draw:g>
                  <svg:desc>nol.R9:nol.R12</svg:desc>
                </draw:g>
              </table:table-cell>
              <table:table-cell office:value-type="float" office:value="0.287979714503626">
                <text:p>0.287979714503626</text:p>
                <draw:g>
                  <svg:desc>nol.Q9:nol.Q12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289676317669088">
                <text:p>0.289676317669088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286376281517909">
                <text:p>0.286376281517909</text:p>
              </table:table-cell>
              <table:table-cell office:value-type="float" office:value="0.289465663831115">
                <text:p>0.289465663831115</text:p>
              </table:table-cell>
              <table:table-cell office:value-type="float" office:value="0.288161265796735">
                <text:p>0.288161265796735</text:p>
              </table:table-cell>
              <table:table-cell office:value-type="float" office:value="0.288550157887458">
                <text:p>0.288550157887458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283409971178877">
                <text:p>0.283409971178877</text:p>
              </table:table-cell>
              <table:table-cell office:value-type="float" office:value="0.286984478647957">
                <text:p>0.286984478647957</text:p>
              </table:table-cell>
              <table:table-cell office:value-type="float" office:value="0.286195772679576">
                <text:p>0.286195772679576</text:p>
              </table:table-cell>
              <table:table-cell office:value-type="float" office:value="0.288241575913689">
                <text:p>0.2882415759136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.28" chart:reverse-direction="false" text:line-break="false" chart:axis-position="1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標準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cm" svg:height="8.991cm" xlink:href=".." xlink:type="simple" chart:class="chart:line" chart:column-mapping="3 2 1 0" chart:style-name="ch1">
        <chart:legend chart:legend-position="end" svg:x="12.933cm" svg:y="3.291cm" style:legend-expansion="high" chart:style-name="ch2"/>
        <chart:plot-area chart:style-name="ch3" table:cell-range-address="nol.P14:nol.T17 nol.Q8:nol.T8" chart:data-source-has-labels="both" svg:x="1.5cm" svg:y="0.851cm" svg:width="10.795cm" svg:height="6.81cm">
          <chartooo:coordinate-region svg:x="2.485cm" svg:y="1.09cm" svg:width="9.6cm" svg:height="5.845cm"/>
          <chart:axis chart:dimension="x" chart:name="primary-x" chart:style-name="ch4" chartooo:axis-type="auto">
            <chartooo:date-scale/>
            <chart:title svg:x="5.124cm" svg:y="7.84cm" chart:style-name="ch5">
              <text:p>Selection Threshold</text:p>
            </chart:title>
            <chart:categories table:cell-range-address="nol.P14:nol.P17"/>
          </chart:axis>
          <chart:axis chart:dimension="y" chart:name="primary-y" chart:style-name="ch6">
            <chart:title svg:x="0.451cm" svg:y="5.662cm" chart:style-name="ch7">
              <text:p>Micro F1 Score</text:p>
            </chart:title>
            <chart:grid chart:style-name="ch8" chart:class="major"/>
          </chart:axis>
          <chart:series chart:style-name="ch9" chart:values-cell-range-address="nol.T14:nol.T17" chart:label-cell-address="nol.T8:nol.T8" chart:class="chart:line">
            <chart:data-point chart:repeated="4"/>
          </chart:series>
          <chart:series chart:style-name="ch10" chart:values-cell-range-address="nol.S14:nol.S17" chart:label-cell-address="nol.S8:nol.S8" chart:class="chart:line">
            <chart:data-point chart:repeated="4"/>
          </chart:series>
          <chart:series chart:style-name="ch11" chart:values-cell-range-address="nol.R14:nol.R17" chart:label-cell-address="nol.R8:nol.R8" chart:class="chart:line">
            <chart:data-point chart:repeated="4"/>
          </chart:series>
          <chart:series chart:style-name="ch12" chart:values-cell-range-address="nol.Q14:nol.Q17" chart:label-cell-address="nol.Q8:nol.Q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gree≦5</text:p>
                <draw:g>
                  <svg:desc>nol.T8:nol.T8</svg:desc>
                </draw:g>
              </table:table-cell>
              <table:table-cell office:value-type="string">
                <text:p>Degree≦4</text:p>
                <draw:g>
                  <svg:desc>nol.S8:nol.S8</svg:desc>
                </draw:g>
              </table:table-cell>
              <table:table-cell office:value-type="string">
                <text:p>Degree≦3</text:p>
                <draw:g>
                  <svg:desc>nol.R8:nol.R8</svg:desc>
                </draw:g>
              </table:table-cell>
              <table:table-cell office:value-type="string">
                <text:p>Degree≦2</text:p>
                <draw:g>
                  <svg:desc>nol.Q8:nol.Q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ne</text:p>
                <draw:g>
                  <svg:desc>nol.P14:nol.P17</svg:desc>
                </draw:g>
              </table:table-cell>
              <table:table-cell office:value-type="float" office:value="0.341894109414164">
                <text:p>0.341894109414164</text:p>
                <draw:g>
                  <svg:desc>nol.T14:nol.T17</svg:desc>
                </draw:g>
              </table:table-cell>
              <table:table-cell office:value-type="float" office:value="0.344597010980254">
                <text:p>0.344597010980254</text:p>
                <draw:g>
                  <svg:desc>nol.S14:nol.S17</svg:desc>
                </draw:g>
              </table:table-cell>
              <table:table-cell office:value-type="float" office:value="0.343145490522649">
                <text:p>0.343145490522649</text:p>
                <draw:g>
                  <svg:desc>nol.R14:nol.R17</svg:desc>
                </draw:g>
              </table:table-cell>
              <table:table-cell office:value-type="float" office:value="0.35040975898926">
                <text:p>0.35040975898926</text:p>
                <draw:g>
                  <svg:desc>nol.Q14:nol.Q17</svg:desc>
                </draw:g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364107418084876">
                <text:p>0.364107418084876</text:p>
              </table:table-cell>
              <table:table-cell office:value-type="float" office:value="0.362755985025703">
                <text:p>0.362755985025703</text:p>
              </table:table-cell>
              <table:table-cell office:value-type="float" office:value="0.359199937012893">
                <text:p>0.359199937012893</text:p>
              </table:table-cell>
              <table:table-cell office:value-type="float" office:value="0.360283583676866">
                <text:p>0.360283583676866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372718530058476">
                <text:p>0.372718530058476</text:p>
              </table:table-cell>
              <table:table-cell office:value-type="float" office:value="0.371104244748622">
                <text:p>0.371104244748622</text:p>
              </table:table-cell>
              <table:table-cell office:value-type="float" office:value="0.366070874633421">
                <text:p>0.366070874633421</text:p>
              </table:table-cell>
              <table:table-cell office:value-type="float" office:value="0.365726133554161">
                <text:p>0.365726133554161</text:p>
              </table:table-cell>
            </table:table-row>
            <table:table-row>
              <table:table-cell office:value-type="string">
                <text:p>all</text:p>
              </table:table-cell>
              <table:table-cell office:value-type="float" office:value="0.305547641215588">
                <text:p>0.305547641215588</text:p>
              </table:table-cell>
              <table:table-cell office:value-type="float" office:value="0.314806640826162">
                <text:p>0.314806640826162</text:p>
              </table:table-cell>
              <table:table-cell office:value-type="float" office:value="0.317404726321842">
                <text:p>0.317404726321842</text:p>
              </table:table-cell>
              <table:table-cell office:value-type="float" office:value="0.33418350974853">
                <text:p>0.3341835097485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標準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inimum="0.25" chart:reverse-direction="false" text:line-break="false" chart:axis-position="1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標準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93cm" svg:y="3.296cm" style:legend-expansion="high" chart:style-name="ch2"/>
        <chart:plot-area chart:style-name="ch3" table:cell-range-address="nbc.P38:nbc.R41 nbc.Q37:nbc.R37 nbc.Q31:nbc.R35" chart:data-source-has-labels="both" svg:x="1.501cm" svg:y="0.855cm" svg:width="9.552cm" svg:height="6.814cm">
          <chartooo:coordinate-region svg:x="2.486cm" svg:y="1.094cm" svg:width="8.337cm" svg:height="5.849cm"/>
          <chart:axis chart:dimension="x" chart:name="primary-x" chart:style-name="ch4" chartooo:axis-type="auto">
            <chartooo:date-scale/>
            <chart:title svg:x="4.623cm" svg:y="7.849cm" chart:style-name="ch5">
              <text:p>Ambiguity Degree</text:p>
            </chart:title>
            <chart:categories table:cell-range-address="nbc.P38:nbc.P41"/>
          </chart:axis>
          <chart:axis chart:dimension="y" chart:name="primary-y" chart:style-name="ch6">
            <chart:title svg:x="0.451cm" svg:y="5.092cm" chart:style-name="ch7">
              <text:p>F1 Score</text:p>
            </chart:title>
            <chart:grid chart:style-name="ch8" chart:class="major"/>
          </chart:axis>
          <chart:series chart:style-name="ch9" chart:values-cell-range-address="nbc.Q38:nbc.Q41" chart:label-cell-address="nbc.Q37:nbc.Q37" chart:class="chart:line">
            <chart:data-point chart:repeated="4"/>
          </chart:series>
          <chart:series chart:style-name="ch10" chart:values-cell-range-address="nbc.R38:nbc.R41" chart:label-cell-address="nbc.R37:nbc.R37" chart:class="chart:line">
            <chart:data-point chart:repeated="4"/>
          </chart:series>
          <chart:series chart:style-name="ch11" chart:values-cell-range-address="nbc.Q32:nbc.Q35" chart:label-cell-address="nbc.Q31:nbc.Q31" chart:class="chart:line">
            <chart:data-point chart:repeated="4"/>
          </chart:series>
          <chart:series chart:style-name="ch12" chart:values-cell-range-address="nbc.R32:nbc.R35" chart:label-cell-address="nbc.R31:nbc.R3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cro F1 (NBC)</text:p>
                <draw:g>
                  <svg:desc>nbc.Q37:nbc.Q37</svg:desc>
                </draw:g>
              </table:table-cell>
              <table:table-cell office:value-type="string">
                <text:p>Micro F1 (NBC)</text:p>
                <draw:g>
                  <svg:desc>nbc.R37:nbc.R37</svg:desc>
                </draw:g>
              </table:table-cell>
              <table:table-cell office:value-type="string">
                <text:p>Macro F1</text:p>
                <draw:g>
                  <svg:desc>nbc.Q31:nbc.Q31</svg:desc>
                </draw:g>
              </table:table-cell>
              <table:table-cell office:value-type="string">
                <text:p>Micro F1</text:p>
                <draw:g>
                  <svg:desc>nbc.R31:nbc.R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≦2</text:p>
                <draw:g>
                  <svg:desc>nbc.P38:nbc.P41</svg:desc>
                </draw:g>
              </table:table-cell>
              <table:table-cell office:value-type="float" office:value="0.356736623102692">
                <text:p>0.356736623102692</text:p>
                <draw:g>
                  <svg:desc>nbc.Q38:nbc.Q41</svg:desc>
                </draw:g>
              </table:table-cell>
              <table:table-cell office:value-type="float" office:value="0.555165737471628">
                <text:p>0.555165737471628</text:p>
                <draw:g>
                  <svg:desc>nbc.R38:nbc.R41</svg:desc>
                </draw:g>
              </table:table-cell>
              <table:table-cell office:value-type="float" office:value="0.289676317669088">
                <text:p>0.289676317669088</text:p>
                <draw:g>
                  <svg:desc>nbc.Q32:nbc.Q35</svg:desc>
                </draw:g>
              </table:table-cell>
              <table:table-cell office:value-type="float" office:value="0.360283583676866">
                <text:p>0.360283583676866</text:p>
                <draw:g>
                  <svg:desc>nbc.R32:nbc.R35</svg:desc>
                </draw:g>
              </table:table-cell>
            </table:table-row>
            <table:table-row>
              <table:table-cell office:value-type="string">
                <text:p>≦3</text:p>
              </table:table-cell>
              <table:table-cell office:value-type="float" office:value="0.366870907659201">
                <text:p>0.366870907659201</text:p>
              </table:table-cell>
              <table:table-cell office:value-type="float" office:value="0.567518857060442">
                <text:p>0.567518857060442</text:p>
              </table:table-cell>
              <table:table-cell office:value-type="float" office:value="0.289773541970371">
                <text:p>0.289773541970371</text:p>
              </table:table-cell>
              <table:table-cell office:value-type="float" office:value="0.359199937012893">
                <text:p>0.359199937012893</text:p>
              </table:table-cell>
            </table:table-row>
            <table:table-row>
              <table:table-cell office:value-type="string">
                <text:p>≦4</text:p>
              </table:table-cell>
              <table:table-cell office:value-type="float" office:value="0.373865918052937">
                <text:p>0.373865918052937</text:p>
              </table:table-cell>
              <table:table-cell office:value-type="float" office:value="0.577739629690096">
                <text:p>0.577739629690096</text:p>
              </table:table-cell>
              <table:table-cell office:value-type="float" office:value="0.291563100932582">
                <text:p>0.291563100932582</text:p>
              </table:table-cell>
              <table:table-cell office:value-type="float" office:value="0.362755985025703">
                <text:p>0.362755985025703</text:p>
              </table:table-cell>
            </table:table-row>
            <table:table-row>
              <table:table-cell office:value-type="string">
                <text:p>≦5</text:p>
              </table:table-cell>
              <table:table-cell office:value-type="float" office:value="0.385622143616747">
                <text:p>0.385622143616747</text:p>
              </table:table-cell>
              <table:table-cell office:value-type="float" office:value="0.584095774375602">
                <text:p>0.584095774375602</text:p>
              </table:table-cell>
              <table:table-cell office:value-type="float" office:value="0.289808378672318">
                <text:p>0.289808378672318</text:p>
              </table:table-cell>
              <table:table-cell office:value-type="float" office:value="0.364107418084876">
                <text:p>0.36410741808487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標準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ide-by-side" chart:axis-position="0" style:rotation-angle="45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標準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family="'Times New Roman'" style:font-style-name="標準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標準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0000" draw:fill-hatch-name="Black_5f_5f_5f_5f_5f_5f_5f_5f_5f_5f_5f_5f_5f_5f_5f_20_5f_5f_5f_5f_5f_5f_5f_5f_5f_5f_5f_5f_5f_5f_5f_45_5f_5f_5f_5f_5f_5f_5f_5f_5f_5f_5f_5f_5f_5f_5f_20_5f_5f_5f_5f_5f_5f_5f_5f_5f_5f_5f_5f_5f_5f_5f_Degrees_5f_5f_5f_5f_5f_5f_5f_5f_5f_5f_5f_5f_5f_5f_5f_20_5f_5f_5f_5f_5f_5f_5f_5f_5f_5f_5f_5f_5f_5f_5f_Wide"/>
      <style:text-properties fo:font-size="10pt" style:font-size-asian="10pt" style:font-size-complex="10pt"/>
    </style:style>
    <style:style style:name="ch10" style:family="chart" style:data-style-name="N0">
      <style:graphic-properties draw:fill-color="#ffffff" draw:fill-hatch-name="Black_5f_5f_5f_5f_5f_5f_5f_5f_5f_5f_5f_5f_5f_5f_5f_20_5f_5f_5f_5f_5f_5f_5f_5f_5f_5f_5f_5f_5f_5f_5f_45_5f_5f_5f_5f_5f_5f_5f_5f_5f_5f_5f_5f_5f_5f_5f_20_5f_5f_5f_5f_5f_5f_5f_5f_5f_5f_5f_5f_5f_5f_5f_Degrees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489cm" svg:height="11.874cm" xlink:href=".." xlink:type="simple" chart:class="chart:bar" chart:style-name="ch1">
        <chart:legend svg:x="20.514cm" svg:y="0.216cm" style:legend-expansion="custom" chartooo:width="5.846cm" chartooo:height="1.445cm" style:legend-expansion-aspect-ratio="4.04567474048443" chart:style-name="ch2"/>
        <chart:plot-area chart:style-name="ch3" table:cell-range-address="errorChecking.B4:errorChecking.B27 errorChecking.C2:errorChecking.C2 errorChecking.G4:errorChecking.G27 errorChecking.J2:errorChecking.J2 errorChecking.N4:errorChecking.N27" chart:data-source-has-labels="both" svg:x="1.285cm" svg:y="1.189cm" svg:width="25.073cm" svg:height="10.189cm">
          <chartooo:coordinate-region svg:x="2.072cm" svg:y="1.429cm" svg:width="24.286cm" svg:height="6.739cm"/>
          <chart:axis chart:dimension="x" chart:name="primary-x" chart:style-name="ch4" chartooo:axis-type="auto">
            <chartooo:date-scale/>
            <chart:title svg:x="13.02cm" svg:y="11.144cm" chart:style-name="ch5">
              <text:p>Property</text:p>
            </chart:title>
            <chart:categories table:cell-range-address="errorChecking.B4:errorChecking.B27"/>
          </chart:axis>
          <chart:axis chart:dimension="y" chart:name="primary-y" chart:style-name="ch6">
            <chart:title svg:x="0.006cm" svg:y="6.806cm" chart:style-name="ch7">
              <text:p>Error</text:p>
            </chart:title>
            <chart:grid chart:style-name="ch8" chart:class="major"/>
          </chart:axis>
          <chart:series chart:style-name="ch9" chart:values-cell-range-address="errorChecking.G4:errorChecking.G27" chart:label-cell-address="errorChecking.C2:errorChecking.C2" chart:class="chart:bar">
            <chart:data-point chart:repeated="24"/>
          </chart:series>
          <chart:series chart:style-name="ch10" chart:values-cell-range-address="errorChecking.N4:errorChecking.N27" chart:label-cell-address="errorChecking.J2:errorChecking.J2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NBC</text:p>
                <draw:g>
                  <svg:desc>errorChecking.C2:errorChecking.C2</svg:desc>
                </draw:g>
              </table:table-cell>
              <table:table-cell office:value-type="string">
                <text:p>with NBC</text:p>
                <draw:g>
                  <svg:desc>errorChecking.J2:errorChecking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tedIn</text:p>
                <draw:g>
                  <svg:desc>errorChecking.B4:errorChecking.B27</svg:desc>
                </draw:g>
              </table:table-cell>
              <table:table-cell office:value-type="float" office:value="0.88990869">
                <text:p>0.88990869</text:p>
                <draw:g>
                  <svg:desc>errorChecking.G4:errorChecking.G27</svg:desc>
                </draw:g>
              </table:table-cell>
              <table:table-cell office:value-type="float" office:value="0.87860594">
                <text:p>0.87860594</text:p>
                <draw:g>
                  <svg:desc>errorChecking.N4:errorChecking.N27</svg:desc>
                </draw:g>
              </table:table-cell>
            </table:table-row>
            <table:table-row>
              <table:table-cell office:value-type="string">
                <text:p>created</text:p>
              </table:table-cell>
              <table:table-cell office:value-type="float" office:value="0.95416565">
                <text:p>0.95416565</text:p>
              </table:table-cell>
              <table:table-cell office:value-type="float" office:value="0.91626365">
                <text:p>0.91626365</text:p>
              </table:table-cell>
            </table:table-row>
            <table:table-row>
              <table:table-cell office:value-type="string">
                <text:p>dealsWith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diedIn</text:p>
              </table:table-cell>
              <table:table-cell office:value-type="float" office:value="0.91827746">
                <text:p>0.91827746</text:p>
              </table:table-cell>
              <table:table-cell office:value-type="float" office:value="0.72218387">
                <text:p>0.72218387</text:p>
              </table:table-cell>
            </table:table-row>
            <table:table-row>
              <table:table-cell office:value-type="string">
                <text:p>directed</text:p>
              </table:table-cell>
              <table:table-cell office:value-type="float" office:value="0.96767015">
                <text:p>0.96767015</text:p>
              </table:table-cell>
              <table:table-cell office:value-type="float" office:value="0.9520776">
                <text:p>0.9520776</text:p>
              </table:table-cell>
            </table:table-row>
            <table:table-row>
              <table:table-cell office:value-type="string">
                <text:p>graduatedFrom</text:p>
              </table:table-cell>
              <table:table-cell office:value-type="float" office:value="0.93028415">
                <text:p>0.93028415</text:p>
              </table:table-cell>
              <table:table-cell office:value-type="float" office:value="0.93228394">
                <text:p>0.93228394</text:p>
              </table:table-cell>
            </table:table-row>
            <table:table-row>
              <table:table-cell office:value-type="string">
                <text:p>happenedI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asAcademicAdvisor</text:p>
              </table:table-cell>
              <table:table-cell office:value-type="float" office:value="0.97120296">
                <text:p>0.9712029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hasCapital</text:p>
              </table:table-cell>
              <table:table-cell office:value-type="float" office:value="0.99982252">
                <text:p>0.99982252</text:p>
              </table:table-cell>
              <table:table-cell office:value-type="float" office:value="0.99113901">
                <text:p>0.99113901</text:p>
              </table:table-cell>
            </table:table-row>
            <table:table-row>
              <table:table-cell office:value-type="string">
                <text:p>hasChild</text:p>
              </table:table-cell>
              <table:table-cell office:value-type="float" office:value="0.96646019">
                <text:p>0.96646019</text:p>
              </table:table-cell>
              <table:table-cell office:value-type="float" office:value="0.86075962">
                <text:p>0.86075962</text:p>
              </table:table-cell>
            </table:table-row>
            <table:table-row>
              <table:table-cell office:value-type="string">
                <text:p>hasWonPrize</text:p>
              </table:table-cell>
              <table:table-cell office:value-type="float" office:value="0.93487232">
                <text:p>0.9348723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holdsPoliticalPosition</text:p>
              </table:table-cell>
              <table:table-cell office:value-type="float" office:value="0.9847935">
                <text:p>0.9847935</text:p>
              </table:table-cell>
              <table:table-cell office:value-type="float" office:value="0.97777778">
                <text:p>0.97777778</text:p>
              </table:table-cell>
            </table:table-row>
            <table:table-row>
              <table:table-cell office:value-type="string">
                <text:p>influences</text:p>
              </table:table-cell>
              <table:table-cell office:value-type="float" office:value="0.94749676">
                <text:p>0.94749676</text:p>
              </table:table-cell>
              <table:table-cell office:value-type="float" office:value="0.88678898">
                <text:p>0.88678898</text:p>
              </table:table-cell>
            </table:table-row>
            <table:table-row>
              <table:table-cell office:value-type="string">
                <text:p>isCitizenOf</text:p>
              </table:table-cell>
              <table:table-cell office:value-type="float" office:value="0.88984038">
                <text:p>0.88984038</text:p>
              </table:table-cell>
              <table:table-cell office:value-type="float" office:value="0.79534818">
                <text:p>0.79534818</text:p>
              </table:table-cell>
            </table:table-row>
            <table:table-row>
              <table:table-cell office:value-type="string">
                <text:p>isKnownFor</text:p>
              </table:table-cell>
              <table:table-cell office:value-type="float" office:value="0.99873102">
                <text:p>0.99873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sLeaderOf</text:p>
              </table:table-cell>
              <table:table-cell office:value-type="float" office:value="0.7824991">
                <text:p>0.782499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isLocatedIn</text:p>
              </table:table-cell>
              <table:table-cell office:value-type="float" office:value="0.95319766">
                <text:p>0.95319766</text:p>
              </table:table-cell>
              <table:table-cell office:value-type="float" office:value="0.93780812">
                <text:p>0.93780812</text:p>
              </table:table-cell>
            </table:table-row>
            <table:table-row>
              <table:table-cell office:value-type="string">
                <text:p>isMarriedTo</text:p>
              </table:table-cell>
              <table:table-cell office:value-type="float" office:value="0.96586328">
                <text:p>0.96586328</text:p>
              </table:table-cell>
              <table:table-cell office:value-type="float" office:value="0.91709699">
                <text:p>0.91709699</text:p>
              </table:table-cell>
            </table:table-row>
            <table:table-row>
              <table:table-cell office:value-type="string">
                <text:p>isPoliticianOf</text:p>
              </table:table-cell>
              <table:table-cell office:value-type="float" office:value="0.96240115">
                <text:p>0.96240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ivesIn</text:p>
              </table:table-cell>
              <table:table-cell office:value-type="float" office:value="0.82448829">
                <text:p>0.82448829</text:p>
              </table:table-cell>
              <table:table-cell office:value-type="float" office:value="0.71507937">
                <text:p>0.71507937</text:p>
              </table:table-cell>
            </table:table-row>
            <table:table-row>
              <table:table-cell office:value-type="string">
                <text:p>participatedIn</text:p>
              </table:table-cell>
              <table:table-cell office:value-type="float" office:value="0.99623417">
                <text:p>0.996234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laysFor</text:p>
              </table:table-cell>
              <table:table-cell office:value-type="float" office:value="0.88320306">
                <text:p>0.88320306</text:p>
              </table:table-cell>
              <table:table-cell office:value-type="float" office:value="0.92694545">
                <text:p>0.92694545</text:p>
              </table:table-cell>
            </table:table-row>
            <table:table-row>
              <table:table-cell office:value-type="string">
                <text:p>wasBornIn</text:p>
              </table:table-cell>
              <table:table-cell office:value-type="float" office:value="0.6964769">
                <text:p>0.6964769</text:p>
              </table:table-cell>
              <table:table-cell office:value-type="float" office:value="0.68214135">
                <text:p>0.68214135</text:p>
              </table:table-cell>
            </table:table-row>
            <table:table-row>
              <table:table-cell office:value-type="string">
                <text:p>worksAt</text:p>
              </table:table-cell>
              <table:table-cell office:value-type="float" office:value="0.95325471">
                <text:p>0.95325471</text:p>
              </table:table-cell>
              <table:table-cell office:value-type="float" office:value="0.81760512">
                <text:p>0.817605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MacOSX_x86 LibreOffice_project/1c1366bba2ba2b554cd2ca4d87c06da81c05d24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